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1-2/content.xml"/>
  <manifest:file-entry manifest:media-type="text/xml" manifest:full-path="Object 1-2/styles.xml"/>
  <manifest:file-entry manifest:media-type="text/xml" manifest:full-path="Object 1-2/meta.xml"/>
  <manifest:file-entry manifest:media-type="application/vnd.oasis.opendocument.chart" manifest:full-path="Object 1-2"/>
  <manifest:file-entry manifest:media-type="text/xml" manifest:full-path="Object 1-3/content.xml"/>
  <manifest:file-entry manifest:media-type="text/xml" manifest:full-path="Object 1-3/styles.xml"/>
  <manifest:file-entry manifest:media-type="text/xml" manifest:full-path="Object 1-3/meta.xml"/>
  <manifest:file-entry manifest:media-type="application/vnd.oasis.opendocument.chart" manifest:full-path="Object 1-3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3-1/content.xml"/>
  <manifest:file-entry manifest:media-type="text/xml" manifest:full-path="Object 3-1/styles.xml"/>
  <manifest:file-entry manifest:media-type="text/xml" manifest:full-path="Object 3-1/meta.xml"/>
  <manifest:file-entry manifest:media-type="application/vnd.oasis.opendocument.chart" manifest:full-path="Object 3-1"/>
  <manifest:file-entry manifest:media-type="text/xml" manifest:full-path="Object 3-2/content.xml"/>
  <manifest:file-entry manifest:media-type="text/xml" manifest:full-path="Object 3-2/styles.xml"/>
  <manifest:file-entry manifest:media-type="text/xml" manifest:full-path="Object 3-2/meta.xml"/>
  <manifest:file-entry manifest:media-type="application/vnd.oasis.opendocument.chart" manifest:full-path="Object 3-2"/>
  <manifest:file-entry manifest:media-type="text/xml" manifest:full-path="Object 3-3/content.xml"/>
  <manifest:file-entry manifest:media-type="text/xml" manifest:full-path="Object 3-3/styles.xml"/>
  <manifest:file-entry manifest:media-type="text/xml" manifest:full-path="Object 3-3/meta.xml"/>
  <manifest:file-entry manifest:media-type="application/vnd.oasis.opendocument.chart" manifest:full-path="Object 3-3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  <manifest:file-entry manifest:media-type="text/xml" manifest:full-path="Object 4-1/content.xml"/>
  <manifest:file-entry manifest:media-type="text/xml" manifest:full-path="Object 4-1/styles.xml"/>
  <manifest:file-entry manifest:media-type="text/xml" manifest:full-path="Object 4-1/meta.xml"/>
  <manifest:file-entry manifest:media-type="application/vnd.oasis.opendocument.chart" manifest:full-path="Object 4-1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61458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0in"/>
    </style:style>
    <style:style style:name="co7" style:family="table-column">
      <style:table-column-properties fo:break-before="auto" style:column-width="1.5416666666666667in"/>
    </style:style>
    <style:style style:name="co8" style:family="table-column">
      <style:table-column-properties fo:break-before="auto" style:column-width="0.9791666666666666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5625in"/>
    </style:style>
    <style:style style:name="co11" style:family="table-column">
      <style:table-column-properties fo:break-before="auto" style:column-width="0.4583333333333333in"/>
    </style:style>
    <style:style style:name="co12" style:family="table-column">
      <style:table-column-properties fo:break-before="auto" style:column-width="0.7395833333333334in"/>
    </style:style>
    <style:style style:name="co13" style:family="table-column">
      <style:table-column-properties fo:break-before="auto" style:column-width="0.6354166666666666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Brancos">
      <style:table-properties table:display="true" style:writing-mode="lr-tb"/>
    </style:style>
    <style:style style:name="ta2" style:family="table" style:master-page-name="PageStyle_5f_Média_Moveis">
      <style:table-properties table:display="true" style:writing-mode="lr-tb"/>
    </style:style>
    <style:style style:name="ta3" style:family="table" style:master-page-name="PageStyle_5f_Brinquedos">
      <style:table-properties table:display="true" style:writing-mode="lr-tb"/>
    </style:style>
    <style:style style:name="ta4" style:family="table" style:master-page-name="PageStyle_5f_Brinquedos 2">
      <style:table-properties table:display="true" style:writing-mode="lr-tb"/>
    </style:style>
    <style:style style:name="ta5" style:family="table" style:master-page-name="PageStyle_5f_Sazonalidade">
      <style:table-properties table:display="true" style:writing-mode="lr-tb"/>
    </style:style>
    <style:style style:name="ta6" style:family="table" style:master-page-name="PageStyle_5f_D1">
      <style:table-properties table:display="true" style:writing-mode="lr-tb"/>
    </style:style>
    <style:style style:name="ta7" style:family="table" style:master-page-name="PageStyle_5f_D2">
      <style:table-properties table:display="true" style:writing-mode="lr-tb"/>
    </style:style>
    <style:style style:name="ta8" style:family="table" style:master-page-name="PageStyle_5f_D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BCD1DE" fo:border-right="1.0pt solid #BCD1DE" fo:border-top="1.0pt solid #BCD1DE" fo:border-bottom="1.0pt solid #BCD1D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6" style:family="table-cell" style:parent-style-name="Default" style:data-style-name="N3">
      <style:table-cell-properties fo:border-left="1.0pt solid #BCD1DE" fo:border-right="1.0pt solid #BCD1DE" fo:border-top="1.0pt solid #BCD1DE" fo:border-bottom="1.0pt solid #BCD1DE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7" style:family="table-cell" style:parent-style-name="Default" style:data-style-name="N9">
      <style:table-cell-properties fo:border-left="1.0pt solid #BCD1DE" fo:border-right="1.0pt solid #BCD1DE" fo:border-top="1.0pt solid #BCD1DE" fo:border-bottom="1.0pt solid #BCD1D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8" style:family="table-cell" style:parent-style-name="Default" style:data-style-name="N3">
      <style:table-cell-properties fo:border-left="1.0pt solid #BCD1DE" fo:border-top="1.0pt solid #BCD1DE" fo:border-bottom="1.0pt solid #BCD1D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0000" style:text-underline-style="none"/>
    </style:style>
    <style:style style:name="ce39" style:family="table-cell" style:parent-style-name="Default" style:data-style-name="N3">
      <style:table-cell-properties fo:border-left="1.0pt solid #BCD1DE" fo:border-top="1.0pt solid #BCD1DE" fo:border-bottom="1.0pt solid #BCD1D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10AD00" style:text-underline-style="none"/>
    </style:style>
    <style:style style:name="ce40" style:family="table-cell" style:parent-style-name="Default" style:data-style-name="N14">
      <style:table-cell-properties fo:border-left="1.0pt solid #BCD1DE" fo:border-right="1.0pt solid #BCD1DE" fo:border-top="1.0pt solid #BCD1DE" fo:border-bottom="1.0pt solid #BCD1D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0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10AD00" style:text-underline-style="none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Branco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ata</text:p>
          </table:table-cell>
          <table:table-cell table:style-name="ce22" office:value-type="string">
            <text:p>Views do Blog</text:p>
          </table:table-cell>
        </table:table-row>
        <table:table-row table:style-name="ro2">
          <table:table-cell table:style-name="ce23" office:value-type="date" office:date-value="2008-06-21T00:00:00">
            <text:p>21-Jun-2008</text:p>
          </table:table-cell>
          <table:table-cell table:style-name="ce24" office:value-type="float" office:value="1310">
            <text:p>1310</text:p>
          </table:table-cell>
          <table:table-cell table:style-name="ce24"/>
        </table:table-row>
        <table:table-row table:style-name="ro2">
          <table:table-cell table:style-name="ce23" office:value-type="date" office:date-value="2008-06-22T00:00:00">
            <text:p>22-Jun-2008</text:p>
          </table:table-cell>
          <table:table-cell table:style-name="ce24" office:value-type="float" office:value="1386">
            <text:p>1386</text:p>
          </table:table-cell>
          <table:table-cell table:style-name="ce24"/>
        </table:table-row>
        <table:table-row table:style-name="ro2">
          <table:table-cell table:style-name="ce23" office:value-type="date" office:date-value="2008-06-23T00:00:00">
            <text:p>23-Jun-2008</text:p>
          </table:table-cell>
          <table:table-cell table:style-name="ce24" office:value-type="float" office:value="1265">
            <text:p>1265</text:p>
          </table:table-cell>
          <table:table-cell table:style-name="ce24"/>
        </table:table-row>
        <table:table-row table:style-name="ro2">
          <table:table-cell table:style-name="ce23" office:value-type="date" office:date-value="2008-06-24T00:00:00">
            <text:p>24-Jun-2008</text:p>
          </table:table-cell>
          <table:table-cell table:style-name="ce24" office:value-type="float" office:value="1370">
            <text:p>1370</text:p>
          </table:table-cell>
          <table:table-cell table:style-name="ce24"/>
        </table:table-row>
        <table:table-row table:style-name="ro2">
          <table:table-cell table:style-name="ce23" office:value-type="date" office:date-value="2008-06-25T00:00:00">
            <text:p>25-Jun-2008</text:p>
          </table:table-cell>
          <table:table-cell table:style-name="ce24" office:value-type="float" office:value="1227">
            <text:p>1227</text:p>
          </table:table-cell>
          <table:table-cell table:style-name="ce24"/>
        </table:table-row>
        <table:table-row table:style-name="ro2">
          <table:table-cell table:style-name="ce23" office:value-type="date" office:date-value="2008-06-26T00:00:00">
            <text:p>26-Jun-2008</text:p>
          </table:table-cell>
          <table:table-cell table:style-name="ce24" office:value-type="float" office:value="1659">
            <text:p>1659</text:p>
          </table:table-cell>
          <table:table-cell table:style-name="ce24"/>
        </table:table-row>
        <table:table-row table:style-name="ro2">
          <table:table-cell table:style-name="ce23" office:value-type="date" office:date-value="2008-06-27T00:00:00">
            <text:p>27-Jun-2008</text:p>
          </table:table-cell>
          <table:table-cell table:style-name="ce24" office:value-type="float" office:value="1231">
            <text:p>1231</text:p>
          </table:table-cell>
          <table:table-cell table:style-name="ce24"/>
        </table:table-row>
        <table:table-row table:style-name="ro2">
          <table:table-cell table:style-name="ce23" office:value-type="date" office:date-value="2008-06-28T00:00:00">
            <text:p>28-Jun-2008</text:p>
          </table:table-cell>
          <table:table-cell table:style-name="ce24" office:value-type="float" office:value="1298">
            <text:p>1298</text:p>
          </table:table-cell>
          <table:table-cell table:style-name="ce24"/>
        </table:table-row>
        <table:table-row table:style-name="ro2">
          <table:table-cell table:style-name="ce23" office:value-type="date" office:date-value="2008-06-29T00:00:00">
            <text:p>29-Jun-2008</text:p>
          </table:table-cell>
          <table:table-cell table:style-name="ce24" office:value-type="float" office:value="1211">
            <text:p>1211</text:p>
          </table:table-cell>
          <table:table-cell table:style-name="ce24"/>
        </table:table-row>
        <table:table-row table:style-name="ro2">
          <table:table-cell table:style-name="ce23" office:value-type="date" office:date-value="2008-06-30T00:00:00">
            <text:p>30-Jun-2008</text:p>
          </table:table-cell>
          <table:table-cell table:style-name="ce24" office:value-type="float" office:value="1712">
            <text:p>1712</text:p>
          </table:table-cell>
          <table:table-cell table:style-name="ce24"/>
        </table:table-row>
        <table:table-row table:style-name="ro2">
          <table:table-cell table:style-name="ce23" office:value-type="date" office:date-value="2008-07-01T00:00:00">
            <text:p>1-Jul-2008</text:p>
          </table:table-cell>
          <table:table-cell table:style-name="ce24" office:value-type="float" office:value="1208">
            <text:p>1208</text:p>
          </table:table-cell>
          <table:table-cell table:style-name="ce24"/>
        </table:table-row>
        <table:table-row table:style-name="ro2">
          <table:table-cell table:style-name="ce23" office:value-type="date" office:date-value="2008-07-02T00:00:00">
            <text:p>2-Jul-2008</text:p>
          </table:table-cell>
          <table:table-cell table:style-name="ce24" office:value-type="float" office:value="1618">
            <text:p>1618</text:p>
          </table:table-cell>
          <table:table-cell table:style-name="ce24"/>
        </table:table-row>
        <table:table-row table:style-name="ro2">
          <table:table-cell table:style-name="ce23" office:value-type="date" office:date-value="2008-07-03T00:00:00">
            <text:p>3-Jul-2008</text:p>
          </table:table-cell>
          <table:table-cell table:style-name="ce24" office:value-type="float" office:value="1208">
            <text:p>1208</text:p>
          </table:table-cell>
          <table:table-cell table:style-name="ce24"/>
        </table:table-row>
        <table:table-row table:style-name="ro2">
          <table:table-cell table:style-name="ce23" office:value-type="date" office:date-value="2008-07-04T00:00:00">
            <text:p>4-Jul-2008</text:p>
          </table:table-cell>
          <table:table-cell table:style-name="ce24" office:value-type="float" office:value="1404">
            <text:p>1404</text:p>
          </table:table-cell>
          <table:table-cell table:style-name="ce24"/>
        </table:table-row>
        <table:table-row table:style-name="ro2">
          <table:table-cell table:style-name="ce23" office:value-type="date" office:date-value="2008-07-05T00:00:00">
            <text:p>5-Jul-2008</text:p>
          </table:table-cell>
          <table:table-cell table:style-name="ce24" office:value-type="float" office:value="1223">
            <text:p>1223</text:p>
          </table:table-cell>
          <table:table-cell table:style-name="ce24"/>
        </table:table-row>
        <table:table-row table:style-name="ro2">
          <table:table-cell table:style-name="ce23" office:value-type="date" office:date-value="2008-07-06T00:00:00">
            <text:p>6-Jul-2008</text:p>
          </table:table-cell>
          <table:table-cell table:style-name="ce24" office:value-type="float" office:value="1585">
            <text:p>1585</text:p>
          </table:table-cell>
          <table:table-cell table:style-name="ce24"/>
        </table:table-row>
        <table:table-row table:style-name="ro2">
          <table:table-cell table:style-name="ce23" office:value-type="date" office:date-value="2008-07-07T00:00:00">
            <text:p>7-Jul-2008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8-07-08T00:00:00">
            <text:p>8-Jul-2008</text:p>
          </table:table-cell>
          <table:table-cell table:style-name="ce24" office:value-type="float" office:value="1417">
            <text:p>1417</text:p>
          </table:table-cell>
          <table:table-cell table:style-name="ce24"/>
        </table:table-row>
        <table:table-row table:style-name="ro2">
          <table:table-cell table:style-name="ce23" office:value-type="date" office:date-value="2008-07-09T00:00:00">
            <text:p>9-Jul-2008</text:p>
          </table:table-cell>
          <table:table-cell table:style-name="ce24" office:value-type="float" office:value="1698">
            <text:p>1698</text:p>
          </table:table-cell>
          <table:table-cell table:style-name="ce24"/>
        </table:table-row>
        <table:table-row table:style-name="ro2">
          <table:table-cell table:style-name="ce23" office:value-type="date" office:date-value="2008-07-10T00:00:00">
            <text:p>10-Jul-2008</text:p>
          </table:table-cell>
          <table:table-cell table:style-name="ce24" office:value-type="float" office:value="1371">
            <text:p>1371</text:p>
          </table:table-cell>
          <table:table-cell table:style-name="ce24"/>
        </table:table-row>
        <table:table-row table:style-name="ro2">
          <table:table-cell table:style-name="ce23" office:value-type="date" office:date-value="2008-07-11T00:00:00">
            <text:p>11-Jul-2008</text:p>
          </table:table-cell>
          <table:table-cell table:style-name="ce24" office:value-type="float" office:value="1558">
            <text:p>1558</text:p>
          </table:table-cell>
          <table:table-cell table:style-name="ce24"/>
        </table:table-row>
        <table:table-row table:style-name="ro2">
          <table:table-cell table:style-name="ce23" office:value-type="date" office:date-value="2008-07-12T00:00:00">
            <text:p>12-Jul-2008</text:p>
          </table:table-cell>
          <table:table-cell table:style-name="ce24" office:value-type="float" office:value="1513">
            <text:p>1513</text:p>
          </table:table-cell>
          <table:table-cell table:style-name="ce24"/>
        </table:table-row>
        <table:table-row table:style-name="ro2">
          <table:table-cell table:style-name="ce23" office:value-type="date" office:date-value="2008-07-13T00:00:00">
            <text:p>13-Jul-2008</text:p>
          </table:table-cell>
          <table:table-cell table:style-name="ce24" office:value-type="float" office:value="1661">
            <text:p>1661</text:p>
          </table:table-cell>
          <table:table-cell table:style-name="ce24"/>
        </table:table-row>
        <table:table-row table:style-name="ro2">
          <table:table-cell table:style-name="ce23" office:value-type="date" office:date-value="2008-07-14T00:00:00">
            <text:p>14-Jul-2008</text:p>
          </table:table-cell>
          <table:table-cell table:style-name="ce24" office:value-type="float" office:value="1530">
            <text:p>1530</text:p>
          </table:table-cell>
          <table:table-cell table:style-name="ce24"/>
        </table:table-row>
        <table:table-row table:style-name="ro2">
          <table:table-cell table:style-name="ce23" office:value-type="date" office:date-value="2008-07-15T00:00:00">
            <text:p>15-Jul-2008</text:p>
          </table:table-cell>
          <table:table-cell table:style-name="ce24" office:value-type="float" office:value="1286">
            <text:p>1286</text:p>
          </table:table-cell>
          <table:table-cell table:style-name="ce24"/>
        </table:table-row>
        <table:table-row table:style-name="ro2">
          <table:table-cell table:style-name="ce23" office:value-type="date" office:date-value="2008-07-16T00:00:00">
            <text:p>16-Jul-2008</text:p>
          </table:table-cell>
          <table:table-cell table:style-name="ce24" office:value-type="float" office:value="1591">
            <text:p>1591</text:p>
          </table:table-cell>
          <table:table-cell table:style-name="ce24"/>
        </table:table-row>
        <table:table-row table:style-name="ro2">
          <table:table-cell table:style-name="ce23" office:value-type="date" office:date-value="2008-07-17T00:00:00">
            <text:p>17-Jul-2008</text:p>
          </table:table-cell>
          <table:table-cell table:style-name="ce24" office:value-type="float" office:value="1658">
            <text:p>1658</text:p>
          </table:table-cell>
          <table:table-cell table:style-name="ce24"/>
        </table:table-row>
        <table:table-row table:style-name="ro2">
          <table:table-cell table:style-name="ce23" office:value-type="date" office:date-value="2008-07-18T00:00:00">
            <text:p>18-Jul-2008</text:p>
          </table:table-cell>
          <table:table-cell table:style-name="ce24" office:value-type="float" office:value="1646">
            <text:p>1646</text:p>
          </table:table-cell>
          <table:table-cell table:style-name="ce24"/>
        </table:table-row>
        <table:table-row table:style-name="ro2">
          <table:table-cell table:style-name="ce23" office:value-type="date" office:date-value="2008-07-19T00:00:00">
            <text:p>19-Jul-2008</text:p>
          </table:table-cell>
          <table:table-cell table:style-name="ce24" office:value-type="float" office:value="1408">
            <text:p>1408</text:p>
          </table:table-cell>
          <table:table-cell table:style-name="ce24"/>
        </table:table-row>
        <table:table-row table:style-name="ro2">
          <table:table-cell table:style-name="ce23" office:value-type="date" office:date-value="2008-07-20T00:00:00">
            <text:p>20-Jul-2008</text:p>
          </table:table-cell>
          <table:table-cell table:style-name="ce24" office:value-type="float" office:value="1486">
            <text:p>1486</text:p>
          </table:table-cell>
          <table:table-cell table:style-name="ce24"/>
        </table:table-row>
        <table:table-row table:style-name="ro2">
          <table:table-cell table:style-name="ce23" office:value-type="date" office:date-value="2008-07-21T00:00:00">
            <text:p>21-Jul-2008</text:p>
          </table:table-cell>
          <table:table-cell table:style-name="ce24" office:value-type="float" office:value="1703">
            <text:p>1703</text:p>
          </table:table-cell>
          <table:table-cell table:style-name="ce24"/>
        </table:table-row>
        <table:table-row table:style-name="ro2">
          <table:table-cell table:style-name="ce23" office:value-type="date" office:date-value="2008-07-22T00:00:00">
            <text:p>22-Jul-2008</text:p>
          </table:table-cell>
          <table:table-cell table:style-name="ce24" office:value-type="float" office:value="1243">
            <text:p>1243</text:p>
          </table:table-cell>
          <table:table-cell table:style-name="ce24"/>
        </table:table-row>
        <table:table-row table:style-name="ro2">
          <table:table-cell table:style-name="ce23" office:value-type="date" office:date-value="2008-07-23T00:00:00">
            <text:p>23-Jul-2008</text:p>
          </table:table-cell>
          <table:table-cell table:style-name="ce24" office:value-type="float" office:value="1236">
            <text:p>1236</text:p>
          </table:table-cell>
          <table:table-cell table:style-name="ce24"/>
        </table:table-row>
        <table:table-row table:style-name="ro2">
          <table:table-cell table:style-name="ce23" office:value-type="date" office:date-value="2008-07-24T00:00:00">
            <text:p>24-Jul-2008</text:p>
          </table:table-cell>
          <table:table-cell table:style-name="ce24" office:value-type="float" office:value="1318">
            <text:p>1318</text:p>
          </table:table-cell>
          <table:table-cell table:style-name="ce24"/>
        </table:table-row>
        <table:table-row table:style-name="ro2">
          <table:table-cell table:style-name="ce23" office:value-type="date" office:date-value="2008-07-25T00:00:00">
            <text:p>25-Jul-2008</text:p>
          </table:table-cell>
          <table:table-cell table:style-name="ce24" office:value-type="float" office:value="1652">
            <text:p>1652</text:p>
          </table:table-cell>
          <table:table-cell table:style-name="ce24"/>
        </table:table-row>
        <table:table-row table:style-name="ro2">
          <table:table-cell table:style-name="ce23" office:value-type="date" office:date-value="2008-07-26T00:00:00">
            <text:p>26-Jul-2008</text:p>
          </table:table-cell>
          <table:table-cell table:style-name="ce24" office:value-type="float" office:value="1514">
            <text:p>1514</text:p>
          </table:table-cell>
          <table:table-cell table:style-name="ce24"/>
        </table:table-row>
        <table:table-row table:style-name="ro2">
          <table:table-cell table:style-name="ce23" office:value-type="date" office:date-value="2008-07-27T00:00:00">
            <text:p>27-Jul-2008</text:p>
          </table:table-cell>
          <table:table-cell table:style-name="ce24" office:value-type="float" office:value="1230">
            <text:p>1230</text:p>
          </table:table-cell>
          <table:table-cell table:style-name="ce24"/>
        </table:table-row>
        <table:table-row table:style-name="ro2">
          <table:table-cell table:style-name="ce23" office:value-type="date" office:date-value="2008-07-28T00:00:00">
            <text:p>28-Jul-2008</text:p>
          </table:table-cell>
          <table:table-cell table:style-name="ce24" office:value-type="float" office:value="1247">
            <text:p>1247</text:p>
          </table:table-cell>
          <table:table-cell table:style-name="ce24"/>
        </table:table-row>
        <table:table-row table:style-name="ro2">
          <table:table-cell table:style-name="ce23" office:value-type="date" office:date-value="2008-07-29T00:00:00">
            <text:p>29-Jul-2008</text:p>
          </table:table-cell>
          <table:table-cell table:style-name="ce24" office:value-type="float" office:value="1313">
            <text:p>1313</text:p>
          </table:table-cell>
          <table:table-cell table:style-name="ce24"/>
        </table:table-row>
        <table:table-row table:style-name="ro2">
          <table:table-cell table:style-name="ce23" office:value-type="date" office:date-value="2008-07-30T00:00:00">
            <text:p>30-Jul-2008</text:p>
          </table:table-cell>
          <table:table-cell table:style-name="ce24" office:value-type="float" office:value="1280">
            <text:p>1280</text:p>
          </table:table-cell>
          <table:table-cell table:style-name="ce24"/>
        </table:table-row>
        <table:table-row table:style-name="ro2">
          <table:table-cell table:style-name="ce23" office:value-type="date" office:date-value="2008-07-31T00:00:00">
            <text:p>31-Jul-2008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8-08-01T00:00:00">
            <text:p>1-Aug-2008</text:p>
          </table:table-cell>
          <table:table-cell table:style-name="ce24" office:value-type="float" office:value="1504">
            <text:p>1504</text:p>
          </table:table-cell>
          <table:table-cell table:style-name="ce24"/>
        </table:table-row>
        <table:table-row table:style-name="ro2">
          <table:table-cell table:style-name="ce23" office:value-type="date" office:date-value="2008-08-02T00:00:00">
            <text:p>2-Aug-2008</text:p>
          </table:table-cell>
          <table:table-cell table:style-name="ce24" office:value-type="float" office:value="1356">
            <text:p>1356</text:p>
          </table:table-cell>
          <table:table-cell table:style-name="ce24"/>
        </table:table-row>
        <table:table-row table:style-name="ro2">
          <table:table-cell table:style-name="ce23" office:value-type="date" office:date-value="2008-08-03T00:00:00">
            <text:p>3-Aug-2008</text:p>
          </table:table-cell>
          <table:table-cell table:style-name="ce24" office:value-type="float" office:value="1302">
            <text:p>1302</text:p>
          </table:table-cell>
          <table:table-cell table:style-name="ce24"/>
        </table:table-row>
        <table:table-row table:style-name="ro2">
          <table:table-cell table:style-name="ce23" office:value-type="date" office:date-value="2008-08-04T00:00:00">
            <text:p>4-Aug-2008</text:p>
          </table:table-cell>
          <table:table-cell table:style-name="ce24" office:value-type="float" office:value="1525">
            <text:p>1525</text:p>
          </table:table-cell>
          <table:table-cell table:style-name="ce24"/>
        </table:table-row>
        <table:table-row table:style-name="ro2">
          <table:table-cell table:style-name="ce23" office:value-type="date" office:date-value="2008-08-05T00:00:00">
            <text:p>5-Aug-2008</text:p>
          </table:table-cell>
          <table:table-cell table:style-name="ce24" office:value-type="float" office:value="1287">
            <text:p>1287</text:p>
          </table:table-cell>
          <table:table-cell table:style-name="ce24"/>
        </table:table-row>
        <table:table-row table:style-name="ro2">
          <table:table-cell table:style-name="ce23" office:value-type="date" office:date-value="2008-08-06T00:00:00">
            <text:p>6-Aug-2008</text:p>
          </table:table-cell>
          <table:table-cell table:style-name="ce24" office:value-type="float" office:value="1488">
            <text:p>1488</text:p>
          </table:table-cell>
          <table:table-cell table:style-name="ce24"/>
        </table:table-row>
        <table:table-row table:style-name="ro2">
          <table:table-cell table:style-name="ce23" office:value-type="date" office:date-value="2008-08-07T00:00:00">
            <text:p>7-Aug-2008</text:p>
          </table:table-cell>
          <table:table-cell table:style-name="ce24" office:value-type="float" office:value="1180">
            <text:p>1180</text:p>
          </table:table-cell>
          <table:table-cell table:style-name="ce24"/>
        </table:table-row>
        <table:table-row table:style-name="ro2">
          <table:table-cell table:style-name="ce23" office:value-type="date" office:date-value="2008-08-08T00:00:00">
            <text:p>8-Aug-2008</text:p>
          </table:table-cell>
          <table:table-cell table:style-name="ce24" office:value-type="float" office:value="1295">
            <text:p>1295</text:p>
          </table:table-cell>
          <table:table-cell table:style-name="ce24"/>
        </table:table-row>
        <table:table-row table:style-name="ro2">
          <table:table-cell table:style-name="ce23" office:value-type="date" office:date-value="2008-08-09T00:00:00">
            <text:p>9-Aug-2008</text:p>
          </table:table-cell>
          <table:table-cell table:style-name="ce24" office:value-type="float" office:value="1580">
            <text:p>1580</text:p>
          </table:table-cell>
          <table:table-cell table:style-name="ce24"/>
        </table:table-row>
        <table:table-row table:style-name="ro2">
          <table:table-cell table:style-name="ce23" office:value-type="date" office:date-value="2008-08-10T00:00:00">
            <text:p>10-Aug-2008</text:p>
          </table:table-cell>
          <table:table-cell table:style-name="ce24" office:value-type="float" office:value="1212">
            <text:p>1212</text:p>
          </table:table-cell>
          <table:table-cell table:style-name="ce24"/>
        </table:table-row>
        <table:table-row table:style-name="ro2">
          <table:table-cell table:style-name="ce23" office:value-type="date" office:date-value="2008-08-11T00:00:00">
            <text:p>11-Aug-2008</text:p>
          </table:table-cell>
          <table:table-cell table:style-name="ce24" office:value-type="float" office:value="1222">
            <text:p>1222</text:p>
          </table:table-cell>
          <table:table-cell table:style-name="ce24"/>
        </table:table-row>
        <table:table-row table:style-name="ro2">
          <table:table-cell table:style-name="ce23" office:value-type="date" office:date-value="2008-08-12T00:00:00">
            <text:p>12-Aug-2008</text:p>
          </table:table-cell>
          <table:table-cell table:style-name="ce24" office:value-type="float" office:value="1669">
            <text:p>1669</text:p>
          </table:table-cell>
          <table:table-cell table:style-name="ce24"/>
        </table:table-row>
        <table:table-row table:style-name="ro2">
          <table:table-cell table:style-name="ce23" office:value-type="date" office:date-value="2008-08-13T00:00:00">
            <text:p>13-Aug-2008</text:p>
          </table:table-cell>
          <table:table-cell table:style-name="ce24" office:value-type="float" office:value="1567">
            <text:p>1567</text:p>
          </table:table-cell>
          <table:table-cell table:style-name="ce24"/>
        </table:table-row>
        <table:table-row table:style-name="ro2">
          <table:table-cell table:style-name="ce23" office:value-type="date" office:date-value="2008-08-14T00:00:00">
            <text:p>14-Aug-2008</text:p>
          </table:table-cell>
          <table:table-cell table:style-name="ce24" office:value-type="float" office:value="1436">
            <text:p>1436</text:p>
          </table:table-cell>
          <table:table-cell table:style-name="ce24"/>
        </table:table-row>
        <table:table-row table:style-name="ro2">
          <table:table-cell table:style-name="ce23" office:value-type="date" office:date-value="2008-08-15T00:00:00">
            <text:p>15-Aug-2008</text:p>
          </table:table-cell>
          <table:table-cell table:style-name="ce24" office:value-type="float" office:value="1234">
            <text:p>1234</text:p>
          </table:table-cell>
          <table:table-cell table:style-name="ce24"/>
        </table:table-row>
        <table:table-row table:style-name="ro2">
          <table:table-cell table:style-name="ce23" office:value-type="date" office:date-value="2008-08-16T00:00:00">
            <text:p>16-Aug-2008</text:p>
          </table:table-cell>
          <table:table-cell table:style-name="ce24" office:value-type="float" office:value="1252">
            <text:p>1252</text:p>
          </table:table-cell>
          <table:table-cell table:style-name="ce24"/>
        </table:table-row>
        <table:table-row table:style-name="ro2">
          <table:table-cell table:style-name="ce23" office:value-type="date" office:date-value="2008-08-17T00:00:00">
            <text:p>17-Aug-2008</text:p>
          </table:table-cell>
          <table:table-cell table:style-name="ce24" office:value-type="float" office:value="1624">
            <text:p>1624</text:p>
          </table:table-cell>
          <table:table-cell table:style-name="ce24"/>
        </table:table-row>
        <table:table-row table:style-name="ro2">
          <table:table-cell table:style-name="ce23" office:value-type="date" office:date-value="2008-08-18T00:00:00">
            <text:p>18-Aug-2008</text:p>
          </table:table-cell>
          <table:table-cell table:style-name="ce24" office:value-type="float" office:value="1256">
            <text:p>1256</text:p>
          </table:table-cell>
          <table:table-cell table:style-name="ce24"/>
        </table:table-row>
        <table:table-row table:style-name="ro2">
          <table:table-cell table:style-name="ce23" office:value-type="date" office:date-value="2008-08-19T00:00:00">
            <text:p>19-Aug-2008</text:p>
          </table:table-cell>
          <table:table-cell table:style-name="ce24" office:value-type="float" office:value="1680">
            <text:p>1680</text:p>
          </table:table-cell>
          <table:table-cell table:style-name="ce24"/>
        </table:table-row>
        <table:table-row table:style-name="ro2">
          <table:table-cell table:style-name="ce23" office:value-type="date" office:date-value="2008-08-20T00:00:00">
            <text:p>20-Aug-2008</text:p>
          </table:table-cell>
          <table:table-cell table:style-name="ce24" office:value-type="float" office:value="1592">
            <text:p>1592</text:p>
          </table:table-cell>
          <table:table-cell table:style-name="ce24"/>
        </table:table-row>
        <table:table-row table:style-name="ro2">
          <table:table-cell table:style-name="ce23" office:value-type="date" office:date-value="2008-08-21T00:00:00">
            <text:p>21-Aug-2008</text:p>
          </table:table-cell>
          <table:table-cell table:style-name="ce24" office:value-type="float" office:value="1403">
            <text:p>1403</text:p>
          </table:table-cell>
          <table:table-cell table:style-name="ce24"/>
        </table:table-row>
        <table:table-row table:style-name="ro2">
          <table:table-cell table:style-name="ce23" office:value-type="date" office:date-value="2008-08-22T00:00:00">
            <text:p>22-Aug-2008</text:p>
          </table:table-cell>
          <table:table-cell table:style-name="ce24" office:value-type="float" office:value="1613">
            <text:p>1613</text:p>
          </table:table-cell>
          <table:table-cell table:style-name="ce24"/>
        </table:table-row>
        <table:table-row table:style-name="ro2">
          <table:table-cell table:style-name="ce23" office:value-type="date" office:date-value="2008-08-23T00:00:00">
            <text:p>23-Aug-2008</text:p>
          </table:table-cell>
          <table:table-cell table:style-name="ce24" office:value-type="float" office:value="1652">
            <text:p>1652</text:p>
          </table:table-cell>
          <table:table-cell table:style-name="ce24"/>
        </table:table-row>
        <table:table-row table:style-name="ro2">
          <table:table-cell table:style-name="ce23" office:value-type="date" office:date-value="2008-08-24T00:00:00">
            <text:p>24-Aug-2008</text:p>
          </table:table-cell>
          <table:table-cell table:style-name="ce24" office:value-type="float" office:value="1298">
            <text:p>1298</text:p>
          </table:table-cell>
          <table:table-cell table:style-name="ce24"/>
        </table:table-row>
        <table:table-row table:style-name="ro2">
          <table:table-cell table:style-name="ce23" office:value-type="date" office:date-value="2008-08-25T00:00:00">
            <text:p>25-Aug-2008</text:p>
          </table:table-cell>
          <table:table-cell table:style-name="ce24" office:value-type="float" office:value="1610">
            <text:p>1610</text:p>
          </table:table-cell>
          <table:table-cell table:style-name="ce24"/>
        </table:table-row>
        <table:table-row table:style-name="ro2">
          <table:table-cell table:style-name="ce23" office:value-type="date" office:date-value="2008-08-26T00:00:00">
            <text:p>26-Aug-2008</text:p>
          </table:table-cell>
          <table:table-cell table:style-name="ce24" office:value-type="float" office:value="1613">
            <text:p>1613</text:p>
          </table:table-cell>
          <table:table-cell table:style-name="ce24"/>
        </table:table-row>
        <table:table-row table:style-name="ro2">
          <table:table-cell table:style-name="ce23" office:value-type="date" office:date-value="2008-08-27T00:00:00">
            <text:p>27-Aug-2008</text:p>
          </table:table-cell>
          <table:table-cell table:style-name="ce24" office:value-type="float" office:value="1428">
            <text:p>1428</text:p>
          </table:table-cell>
          <table:table-cell table:style-name="ce24"/>
        </table:table-row>
        <table:table-row table:style-name="ro2">
          <table:table-cell table:style-name="ce23" office:value-type="date" office:date-value="2008-08-28T00:00:00">
            <text:p>28-Aug-2008</text:p>
          </table:table-cell>
          <table:table-cell table:style-name="ce24" office:value-type="float" office:value="1614">
            <text:p>1614</text:p>
          </table:table-cell>
          <table:table-cell table:style-name="ce24"/>
        </table:table-row>
        <table:table-row table:style-name="ro2">
          <table:table-cell table:style-name="ce23" office:value-type="date" office:date-value="2008-08-29T00:00:00">
            <text:p>29-Aug-2008</text:p>
          </table:table-cell>
          <table:table-cell table:style-name="ce24" office:value-type="float" office:value="1688">
            <text:p>1688</text:p>
          </table:table-cell>
          <table:table-cell table:style-name="ce24"/>
        </table:table-row>
        <table:table-row table:style-name="ro2">
          <table:table-cell table:style-name="ce23" office:value-type="date" office:date-value="2008-08-30T00:00:00">
            <text:p>30-Aug-2008</text:p>
          </table:table-cell>
          <table:table-cell table:style-name="ce24" office:value-type="float" office:value="1679">
            <text:p>1679</text:p>
          </table:table-cell>
          <table:table-cell table:style-name="ce24"/>
        </table:table-row>
        <table:table-row table:style-name="ro2">
          <table:table-cell table:style-name="ce23" office:value-type="date" office:date-value="2008-08-31T00:00:00">
            <text:p>31-Aug-2008</text:p>
          </table:table-cell>
          <table:table-cell table:style-name="ce24" office:value-type="float" office:value="1547">
            <text:p>1547</text:p>
          </table:table-cell>
          <table:table-cell table:style-name="ce24"/>
        </table:table-row>
        <table:table-row table:style-name="ro2">
          <table:table-cell table:style-name="ce23" office:value-type="date" office:date-value="2008-09-01T00:00:00">
            <text:p>1-Sep-2008</text:p>
          </table:table-cell>
          <table:table-cell table:style-name="ce24" office:value-type="float" office:value="1603">
            <text:p>1603</text:p>
          </table:table-cell>
          <table:table-cell table:style-name="ce24"/>
        </table:table-row>
        <table:table-row table:style-name="ro2">
          <table:table-cell table:style-name="ce23" office:value-type="date" office:date-value="2008-09-02T00:00:00">
            <text:p>2-Sep-2008</text:p>
          </table:table-cell>
          <table:table-cell table:style-name="ce24" office:value-type="float" office:value="1680">
            <text:p>1680</text:p>
          </table:table-cell>
          <table:table-cell table:style-name="ce24"/>
        </table:table-row>
        <table:table-row table:style-name="ro2">
          <table:table-cell table:style-name="ce23" office:value-type="date" office:date-value="2008-09-03T00:00:00">
            <text:p>3-Sep-2008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8-09-04T00:00:00">
            <text:p>4-Sep-2008</text:p>
          </table:table-cell>
          <table:table-cell table:style-name="ce24" office:value-type="float" office:value="1448">
            <text:p>1448</text:p>
          </table:table-cell>
          <table:table-cell table:style-name="ce24"/>
        </table:table-row>
        <table:table-row table:style-name="ro2">
          <table:table-cell table:style-name="ce23" office:value-type="date" office:date-value="2008-09-05T00:00:00">
            <text:p>5-Sep-2008</text:p>
          </table:table-cell>
          <table:table-cell table:style-name="ce24" office:value-type="float" office:value="1257">
            <text:p>1257</text:p>
          </table:table-cell>
          <table:table-cell table:style-name="ce24"/>
        </table:table-row>
        <table:table-row table:style-name="ro2">
          <table:table-cell table:style-name="ce23" office:value-type="date" office:date-value="2008-09-06T00:00:00">
            <text:p>6-Sep-2008</text:p>
          </table:table-cell>
          <table:table-cell table:style-name="ce24" office:value-type="float" office:value="1687">
            <text:p>1687</text:p>
          </table:table-cell>
          <table:table-cell table:style-name="ce24"/>
        </table:table-row>
        <table:table-row table:style-name="ro2">
          <table:table-cell table:style-name="ce23" office:value-type="date" office:date-value="2008-09-07T00:00:00">
            <text:p>7-Sep-2008</text:p>
          </table:table-cell>
          <table:table-cell table:style-name="ce24" office:value-type="float" office:value="1565">
            <text:p>1565</text:p>
          </table:table-cell>
          <table:table-cell table:style-name="ce24"/>
        </table:table-row>
        <table:table-row table:style-name="ro2">
          <table:table-cell table:style-name="ce23" office:value-type="date" office:date-value="2008-09-08T00:00:00">
            <text:p>8-Sep-2008</text:p>
          </table:table-cell>
          <table:table-cell table:style-name="ce24" office:value-type="float" office:value="1357">
            <text:p>1357</text:p>
          </table:table-cell>
          <table:table-cell table:style-name="ce24"/>
        </table:table-row>
        <table:table-row table:style-name="ro2">
          <table:table-cell table:style-name="ce23" office:value-type="date" office:date-value="2008-09-09T00:00:00">
            <text:p>9-Sep-2008</text:p>
          </table:table-cell>
          <table:table-cell table:style-name="ce24" office:value-type="float" office:value="1700">
            <text:p>1700</text:p>
          </table:table-cell>
          <table:table-cell table:style-name="ce24"/>
        </table:table-row>
        <table:table-row table:style-name="ro2">
          <table:table-cell table:style-name="ce23" office:value-type="date" office:date-value="2008-09-10T00:00:00">
            <text:p>10-Sep-2008</text:p>
          </table:table-cell>
          <table:table-cell table:style-name="ce24" office:value-type="float" office:value="1695">
            <text:p>1695</text:p>
          </table:table-cell>
          <table:table-cell table:style-name="ce24"/>
        </table:table-row>
        <table:table-row table:style-name="ro2">
          <table:table-cell table:style-name="ce23" office:value-type="date" office:date-value="2008-09-11T00:00:00">
            <text:p>11-Sep-2008</text:p>
          </table:table-cell>
          <table:table-cell table:style-name="ce24" office:value-type="float" office:value="1513">
            <text:p>1513</text:p>
          </table:table-cell>
          <table:table-cell table:style-name="ce24"/>
        </table:table-row>
        <table:table-row table:style-name="ro2">
          <table:table-cell table:style-name="ce23" office:value-type="date" office:date-value="2008-09-12T00:00:00">
            <text:p>12-Sep-2008</text:p>
          </table:table-cell>
          <table:table-cell table:style-name="ce24" office:value-type="float" office:value="1640">
            <text:p>1640</text:p>
          </table:table-cell>
          <table:table-cell table:style-name="ce24"/>
        </table:table-row>
        <table:table-row table:style-name="ro2">
          <table:table-cell table:style-name="ce23" office:value-type="date" office:date-value="2008-09-13T00:00:00">
            <text:p>13-Sep-2008</text:p>
          </table:table-cell>
          <table:table-cell table:style-name="ce24" office:value-type="float" office:value="1636">
            <text:p>1636</text:p>
          </table:table-cell>
          <table:table-cell table:style-name="ce24"/>
        </table:table-row>
        <table:table-row table:style-name="ro2">
          <table:table-cell table:style-name="ce23" office:value-type="date" office:date-value="2008-09-14T00:00:00">
            <text:p>14-Sep-2008</text:p>
          </table:table-cell>
          <table:table-cell table:style-name="ce24" office:value-type="float" office:value="1716">
            <text:p>1716</text:p>
          </table:table-cell>
          <table:table-cell table:style-name="ce24"/>
        </table:table-row>
        <table:table-row table:style-name="ro2">
          <table:table-cell table:style-name="ce23" office:value-type="date" office:date-value="2008-09-15T00:00:00">
            <text:p>15-Sep-2008</text:p>
          </table:table-cell>
          <table:table-cell table:style-name="ce24" office:value-type="float" office:value="1381">
            <text:p>1381</text:p>
          </table:table-cell>
          <table:table-cell table:style-name="ce24"/>
        </table:table-row>
        <table:table-row table:style-name="ro2">
          <table:table-cell table:style-name="ce23" office:value-type="date" office:date-value="2008-09-16T00:00:00">
            <text:p>16-Sep-2008</text:p>
          </table:table-cell>
          <table:table-cell table:style-name="ce24" office:value-type="float" office:value="1567">
            <text:p>1567</text:p>
          </table:table-cell>
          <table:table-cell table:style-name="ce24"/>
        </table:table-row>
        <table:table-row table:style-name="ro2">
          <table:table-cell table:style-name="ce23" office:value-type="date" office:date-value="2008-09-17T00:00:00">
            <text:p>17-Sep-2008</text:p>
          </table:table-cell>
          <table:table-cell table:style-name="ce24" office:value-type="float" office:value="1477">
            <text:p>1477</text:p>
          </table:table-cell>
          <table:table-cell table:style-name="ce24"/>
        </table:table-row>
        <table:table-row table:style-name="ro2">
          <table:table-cell table:style-name="ce23" office:value-type="date" office:date-value="2008-09-18T00:00:00">
            <text:p>18-Sep-2008</text:p>
          </table:table-cell>
          <table:table-cell table:style-name="ce24" office:value-type="float" office:value="1370">
            <text:p>1370</text:p>
          </table:table-cell>
          <table:table-cell table:style-name="ce24"/>
        </table:table-row>
        <table:table-row table:style-name="ro2">
          <table:table-cell table:style-name="ce23" office:value-type="date" office:date-value="2008-09-19T00:00:00">
            <text:p>19-Sep-2008</text:p>
          </table:table-cell>
          <table:table-cell table:style-name="ce24" office:value-type="float" office:value="1458">
            <text:p>1458</text:p>
          </table:table-cell>
          <table:table-cell table:style-name="ce24"/>
        </table:table-row>
        <table:table-row table:style-name="ro2">
          <table:table-cell table:style-name="ce23" office:value-type="date" office:date-value="2008-09-20T00:00:00">
            <text:p>20-Sep-2008</text:p>
          </table:table-cell>
          <table:table-cell table:style-name="ce24" office:value-type="float" office:value="1527">
            <text:p>1527</text:p>
          </table:table-cell>
          <table:table-cell table:style-name="ce24"/>
        </table:table-row>
        <table:table-row table:style-name="ro2">
          <table:table-cell table:style-name="ce23" office:value-type="date" office:date-value="2008-09-21T00:00:00">
            <text:p>21-Sep-2008</text:p>
          </table:table-cell>
          <table:table-cell table:style-name="ce24" office:value-type="float" office:value="1308">
            <text:p>1308</text:p>
          </table:table-cell>
          <table:table-cell table:style-name="ce24"/>
        </table:table-row>
        <table:table-row table:style-name="ro2">
          <table:table-cell table:style-name="ce23" office:value-type="date" office:date-value="2008-09-22T00:00:00">
            <text:p>22-Sep-2008</text:p>
          </table:table-cell>
          <table:table-cell table:style-name="ce24" office:value-type="float" office:value="1549">
            <text:p>1549</text:p>
          </table:table-cell>
          <table:table-cell table:style-name="ce24"/>
        </table:table-row>
        <table:table-row table:style-name="ro2">
          <table:table-cell table:style-name="ce23" office:value-type="date" office:date-value="2008-09-23T00:00:00">
            <text:p>23-Sep-2008</text:p>
          </table:table-cell>
          <table:table-cell table:style-name="ce24" office:value-type="float" office:value="1518">
            <text:p>1518</text:p>
          </table:table-cell>
          <table:table-cell table:style-name="ce24"/>
        </table:table-row>
        <table:table-row table:style-name="ro2">
          <table:table-cell table:style-name="ce23" office:value-type="date" office:date-value="2008-09-24T00:00:00">
            <text:p>24-Sep-2008</text:p>
          </table:table-cell>
          <table:table-cell table:style-name="ce24" office:value-type="float" office:value="1576">
            <text:p>1576</text:p>
          </table:table-cell>
          <table:table-cell table:style-name="ce24"/>
        </table:table-row>
        <table:table-row table:style-name="ro2">
          <table:table-cell table:style-name="ce23" office:value-type="date" office:date-value="2008-09-25T00:00:00">
            <text:p>25-Sep-2008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8-09-26T00:00:00">
            <text:p>26-Sep-2008</text:p>
          </table:table-cell>
          <table:table-cell table:style-name="ce24" office:value-type="float" office:value="1275">
            <text:p>1275</text:p>
          </table:table-cell>
          <table:table-cell table:style-name="ce24"/>
        </table:table-row>
        <table:table-row table:style-name="ro2">
          <table:table-cell table:style-name="ce23" office:value-type="date" office:date-value="2008-09-27T00:00:00">
            <text:p>27-Sep-2008</text:p>
          </table:table-cell>
          <table:table-cell table:style-name="ce24" office:value-type="float" office:value="1687">
            <text:p>1687</text:p>
          </table:table-cell>
          <table:table-cell table:style-name="ce24"/>
        </table:table-row>
        <table:table-row table:style-name="ro2">
          <table:table-cell table:style-name="ce23" office:value-type="date" office:date-value="2008-09-28T00:00:00">
            <text:p>28-Sep-2008</text:p>
          </table:table-cell>
          <table:table-cell table:style-name="ce24" office:value-type="float" office:value="1255">
            <text:p>1255</text:p>
          </table:table-cell>
          <table:table-cell table:style-name="ce24"/>
        </table:table-row>
        <table:table-row table:style-name="ro2">
          <table:table-cell table:style-name="ce23" office:value-type="date" office:date-value="2008-09-29T00:00:00">
            <text:p>29-Sep-2008</text:p>
          </table:table-cell>
          <table:table-cell table:style-name="ce24" office:value-type="float" office:value="1745">
            <text:p>1745</text:p>
          </table:table-cell>
          <table:table-cell table:style-name="ce24"/>
        </table:table-row>
        <table:table-row table:style-name="ro2">
          <table:table-cell table:style-name="ce23" office:value-type="date" office:date-value="2008-09-30T00:00:00">
            <text:p>30-Sep-2008</text:p>
          </table:table-cell>
          <table:table-cell table:style-name="ce24" office:value-type="float" office:value="1656">
            <text:p>1656</text:p>
          </table:table-cell>
          <table:table-cell table:style-name="ce24"/>
        </table:table-row>
        <table:table-row table:style-name="ro2">
          <table:table-cell table:style-name="ce23" office:value-type="date" office:date-value="2008-10-01T00:00:00">
            <text:p>1-Oct-2008</text:p>
          </table:table-cell>
          <table:table-cell table:style-name="ce24" office:value-type="float" office:value="1676">
            <text:p>1676</text:p>
          </table:table-cell>
          <table:table-cell table:style-name="ce24"/>
        </table:table-row>
        <table:table-row table:style-name="ro2">
          <table:table-cell table:style-name="ce23" office:value-type="date" office:date-value="2008-10-02T00:00:00">
            <text:p>2-Oct-2008</text:p>
          </table:table-cell>
          <table:table-cell table:style-name="ce24" office:value-type="float" office:value="1699">
            <text:p>1699</text:p>
          </table:table-cell>
          <table:table-cell table:style-name="ce24"/>
        </table:table-row>
        <table:table-row table:style-name="ro2">
          <table:table-cell table:style-name="ce23" office:value-type="date" office:date-value="2008-10-03T00:00:00">
            <text:p>3-Oct-2008</text:p>
          </table:table-cell>
          <table:table-cell table:style-name="ce24" office:value-type="float" office:value="1588">
            <text:p>1588</text:p>
          </table:table-cell>
          <table:table-cell table:style-name="ce24"/>
        </table:table-row>
        <table:table-row table:style-name="ro2">
          <table:table-cell table:style-name="ce23" office:value-type="date" office:date-value="2008-10-04T00:00:00">
            <text:p>4-Oct-2008</text:p>
          </table:table-cell>
          <table:table-cell table:style-name="ce24" office:value-type="float" office:value="1631">
            <text:p>1631</text:p>
          </table:table-cell>
          <table:table-cell table:style-name="ce24"/>
        </table:table-row>
        <table:table-row table:style-name="ro2">
          <table:table-cell table:style-name="ce23" office:value-type="date" office:date-value="2008-10-05T00:00:00">
            <text:p>5-Oct-2008</text:p>
          </table:table-cell>
          <table:table-cell table:style-name="ce24" office:value-type="float" office:value="1346">
            <text:p>1346</text:p>
          </table:table-cell>
          <table:table-cell table:style-name="ce24"/>
        </table:table-row>
        <table:table-row table:style-name="ro2">
          <table:table-cell table:style-name="ce23" office:value-type="date" office:date-value="2008-10-06T00:00:00">
            <text:p>6-Oct-2008</text:p>
          </table:table-cell>
          <table:table-cell table:style-name="ce24" office:value-type="float" office:value="1620">
            <text:p>1620</text:p>
          </table:table-cell>
          <table:table-cell table:style-name="ce24"/>
        </table:table-row>
        <table:table-row table:style-name="ro2">
          <table:table-cell table:style-name="ce23" office:value-type="date" office:date-value="2008-10-07T00:00:00">
            <text:p>7-Oct-2008</text:p>
          </table:table-cell>
          <table:table-cell table:style-name="ce24" office:value-type="float" office:value="1783">
            <text:p>1783</text:p>
          </table:table-cell>
          <table:table-cell table:style-name="ce24"/>
        </table:table-row>
        <table:table-row table:style-name="ro2">
          <table:table-cell table:style-name="ce23" office:value-type="date" office:date-value="2008-10-08T00:00:00">
            <text:p>8-Oct-2008</text:p>
          </table:table-cell>
          <table:table-cell table:style-name="ce24" office:value-type="float" office:value="1330">
            <text:p>1330</text:p>
          </table:table-cell>
          <table:table-cell table:style-name="ce24"/>
        </table:table-row>
        <table:table-row table:style-name="ro2">
          <table:table-cell table:style-name="ce23" office:value-type="date" office:date-value="2008-10-09T00:00:00">
            <text:p>9-Oct-2008</text:p>
          </table:table-cell>
          <table:table-cell table:style-name="ce24" office:value-type="float" office:value="1709">
            <text:p>1709</text:p>
          </table:table-cell>
          <table:table-cell table:style-name="ce24"/>
        </table:table-row>
        <table:table-row table:style-name="ro2">
          <table:table-cell table:style-name="ce23" office:value-type="date" office:date-value="2008-10-10T00:00:00">
            <text:p>10-Oct-2008</text:p>
          </table:table-cell>
          <table:table-cell table:style-name="ce24" office:value-type="float" office:value="1653">
            <text:p>1653</text:p>
          </table:table-cell>
          <table:table-cell table:style-name="ce24"/>
        </table:table-row>
        <table:table-row table:style-name="ro2">
          <table:table-cell table:style-name="ce23" office:value-type="date" office:date-value="2008-10-11T00:00:00">
            <text:p>11-Oct-2008</text:p>
          </table:table-cell>
          <table:table-cell table:style-name="ce24" office:value-type="float" office:value="1303">
            <text:p>1303</text:p>
          </table:table-cell>
          <table:table-cell table:style-name="ce24"/>
        </table:table-row>
        <table:table-row table:style-name="ro2">
          <table:table-cell table:style-name="ce23" office:value-type="date" office:date-value="2008-10-12T00:00:00">
            <text:p>12-Oct-2008</text:p>
          </table:table-cell>
          <table:table-cell table:style-name="ce24" office:value-type="float" office:value="1563">
            <text:p>1563</text:p>
          </table:table-cell>
          <table:table-cell table:style-name="ce24"/>
        </table:table-row>
        <table:table-row table:style-name="ro2">
          <table:table-cell table:style-name="ce23" office:value-type="date" office:date-value="2008-10-13T00:00:00">
            <text:p>13-Oct-2008</text:p>
          </table:table-cell>
          <table:table-cell table:style-name="ce24" office:value-type="float" office:value="1685">
            <text:p>1685</text:p>
          </table:table-cell>
          <table:table-cell table:style-name="ce24"/>
        </table:table-row>
        <table:table-row table:style-name="ro2">
          <table:table-cell table:style-name="ce23" office:value-type="date" office:date-value="2008-10-14T00:00:00">
            <text:p>14-Oct-2008</text:p>
          </table:table-cell>
          <table:table-cell table:style-name="ce24" office:value-type="float" office:value="1316">
            <text:p>1316</text:p>
          </table:table-cell>
          <table:table-cell table:style-name="ce24"/>
        </table:table-row>
        <table:table-row table:style-name="ro2">
          <table:table-cell table:style-name="ce23" office:value-type="date" office:date-value="2008-10-15T00:00:00">
            <text:p>15-Oct-2008</text:p>
          </table:table-cell>
          <table:table-cell table:style-name="ce24" office:value-type="float" office:value="1718">
            <text:p>1718</text:p>
          </table:table-cell>
          <table:table-cell table:style-name="ce24"/>
        </table:table-row>
        <table:table-row table:style-name="ro2">
          <table:table-cell table:style-name="ce23" office:value-type="date" office:date-value="2008-10-16T00:00:00">
            <text:p>16-Oct-2008</text:p>
          </table:table-cell>
          <table:table-cell table:style-name="ce24" office:value-type="float" office:value="1346">
            <text:p>1346</text:p>
          </table:table-cell>
          <table:table-cell table:style-name="ce24"/>
        </table:table-row>
        <table:table-row table:style-name="ro2">
          <table:table-cell table:style-name="ce23" office:value-type="date" office:date-value="2008-10-17T00:00:00">
            <text:p>17-Oct-2008</text:p>
          </table:table-cell>
          <table:table-cell table:style-name="ce24" office:value-type="float" office:value="1375">
            <text:p>1375</text:p>
          </table:table-cell>
          <table:table-cell table:style-name="ce24"/>
        </table:table-row>
        <table:table-row table:style-name="ro2">
          <table:table-cell table:style-name="ce23" office:value-type="date" office:date-value="2008-10-18T00:00:00">
            <text:p>18-Oct-2008</text:p>
          </table:table-cell>
          <table:table-cell table:style-name="ce24" office:value-type="float" office:value="1514">
            <text:p>1514</text:p>
          </table:table-cell>
          <table:table-cell table:style-name="ce24"/>
        </table:table-row>
        <table:table-row table:style-name="ro2">
          <table:table-cell table:style-name="ce23" office:value-type="date" office:date-value="2008-10-19T00:00:00">
            <text:p>19-Oct-2008</text:p>
          </table:table-cell>
          <table:table-cell table:style-name="ce24" office:value-type="float" office:value="1484">
            <text:p>1484</text:p>
          </table:table-cell>
          <table:table-cell table:style-name="ce24"/>
        </table:table-row>
        <table:table-row table:style-name="ro2">
          <table:table-cell table:style-name="ce23" office:value-type="date" office:date-value="2008-10-20T00:00:00">
            <text:p>20-Oct-2008</text:p>
          </table:table-cell>
          <table:table-cell table:style-name="ce24" office:value-type="float" office:value="1314">
            <text:p>1314</text:p>
          </table:table-cell>
          <table:table-cell table:style-name="ce24"/>
        </table:table-row>
        <table:table-row table:style-name="ro2">
          <table:table-cell table:style-name="ce23" office:value-type="date" office:date-value="2008-10-21T00:00:00">
            <text:p>21-Oct-2008</text:p>
          </table:table-cell>
          <table:table-cell table:style-name="ce24" office:value-type="float" office:value="1445">
            <text:p>1445</text:p>
          </table:table-cell>
          <table:table-cell table:style-name="ce24"/>
        </table:table-row>
        <table:table-row table:style-name="ro2">
          <table:table-cell table:style-name="ce23" office:value-type="date" office:date-value="2008-10-22T00:00:00">
            <text:p>22-Oct-2008</text:p>
          </table:table-cell>
          <table:table-cell table:style-name="ce24" office:value-type="float" office:value="1490">
            <text:p>1490</text:p>
          </table:table-cell>
          <table:table-cell table:style-name="ce24"/>
        </table:table-row>
        <table:table-row table:style-name="ro2">
          <table:table-cell table:style-name="ce23" office:value-type="date" office:date-value="2008-10-23T00:00:00">
            <text:p>23-Oct-2008</text:p>
          </table:table-cell>
          <table:table-cell table:style-name="ce24" office:value-type="float" office:value="1332">
            <text:p>1332</text:p>
          </table:table-cell>
          <table:table-cell table:style-name="ce24"/>
        </table:table-row>
        <table:table-row table:style-name="ro2">
          <table:table-cell table:style-name="ce23" office:value-type="date" office:date-value="2008-10-24T00:00:00">
            <text:p>24-Oct-2008</text:p>
          </table:table-cell>
          <table:table-cell table:style-name="ce24" office:value-type="float" office:value="1458">
            <text:p>1458</text:p>
          </table:table-cell>
          <table:table-cell table:style-name="ce24"/>
        </table:table-row>
        <table:table-row table:style-name="ro2">
          <table:table-cell table:style-name="ce23" office:value-type="date" office:date-value="2008-10-25T00:00:00">
            <text:p>25-Oct-2008</text:p>
          </table:table-cell>
          <table:table-cell table:style-name="ce24" office:value-type="float" office:value="1305">
            <text:p>1305</text:p>
          </table:table-cell>
          <table:table-cell table:style-name="ce24"/>
        </table:table-row>
        <table:table-row table:style-name="ro2">
          <table:table-cell table:style-name="ce23" office:value-type="date" office:date-value="2008-10-26T00:00:00">
            <text:p>26-Oct-2008</text:p>
          </table:table-cell>
          <table:table-cell table:style-name="ce24" office:value-type="float" office:value="1476">
            <text:p>1476</text:p>
          </table:table-cell>
          <table:table-cell table:style-name="ce24"/>
        </table:table-row>
        <table:table-row table:style-name="ro2">
          <table:table-cell table:style-name="ce23" office:value-type="date" office:date-value="2008-10-27T00:00:00">
            <text:p>27-Oct-2008</text:p>
          </table:table-cell>
          <table:table-cell table:style-name="ce24" office:value-type="float" office:value="1450">
            <text:p>1450</text:p>
          </table:table-cell>
          <table:table-cell table:style-name="ce24"/>
        </table:table-row>
        <table:table-row table:style-name="ro2">
          <table:table-cell table:style-name="ce23" office:value-type="date" office:date-value="2008-10-28T00:00:00">
            <text:p>28-Oct-2008</text:p>
          </table:table-cell>
          <table:table-cell table:style-name="ce24" office:value-type="float" office:value="1614">
            <text:p>1614</text:p>
          </table:table-cell>
          <table:table-cell table:style-name="ce24"/>
        </table:table-row>
        <table:table-row table:style-name="ro2">
          <table:table-cell table:style-name="ce23" office:value-type="date" office:date-value="2008-10-29T00:00:00">
            <text:p>29-Oct-2008</text:p>
          </table:table-cell>
          <table:table-cell table:style-name="ce24" office:value-type="float" office:value="1427">
            <text:p>1427</text:p>
          </table:table-cell>
          <table:table-cell table:style-name="ce24"/>
        </table:table-row>
        <table:table-row table:style-name="ro2">
          <table:table-cell table:style-name="ce23" office:value-type="date" office:date-value="2008-10-30T00:00:00">
            <text:p>30-Oct-2008</text:p>
          </table:table-cell>
          <table:table-cell table:style-name="ce24" office:value-type="float" office:value="1430">
            <text:p>1430</text:p>
          </table:table-cell>
          <table:table-cell table:style-name="ce24"/>
        </table:table-row>
        <table:table-row table:style-name="ro2">
          <table:table-cell table:style-name="ce23" office:value-type="date" office:date-value="2008-10-31T00:00:00">
            <text:p>31-Oct-2008</text:p>
          </table:table-cell>
          <table:table-cell table:style-name="ce24" office:value-type="float" office:value="1400">
            <text:p>1400</text:p>
          </table:table-cell>
          <table:table-cell table:style-name="ce24"/>
        </table:table-row>
        <table:table-row table:style-name="ro2">
          <table:table-cell table:style-name="ce23" office:value-type="date" office:date-value="2008-11-01T00:00:00">
            <text:p>1-Nov-2008</text:p>
          </table:table-cell>
          <table:table-cell table:style-name="ce24" office:value-type="float" office:value="1587">
            <text:p>1587</text:p>
          </table:table-cell>
          <table:table-cell table:style-name="ce24"/>
        </table:table-row>
        <table:table-row table:style-name="ro2">
          <table:table-cell table:style-name="ce23" office:value-type="date" office:date-value="2008-11-02T00:00:00">
            <text:p>2-Nov-2008</text:p>
          </table:table-cell>
          <table:table-cell table:style-name="ce24" office:value-type="float" office:value="1402">
            <text:p>1402</text:p>
          </table:table-cell>
          <table:table-cell table:style-name="ce24"/>
        </table:table-row>
        <table:table-row table:style-name="ro2">
          <table:table-cell table:style-name="ce23" office:value-type="date" office:date-value="2008-11-03T00:00:00">
            <text:p>3-Nov-2008</text:p>
          </table:table-cell>
          <table:table-cell table:style-name="ce24" office:value-type="float" office:value="1469">
            <text:p>1469</text:p>
          </table:table-cell>
          <table:table-cell table:style-name="ce24"/>
        </table:table-row>
        <table:table-row table:style-name="ro2">
          <table:table-cell table:style-name="ce23" office:value-type="date" office:date-value="2008-11-04T00:00:00">
            <text:p>4-Nov-2008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8-11-05T00:00:00">
            <text:p>5-Nov-2008</text:p>
          </table:table-cell>
          <table:table-cell table:style-name="ce24" office:value-type="float" office:value="1421">
            <text:p>1421</text:p>
          </table:table-cell>
          <table:table-cell table:style-name="ce24"/>
        </table:table-row>
        <table:table-row table:style-name="ro2">
          <table:table-cell table:style-name="ce23" office:value-type="date" office:date-value="2008-11-06T00:00:00">
            <text:p>6-Nov-2008</text:p>
          </table:table-cell>
          <table:table-cell table:style-name="ce24" office:value-type="float" office:value="1436">
            <text:p>1436</text:p>
          </table:table-cell>
          <table:table-cell table:style-name="ce24"/>
        </table:table-row>
        <table:table-row table:style-name="ro2">
          <table:table-cell table:style-name="ce23" office:value-type="date" office:date-value="2008-11-07T00:00:00">
            <text:p>7-Nov-2008</text:p>
          </table:table-cell>
          <table:table-cell table:style-name="ce24" office:value-type="float" office:value="1312">
            <text:p>1312</text:p>
          </table:table-cell>
          <table:table-cell table:style-name="ce24"/>
        </table:table-row>
        <table:table-row table:style-name="ro2">
          <table:table-cell table:style-name="ce23" office:value-type="date" office:date-value="2008-11-08T00:00:00">
            <text:p>8-Nov-2008</text:p>
          </table:table-cell>
          <table:table-cell table:style-name="ce24" office:value-type="float" office:value="1432">
            <text:p>1432</text:p>
          </table:table-cell>
          <table:table-cell table:style-name="ce24"/>
        </table:table-row>
        <table:table-row table:style-name="ro2">
          <table:table-cell table:style-name="ce23" office:value-type="date" office:date-value="2008-11-09T00:00:00">
            <text:p>9-Nov-2008</text:p>
          </table:table-cell>
          <table:table-cell table:style-name="ce24" office:value-type="float" office:value="1780">
            <text:p>1780</text:p>
          </table:table-cell>
          <table:table-cell table:style-name="ce24"/>
        </table:table-row>
        <table:table-row table:style-name="ro2">
          <table:table-cell table:style-name="ce23" office:value-type="date" office:date-value="2008-11-10T00:00:00">
            <text:p>10-Nov-2008</text:p>
          </table:table-cell>
          <table:table-cell table:style-name="ce24" office:value-type="float" office:value="1355">
            <text:p>1355</text:p>
          </table:table-cell>
          <table:table-cell table:style-name="ce24"/>
        </table:table-row>
        <table:table-row table:style-name="ro2">
          <table:table-cell table:style-name="ce23" office:value-type="date" office:date-value="2008-11-11T00:00:00">
            <text:p>11-Nov-2008</text:p>
          </table:table-cell>
          <table:table-cell table:style-name="ce24" office:value-type="float" office:value="1476">
            <text:p>1476</text:p>
          </table:table-cell>
          <table:table-cell table:style-name="ce24"/>
        </table:table-row>
        <table:table-row table:style-name="ro2">
          <table:table-cell table:style-name="ce23" office:value-type="date" office:date-value="2008-11-12T00:00:00">
            <text:p>12-Nov-2008</text:p>
          </table:table-cell>
          <table:table-cell table:style-name="ce24" office:value-type="float" office:value="1452">
            <text:p>1452</text:p>
          </table:table-cell>
          <table:table-cell table:style-name="ce24"/>
        </table:table-row>
        <table:table-row table:style-name="ro2">
          <table:table-cell table:style-name="ce23" office:value-type="date" office:date-value="2008-11-13T00:00:00">
            <text:p>13-Nov-2008</text:p>
          </table:table-cell>
          <table:table-cell table:style-name="ce24" office:value-type="float" office:value="1617">
            <text:p>1617</text:p>
          </table:table-cell>
          <table:table-cell table:style-name="ce24"/>
        </table:table-row>
        <table:table-row table:style-name="ro2">
          <table:table-cell table:style-name="ce23" office:value-type="date" office:date-value="2008-11-14T00:00:00">
            <text:p>14-Nov-2008</text:p>
          </table:table-cell>
          <table:table-cell table:style-name="ce24" office:value-type="float" office:value="1696">
            <text:p>1696</text:p>
          </table:table-cell>
          <table:table-cell table:style-name="ce24"/>
        </table:table-row>
        <table:table-row table:style-name="ro2">
          <table:table-cell table:style-name="ce23" office:value-type="date" office:date-value="2008-11-15T00:00:00">
            <text:p>15-Nov-2008</text:p>
          </table:table-cell>
          <table:table-cell table:style-name="ce24" office:value-type="float" office:value="1485">
            <text:p>1485</text:p>
          </table:table-cell>
          <table:table-cell table:style-name="ce24"/>
        </table:table-row>
        <table:table-row table:style-name="ro2">
          <table:table-cell table:style-name="ce23" office:value-type="date" office:date-value="2008-11-16T00:00:00">
            <text:p>16-Nov-2008</text:p>
          </table:table-cell>
          <table:table-cell table:style-name="ce24" office:value-type="float" office:value="1682">
            <text:p>1682</text:p>
          </table:table-cell>
          <table:table-cell table:style-name="ce24"/>
        </table:table-row>
        <table:table-row table:style-name="ro2">
          <table:table-cell table:style-name="ce23" office:value-type="date" office:date-value="2008-11-17T00:00:00">
            <text:p>17-Nov-2008</text:p>
          </table:table-cell>
          <table:table-cell table:style-name="ce24" office:value-type="float" office:value="1683">
            <text:p>1683</text:p>
          </table:table-cell>
          <table:table-cell table:style-name="ce24"/>
        </table:table-row>
        <table:table-row table:style-name="ro2">
          <table:table-cell table:style-name="ce23" office:value-type="date" office:date-value="2008-11-18T00:00:00">
            <text:p>18-Nov-2008</text:p>
          </table:table-cell>
          <table:table-cell table:style-name="ce24" office:value-type="float" office:value="1420">
            <text:p>1420</text:p>
          </table:table-cell>
          <table:table-cell table:style-name="ce24"/>
        </table:table-row>
        <table:table-row table:style-name="ro2">
          <table:table-cell table:style-name="ce23" office:value-type="date" office:date-value="2008-11-19T00:00:00">
            <text:p>19-Nov-2008</text:p>
          </table:table-cell>
          <table:table-cell table:style-name="ce24" office:value-type="float" office:value="1657">
            <text:p>1657</text:p>
          </table:table-cell>
          <table:table-cell table:style-name="ce24"/>
        </table:table-row>
        <table:table-row table:style-name="ro2">
          <table:table-cell table:style-name="ce23" office:value-type="date" office:date-value="2008-11-20T00:00:00">
            <text:p>20-Nov-2008</text:p>
          </table:table-cell>
          <table:table-cell table:style-name="ce24" office:value-type="float" office:value="1746">
            <text:p>1746</text:p>
          </table:table-cell>
          <table:table-cell table:style-name="ce24"/>
        </table:table-row>
        <table:table-row table:style-name="ro2">
          <table:table-cell table:style-name="ce23" office:value-type="date" office:date-value="2008-11-21T00:00:00">
            <text:p>21-Nov-2008</text:p>
          </table:table-cell>
          <table:table-cell table:style-name="ce24" office:value-type="float" office:value="1612">
            <text:p>1612</text:p>
          </table:table-cell>
          <table:table-cell table:style-name="ce24"/>
        </table:table-row>
        <table:table-row table:style-name="ro2">
          <table:table-cell table:style-name="ce23" office:value-type="date" office:date-value="2008-11-22T00:00:00">
            <text:p>22-Nov-2008</text:p>
          </table:table-cell>
          <table:table-cell table:style-name="ce24" office:value-type="float" office:value="1760">
            <text:p>1760</text:p>
          </table:table-cell>
          <table:table-cell table:style-name="ce24"/>
        </table:table-row>
        <table:table-row table:style-name="ro2">
          <table:table-cell table:style-name="ce23" office:value-type="date" office:date-value="2008-11-23T00:00:00">
            <text:p>23-Nov-2008</text:p>
          </table:table-cell>
          <table:table-cell table:style-name="ce24" office:value-type="float" office:value="1751">
            <text:p>1751</text:p>
          </table:table-cell>
          <table:table-cell table:style-name="ce24"/>
        </table:table-row>
        <table:table-row table:style-name="ro2">
          <table:table-cell table:style-name="ce23" office:value-type="date" office:date-value="2008-11-24T00:00:00">
            <text:p>24-Nov-2008</text:p>
          </table:table-cell>
          <table:table-cell table:style-name="ce24" office:value-type="float" office:value="1487">
            <text:p>1487</text:p>
          </table:table-cell>
          <table:table-cell table:style-name="ce24"/>
        </table:table-row>
        <table:table-row table:style-name="ro2">
          <table:table-cell table:style-name="ce23" office:value-type="date" office:date-value="2008-11-25T00:00:00">
            <text:p>25-Nov-2008</text:p>
          </table:table-cell>
          <table:table-cell table:style-name="ce24" office:value-type="float" office:value="1784">
            <text:p>1784</text:p>
          </table:table-cell>
          <table:table-cell table:style-name="ce24"/>
        </table:table-row>
        <table:table-row table:style-name="ro2">
          <table:table-cell table:style-name="ce23" office:value-type="date" office:date-value="2008-11-26T00:00:00">
            <text:p>26-Nov-2008</text:p>
          </table:table-cell>
          <table:table-cell table:style-name="ce24" office:value-type="float" office:value="1380">
            <text:p>1380</text:p>
          </table:table-cell>
          <table:table-cell table:style-name="ce24"/>
        </table:table-row>
        <table:table-row table:style-name="ro2">
          <table:table-cell table:style-name="ce23" office:value-type="date" office:date-value="2008-11-27T00:00:00">
            <text:p>27-Nov-2008</text:p>
          </table:table-cell>
          <table:table-cell table:style-name="ce24" office:value-type="float" office:value="1722">
            <text:p>1722</text:p>
          </table:table-cell>
          <table:table-cell table:style-name="ce24"/>
        </table:table-row>
        <table:table-row table:style-name="ro2">
          <table:table-cell table:style-name="ce23" office:value-type="date" office:date-value="2008-11-28T00:00:00">
            <text:p>28-Nov-2008</text:p>
          </table:table-cell>
          <table:table-cell table:style-name="ce24" office:value-type="float" office:value="1758">
            <text:p>1758</text:p>
          </table:table-cell>
          <table:table-cell table:style-name="ce24"/>
        </table:table-row>
        <table:table-row table:style-name="ro2">
          <table:table-cell table:style-name="ce23" office:value-type="date" office:date-value="2008-11-29T00:00:00">
            <text:p>29-Nov-2008</text:p>
          </table:table-cell>
          <table:table-cell table:style-name="ce24" office:value-type="float" office:value="1733">
            <text:p>1733</text:p>
          </table:table-cell>
          <table:table-cell table:style-name="ce24"/>
        </table:table-row>
        <table:table-row table:style-name="ro2">
          <table:table-cell table:style-name="ce23" office:value-type="date" office:date-value="2008-11-30T00:00:00">
            <text:p>30-Nov-2008</text:p>
          </table:table-cell>
          <table:table-cell table:style-name="ce24" office:value-type="float" office:value="1712">
            <text:p>1712</text:p>
          </table:table-cell>
          <table:table-cell table:style-name="ce24"/>
        </table:table-row>
        <table:table-row table:style-name="ro2">
          <table:table-cell table:style-name="ce23" office:value-type="date" office:date-value="2008-12-01T00:00:00">
            <text:p>1-Dec-2008</text:p>
          </table:table-cell>
          <table:table-cell table:style-name="ce24" office:value-type="float" office:value="1560">
            <text:p>1560</text:p>
          </table:table-cell>
          <table:table-cell table:style-name="ce24"/>
        </table:table-row>
        <table:table-row table:style-name="ro2">
          <table:table-cell table:style-name="ce23" office:value-type="date" office:date-value="2008-12-02T00:00:00">
            <text:p>2-Dec-2008</text:p>
          </table:table-cell>
          <table:table-cell table:style-name="ce24" office:value-type="float" office:value="1540">
            <text:p>1540</text:p>
          </table:table-cell>
          <table:table-cell table:style-name="ce24"/>
        </table:table-row>
        <table:table-row table:style-name="ro2">
          <table:table-cell table:style-name="ce23" office:value-type="date" office:date-value="2008-12-03T00:00:00">
            <text:p>3-Dec-2008</text:p>
          </table:table-cell>
          <table:table-cell table:style-name="ce24" office:value-type="float" office:value="1680">
            <text:p>1680</text:p>
          </table:table-cell>
          <table:table-cell table:style-name="ce24"/>
        </table:table-row>
        <table:table-row table:style-name="ro2">
          <table:table-cell table:style-name="ce23" office:value-type="date" office:date-value="2008-12-04T00:00:00">
            <text:p>4-Dec-2008</text:p>
          </table:table-cell>
          <table:table-cell table:style-name="ce24" office:value-type="float" office:value="1493">
            <text:p>1493</text:p>
          </table:table-cell>
          <table:table-cell table:style-name="ce24"/>
        </table:table-row>
        <table:table-row table:style-name="ro2">
          <table:table-cell table:style-name="ce23" office:value-type="date" office:date-value="2008-12-05T00:00:00">
            <text:p>5-Dec-2008</text:p>
          </table:table-cell>
          <table:table-cell table:style-name="ce24" office:value-type="float" office:value="1626">
            <text:p>1626</text:p>
          </table:table-cell>
          <table:table-cell table:style-name="ce24"/>
        </table:table-row>
        <table:table-row table:style-name="ro2">
          <table:table-cell table:style-name="ce23" office:value-type="date" office:date-value="2008-12-06T00:00:00">
            <text:p>6-Dec-2008</text:p>
          </table:table-cell>
          <table:table-cell table:style-name="ce24" office:value-type="float" office:value="1803">
            <text:p>1803</text:p>
          </table:table-cell>
          <table:table-cell table:style-name="ce24"/>
        </table:table-row>
        <table:table-row table:style-name="ro2">
          <table:table-cell table:style-name="ce23" office:value-type="date" office:date-value="2008-12-07T00:00:00">
            <text:p>7-Dec-2008</text:p>
          </table:table-cell>
          <table:table-cell table:style-name="ce24" office:value-type="float" office:value="1343">
            <text:p>1343</text:p>
          </table:table-cell>
          <table:table-cell table:style-name="ce24"/>
        </table:table-row>
        <table:table-row table:style-name="ro2">
          <table:table-cell table:style-name="ce23" office:value-type="date" office:date-value="2008-12-08T00:00:00">
            <text:p>8-Dec-2008</text:p>
          </table:table-cell>
          <table:table-cell table:style-name="ce24" office:value-type="float" office:value="1437">
            <text:p>1437</text:p>
          </table:table-cell>
          <table:table-cell table:style-name="ce24"/>
        </table:table-row>
        <table:table-row table:style-name="ro2">
          <table:table-cell table:style-name="ce23" office:value-type="date" office:date-value="2008-12-09T00:00:00">
            <text:p>9-Dec-2008</text:p>
          </table:table-cell>
          <table:table-cell table:style-name="ce24" office:value-type="float" office:value="1696">
            <text:p>1696</text:p>
          </table:table-cell>
          <table:table-cell table:style-name="ce24"/>
        </table:table-row>
        <table:table-row table:style-name="ro2">
          <table:table-cell table:style-name="ce23" office:value-type="date" office:date-value="2008-12-10T00:00:00">
            <text:p>10-Dec-2008</text:p>
          </table:table-cell>
          <table:table-cell table:style-name="ce24" office:value-type="float" office:value="1676">
            <text:p>1676</text:p>
          </table:table-cell>
          <table:table-cell table:style-name="ce24"/>
        </table:table-row>
        <table:table-row table:style-name="ro2">
          <table:table-cell table:style-name="ce23" office:value-type="date" office:date-value="2008-12-11T00:00:00">
            <text:p>11-Dec-2008</text:p>
          </table:table-cell>
          <table:table-cell table:style-name="ce24" office:value-type="float" office:value="1653">
            <text:p>1653</text:p>
          </table:table-cell>
          <table:table-cell table:style-name="ce24"/>
        </table:table-row>
        <table:table-row table:style-name="ro2">
          <table:table-cell table:style-name="ce23" office:value-type="date" office:date-value="2008-12-12T00:00:00">
            <text:p>12-Dec-2008</text:p>
          </table:table-cell>
          <table:table-cell table:style-name="ce24" office:value-type="float" office:value="1616">
            <text:p>1616</text:p>
          </table:table-cell>
          <table:table-cell table:style-name="ce24"/>
        </table:table-row>
        <table:table-row table:style-name="ro2">
          <table:table-cell table:style-name="ce23" office:value-type="date" office:date-value="2008-12-13T00:00:00">
            <text:p>13-Dec-2008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8-12-14T00:00:00">
            <text:p>14-Dec-2008</text:p>
          </table:table-cell>
          <table:table-cell table:style-name="ce24" office:value-type="float" office:value="1777">
            <text:p>1777</text:p>
          </table:table-cell>
          <table:table-cell table:style-name="ce24"/>
        </table:table-row>
        <table:table-row table:style-name="ro2">
          <table:table-cell table:style-name="ce23" office:value-type="date" office:date-value="2008-12-15T00:00:00">
            <text:p>15-Dec-2008</text:p>
          </table:table-cell>
          <table:table-cell table:style-name="ce24" office:value-type="float" office:value="1643">
            <text:p>1643</text:p>
          </table:table-cell>
          <table:table-cell table:style-name="ce24"/>
        </table:table-row>
        <table:table-row table:style-name="ro2">
          <table:table-cell table:style-name="ce23" office:value-type="date" office:date-value="2008-12-16T00:00:00">
            <text:p>16-Dec-2008</text:p>
          </table:table-cell>
          <table:table-cell table:style-name="ce24" office:value-type="float" office:value="1457">
            <text:p>1457</text:p>
          </table:table-cell>
          <table:table-cell table:style-name="ce24"/>
        </table:table-row>
        <table:table-row table:style-name="ro2">
          <table:table-cell table:style-name="ce23" office:value-type="date" office:date-value="2008-12-17T00:00:00">
            <text:p>17-Dec-2008</text:p>
          </table:table-cell>
          <table:table-cell table:style-name="ce24" office:value-type="float" office:value="1443">
            <text:p>1443</text:p>
          </table:table-cell>
          <table:table-cell table:style-name="ce24"/>
        </table:table-row>
        <table:table-row table:style-name="ro2">
          <table:table-cell table:style-name="ce23" office:value-type="date" office:date-value="2008-12-18T00:00:00">
            <text:p>18-Dec-2008</text:p>
          </table:table-cell>
          <table:table-cell table:style-name="ce24" office:value-type="float" office:value="1380">
            <text:p>1380</text:p>
          </table:table-cell>
          <table:table-cell table:style-name="ce24"/>
        </table:table-row>
        <table:table-row table:style-name="ro2">
          <table:table-cell table:style-name="ce23" office:value-type="date" office:date-value="2008-12-19T00:00:00">
            <text:p>19-Dec-2008</text:p>
          </table:table-cell>
          <table:table-cell table:style-name="ce24" office:value-type="float" office:value="1699">
            <text:p>1699</text:p>
          </table:table-cell>
          <table:table-cell table:style-name="ce24"/>
        </table:table-row>
        <table:table-row table:style-name="ro2">
          <table:table-cell table:style-name="ce23" office:value-type="date" office:date-value="2008-12-20T00:00:00">
            <text:p>20-Dec-2008</text:p>
          </table:table-cell>
          <table:table-cell table:style-name="ce24" office:value-type="float" office:value="1784">
            <text:p>1784</text:p>
          </table:table-cell>
          <table:table-cell table:style-name="ce24"/>
        </table:table-row>
        <table:table-row table:style-name="ro2">
          <table:table-cell table:style-name="ce23" office:value-type="date" office:date-value="2008-12-21T00:00:00">
            <text:p>21-Dec-2008</text:p>
          </table:table-cell>
          <table:table-cell table:style-name="ce24" office:value-type="float" office:value="1565">
            <text:p>1565</text:p>
          </table:table-cell>
          <table:table-cell table:style-name="ce24"/>
        </table:table-row>
        <table:table-row table:style-name="ro2">
          <table:table-cell table:style-name="ce23" office:value-type="date" office:date-value="2008-12-22T00:00:00">
            <text:p>22-Dec-2008</text:p>
          </table:table-cell>
          <table:table-cell table:style-name="ce24" office:value-type="float" office:value="1783">
            <text:p>1783</text:p>
          </table:table-cell>
          <table:table-cell table:style-name="ce24"/>
        </table:table-row>
        <table:table-row table:style-name="ro2">
          <table:table-cell table:style-name="ce23" office:value-type="date" office:date-value="2008-12-23T00:00:00">
            <text:p>23-Dec-2008</text:p>
          </table:table-cell>
          <table:table-cell table:style-name="ce24" office:value-type="float" office:value="1605">
            <text:p>1605</text:p>
          </table:table-cell>
          <table:table-cell table:style-name="ce24"/>
        </table:table-row>
        <table:table-row table:style-name="ro2">
          <table:table-cell table:style-name="ce23" office:value-type="date" office:date-value="2008-12-24T00:00:00">
            <text:p>24-Dec-2008</text:p>
          </table:table-cell>
          <table:table-cell table:style-name="ce24" office:value-type="float" office:value="1351">
            <text:p>1351</text:p>
          </table:table-cell>
          <table:table-cell table:style-name="ce24"/>
        </table:table-row>
        <table:table-row table:style-name="ro2">
          <table:table-cell table:style-name="ce23" office:value-type="date" office:date-value="2008-12-25T00:00:00">
            <text:p>25-Dec-2008</text:p>
          </table:table-cell>
          <table:table-cell table:style-name="ce24" office:value-type="float" office:value="1811">
            <text:p>1811</text:p>
          </table:table-cell>
          <table:table-cell table:style-name="ce24"/>
        </table:table-row>
        <table:table-row table:style-name="ro2">
          <table:table-cell table:style-name="ce23" office:value-type="date" office:date-value="2008-12-26T00:00:00">
            <text:p>26-Dec-2008</text:p>
          </table:table-cell>
          <table:table-cell table:style-name="ce24" office:value-type="float" office:value="1784">
            <text:p>1784</text:p>
          </table:table-cell>
          <table:table-cell table:style-name="ce24"/>
        </table:table-row>
        <table:table-row table:style-name="ro2">
          <table:table-cell table:style-name="ce23" office:value-type="date" office:date-value="2008-12-27T00:00:00">
            <text:p>27-Dec-2008</text:p>
          </table:table-cell>
          <table:table-cell table:style-name="ce24" office:value-type="float" office:value="1484">
            <text:p>1484</text:p>
          </table:table-cell>
          <table:table-cell table:style-name="ce24"/>
        </table:table-row>
        <table:table-row table:style-name="ro2">
          <table:table-cell table:style-name="ce23" office:value-type="date" office:date-value="2008-12-28T00:00:00">
            <text:p>28-Dec-2008</text:p>
          </table:table-cell>
          <table:table-cell table:style-name="ce24" office:value-type="float" office:value="1378">
            <text:p>1378</text:p>
          </table:table-cell>
          <table:table-cell table:style-name="ce24"/>
        </table:table-row>
        <table:table-row table:style-name="ro2">
          <table:table-cell table:style-name="ce23" office:value-type="date" office:date-value="2008-12-29T00:00:00">
            <text:p>29-Dec-2008</text:p>
          </table:table-cell>
          <table:table-cell table:style-name="ce24" office:value-type="float" office:value="1617">
            <text:p>1617</text:p>
          </table:table-cell>
          <table:table-cell table:style-name="ce24"/>
        </table:table-row>
        <table:table-row table:style-name="ro2">
          <table:table-cell table:style-name="ce23" office:value-type="date" office:date-value="2008-12-30T00:00:00">
            <text:p>30-Dec-2008</text:p>
          </table:table-cell>
          <table:table-cell table:style-name="ce24" office:value-type="float" office:value="1693">
            <text:p>1693</text:p>
          </table:table-cell>
          <table:table-cell table:style-name="ce24"/>
        </table:table-row>
        <table:table-row table:style-name="ro2">
          <table:table-cell table:style-name="ce23" office:value-type="date" office:date-value="2008-12-31T00:00:00">
            <text:p>31-Dec-2008</text:p>
          </table:table-cell>
          <table:table-cell table:style-name="ce24" office:value-type="float" office:value="1465">
            <text:p>1465</text:p>
          </table:table-cell>
          <table:table-cell table:style-name="ce24"/>
        </table:table-row>
        <table:table-row table:style-name="ro2">
          <table:table-cell table:style-name="ce23" office:value-type="date" office:date-value="2009-01-01T00:00:00">
            <text:p>1-Jan-2009</text:p>
          </table:table-cell>
          <table:table-cell table:style-name="ce24" office:value-type="float" office:value="1451">
            <text:p>1451</text:p>
          </table:table-cell>
          <table:table-cell table:style-name="ce24"/>
        </table:table-row>
        <table:table-row table:style-name="ro2">
          <table:table-cell table:style-name="ce23" office:value-type="date" office:date-value="2009-01-02T00:00:00">
            <text:p>2-Jan-2009</text:p>
          </table:table-cell>
          <table:table-cell table:style-name="ce24" office:value-type="float" office:value="1554">
            <text:p>1554</text:p>
          </table:table-cell>
          <table:table-cell table:style-name="ce24"/>
        </table:table-row>
        <table:table-row table:style-name="ro2">
          <table:table-cell table:style-name="ce23" office:value-type="date" office:date-value="2009-01-03T00:00:00">
            <text:p>3-Jan-2009</text:p>
          </table:table-cell>
          <table:table-cell table:style-name="ce24" office:value-type="float" office:value="1708">
            <text:p>1708</text:p>
          </table:table-cell>
          <table:table-cell table:style-name="ce24"/>
        </table:table-row>
        <table:table-row table:style-name="ro2">
          <table:table-cell table:style-name="ce23" office:value-type="date" office:date-value="2009-01-04T00:00:00">
            <text:p>4-Jan-2009</text:p>
          </table:table-cell>
          <table:table-cell table:style-name="ce24" office:value-type="float" office:value="1661">
            <text:p>1661</text:p>
          </table:table-cell>
          <table:table-cell table:style-name="ce24"/>
        </table:table-row>
        <table:table-row table:style-name="ro2">
          <table:table-cell table:style-name="ce23" office:value-type="date" office:date-value="2009-01-05T00:00:00">
            <text:p>5-Jan-2009</text:p>
          </table:table-cell>
          <table:table-cell table:style-name="ce24" office:value-type="float" office:value="1740">
            <text:p>1740</text:p>
          </table:table-cell>
          <table:table-cell table:style-name="ce24"/>
        </table:table-row>
        <table:table-row table:style-name="ro2">
          <table:table-cell table:style-name="ce23" office:value-type="date" office:date-value="2009-01-06T00:00:00">
            <text:p>6-Jan-2009</text:p>
          </table:table-cell>
          <table:table-cell table:style-name="ce24" office:value-type="float" office:value="1663">
            <text:p>1663</text:p>
          </table:table-cell>
          <table:table-cell table:style-name="ce24"/>
        </table:table-row>
        <table:table-row table:style-name="ro2">
          <table:table-cell table:style-name="ce23" office:value-type="date" office:date-value="2009-01-07T00:00:00">
            <text:p>7-Jan-2009</text:p>
          </table:table-cell>
          <table:table-cell table:style-name="ce24" office:value-type="float" office:value="1745">
            <text:p>1745</text:p>
          </table:table-cell>
          <table:table-cell table:style-name="ce24"/>
        </table:table-row>
        <table:table-row table:style-name="ro2">
          <table:table-cell table:style-name="ce23" office:value-type="date" office:date-value="2009-01-08T00:00:00">
            <text:p>8-Jan-2009</text:p>
          </table:table-cell>
          <table:table-cell table:style-name="ce24" office:value-type="float" office:value="1624">
            <text:p>1624</text:p>
          </table:table-cell>
          <table:table-cell table:style-name="ce24"/>
        </table:table-row>
        <table:table-row table:style-name="ro2">
          <table:table-cell table:style-name="ce23" office:value-type="date" office:date-value="2009-01-09T00:00:00">
            <text:p>9-Jan-2009</text:p>
          </table:table-cell>
          <table:table-cell table:style-name="ce24" office:value-type="float" office:value="1566">
            <text:p>1566</text:p>
          </table:table-cell>
          <table:table-cell table:style-name="ce24"/>
        </table:table-row>
        <table:table-row table:style-name="ro2">
          <table:table-cell table:style-name="ce23" office:value-type="date" office:date-value="2009-01-10T00:00:00">
            <text:p>10-Jan-2009</text:p>
          </table:table-cell>
          <table:table-cell table:style-name="ce24" office:value-type="float" office:value="1669">
            <text:p>1669</text:p>
          </table:table-cell>
          <table:table-cell table:style-name="ce24"/>
        </table:table-row>
        <table:table-row table:style-name="ro2">
          <table:table-cell table:style-name="ce23" office:value-type="date" office:date-value="2009-01-11T00:00:00">
            <text:p>11-Jan-2009</text:p>
          </table:table-cell>
          <table:table-cell table:style-name="ce24" office:value-type="float" office:value="1449">
            <text:p>1449</text:p>
          </table:table-cell>
          <table:table-cell table:style-name="ce24"/>
        </table:table-row>
        <table:table-row table:style-name="ro2">
          <table:table-cell table:style-name="ce23" office:value-type="date" office:date-value="2009-01-12T00:00:00">
            <text:p>12-Jan-2009</text:p>
          </table:table-cell>
          <table:table-cell table:style-name="ce24" office:value-type="float" office:value="1634">
            <text:p>1634</text:p>
          </table:table-cell>
          <table:table-cell table:style-name="ce24"/>
        </table:table-row>
        <table:table-row table:style-name="ro2">
          <table:table-cell table:style-name="ce23" office:value-type="date" office:date-value="2009-01-13T00:00:00">
            <text:p>13-Jan-2009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9-01-14T00:00:00">
            <text:p>14-Jan-2009</text:p>
          </table:table-cell>
          <table:table-cell table:style-name="ce24" office:value-type="float" office:value="1758">
            <text:p>1758</text:p>
          </table:table-cell>
          <table:table-cell table:style-name="ce24"/>
        </table:table-row>
        <table:table-row table:style-name="ro2">
          <table:table-cell table:style-name="ce23" office:value-type="date" office:date-value="2009-01-15T00:00:00">
            <text:p>15-Jan-2009</text:p>
          </table:table-cell>
          <table:table-cell table:style-name="ce24" office:value-type="float" office:value="1664">
            <text:p>1664</text:p>
          </table:table-cell>
          <table:table-cell table:style-name="ce24"/>
        </table:table-row>
        <table:table-row table:style-name="ro2">
          <table:table-cell table:style-name="ce23" office:value-type="date" office:date-value="2009-01-16T00:00:00">
            <text:p>16-Jan-2009</text:p>
          </table:table-cell>
          <table:table-cell table:style-name="ce24" office:value-type="float" office:value="1387">
            <text:p>1387</text:p>
          </table:table-cell>
          <table:table-cell table:style-name="ce24"/>
        </table:table-row>
        <table:table-row table:style-name="ro2">
          <table:table-cell table:style-name="ce23" office:value-type="date" office:date-value="2009-01-17T00:00:00">
            <text:p>17-Jan-2009</text:p>
          </table:table-cell>
          <table:table-cell table:style-name="ce24" office:value-type="float" office:value="1517">
            <text:p>1517</text:p>
          </table:table-cell>
          <table:table-cell table:style-name="ce24"/>
        </table:table-row>
        <table:table-row table:style-name="ro2">
          <table:table-cell table:style-name="ce23" office:value-type="date" office:date-value="2009-01-18T00:00:00">
            <text:p>18-Jan-2009</text:p>
          </table:table-cell>
          <table:table-cell table:style-name="ce24" office:value-type="float" office:value="1401">
            <text:p>1401</text:p>
          </table:table-cell>
          <table:table-cell table:style-name="ce24"/>
        </table:table-row>
        <table:table-row table:style-name="ro2">
          <table:table-cell table:style-name="ce23" office:value-type="date" office:date-value="2009-01-19T00:00:00">
            <text:p>19-Jan-2009</text:p>
          </table:table-cell>
          <table:table-cell table:style-name="ce24" office:value-type="float" office:value="1645">
            <text:p>1645</text:p>
          </table:table-cell>
          <table:table-cell table:style-name="ce24"/>
        </table:table-row>
        <table:table-row table:style-name="ro2">
          <table:table-cell table:style-name="ce23" office:value-type="date" office:date-value="2009-01-20T00:00:00">
            <text:p>20-Jan-2009</text:p>
          </table:table-cell>
          <table:table-cell table:style-name="ce24" office:value-type="float" office:value="1272">
            <text:p>1272</text:p>
          </table:table-cell>
          <table:table-cell table:style-name="ce24"/>
        </table:table-row>
        <table:table-row table:style-name="ro2">
          <table:table-cell table:style-name="ce23" office:value-type="date" office:date-value="2009-01-21T00:00:00">
            <text:p>21-Jan-2009</text:p>
          </table:table-cell>
          <table:table-cell table:style-name="ce24" office:value-type="float" office:value="1686">
            <text:p>1686</text:p>
          </table:table-cell>
          <table:table-cell table:style-name="ce24"/>
        </table:table-row>
        <table:table-row table:style-name="ro2">
          <table:table-cell table:style-name="ce23" office:value-type="date" office:date-value="2009-01-22T00:00:00">
            <text:p>22-Jan-2009</text:p>
          </table:table-cell>
          <table:table-cell table:style-name="ce24" office:value-type="float" office:value="1554">
            <text:p>1554</text:p>
          </table:table-cell>
          <table:table-cell table:style-name="ce24"/>
        </table:table-row>
        <table:table-row table:style-name="ro2">
          <table:table-cell table:style-name="ce23" office:value-type="date" office:date-value="2009-01-23T00:00:00">
            <text:p>23-Jan-2009</text:p>
          </table:table-cell>
          <table:table-cell table:style-name="ce24" office:value-type="float" office:value="1603">
            <text:p>1603</text:p>
          </table:table-cell>
          <table:table-cell table:style-name="ce24"/>
        </table:table-row>
        <table:table-row table:style-name="ro2">
          <table:table-cell table:style-name="ce23" office:value-type="date" office:date-value="2009-01-24T00:00:00">
            <text:p>24-Jan-2009</text:p>
          </table:table-cell>
          <table:table-cell table:style-name="ce24" office:value-type="float" office:value="1257">
            <text:p>1257</text:p>
          </table:table-cell>
          <table:table-cell table:style-name="ce24"/>
        </table:table-row>
        <table:table-row table:style-name="ro2">
          <table:table-cell table:style-name="ce23" office:value-type="date" office:date-value="2009-01-25T00:00:00">
            <text:p>25-Jan-2009</text:p>
          </table:table-cell>
          <table:table-cell table:style-name="ce24" office:value-type="float" office:value="1572">
            <text:p>1572</text:p>
          </table:table-cell>
          <table:table-cell table:style-name="ce24"/>
        </table:table-row>
        <table:table-row table:style-name="ro2">
          <table:table-cell table:style-name="ce23" office:value-type="date" office:date-value="2009-01-26T00:00:00">
            <text:p>26-Jan-2009</text:p>
          </table:table-cell>
          <table:table-cell table:style-name="ce24" office:value-type="float" office:value="1700">
            <text:p>1700</text:p>
          </table:table-cell>
          <table:table-cell table:style-name="ce24"/>
        </table:table-row>
        <table:table-row table:style-name="ro2">
          <table:table-cell table:style-name="ce23" office:value-type="date" office:date-value="2009-01-27T00:00:00">
            <text:p>27-Jan-2009</text:p>
          </table:table-cell>
          <table:table-cell table:style-name="ce24" office:value-type="float" office:value="1544">
            <text:p>1544</text:p>
          </table:table-cell>
          <table:table-cell table:style-name="ce24"/>
        </table:table-row>
        <table:table-row table:style-name="ro2">
          <table:table-cell table:style-name="ce23" office:value-type="date" office:date-value="2009-01-28T00:00:00">
            <text:p>28-Jan-2009</text:p>
          </table:table-cell>
          <table:table-cell table:style-name="ce24" office:value-type="float" office:value="1490">
            <text:p>1490</text:p>
          </table:table-cell>
          <table:table-cell table:style-name="ce24"/>
        </table:table-row>
        <table:table-row table:style-name="ro2">
          <table:table-cell table:style-name="ce23" office:value-type="date" office:date-value="2009-01-29T00:00:00">
            <text:p>29-Jan-2009</text:p>
          </table:table-cell>
          <table:table-cell table:style-name="ce24" office:value-type="float" office:value="1475">
            <text:p>1475</text:p>
          </table:table-cell>
          <table:table-cell table:style-name="ce24"/>
        </table:table-row>
        <table:table-row table:style-name="ro2">
          <table:table-cell table:style-name="ce23" office:value-type="date" office:date-value="2009-01-30T00:00:00">
            <text:p>30-Jan-2009</text:p>
          </table:table-cell>
          <table:table-cell table:style-name="ce24" office:value-type="float" office:value="1690">
            <text:p>1690</text:p>
          </table:table-cell>
          <table:table-cell table:style-name="ce24"/>
        </table:table-row>
        <table:table-row table:style-name="ro2">
          <table:table-cell table:style-name="ce23" office:value-type="date" office:date-value="2009-01-31T00:00:00">
            <text:p>31-Jan-2009</text:p>
          </table:table-cell>
          <table:table-cell table:style-name="ce24" office:value-type="float" office:value="1513">
            <text:p>1513</text:p>
          </table:table-cell>
          <table:table-cell table:style-name="ce24"/>
        </table:table-row>
        <table:table-row table:style-name="ro2">
          <table:table-cell table:style-name="ce23" office:value-type="date" office:date-value="2009-02-01T00:00:00">
            <text:p>1-Feb-2009</text:p>
          </table:table-cell>
          <table:table-cell table:style-name="ce24" office:value-type="float" office:value="1646">
            <text:p>1646</text:p>
          </table:table-cell>
          <table:table-cell table:style-name="ce24"/>
        </table:table-row>
        <table:table-row table:style-name="ro2">
          <table:table-cell table:style-name="ce23" office:value-type="date" office:date-value="2009-02-02T00:00:00">
            <text:p>2-Feb-2009</text:p>
          </table:table-cell>
          <table:table-cell table:style-name="ce24" office:value-type="float" office:value="1563">
            <text:p>1563</text:p>
          </table:table-cell>
          <table:table-cell table:style-name="ce24"/>
        </table:table-row>
        <table:table-row table:style-name="ro2">
          <table:table-cell table:style-name="ce23" office:value-type="date" office:date-value="2009-02-03T00:00:00">
            <text:p>3-Feb-2009</text:p>
          </table:table-cell>
          <table:table-cell table:style-name="ce24" office:value-type="float" office:value="1311">
            <text:p>1311</text:p>
          </table:table-cell>
          <table:table-cell table:style-name="ce24"/>
        </table:table-row>
        <table:table-row table:style-name="ro2">
          <table:table-cell table:style-name="ce23" office:value-type="date" office:date-value="2009-02-04T00:00:00">
            <text:p>4-Feb-2009</text:p>
          </table:table-cell>
          <table:table-cell table:style-name="ce24" office:value-type="float" office:value="1575">
            <text:p>1575</text:p>
          </table:table-cell>
          <table:table-cell table:style-name="ce24"/>
        </table:table-row>
        <table:table-row table:style-name="ro2">
          <table:table-cell table:style-name="ce23" office:value-type="date" office:date-value="2009-02-05T00:00:00">
            <text:p>5-Feb-2009</text:p>
          </table:table-cell>
          <table:table-cell table:style-name="ce24" office:value-type="float" office:value="1643">
            <text:p>1643</text:p>
          </table:table-cell>
          <table:table-cell table:style-name="ce24"/>
        </table:table-row>
        <table:table-row table:style-name="ro2">
          <table:table-cell table:style-name="ce23" office:value-type="date" office:date-value="2009-02-06T00:00:00">
            <text:p>6-Feb-2009</text:p>
          </table:table-cell>
          <table:table-cell table:style-name="ce24" office:value-type="float" office:value="1408">
            <text:p>1408</text:p>
          </table:table-cell>
          <table:table-cell table:style-name="ce24"/>
        </table:table-row>
        <table:table-row table:style-name="ro2">
          <table:table-cell table:style-name="ce23" office:value-type="date" office:date-value="2009-02-07T00:00:00">
            <text:p>7-Feb-2009</text:p>
          </table:table-cell>
          <table:table-cell table:style-name="ce24" office:value-type="float" office:value="1427">
            <text:p>1427</text:p>
          </table:table-cell>
          <table:table-cell table:style-name="ce24"/>
        </table:table-row>
        <table:table-row table:style-name="ro2">
          <table:table-cell table:style-name="ce23" office:value-type="date" office:date-value="2009-02-08T00:00:00">
            <text:p>8-Feb-2009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9-02-09T00:00:00">
            <text:p>9-Feb-2009</text:p>
          </table:table-cell>
          <table:table-cell table:style-name="ce24" office:value-type="float" office:value="1298">
            <text:p>1298</text:p>
          </table:table-cell>
          <table:table-cell table:style-name="ce24"/>
        </table:table-row>
        <table:table-row table:style-name="ro2">
          <table:table-cell table:style-name="ce23" office:value-type="date" office:date-value="2009-02-10T00:00:00">
            <text:p>10-Feb-2009</text:p>
          </table:table-cell>
          <table:table-cell table:style-name="ce24" office:value-type="float" office:value="1351">
            <text:p>1351</text:p>
          </table:table-cell>
          <table:table-cell table:style-name="ce24"/>
        </table:table-row>
        <table:table-row table:style-name="ro2">
          <table:table-cell table:style-name="ce23" office:value-type="date" office:date-value="2009-02-11T00:00:00">
            <text:p>11-Feb-2009</text:p>
          </table:table-cell>
          <table:table-cell table:style-name="ce24" office:value-type="float" office:value="1346">
            <text:p>1346</text:p>
          </table:table-cell>
          <table:table-cell table:style-name="ce24"/>
        </table:table-row>
        <table:table-row table:style-name="ro2">
          <table:table-cell table:style-name="ce23" office:value-type="date" office:date-value="2009-02-12T00:00:00">
            <text:p>12-Feb-2009</text:p>
          </table:table-cell>
          <table:table-cell table:style-name="ce24" office:value-type="float" office:value="1299">
            <text:p>1299</text:p>
          </table:table-cell>
          <table:table-cell table:style-name="ce24"/>
        </table:table-row>
        <table:table-row table:style-name="ro2">
          <table:table-cell table:style-name="ce23" office:value-type="date" office:date-value="2009-02-13T00:00:00">
            <text:p>13-Feb-2009</text:p>
          </table:table-cell>
          <table:table-cell table:style-name="ce24" office:value-type="float" office:value="1603">
            <text:p>1603</text:p>
          </table:table-cell>
          <table:table-cell table:style-name="ce24"/>
        </table:table-row>
        <table:table-row table:style-name="ro2">
          <table:table-cell table:style-name="ce23" office:value-type="date" office:date-value="2009-02-14T00:00:00">
            <text:p>14-Feb-2009</text:p>
          </table:table-cell>
          <table:table-cell table:style-name="ce24" office:value-type="float" office:value="1395">
            <text:p>1395</text:p>
          </table:table-cell>
          <table:table-cell table:style-name="ce24"/>
        </table:table-row>
        <table:table-row table:style-name="ro2">
          <table:table-cell table:style-name="ce23" office:value-type="date" office:date-value="2009-02-15T00:00:00">
            <text:p>15-Feb-2009</text:p>
          </table:table-cell>
          <table:table-cell table:style-name="ce24" office:value-type="float" office:value="1740">
            <text:p>1740</text:p>
          </table:table-cell>
          <table:table-cell table:style-name="ce24"/>
        </table:table-row>
        <table:table-row table:style-name="ro2">
          <table:table-cell table:style-name="ce23" office:value-type="date" office:date-value="2009-02-16T00:00:00">
            <text:p>16-Feb-2009</text:p>
          </table:table-cell>
          <table:table-cell table:style-name="ce24" office:value-type="float" office:value="1313">
            <text:p>1313</text:p>
          </table:table-cell>
          <table:table-cell table:style-name="ce24"/>
        </table:table-row>
        <table:table-row table:style-name="ro2">
          <table:table-cell table:style-name="ce23" office:value-type="date" office:date-value="2009-02-17T00:00:00">
            <text:p>17-Feb-2009</text:p>
          </table:table-cell>
          <table:table-cell table:style-name="ce24" office:value-type="float" office:value="1481">
            <text:p>1481</text:p>
          </table:table-cell>
          <table:table-cell table:style-name="ce24"/>
        </table:table-row>
        <table:table-row table:style-name="ro2">
          <table:table-cell table:style-name="ce23" office:value-type="date" office:date-value="2009-02-18T00:00:00">
            <text:p>18-Feb-2009</text:p>
          </table:table-cell>
          <table:table-cell table:style-name="ce24" office:value-type="float" office:value="1354">
            <text:p>1354</text:p>
          </table:table-cell>
          <table:table-cell table:style-name="ce24"/>
        </table:table-row>
        <table:table-row table:style-name="ro2">
          <table:table-cell table:style-name="ce23" office:value-type="date" office:date-value="2009-02-19T00:00:00">
            <text:p>19-Feb-2009</text:p>
          </table:table-cell>
          <table:table-cell table:style-name="ce24" office:value-type="float" office:value="1345">
            <text:p>1345</text:p>
          </table:table-cell>
          <table:table-cell table:style-name="ce24"/>
        </table:table-row>
        <table:table-row table:style-name="ro2">
          <table:table-cell table:style-name="ce23" office:value-type="date" office:date-value="2009-02-20T00:00:00">
            <text:p>20-Feb-2009</text:p>
          </table:table-cell>
          <table:table-cell table:style-name="ce24" office:value-type="float" office:value="1685">
            <text:p>1685</text:p>
          </table:table-cell>
          <table:table-cell table:style-name="ce24"/>
        </table:table-row>
        <table:table-row table:style-name="ro2">
          <table:table-cell table:style-name="ce23" office:value-type="date" office:date-value="2009-02-21T00:00:00">
            <text:p>21-Feb-2009</text:p>
          </table:table-cell>
          <table:table-cell table:style-name="ce24" office:value-type="float" office:value="1497">
            <text:p>1497</text:p>
          </table:table-cell>
          <table:table-cell table:style-name="ce24"/>
        </table:table-row>
        <table:table-row table:style-name="ro2">
          <table:table-cell table:style-name="ce23" office:value-type="date" office:date-value="2009-02-22T00:00:00">
            <text:p>22-Feb-2009</text:p>
          </table:table-cell>
          <table:table-cell table:style-name="ce24" office:value-type="float" office:value="1311">
            <text:p>1311</text:p>
          </table:table-cell>
          <table:table-cell table:style-name="ce24"/>
        </table:table-row>
        <table:table-row table:style-name="ro2">
          <table:table-cell table:style-name="ce23" office:value-type="date" office:date-value="2009-02-23T00:00:00">
            <text:p>23-Feb-2009</text:p>
          </table:table-cell>
          <table:table-cell table:style-name="ce24" office:value-type="float" office:value="1431">
            <text:p>1431</text:p>
          </table:table-cell>
          <table:table-cell table:style-name="ce24"/>
        </table:table-row>
        <table:table-row table:style-name="ro2">
          <table:table-cell table:style-name="ce23" office:value-type="date" office:date-value="2009-02-24T00:00:00">
            <text:p>24-Feb-2009</text:p>
          </table:table-cell>
          <table:table-cell table:style-name="ce24" office:value-type="float" office:value="1671">
            <text:p>1671</text:p>
          </table:table-cell>
          <table:table-cell table:style-name="ce24"/>
        </table:table-row>
        <table:table-row table:style-name="ro2">
          <table:table-cell table:style-name="ce23" office:value-type="date" office:date-value="2009-02-25T00:00:00">
            <text:p>25-Feb-2009</text:p>
          </table:table-cell>
          <table:table-cell table:style-name="ce24" office:value-type="float" office:value="1580">
            <text:p>1580</text:p>
          </table:table-cell>
          <table:table-cell table:style-name="ce24"/>
        </table:table-row>
        <table:table-row table:style-name="ro2">
          <table:table-cell table:style-name="ce23" office:value-type="date" office:date-value="2009-02-26T00:00:00">
            <text:p>26-Feb-2009</text:p>
          </table:table-cell>
          <table:table-cell table:style-name="ce24" office:value-type="float" office:value="1479">
            <text:p>1479</text:p>
          </table:table-cell>
          <table:table-cell table:style-name="ce24"/>
        </table:table-row>
        <table:table-row table:style-name="ro2">
          <table:table-cell table:style-name="ce23" office:value-type="date" office:date-value="2009-02-27T00:00:00">
            <text:p>27-Feb-2009</text:p>
          </table:table-cell>
          <table:table-cell table:style-name="ce24" office:value-type="float" office:value="1498">
            <text:p>1498</text:p>
          </table:table-cell>
          <table:table-cell table:style-name="ce24"/>
        </table:table-row>
        <table:table-row table:style-name="ro2">
          <table:table-cell table:style-name="ce23" office:value-type="date" office:date-value="2009-02-28T00:00:00">
            <text:p>28-Feb-2009</text:p>
          </table:table-cell>
          <table:table-cell table:style-name="ce24" office:value-type="float" office:value="1649">
            <text:p>1649</text:p>
          </table:table-cell>
          <table:table-cell table:style-name="ce24"/>
        </table:table-row>
        <table:table-row table:style-name="ro2">
          <table:table-cell table:style-name="ce23" office:value-type="date" office:date-value="2009-03-01T00:00:00">
            <text:p>1-Mar-2009</text:p>
          </table:table-cell>
          <table:table-cell table:style-name="ce24" office:value-type="float" office:value="1692">
            <text:p>1692</text:p>
          </table:table-cell>
          <table:table-cell table:style-name="ce24"/>
        </table:table-row>
        <table:table-row table:style-name="ro2">
          <table:table-cell table:style-name="ce23" office:value-type="date" office:date-value="2009-03-02T00:00:00">
            <text:p>2-Mar-2009</text:p>
          </table:table-cell>
          <table:table-cell table:style-name="ce24" office:value-type="float" office:value="1549">
            <text:p>1549</text:p>
          </table:table-cell>
          <table:table-cell table:style-name="ce24"/>
        </table:table-row>
        <table:table-row table:style-name="ro2">
          <table:table-cell table:style-name="ce23" office:value-type="date" office:date-value="2009-03-03T00:00:00">
            <text:p>3-Mar-2009</text:p>
          </table:table-cell>
          <table:table-cell table:style-name="ce24" office:value-type="float" office:value="1660">
            <text:p>1660</text:p>
          </table:table-cell>
          <table:table-cell table:style-name="ce24"/>
        </table:table-row>
        <table:table-row table:style-name="ro2">
          <table:table-cell table:style-name="ce23" office:value-type="date" office:date-value="2009-03-04T00:00:00">
            <text:p>4-Mar-2009</text:p>
          </table:table-cell>
          <table:table-cell table:style-name="ce24" office:value-type="float" office:value="1680">
            <text:p>1680</text:p>
          </table:table-cell>
          <table:table-cell table:style-name="ce24"/>
        </table:table-row>
        <table:table-row table:style-name="ro2">
          <table:table-cell table:style-name="ce23" office:value-type="date" office:date-value="2009-03-05T00:00:00">
            <text:p>5-Mar-2009</text:p>
          </table:table-cell>
          <table:table-cell table:style-name="ce24" office:value-type="float" office:value="1770">
            <text:p>1770</text:p>
          </table:table-cell>
          <table:table-cell table:style-name="ce24"/>
        </table:table-row>
        <table:table-row table:style-name="ro2">
          <table:table-cell table:style-name="ce23" office:value-type="date" office:date-value="2009-03-06T00:00:00">
            <text:p>6-Mar-2009</text:p>
          </table:table-cell>
          <table:table-cell table:style-name="ce24" office:value-type="float" office:value="1275">
            <text:p>1275</text:p>
          </table:table-cell>
          <table:table-cell table:style-name="ce24"/>
        </table:table-row>
        <table:table-row table:style-name="ro2">
          <table:table-cell table:style-name="ce23" office:value-type="date" office:date-value="2009-03-07T00:00:00">
            <text:p>7-Mar-2009</text:p>
          </table:table-cell>
          <table:table-cell table:style-name="ce24" office:value-type="float" office:value="1340">
            <text:p>1340</text:p>
          </table:table-cell>
          <table:table-cell table:style-name="ce24"/>
        </table:table-row>
        <table:table-row table:style-name="ro2">
          <table:table-cell table:style-name="ce23" office:value-type="date" office:date-value="2009-03-08T00:00:00">
            <text:p>8-Mar-2009</text:p>
          </table:table-cell>
          <table:table-cell table:style-name="ce24" office:value-type="float" office:value="1695">
            <text:p>1695</text:p>
          </table:table-cell>
          <table:table-cell table:style-name="ce24"/>
        </table:table-row>
        <table:table-row table:style-name="ro2">
          <table:table-cell table:style-name="ce23" office:value-type="date" office:date-value="2009-03-09T00:00:00">
            <text:p>9-Mar-2009</text:p>
          </table:table-cell>
          <table:table-cell table:style-name="ce24" office:value-type="float" office:value="1620">
            <text:p>1620</text:p>
          </table:table-cell>
          <table:table-cell table:style-name="ce24"/>
        </table:table-row>
        <table:table-row table:style-name="ro2">
          <table:table-cell table:style-name="ce23" office:value-type="date" office:date-value="2009-03-10T00:00:00">
            <text:p>10-Mar-2009</text:p>
          </table:table-cell>
          <table:table-cell table:style-name="ce24" office:value-type="float" office:value="1411">
            <text:p>1411</text:p>
          </table:table-cell>
          <table:table-cell table:style-name="ce24"/>
        </table:table-row>
        <table:table-row table:style-name="ro2">
          <table:table-cell table:style-name="ce23" office:value-type="date" office:date-value="2009-03-11T00:00:00">
            <text:p>11-Mar-2009</text:p>
          </table:table-cell>
          <table:table-cell table:style-name="ce24" office:value-type="float" office:value="1721">
            <text:p>1721</text:p>
          </table:table-cell>
          <table:table-cell table:style-name="ce24"/>
        </table:table-row>
        <table:table-row table:style-name="ro2">
          <table:table-cell table:style-name="ce23" office:value-type="date" office:date-value="2009-03-12T00:00:00">
            <text:p>12-Mar-2009</text:p>
          </table:table-cell>
          <table:table-cell table:style-name="ce24" office:value-type="float" office:value="1524">
            <text:p>1524</text:p>
          </table:table-cell>
          <table:table-cell table:style-name="ce24"/>
        </table:table-row>
        <table:table-row table:style-name="ro2">
          <table:table-cell table:style-name="ce23" office:value-type="date" office:date-value="2009-03-13T00:00:00">
            <text:p>13-Mar-2009</text:p>
          </table:table-cell>
          <table:table-cell table:style-name="ce24" office:value-type="float" office:value="1430">
            <text:p>1430</text:p>
          </table:table-cell>
          <table:table-cell table:style-name="ce24"/>
        </table:table-row>
        <table:table-row table:style-name="ro2">
          <table:table-cell table:style-name="ce23" office:value-type="date" office:date-value="2009-03-14T00:00:00">
            <text:p>14-Mar-2009</text:p>
          </table:table-cell>
          <table:table-cell table:style-name="ce24" office:value-type="float" office:value="1448">
            <text:p>1448</text:p>
          </table:table-cell>
          <table:table-cell table:style-name="ce24"/>
        </table:table-row>
        <table:table-row table:style-name="ro2">
          <table:table-cell table:style-name="ce23" office:value-type="date" office:date-value="2009-03-15T00:00:00">
            <text:p>15-Mar-2009</text:p>
          </table:table-cell>
          <table:table-cell table:style-name="ce24" office:value-type="float" office:value="1674">
            <text:p>1674</text:p>
          </table:table-cell>
          <table:table-cell table:style-name="ce24"/>
        </table:table-row>
        <table:table-row table:style-name="ro2">
          <table:table-cell table:style-name="ce23" office:value-type="date" office:date-value="2009-03-16T00:00:00">
            <text:p>16-Mar-2009</text:p>
          </table:table-cell>
          <table:table-cell table:style-name="ce24" office:value-type="float" office:value="1529">
            <text:p>1529</text:p>
          </table:table-cell>
          <table:table-cell table:style-name="ce24"/>
        </table:table-row>
        <table:table-row table:style-name="ro2">
          <table:table-cell table:style-name="ce23" office:value-type="date" office:date-value="2009-03-17T00:00:00">
            <text:p>17-Mar-2009</text:p>
          </table:table-cell>
          <table:table-cell table:style-name="ce24" office:value-type="float" office:value="1426">
            <text:p>1426</text:p>
          </table:table-cell>
          <table:table-cell table:style-name="ce24"/>
        </table:table-row>
        <table:table-row table:style-name="ro2">
          <table:table-cell table:style-name="ce23" office:value-type="date" office:date-value="2009-03-18T00:00:00">
            <text:p>18-Mar-2009</text:p>
          </table:table-cell>
          <table:table-cell table:style-name="ce24" office:value-type="float" office:value="1759">
            <text:p>1759</text:p>
          </table:table-cell>
          <table:table-cell table:style-name="ce24"/>
        </table:table-row>
        <table:table-row table:style-name="ro2">
          <table:table-cell table:style-name="ce23" office:value-type="date" office:date-value="2009-03-19T00:00:00">
            <text:p>19-Mar-2009</text:p>
          </table:table-cell>
          <table:table-cell table:style-name="ce24" office:value-type="float" office:value="1761">
            <text:p>1761</text:p>
          </table:table-cell>
          <table:table-cell table:style-name="ce24"/>
        </table:table-row>
        <table:table-row table:style-name="ro2">
          <table:table-cell table:style-name="ce23" office:value-type="date" office:date-value="2009-03-20T00:00:00">
            <text:p>20-Mar-2009</text:p>
          </table:table-cell>
          <table:table-cell table:style-name="ce24" office:value-type="float" office:value="1575">
            <text:p>1575</text:p>
          </table:table-cell>
          <table:table-cell table:style-name="ce24"/>
        </table:table-row>
        <table:table-row table:style-name="ro2">
          <table:table-cell table:style-name="ce23" office:value-type="date" office:date-value="2009-03-21T00:00:00">
            <text:p>21-Mar-2009</text:p>
          </table:table-cell>
          <table:table-cell table:style-name="ce24" office:value-type="float" office:value="1405">
            <text:p>1405</text:p>
          </table:table-cell>
          <table:table-cell table:style-name="ce24"/>
        </table:table-row>
        <table:table-row table:style-name="ro2">
          <table:table-cell table:style-name="ce23" office:value-type="date" office:date-value="2009-03-22T00:00:00">
            <text:p>22-Mar-2009</text:p>
          </table:table-cell>
          <table:table-cell table:style-name="ce24" office:value-type="float" office:value="1514">
            <text:p>1514</text:p>
          </table:table-cell>
          <table:table-cell table:style-name="ce24"/>
        </table:table-row>
        <table:table-row table:style-name="ro2">
          <table:table-cell table:style-name="ce23" office:value-type="date" office:date-value="2009-03-23T00:00:00">
            <text:p>23-Mar-2009</text:p>
          </table:table-cell>
          <table:table-cell table:style-name="ce24" office:value-type="float" office:value="1370">
            <text:p>1370</text:p>
          </table:table-cell>
          <table:table-cell table:style-name="ce24"/>
        </table:table-row>
        <table:table-row table:style-name="ro2">
          <table:table-cell table:style-name="ce23" office:value-type="date" office:date-value="2009-03-24T00:00:00">
            <text:p>24-Mar-2009</text:p>
          </table:table-cell>
          <table:table-cell table:style-name="ce24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3" office:value-type="date" office:date-value="2009-03-25T00:00:00">
            <text:p>25-Mar-2009</text:p>
          </table:table-cell>
          <table:table-cell table:style-name="ce24" office:value-type="float" office:value="1410">
            <text:p>1410</text:p>
          </table:table-cell>
          <table:table-cell table:style-name="ce24"/>
        </table:table-row>
        <table:table-row table:style-name="ro2">
          <table:table-cell table:style-name="ce23" office:value-type="date" office:date-value="2009-03-26T00:00:00">
            <text:p>26-Mar-2009</text:p>
          </table:table-cell>
          <table:table-cell table:style-name="ce24" office:value-type="float" office:value="1417">
            <text:p>1417</text:p>
          </table:table-cell>
          <table:table-cell table:style-name="ce24"/>
        </table:table-row>
        <table:table-row table:style-name="ro2">
          <table:table-cell table:style-name="ce23" office:value-type="date" office:date-value="2009-03-27T00:00:00">
            <text:p>27-Mar-2009</text:p>
          </table:table-cell>
          <table:table-cell table:style-name="ce24" office:value-type="float" office:value="1611">
            <text:p>1611</text:p>
          </table:table-cell>
          <table:table-cell table:style-name="ce24"/>
        </table:table-row>
        <table:table-row table:style-name="ro2">
          <table:table-cell table:style-name="ce23" office:value-type="date" office:date-value="2009-03-28T00:00:00">
            <text:p>28-Mar-2009</text:p>
          </table:table-cell>
          <table:table-cell table:style-name="ce24" office:value-type="float" office:value="1547">
            <text:p>1547</text:p>
          </table:table-cell>
          <table:table-cell table:style-name="ce24"/>
        </table:table-row>
        <table:table-row table:style-name="ro2">
          <table:table-cell table:style-name="ce23" office:value-type="date" office:date-value="2009-03-29T00:00:00">
            <text:p>29-Mar-2009</text:p>
          </table:table-cell>
          <table:table-cell table:style-name="ce24" office:value-type="float" office:value="1662">
            <text:p>1662</text:p>
          </table:table-cell>
          <table:table-cell table:style-name="ce24"/>
        </table:table-row>
        <table:table-row table:style-name="ro2">
          <table:table-cell table:style-name="ce23" office:value-type="date" office:date-value="2009-03-30T00:00:00">
            <text:p>30-Mar-2009</text:p>
          </table:table-cell>
          <table:table-cell table:style-name="ce24" office:value-type="float" office:value="1420">
            <text:p>1420</text:p>
          </table:table-cell>
          <table:table-cell table:style-name="ce24"/>
        </table:table-row>
        <table:table-row table:style-name="ro2">
          <table:table-cell table:style-name="ce23" office:value-type="date" office:date-value="2009-03-31T00:00:00">
            <text:p>31-Mar-2009</text:p>
          </table:table-cell>
          <table:table-cell table:style-name="ce24" office:value-type="float" office:value="1387">
            <text:p>1387</text:p>
          </table:table-cell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</table:table>
      <table:table table:name="Média_Movei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Data</text:p>
            <draw:frame table:end-cell-address="Média_Moveis.H28" svg:x="0.03cm" svg:y="0cm" svg:width="21.06cm" svg:height="15cm" draw:z-index="0" draw:name="Chart 1" draw:style-name="gr2">
              <draw:object draw:notify-on-update-of-ranges="Média_Moveis.B2:Média_Moveis.B285 " xlink:href="./Object 1-0" xlink:type="simple" xlink:show="embed" xlink:actuate="onLoad"/>
              <draw:image xlink:href="./ObjectReplacements/Object 1-0" xlink:show="embed" xlink:actuate="onLoad"/>
            </draw:frame>
          </table:table-cell>
          <table:table-cell table:style-name="ce22" office:value-type="string">
            <text:p>Views do Blog</text:p>
          </table:table-cell>
          <table:table-cell table:style-name="ce22" office:value-type="string">
            <text:p>Media Móvel - 7</text:p>
          </table:table-cell>
          <table:table-cell table:style-name="ce22" office:value-type="string">
            <text:p>Média Móvel - 3</text:p>
          </table:table-cell>
          <table:table-cell table:style-name="ce22" office:value-type="string">
            <text:p>Média Móvel (21 dias)</text:p>
          </table:table-cell>
        </table:table-row>
        <table:table-row table:style-name="ro2">
          <table:table-cell table:style-name="ce23" office:value-type="date" office:date-value="2008-06-21T00:00:00">
            <text:p>21-Jun-2008</text:p>
          </table:table-cell>
          <table:table-cell table:style-name="ce24" office:value-type="float" office:value="1740">
            <text:p>1740</text:p>
          </table:table-cell>
        </table:table-row>
        <table:table-row table:style-name="ro2">
          <table:table-cell table:style-name="ce23" office:value-type="date" office:date-value="2008-06-22T00:00:00">
            <text:p>22-Jun-2008</text:p>
          </table:table-cell>
          <table:table-cell table:style-name="ce24" office:value-type="float" office:value="1585">
            <text:p>1585</text:p>
          </table:table-cell>
          <table:table-cell/>
          <table:table-cell table:formula="of:=AVERAGE([.B2:.B4])" office:value-type="string">
            <text:p>1877.666667</text:p>
          </table:table-cell>
        </table:table-row>
        <table:table-row table:style-name="ro2">
          <table:table-cell table:style-name="ce23" office:value-type="date" office:date-value="2008-06-23T00:00:00">
            <text:p>23-Jun-2008</text:p>
          </table:table-cell>
          <table:table-cell table:style-name="ce24" office:value-type="float" office:value="2308">
            <text:p>2308</text:p>
          </table:table-cell>
          <table:table-cell/>
          <table:table-cell table:formula="of:=AVERAGE([.B3:.B5])" office:value-type="string">
            <text:p>1961</text:p>
          </table:table-cell>
        </table:table-row>
        <table:table-row table:style-name="ro2">
          <table:table-cell table:style-name="ce23" office:value-type="date" office:date-value="2008-06-24T00:00:00">
            <text:p>24-Jun-2008</text:p>
          </table:table-cell>
          <table:table-cell table:style-name="ce24" office:value-type="float" office:value="1990">
            <text:p>1990</text:p>
          </table:table-cell>
          <table:table-cell table:formula="of:=AVERAGE([.B2:.B8])" office:value-type="string">
            <text:p>1912.571429</text:p>
          </table:table-cell>
          <table:table-cell table:formula="of:=AVERAGE([.B4:.B6])" office:value-type="string">
            <text:p>2037</text:p>
          </table:table-cell>
        </table:table-row>
        <table:table-row table:style-name="ro2">
          <table:table-cell table:style-name="ce23" office:value-type="date" office:date-value="2008-06-25T00:00:00">
            <text:p>25-Jun-2008</text:p>
          </table:table-cell>
          <table:table-cell table:style-name="ce24" office:value-type="float" office:value="1813">
            <text:p>1813</text:p>
          </table:table-cell>
          <table:table-cell table:formula="of:=AVERAGE([.B3:.B9])" office:value-type="string">
            <text:p>1959.428571</text:p>
          </table:table-cell>
          <table:table-cell table:formula="of:=AVERAGE([.B5:.B7])" office:value-type="string">
            <text:p>1836</text:p>
          </table:table-cell>
        </table:table-row>
        <table:table-row table:style-name="ro2">
          <table:table-cell table:style-name="ce23" office:value-type="date" office:date-value="2008-06-26T00:00:00">
            <text:p>26-Jun-2008</text:p>
          </table:table-cell>
          <table:table-cell table:style-name="ce24" office:value-type="float" office:value="1705">
            <text:p>1705</text:p>
          </table:table-cell>
          <table:table-cell table:formula="of:=AVERAGE([.B4:.B10])" office:value-type="string">
            <text:p>2024.142857</text:p>
          </table:table-cell>
          <table:table-cell table:formula="of:=AVERAGE([.B6:.B8])" office:value-type="string">
            <text:p>1921.666667</text:p>
          </table:table-cell>
        </table:table-row>
        <table:table-row table:style-name="ro2">
          <table:table-cell table:style-name="ce23" office:value-type="date" office:date-value="2008-06-27T00:00:00">
            <text:p>27-Jun-2008</text:p>
          </table:table-cell>
          <table:table-cell table:style-name="ce24" office:value-type="float" office:value="2247">
            <text:p>2247</text:p>
          </table:table-cell>
          <table:table-cell table:formula="of:=AVERAGE([.B5:.B11])" office:value-type="string">
            <text:p>1973.428571</text:p>
          </table:table-cell>
          <table:table-cell table:formula="of:=AVERAGE([.B7:.B9])" office:value-type="string">
            <text:p>2006.666667</text:p>
          </table:table-cell>
        </table:table-row>
        <table:table-row table:style-name="ro2">
          <table:table-cell table:style-name="ce23" office:value-type="date" office:date-value="2008-06-28T00:00:00">
            <text:p>28-Jun-2008</text:p>
          </table:table-cell>
          <table:table-cell table:style-name="ce24" office:value-type="float" office:value="2068">
            <text:p>2068</text:p>
          </table:table-cell>
          <table:table-cell table:formula="of:=AVERAGE([.B6:.B12])" office:value-type="string">
            <text:p>1985.428571</text:p>
          </table:table-cell>
          <table:table-cell table:formula="of:=AVERAGE([.B8:.B10])" office:value-type="string">
            <text:p>2117.666667</text:p>
          </table:table-cell>
          <table:table-cell/>
          <table:table-cell>
            <draw:frame table:end-cell-address="Média_Moveis.N17" svg:x="1.48cm" svg:y="0.03cm" svg:width="20.8cm" svg:height="4.6cm" draw:z-index="2" draw:name="Chart 3" draw:style-name="gr4">
              <draw:object draw:notify-on-update-of-ranges="Média_Moveis.D2:Média_Moveis.D285 " xlink:href="./Object 1-2" xlink:type="simple" xlink:show="embed" xlink:actuate="onLoad"/>
              <draw:image xlink:href="./ObjectReplacements/Object 1-2" xlink:show="embed" xlink:actuate="onLoad"/>
            </draw:frame>
          </table:table-cell>
        </table:table-row>
        <table:table-row table:style-name="ro2">
          <table:table-cell table:style-name="ce23" office:value-type="date" office:date-value="2008-06-29T00:00:00">
            <text:p>29-Jun-2008</text:p>
          </table:table-cell>
          <table:table-cell table:style-name="ce24" office:value-type="float" office:value="2038">
            <text:p>2038</text:p>
          </table:table-cell>
          <table:table-cell table:formula="of:=AVERAGE([.B7:.B13])" office:value-type="string">
            <text:p>2027.714286</text:p>
          </table:table-cell>
          <table:table-cell table:formula="of:=AVERAGE([.B9:.B11])" office:value-type="string">
            <text:p>2019.666667</text:p>
          </table:table-cell>
        </table:table-row>
        <table:table-row table:style-name="ro2">
          <table:table-cell table:style-name="ce23" office:value-type="date" office:date-value="2008-06-30T00:00:00">
            <text:p>30-Jun-2008</text:p>
          </table:table-cell>
          <table:table-cell table:style-name="ce24" office:value-type="float" office:value="1953">
            <text:p>1953</text:p>
          </table:table-cell>
          <table:table-cell table:formula="of:=AVERAGE([.B8:.B14])" office:value-type="string">
            <text:p>2105.285714</text:p>
          </table:table-cell>
          <table:table-cell table:formula="of:=AVERAGE([.B10:.B12])" office:value-type="string">
            <text:p>2021.666667</text:p>
          </table:table-cell>
        </table:table-row>
        <table:table-row table:style-name="ro2">
          <table:table-cell table:style-name="ce23" office:value-type="date" office:date-value="2008-07-01T00:00:00">
            <text:p>1-Jul-2008</text:p>
          </table:table-cell>
          <table:table-cell table:style-name="ce24" office:value-type="float" office:value="2074">
            <text:p>2074</text:p>
          </table:table-cell>
          <table:table-cell table:formula="of:=AVERAGE([.B9:.B15])" office:value-type="string">
            <text:p>2118.285714</text:p>
          </table:table-cell>
          <table:table-cell table:formula="of:=AVERAGE([.B11:.B13])" office:value-type="string">
            <text:p>2045.333333</text:p>
          </table:table-cell>
          <table:table-cell table:formula="of:=AVERAGE([.B2:.B22])" office:value-type="string">
            <text:p>2074.52381</text:p>
          </table:table-cell>
        </table:table-row>
        <table:table-row table:style-name="ro2">
          <table:table-cell table:style-name="ce23" office:value-type="date" office:date-value="2008-07-02T00:00:00">
            <text:p>2-Jul-2008</text:p>
          </table:table-cell>
          <table:table-cell table:style-name="ce24" office:value-type="float" office:value="2109">
            <text:p>2109</text:p>
          </table:table-cell>
          <table:table-cell table:formula="of:=AVERAGE([.B10:.B16])" office:value-type="string">
            <text:p>2100.142857</text:p>
          </table:table-cell>
          <table:table-cell table:formula="of:=AVERAGE([.B12:.B14])" office:value-type="string">
            <text:p>2143.666667</text:p>
          </table:table-cell>
          <table:table-cell table:formula="of:=AVERAGE([.B3:.B23])" office:value-type="string">
            <text:p>2101.190476</text:p>
          </table:table-cell>
        </table:table-row>
        <table:table-row table:style-name="ro2">
          <table:table-cell table:style-name="ce23" office:value-type="date" office:date-value="2008-07-03T00:00:00">
            <text:p>3-Jul-2008</text:p>
          </table:table-cell>
          <table:table-cell table:style-name="ce24" office:value-type="float" office:value="2248">
            <text:p>2248</text:p>
          </table:table-cell>
          <table:table-cell table:formula="of:=AVERAGE([.B11:.B17])" office:value-type="string">
            <text:p>2101.142857</text:p>
          </table:table-cell>
          <table:table-cell table:formula="of:=AVERAGE([.B13:.B15])" office:value-type="string">
            <text:p>2231.666667</text:p>
          </table:table-cell>
          <table:table-cell table:formula="of:=AVERAGE([.B4:.B24])" office:value-type="string">
            <text:p>2138.52381</text:p>
          </table:table-cell>
        </table:table-row>
        <table:table-row table:style-name="ro2">
          <table:table-cell table:style-name="ce23" office:value-type="date" office:date-value="2008-07-04T00:00:00">
            <text:p>4-Jul-2008</text:p>
          </table:table-cell>
          <table:table-cell table:style-name="ce24" office:value-type="float" office:value="2338">
            <text:p>2338</text:p>
          </table:table-cell>
          <table:table-cell table:formula="of:=AVERAGE([.B12:.B18])" office:value-type="string">
            <text:p>2143.714286</text:p>
          </table:table-cell>
          <table:table-cell table:formula="of:=AVERAGE([.B14:.B16])" office:value-type="string">
            <text:p>2175.666667</text:p>
          </table:table-cell>
          <table:table-cell table:formula="of:=AVERAGE([.B5:.B25])" office:value-type="string">
            <text:p>2145.952381</text:p>
          </table:table-cell>
          <table:table-cell>
            <draw:frame table:end-cell-address="Média_Moveis.N25" svg:x="1.43cm" svg:y="0.48cm" svg:width="20.77cm" svg:height="5.11cm" draw:z-index="1" draw:name="Chart 2" draw:style-name="gr3">
              <draw:object draw:notify-on-update-of-ranges="Média_Moveis.C2:Média_Moveis.C285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23" office:value-type="date" office:date-value="2008-07-05T00:00:00">
            <text:p>5-Jul-2008</text:p>
          </table:table-cell>
          <table:table-cell table:style-name="ce24" office:value-type="float" office:value="1941">
            <text:p>1941</text:p>
          </table:table-cell>
          <table:table-cell table:formula="of:=AVERAGE([.B13:.B19])" office:value-type="string">
            <text:p>2163.142857</text:p>
          </table:table-cell>
          <table:table-cell table:formula="of:=AVERAGE([.B15:.B17])" office:value-type="string">
            <text:p>2108</text:p>
          </table:table-cell>
          <table:table-cell table:formula="of:=AVERAGE([.B6:.B26])" office:value-type="string">
            <text:p>2160.238095</text:p>
          </table:table-cell>
        </table:table-row>
        <table:table-row table:style-name="ro2">
          <table:table-cell table:style-name="ce23" office:value-type="date" office:date-value="2008-07-06T00:00:00">
            <text:p>6-Jul-2008</text:p>
          </table:table-cell>
          <table:table-cell table:style-name="ce24" office:value-type="float" office:value="2045">
            <text:p>2045</text:p>
          </table:table-cell>
          <table:table-cell table:formula="of:=AVERAGE([.B14:.B20])" office:value-type="string">
            <text:p>2179.714286</text:p>
          </table:table-cell>
          <table:table-cell table:formula="of:=AVERAGE([.B16:.B18])" office:value-type="string">
            <text:p>2079</text:p>
          </table:table-cell>
          <table:table-cell table:formula="of:=AVERAGE([.B7:.B27])" office:value-type="string">
            <text:p>2176.666667</text:p>
          </table:table-cell>
        </table:table-row>
        <table:table-row table:style-name="ro2">
          <table:table-cell table:style-name="ce23" office:value-type="date" office:date-value="2008-07-07T00:00:00">
            <text:p>7-Jul-2008</text:p>
          </table:table-cell>
          <table:table-cell table:style-name="ce24" office:value-type="float" office:value="2251">
            <text:p>2251</text:p>
          </table:table-cell>
          <table:table-cell table:formula="of:=AVERAGE([.B15:.B21])" office:value-type="string">
            <text:p>2192.285714</text:p>
          </table:table-cell>
          <table:table-cell table:formula="of:=AVERAGE([.B17:.B19])" office:value-type="string">
            <text:p>2168.666667</text:p>
          </table:table-cell>
          <table:table-cell table:formula="of:=AVERAGE([.B8:.B28])" office:value-type="string">
            <text:p>2210.047619</text:p>
          </table:table-cell>
        </table:table-row>
        <table:table-row table:style-name="ro2">
          <table:table-cell table:style-name="ce23" office:value-type="date" office:date-value="2008-07-08T00:00:00">
            <text:p>8-Jul-2008</text:p>
          </table:table-cell>
          <table:table-cell table:style-name="ce24" office:value-type="float" office:value="2210">
            <text:p>2210</text:p>
          </table:table-cell>
          <table:table-cell table:formula="of:=AVERAGE([.B16:.B22])" office:value-type="string">
            <text:p>2192.714286</text:p>
          </table:table-cell>
          <table:table-cell table:formula="of:=AVERAGE([.B18:.B20])" office:value-type="string">
            <text:p>2228.666667</text:p>
          </table:table-cell>
          <table:table-cell table:formula="of:=AVERAGE([.B9:.B29])" office:value-type="string">
            <text:p>2217.047619</text:p>
          </table:table-cell>
        </table:table-row>
        <table:table-row table:style-name="ro2">
          <table:table-cell table:style-name="ce23" office:value-type="date" office:date-value="2008-07-09T00:00:00">
            <text:p>9-Jul-2008</text:p>
          </table:table-cell>
          <table:table-cell table:style-name="ce24" office:value-type="float" office:value="2225">
            <text:p>2225</text:p>
          </table:table-cell>
          <table:table-cell table:formula="of:=AVERAGE([.B17:.B23])" office:value-type="string">
            <text:p>2244</text:p>
          </table:table-cell>
          <table:table-cell table:formula="of:=AVERAGE([.B19:.B21])" office:value-type="string">
            <text:p>2257</text:p>
          </table:table-cell>
          <table:table-cell table:formula="of:=AVERAGE([.B10:.B30])" office:value-type="string">
            <text:p>2229.238095</text:p>
          </table:table-cell>
        </table:table-row>
        <table:table-row table:style-name="ro2">
          <table:table-cell table:style-name="ce23" office:value-type="date" office:date-value="2008-07-10T00:00:00">
            <text:p>10-Jul-2008</text:p>
          </table:table-cell>
          <table:table-cell table:style-name="ce24" office:value-type="float" office:value="2336">
            <text:p>2336</text:p>
          </table:table-cell>
          <table:table-cell table:formula="of:=AVERAGE([.B18:.B24])" office:value-type="string">
            <text:p>2290.285714</text:p>
          </table:table-cell>
          <table:table-cell table:formula="of:=AVERAGE([.B20:.B22])" office:value-type="string">
            <text:p>2300.666667</text:p>
          </table:table-cell>
          <table:table-cell table:formula="of:=AVERAGE([.B11:.B31])" office:value-type="string">
            <text:p>2246.571429</text:p>
          </table:table-cell>
        </table:table-row>
        <table:table-row table:style-name="ro2">
          <table:table-cell table:style-name="ce23" office:value-type="date" office:date-value="2008-07-11T00:00:00">
            <text:p>11-Jul-2008</text:p>
          </table:table-cell>
          <table:table-cell table:style-name="ce24" office:value-type="float" office:value="2341">
            <text:p>2341</text:p>
          </table:table-cell>
          <table:table-cell table:formula="of:=AVERAGE([.B19:.B25])" office:value-type="string">
            <text:p>2320.714286</text:p>
          </table:table-cell>
          <table:table-cell table:formula="of:=AVERAGE([.B21:.B23])" office:value-type="string">
            <text:p>2325.666667</text:p>
          </table:table-cell>
          <table:table-cell table:formula="of:=AVERAGE([.B12:.B32])" office:value-type="string">
            <text:p>2265.428571</text:p>
          </table:table-cell>
        </table:table-row>
        <table:table-row table:style-name="ro2">
          <table:table-cell table:style-name="ce23" office:value-type="date" office:date-value="2008-07-12T00:00:00">
            <text:p>12-Jul-2008</text:p>
          </table:table-cell>
          <table:table-cell table:style-name="ce24" office:value-type="float" office:value="2300">
            <text:p>2300</text:p>
          </table:table-cell>
          <table:table-cell table:formula="of:=AVERAGE([.B20:.B26])" office:value-type="string">
            <text:p>2332.142857</text:p>
          </table:table-cell>
          <table:table-cell table:formula="of:=AVERAGE([.B22:.B24])" office:value-type="string">
            <text:p>2336.666667</text:p>
          </table:table-cell>
          <table:table-cell table:formula="of:=AVERAGE([.B13:.B33])" office:value-type="string">
            <text:p>2279.52381</text:p>
          </table:table-cell>
        </table:table-row>
        <table:table-row table:style-name="ro2">
          <table:table-cell table:style-name="ce23" office:value-type="date" office:date-value="2008-07-13T00:00:00">
            <text:p>13-Jul-2008</text:p>
          </table:table-cell>
          <table:table-cell table:style-name="ce24" office:value-type="float" office:value="2369">
            <text:p>2369</text:p>
          </table:table-cell>
          <table:table-cell table:formula="of:=AVERAGE([.B21:.B27])" office:value-type="string">
            <text:p>2322.571429</text:p>
          </table:table-cell>
          <table:table-cell table:formula="of:=AVERAGE([.B23:.B25])" office:value-type="string">
            <text:p>2377.666667</text:p>
          </table:table-cell>
          <table:table-cell table:formula="of:=AVERAGE([.B14:.B34])" office:value-type="string">
            <text:p>2296.333333</text:p>
          </table:table-cell>
          <table:table-cell>
            <draw:frame table:end-cell-address="Média_Moveis.N32" svg:x="1.38cm" svg:y="0.42cm" svg:width="20.9cm" svg:height="4.02cm" draw:z-index="3" draw:name="Chart 4" draw:style-name="gr5">
              <draw:object draw:notify-on-update-of-ranges="Média_Moveis.E1:Média_Moveis.E2610 " xlink:href="./Object 1-3" xlink:type="simple" xlink:show="embed" xlink:actuate="onLoad"/>
              <draw:image xlink:href="./ObjectReplacements/Object 1-3" xlink:show="embed" xlink:actuate="onLoad"/>
            </draw:frame>
          </table:table-cell>
        </table:table-row>
        <table:table-row table:style-name="ro2">
          <table:table-cell table:style-name="ce23" office:value-type="date" office:date-value="2008-07-14T00:00:00">
            <text:p>14-Jul-2008</text:p>
          </table:table-cell>
          <table:table-cell table:style-name="ce24" office:value-type="float" office:value="2464">
            <text:p>2464</text:p>
          </table:table-cell>
          <table:table-cell table:formula="of:=AVERAGE([.B22:.B28])" office:value-type="string">
            <text:p>2332.571429</text:p>
          </table:table-cell>
          <table:table-cell table:formula="of:=AVERAGE([.B24:.B26])" office:value-type="string">
            <text:p>2374.333333</text:p>
          </table:table-cell>
          <table:table-cell table:formula="of:=AVERAGE([.B15:.B35])" office:value-type="string">
            <text:p>2321.333333</text:p>
          </table:table-cell>
        </table:table-row>
        <table:table-row table:style-name="ro2">
          <table:table-cell table:style-name="ce23" office:value-type="date" office:date-value="2008-07-15T00:00:00">
            <text:p>15-Jul-2008</text:p>
          </table:table-cell>
          <table:table-cell table:style-name="ce24" office:value-type="float" office:value="2290">
            <text:p>2290</text:p>
          </table:table-cell>
          <table:table-cell table:formula="of:=AVERAGE([.B23:.B29])" office:value-type="string">
            <text:p>2340.142857</text:p>
          </table:table-cell>
          <table:table-cell table:formula="of:=AVERAGE([.B25:.B27])" office:value-type="string">
            <text:p>2304</text:p>
          </table:table-cell>
          <table:table-cell table:formula="of:=AVERAGE([.B16:.B36])" office:value-type="string">
            <text:p>2325.047619</text:p>
          </table:table-cell>
        </table:table-row>
        <table:table-row table:style-name="ro2">
          <table:table-cell table:style-name="ce23" office:value-type="date" office:date-value="2008-07-16T00:00:00">
            <text:p>16-Jul-2008</text:p>
          </table:table-cell>
          <table:table-cell table:style-name="ce24" office:value-type="float" office:value="2158">
            <text:p>2158</text:p>
          </table:table-cell>
          <table:table-cell table:formula="of:=AVERAGE([.B24:.B30])" office:value-type="string">
            <text:p>2343.571429</text:p>
          </table:table-cell>
          <table:table-cell table:formula="of:=AVERAGE([.B26:.B28])" office:value-type="string">
            <text:p>2284.666667</text:p>
          </table:table-cell>
          <table:table-cell table:formula="of:=AVERAGE([.B17:.B37])" office:value-type="string">
            <text:p>2349.666667</text:p>
          </table:table-cell>
        </table:table-row>
        <table:table-row table:style-name="ro2">
          <table:table-cell table:style-name="ce23" office:value-type="date" office:date-value="2008-07-17T00:00:00">
            <text:p>17-Jul-2008</text:p>
          </table:table-cell>
          <table:table-cell table:style-name="ce24" office:value-type="float" office:value="2406">
            <text:p>2406</text:p>
          </table:table-cell>
          <table:table-cell table:formula="of:=AVERAGE([.B25:.B31])" office:value-type="string">
            <text:p>2348.285714</text:p>
          </table:table-cell>
          <table:table-cell table:formula="of:=AVERAGE([.B27:.B29])" office:value-type="string">
            <text:p>2319.333333</text:p>
          </table:table-cell>
          <table:table-cell table:formula="of:=AVERAGE([.B18:.B38])" office:value-type="string">
            <text:p>2373.238095</text:p>
          </table:table-cell>
        </table:table-row>
        <table:table-row table:style-name="ro2">
          <table:table-cell table:style-name="ce23" office:value-type="date" office:date-value="2008-07-18T00:00:00">
            <text:p>18-Jul-2008</text:p>
          </table:table-cell>
          <table:table-cell table:style-name="ce24" office:value-type="float" office:value="2394">
            <text:p>2394</text:p>
          </table:table-cell>
          <table:table-cell table:formula="of:=AVERAGE([.B26:.B32])" office:value-type="string">
            <text:p>2331.857143</text:p>
          </table:table-cell>
          <table:table-cell table:formula="of:=AVERAGE([.B28:.B30])" office:value-type="string">
            <text:p>2374.666667</text:p>
          </table:table-cell>
          <table:table-cell table:formula="of:=AVERAGE([.B19:.B39])" office:value-type="string">
            <text:p>2380.047619</text:p>
          </table:table-cell>
        </table:table-row>
        <table:table-row table:style-name="ro2">
          <table:table-cell table:style-name="ce23" office:value-type="date" office:date-value="2008-07-19T00:00:00">
            <text:p>19-Jul-2008</text:p>
          </table:table-cell>
          <table:table-cell table:style-name="ce24" office:value-type="float" office:value="2324">
            <text:p>2324</text:p>
          </table:table-cell>
          <table:table-cell table:formula="of:=AVERAGE([.B27:.B33])" office:value-type="string">
            <text:p>2343.285714</text:p>
          </table:table-cell>
          <table:table-cell table:formula="of:=AVERAGE([.B29:.B31])" office:value-type="string">
            <text:p>2373.333333</text:p>
          </table:table-cell>
          <table:table-cell table:formula="of:=AVERAGE([.B20:.B40])" office:value-type="string">
            <text:p>2402.047619</text:p>
          </table:table-cell>
        </table:table-row>
        <table:table-row table:style-name="ro2">
          <table:table-cell table:style-name="ce23" office:value-type="date" office:date-value="2008-07-20T00:00:00">
            <text:p>20-Jul-2008</text:p>
          </table:table-cell>
          <table:table-cell table:style-name="ce24" office:value-type="float" office:value="2402">
            <text:p>2402</text:p>
          </table:table-cell>
          <table:table-cell table:formula="of:=AVERAGE([.B28:.B34])" office:value-type="string">
            <text:p>2386.714286</text:p>
          </table:table-cell>
          <table:table-cell table:formula="of:=AVERAGE([.B30:.B32])" office:value-type="string">
            <text:p>2358.333333</text:p>
          </table:table-cell>
          <table:table-cell table:formula="of:=AVERAGE([.B21:.B41])" office:value-type="string">
            <text:p>2407.380952</text:p>
          </table:table-cell>
        </table:table-row>
        <table:table-row table:style-name="ro2">
          <table:table-cell table:style-name="ce23" office:value-type="date" office:date-value="2008-07-21T00:00:00">
            <text:p>21-Jul-2008</text:p>
          </table:table-cell>
          <table:table-cell table:style-name="ce24" office:value-type="float" office:value="2349">
            <text:p>2349</text:p>
          </table:table-cell>
          <table:table-cell table:formula="of:=AVERAGE([.B29:.B35])" office:value-type="string">
            <text:p>2439.142857</text:p>
          </table:table-cell>
          <table:table-cell table:formula="of:=AVERAGE([.B31:.B33])" office:value-type="string">
            <text:p>2373.666667</text:p>
          </table:table-cell>
          <table:table-cell table:formula="of:=AVERAGE([.B22:.B42])" office:value-type="string">
            <text:p>2406.095238</text:p>
          </table:table-cell>
        </table:table-row>
        <table:table-row table:style-name="ro2">
          <table:table-cell table:style-name="ce23" office:value-type="date" office:date-value="2008-07-22T00:00:00">
            <text:p>22-Jul-2008</text:p>
          </table:table-cell>
          <table:table-cell table:style-name="ce24" office:value-type="float" office:value="2370">
            <text:p>2370</text:p>
          </table:table-cell>
          <table:table-cell table:formula="of:=AVERAGE([.B30:.B36])" office:value-type="string">
            <text:p>2442.285714</text:p>
          </table:table-cell>
          <table:table-cell table:formula="of:=AVERAGE([.B32:.B34])" office:value-type="string">
            <text:p>2393.666667</text:p>
          </table:table-cell>
          <table:table-cell table:formula="of:=AVERAGE([.B23:.B43])" office:value-type="string">
            <text:p>2405.285714</text:p>
          </table:table-cell>
        </table:table-row>
        <table:table-row table:style-name="ro2">
          <table:table-cell table:style-name="ce23" office:value-type="date" office:date-value="2008-07-23T00:00:00">
            <text:p>23-Jul-2008</text:p>
          </table:table-cell>
          <table:table-cell table:style-name="ce24" office:value-type="float" office:value="2462">
            <text:p>2462</text:p>
          </table:table-cell>
          <table:table-cell table:formula="of:=AVERAGE([.B31:.B37])" office:value-type="string">
            <text:p>2461.428571</text:p>
          </table:table-cell>
          <table:table-cell table:formula="of:=AVERAGE([.B33:.B35])" office:value-type="string">
            <text:p>2535</text:p>
          </table:table-cell>
          <table:table-cell table:formula="of:=AVERAGE([.B24:.B44])" office:value-type="string">
            <text:p>2400.857143</text:p>
          </table:table-cell>
        </table:table-row>
        <table:table-row table:style-name="ro2">
          <table:table-cell table:style-name="ce23" office:value-type="date" office:date-value="2008-07-24T00:00:00">
            <text:p>24-Jul-2008</text:p>
          </table:table-cell>
          <table:table-cell table:style-name="ce24" office:value-type="float" office:value="2773">
            <text:p>2773</text:p>
          </table:table-cell>
          <table:table-cell table:formula="of:=AVERAGE([.B32:.B38])" office:value-type="string">
            <text:p>2481.142857</text:p>
          </table:table-cell>
          <table:table-cell table:formula="of:=AVERAGE([.B34:.B36])" office:value-type="string">
            <text:p>2550.333333</text:p>
          </table:table-cell>
          <table:table-cell table:formula="of:=AVERAGE([.B25:.B45])" office:value-type="string">
            <text:p>2399.761905</text:p>
          </table:table-cell>
        </table:table-row>
        <table:table-row table:style-name="ro2">
          <table:table-cell table:style-name="ce23" office:value-type="date" office:date-value="2008-07-25T00:00:00">
            <text:p>25-Jul-2008</text:p>
          </table:table-cell>
          <table:table-cell table:style-name="ce24" office:value-type="float" office:value="2416">
            <text:p>2416</text:p>
          </table:table-cell>
          <table:table-cell table:formula="of:=AVERAGE([.B33:.B39])" office:value-type="string">
            <text:p>2487.571429</text:p>
          </table:table-cell>
          <table:table-cell table:formula="of:=AVERAGE([.B35:.B37])" office:value-type="string">
            <text:p>2549</text:p>
          </table:table-cell>
          <table:table-cell table:formula="of:=AVERAGE([.B26:.B46])" office:value-type="string">
            <text:p>2416.047619</text:p>
          </table:table-cell>
        </table:table-row>
        <table:table-row table:style-name="ro2">
          <table:table-cell table:style-name="ce23" office:value-type="date" office:date-value="2008-07-26T00:00:00">
            <text:p>26-Jul-2008</text:p>
          </table:table-cell>
          <table:table-cell table:style-name="ce24" office:value-type="float" office:value="2458">
            <text:p>2458</text:p>
          </table:table-cell>
          <table:table-cell table:formula="of:=AVERAGE([.B34:.B40])" office:value-type="string">
            <text:p>2530.714286</text:p>
          </table:table-cell>
          <table:table-cell table:formula="of:=AVERAGE([.B36:.B38])" office:value-type="string">
            <text:p>2471.333333</text:p>
          </table:table-cell>
          <table:table-cell table:formula="of:=AVERAGE([.B27:.B47])" office:value-type="string">
            <text:p>2412.47619</text:p>
          </table:table-cell>
        </table:table-row>
        <table:table-row table:style-name="ro2">
          <table:table-cell table:style-name="ce23" office:value-type="date" office:date-value="2008-07-27T00:00:00">
            <text:p>27-Jul-2008</text:p>
          </table:table-cell>
          <table:table-cell table:style-name="ce24" office:value-type="float" office:value="2540">
            <text:p>2540</text:p>
          </table:table-cell>
          <table:table-cell table:formula="of:=AVERAGE([.B35:.B41])" office:value-type="string">
            <text:p>2512.857143</text:p>
          </table:table-cell>
          <table:table-cell table:formula="of:=AVERAGE([.B37:.B39])" office:value-type="string">
            <text:p>2464</text:p>
          </table:table-cell>
          <table:table-cell table:formula="of:=AVERAGE([.B28:.B48])" office:value-type="string">
            <text:p>2430.047619</text:p>
          </table:table-cell>
        </table:table-row>
        <table:table-row table:style-name="ro2">
          <table:table-cell table:style-name="ce23" office:value-type="date" office:date-value="2008-07-28T00:00:00">
            <text:p>28-Jul-2008</text:p>
          </table:table-cell>
          <table:table-cell table:style-name="ce24" office:value-type="float" office:value="2394">
            <text:p>2394</text:p>
          </table:table-cell>
          <table:table-cell table:formula="of:=AVERAGE([.B36:.B42])" office:value-type="string">
            <text:p>2446.571429</text:p>
          </table:table-cell>
          <table:table-cell table:formula="of:=AVERAGE([.B38:.B40])" office:value-type="string">
            <text:p>2535.333333</text:p>
          </table:table-cell>
          <table:table-cell table:formula="of:=AVERAGE([.B29:.B49])" office:value-type="string">
            <text:p>2447.619048</text:p>
          </table:table-cell>
        </table:table-row>
        <table:table-row table:style-name="ro2">
          <table:table-cell table:style-name="ce23" office:value-type="date" office:date-value="2008-07-29T00:00:00">
            <text:p>29-Jul-2008</text:p>
          </table:table-cell>
          <table:table-cell table:style-name="ce24" office:value-type="float" office:value="2672">
            <text:p>2672</text:p>
          </table:table-cell>
          <table:table-cell table:formula="of:=AVERAGE([.B37:.B43])" office:value-type="string">
            <text:p>2433.428571</text:p>
          </table:table-cell>
          <table:table-cell table:formula="of:=AVERAGE([.B39:.B41])" office:value-type="string">
            <text:p>2467.666667</text:p>
          </table:table-cell>
          <table:table-cell table:formula="of:=AVERAGE([.B30:.B50])" office:value-type="string">
            <text:p>2457.47619</text:p>
          </table:table-cell>
        </table:table-row>
        <table:table-row table:style-name="ro2">
          <table:table-cell table:style-name="ce23" office:value-type="date" office:date-value="2008-07-30T00:00:00">
            <text:p>30-Jul-2008</text:p>
          </table:table-cell>
          <table:table-cell table:style-name="ce24" office:value-type="float" office:value="2337">
            <text:p>2337</text:p>
          </table:table-cell>
          <table:table-cell table:formula="of:=AVERAGE([.B38:.B44])" office:value-type="string">
            <text:p>2397.571429</text:p>
          </table:table-cell>
          <table:table-cell table:formula="of:=AVERAGE([.B40:.B42])" office:value-type="string">
            <text:p>2439.333333</text:p>
          </table:table-cell>
          <table:table-cell table:formula="of:=AVERAGE([.B31:.B51])" office:value-type="string">
            <text:p>2458.809524</text:p>
          </table:table-cell>
        </table:table-row>
        <table:table-row table:style-name="ro2">
          <table:table-cell table:style-name="ce23" office:value-type="date" office:date-value="2008-07-31T00:00:00">
            <text:p>31-Jul-2008</text:p>
          </table:table-cell>
          <table:table-cell table:style-name="ce24" office:value-type="float" office:value="2309">
            <text:p>2309</text:p>
          </table:table-cell>
          <table:table-cell table:formula="of:=AVERAGE([.B39:.B45])" office:value-type="string">
            <text:p>2369.857143</text:p>
          </table:table-cell>
          <table:table-cell table:formula="of:=AVERAGE([.B41:.B43])" office:value-type="string">
            <text:p>2323.333333</text:p>
          </table:table-cell>
          <table:table-cell table:formula="of:=AVERAGE([.B32:.B52])" office:value-type="string">
            <text:p>2480.428571</text:p>
          </table:table-cell>
        </table:table-row>
        <table:table-row table:style-name="ro2">
          <table:table-cell table:style-name="ce23" office:value-type="date" office:date-value="2008-08-01T00:00:00">
            <text:p>1-Aug-2008</text:p>
          </table:table-cell>
          <table:table-cell table:style-name="ce24" office:value-type="float" office:value="2324">
            <text:p>2324</text:p>
          </table:table-cell>
          <table:table-cell table:formula="of:=AVERAGE([.B40:.B46])" office:value-type="string">
            <text:p>2428.714286</text:p>
          </table:table-cell>
          <table:table-cell table:formula="of:=AVERAGE([.B42:.B44])" office:value-type="string">
            <text:p>2280</text:p>
          </table:table-cell>
          <table:table-cell table:formula="of:=AVERAGE([.B33:.B53])" office:value-type="string">
            <text:p>2477.095238</text:p>
          </table:table-cell>
        </table:table-row>
        <table:table-row table:style-name="ro2">
          <table:table-cell table:style-name="ce23" office:value-type="date" office:date-value="2008-08-02T00:00:00">
            <text:p>2-Aug-2008</text:p>
          </table:table-cell>
          <table:table-cell table:style-name="ce24" office:value-type="float" office:value="2207">
            <text:p>2207</text:p>
          </table:table-cell>
          <table:table-cell table:formula="of:=AVERAGE([.B41:.B47])" office:value-type="string">
            <text:p>2363.428571</text:p>
          </table:table-cell>
          <table:table-cell table:formula="of:=AVERAGE([.B43:.B45])" office:value-type="string">
            <text:p>2292.333333</text:p>
          </table:table-cell>
          <table:table-cell table:formula="of:=AVERAGE([.B34:.B54])" office:value-type="string">
            <text:p>2496.47619</text:p>
          </table:table-cell>
        </table:table-row>
        <table:table-row table:style-name="ro2">
          <table:table-cell table:style-name="ce23" office:value-type="date" office:date-value="2008-08-03T00:00:00">
            <text:p>3-Aug-2008</text:p>
          </table:table-cell>
          <table:table-cell table:style-name="ce24" office:value-type="float" office:value="2346">
            <text:p>2346</text:p>
          </table:table-cell>
          <table:table-cell table:formula="of:=AVERAGE([.B42:.B48])" office:value-type="string">
            <text:p>2390.571429</text:p>
          </table:table-cell>
          <table:table-cell table:formula="of:=AVERAGE([.B44:.B46])" office:value-type="string">
            <text:p>2453</text:p>
          </table:table-cell>
          <table:table-cell table:formula="of:=AVERAGE([.B35:.B55])" office:value-type="string">
            <text:p>2500.47619</text:p>
          </table:table-cell>
        </table:table-row>
        <table:table-row table:style-name="ro2">
          <table:table-cell table:style-name="ce23" office:value-type="date" office:date-value="2008-08-04T00:00:00">
            <text:p>4-Aug-2008</text:p>
          </table:table-cell>
          <table:table-cell table:style-name="ce24" office:value-type="float" office:value="2806">
            <text:p>2806</text:p>
          </table:table-cell>
          <table:table-cell table:formula="of:=AVERAGE([.B43:.B49])" office:value-type="string">
            <text:p>2457.142857</text:p>
          </table:table-cell>
          <table:table-cell table:formula="of:=AVERAGE([.B45:.B47])" office:value-type="string">
            <text:p>2455.666667</text:p>
          </table:table-cell>
          <table:table-cell table:formula="of:=AVERAGE([.B36:.B56])" office:value-type="string">
            <text:p>2494.857143</text:p>
          </table:table-cell>
        </table:table-row>
        <table:table-row table:style-name="ro2">
          <table:table-cell table:style-name="ce23" office:value-type="date" office:date-value="2008-08-05T00:00:00">
            <text:p>5-Aug-2008</text:p>
          </table:table-cell>
          <table:table-cell table:style-name="ce24" office:value-type="float" office:value="2215">
            <text:p>2215</text:p>
          </table:table-cell>
          <table:table-cell table:formula="of:=AVERAGE([.B44:.B50])" office:value-type="string">
            <text:p>2496.714286</text:p>
          </table:table-cell>
          <table:table-cell table:formula="of:=AVERAGE([.B46:.B48])" office:value-type="string">
            <text:p>2516</text:p>
          </table:table-cell>
          <table:table-cell table:formula="of:=AVERAGE([.B37:.B57])" office:value-type="string">
            <text:p>2497.952381</text:p>
          </table:table-cell>
        </table:table-row>
        <table:table-row table:style-name="ro2">
          <table:table-cell table:style-name="ce23" office:value-type="date" office:date-value="2008-08-06T00:00:00">
            <text:p>6-Aug-2008</text:p>
          </table:table-cell>
          <table:table-cell table:style-name="ce24" office:value-type="float" office:value="2527">
            <text:p>2527</text:p>
          </table:table-cell>
          <table:table-cell table:formula="of:=AVERAGE([.B45:.B51])" office:value-type="string">
            <text:p>2517.428571</text:p>
          </table:table-cell>
          <table:table-cell table:formula="of:=AVERAGE([.B47:.B49])" office:value-type="string">
            <text:p>2505.666667</text:p>
          </table:table-cell>
          <table:table-cell table:formula="of:=AVERAGE([.B38:.B58])" office:value-type="string">
            <text:p>2498.904762</text:p>
          </table:table-cell>
        </table:table-row>
        <table:table-row table:style-name="ro2">
          <table:table-cell table:style-name="ce23" office:value-type="date" office:date-value="2008-08-07T00:00:00">
            <text:p>7-Aug-2008</text:p>
          </table:table-cell>
          <table:table-cell table:style-name="ce24" office:value-type="float" office:value="2775">
            <text:p>2775</text:p>
          </table:table-cell>
          <table:table-cell table:formula="of:=AVERAGE([.B46:.B52])" office:value-type="string">
            <text:p>2590.285714</text:p>
          </table:table-cell>
          <table:table-cell table:formula="of:=AVERAGE([.B48:.B50])" office:value-type="string">
            <text:p>2634.333333</text:p>
          </table:table-cell>
          <table:table-cell table:formula="of:=AVERAGE([.B39:.B59])" office:value-type="string">
            <text:p>2492.428571</text:p>
          </table:table-cell>
        </table:table-row>
        <table:table-row table:style-name="ro2">
          <table:table-cell table:style-name="ce23" office:value-type="date" office:date-value="2008-08-08T00:00:00">
            <text:p>8-Aug-2008</text:p>
          </table:table-cell>
          <table:table-cell table:style-name="ce24" office:value-type="float" office:value="2601">
            <text:p>2601</text:p>
          </table:table-cell>
          <table:table-cell table:formula="of:=AVERAGE([.B47:.B53])" office:value-type="string">
            <text:p>2515</text:p>
          </table:table-cell>
          <table:table-cell table:formula="of:=AVERAGE([.B49:.B51])" office:value-type="string">
            <text:p>2576</text:p>
          </table:table-cell>
          <table:table-cell table:formula="of:=AVERAGE([.B40:.B60])" office:value-type="string">
            <text:p>2514.095238</text:p>
          </table:table-cell>
        </table:table-row>
        <table:table-row table:style-name="ro2">
          <table:table-cell table:style-name="ce23" office:value-type="date" office:date-value="2008-08-09T00:00:00">
            <text:p>9-Aug-2008</text:p>
          </table:table-cell>
          <table:table-cell table:style-name="ce24" office:value-type="float" office:value="2352">
            <text:p>2352</text:p>
          </table:table-cell>
          <table:table-cell table:formula="of:=AVERAGE([.B48:.B54])" office:value-type="string">
            <text:p>2595.285714</text:p>
          </table:table-cell>
          <table:table-cell table:formula="of:=AVERAGE([.B50:.B52])" office:value-type="string">
            <text:p>2603</text:p>
          </table:table-cell>
          <table:table-cell table:formula="of:=AVERAGE([.B41:.B61])" office:value-type="string">
            <text:p>2520.904762</text:p>
          </table:table-cell>
        </table:table-row>
        <table:table-row table:style-name="ro2">
          <table:table-cell table:style-name="ce23" office:value-type="date" office:date-value="2008-08-10T00:00:00">
            <text:p>10-Aug-2008</text:p>
          </table:table-cell>
          <table:table-cell table:style-name="ce24" office:value-type="float" office:value="2856">
            <text:p>2856</text:p>
          </table:table-cell>
          <table:table-cell table:formula="of:=AVERAGE([.B49:.B55])" office:value-type="string">
            <text:p>2598</text:p>
          </table:table-cell>
          <table:table-cell table:formula="of:=AVERAGE([.B51:.B53])" office:value-type="string">
            <text:p>2495.666667</text:p>
          </table:table-cell>
          <table:table-cell table:formula="of:=AVERAGE([.B42:.B62])" office:value-type="string">
            <text:p>2539.095238</text:p>
          </table:table-cell>
        </table:table-row>
        <table:table-row table:style-name="ro2">
          <table:table-cell table:style-name="ce23" office:value-type="date" office:date-value="2008-08-11T00:00:00">
            <text:p>11-Aug-2008</text:p>
          </table:table-cell>
          <table:table-cell table:style-name="ce24" office:value-type="float" office:value="2279">
            <text:p>2279</text:p>
          </table:table-cell>
          <table:table-cell table:formula="of:=AVERAGE([.B50:.B56])" office:value-type="string">
            <text:p>2580.857143</text:p>
          </table:table-cell>
          <table:table-cell table:formula="of:=AVERAGE([.B52:.B54])" office:value-type="string">
            <text:p>2637.333333</text:p>
          </table:table-cell>
          <table:table-cell table:formula="of:=AVERAGE([.B43:.B63])" office:value-type="string">
            <text:p>2540.428571</text:p>
          </table:table-cell>
        </table:table-row>
        <table:table-row table:style-name="ro2">
          <table:table-cell table:style-name="ce23" office:value-type="date" office:date-value="2008-08-12T00:00:00">
            <text:p>12-Aug-2008</text:p>
          </table:table-cell>
          <table:table-cell table:style-name="ce24" office:value-type="float" office:value="2777">
            <text:p>2777</text:p>
          </table:table-cell>
          <table:table-cell table:formula="of:=AVERAGE([.B51:.B57])" office:value-type="string">
            <text:p>2563.714286</text:p>
          </table:table-cell>
          <table:table-cell table:formula="of:=AVERAGE([.B53:.B55])" office:value-type="string">
            <text:p>2534</text:p>
          </table:table-cell>
          <table:table-cell table:formula="of:=AVERAGE([.B44:.B64])" office:value-type="string">
            <text:p>2540.190476</text:p>
          </table:table-cell>
        </table:table-row>
        <table:table-row table:style-name="ro2">
          <table:table-cell table:style-name="ce23" office:value-type="date" office:date-value="2008-08-13T00:00:00">
            <text:p>13-Aug-2008</text:p>
          </table:table-cell>
          <table:table-cell table:style-name="ce24" office:value-type="float" office:value="2546">
            <text:p>2546</text:p>
          </table:table-cell>
          <table:table-cell table:formula="of:=AVERAGE([.B52:.B58])" office:value-type="string">
            <text:p>2581.714286</text:p>
          </table:table-cell>
          <table:table-cell table:formula="of:=AVERAGE([.B54:.B56])" office:value-type="string">
            <text:p>2659.333333</text:p>
          </table:table-cell>
          <table:table-cell table:formula="of:=AVERAGE([.B45:.B65])" office:value-type="string">
            <text:p>2542.380952</text:p>
          </table:table-cell>
        </table:table-row>
        <table:table-row table:style-name="ro2">
          <table:table-cell table:style-name="ce23" office:value-type="date" office:date-value="2008-08-14T00:00:00">
            <text:p>14-Aug-2008</text:p>
          </table:table-cell>
          <table:table-cell table:style-name="ce24" office:value-type="float" office:value="2655">
            <text:p>2655</text:p>
          </table:table-cell>
          <table:table-cell table:formula="of:=AVERAGE([.B53:.B59])" office:value-type="string">
            <text:p>2517.142857</text:p>
          </table:table-cell>
          <table:table-cell table:formula="of:=AVERAGE([.B55:.B57])" office:value-type="string">
            <text:p>2560.666667</text:p>
          </table:table-cell>
          <table:table-cell table:formula="of:=AVERAGE([.B46:.B66])" office:value-type="string">
            <text:p>2545.380952</text:p>
          </table:table-cell>
        </table:table-row>
        <table:table-row table:style-name="ro2">
          <table:table-cell table:style-name="ce23" office:value-type="date" office:date-value="2008-08-15T00:00:00">
            <text:p>15-Aug-2008</text:p>
          </table:table-cell>
          <table:table-cell table:style-name="ce24" office:value-type="float" office:value="2481">
            <text:p>2481</text:p>
          </table:table-cell>
          <table:table-cell table:formula="of:=AVERAGE([.B54:.B60])" office:value-type="string">
            <text:p>2598.571429</text:p>
          </table:table-cell>
          <table:table-cell table:formula="of:=AVERAGE([.B56:.B58])" office:value-type="string">
            <text:p>2538</text:p>
          </table:table-cell>
          <table:table-cell table:formula="of:=AVERAGE([.B47:.B67])" office:value-type="string">
            <text:p>2533.333333</text:p>
          </table:table-cell>
        </table:table-row>
        <table:table-row table:style-name="ro2">
          <table:table-cell table:style-name="ce23" office:value-type="date" office:date-value="2008-08-16T00:00:00">
            <text:p>16-Aug-2008</text:p>
          </table:table-cell>
          <table:table-cell table:style-name="ce24" office:value-type="float" office:value="2478">
            <text:p>2478</text:p>
          </table:table-cell>
          <table:table-cell table:formula="of:=AVERAGE([.B55:.B61])" office:value-type="string">
            <text:p>2604</text:p>
          </table:table-cell>
          <table:table-cell table:formula="of:=AVERAGE([.B57:.B59])" office:value-type="string">
            <text:p>2454.333333</text:p>
          </table:table-cell>
          <table:table-cell table:formula="of:=AVERAGE([.B48:.B68])" office:value-type="string">
            <text:p>2534.761905</text:p>
          </table:table-cell>
        </table:table-row>
        <table:table-row table:style-name="ro2">
          <table:table-cell table:style-name="ce23" office:value-type="date" office:date-value="2008-08-17T00:00:00">
            <text:p>17-Aug-2008</text:p>
          </table:table-cell>
          <table:table-cell table:style-name="ce24" office:value-type="float" office:value="2404">
            <text:p>2404</text:p>
          </table:table-cell>
          <table:table-cell table:formula="of:=AVERAGE([.B56:.B62])" office:value-type="string">
            <text:p>2628.714286</text:p>
          </table:table-cell>
          <table:table-cell table:formula="of:=AVERAGE([.B58:.B60])" office:value-type="string">
            <text:p>2577</text:p>
          </table:table-cell>
          <table:table-cell table:formula="of:=AVERAGE([.B49:.B69])" office:value-type="string">
            <text:p>2531.52381</text:p>
          </table:table-cell>
        </table:table-row>
        <table:table-row table:style-name="ro2">
          <table:table-cell table:style-name="ce23" office:value-type="date" office:date-value="2008-08-18T00:00:00">
            <text:p>18-Aug-2008</text:p>
          </table:table-cell>
          <table:table-cell table:style-name="ce24" office:value-type="float" office:value="2849">
            <text:p>2849</text:p>
          </table:table-cell>
          <table:table-cell table:formula="of:=AVERAGE([.B57:.B63])" office:value-type="string">
            <text:p>2583.285714</text:p>
          </table:table-cell>
          <table:table-cell table:formula="of:=AVERAGE([.B59:.B61])" office:value-type="string">
            <text:p>2689.333333</text:p>
          </table:table-cell>
          <table:table-cell table:formula="of:=AVERAGE([.B50:.B70])" office:value-type="string">
            <text:p>2531.380952</text:p>
          </table:table-cell>
        </table:table-row>
        <table:table-row table:style-name="ro2">
          <table:table-cell table:style-name="ce23" office:value-type="date" office:date-value="2008-08-19T00:00:00">
            <text:p>19-Aug-2008</text:p>
          </table:table-cell>
          <table:table-cell table:style-name="ce24" office:value-type="float" office:value="2815">
            <text:p>2815</text:p>
          </table:table-cell>
          <table:table-cell table:formula="of:=AVERAGE([.B58:.B64])" office:value-type="string">
            <text:p>2560.142857</text:p>
          </table:table-cell>
          <table:table-cell table:formula="of:=AVERAGE([.B60:.B62])" office:value-type="string">
            <text:p>2794.333333</text:p>
          </table:table-cell>
          <table:table-cell table:formula="of:=AVERAGE([.B51:.B71])" office:value-type="string">
            <text:p>2512.714286</text:p>
          </table:table-cell>
        </table:table-row>
        <table:table-row table:style-name="ro2">
          <table:table-cell table:style-name="ce23" office:value-type="date" office:date-value="2008-08-20T00:00:00">
            <text:p>20-Aug-2008</text:p>
          </table:table-cell>
          <table:table-cell table:style-name="ce24" office:value-type="float" office:value="2719">
            <text:p>2719</text:p>
          </table:table-cell>
          <table:table-cell table:formula="of:=AVERAGE([.B59:.B65])" office:value-type="string">
            <text:p>2528</text:p>
          </table:table-cell>
          <table:table-cell table:formula="of:=AVERAGE([.B61:.B63])" office:value-type="string">
            <text:p>2623.666667</text:p>
          </table:table-cell>
          <table:table-cell table:formula="of:=AVERAGE([.B52:.B72])" office:value-type="string">
            <text:p>2508.095238</text:p>
          </table:table-cell>
        </table:table-row>
        <table:table-row table:style-name="ro2">
          <table:table-cell table:style-name="ce23" office:value-type="date" office:date-value="2008-08-21T00:00:00">
            <text:p>21-Aug-2008</text:p>
          </table:table-cell>
          <table:table-cell table:style-name="ce24" office:value-type="float" office:value="2337">
            <text:p>2337</text:p>
          </table:table-cell>
          <table:table-cell table:formula="of:=AVERAGE([.B60:.B66])" office:value-type="string">
            <text:p>2528.714286</text:p>
          </table:table-cell>
          <table:table-cell table:formula="of:=AVERAGE([.B62:.B64])" office:value-type="string">
            <text:p>2458.333333</text:p>
          </table:table-cell>
          <table:table-cell table:formula="of:=AVERAGE([.B53:.B73])" office:value-type="string">
            <text:p>2495.285714</text:p>
          </table:table-cell>
        </table:table-row>
        <table:table-row table:style-name="ro2">
          <table:table-cell table:style-name="ce23" office:value-type="date" office:date-value="2008-08-22T00:00:00">
            <text:p>22-Aug-2008</text:p>
          </table:table-cell>
          <table:table-cell table:style-name="ce24" office:value-type="float" office:value="2319">
            <text:p>2319</text:p>
          </table:table-cell>
          <table:table-cell table:formula="of:=AVERAGE([.B61:.B67])" office:value-type="string">
            <text:p>2486.428571</text:p>
          </table:table-cell>
          <table:table-cell table:formula="of:=AVERAGE([.B63:.B65])" office:value-type="string">
            <text:p>2303</text:p>
          </table:table-cell>
          <table:table-cell table:formula="of:=AVERAGE([.B54:.B74])" office:value-type="string">
            <text:p>2517.52381</text:p>
          </table:table-cell>
        </table:table-row>
        <table:table-row table:style-name="ro2">
          <table:table-cell table:style-name="ce23" office:value-type="date" office:date-value="2008-08-23T00:00:00">
            <text:p>23-Aug-2008</text:p>
          </table:table-cell>
          <table:table-cell table:style-name="ce24" office:value-type="float" office:value="2253">
            <text:p>2253</text:p>
          </table:table-cell>
          <table:table-cell table:formula="of:=AVERAGE([.B62:.B68])" office:value-type="string">
            <text:p>2405</text:p>
          </table:table-cell>
          <table:table-cell table:formula="of:=AVERAGE([.B64:.B66])" office:value-type="string">
            <text:p>2327</text:p>
          </table:table-cell>
          <table:table-cell table:formula="of:=AVERAGE([.B55:.B75])" office:value-type="string">
            <text:p>2512.904762</text:p>
          </table:table-cell>
        </table:table-row>
        <table:table-row table:style-name="ro2">
          <table:table-cell table:style-name="ce23" office:value-type="date" office:date-value="2008-08-24T00:00:00">
            <text:p>24-Aug-2008</text:p>
          </table:table-cell>
          <table:table-cell table:style-name="ce24" office:value-type="float" office:value="2409">
            <text:p>2409</text:p>
          </table:table-cell>
          <table:table-cell table:formula="of:=AVERAGE([.B63:.B69])" office:value-type="string">
            <text:p>2367.857143</text:p>
          </table:table-cell>
          <table:table-cell table:formula="of:=AVERAGE([.B65:.B67])" office:value-type="string">
            <text:p>2405</text:p>
          </table:table-cell>
          <table:table-cell table:formula="of:=AVERAGE([.B56:.B76])" office:value-type="string">
            <text:p>2506.142857</text:p>
          </table:table-cell>
        </table:table-row>
        <table:table-row table:style-name="ro2">
          <table:table-cell table:style-name="ce23" office:value-type="date" office:date-value="2008-08-25T00:00:00">
            <text:p>25-Aug-2008</text:p>
          </table:table-cell>
          <table:table-cell table:style-name="ce24" office:value-type="float" office:value="2553">
            <text:p>2553</text:p>
          </table:table-cell>
          <table:table-cell table:formula="of:=AVERAGE([.B64:.B70])" office:value-type="string">
            <text:p>2430</text:p>
          </table:table-cell>
          <table:table-cell table:formula="of:=AVERAGE([.B66:.B68])" office:value-type="string">
            <text:p>2402.333333</text:p>
          </table:table-cell>
          <table:table-cell table:formula="of:=AVERAGE([.B57:.B77])" office:value-type="string">
            <text:p>2505.142857</text:p>
          </table:table-cell>
        </table:table-row>
        <table:table-row table:style-name="ro2">
          <table:table-cell table:style-name="ce23" office:value-type="date" office:date-value="2008-08-26T00:00:00">
            <text:p>26-Aug-2008</text:p>
          </table:table-cell>
          <table:table-cell table:style-name="ce24" office:value-type="float" office:value="2245">
            <text:p>2245</text:p>
          </table:table-cell>
          <table:table-cell table:formula="of:=AVERAGE([.B65:.B71])" office:value-type="string">
            <text:p>2414.285714</text:p>
          </table:table-cell>
          <table:table-cell table:formula="of:=AVERAGE([.B67:.B69])" office:value-type="string">
            <text:p>2419</text:p>
          </table:table-cell>
          <table:table-cell table:formula="of:=AVERAGE([.B58:.B78])" office:value-type="string">
            <text:p>2509.142857</text:p>
          </table:table-cell>
        </table:table-row>
        <table:table-row table:style-name="ro2">
          <table:table-cell table:style-name="ce23" office:value-type="date" office:date-value="2008-08-27T00:00:00">
            <text:p>27-Aug-2008</text:p>
          </table:table-cell>
          <table:table-cell table:style-name="ce24" office:value-type="float" office:value="2459">
            <text:p>2459</text:p>
          </table:table-cell>
          <table:table-cell table:formula="of:=AVERAGE([.B66:.B72])" office:value-type="string">
            <text:p>2414.571429</text:p>
          </table:table-cell>
          <table:table-cell table:formula="of:=AVERAGE([.B68:.B70])" office:value-type="string">
            <text:p>2492</text:p>
          </table:table-cell>
          <table:table-cell table:formula="of:=AVERAGE([.B59:.B79])" office:value-type="string">
            <text:p>2501.52381</text:p>
          </table:table-cell>
        </table:table-row>
        <table:table-row table:style-name="ro2">
          <table:table-cell table:style-name="ce23" office:value-type="date" office:date-value="2008-08-28T00:00:00">
            <text:p>28-Aug-2008</text:p>
          </table:table-cell>
          <table:table-cell table:style-name="ce24" office:value-type="float" office:value="2772">
            <text:p>2772</text:p>
          </table:table-cell>
          <table:table-cell table:formula="of:=AVERAGE([.B67:.B73])" office:value-type="string">
            <text:p>2440</text:p>
          </table:table-cell>
          <table:table-cell table:formula="of:=AVERAGE([.B69:.B71])" office:value-type="string">
            <text:p>2480</text:p>
          </table:table-cell>
          <table:table-cell table:formula="of:=AVERAGE([.B60:.B80])" office:value-type="string">
            <text:p>2514.666667</text:p>
          </table:table-cell>
        </table:table-row>
        <table:table-row table:style-name="ro2">
          <table:table-cell table:style-name="ce23" office:value-type="date" office:date-value="2008-08-29T00:00:00">
            <text:p>29-Aug-2008</text:p>
          </table:table-cell>
          <table:table-cell table:style-name="ce24" office:value-type="float" office:value="2209">
            <text:p>2209</text:p>
          </table:table-cell>
          <table:table-cell table:formula="of:=AVERAGE([.B68:.B74])" office:value-type="string">
            <text:p>2467.571429</text:p>
          </table:table-cell>
          <table:table-cell table:formula="of:=AVERAGE([.B70:.B72])" office:value-type="string">
            <text:p>2412</text:p>
          </table:table-cell>
          <table:table-cell table:formula="of:=AVERAGE([.B61:.B81])" office:value-type="string">
            <text:p>2495.047619</text:p>
          </table:table-cell>
        </table:table-row>
        <table:table-row table:style-name="ro2">
          <table:table-cell table:style-name="ce23" office:value-type="date" office:date-value="2008-08-30T00:00:00">
            <text:p>30-Aug-2008</text:p>
          </table:table-cell>
          <table:table-cell table:style-name="ce24" office:value-type="float" office:value="2255">
            <text:p>2255</text:p>
          </table:table-cell>
          <table:table-cell table:formula="of:=AVERAGE([.B69:.B75])" office:value-type="string">
            <text:p>2529.714286</text:p>
          </table:table-cell>
          <table:table-cell table:formula="of:=AVERAGE([.B71:.B73])" office:value-type="string">
            <text:p>2350.333333</text:p>
          </table:table-cell>
          <table:table-cell table:formula="of:=AVERAGE([.B62:.B82])" office:value-type="string">
            <text:p>2490.190476</text:p>
          </table:table-cell>
        </table:table-row>
        <table:table-row table:style-name="ro2">
          <table:table-cell table:style-name="ce23" office:value-type="date" office:date-value="2008-08-31T00:00:00">
            <text:p>31-Aug-2008</text:p>
          </table:table-cell>
          <table:table-cell table:style-name="ce24" office:value-type="float" office:value="2587">
            <text:p>2587</text:p>
          </table:table-cell>
          <table:table-cell table:formula="of:=AVERAGE([.B70:.B76])" office:value-type="string">
            <text:p>2521.857143</text:p>
          </table:table-cell>
          <table:table-cell table:formula="of:=AVERAGE([.B72:.B74])" office:value-type="string">
            <text:p>2529.333333</text:p>
          </table:table-cell>
          <table:table-cell table:formula="of:=AVERAGE([.B63:.B83])" office:value-type="string">
            <text:p>2485.47619</text:p>
          </table:table-cell>
        </table:table-row>
        <table:table-row table:style-name="ro2">
          <table:table-cell table:style-name="ce23" office:value-type="date" office:date-value="2008-09-01T00:00:00">
            <text:p>1-Sep-2008</text:p>
          </table:table-cell>
          <table:table-cell table:style-name="ce24" office:value-type="float" office:value="2746">
            <text:p>2746</text:p>
          </table:table-cell>
          <table:table-cell table:formula="of:=AVERAGE([.B71:.B77])" office:value-type="string">
            <text:p>2502.142857</text:p>
          </table:table-cell>
          <table:table-cell table:formula="of:=AVERAGE([.B73:.B75])" office:value-type="string">
            <text:p>2671</text:p>
          </table:table-cell>
          <table:table-cell table:formula="of:=AVERAGE([.B64:.B84])" office:value-type="string">
            <text:p>2494.714286</text:p>
          </table:table-cell>
        </table:table-row>
        <table:table-row table:style-name="ro2">
          <table:table-cell table:style-name="ce23" office:value-type="date" office:date-value="2008-09-02T00:00:00">
            <text:p>2-Sep-2008</text:p>
          </table:table-cell>
          <table:table-cell table:style-name="ce24" office:value-type="float" office:value="2680">
            <text:p>2680</text:p>
          </table:table-cell>
          <table:table-cell table:formula="of:=AVERAGE([.B72:.B78])" office:value-type="string">
            <text:p>2553</text:p>
          </table:table-cell>
          <table:table-cell table:formula="of:=AVERAGE([.B74:.B76])" office:value-type="string">
            <text:p>2610</text:p>
          </table:table-cell>
          <table:table-cell table:formula="of:=AVERAGE([.B65:.B85])" office:value-type="string">
            <text:p>2499.857143</text:p>
          </table:table-cell>
        </table:table-row>
        <table:table-row table:style-name="ro2">
          <table:table-cell table:style-name="ce23" office:value-type="date" office:date-value="2008-09-03T00:00:00">
            <text:p>3-Sep-2008</text:p>
          </table:table-cell>
          <table:table-cell table:style-name="ce24" office:value-type="float" office:value="2404">
            <text:p>2404</text:p>
          </table:table-cell>
          <table:table-cell table:formula="of:=AVERAGE([.B73:.B79])" office:value-type="string">
            <text:p>2562</text:p>
          </table:table-cell>
          <table:table-cell table:formula="of:=AVERAGE([.B75:.B77])" office:value-type="string">
            <text:p>2572.666667</text:p>
          </table:table-cell>
          <table:table-cell table:formula="of:=AVERAGE([.B66:.B86])" office:value-type="string">
            <text:p>2519.047619</text:p>
          </table:table-cell>
        </table:table-row>
        <table:table-row table:style-name="ro2">
          <table:table-cell table:style-name="ce23" office:value-type="date" office:date-value="2008-09-04T00:00:00">
            <text:p>4-Sep-2008</text:p>
          </table:table-cell>
          <table:table-cell table:style-name="ce24" office:value-type="float" office:value="2634">
            <text:p>2634</text:p>
          </table:table-cell>
          <table:table-cell table:formula="of:=AVERAGE([.B74:.B80])" office:value-type="string">
            <text:p>2575.285714</text:p>
          </table:table-cell>
          <table:table-cell table:formula="of:=AVERAGE([.B76:.B78])" office:value-type="string">
            <text:p>2534.333333</text:p>
          </table:table-cell>
          <table:table-cell table:formula="of:=AVERAGE([.B67:.B87])" office:value-type="string">
            <text:p>2527.714286</text:p>
          </table:table-cell>
        </table:table-row>
        <table:table-row table:style-name="ro2">
          <table:table-cell table:style-name="ce23" office:value-type="date" office:date-value="2008-09-05T00:00:00">
            <text:p>5-Sep-2008</text:p>
          </table:table-cell>
          <table:table-cell table:style-name="ce24" office:value-type="float" office:value="2565">
            <text:p>2565</text:p>
          </table:table-cell>
          <table:table-cell table:formula="of:=AVERAGE([.B75:.B81])" office:value-type="string">
            <text:p>2531.142857</text:p>
          </table:table-cell>
          <table:table-cell table:formula="of:=AVERAGE([.B77:.B79])" office:value-type="string">
            <text:p>2505.666667</text:p>
          </table:table-cell>
          <table:table-cell table:formula="of:=AVERAGE([.B68:.B88])" office:value-type="string">
            <text:p>2535.47619</text:p>
          </table:table-cell>
        </table:table-row>
        <table:table-row table:style-name="ro2">
          <table:table-cell table:style-name="ce23" office:value-type="date" office:date-value="2008-09-06T00:00:00">
            <text:p>6-Sep-2008</text:p>
          </table:table-cell>
          <table:table-cell table:style-name="ce24" office:value-type="float" office:value="2318">
            <text:p>2318</text:p>
          </table:table-cell>
          <table:table-cell table:formula="of:=AVERAGE([.B76:.B82])" office:value-type="string">
            <text:p>2535.857143</text:p>
          </table:table-cell>
          <table:table-cell table:formula="of:=AVERAGE([.B78:.B80])" office:value-type="string">
            <text:p>2521</text:p>
          </table:table-cell>
          <table:table-cell table:formula="of:=AVERAGE([.B69:.B89])" office:value-type="string">
            <text:p>2538.904762</text:p>
          </table:table-cell>
        </table:table-row>
        <table:table-row table:style-name="ro2">
          <table:table-cell table:style-name="ce23" office:value-type="date" office:date-value="2008-09-07T00:00:00">
            <text:p>7-Sep-2008</text:p>
          </table:table-cell>
          <table:table-cell table:style-name="ce24" office:value-type="float" office:value="2680">
            <text:p>2680</text:p>
          </table:table-cell>
          <table:table-cell table:formula="of:=AVERAGE([.B77:.B83])" office:value-type="string">
            <text:p>2566.714286</text:p>
          </table:table-cell>
          <table:table-cell table:formula="of:=AVERAGE([.B79:.B81])" office:value-type="string">
            <text:p>2478.333333</text:p>
          </table:table-cell>
          <table:table-cell table:formula="of:=AVERAGE([.B70:.B90])" office:value-type="string">
            <text:p>2536.714286</text:p>
          </table:table-cell>
        </table:table-row>
        <table:table-row table:style-name="ro2">
          <table:table-cell table:style-name="ce23" office:value-type="date" office:date-value="2008-09-08T00:00:00">
            <text:p>8-Sep-2008</text:p>
          </table:table-cell>
          <table:table-cell table:style-name="ce24" office:value-type="float" office:value="2437">
            <text:p>2437</text:p>
          </table:table-cell>
          <table:table-cell table:formula="of:=AVERAGE([.B78:.B84])" office:value-type="string">
            <text:p>2552</text:p>
          </table:table-cell>
          <table:table-cell table:formula="of:=AVERAGE([.B80:.B82])" office:value-type="string">
            <text:p>2610</text:p>
          </table:table-cell>
          <table:table-cell table:formula="of:=AVERAGE([.B71:.B91])" office:value-type="string">
            <text:p>2531.857143</text:p>
          </table:table-cell>
        </table:table-row>
        <table:table-row table:style-name="ro2">
          <table:table-cell table:style-name="ce23" office:value-type="date" office:date-value="2008-09-09T00:00:00">
            <text:p>9-Sep-2008</text:p>
          </table:table-cell>
          <table:table-cell table:style-name="ce24" office:value-type="float" office:value="2713">
            <text:p>2713</text:p>
          </table:table-cell>
          <table:table-cell table:formula="of:=AVERAGE([.B79:.B85])" office:value-type="string">
            <text:p>2532.285714</text:p>
          </table:table-cell>
          <table:table-cell table:formula="of:=AVERAGE([.B81:.B83])" office:value-type="string">
            <text:p>2590</text:p>
          </table:table-cell>
          <table:table-cell table:formula="of:=AVERAGE([.B72:.B92])" office:value-type="string">
            <text:p>2544.761905</text:p>
          </table:table-cell>
        </table:table-row>
        <table:table-row table:style-name="ro2">
          <table:table-cell table:style-name="ce23" office:value-type="date" office:date-value="2008-09-10T00:00:00">
            <text:p>10-Sep-2008</text:p>
          </table:table-cell>
          <table:table-cell table:style-name="ce24" office:value-type="float" office:value="2620">
            <text:p>2620</text:p>
          </table:table-cell>
          <table:table-cell table:formula="of:=AVERAGE([.B80:.B86])" office:value-type="string">
            <text:p>2580.571429</text:p>
          </table:table-cell>
          <table:table-cell table:formula="of:=AVERAGE([.B82:.B84])" office:value-type="string">
            <text:p>2621.333333</text:p>
          </table:table-cell>
          <table:table-cell table:formula="of:=AVERAGE([.B73:.B93])" office:value-type="string">
            <text:p>2574.761905</text:p>
          </table:table-cell>
        </table:table-row>
        <table:table-row table:style-name="ro2">
          <table:table-cell table:style-name="ce23" office:value-type="date" office:date-value="2008-09-11T00:00:00">
            <text:p>11-Sep-2008</text:p>
          </table:table-cell>
          <table:table-cell table:style-name="ce24" office:value-type="float" office:value="2531">
            <text:p>2531</text:p>
          </table:table-cell>
          <table:table-cell table:formula="of:=AVERAGE([.B81:.B87])" office:value-type="string">
            <text:p>2567.857143</text:p>
          </table:table-cell>
          <table:table-cell table:formula="of:=AVERAGE([.B83:.B85])" office:value-type="string">
            <text:p>2526</text:p>
          </table:table-cell>
          <table:table-cell table:formula="of:=AVERAGE([.B74:.B94])" office:value-type="string">
            <text:p>2576.52381</text:p>
          </table:table-cell>
        </table:table-row>
        <table:table-row table:style-name="ro2">
          <table:table-cell table:style-name="ce23" office:value-type="date" office:date-value="2008-09-12T00:00:00">
            <text:p>12-Sep-2008</text:p>
          </table:table-cell>
          <table:table-cell table:style-name="ce24" office:value-type="float" office:value="2427">
            <text:p>2427</text:p>
          </table:table-cell>
          <table:table-cell table:formula="of:=AVERAGE([.B82:.B88])" office:value-type="string">
            <text:p>2607.714286</text:p>
          </table:table-cell>
          <table:table-cell table:formula="of:=AVERAGE([.B84:.B86])" office:value-type="string">
            <text:p>2538</text:p>
          </table:table-cell>
          <table:table-cell table:formula="of:=AVERAGE([.B75:.B95])" office:value-type="string">
            <text:p>2570.380952</text:p>
          </table:table-cell>
        </table:table-row>
        <table:table-row table:style-name="ro2">
          <table:table-cell table:style-name="ce23" office:value-type="date" office:date-value="2008-09-13T00:00:00">
            <text:p>13-Sep-2008</text:p>
          </table:table-cell>
          <table:table-cell table:style-name="ce24" office:value-type="float" office:value="2656">
            <text:p>2656</text:p>
          </table:table-cell>
          <table:table-cell table:formula="of:=AVERAGE([.B83:.B89])" office:value-type="string">
            <text:p>2551.142857</text:p>
          </table:table-cell>
          <table:table-cell table:formula="of:=AVERAGE([.B85:.B87])" office:value-type="string">
            <text:p>2558</text:p>
          </table:table-cell>
          <table:table-cell table:formula="of:=AVERAGE([.B76:.B96])" office:value-type="string">
            <text:p>2567.857143</text:p>
          </table:table-cell>
        </table:table-row>
        <table:table-row table:style-name="ro2">
          <table:table-cell table:style-name="ce23" office:value-type="date" office:date-value="2008-09-14T00:00:00">
            <text:p>14-Sep-2008</text:p>
          </table:table-cell>
          <table:table-cell table:style-name="ce24" office:value-type="float" office:value="2591">
            <text:p>2591</text:p>
          </table:table-cell>
          <table:table-cell table:formula="of:=AVERAGE([.B84:.B90])" office:value-type="string">
            <text:p>2521.571429</text:p>
          </table:table-cell>
          <table:table-cell table:formula="of:=AVERAGE([.B86:.B88])" office:value-type="string">
            <text:p>2654.333333</text:p>
          </table:table-cell>
          <table:table-cell table:formula="of:=AVERAGE([.B77:.B97])" office:value-type="string">
            <text:p>2548.095238</text:p>
          </table:table-cell>
        </table:table-row>
        <table:table-row table:style-name="ro2">
          <table:table-cell table:style-name="ce23" office:value-type="date" office:date-value="2008-09-15T00:00:00">
            <text:p>15-Sep-2008</text:p>
          </table:table-cell>
          <table:table-cell table:style-name="ce24" office:value-type="float" office:value="2716">
            <text:p>2716</text:p>
          </table:table-cell>
          <table:table-cell table:formula="of:=AVERAGE([.B85:.B91])" office:value-type="string">
            <text:p>2541.428571</text:p>
          </table:table-cell>
          <table:table-cell table:formula="of:=AVERAGE([.B87:.B89])" office:value-type="string">
            <text:p>2541.333333</text:p>
          </table:table-cell>
          <table:table-cell table:formula="of:=AVERAGE([.B78:.B98])" office:value-type="string">
            <text:p>2539.142857</text:p>
          </table:table-cell>
        </table:table-row>
        <table:table-row table:style-name="ro2">
          <table:table-cell table:style-name="ce23" office:value-type="date" office:date-value="2008-09-16T00:00:00">
            <text:p>16-Sep-2008</text:p>
          </table:table-cell>
          <table:table-cell table:style-name="ce24" office:value-type="float" office:value="2317">
            <text:p>2317</text:p>
          </table:table-cell>
          <table:table-cell table:formula="of:=AVERAGE([.B86:.B92])" office:value-type="string">
            <text:p>2549</text:p>
          </table:table-cell>
          <table:table-cell table:formula="of:=AVERAGE([.B88:.B90])" office:value-type="string">
            <text:p>2482</text:p>
          </table:table-cell>
          <table:table-cell table:formula="of:=AVERAGE([.B79:.B99])" office:value-type="string">
            <text:p>2543.714286</text:p>
          </table:table-cell>
        </table:table-row>
        <table:table-row table:style-name="ro2">
          <table:table-cell table:style-name="ce23" office:value-type="date" office:date-value="2008-09-17T00:00:00">
            <text:p>17-Sep-2008</text:p>
          </table:table-cell>
          <table:table-cell table:style-name="ce24" office:value-type="float" office:value="2413">
            <text:p>2413</text:p>
          </table:table-cell>
          <table:table-cell table:formula="of:=AVERAGE([.B87:.B93])" office:value-type="string">
            <text:p>2581.714286</text:p>
          </table:table-cell>
          <table:table-cell table:formula="of:=AVERAGE([.B89:.B91])" office:value-type="string">
            <text:p>2466.666667</text:p>
          </table:table-cell>
          <table:table-cell table:formula="of:=AVERAGE([.B80:.B100])" office:value-type="string">
            <text:p>2541.380952</text:p>
          </table:table-cell>
        </table:table-row>
        <table:table-row table:style-name="ro2">
          <table:table-cell table:style-name="ce23" office:value-type="date" office:date-value="2008-09-18T00:00:00">
            <text:p>18-Sep-2008</text:p>
          </table:table-cell>
          <table:table-cell table:style-name="ce24" office:value-type="float" office:value="2670">
            <text:p>2670</text:p>
          </table:table-cell>
          <table:table-cell table:formula="of:=AVERAGE([.B88:.B94])" office:value-type="string">
            <text:p>2586.428571</text:p>
          </table:table-cell>
          <table:table-cell table:formula="of:=AVERAGE([.B90:.B92])" office:value-type="string">
            <text:p>2521</text:p>
          </table:table-cell>
          <table:table-cell table:formula="of:=AVERAGE([.B81:.B101])" office:value-type="string">
            <text:p>2517.428571</text:p>
          </table:table-cell>
        </table:table-row>
        <table:table-row table:style-name="ro2">
          <table:table-cell table:style-name="ce23" office:value-type="date" office:date-value="2008-09-19T00:00:00">
            <text:p>19-Sep-2008</text:p>
          </table:table-cell>
          <table:table-cell table:style-name="ce24" office:value-type="float" office:value="2480">
            <text:p>2480</text:p>
          </table:table-cell>
          <table:table-cell table:formula="of:=AVERAGE([.B89:.B95])" office:value-type="string">
            <text:p>2572.285714</text:p>
          </table:table-cell>
          <table:table-cell table:formula="of:=AVERAGE([.B91:.B93])" office:value-type="string">
            <text:p>2678.333333</text:p>
          </table:table-cell>
          <table:table-cell table:formula="of:=AVERAGE([.B82:.B102])" office:value-type="string">
            <text:p>2514.904762</text:p>
          </table:table-cell>
        </table:table-row>
        <table:table-row table:style-name="ro2">
          <table:table-cell table:style-name="ce23" office:value-type="date" office:date-value="2008-09-20T00:00:00">
            <text:p>20-Sep-2008</text:p>
          </table:table-cell>
          <table:table-cell table:style-name="ce24" office:value-type="float" office:value="2885">
            <text:p>2885</text:p>
          </table:table-cell>
          <table:table-cell table:formula="of:=AVERAGE([.B90:.B96])" office:value-type="string">
            <text:p>2616.571429</text:p>
          </table:table-cell>
          <table:table-cell table:formula="of:=AVERAGE([.B92:.B94])" office:value-type="string">
            <text:p>2663</text:p>
          </table:table-cell>
          <table:table-cell table:formula="of:=AVERAGE([.B83:.B103])" office:value-type="string">
            <text:p>2481.142857</text:p>
          </table:table-cell>
        </table:table-row>
        <table:table-row table:style-name="ro2">
          <table:table-cell table:style-name="ce23" office:value-type="date" office:date-value="2008-09-21T00:00:00">
            <text:p>21-Sep-2008</text:p>
          </table:table-cell>
          <table:table-cell table:style-name="ce24" office:value-type="float" office:value="2624">
            <text:p>2624</text:p>
          </table:table-cell>
          <table:table-cell table:formula="of:=AVERAGE([.B91:.B97])" office:value-type="string">
            <text:p>2556</text:p>
          </table:table-cell>
          <table:table-cell table:formula="of:=AVERAGE([.B93:.B95])" office:value-type="string">
            <text:p>2708.666667</text:p>
          </table:table-cell>
          <table:table-cell table:formula="of:=AVERAGE([.B84:.B104])" office:value-type="string">
            <text:p>2481.047619</text:p>
          </table:table-cell>
        </table:table-row>
        <table:table-row table:style-name="ro2">
          <table:table-cell table:style-name="ce23" office:value-type="date" office:date-value="2008-09-22T00:00:00">
            <text:p>22-Sep-2008</text:p>
          </table:table-cell>
          <table:table-cell table:style-name="ce24" office:value-type="float" office:value="2617">
            <text:p>2617</text:p>
          </table:table-cell>
          <table:table-cell table:formula="of:=AVERAGE([.B92:.B98])" office:value-type="string">
            <text:p>2524</text:p>
          </table:table-cell>
          <table:table-cell table:formula="of:=AVERAGE([.B94:.B96])" office:value-type="string">
            <text:p>2622.666667</text:p>
          </table:table-cell>
          <table:table-cell table:formula="of:=AVERAGE([.B85:.B105])" office:value-type="string">
            <text:p>2475.333333</text:p>
          </table:table-cell>
        </table:table-row>
        <table:table-row table:style-name="ro2">
          <table:table-cell table:style-name="ce23" office:value-type="date" office:date-value="2008-09-23T00:00:00">
            <text:p>23-Sep-2008</text:p>
          </table:table-cell>
          <table:table-cell table:style-name="ce24" office:value-type="float" office:value="2627">
            <text:p>2627</text:p>
          </table:table-cell>
          <table:table-cell table:formula="of:=AVERAGE([.B93:.B99])" office:value-type="string">
            <text:p>2549.857143</text:p>
          </table:table-cell>
          <table:table-cell table:formula="of:=AVERAGE([.B95:.B97])" office:value-type="string">
            <text:p>2411</text:p>
          </table:table-cell>
          <table:table-cell table:formula="of:=AVERAGE([.B86:.B106])" office:value-type="string">
            <text:p>2460.333333</text:p>
          </table:table-cell>
        </table:table-row>
        <table:table-row table:style-name="ro2">
          <table:table-cell table:style-name="ce23" office:value-type="date" office:date-value="2008-09-24T00:00:00">
            <text:p>24-Sep-2008</text:p>
          </table:table-cell>
          <table:table-cell table:style-name="ce24" office:value-type="float" office:value="1989">
            <text:p>1989</text:p>
          </table:table-cell>
          <table:table-cell table:formula="of:=AVERAGE([.B94:.B100])" office:value-type="string">
            <text:p>2461.857143</text:p>
          </table:table-cell>
          <table:table-cell table:formula="of:=AVERAGE([.B96:.B98])" office:value-type="string">
            <text:p>2354</text:p>
          </table:table-cell>
          <table:table-cell table:formula="of:=AVERAGE([.B87:.B107])" office:value-type="string">
            <text:p>2452.714286</text:p>
          </table:table-cell>
        </table:table-row>
        <table:table-row table:style-name="ro2">
          <table:table-cell table:style-name="ce23" office:value-type="date" office:date-value="2008-09-25T00:00:00">
            <text:p>25-Sep-2008</text:p>
          </table:table-cell>
          <table:table-cell table:style-name="ce24" office:value-type="float" office:value="2446">
            <text:p>2446</text:p>
          </table:table-cell>
          <table:table-cell table:formula="of:=AVERAGE([.B95:.B101])" office:value-type="string">
            <text:p>2398</text:p>
          </table:table-cell>
          <table:table-cell table:formula="of:=AVERAGE([.B97:.B99])" office:value-type="string">
            <text:p>2365.333333</text:p>
          </table:table-cell>
          <table:table-cell table:formula="of:=AVERAGE([.B88:.B108])" office:value-type="string">
            <text:p>2456.47619</text:p>
          </table:table-cell>
        </table:table-row>
        <table:table-row table:style-name="ro2">
          <table:table-cell table:style-name="ce23" office:value-type="date" office:date-value="2008-09-26T00:00:00">
            <text:p>26-Sep-2008</text:p>
          </table:table-cell>
          <table:table-cell table:style-name="ce24" office:value-type="float" office:value="2661">
            <text:p>2661</text:p>
          </table:table-cell>
          <table:table-cell table:formula="of:=AVERAGE([.B96:.B102])" office:value-type="string">
            <text:p>2364.714286</text:p>
          </table:table-cell>
          <table:table-cell table:formula="of:=AVERAGE([.B98:.B100])" office:value-type="string">
            <text:p>2458.666667</text:p>
          </table:table-cell>
          <table:table-cell table:formula="of:=AVERAGE([.B89:.B109])" office:value-type="string">
            <text:p>2438.095238</text:p>
          </table:table-cell>
        </table:table-row>
        <table:table-row table:style-name="ro2">
          <table:table-cell table:style-name="ce23" office:value-type="date" office:date-value="2008-09-27T00:00:00">
            <text:p>27-Sep-2008</text:p>
          </table:table-cell>
          <table:table-cell table:style-name="ce24" office:value-type="float" office:value="2269">
            <text:p>2269</text:p>
          </table:table-cell>
          <table:table-cell table:formula="of:=AVERAGE([.B97:.B103])" office:value-type="string">
            <text:p>2275.714286</text:p>
          </table:table-cell>
          <table:table-cell table:formula="of:=AVERAGE([.B99:.B101])" office:value-type="string">
            <text:p>2369</text:p>
          </table:table-cell>
          <table:table-cell table:formula="of:=AVERAGE([.B90:.B110])" office:value-type="string">
            <text:p>2449.714286</text:p>
          </table:table-cell>
        </table:table-row>
        <table:table-row table:style-name="ro2">
          <table:table-cell table:style-name="ce23" office:value-type="date" office:date-value="2008-09-28T00:00:00">
            <text:p>28-Sep-2008</text:p>
          </table:table-cell>
          <table:table-cell table:style-name="ce24" office:value-type="float" office:value="2177">
            <text:p>2177</text:p>
          </table:table-cell>
          <table:table-cell table:formula="of:=AVERAGE([.B98:.B104])" office:value-type="string">
            <text:p>2365.571429</text:p>
          </table:table-cell>
          <table:table-cell table:formula="of:=AVERAGE([.B100:.B102])" office:value-type="string">
            <text:p>2276.666667</text:p>
          </table:table-cell>
          <table:table-cell table:formula="of:=AVERAGE([.B91:.B111])" office:value-type="string">
            <text:p>2434.904762</text:p>
          </table:table-cell>
        </table:table-row>
        <table:table-row table:style-name="ro2">
          <table:table-cell table:style-name="ce23" office:value-type="date" office:date-value="2008-09-29T00:00:00">
            <text:p>29-Sep-2008</text:p>
          </table:table-cell>
          <table:table-cell table:style-name="ce24" office:value-type="float" office:value="2384">
            <text:p>2384</text:p>
          </table:table-cell>
          <table:table-cell table:formula="of:=AVERAGE([.B99:.B105])" office:value-type="string">
            <text:p>2360.571429</text:p>
          </table:table-cell>
          <table:table-cell table:formula="of:=AVERAGE([.B101:.B103])" office:value-type="string">
            <text:p>2188.333333</text:p>
          </table:table-cell>
          <table:table-cell table:formula="of:=AVERAGE([.B92:.B112])" office:value-type="string">
            <text:p>2427.428571</text:p>
          </table:table-cell>
        </table:table-row>
        <table:table-row table:style-name="ro2">
          <table:table-cell table:style-name="ce23" office:value-type="date" office:date-value="2008-09-30T00:00:00">
            <text:p>30-Sep-2008</text:p>
          </table:table-cell>
          <table:table-cell table:style-name="ce24" office:value-type="float" office:value="2004">
            <text:p>2004</text:p>
          </table:table-cell>
          <table:table-cell table:formula="of:=AVERAGE([.B100:.B106])" office:value-type="string">
            <text:p>2282.142857</text:p>
          </table:table-cell>
          <table:table-cell table:formula="of:=AVERAGE([.B102:.B104])" office:value-type="string">
            <text:p>2335.333333</text:p>
          </table:table-cell>
          <table:table-cell table:formula="of:=AVERAGE([.B93:.B113])" office:value-type="string">
            <text:p>2397.52381</text:p>
          </table:table-cell>
        </table:table-row>
        <table:table-row table:style-name="ro2">
          <table:table-cell table:style-name="ce23" office:value-type="date" office:date-value="2008-10-01T00:00:00">
            <text:p>1-Oct-2008</text:p>
          </table:table-cell>
          <table:table-cell table:style-name="ce24" office:value-type="float" office:value="2618">
            <text:p>2618</text:p>
          </table:table-cell>
          <table:table-cell table:formula="of:=AVERAGE([.B101:.B107])" office:value-type="string">
            <text:p>2314.571429</text:p>
          </table:table-cell>
          <table:table-cell table:formula="of:=AVERAGE([.B103:.B105])" office:value-type="string">
            <text:p>2344.333333</text:p>
          </table:table-cell>
          <table:table-cell table:formula="of:=AVERAGE([.B94:.B114])" office:value-type="string">
            <text:p>2382.714286</text:p>
          </table:table-cell>
        </table:table-row>
        <table:table-row table:style-name="ro2">
          <table:table-cell table:style-name="ce23" office:value-type="date" office:date-value="2008-10-02T00:00:00">
            <text:p>2-Oct-2008</text:p>
          </table:table-cell>
          <table:table-cell table:style-name="ce24" office:value-type="float" office:value="2411">
            <text:p>2411</text:p>
          </table:table-cell>
          <table:table-cell table:formula="of:=AVERAGE([.B102:.B108])" office:value-type="string">
            <text:p>2385</text:p>
          </table:table-cell>
          <table:table-cell table:formula="of:=AVERAGE([.B104:.B106])" office:value-type="string">
            <text:p>2380.333333</text:p>
          </table:table-cell>
          <table:table-cell table:formula="of:=AVERAGE([.B95:.B115])" office:value-type="string">
            <text:p>2351.571429</text:p>
          </table:table-cell>
        </table:table-row>
        <table:table-row table:style-name="ro2">
          <table:table-cell table:style-name="ce23" office:value-type="date" office:date-value="2008-10-03T00:00:00">
            <text:p>3-Oct-2008</text:p>
          </table:table-cell>
          <table:table-cell table:style-name="ce24" office:value-type="float" office:value="2112">
            <text:p>2112</text:p>
          </table:table-cell>
          <table:table-cell table:formula="of:=AVERAGE([.B103:.B109])" office:value-type="string">
            <text:p>2377.285714</text:p>
          </table:table-cell>
          <table:table-cell table:formula="of:=AVERAGE([.B105:.B107])" office:value-type="string">
            <text:p>2339.666667</text:p>
          </table:table-cell>
          <table:table-cell table:formula="of:=AVERAGE([.B96:.B116])" office:value-type="string">
            <text:p>2320.666667</text:p>
          </table:table-cell>
        </table:table-row>
        <table:table-row table:style-name="ro2">
          <table:table-cell table:style-name="ce23" office:value-type="date" office:date-value="2008-10-04T00:00:00">
            <text:p>4-Oct-2008</text:p>
          </table:table-cell>
          <table:table-cell table:style-name="ce24" office:value-type="float" office:value="2496">
            <text:p>2496</text:p>
          </table:table-cell>
          <table:table-cell table:formula="of:=AVERAGE([.B104:.B110])" office:value-type="string">
            <text:p>2456.857143</text:p>
          </table:table-cell>
          <table:table-cell table:formula="of:=AVERAGE([.B106:.B108])" office:value-type="string">
            <text:p>2426</text:p>
          </table:table-cell>
          <table:table-cell table:formula="of:=AVERAGE([.B97:.B117])" office:value-type="string">
            <text:p>2316.333333</text:p>
          </table:table-cell>
        </table:table-row>
        <table:table-row table:style-name="ro2">
          <table:table-cell table:style-name="ce23" office:value-type="date" office:date-value="2008-10-05T00:00:00">
            <text:p>5-Oct-2008</text:p>
          </table:table-cell>
          <table:table-cell table:style-name="ce24" office:value-type="float" office:value="2670">
            <text:p>2670</text:p>
          </table:table-cell>
          <table:table-cell table:formula="of:=AVERAGE([.B105:.B111])" office:value-type="string">
            <text:p>2383.142857</text:p>
          </table:table-cell>
          <table:table-cell table:formula="of:=AVERAGE([.B107:.B109])" office:value-type="string">
            <text:p>2498.666667</text:p>
          </table:table-cell>
          <table:table-cell table:formula="of:=AVERAGE([.B98:.B118])" office:value-type="string">
            <text:p>2333.380952</text:p>
          </table:table-cell>
        </table:table-row>
        <table:table-row table:style-name="ro2">
          <table:table-cell table:style-name="ce23" office:value-type="date" office:date-value="2008-10-06T00:00:00">
            <text:p>6-Oct-2008</text:p>
          </table:table-cell>
          <table:table-cell table:style-name="ce24" office:value-type="float" office:value="2330">
            <text:p>2330</text:p>
          </table:table-cell>
          <table:table-cell table:formula="of:=AVERAGE([.B106:.B112])" office:value-type="string">
            <text:p>2397.714286</text:p>
          </table:table-cell>
          <table:table-cell table:formula="of:=AVERAGE([.B108:.B110])" office:value-type="string">
            <text:p>2520.333333</text:p>
          </table:table-cell>
          <table:table-cell table:formula="of:=AVERAGE([.B99:.B119])" office:value-type="string">
            <text:p>2326.666667</text:p>
          </table:table-cell>
        </table:table-row>
        <table:table-row table:style-name="ro2">
          <table:table-cell table:style-name="ce23" office:value-type="date" office:date-value="2008-10-07T00:00:00">
            <text:p>7-Oct-2008</text:p>
          </table:table-cell>
          <table:table-cell table:style-name="ce24" office:value-type="float" office:value="2561">
            <text:p>2561</text:p>
          </table:table-cell>
          <table:table-cell table:formula="of:=AVERAGE([.B107:.B113])" office:value-type="string">
            <text:p>2360.571429</text:p>
          </table:table-cell>
          <table:table-cell table:formula="of:=AVERAGE([.B109:.B111])" office:value-type="string">
            <text:p>2331</text:p>
          </table:table-cell>
          <table:table-cell table:formula="of:=AVERAGE([.B100:.B120])" office:value-type="string">
            <text:p>2306.904762</text:p>
          </table:table-cell>
        </table:table-row>
        <table:table-row table:style-name="ro2">
          <table:table-cell table:style-name="ce23" office:value-type="date" office:date-value="2008-10-08T00:00:00">
            <text:p>8-Oct-2008</text:p>
          </table:table-cell>
          <table:table-cell table:style-name="ce24" office:value-type="float" office:value="2102">
            <text:p>2102</text:p>
          </table:table-cell>
          <table:table-cell table:formula="of:=AVERAGE([.B108:.B114])" office:value-type="string">
            <text:p>2371.714286</text:p>
          </table:table-cell>
          <table:table-cell table:formula="of:=AVERAGE([.B110:.B112])" office:value-type="string">
            <text:p>2392</text:p>
          </table:table-cell>
          <table:table-cell table:formula="of:=AVERAGE([.B101:.B121])" office:value-type="string">
            <text:p>2293.52381</text:p>
          </table:table-cell>
        </table:table-row>
        <table:table-row table:style-name="ro2">
          <table:table-cell table:style-name="ce23" office:value-type="date" office:date-value="2008-10-09T00:00:00">
            <text:p>9-Oct-2008</text:p>
          </table:table-cell>
          <table:table-cell table:style-name="ce24" office:value-type="float" office:value="2513">
            <text:p>2513</text:p>
          </table:table-cell>
          <table:table-cell table:formula="of:=AVERAGE([.B109:.B115])" office:value-type="string">
            <text:p>2271.714286</text:p>
          </table:table-cell>
          <table:table-cell table:formula="of:=AVERAGE([.B111:.B113])" office:value-type="string">
            <text:p>2155.666667</text:p>
          </table:table-cell>
          <table:table-cell table:formula="of:=AVERAGE([.B102:.B122])" office:value-type="string">
            <text:p>2296.619048</text:p>
          </table:table-cell>
        </table:table-row>
        <table:table-row table:style-name="ro2">
          <table:table-cell table:style-name="ce23" office:value-type="date" office:date-value="2008-10-10T00:00:00">
            <text:p>10-Oct-2008</text:p>
          </table:table-cell>
          <table:table-cell table:style-name="ce24" office:value-type="float" office:value="1852">
            <text:p>1852</text:p>
          </table:table-cell>
          <table:table-cell table:formula="of:=AVERAGE([.B110:.B116])" office:value-type="string">
            <text:p>2220</text:p>
          </table:table-cell>
          <table:table-cell table:formula="of:=AVERAGE([.B112:.B114])" office:value-type="string">
            <text:p>2313</text:p>
          </table:table-cell>
          <table:table-cell table:formula="of:=AVERAGE([.B103:.B123])" office:value-type="string">
            <text:p>2275.619048</text:p>
          </table:table-cell>
        </table:table-row>
        <table:table-row table:style-name="ro2">
          <table:table-cell table:style-name="ce23" office:value-type="date" office:date-value="2008-10-11T00:00:00">
            <text:p>11-Oct-2008</text:p>
          </table:table-cell>
          <table:table-cell table:style-name="ce24" office:value-type="float" office:value="2574">
            <text:p>2574</text:p>
          </table:table-cell>
          <table:table-cell table:formula="of:=AVERAGE([.B111:.B117])" office:value-type="string">
            <text:p>2216.428571</text:p>
          </table:table-cell>
          <table:table-cell table:formula="of:=AVERAGE([.B113:.B115])" office:value-type="string">
            <text:p>2132</text:p>
          </table:table-cell>
          <table:table-cell table:formula="of:=AVERAGE([.B104:.B124])" office:value-type="string">
            <text:p>2291.619048</text:p>
          </table:table-cell>
        </table:table-row>
        <table:table-row table:style-name="ro2">
          <table:table-cell table:style-name="ce23" office:value-type="date" office:date-value="2008-10-12T00:00:00">
            <text:p>12-Oct-2008</text:p>
          </table:table-cell>
          <table:table-cell table:style-name="ce24" office:value-type="float" office:value="1970">
            <text:p>1970</text:p>
          </table:table-cell>
          <table:table-cell table:formula="of:=AVERAGE([.B112:.B118])" office:value-type="string">
            <text:p>2251.428571</text:p>
          </table:table-cell>
          <table:table-cell table:formula="of:=AVERAGE([.B114:.B116])" office:value-type="string">
            <text:p>2170.666667</text:p>
          </table:table-cell>
          <table:table-cell table:formula="of:=AVERAGE([.B105:.B125])" office:value-type="string">
            <text:p>2258.619048</text:p>
          </table:table-cell>
        </table:table-row>
        <table:table-row table:style-name="ro2">
          <table:table-cell table:style-name="ce23" office:value-type="date" office:date-value="2008-10-13T00:00:00">
            <text:p>13-Oct-2008</text:p>
          </table:table-cell>
          <table:table-cell table:style-name="ce24" office:value-type="float" office:value="1968">
            <text:p>1968</text:p>
          </table:table-cell>
          <table:table-cell table:formula="of:=AVERAGE([.B113:.B119])" office:value-type="string">
            <text:p>2221.714286</text:p>
          </table:table-cell>
          <table:table-cell table:formula="of:=AVERAGE([.B115:.B117])" office:value-type="string">
            <text:p>2158</text:p>
          </table:table-cell>
          <table:table-cell table:formula="of:=AVERAGE([.B106:.B126])" office:value-type="string">
            <text:p>2247.190476</text:p>
          </table:table-cell>
        </table:table-row>
        <table:table-row table:style-name="ro2">
          <table:table-cell table:style-name="ce23" office:value-type="date" office:date-value="2008-10-14T00:00:00">
            <text:p>14-Oct-2008</text:p>
          </table:table-cell>
          <table:table-cell table:style-name="ce24" office:value-type="float" office:value="2536">
            <text:p>2536</text:p>
          </table:table-cell>
          <table:table-cell table:formula="of:=AVERAGE([.B114:.B120])" office:value-type="string">
            <text:p>2278</text:p>
          </table:table-cell>
          <table:table-cell table:formula="of:=AVERAGE([.B116:.B118])" office:value-type="string">
            <text:p>2283.666667</text:p>
          </table:table-cell>
          <table:table-cell table:formula="of:=AVERAGE([.B107:.B127])" office:value-type="string">
            <text:p>2252.238095</text:p>
          </table:table-cell>
        </table:table-row>
        <table:table-row table:style-name="ro2">
          <table:table-cell table:style-name="ce23" office:value-type="date" office:date-value="2008-10-15T00:00:00">
            <text:p>15-Oct-2008</text:p>
          </table:table-cell>
          <table:table-cell table:style-name="ce24" office:value-type="float" office:value="2347">
            <text:p>2347</text:p>
          </table:table-cell>
          <table:table-cell table:formula="of:=AVERAGE([.B115:.B121])" office:value-type="string">
            <text:p>2194.285714</text:p>
          </table:table-cell>
          <table:table-cell table:formula="of:=AVERAGE([.B117:.B119])" office:value-type="string">
            <text:p>2396</text:p>
          </table:table-cell>
          <table:table-cell table:formula="of:=AVERAGE([.B108:.B128])" office:value-type="string">
            <text:p>2225.52381</text:p>
          </table:table-cell>
        </table:table-row>
        <table:table-row table:style-name="ro2">
          <table:table-cell table:style-name="ce23" office:value-type="date" office:date-value="2008-10-16T00:00:00">
            <text:p>16-Oct-2008</text:p>
          </table:table-cell>
          <table:table-cell table:style-name="ce24" office:value-type="float" office:value="2305">
            <text:p>2305</text:p>
          </table:table-cell>
          <table:table-cell table:formula="of:=AVERAGE([.B116:.B122])" office:value-type="string">
            <text:p>2233.142857</text:p>
          </table:table-cell>
          <table:table-cell table:formula="of:=AVERAGE([.B118:.B120])" office:value-type="string">
            <text:p>2299.333333</text:p>
          </table:table-cell>
          <table:table-cell table:formula="of:=AVERAGE([.B109:.B129])" office:value-type="string">
            <text:p>2202.238095</text:p>
          </table:table-cell>
        </table:table-row>
        <table:table-row table:style-name="ro2">
          <table:table-cell table:style-name="ce23" office:value-type="date" office:date-value="2008-10-17T00:00:00">
            <text:p>17-Oct-2008</text:p>
          </table:table-cell>
          <table:table-cell table:style-name="ce24" office:value-type="float" office:value="2246">
            <text:p>2246</text:p>
          </table:table-cell>
          <table:table-cell table:formula="of:=AVERAGE([.B117:.B123])" office:value-type="string">
            <text:p>2229.571429</text:p>
          </table:table-cell>
          <table:table-cell table:formula="of:=AVERAGE([.B119:.B121])" office:value-type="string">
            <text:p>2179.666667</text:p>
          </table:table-cell>
          <table:table-cell table:formula="of:=AVERAGE([.B110:.B130])" office:value-type="string">
            <text:p>2189.619048</text:p>
          </table:table-cell>
        </table:table-row>
        <table:table-row table:style-name="ro2">
          <table:table-cell table:style-name="ce23" office:value-type="date" office:date-value="2008-10-18T00:00:00">
            <text:p>18-Oct-2008</text:p>
          </table:table-cell>
          <table:table-cell table:style-name="ce24" office:value-type="float" office:value="1988">
            <text:p>1988</text:p>
          </table:table-cell>
          <table:table-cell table:formula="of:=AVERAGE([.B118:.B124])" office:value-type="string">
            <text:p>2201.571429</text:p>
          </table:table-cell>
          <table:table-cell table:formula="of:=AVERAGE([.B120:.B122])" office:value-type="string">
            <text:p>2158.666667</text:p>
          </table:table-cell>
          <table:table-cell table:formula="of:=AVERAGE([.B111:.B131])" office:value-type="string">
            <text:p>2160.095238</text:p>
          </table:table-cell>
        </table:table-row>
        <table:table-row table:style-name="ro2">
          <table:table-cell table:style-name="ce23" office:value-type="date" office:date-value="2008-10-19T00:00:00">
            <text:p>19-Oct-2008</text:p>
          </table:table-cell>
          <table:table-cell table:style-name="ce24" office:value-type="float" office:value="2242">
            <text:p>2242</text:p>
          </table:table-cell>
          <table:table-cell table:formula="of:=AVERAGE([.B119:.B125])" office:value-type="string">
            <text:p>2141.285714</text:p>
          </table:table-cell>
          <table:table-cell table:formula="of:=AVERAGE([.B121:.B123])" office:value-type="string">
            <text:p>2057.666667</text:p>
          </table:table-cell>
          <table:table-cell table:formula="of:=AVERAGE([.B112:.B132])" office:value-type="string">
            <text:p>2157.666667</text:p>
          </table:table-cell>
        </table:table-row>
        <table:table-row table:style-name="ro2">
          <table:table-cell table:style-name="ce23" office:value-type="date" office:date-value="2008-10-20T00:00:00">
            <text:p>20-Oct-2008</text:p>
          </table:table-cell>
          <table:table-cell table:style-name="ce24" office:value-type="float" office:value="1943">
            <text:p>1943</text:p>
          </table:table-cell>
          <table:table-cell table:formula="of:=AVERAGE([.B120:.B126])" office:value-type="string">
            <text:p>2122.142857</text:p>
          </table:table-cell>
          <table:table-cell table:formula="of:=AVERAGE([.B122:.B124])" office:value-type="string">
            <text:p>2175</text:p>
          </table:table-cell>
          <table:table-cell table:formula="of:=AVERAGE([.B113:.B133])" office:value-type="string">
            <text:p>2136.619048</text:p>
          </table:table-cell>
        </table:table-row>
        <table:table-row table:style-name="ro2">
          <table:table-cell table:style-name="ce23" office:value-type="date" office:date-value="2008-10-21T00:00:00">
            <text:p>21-Oct-2008</text:p>
          </table:table-cell>
          <table:table-cell table:style-name="ce24" office:value-type="float" office:value="2340">
            <text:p>2340</text:p>
          </table:table-cell>
          <table:table-cell table:formula="of:=AVERAGE([.B121:.B127])" office:value-type="string">
            <text:p>2118.142857</text:p>
          </table:table-cell>
          <table:table-cell table:formula="of:=AVERAGE([.B123:.B125])" office:value-type="string">
            <text:p>2069.333333</text:p>
          </table:table-cell>
          <table:table-cell table:formula="of:=AVERAGE([.B114:.B134])" office:value-type="string">
            <text:p>2144.047619</text:p>
          </table:table-cell>
        </table:table-row>
        <table:table-row table:style-name="ro2">
          <table:table-cell table:style-name="ce23" office:value-type="date" office:date-value="2008-10-22T00:00:00">
            <text:p>22-Oct-2008</text:p>
          </table:table-cell>
          <table:table-cell table:style-name="ce24" office:value-type="float" office:value="1925">
            <text:p>1925</text:p>
          </table:table-cell>
          <table:table-cell table:formula="of:=AVERAGE([.B122:.B128])" office:value-type="string">
            <text:p>2110.571429</text:p>
          </table:table-cell>
          <table:table-cell table:formula="of:=AVERAGE([.B124:.B126])" office:value-type="string">
            <text:p>2145.333333</text:p>
          </table:table-cell>
          <table:table-cell table:formula="of:=AVERAGE([.B115:.B135])" office:value-type="string">
            <text:p>2120.095238</text:p>
          </table:table-cell>
        </table:table-row>
        <table:table-row table:style-name="ro2">
          <table:table-cell table:style-name="ce23" office:value-type="date" office:date-value="2008-10-23T00:00:00">
            <text:p>23-Oct-2008</text:p>
          </table:table-cell>
          <table:table-cell table:style-name="ce24" office:value-type="float" office:value="2171">
            <text:p>2171</text:p>
          </table:table-cell>
          <table:table-cell table:formula="of:=AVERAGE([.B123:.B129])" office:value-type="string">
            <text:p>2101.857143</text:p>
          </table:table-cell>
          <table:table-cell table:formula="of:=AVERAGE([.B125:.B127])" office:value-type="string">
            <text:p>2104.666667</text:p>
          </table:table-cell>
          <table:table-cell table:formula="of:=AVERAGE([.B116:.B136])" office:value-type="string">
            <text:p>2136.095238</text:p>
          </table:table-cell>
        </table:table-row>
        <table:table-row table:style-name="ro2">
          <table:table-cell table:style-name="ce23" office:value-type="date" office:date-value="2008-10-24T00:00:00">
            <text:p>24-Oct-2008</text:p>
          </table:table-cell>
          <table:table-cell table:style-name="ce24" office:value-type="float" office:value="2218">
            <text:p>2218</text:p>
          </table:table-cell>
          <table:table-cell table:formula="of:=AVERAGE([.B124:.B130])" office:value-type="string">
            <text:p>2119.285714</text:p>
          </table:table-cell>
          <table:table-cell table:formula="of:=AVERAGE([.B126:.B128])" office:value-type="string">
            <text:p>2108</text:p>
          </table:table-cell>
          <table:table-cell table:formula="of:=AVERAGE([.B117:.B137])" office:value-type="string">
            <text:p>2147.285714</text:p>
          </table:table-cell>
        </table:table-row>
        <table:table-row table:style-name="ro2">
          <table:table-cell table:style-name="ce23" office:value-type="date" office:date-value="2008-10-25T00:00:00">
            <text:p>25-Oct-2008</text:p>
          </table:table-cell>
          <table:table-cell table:style-name="ce24" office:value-type="float" office:value="1935">
            <text:p>1935</text:p>
          </table:table-cell>
          <table:table-cell table:formula="of:=AVERAGE([.B125:.B131])" office:value-type="string">
            <text:p>2062.285714</text:p>
          </table:table-cell>
          <table:table-cell table:formula="of:=AVERAGE([.B127:.B129])" office:value-type="string">
            <text:p>2111.333333</text:p>
          </table:table-cell>
          <table:table-cell table:formula="of:=AVERAGE([.B118:.B138])" office:value-type="string">
            <text:p>2110.333333</text:p>
          </table:table-cell>
        </table:table-row>
        <table:table-row table:style-name="ro2">
          <table:table-cell table:style-name="ce23" office:value-type="date" office:date-value="2008-10-26T00:00:00">
            <text:p>26-Oct-2008</text:p>
          </table:table-cell>
          <table:table-cell table:style-name="ce24" office:value-type="float" office:value="2181">
            <text:p>2181</text:p>
          </table:table-cell>
          <table:table-cell table:formula="of:=AVERAGE([.B126:.B132])" office:value-type="string">
            <text:p>2080.285714</text:p>
          </table:table-cell>
          <table:table-cell table:formula="of:=AVERAGE([.B128:.B130])" office:value-type="string">
            <text:p>2060.333333</text:p>
          </table:table-cell>
          <table:table-cell table:formula="of:=AVERAGE([.B119:.B139])" office:value-type="string">
            <text:p>2102.952381</text:p>
          </table:table-cell>
        </table:table-row>
        <table:table-row table:style-name="ro2">
          <table:table-cell table:style-name="ce23" office:value-type="date" office:date-value="2008-10-27T00:00:00">
            <text:p>27-Oct-2008</text:p>
          </table:table-cell>
          <table:table-cell table:style-name="ce24" office:value-type="float" office:value="2065">
            <text:p>2065</text:p>
          </table:table-cell>
          <table:table-cell table:formula="of:=AVERAGE([.B127:.B133])" office:value-type="string">
            <text:p>2066</text:p>
          </table:table-cell>
          <table:table-cell table:formula="of:=AVERAGE([.B129:.B131])" office:value-type="string">
            <text:p>2062.333333</text:p>
          </table:table-cell>
          <table:table-cell table:formula="of:=AVERAGE([.B120:.B140])" office:value-type="string">
            <text:p>2088.761905</text:p>
          </table:table-cell>
        </table:table-row>
        <table:table-row table:style-name="ro2">
          <table:table-cell table:style-name="ce23" office:value-type="date" office:date-value="2008-10-28T00:00:00">
            <text:p>28-Oct-2008</text:p>
          </table:table-cell>
          <table:table-cell table:style-name="ce24" office:value-type="float" office:value="1941">
            <text:p>1941</text:p>
          </table:table-cell>
          <table:table-cell table:formula="of:=AVERAGE([.B128:.B134])" office:value-type="string">
            <text:p>2036</text:p>
          </table:table-cell>
          <table:table-cell table:formula="of:=AVERAGE([.B130:.B132])" office:value-type="string">
            <text:p>2019</text:p>
          </table:table-cell>
          <table:table-cell table:formula="of:=AVERAGE([.B121:.B141])" office:value-type="string">
            <text:p>2083.857143</text:p>
          </table:table-cell>
        </table:table-row>
        <table:table-row table:style-name="ro2">
          <table:table-cell table:style-name="ce23" office:value-type="date" office:date-value="2008-10-29T00:00:00">
            <text:p>29-Oct-2008</text:p>
          </table:table-cell>
          <table:table-cell table:style-name="ce24" office:value-type="float" office:value="2051">
            <text:p>2051</text:p>
          </table:table-cell>
          <table:table-cell table:formula="of:=AVERAGE([.B129:.B135])" office:value-type="string">
            <text:p>2055.428571</text:p>
          </table:table-cell>
          <table:table-cell table:formula="of:=AVERAGE([.B131:.B133])" office:value-type="string">
            <text:p>2021</text:p>
          </table:table-cell>
          <table:table-cell table:formula="of:=AVERAGE([.B122:.B142])" office:value-type="string">
            <text:p>2095.952381</text:p>
          </table:table-cell>
        </table:table-row>
        <table:table-row table:style-name="ro2">
          <table:table-cell table:style-name="ce23" office:value-type="date" office:date-value="2008-10-30T00:00:00">
            <text:p>30-Oct-2008</text:p>
          </table:table-cell>
          <table:table-cell table:style-name="ce24" office:value-type="float" office:value="2071">
            <text:p>2071</text:p>
          </table:table-cell>
          <table:table-cell table:formula="of:=AVERAGE([.B130:.B136])" office:value-type="string">
            <text:p>2073.285714</text:p>
          </table:table-cell>
          <table:table-cell table:formula="of:=AVERAGE([.B132:.B134])" office:value-type="string">
            <text:p>2043.333333</text:p>
          </table:table-cell>
          <table:table-cell table:formula="of:=AVERAGE([.B123:.B143])" office:value-type="string">
            <text:p>2069.619048</text:p>
          </table:table-cell>
        </table:table-row>
        <table:table-row table:style-name="ro2">
          <table:table-cell table:style-name="ce23" office:value-type="date" office:date-value="2008-10-31T00:00:00">
            <text:p>31-Oct-2008</text:p>
          </table:table-cell>
          <table:table-cell table:style-name="ce24" office:value-type="float" office:value="2008">
            <text:p>2008</text:p>
          </table:table-cell>
          <table:table-cell table:formula="of:=AVERAGE([.B131:.B137])" office:value-type="string">
            <text:p>2093</text:p>
          </table:table-cell>
          <table:table-cell table:formula="of:=AVERAGE([.B133:.B135])" office:value-type="string">
            <text:p>2050</text:p>
          </table:table-cell>
          <table:table-cell table:formula="of:=AVERAGE([.B124:.B144])" office:value-type="string">
            <text:p>2075.52381</text:p>
          </table:table-cell>
        </table:table-row>
        <table:table-row table:style-name="ro2">
          <table:table-cell table:style-name="ce23" office:value-type="date" office:date-value="2008-11-01T00:00:00">
            <text:p>1-Nov-2008</text:p>
          </table:table-cell>
          <table:table-cell table:style-name="ce24" office:value-type="float" office:value="2071">
            <text:p>2071</text:p>
          </table:table-cell>
          <table:table-cell table:formula="of:=AVERAGE([.B132:.B138])" office:value-type="string">
            <text:p>2067.142857</text:p>
          </table:table-cell>
          <table:table-cell table:formula="of:=AVERAGE([.B134:.B136])" office:value-type="string">
            <text:p>2128.333333</text:p>
          </table:table-cell>
          <table:table-cell table:formula="of:=AVERAGE([.B125:.B145])" office:value-type="string">
            <text:p>2051</text:p>
          </table:table-cell>
        </table:table-row>
        <table:table-row table:style-name="ro2">
          <table:table-cell table:style-name="ce23" office:value-type="date" office:date-value="2008-11-02T00:00:00">
            <text:p>2-Nov-2008</text:p>
          </table:table-cell>
          <table:table-cell table:style-name="ce24" office:value-type="float" office:value="2306">
            <text:p>2306</text:p>
          </table:table-cell>
          <table:table-cell table:formula="of:=AVERAGE([.B133:.B139])" office:value-type="string">
            <text:p>2087.285714</text:p>
          </table:table-cell>
          <table:table-cell table:formula="of:=AVERAGE([.B135:.B137])" office:value-type="string">
            <text:p>2193.333333</text:p>
          </table:table-cell>
          <table:table-cell table:formula="of:=AVERAGE([.B126:.B146])" office:value-type="string">
            <text:p>2055.571429</text:p>
          </table:table-cell>
        </table:table-row>
        <table:table-row table:style-name="ro2">
          <table:table-cell table:style-name="ce23" office:value-type="date" office:date-value="2008-11-03T00:00:00">
            <text:p>3-Nov-2008</text:p>
          </table:table-cell>
          <table:table-cell table:style-name="ce24" office:value-type="float" office:value="2203">
            <text:p>2203</text:p>
          </table:table-cell>
          <table:table-cell table:formula="of:=AVERAGE([.B134:.B140])" office:value-type="string">
            <text:p>2078.142857</text:p>
          </table:table-cell>
          <table:table-cell table:formula="of:=AVERAGE([.B136:.B138])" office:value-type="string">
            <text:p>2089.666667</text:p>
          </table:table-cell>
          <table:table-cell table:formula="of:=AVERAGE([.B127:.B147])" office:value-type="string">
            <text:p>2050</text:p>
          </table:table-cell>
        </table:table-row>
        <table:table-row table:style-name="ro2">
          <table:table-cell table:style-name="ce23" office:value-type="date" office:date-value="2008-11-04T00:00:00">
            <text:p>4-Nov-2008</text:p>
          </table:table-cell>
          <table:table-cell table:style-name="ce24" office:value-type="float" office:value="1760">
            <text:p>1760</text:p>
          </table:table-cell>
          <table:table-cell table:formula="of:=AVERAGE([.B135:.B141])" office:value-type="string">
            <text:p>2097.428571</text:p>
          </table:table-cell>
          <table:table-cell table:formula="of:=AVERAGE([.B137:.B139])" office:value-type="string">
            <text:p>2051.666667</text:p>
          </table:table-cell>
          <table:table-cell table:formula="of:=AVERAGE([.B128:.B148])" office:value-type="string">
            <text:p>2044.047619</text:p>
          </table:table-cell>
        </table:table-row>
        <table:table-row table:style-name="ro2">
          <table:table-cell table:style-name="ce23" office:value-type="date" office:date-value="2008-11-05T00:00:00">
            <text:p>5-Nov-2008</text:p>
          </table:table-cell>
          <table:table-cell table:style-name="ce24" office:value-type="float" office:value="2192">
            <text:p>2192</text:p>
          </table:table-cell>
          <table:table-cell table:formula="of:=AVERAGE([.B136:.B142])" office:value-type="string">
            <text:p>2121.857143</text:p>
          </table:table-cell>
          <table:table-cell table:formula="of:=AVERAGE([.B138:.B140])" office:value-type="string">
            <text:p>1986.333333</text:p>
          </table:table-cell>
          <table:table-cell table:formula="of:=AVERAGE([.B129:.B149])" office:value-type="string">
            <text:p>2041.285714</text:p>
          </table:table-cell>
        </table:table-row>
        <table:table-row table:style-name="ro2">
          <table:table-cell table:style-name="ce23" office:value-type="date" office:date-value="2008-11-06T00:00:00">
            <text:p>6-Nov-2008</text:p>
          </table:table-cell>
          <table:table-cell table:style-name="ce24" office:value-type="float" office:value="2007">
            <text:p>2007</text:p>
          </table:table-cell>
          <table:table-cell table:formula="of:=AVERAGE([.B137:.B143])" office:value-type="string">
            <text:p>2033.714286</text:p>
          </table:table-cell>
          <table:table-cell table:formula="of:=AVERAGE([.B139:.B141])" office:value-type="string">
            <text:p>2114</text:p>
          </table:table-cell>
          <table:table-cell table:formula="of:=AVERAGE([.B130:.B150])" office:value-type="string">
            <text:p>2035.095238</text:p>
          </table:table-cell>
        </table:table-row>
        <table:table-row table:style-name="ro2">
          <table:table-cell table:style-name="ce23" office:value-type="date" office:date-value="2008-11-07T00:00:00">
            <text:p>7-Nov-2008</text:p>
          </table:table-cell>
          <table:table-cell table:style-name="ce24" office:value-type="float" office:value="2143">
            <text:p>2143</text:p>
          </table:table-cell>
          <table:table-cell table:formula="of:=AVERAGE([.B138:.B144])" office:value-type="string">
            <text:p>2014.285714</text:p>
          </table:table-cell>
          <table:table-cell table:formula="of:=AVERAGE([.B140:.B142])" office:value-type="string">
            <text:p>2130.666667</text:p>
          </table:table-cell>
          <table:table-cell table:formula="of:=AVERAGE([.B131:.B151])" office:value-type="string">
            <text:p>2032.095238</text:p>
          </table:table-cell>
        </table:table-row>
        <table:table-row table:style-name="ro2">
          <table:table-cell table:style-name="ce23" office:value-type="date" office:date-value="2008-11-08T00:00:00">
            <text:p>8-Nov-2008</text:p>
          </table:table-cell>
          <table:table-cell table:style-name="ce24" office:value-type="float" office:value="2242">
            <text:p>2242</text:p>
          </table:table-cell>
          <table:table-cell table:formula="of:=AVERAGE([.B139:.B145])" office:value-type="string">
            <text:p>2023.571429</text:p>
          </table:table-cell>
          <table:table-cell table:formula="of:=AVERAGE([.B141:.B143])" office:value-type="string">
            <text:p>2024.666667</text:p>
          </table:table-cell>
          <table:table-cell table:formula="of:=AVERAGE([.B132:.B152])" office:value-type="string">
            <text:p>2022.238095</text:p>
          </table:table-cell>
        </table:table-row>
        <table:table-row table:style-name="ro2">
          <table:table-cell table:style-name="ce23" office:value-type="date" office:date-value="2008-11-09T00:00:00">
            <text:p>9-Nov-2008</text:p>
          </table:table-cell>
          <table:table-cell table:style-name="ce24" office:value-type="float" office:value="1689">
            <text:p>1689</text:p>
          </table:table-cell>
          <table:table-cell table:formula="of:=AVERAGE([.B140:.B146])" office:value-type="string">
            <text:p>1999.142857</text:p>
          </table:table-cell>
          <table:table-cell table:formula="of:=AVERAGE([.B142:.B144])" office:value-type="string">
            <text:p>1999.333333</text:p>
          </table:table-cell>
          <table:table-cell table:formula="of:=AVERAGE([.B133:.B153])" office:value-type="string">
            <text:p>2027.333333</text:p>
          </table:table-cell>
        </table:table-row>
        <table:table-row table:style-name="ro2">
          <table:table-cell table:style-name="ce23" office:value-type="date" office:date-value="2008-11-10T00:00:00">
            <text:p>10-Nov-2008</text:p>
          </table:table-cell>
          <table:table-cell table:style-name="ce24" office:value-type="float" office:value="2067">
            <text:p>2067</text:p>
          </table:table-cell>
          <table:table-cell table:formula="of:=AVERAGE([.B141:.B147])" office:value-type="string">
            <text:p>2005.857143</text:p>
          </table:table-cell>
          <table:table-cell table:formula="of:=AVERAGE([.B143:.B145])" office:value-type="string">
            <text:p>1860.333333</text:p>
          </table:table-cell>
          <table:table-cell table:formula="of:=AVERAGE([.B134:.B154])" office:value-type="string">
            <text:p>2024.238095</text:p>
          </table:table-cell>
        </table:table-row>
        <table:table-row table:style-name="ro2">
          <table:table-cell table:style-name="ce23" office:value-type="date" office:date-value="2008-11-11T00:00:00">
            <text:p>11-Nov-2008</text:p>
          </table:table-cell>
          <table:table-cell table:style-name="ce24" office:value-type="float" office:value="1825">
            <text:p>1825</text:p>
          </table:table-cell>
          <table:table-cell table:formula="of:=AVERAGE([.B142:.B148])" office:value-type="string">
            <text:p>1998.714286</text:p>
          </table:table-cell>
          <table:table-cell table:formula="of:=AVERAGE([.B144:.B146])" office:value-type="string">
            <text:p>1971</text:p>
          </table:table-cell>
          <table:table-cell table:formula="of:=AVERAGE([.B135:.B155])" office:value-type="string">
            <text:p>2031.095238</text:p>
          </table:table-cell>
        </table:table-row>
        <table:table-row table:style-name="ro2">
          <table:table-cell table:style-name="ce23" office:value-type="date" office:date-value="2008-11-12T00:00:00">
            <text:p>12-Nov-2008</text:p>
          </table:table-cell>
          <table:table-cell table:style-name="ce24" office:value-type="float" office:value="2021">
            <text:p>2021</text:p>
          </table:table-cell>
          <table:table-cell table:formula="of:=AVERAGE([.B143:.B149])" office:value-type="string">
            <text:p>1946.571429</text:p>
          </table:table-cell>
          <table:table-cell table:formula="of:=AVERAGE([.B145:.B147])" office:value-type="string">
            <text:p>1966.666667</text:p>
          </table:table-cell>
          <table:table-cell table:formula="of:=AVERAGE([.B136:.B156])" office:value-type="string">
            <text:p>2011.857143</text:p>
          </table:table-cell>
        </table:table-row>
        <table:table-row table:style-name="ro2">
          <table:table-cell table:style-name="ce23" office:value-type="date" office:date-value="2008-11-13T00:00:00">
            <text:p>13-Nov-2008</text:p>
          </table:table-cell>
          <table:table-cell table:style-name="ce24" office:value-type="float" office:value="2054">
            <text:p>2054</text:p>
          </table:table-cell>
          <table:table-cell table:formula="of:=AVERAGE([.B144:.B150])" office:value-type="string">
            <text:p>1998.285714</text:p>
          </table:table-cell>
          <table:table-cell table:formula="of:=AVERAGE([.B146:.B148])" office:value-type="string">
            <text:p>2056</text:p>
          </table:table-cell>
          <table:table-cell table:formula="of:=AVERAGE([.B137:.B157])" office:value-type="string">
            <text:p>1992.666667</text:p>
          </table:table-cell>
        </table:table-row>
        <table:table-row table:style-name="ro2">
          <table:table-cell table:style-name="ce23" office:value-type="date" office:date-value="2008-11-14T00:00:00">
            <text:p>14-Nov-2008</text:p>
          </table:table-cell>
          <table:table-cell table:style-name="ce24" office:value-type="float" office:value="2093">
            <text:p>2093</text:p>
          </table:table-cell>
          <table:table-cell table:formula="of:=AVERAGE([.B145:.B151])" office:value-type="string">
            <text:p>1989</text:p>
          </table:table-cell>
          <table:table-cell table:formula="of:=AVERAGE([.B147:.B149])" office:value-type="string">
            <text:p>2008</text:p>
          </table:table-cell>
          <table:table-cell table:formula="of:=AVERAGE([.B138:.B158])" office:value-type="string">
            <text:p>1987.238095</text:p>
          </table:table-cell>
        </table:table-row>
        <table:table-row table:style-name="ro2">
          <table:table-cell table:style-name="ce23" office:value-type="date" office:date-value="2008-11-15T00:00:00">
            <text:p>15-Nov-2008</text:p>
          </table:table-cell>
          <table:table-cell table:style-name="ce24" office:value-type="float" office:value="1877">
            <text:p>1877</text:p>
          </table:table-cell>
          <table:table-cell table:formula="of:=AVERAGE([.B146:.B152])" office:value-type="string">
            <text:p>1976</text:p>
          </table:table-cell>
          <table:table-cell table:formula="of:=AVERAGE([.B148:.B150])" office:value-type="string">
            <text:p>2007</text:p>
          </table:table-cell>
          <table:table-cell table:formula="of:=AVERAGE([.B139:.B159])" office:value-type="string">
            <text:p>1997</text:p>
          </table:table-cell>
        </table:table-row>
        <table:table-row table:style-name="ro2">
          <table:table-cell table:style-name="ce23" office:value-type="date" office:date-value="2008-11-16T00:00:00">
            <text:p>16-Nov-2008</text:p>
          </table:table-cell>
          <table:table-cell table:style-name="ce24" office:value-type="float" office:value="2051">
            <text:p>2051</text:p>
          </table:table-cell>
          <table:table-cell table:formula="of:=AVERAGE([.B147:.B153])" office:value-type="string">
            <text:p>1995.571429</text:p>
          </table:table-cell>
          <table:table-cell table:formula="of:=AVERAGE([.B149:.B151])" office:value-type="string">
            <text:p>1976.666667</text:p>
          </table:table-cell>
          <table:table-cell table:formula="of:=AVERAGE([.B140:.B160])" office:value-type="string">
            <text:p>1988.380952</text:p>
          </table:table-cell>
        </table:table-row>
        <table:table-row table:style-name="ro2">
          <table:table-cell table:style-name="ce23" office:value-type="date" office:date-value="2008-11-17T00:00:00">
            <text:p>17-Nov-2008</text:p>
          </table:table-cell>
          <table:table-cell table:style-name="ce24" office:value-type="float" office:value="2002">
            <text:p>2002</text:p>
          </table:table-cell>
          <table:table-cell table:formula="of:=AVERAGE([.B148:.B154])" office:value-type="string">
            <text:p>1988.714286</text:p>
          </table:table-cell>
          <table:table-cell table:formula="of:=AVERAGE([.B150:.B152])" office:value-type="string">
            <text:p>1929</text:p>
          </table:table-cell>
          <table:table-cell table:formula="of:=AVERAGE([.B141:.B161])" office:value-type="string">
            <text:p>1991.904762</text:p>
          </table:table-cell>
        </table:table-row>
        <table:table-row table:style-name="ro2">
          <table:table-cell table:style-name="ce23" office:value-type="date" office:date-value="2008-11-18T00:00:00">
            <text:p>18-Nov-2008</text:p>
          </table:table-cell>
          <table:table-cell table:style-name="ce24" office:value-type="float" office:value="1734">
            <text:p>1734</text:p>
          </table:table-cell>
          <table:table-cell table:formula="of:=AVERAGE([.B149:.B155])" office:value-type="string">
            <text:p>1997.142857</text:p>
          </table:table-cell>
          <table:table-cell table:formula="of:=AVERAGE([.B151:.B153])" office:value-type="string">
            <text:p>1964.666667</text:p>
          </table:table-cell>
          <table:table-cell table:formula="of:=AVERAGE([.B142:.B162])" office:value-type="string">
            <text:p>1992.809524</text:p>
          </table:table-cell>
        </table:table-row>
        <table:table-row table:style-name="ro2">
          <table:table-cell table:style-name="ce23" office:value-type="date" office:date-value="2008-11-19T00:00:00">
            <text:p>19-Nov-2008</text:p>
          </table:table-cell>
          <table:table-cell table:style-name="ce24" office:value-type="float" office:value="2158">
            <text:p>2158</text:p>
          </table:table-cell>
          <table:table-cell table:formula="of:=AVERAGE([.B150:.B156])" office:value-type="string">
            <text:p>1967.142857</text:p>
          </table:table-cell>
          <table:table-cell table:formula="of:=AVERAGE([.B152:.B154])" office:value-type="string">
            <text:p>1966</text:p>
          </table:table-cell>
          <table:table-cell table:formula="of:=AVERAGE([.B143:.B163])" office:value-type="string">
            <text:p>1971.47619</text:p>
          </table:table-cell>
        </table:table-row>
        <table:table-row table:style-name="ro2">
          <table:table-cell table:style-name="ce23" office:value-type="date" office:date-value="2008-11-20T00:00:00">
            <text:p>20-Nov-2008</text:p>
          </table:table-cell>
          <table:table-cell table:style-name="ce24" office:value-type="float" office:value="2006">
            <text:p>2006</text:p>
          </table:table-cell>
          <table:table-cell table:formula="of:=AVERAGE([.B151:.B157])" office:value-type="string">
            <text:p>1946</text:p>
          </table:table-cell>
          <table:table-cell table:formula="of:=AVERAGE([.B153:.B155])" office:value-type="string">
            <text:p>2105.333333</text:p>
          </table:table-cell>
          <table:table-cell table:formula="of:=AVERAGE([.B144:.B164])" office:value-type="string">
            <text:p>1998.952381</text:p>
          </table:table-cell>
        </table:table-row>
        <table:table-row table:style-name="ro2">
          <table:table-cell table:style-name="ce23" office:value-type="date" office:date-value="2008-11-21T00:00:00">
            <text:p>21-Nov-2008</text:p>
          </table:table-cell>
          <table:table-cell table:style-name="ce24" office:value-type="float" office:value="2152">
            <text:p>2152</text:p>
          </table:table-cell>
          <table:table-cell table:formula="of:=AVERAGE([.B152:.B158])" office:value-type="string">
            <text:p>1958.428571</text:p>
          </table:table-cell>
          <table:table-cell table:formula="of:=AVERAGE([.B154:.B156])" office:value-type="string">
            <text:p>1941.666667</text:p>
          </table:table-cell>
          <table:table-cell table:formula="of:=AVERAGE([.B145:.B165])" office:value-type="string">
            <text:p>1993.761905</text:p>
          </table:table-cell>
        </table:table-row>
        <table:table-row table:style-name="ro2">
          <table:table-cell table:style-name="ce23" office:value-type="date" office:date-value="2008-11-22T00:00:00">
            <text:p>22-Nov-2008</text:p>
          </table:table-cell>
          <table:table-cell table:style-name="ce24" office:value-type="float" office:value="1667">
            <text:p>1667</text:p>
          </table:table-cell>
          <table:table-cell table:formula="of:=AVERAGE([.B153:.B159])" office:value-type="string">
            <text:p>1991.428571</text:p>
          </table:table-cell>
          <table:table-cell table:formula="of:=AVERAGE([.B155:.B157])" office:value-type="string">
            <text:p>1907.333333</text:p>
          </table:table-cell>
          <table:table-cell table:formula="of:=AVERAGE([.B146:.B166])" office:value-type="string">
            <text:p>1996.761905</text:p>
          </table:table-cell>
        </table:table-row>
        <table:table-row table:style-name="ro2">
          <table:table-cell table:style-name="ce23" office:value-type="date" office:date-value="2008-11-23T00:00:00">
            <text:p>23-Nov-2008</text:p>
          </table:table-cell>
          <table:table-cell table:style-name="ce24" office:value-type="float" office:value="1903">
            <text:p>1903</text:p>
          </table:table-cell>
          <table:table-cell table:formula="of:=AVERAGE([.B154:.B160])" office:value-type="string">
            <text:p>1970.428571</text:p>
          </table:table-cell>
          <table:table-cell table:formula="of:=AVERAGE([.B156:.B158])" office:value-type="string">
            <text:p>1886.333333</text:p>
          </table:table-cell>
          <table:table-cell table:formula="of:=AVERAGE([.B147:.B167])" office:value-type="string">
            <text:p>1998.761905</text:p>
          </table:table-cell>
        </table:table-row>
        <table:table-row table:style-name="ro2">
          <table:table-cell table:style-name="ce23" office:value-type="date" office:date-value="2008-11-24T00:00:00">
            <text:p>24-Nov-2008</text:p>
          </table:table-cell>
          <table:table-cell table:style-name="ce24" office:value-type="float" office:value="2089">
            <text:p>2089</text:p>
          </table:table-cell>
          <table:table-cell table:formula="of:=AVERAGE([.B155:.B161])" office:value-type="string">
            <text:p>1981.142857</text:p>
          </table:table-cell>
          <table:table-cell table:formula="of:=AVERAGE([.B157:.B159])" office:value-type="string">
            <text:p>1985.666667</text:p>
          </table:table-cell>
          <table:table-cell table:formula="of:=AVERAGE([.B148:.B168])" office:value-type="string">
            <text:p>1985.52381</text:p>
          </table:table-cell>
        </table:table-row>
        <table:table-row table:style-name="ro2">
          <table:table-cell table:style-name="ce23" office:value-type="date" office:date-value="2008-11-25T00:00:00">
            <text:p>25-Nov-2008</text:p>
          </table:table-cell>
          <table:table-cell table:style-name="ce24" office:value-type="float" office:value="1965">
            <text:p>1965</text:p>
          </table:table-cell>
          <table:table-cell table:formula="of:=AVERAGE([.B156:.B162])" office:value-type="string">
            <text:p>1982.571429</text:p>
          </table:table-cell>
          <table:table-cell table:formula="of:=AVERAGE([.B158:.B160])" office:value-type="string">
            <text:p>2021.666667</text:p>
          </table:table-cell>
          <table:table-cell table:formula="of:=AVERAGE([.B149:.B169])" office:value-type="string">
            <text:p>1991.714286</text:p>
          </table:table-cell>
        </table:table-row>
        <table:table-row table:style-name="ro2">
          <table:table-cell table:style-name="ce23" office:value-type="date" office:date-value="2008-11-26T00:00:00">
            <text:p>26-Nov-2008</text:p>
          </table:table-cell>
          <table:table-cell table:style-name="ce24" office:value-type="float" office:value="2011">
            <text:p>2011</text:p>
          </table:table-cell>
          <table:table-cell table:formula="of:=AVERAGE([.B157:.B163])" office:value-type="string">
            <text:p>2000.714286</text:p>
          </table:table-cell>
          <table:table-cell table:formula="of:=AVERAGE([.B159:.B161])" office:value-type="string">
            <text:p>2019</text:p>
          </table:table-cell>
          <table:table-cell table:formula="of:=AVERAGE([.B150:.B170])" office:value-type="string">
            <text:p>2000.238095</text:p>
          </table:table-cell>
        </table:table-row>
        <table:table-row table:style-name="ro2">
          <table:table-cell table:style-name="ce23" office:value-type="date" office:date-value="2008-11-27T00:00:00">
            <text:p>27-Nov-2008</text:p>
          </table:table-cell>
          <table:table-cell table:style-name="ce24" office:value-type="float" office:value="2081">
            <text:p>2081</text:p>
          </table:table-cell>
          <table:table-cell table:formula="of:=AVERAGE([.B158:.B164])" office:value-type="string">
            <text:p>2052.571429</text:p>
          </table:table-cell>
          <table:table-cell table:formula="of:=AVERAGE([.B160:.B162])" office:value-type="string">
            <text:p>2084.666667</text:p>
          </table:table-cell>
          <table:table-cell table:formula="of:=AVERAGE([.B151:.B171])" office:value-type="string">
            <text:p>2005</text:p>
          </table:table-cell>
        </table:table-row>
        <table:table-row table:style-name="ro2">
          <table:table-cell table:style-name="ce23" office:value-type="date" office:date-value="2008-11-28T00:00:00">
            <text:p>28-Nov-2008</text:p>
          </table:table-cell>
          <table:table-cell table:style-name="ce24" office:value-type="float" office:value="2162">
            <text:p>2162</text:p>
          </table:table-cell>
          <table:table-cell table:formula="of:=AVERAGE([.B159:.B165])" office:value-type="string">
            <text:p>2033.857143</text:p>
          </table:table-cell>
          <table:table-cell table:formula="of:=AVERAGE([.B161:.B163])" office:value-type="string">
            <text:p>2012.333333</text:p>
          </table:table-cell>
          <table:table-cell table:formula="of:=AVERAGE([.B152:.B172])" office:value-type="string">
            <text:p>2006.52381</text:p>
          </table:table-cell>
        </table:table-row>
        <table:table-row table:style-name="ro2">
          <table:table-cell table:style-name="ce23" office:value-type="date" office:date-value="2008-11-29T00:00:00">
            <text:p>29-Nov-2008</text:p>
          </table:table-cell>
          <table:table-cell table:style-name="ce24" office:value-type="float" office:value="1794">
            <text:p>1794</text:p>
          </table:table-cell>
          <table:table-cell table:formula="of:=AVERAGE([.B160:.B166])" office:value-type="string">
            <text:p>2022.857143</text:p>
          </table:table-cell>
          <table:table-cell table:formula="of:=AVERAGE([.B162:.B164])" office:value-type="string">
            <text:p>2074</text:p>
          </table:table-cell>
          <table:table-cell table:formula="of:=AVERAGE([.B153:.B173])" office:value-type="string">
            <text:p>2021.714286</text:p>
          </table:table-cell>
        </table:table-row>
        <table:table-row table:style-name="ro2">
          <table:table-cell table:style-name="ce23" office:value-type="date" office:date-value="2008-11-30T00:00:00">
            <text:p>30-Nov-2008</text:p>
          </table:table-cell>
          <table:table-cell table:style-name="ce24" office:value-type="float" office:value="2266">
            <text:p>2266</text:p>
          </table:table-cell>
          <table:table-cell table:formula="of:=AVERAGE([.B161:.B167])" office:value-type="string">
            <text:p>2030.285714</text:p>
          </table:table-cell>
          <table:table-cell table:formula="of:=AVERAGE([.B163:.B165])" office:value-type="string">
            <text:p>2006</text:p>
          </table:table-cell>
          <table:table-cell table:formula="of:=AVERAGE([.B154:.B174])" office:value-type="string">
            <text:p>2032.095238</text:p>
          </table:table-cell>
        </table:table-row>
        <table:table-row table:style-name="ro2">
          <table:table-cell table:style-name="ce23" office:value-type="date" office:date-value="2008-12-01T00:00:00">
            <text:p>1-Dec-2008</text:p>
          </table:table-cell>
          <table:table-cell table:style-name="ce24" office:value-type="float" office:value="1958">
            <text:p>1958</text:p>
          </table:table-cell>
          <table:table-cell table:formula="of:=AVERAGE([.B162:.B168])" office:value-type="string">
            <text:p>1986.714286</text:p>
          </table:table-cell>
          <table:table-cell table:formula="of:=AVERAGE([.B164:.B166])" office:value-type="string">
            <text:p>2037.333333</text:p>
          </table:table-cell>
          <table:table-cell table:formula="of:=AVERAGE([.B155:.B175])" office:value-type="string">
            <text:p>2044.809524</text:p>
          </table:table-cell>
        </table:table-row>
        <table:table-row table:style-name="ro2">
          <table:table-cell table:style-name="ce23" office:value-type="date" office:date-value="2008-12-02T00:00:00">
            <text:p>2-Dec-2008</text:p>
          </table:table-cell>
          <table:table-cell table:style-name="ce24" office:value-type="float" office:value="1888">
            <text:p>1888</text:p>
          </table:table-cell>
          <table:table-cell table:formula="of:=AVERAGE([.B163:.B169])" office:value-type="string">
            <text:p>1995.428571</text:p>
          </table:table-cell>
          <table:table-cell table:formula="of:=AVERAGE([.B165:.B167])" office:value-type="string">
            <text:p>1969.666667</text:p>
          </table:table-cell>
          <table:table-cell table:formula="of:=AVERAGE([.B156:.B176])" office:value-type="string">
            <text:p>2037.52381</text:p>
          </table:table-cell>
        </table:table-row>
        <table:table-row table:style-name="ro2">
          <table:table-cell table:style-name="ce23" office:value-type="date" office:date-value="2008-12-03T00:00:00">
            <text:p>3-Dec-2008</text:p>
          </table:table-cell>
          <table:table-cell table:style-name="ce24" office:value-type="float" office:value="2063">
            <text:p>2063</text:p>
          </table:table-cell>
          <table:table-cell table:formula="of:=AVERAGE([.B164:.B170])" office:value-type="string">
            <text:p>2032.857143</text:p>
          </table:table-cell>
          <table:table-cell table:formula="of:=AVERAGE([.B166:.B168])" office:value-type="string">
            <text:p>1909</text:p>
          </table:table-cell>
          <table:table-cell table:formula="of:=AVERAGE([.B157:.B177])" office:value-type="string">
            <text:p>2045.333333</text:p>
          </table:table-cell>
        </table:table-row>
        <table:table-row table:style-name="ro2">
          <table:table-cell table:style-name="ce23" office:value-type="date" office:date-value="2008-12-04T00:00:00">
            <text:p>4-Dec-2008</text:p>
          </table:table-cell>
          <table:table-cell table:style-name="ce24" office:value-type="float" office:value="1776">
            <text:p>1776</text:p>
          </table:table-cell>
          <table:table-cell table:formula="of:=AVERAGE([.B165:.B171])" office:value-type="string">
            <text:p>2016.428571</text:p>
          </table:table-cell>
          <table:table-cell table:formula="of:=AVERAGE([.B167:.B169])" office:value-type="string">
            <text:p>2020.666667</text:p>
          </table:table-cell>
          <table:table-cell table:formula="of:=AVERAGE([.B158:.B178])" office:value-type="string">
            <text:p>2043.095238</text:p>
          </table:table-cell>
        </table:table-row>
        <table:table-row table:style-name="ro2">
          <table:table-cell table:style-name="ce23" office:value-type="date" office:date-value="2008-12-05T00:00:00">
            <text:p>5-Dec-2008</text:p>
          </table:table-cell>
          <table:table-cell table:style-name="ce24" office:value-type="float" office:value="2223">
            <text:p>2223</text:p>
          </table:table-cell>
          <table:table-cell table:formula="of:=AVERAGE([.B166:.B172])" office:value-type="string">
            <text:p>2027.285714</text:p>
          </table:table-cell>
          <table:table-cell table:formula="of:=AVERAGE([.B168:.B170])" office:value-type="string">
            <text:p>2018.333333</text:p>
          </table:table-cell>
          <table:table-cell table:formula="of:=AVERAGE([.B159:.B179])" office:value-type="string">
            <text:p>2046.571429</text:p>
          </table:table-cell>
        </table:table-row>
        <table:table-row table:style-name="ro2">
          <table:table-cell table:style-name="ce23" office:value-type="date" office:date-value="2008-12-06T00:00:00">
            <text:p>6-Dec-2008</text:p>
          </table:table-cell>
          <table:table-cell table:style-name="ce24" office:value-type="float" office:value="2056">
            <text:p>2056</text:p>
          </table:table-cell>
          <table:table-cell table:formula="of:=AVERAGE([.B167:.B173])" office:value-type="string">
            <text:p>2050.857143</text:p>
          </table:table-cell>
          <table:table-cell table:formula="of:=AVERAGE([.B169:.B171])" office:value-type="string">
            <text:p>2143.333333</text:p>
          </table:table-cell>
          <table:table-cell table:formula="of:=AVERAGE([.B160:.B180])" office:value-type="string">
            <text:p>2064.857143</text:p>
          </table:table-cell>
        </table:table-row>
        <table:table-row table:style-name="ro2">
          <table:table-cell table:style-name="ce23" office:value-type="date" office:date-value="2008-12-07T00:00:00">
            <text:p>7-Dec-2008</text:p>
          </table:table-cell>
          <table:table-cell table:style-name="ce24" office:value-type="float" office:value="2151">
            <text:p>2151</text:p>
          </table:table-cell>
          <table:table-cell table:formula="of:=AVERAGE([.B168:.B174])" office:value-type="string">
            <text:p>2095.571429</text:p>
          </table:table-cell>
          <table:table-cell table:formula="of:=AVERAGE([.B170:.B172])" office:value-type="string">
            <text:p>2080.333333</text:p>
          </table:table-cell>
          <table:table-cell table:formula="of:=AVERAGE([.B161:.B181])" office:value-type="string">
            <text:p>2079.666667</text:p>
          </table:table-cell>
        </table:table-row>
        <table:table-row table:style-name="ro2">
          <table:table-cell table:style-name="ce23" office:value-type="date" office:date-value="2008-12-08T00:00:00">
            <text:p>8-Dec-2008</text:p>
          </table:table-cell>
          <table:table-cell table:style-name="ce24" office:value-type="float" office:value="2034">
            <text:p>2034</text:p>
          </table:table-cell>
          <table:table-cell table:formula="of:=AVERAGE([.B169:.B175])" office:value-type="string">
            <text:p>2166.571429</text:p>
          </table:table-cell>
          <table:table-cell table:formula="of:=AVERAGE([.B171:.B173])" office:value-type="string">
            <text:p>2079.333333</text:p>
          </table:table-cell>
          <table:table-cell table:formula="of:=AVERAGE([.B162:.B182])" office:value-type="string">
            <text:p>2092.333333</text:p>
          </table:table-cell>
        </table:table-row>
        <table:table-row table:style-name="ro2">
          <table:table-cell table:style-name="ce23" office:value-type="date" office:date-value="2008-12-09T00:00:00">
            <text:p>9-Dec-2008</text:p>
          </table:table-cell>
          <table:table-cell table:style-name="ce24" office:value-type="float" office:value="2053">
            <text:p>2053</text:p>
          </table:table-cell>
          <table:table-cell table:formula="of:=AVERAGE([.B170:.B176])" office:value-type="string">
            <text:p>2134.571429</text:p>
          </table:table-cell>
          <table:table-cell table:formula="of:=AVERAGE([.B172:.B174])" office:value-type="string">
            <text:p>2154.333333</text:p>
          </table:table-cell>
          <table:table-cell table:formula="of:=AVERAGE([.B163:.B183])" office:value-type="string">
            <text:p>2096.761905</text:p>
          </table:table-cell>
        </table:table-row>
        <table:table-row table:style-name="ro2">
          <table:table-cell table:style-name="ce23" office:value-type="date" office:date-value="2008-12-10T00:00:00">
            <text:p>10-Dec-2008</text:p>
          </table:table-cell>
          <table:table-cell table:style-name="ce24" office:value-type="float" office:value="2376">
            <text:p>2376</text:p>
          </table:table-cell>
          <table:table-cell table:formula="of:=AVERAGE([.B171:.B177])" office:value-type="string">
            <text:p>2102.428571</text:p>
          </table:table-cell>
          <table:table-cell table:formula="of:=AVERAGE([.B173:.B175])" office:value-type="string">
            <text:p>2234</text:p>
          </table:table-cell>
          <table:table-cell table:formula="of:=AVERAGE([.B164:.B184])" office:value-type="string">
            <text:p>2128.047619</text:p>
          </table:table-cell>
        </table:table-row>
        <table:table-row table:style-name="ro2">
          <table:table-cell table:style-name="ce23" office:value-type="date" office:date-value="2008-12-11T00:00:00">
            <text:p>11-Dec-2008</text:p>
          </table:table-cell>
          <table:table-cell table:style-name="ce24" office:value-type="float" office:value="2273">
            <text:p>2273</text:p>
          </table:table-cell>
          <table:table-cell table:formula="of:=AVERAGE([.B172:.B178])" office:value-type="string">
            <text:p>2060.285714</text:p>
          </table:table-cell>
          <table:table-cell table:formula="of:=AVERAGE([.B174:.B176])" office:value-type="string">
            <text:p>2216</text:p>
          </table:table-cell>
          <table:table-cell table:formula="of:=AVERAGE([.B165:.B185])" office:value-type="string">
            <text:p>2124.47619</text:p>
          </table:table-cell>
        </table:table-row>
        <table:table-row table:style-name="ro2">
          <table:table-cell table:style-name="ce23" office:value-type="date" office:date-value="2008-12-12T00:00:00">
            <text:p>12-Dec-2008</text:p>
          </table:table-cell>
          <table:table-cell table:style-name="ce24" office:value-type="float" office:value="1999">
            <text:p>1999</text:p>
          </table:table-cell>
          <table:table-cell table:formula="of:=AVERAGE([.B173:.B179])" office:value-type="string">
            <text:p>2078.571429</text:p>
          </table:table-cell>
          <table:table-cell table:formula="of:=AVERAGE([.B175:.B177])" office:value-type="string">
            <text:p>2034.333333</text:p>
          </table:table-cell>
          <table:table-cell table:formula="of:=AVERAGE([.B166:.B186])" office:value-type="string">
            <text:p>2129.809524</text:p>
          </table:table-cell>
        </table:table-row>
        <table:table-row table:style-name="ro2">
          <table:table-cell table:style-name="ce23" office:value-type="date" office:date-value="2008-12-13T00:00:00">
            <text:p>13-Dec-2008</text:p>
          </table:table-cell>
          <table:table-cell table:style-name="ce24" office:value-type="float" office:value="1831">
            <text:p>1831</text:p>
          </table:table-cell>
          <table:table-cell table:formula="of:=AVERAGE([.B174:.B180])" office:value-type="string">
            <text:p>2120.857143</text:p>
          </table:table-cell>
          <table:table-cell table:formula="of:=AVERAGE([.B176:.B178])" office:value-type="string">
            <text:p>1895.333333</text:p>
          </table:table-cell>
          <table:table-cell table:formula="of:=AVERAGE([.B167:.B187])" office:value-type="string">
            <text:p>2138.714286</text:p>
          </table:table-cell>
        </table:table-row>
        <table:table-row table:style-name="ro2">
          <table:table-cell table:style-name="ce23" office:value-type="date" office:date-value="2008-12-14T00:00:00">
            <text:p>14-Dec-2008</text:p>
          </table:table-cell>
          <table:table-cell table:style-name="ce24" office:value-type="float" office:value="1856">
            <text:p>1856</text:p>
          </table:table-cell>
          <table:table-cell table:formula="of:=AVERAGE([.B175:.B181])" office:value-type="string">
            <text:p>2113.142857</text:p>
          </table:table-cell>
          <table:table-cell table:formula="of:=AVERAGE([.B177:.B179])" office:value-type="string">
            <text:p>1949.666667</text:p>
          </table:table-cell>
          <table:table-cell table:formula="of:=AVERAGE([.B168:.B188])" office:value-type="string">
            <text:p>2143.619048</text:p>
          </table:table-cell>
        </table:table-row>
        <table:table-row table:style-name="ro2">
          <table:table-cell table:style-name="ce23" office:value-type="date" office:date-value="2008-12-15T00:00:00">
            <text:p>15-Dec-2008</text:p>
          </table:table-cell>
          <table:table-cell table:style-name="ce24" office:value-type="float" office:value="2162">
            <text:p>2162</text:p>
          </table:table-cell>
          <table:table-cell table:formula="of:=AVERAGE([.B176:.B182])" office:value-type="string">
            <text:p>2123.714286</text:p>
          </table:table-cell>
          <table:table-cell table:formula="of:=AVERAGE([.B178:.B180])" office:value-type="string">
            <text:p>2122.333333</text:p>
          </table:table-cell>
          <table:table-cell table:formula="of:=AVERAGE([.B169:.B189])" office:value-type="string">
            <text:p>2177.047619</text:p>
          </table:table-cell>
        </table:table-row>
        <table:table-row table:style-name="ro2">
          <table:table-cell table:style-name="ce23" office:value-type="date" office:date-value="2008-12-16T00:00:00">
            <text:p>16-Dec-2008</text:p>
          </table:table-cell>
          <table:table-cell table:style-name="ce24" office:value-type="float" office:value="2349">
            <text:p>2349</text:p>
          </table:table-cell>
          <table:table-cell table:formula="of:=AVERAGE([.B177:.B183])" office:value-type="string">
            <text:p>2160.285714</text:p>
          </table:table-cell>
          <table:table-cell table:formula="of:=AVERAGE([.B179:.B181])" office:value-type="string">
            <text:p>2277.666667</text:p>
          </table:table-cell>
          <table:table-cell table:formula="of:=AVERAGE([.B170:.B190])" office:value-type="string">
            <text:p>2167.333333</text:p>
          </table:table-cell>
        </table:table-row>
        <table:table-row table:style-name="ro2">
          <table:table-cell table:style-name="ce23" office:value-type="date" office:date-value="2008-12-17T00:00:00">
            <text:p>17-Dec-2008</text:p>
          </table:table-cell>
          <table:table-cell table:style-name="ce24" office:value-type="float" office:value="2322">
            <text:p>2322</text:p>
          </table:table-cell>
          <table:table-cell table:formula="of:=AVERAGE([.B178:.B184])" office:value-type="string">
            <text:p>2248.857143</text:p>
          </table:table-cell>
          <table:table-cell table:formula="of:=AVERAGE([.B180:.B182])" office:value-type="string">
            <text:p>2339.333333</text:p>
          </table:table-cell>
          <table:table-cell table:formula="of:=AVERAGE([.B171:.B191])" office:value-type="string">
            <text:p>2170.238095</text:p>
          </table:table-cell>
        </table:table-row>
        <table:table-row table:style-name="ro2">
          <table:table-cell table:style-name="ce23" office:value-type="date" office:date-value="2008-12-18T00:00:00">
            <text:p>18-Dec-2008</text:p>
          </table:table-cell>
          <table:table-cell table:style-name="ce24" office:value-type="float" office:value="2347">
            <text:p>2347</text:p>
          </table:table-cell>
          <table:table-cell table:formula="of:=AVERAGE([.B179:.B185])" office:value-type="string">
            <text:p>2296.714286</text:p>
          </table:table-cell>
          <table:table-cell table:formula="of:=AVERAGE([.B181:.B183])" office:value-type="string">
            <text:p>2308</text:p>
          </table:table-cell>
          <table:table-cell table:formula="of:=AVERAGE([.B172:.B192])" office:value-type="string">
            <text:p>2161.761905</text:p>
          </table:table-cell>
        </table:table-row>
        <table:table-row table:style-name="ro2">
          <table:table-cell table:style-name="ce23" office:value-type="date" office:date-value="2008-12-19T00:00:00">
            <text:p>19-Dec-2008</text:p>
          </table:table-cell>
          <table:table-cell table:style-name="ce24" office:value-type="float" office:value="2255">
            <text:p>2255</text:p>
          </table:table-cell>
          <table:table-cell table:formula="of:=AVERAGE([.B180:.B186])" office:value-type="string">
            <text:p>2283.571429</text:p>
          </table:table-cell>
          <table:table-cell table:formula="of:=AVERAGE([.B182:.B184])" office:value-type="string">
            <text:p>2351</text:p>
          </table:table-cell>
          <table:table-cell table:formula="of:=AVERAGE([.B173:.B193])" office:value-type="string">
            <text:p>2165.714286</text:p>
          </table:table-cell>
        </table:table-row>
        <table:table-row table:style-name="ro2">
          <table:table-cell table:style-name="ce23" office:value-type="date" office:date-value="2008-12-20T00:00:00">
            <text:p>20-Dec-2008</text:p>
          </table:table-cell>
          <table:table-cell table:style-name="ce24" office:value-type="float" office:value="2451">
            <text:p>2451</text:p>
          </table:table-cell>
          <table:table-cell table:formula="of:=AVERAGE([.B181:.B187])" office:value-type="string">
            <text:p>2244.428571</text:p>
          </table:table-cell>
          <table:table-cell table:formula="of:=AVERAGE([.B183:.B185])" office:value-type="string">
            <text:p>2299</text:p>
          </table:table-cell>
          <table:table-cell table:formula="of:=AVERAGE([.B174:.B194])" office:value-type="string">
            <text:p>2183.714286</text:p>
          </table:table-cell>
        </table:table-row>
        <table:table-row table:style-name="ro2">
          <table:table-cell table:style-name="ce23" office:value-type="date" office:date-value="2008-12-21T00:00:00">
            <text:p>21-Dec-2008</text:p>
          </table:table-cell>
          <table:table-cell table:style-name="ce24" office:value-type="float" office:value="2191">
            <text:p>2191</text:p>
          </table:table-cell>
          <table:table-cell table:formula="of:=AVERAGE([.B182:.B188])" office:value-type="string">
            <text:p>2222.142857</text:p>
          </table:table-cell>
          <table:table-cell table:formula="of:=AVERAGE([.B184:.B186])" office:value-type="string">
            <text:p>2237.333333</text:p>
          </table:table-cell>
          <table:table-cell table:formula="of:=AVERAGE([.B175:.B195])" office:value-type="string">
            <text:p>2177.142857</text:p>
          </table:table-cell>
        </table:table-row>
        <table:table-row table:style-name="ro2">
          <table:table-cell table:style-name="ce23" office:value-type="date" office:date-value="2008-12-22T00:00:00">
            <text:p>22-Dec-2008</text:p>
          </table:table-cell>
          <table:table-cell table:style-name="ce24" office:value-type="float" office:value="2070">
            <text:p>2070</text:p>
          </table:table-cell>
          <table:table-cell table:formula="of:=AVERAGE([.B183:.B189])" office:value-type="string">
            <text:p>2240.857143</text:p>
          </table:table-cell>
          <table:table-cell table:formula="of:=AVERAGE([.B185:.B187])" office:value-type="string">
            <text:p>2112</text:p>
          </table:table-cell>
          <table:table-cell table:formula="of:=AVERAGE([.B176:.B196])" office:value-type="string">
            <text:p>2160.428571</text:p>
          </table:table-cell>
        </table:table-row>
        <table:table-row table:style-name="ro2">
          <table:table-cell table:style-name="ce23" office:value-type="date" office:date-value="2008-12-23T00:00:00">
            <text:p>23-Dec-2008</text:p>
          </table:table-cell>
          <table:table-cell table:style-name="ce24" office:value-type="float" office:value="2075">
            <text:p>2075</text:p>
          </table:table-cell>
          <table:table-cell table:formula="of:=AVERAGE([.B184:.B190])" office:value-type="string">
            <text:p>2207.142857</text:p>
          </table:table-cell>
          <table:table-cell table:formula="of:=AVERAGE([.B186:.B188])" office:value-type="string">
            <text:p>2103.666667</text:p>
          </table:table-cell>
          <table:table-cell table:formula="of:=AVERAGE([.B177:.B197])" office:value-type="string">
            <text:p>2175.52381</text:p>
          </table:table-cell>
        </table:table-row>
        <table:table-row table:style-name="ro2">
          <table:table-cell table:style-name="ce23" office:value-type="date" office:date-value="2008-12-24T00:00:00">
            <text:p>24-Dec-2008</text:p>
          </table:table-cell>
          <table:table-cell table:style-name="ce24" office:value-type="float" office:value="2166">
            <text:p>2166</text:p>
          </table:table-cell>
          <table:table-cell table:formula="of:=AVERAGE([.B185:.B191])" office:value-type="string">
            <text:p>2159.428571</text:p>
          </table:table-cell>
          <table:table-cell table:formula="of:=AVERAGE([.B187:.B189])" office:value-type="string">
            <text:p>2239.666667</text:p>
          </table:table-cell>
          <table:table-cell table:formula="of:=AVERAGE([.B178:.B198])" office:value-type="string">
            <text:p>2209.571429</text:p>
          </table:table-cell>
        </table:table-row>
        <table:table-row table:style-name="ro2">
          <table:table-cell table:style-name="ce23" office:value-type="date" office:date-value="2008-12-25T00:00:00">
            <text:p>25-Dec-2008</text:p>
          </table:table-cell>
          <table:table-cell table:style-name="ce24" office:value-type="float" office:value="2478">
            <text:p>2478</text:p>
          </table:table-cell>
          <table:table-cell table:formula="of:=AVERAGE([.B186:.B192])" office:value-type="string">
            <text:p>2128.285714</text:p>
          </table:table-cell>
          <table:table-cell table:formula="of:=AVERAGE([.B188:.B190])" office:value-type="string">
            <text:p>2221</text:p>
          </table:table-cell>
          <table:table-cell table:formula="of:=AVERAGE([.B179:.B199])" office:value-type="string">
            <text:p>2232.380952</text:p>
          </table:table-cell>
        </table:table-row>
        <table:table-row table:style-name="ro2">
          <table:table-cell table:style-name="ce23" office:value-type="date" office:date-value="2008-12-26T00:00:00">
            <text:p>26-Dec-2008</text:p>
          </table:table-cell>
          <table:table-cell table:style-name="ce24" office:value-type="float" office:value="2019">
            <text:p>2019</text:p>
          </table:table-cell>
          <table:table-cell table:formula="of:=AVERAGE([.B187:.B193])" office:value-type="string">
            <text:p>2135</text:p>
          </table:table-cell>
          <table:table-cell table:formula="of:=AVERAGE([.B189:.B191])" office:value-type="string">
            <text:p>2204.666667</text:p>
          </table:table-cell>
          <table:table-cell table:formula="of:=AVERAGE([.B180:.B200])" office:value-type="string">
            <text:p>2248.857143</text:p>
          </table:table-cell>
        </table:table-row>
        <table:table-row table:style-name="ro2">
          <table:table-cell table:style-name="ce23" office:value-type="date" office:date-value="2008-12-27T00:00:00">
            <text:p>27-Dec-2008</text:p>
          </table:table-cell>
          <table:table-cell table:style-name="ce24" office:value-type="float" office:value="2117">
            <text:p>2117</text:p>
          </table:table-cell>
          <table:table-cell table:formula="of:=AVERAGE([.B188:.B194])" office:value-type="string">
            <text:p>2185.857143</text:p>
          </table:table-cell>
          <table:table-cell table:formula="of:=AVERAGE([.B190:.B192])" office:value-type="string">
            <text:p>2036.333333</text:p>
          </table:table-cell>
          <table:table-cell table:formula="of:=AVERAGE([.B181:.B201])" office:value-type="string">
            <text:p>2245.285714</text:p>
          </table:table-cell>
        </table:table-row>
        <table:table-row table:style-name="ro2">
          <table:table-cell table:style-name="ce23" office:value-type="date" office:date-value="2008-12-28T00:00:00">
            <text:p>28-Dec-2008</text:p>
          </table:table-cell>
          <table:table-cell table:style-name="ce24" office:value-type="float" office:value="1973">
            <text:p>1973</text:p>
          </table:table-cell>
          <table:table-cell table:formula="of:=AVERAGE([.B189:.B195])" office:value-type="string">
            <text:p>2196.142857</text:p>
          </table:table-cell>
          <table:table-cell table:formula="of:=AVERAGE([.B191:.B193])" office:value-type="string">
            <text:p>2069</text:p>
          </table:table-cell>
          <table:table-cell table:formula="of:=AVERAGE([.B182:.B202])" office:value-type="string">
            <text:p>2236.142857</text:p>
          </table:table-cell>
        </table:table-row>
        <table:table-row table:style-name="ro2">
          <table:table-cell table:style-name="ce23" office:value-type="date" office:date-value="2008-12-29T00:00:00">
            <text:p>29-Dec-2008</text:p>
          </table:table-cell>
          <table:table-cell table:style-name="ce24" office:value-type="float" office:value="2117">
            <text:p>2117</text:p>
          </table:table-cell>
          <table:table-cell table:formula="of:=AVERAGE([.B190:.B196])" office:value-type="string">
            <text:p>2116.714286</text:p>
          </table:table-cell>
          <table:table-cell table:formula="of:=AVERAGE([.B192:.B194])" office:value-type="string">
            <text:p>2173.666667</text:p>
          </table:table-cell>
          <table:table-cell table:formula="of:=AVERAGE([.B183:.B203])" office:value-type="string">
            <text:p>2231.190476</text:p>
          </table:table-cell>
        </table:table-row>
        <table:table-row table:style-name="ro2">
          <table:table-cell table:style-name="ce23" office:value-type="date" office:date-value="2008-12-30T00:00:00">
            <text:p>30-Dec-2008</text:p>
          </table:table-cell>
          <table:table-cell table:style-name="ce24" office:value-type="float" office:value="2431">
            <text:p>2431</text:p>
          </table:table-cell>
          <table:table-cell table:formula="of:=AVERAGE([.B191:.B197])" office:value-type="string">
            <text:p>2159.142857</text:p>
          </table:table-cell>
          <table:table-cell table:formula="of:=AVERAGE([.B193:.B195])" office:value-type="string">
            <text:p>2262</text:p>
          </table:table-cell>
          <table:table-cell table:formula="of:=AVERAGE([.B184:.B204])" office:value-type="string">
            <text:p>2232.333333</text:p>
          </table:table-cell>
        </table:table-row>
        <table:table-row table:style-name="ro2">
          <table:table-cell table:style-name="ce23" office:value-type="date" office:date-value="2008-12-31T00:00:00">
            <text:p>31-Dec-2008</text:p>
          </table:table-cell>
          <table:table-cell table:style-name="ce24" office:value-type="float" office:value="2238">
            <text:p>2238</text:p>
          </table:table-cell>
          <table:table-cell table:formula="of:=AVERAGE([.B192:.B198])" office:value-type="string">
            <text:p>2220.428571</text:p>
          </table:table-cell>
          <table:table-cell table:formula="of:=AVERAGE([.B194:.B196])" office:value-type="string">
            <text:p>2197</text:p>
          </table:table-cell>
          <table:table-cell table:formula="of:=AVERAGE([.B185:.B205])" office:value-type="string">
            <text:p>2204.47619</text:p>
          </table:table-cell>
        </table:table-row>
        <table:table-row table:style-name="ro2">
          <table:table-cell table:style-name="ce23" office:value-type="date" office:date-value="2009-01-01T00:00:00">
            <text:p>1-Jan-2009</text:p>
          </table:table-cell>
          <table:table-cell table:style-name="ce24" office:value-type="float" office:value="1922">
            <text:p>1922</text:p>
          </table:table-cell>
          <table:table-cell table:formula="of:=AVERAGE([.B193:.B199])" office:value-type="string">
            <text:p>2272.142857</text:p>
          </table:table-cell>
          <table:table-cell table:formula="of:=AVERAGE([.B195:.B197])" office:value-type="string">
            <text:p>2158.666667</text:p>
          </table:table-cell>
          <table:table-cell table:formula="of:=AVERAGE([.B186:.B206])" office:value-type="string">
            <text:p>2213.52381</text:p>
          </table:table-cell>
        </table:table-row>
        <table:table-row table:style-name="ro2">
          <table:table-cell table:style-name="ce23" office:value-type="date" office:date-value="2009-01-02T00:00:00">
            <text:p>2-Jan-2009</text:p>
          </table:table-cell>
          <table:table-cell table:style-name="ce24" office:value-type="float" office:value="2316">
            <text:p>2316</text:p>
          </table:table-cell>
          <table:table-cell table:formula="of:=AVERAGE([.B194:.B200])" office:value-type="string">
            <text:p>2328</text:p>
          </table:table-cell>
          <table:table-cell table:formula="of:=AVERAGE([.B196:.B198])" office:value-type="string">
            <text:p>2261.333333</text:p>
          </table:table-cell>
          <table:table-cell table:formula="of:=AVERAGE([.B187:.B207])" office:value-type="string">
            <text:p>2225.238095</text:p>
          </table:table-cell>
        </table:table-row>
        <table:table-row table:style-name="ro2">
          <table:table-cell table:style-name="ce23" office:value-type="date" office:date-value="2009-01-03T00:00:00">
            <text:p>3-Jan-2009</text:p>
          </table:table-cell>
          <table:table-cell table:style-name="ce24" office:value-type="float" office:value="2546">
            <text:p>2546</text:p>
          </table:table-cell>
          <table:table-cell table:formula="of:=AVERAGE([.B195:.B201])" office:value-type="string">
            <text:p>2305.571429</text:p>
          </table:table-cell>
          <table:table-cell table:formula="of:=AVERAGE([.B197:.B199])" office:value-type="string">
            <text:p>2399</text:p>
          </table:table-cell>
          <table:table-cell table:formula="of:=AVERAGE([.B188:.B208])" office:value-type="string">
            <text:p>2234.285714</text:p>
          </table:table-cell>
        </table:table-row>
        <table:table-row table:style-name="ro2">
          <table:table-cell table:style-name="ce23" office:value-type="date" office:date-value="2009-01-04T00:00:00">
            <text:p>4-Jan-2009</text:p>
          </table:table-cell>
          <table:table-cell table:style-name="ce24" office:value-type="float" office:value="2335">
            <text:p>2335</text:p>
          </table:table-cell>
          <table:table-cell table:formula="of:=AVERAGE([.B196:.B202])" office:value-type="string">
            <text:p>2290.142857</text:p>
          </table:table-cell>
          <table:table-cell table:formula="of:=AVERAGE([.B198:.B200])" office:value-type="string">
            <text:p>2463</text:p>
          </table:table-cell>
          <table:table-cell table:formula="of:=AVERAGE([.B189:.B209])" office:value-type="string">
            <text:p>2229.285714</text:p>
          </table:table-cell>
        </table:table-row>
        <table:table-row table:style-name="ro2">
          <table:table-cell table:style-name="ce23" office:value-type="date" office:date-value="2009-01-05T00:00:00">
            <text:p>5-Jan-2009</text:p>
          </table:table-cell>
          <table:table-cell table:style-name="ce24" office:value-type="float" office:value="2508">
            <text:p>2508</text:p>
          </table:table-cell>
          <table:table-cell table:formula="of:=AVERAGE([.B197:.B203])" office:value-type="string">
            <text:p>2336</text:p>
          </table:table-cell>
          <table:table-cell table:formula="of:=AVERAGE([.B199:.B201])" office:value-type="string">
            <text:p>2372.333333</text:p>
          </table:table-cell>
          <table:table-cell table:formula="of:=AVERAGE([.B190:.B210])" office:value-type="string">
            <text:p>2221.190476</text:p>
          </table:table-cell>
        </table:table-row>
        <table:table-row table:style-name="ro2">
          <table:table-cell table:style-name="ce23" office:value-type="date" office:date-value="2009-01-06T00:00:00">
            <text:p>6-Jan-2009</text:p>
          </table:table-cell>
          <table:table-cell table:style-name="ce24" office:value-type="float" office:value="2274">
            <text:p>2274</text:p>
          </table:table-cell>
          <table:table-cell table:formula="of:=AVERAGE([.B198:.B204])" office:value-type="string">
            <text:p>2330.714286</text:p>
          </table:table-cell>
          <table:table-cell table:formula="of:=AVERAGE([.B200:.B202])" office:value-type="string">
            <text:p>2304</text:p>
          </table:table-cell>
          <table:table-cell table:formula="of:=AVERAGE([.B191:.B211])" office:value-type="string">
            <text:p>2240.285714</text:p>
          </table:table-cell>
        </table:table-row>
        <table:table-row table:style-name="ro2">
          <table:table-cell table:style-name="ce23" office:value-type="date" office:date-value="2009-01-07T00:00:00">
            <text:p>7-Jan-2009</text:p>
          </table:table-cell>
          <table:table-cell table:style-name="ce24" office:value-type="float" office:value="2130">
            <text:p>2130</text:p>
          </table:table-cell>
          <table:table-cell table:formula="of:=AVERAGE([.B199:.B205])" office:value-type="string">
            <text:p>2233.571429</text:p>
          </table:table-cell>
          <table:table-cell table:formula="of:=AVERAGE([.B201:.B203])" office:value-type="string">
            <text:p>2215.666667</text:p>
          </table:table-cell>
          <table:table-cell table:formula="of:=AVERAGE([.B192:.B212])" office:value-type="string">
            <text:p>2245.571429</text:p>
          </table:table-cell>
        </table:table-row>
        <table:table-row table:style-name="ro2">
          <table:table-cell table:style-name="ce23" office:value-type="date" office:date-value="2009-01-08T00:00:00">
            <text:p>8-Jan-2009</text:p>
          </table:table-cell>
          <table:table-cell table:style-name="ce24" office:value-type="float" office:value="2243">
            <text:p>2243</text:p>
          </table:table-cell>
          <table:table-cell table:formula="of:=AVERAGE([.B200:.B206])" office:value-type="string">
            <text:p>2240.142857</text:p>
          </table:table-cell>
          <table:table-cell table:formula="of:=AVERAGE([.B202:.B204])" office:value-type="string">
            <text:p>2217.333333</text:p>
          </table:table-cell>
          <table:table-cell table:formula="of:=AVERAGE([.B193:.B213])" office:value-type="string">
            <text:p>2256.52381</text:p>
          </table:table-cell>
        </table:table-row>
        <table:table-row table:style-name="ro2">
          <table:table-cell table:style-name="ce23" office:value-type="date" office:date-value="2009-01-09T00:00:00">
            <text:p>9-Jan-2009</text:p>
          </table:table-cell>
          <table:table-cell table:style-name="ce24" office:value-type="float" office:value="2279">
            <text:p>2279</text:p>
          </table:table-cell>
          <table:table-cell table:formula="of:=AVERAGE([.B201:.B207])" office:value-type="string">
            <text:p>2212.714286</text:p>
          </table:table-cell>
          <table:table-cell table:formula="of:=AVERAGE([.B203:.B205])" office:value-type="string">
            <text:p>2129.333333</text:p>
          </table:table-cell>
          <table:table-cell table:formula="of:=AVERAGE([.B194:.B214])" office:value-type="string">
            <text:p>2274.095238</text:p>
          </table:table-cell>
        </table:table-row>
        <table:table-row table:style-name="ro2">
          <table:table-cell table:style-name="ce23" office:value-type="date" office:date-value="2009-01-10T00:00:00">
            <text:p>10-Jan-2009</text:p>
          </table:table-cell>
          <table:table-cell table:style-name="ce24" office:value-type="float" office:value="1866">
            <text:p>1866</text:p>
          </table:table-cell>
          <table:table-cell table:formula="of:=AVERAGE([.B202:.B208])" office:value-type="string">
            <text:p>2211.428571</text:p>
          </table:table-cell>
          <table:table-cell table:formula="of:=AVERAGE([.B204:.B206])" office:value-type="string">
            <text:p>2175.333333</text:p>
          </table:table-cell>
          <table:table-cell table:formula="of:=AVERAGE([.B195:.B215])" office:value-type="string">
            <text:p>2263.809524</text:p>
          </table:table-cell>
        </table:table-row>
        <table:table-row table:style-name="ro2">
          <table:table-cell table:style-name="ce23" office:value-type="date" office:date-value="2009-01-11T00:00:00">
            <text:p>11-Jan-2009</text:p>
          </table:table-cell>
          <table:table-cell table:style-name="ce24" office:value-type="float" office:value="2381">
            <text:p>2381</text:p>
          </table:table-cell>
          <table:table-cell table:formula="of:=AVERAGE([.B203:.B209])" office:value-type="string">
            <text:p>2201.571429</text:p>
          </table:table-cell>
          <table:table-cell table:formula="of:=AVERAGE([.B205:.B207])" office:value-type="string">
            <text:p>2187.666667</text:p>
          </table:table-cell>
          <table:table-cell table:formula="of:=AVERAGE([.B196:.B216])" office:value-type="string">
            <text:p>2263.857143</text:p>
          </table:table-cell>
        </table:table-row>
        <table:table-row table:style-name="ro2">
          <table:table-cell table:style-name="ce23" office:value-type="date" office:date-value="2009-01-12T00:00:00">
            <text:p>12-Jan-2009</text:p>
          </table:table-cell>
          <table:table-cell table:style-name="ce24" office:value-type="float" office:value="2316">
            <text:p>2316</text:p>
          </table:table-cell>
          <table:table-cell table:formula="of:=AVERAGE([.B204:.B210])" office:value-type="string">
            <text:p>2210.857143</text:p>
          </table:table-cell>
          <table:table-cell table:formula="of:=AVERAGE([.B206:.B208])" office:value-type="string">
            <text:p>2320.666667</text:p>
          </table:table-cell>
          <table:table-cell table:formula="of:=AVERAGE([.B197:.B217])" office:value-type="string">
            <text:p>2278.238095</text:p>
          </table:table-cell>
        </table:table-row>
        <table:table-row table:style-name="ro2">
          <table:table-cell table:style-name="ce23" office:value-type="date" office:date-value="2009-01-13T00:00:00">
            <text:p>13-Jan-2009</text:p>
          </table:table-cell>
          <table:table-cell table:style-name="ce24" office:value-type="float" office:value="2265">
            <text:p>2265</text:p>
          </table:table-cell>
          <table:table-cell table:formula="of:=AVERAGE([.B205:.B211])" office:value-type="string">
            <text:p>2231</text:p>
          </table:table-cell>
          <table:table-cell table:formula="of:=AVERAGE([.B207:.B209])" office:value-type="string">
            <text:p>2214</text:p>
          </table:table-cell>
          <table:table-cell table:formula="of:=AVERAGE([.B198:.B218])" office:value-type="string">
            <text:p>2285.428571</text:p>
          </table:table-cell>
        </table:table-row>
        <table:table-row table:style-name="ro2">
          <table:table-cell table:style-name="ce23" office:value-type="date" office:date-value="2009-01-14T00:00:00">
            <text:p>14-Jan-2009</text:p>
          </table:table-cell>
          <table:table-cell table:style-name="ce24" office:value-type="float" office:value="2061">
            <text:p>2061</text:p>
          </table:table-cell>
          <table:table-cell table:formula="of:=AVERAGE([.B206:.B212])" office:value-type="string">
            <text:p>2282.714286</text:p>
          </table:table-cell>
          <table:table-cell table:formula="of:=AVERAGE([.B208:.B210])" office:value-type="string">
            <text:p>2211.333333</text:p>
          </table:table-cell>
          <table:table-cell table:formula="of:=AVERAGE([.B199:.B219])" office:value-type="string">
            <text:p>2266.571429</text:p>
          </table:table-cell>
        </table:table-row>
        <table:table-row table:style-name="ro2">
          <table:table-cell table:style-name="ce23" office:value-type="date" office:date-value="2009-01-15T00:00:00">
            <text:p>15-Jan-2009</text:p>
          </table:table-cell>
          <table:table-cell table:style-name="ce24" office:value-type="float" office:value="2308">
            <text:p>2308</text:p>
          </table:table-cell>
          <table:table-cell table:formula="of:=AVERAGE([.B207:.B213])" office:value-type="string">
            <text:p>2257.285714</text:p>
          </table:table-cell>
          <table:table-cell table:formula="of:=AVERAGE([.B209:.B211])" office:value-type="string">
            <text:p>2263</text:p>
          </table:table-cell>
          <table:table-cell table:formula="of:=AVERAGE([.B200:.B220])" office:value-type="string">
            <text:p>2260.238095</text:p>
          </table:table-cell>
        </table:table-row>
        <table:table-row table:style-name="ro2">
          <table:table-cell table:style-name="ce23" office:value-type="date" office:date-value="2009-01-16T00:00:00">
            <text:p>16-Jan-2009</text:p>
          </table:table-cell>
          <table:table-cell table:style-name="ce24" office:value-type="float" office:value="2420">
            <text:p>2420</text:p>
          </table:table-cell>
          <table:table-cell table:formula="of:=AVERAGE([.B208:.B214])" office:value-type="string">
            <text:p>2281.571429</text:p>
          </table:table-cell>
          <table:table-cell table:formula="of:=AVERAGE([.B210:.B212])" office:value-type="string">
            <text:p>2318.666667</text:p>
          </table:table-cell>
          <table:table-cell table:formula="of:=AVERAGE([.B201:.B221])" office:value-type="string">
            <text:p>2248.52381</text:p>
          </table:table-cell>
        </table:table-row>
        <table:table-row table:style-name="ro2">
          <table:table-cell table:style-name="ce23" office:value-type="date" office:date-value="2009-01-17T00:00:00">
            <text:p>17-Jan-2009</text:p>
          </table:table-cell>
          <table:table-cell table:style-name="ce24" office:value-type="float" office:value="2228">
            <text:p>2228</text:p>
          </table:table-cell>
          <table:table-cell table:formula="of:=AVERAGE([.B209:.B215])" office:value-type="string">
            <text:p>2274.428571</text:p>
          </table:table-cell>
          <table:table-cell table:formula="of:=AVERAGE([.B211:.B213])" office:value-type="string">
            <text:p>2283.666667</text:p>
          </table:table-cell>
          <table:table-cell table:formula="of:=AVERAGE([.B202:.B222])" office:value-type="string">
            <text:p>2256.904762</text:p>
          </table:table-cell>
        </table:table-row>
        <table:table-row table:style-name="ro2">
          <table:table-cell table:style-name="ce23" office:value-type="date" office:date-value="2009-01-18T00:00:00">
            <text:p>18-Jan-2009</text:p>
          </table:table-cell>
          <table:table-cell table:style-name="ce24" office:value-type="float" office:value="2203">
            <text:p>2203</text:p>
          </table:table-cell>
          <table:table-cell table:formula="of:=AVERAGE([.B210:.B216])" office:value-type="string">
            <text:p>2299.857143</text:p>
          </table:table-cell>
          <table:table-cell table:formula="of:=AVERAGE([.B212:.B214])" office:value-type="string">
            <text:p>2305.666667</text:p>
          </table:table-cell>
          <table:table-cell table:formula="of:=AVERAGE([.B203:.B223])" office:value-type="string">
            <text:p>2264.047619</text:p>
          </table:table-cell>
        </table:table-row>
        <table:table-row table:style-name="ro2">
          <table:table-cell table:style-name="ce23" office:value-type="date" office:date-value="2009-01-19T00:00:00">
            <text:p>19-Jan-2009</text:p>
          </table:table-cell>
          <table:table-cell table:style-name="ce24" office:value-type="float" office:value="2486">
            <text:p>2486</text:p>
          </table:table-cell>
          <table:table-cell table:formula="of:=AVERAGE([.B211:.B217])" office:value-type="string">
            <text:p>2287.857143</text:p>
          </table:table-cell>
          <table:table-cell table:formula="of:=AVERAGE([.B213:.B215])" office:value-type="string">
            <text:p>2301.333333</text:p>
          </table:table-cell>
          <table:table-cell table:formula="of:=AVERAGE([.B204:.B224])" office:value-type="string">
            <text:p>2251.714286</text:p>
          </table:table-cell>
        </table:table-row>
        <table:table-row table:style-name="ro2">
          <table:table-cell table:style-name="ce23" office:value-type="date" office:date-value="2009-01-20T00:00:00">
            <text:p>20-Jan-2009</text:p>
          </table:table-cell>
          <table:table-cell table:style-name="ce24" office:value-type="float" office:value="2215">
            <text:p>2215</text:p>
          </table:table-cell>
          <table:table-cell table:formula="of:=AVERAGE([.B212:.B218])" office:value-type="string">
            <text:p>2294.571429</text:p>
          </table:table-cell>
          <table:table-cell table:formula="of:=AVERAGE([.B214:.B216])" office:value-type="string">
            <text:p>2313.333333</text:p>
          </table:table-cell>
          <table:table-cell table:formula="of:=AVERAGE([.B205:.B225])" office:value-type="string">
            <text:p>2255.52381</text:p>
          </table:table-cell>
        </table:table-row>
        <table:table-row table:style-name="ro2">
          <table:table-cell table:style-name="ce23" office:value-type="date" office:date-value="2009-01-21T00:00:00">
            <text:p>21-Jan-2009</text:p>
          </table:table-cell>
          <table:table-cell table:style-name="ce24" office:value-type="float" office:value="2239">
            <text:p>2239</text:p>
          </table:table-cell>
          <table:table-cell table:formula="of:=AVERAGE([.B213:.B219])" office:value-type="string">
            <text:p>2283.428571</text:p>
          </table:table-cell>
          <table:table-cell table:formula="of:=AVERAGE([.B215:.B217])" office:value-type="string">
            <text:p>2226</text:p>
          </table:table-cell>
          <table:table-cell table:formula="of:=AVERAGE([.B206:.B226])" office:value-type="string">
            <text:p>2261.857143</text:p>
          </table:table-cell>
        </table:table-row>
        <table:table-row table:style-name="ro2">
          <table:table-cell table:style-name="ce23" office:value-type="date" office:date-value="2009-01-22T00:00:00">
            <text:p>22-Jan-2009</text:p>
          </table:table-cell>
          <table:table-cell table:style-name="ce24" office:value-type="float" office:value="2224">
            <text:p>2224</text:p>
          </table:table-cell>
          <table:table-cell table:formula="of:=AVERAGE([.B214:.B220])" office:value-type="string">
            <text:p>2283.285714</text:p>
          </table:table-cell>
          <table:table-cell table:formula="of:=AVERAGE([.B216:.B218])" office:value-type="string">
            <text:p>2310</text:p>
          </table:table-cell>
          <table:table-cell table:formula="of:=AVERAGE([.B207:.B227])" office:value-type="string">
            <text:p>2259.047619</text:p>
          </table:table-cell>
        </table:table-row>
        <table:table-row table:style-name="ro2">
          <table:table-cell table:style-name="ce23" office:value-type="date" office:date-value="2009-01-23T00:00:00">
            <text:p>23-Jan-2009</text:p>
          </table:table-cell>
          <table:table-cell table:style-name="ce24" office:value-type="float" office:value="2467">
            <text:p>2467</text:p>
          </table:table-cell>
          <table:table-cell table:formula="of:=AVERAGE([.B215:.B221])" office:value-type="string">
            <text:p>2251.285714</text:p>
          </table:table-cell>
          <table:table-cell table:formula="of:=AVERAGE([.B217:.B219])" office:value-type="string">
            <text:p>2280.333333</text:p>
          </table:table-cell>
          <table:table-cell table:formula="of:=AVERAGE([.B208:.B228])" office:value-type="string">
            <text:p>2256.285714</text:p>
          </table:table-cell>
        </table:table-row>
        <table:table-row table:style-name="ro2">
          <table:table-cell table:style-name="ce23" office:value-type="date" office:date-value="2009-01-24T00:00:00">
            <text:p>24-Jan-2009</text:p>
          </table:table-cell>
          <table:table-cell table:style-name="ce24" office:value-type="float" office:value="2150">
            <text:p>2150</text:p>
          </table:table-cell>
          <table:table-cell table:formula="of:=AVERAGE([.B216:.B222])" office:value-type="string">
            <text:p>2284.857143</text:p>
          </table:table-cell>
          <table:table-cell table:formula="of:=AVERAGE([.B218:.B220])" office:value-type="string">
            <text:p>2273</text:p>
          </table:table-cell>
          <table:table-cell table:formula="of:=AVERAGE([.B209:.B229])" office:value-type="string">
            <text:p>2274.380952</text:p>
          </table:table-cell>
        </table:table-row>
        <table:table-row table:style-name="ro2">
          <table:table-cell table:style-name="ce23" office:value-type="date" office:date-value="2009-01-25T00:00:00">
            <text:p>25-Jan-2009</text:p>
          </table:table-cell>
          <table:table-cell table:style-name="ce24" office:value-type="float" office:value="2202">
            <text:p>2202</text:p>
          </table:table-cell>
          <table:table-cell table:formula="of:=AVERAGE([.B217:.B223])" office:value-type="string">
            <text:p>2290.714286</text:p>
          </table:table-cell>
          <table:table-cell table:formula="of:=AVERAGE([.B219:.B221])" office:value-type="string">
            <text:p>2204.666667</text:p>
          </table:table-cell>
          <table:table-cell table:formula="of:=AVERAGE([.B210:.B230])" office:value-type="string">
            <text:p>2277.428571</text:p>
          </table:table-cell>
        </table:table-row>
        <table:table-row table:style-name="ro2">
          <table:table-cell table:style-name="ce23" office:value-type="date" office:date-value="2009-01-26T00:00:00">
            <text:p>26-Jan-2009</text:p>
          </table:table-cell>
          <table:table-cell table:style-name="ce24" office:value-type="float" office:value="2262">
            <text:p>2262</text:p>
          </table:table-cell>
          <table:table-cell table:formula="of:=AVERAGE([.B218:.B224])" office:value-type="string">
            <text:p>2256.428571</text:p>
          </table:table-cell>
          <table:table-cell table:formula="of:=AVERAGE([.B220:.B222])" office:value-type="string">
            <text:p>2304.666667</text:p>
          </table:table-cell>
          <table:table-cell table:formula="of:=AVERAGE([.B211:.B231])" office:value-type="string">
            <text:p>2279.904762</text:p>
          </table:table-cell>
        </table:table-row>
        <table:table-row table:style-name="ro2">
          <table:table-cell table:style-name="ce23" office:value-type="date" office:date-value="2009-01-27T00:00:00">
            <text:p>27-Jan-2009</text:p>
          </table:table-cell>
          <table:table-cell table:style-name="ce24" office:value-type="float" office:value="2450">
            <text:p>2450</text:p>
          </table:table-cell>
          <table:table-cell table:formula="of:=AVERAGE([.B219:.B225])" office:value-type="string">
            <text:p>2241</text:p>
          </table:table-cell>
          <table:table-cell table:formula="of:=AVERAGE([.B221:.B223])" office:value-type="string">
            <text:p>2330.666667</text:p>
          </table:table-cell>
          <table:table-cell table:formula="of:=AVERAGE([.B212:.B232])" office:value-type="string">
            <text:p>2288.190476</text:p>
          </table:table-cell>
        </table:table-row>
        <table:table-row table:style-name="ro2">
          <table:table-cell table:style-name="ce23" office:value-type="date" office:date-value="2009-01-28T00:00:00">
            <text:p>28-Jan-2009</text:p>
          </table:table-cell>
          <table:table-cell table:style-name="ce24" office:value-type="float" office:value="2280">
            <text:p>2280</text:p>
          </table:table-cell>
          <table:table-cell table:formula="of:=AVERAGE([.B220:.B226])" office:value-type="string">
            <text:p>2219.428571</text:p>
          </table:table-cell>
          <table:table-cell table:formula="of:=AVERAGE([.B222:.B224])" office:value-type="string">
            <text:p>2238</text:p>
          </table:table-cell>
          <table:table-cell table:formula="of:=AVERAGE([.B213:.B233])" office:value-type="string">
            <text:p>2304.428571</text:p>
          </table:table-cell>
        </table:table-row>
        <table:table-row table:style-name="ro2">
          <table:table-cell table:style-name="ce23" office:value-type="date" office:date-value="2009-01-29T00:00:00">
            <text:p>29-Jan-2009</text:p>
          </table:table-cell>
          <table:table-cell table:style-name="ce24" office:value-type="float" office:value="1984">
            <text:p>1984</text:p>
          </table:table-cell>
          <table:table-cell table:formula="of:=AVERAGE([.B221:.B227])" office:value-type="string">
            <text:p>2236.571429</text:p>
          </table:table-cell>
          <table:table-cell table:formula="of:=AVERAGE([.B223:.B225])" office:value-type="string">
            <text:p>2207.666667</text:p>
          </table:table-cell>
          <table:table-cell table:formula="of:=AVERAGE([.B214:.B234])" office:value-type="string">
            <text:p>2300.47619</text:p>
          </table:table-cell>
        </table:table-row>
        <table:table-row table:style-name="ro2">
          <table:table-cell table:style-name="ce23" office:value-type="date" office:date-value="2009-01-30T00:00:00">
            <text:p>30-Jan-2009</text:p>
          </table:table-cell>
          <table:table-cell table:style-name="ce24" office:value-type="float" office:value="2359">
            <text:p>2359</text:p>
          </table:table-cell>
          <table:table-cell table:formula="of:=AVERAGE([.B222:.B228])" office:value-type="string">
            <text:p>2236</text:p>
          </table:table-cell>
          <table:table-cell table:formula="of:=AVERAGE([.B224:.B226])" office:value-type="string">
            <text:p>2114</text:p>
          </table:table-cell>
          <table:table-cell table:formula="of:=AVERAGE([.B215:.B235])" office:value-type="string">
            <text:p>2288.857143</text:p>
          </table:table-cell>
        </table:table-row>
        <table:table-row table:style-name="ro2">
          <table:table-cell table:style-name="ce23" office:value-type="date" office:date-value="2009-01-31T00:00:00">
            <text:p>31-Jan-2009</text:p>
          </table:table-cell>
          <table:table-cell table:style-name="ce24" office:value-type="float" office:value="1999">
            <text:p>1999</text:p>
          </table:table-cell>
          <table:table-cell table:formula="of:=AVERAGE([.B223:.B229])" office:value-type="string">
            <text:p>2263.857143</text:p>
          </table:table-cell>
          <table:table-cell table:formula="of:=AVERAGE([.B225:.B227])" office:value-type="string">
            <text:p>2226.666667</text:p>
          </table:table-cell>
          <table:table-cell table:formula="of:=AVERAGE([.B216:.B236])" office:value-type="string">
            <text:p>2281.857143</text:p>
          </table:table-cell>
        </table:table-row>
        <table:table-row table:style-name="ro2">
          <table:table-cell table:style-name="ce23" office:value-type="date" office:date-value="2009-02-01T00:00:00">
            <text:p>1-Feb-2009</text:p>
          </table:table-cell>
          <table:table-cell table:style-name="ce24" office:value-type="float" office:value="2322">
            <text:p>2322</text:p>
          </table:table-cell>
          <table:table-cell table:formula="of:=AVERAGE([.B224:.B230])" office:value-type="string">
            <text:p>2241.714286</text:p>
          </table:table-cell>
          <table:table-cell table:formula="of:=AVERAGE([.B226:.B228])" office:value-type="string">
            <text:p>2193</text:p>
          </table:table-cell>
          <table:table-cell table:formula="of:=AVERAGE([.B217:.B237])" office:value-type="string">
            <text:p>2274.571429</text:p>
          </table:table-cell>
        </table:table-row>
        <table:table-row table:style-name="ro2">
          <table:table-cell table:style-name="ce23" office:value-type="date" office:date-value="2009-02-02T00:00:00">
            <text:p>2-Feb-2009</text:p>
          </table:table-cell>
          <table:table-cell table:style-name="ce24" office:value-type="float" office:value="2258">
            <text:p>2258</text:p>
          </table:table-cell>
          <table:table-cell table:formula="of:=AVERAGE([.B225:.B231])" office:value-type="string">
            <text:p>2295.428571</text:p>
          </table:table-cell>
          <table:table-cell table:formula="of:=AVERAGE([.B227:.B229])" office:value-type="string">
            <text:p>2408.333333</text:p>
          </table:table-cell>
          <table:table-cell table:formula="of:=AVERAGE([.B218:.B238])" office:value-type="string">
            <text:p>2271.809524</text:p>
          </table:table-cell>
        </table:table-row>
        <table:table-row table:style-name="ro2">
          <table:table-cell table:style-name="ce23" office:value-type="date" office:date-value="2009-02-03T00:00:00">
            <text:p>3-Feb-2009</text:p>
          </table:table-cell>
          <table:table-cell table:style-name="ce24" office:value-type="float" office:value="2645">
            <text:p>2645</text:p>
          </table:table-cell>
          <table:table-cell table:formula="of:=AVERAGE([.B226:.B232])" office:value-type="string">
            <text:p>2329</text:p>
          </table:table-cell>
          <table:table-cell table:formula="of:=AVERAGE([.B228:.B230])" office:value-type="string">
            <text:p>2342.666667</text:p>
          </table:table-cell>
          <table:table-cell table:formula="of:=AVERAGE([.B219:.B239])" office:value-type="string">
            <text:p>2248.190476</text:p>
          </table:table-cell>
        </table:table-row>
        <table:table-row table:style-name="ro2">
          <table:table-cell table:style-name="ce23" office:value-type="date" office:date-value="2009-02-04T00:00:00">
            <text:p>4-Feb-2009</text:p>
          </table:table-cell>
          <table:table-cell table:style-name="ce24" office:value-type="float" office:value="2125">
            <text:p>2125</text:p>
          </table:table-cell>
          <table:table-cell table:formula="of:=AVERAGE([.B227:.B233])" office:value-type="string">
            <text:p>2410.428571</text:p>
          </table:table-cell>
          <table:table-cell table:formula="of:=AVERAGE([.B229:.B231])" office:value-type="string">
            <text:p>2376.666667</text:p>
          </table:table-cell>
          <table:table-cell table:formula="of:=AVERAGE([.B220:.B240])" office:value-type="string">
            <text:p>2264.571429</text:p>
          </table:table-cell>
        </table:table-row>
        <table:table-row table:style-name="ro2">
          <table:table-cell table:style-name="ce23" office:value-type="date" office:date-value="2009-02-05T00:00:00">
            <text:p>5-Feb-2009</text:p>
          </table:table-cell>
          <table:table-cell table:style-name="ce24" office:value-type="float" office:value="2360">
            <text:p>2360</text:p>
          </table:table-cell>
          <table:table-cell table:formula="of:=AVERAGE([.B228:.B234])" office:value-type="string">
            <text:p>2381.571429</text:p>
          </table:table-cell>
          <table:table-cell table:formula="of:=AVERAGE([.B230:.B232])" office:value-type="string">
            <text:p>2359.666667</text:p>
          </table:table-cell>
          <table:table-cell table:formula="of:=AVERAGE([.B221:.B241])" office:value-type="string">
            <text:p>2263.285714</text:p>
          </table:table-cell>
        </table:table-row>
        <table:table-row table:style-name="ro2">
          <table:table-cell table:style-name="ce23" office:value-type="date" office:date-value="2009-02-06T00:00:00">
            <text:p>6-Feb-2009</text:p>
          </table:table-cell>
          <table:table-cell table:style-name="ce24" office:value-type="float" office:value="2594">
            <text:p>2594</text:p>
          </table:table-cell>
          <table:table-cell table:formula="of:=AVERAGE([.B229:.B235])" office:value-type="string">
            <text:p>2379.285714</text:p>
          </table:table-cell>
          <table:table-cell table:formula="of:=AVERAGE([.B231:.B233])" office:value-type="string">
            <text:p>2507.666667</text:p>
          </table:table-cell>
          <table:table-cell table:formula="of:=AVERAGE([.B222:.B242])" office:value-type="string">
            <text:p>2251.047619</text:p>
          </table:table-cell>
        </table:table-row>
        <table:table-row table:style-name="ro2">
          <table:table-cell table:style-name="ce23" office:value-type="date" office:date-value="2009-02-07T00:00:00">
            <text:p>7-Feb-2009</text:p>
          </table:table-cell>
          <table:table-cell table:style-name="ce24" office:value-type="float" office:value="2569">
            <text:p>2569</text:p>
          </table:table-cell>
          <table:table-cell table:formula="of:=AVERAGE([.B230:.B236])" office:value-type="string">
            <text:p>2296.857143</text:p>
          </table:table-cell>
          <table:table-cell table:formula="of:=AVERAGE([.B232:.B234])" office:value-type="string">
            <text:p>2427.666667</text:p>
          </table:table-cell>
          <table:table-cell table:formula="of:=AVERAGE([.B223:.B243])" office:value-type="string">
            <text:p>2252.761905</text:p>
          </table:table-cell>
        </table:table-row>
        <table:table-row table:style-name="ro2">
          <table:table-cell table:style-name="ce23" office:value-type="date" office:date-value="2009-02-08T00:00:00">
            <text:p>8-Feb-2009</text:p>
          </table:table-cell>
          <table:table-cell table:style-name="ce24" office:value-type="float" office:value="2120">
            <text:p>2120</text:p>
          </table:table-cell>
          <table:table-cell table:formula="of:=AVERAGE([.B231:.B237])" office:value-type="string">
            <text:p>2291.285714</text:p>
          </table:table-cell>
          <table:table-cell table:formula="of:=AVERAGE([.B233:.B235])" office:value-type="string">
            <text:p>2310.333333</text:p>
          </table:table-cell>
          <table:table-cell table:formula="of:=AVERAGE([.B224:.B244])" office:value-type="string">
            <text:p>2257.809524</text:p>
          </table:table-cell>
        </table:table-row>
        <table:table-row table:style-name="ro2">
          <table:table-cell table:style-name="ce23" office:value-type="date" office:date-value="2009-02-09T00:00:00">
            <text:p>9-Feb-2009</text:p>
          </table:table-cell>
          <table:table-cell table:style-name="ce24" office:value-type="float" office:value="2242">
            <text:p>2242</text:p>
          </table:table-cell>
          <table:table-cell table:formula="of:=AVERAGE([.B232:.B238])" office:value-type="string">
            <text:p>2263.571429</text:p>
          </table:table-cell>
          <table:table-cell table:formula="of:=AVERAGE([.B234:.B236])" office:value-type="string">
            <text:p>2143.333333</text:p>
          </table:table-cell>
          <table:table-cell table:formula="of:=AVERAGE([.B225:.B245])" office:value-type="string">
            <text:p>2256</text:p>
          </table:table-cell>
        </table:table-row>
        <table:table-row table:style-name="ro2">
          <table:table-cell table:style-name="ce23" office:value-type="date" office:date-value="2009-02-10T00:00:00">
            <text:p>10-Feb-2009</text:p>
          </table:table-cell>
          <table:table-cell table:style-name="ce24" office:value-type="float" office:value="2068">
            <text:p>2068</text:p>
          </table:table-cell>
          <table:table-cell table:formula="of:=AVERAGE([.B233:.B239])" office:value-type="string">
            <text:p>2174.571429</text:p>
          </table:table-cell>
          <table:table-cell table:formula="of:=AVERAGE([.B235:.B237])" office:value-type="string">
            <text:p>2132</text:p>
          </table:table-cell>
          <table:table-cell table:formula="of:=AVERAGE([.B226:.B246])" office:value-type="string">
            <text:p>2250.52381</text:p>
          </table:table-cell>
        </table:table-row>
        <table:table-row table:style-name="ro2">
          <table:table-cell table:style-name="ce23" office:value-type="date" office:date-value="2009-02-11T00:00:00">
            <text:p>11-Feb-2009</text:p>
          </table:table-cell>
          <table:table-cell table:style-name="ce24" office:value-type="float" office:value="2086">
            <text:p>2086</text:p>
          </table:table-cell>
          <table:table-cell table:formula="of:=AVERAGE([.B234:.B240])" office:value-type="string">
            <text:p>2163.857143</text:p>
          </table:table-cell>
          <table:table-cell table:formula="of:=AVERAGE([.B236:.B238])" office:value-type="string">
            <text:p>2106.666667</text:p>
          </table:table-cell>
          <table:table-cell table:formula="of:=AVERAGE([.B227:.B247])" office:value-type="string">
            <text:p>2246.380952</text:p>
          </table:table-cell>
        </table:table-row>
        <table:table-row table:style-name="ro2">
          <table:table-cell table:style-name="ce23" office:value-type="date" office:date-value="2009-02-12T00:00:00">
            <text:p>12-Feb-2009</text:p>
          </table:table-cell>
          <table:table-cell table:style-name="ce24" office:value-type="float" office:value="2166">
            <text:p>2166</text:p>
          </table:table-cell>
          <table:table-cell table:formula="of:=AVERAGE([.B235:.B241])" office:value-type="string">
            <text:p>2171.714286</text:p>
          </table:table-cell>
          <table:table-cell table:formula="of:=AVERAGE([.B237:.B239])" office:value-type="string">
            <text:p>2074.333333</text:p>
          </table:table-cell>
          <table:table-cell table:formula="of:=AVERAGE([.B228:.B248])" office:value-type="string">
            <text:p>2248.761905</text:p>
          </table:table-cell>
        </table:table-row>
        <table:table-row table:style-name="ro2">
          <table:table-cell table:style-name="ce23" office:value-type="date" office:date-value="2009-02-13T00:00:00">
            <text:p>13-Feb-2009</text:p>
          </table:table-cell>
          <table:table-cell table:style-name="ce24" office:value-type="float" office:value="1971">
            <text:p>1971</text:p>
          </table:table-cell>
          <table:table-cell table:formula="of:=AVERAGE([.B236:.B242])" office:value-type="string">
            <text:p>2137.857143</text:p>
          </table:table-cell>
          <table:table-cell table:formula="of:=AVERAGE([.B238:.B240])" office:value-type="string">
            <text:p>2210.333333</text:p>
          </table:table-cell>
          <table:table-cell table:formula="of:=AVERAGE([.B229:.B249])" office:value-type="string">
            <text:p>2249.380952</text:p>
          </table:table-cell>
        </table:table-row>
        <table:table-row table:style-name="ro2">
          <table:table-cell table:style-name="ce23" office:value-type="date" office:date-value="2009-02-14T00:00:00">
            <text:p>14-Feb-2009</text:p>
          </table:table-cell>
          <table:table-cell table:style-name="ce24" office:value-type="float" office:value="2494">
            <text:p>2494</text:p>
          </table:table-cell>
          <table:table-cell table:formula="of:=AVERAGE([.B237:.B243])" office:value-type="string">
            <text:p>2197.571429</text:p>
          </table:table-cell>
          <table:table-cell table:formula="of:=AVERAGE([.B239:.B241])" office:value-type="string">
            <text:p>2213.333333</text:p>
          </table:table-cell>
          <table:table-cell table:formula="of:=AVERAGE([.B230:.B250])" office:value-type="string">
            <text:p>2221.428571</text:p>
          </table:table-cell>
        </table:table-row>
        <table:table-row table:style-name="ro2">
          <table:table-cell table:style-name="ce23" office:value-type="date" office:date-value="2009-02-15T00:00:00">
            <text:p>15-Feb-2009</text:p>
          </table:table-cell>
          <table:table-cell table:style-name="ce24" office:value-type="float" office:value="2175">
            <text:p>2175</text:p>
          </table:table-cell>
          <table:table-cell table:formula="of:=AVERAGE([.B238:.B244])" office:value-type="string">
            <text:p>2240.428571</text:p>
          </table:table-cell>
          <table:table-cell table:formula="of:=AVERAGE([.B240:.B242])" office:value-type="string">
            <text:p>2224.666667</text:p>
          </table:table-cell>
          <table:table-cell table:formula="of:=AVERAGE([.B231:.B251])" office:value-type="string">
            <text:p>2239.285714</text:p>
          </table:table-cell>
        </table:table-row>
        <table:table-row table:style-name="ro2">
          <table:table-cell table:style-name="ce23" office:value-type="date" office:date-value="2009-02-16T00:00:00">
            <text:p>16-Feb-2009</text:p>
          </table:table-cell>
          <table:table-cell table:style-name="ce24" office:value-type="float" office:value="2005">
            <text:p>2005</text:p>
          </table:table-cell>
          <table:table-cell table:formula="of:=AVERAGE([.B239:.B245])" office:value-type="string">
            <text:p>2209</text:p>
          </table:table-cell>
          <table:table-cell table:formula="of:=AVERAGE([.B241:.B243])" office:value-type="string">
            <text:p>2222</text:p>
          </table:table-cell>
          <table:table-cell table:formula="of:=AVERAGE([.B232:.B252])" office:value-type="string">
            <text:p>2225.52381</text:p>
          </table:table-cell>
        </table:table-row>
        <table:table-row table:style-name="ro2">
          <table:table-cell table:style-name="ce23" office:value-type="date" office:date-value="2009-02-17T00:00:00">
            <text:p>17-Feb-2009</text:p>
          </table:table-cell>
          <table:table-cell table:style-name="ce24" office:value-type="float" office:value="2486">
            <text:p>2486</text:p>
          </table:table-cell>
          <table:table-cell table:formula="of:=AVERAGE([.B240:.B246])" office:value-type="string">
            <text:p>2248</text:p>
          </table:table-cell>
          <table:table-cell table:formula="of:=AVERAGE([.B242:.B244])" office:value-type="string">
            <text:p>2292.333333</text:p>
          </table:table-cell>
          <table:table-cell table:formula="of:=AVERAGE([.B233:.B253])" office:value-type="string">
            <text:p>2204.428571</text:p>
          </table:table-cell>
        </table:table-row>
        <table:table-row table:style-name="ro2">
          <table:table-cell table:style-name="ce23" office:value-type="date" office:date-value="2009-02-18T00:00:00">
            <text:p>18-Feb-2009</text:p>
          </table:table-cell>
          <table:table-cell table:style-name="ce24" office:value-type="float" office:value="2386">
            <text:p>2386</text:p>
          </table:table-cell>
          <table:table-cell table:formula="of:=AVERAGE([.B241:.B247])" office:value-type="string">
            <text:p>2164.857143</text:p>
          </table:table-cell>
          <table:table-cell table:formula="of:=AVERAGE([.B243:.B245])" office:value-type="string">
            <text:p>2272.666667</text:p>
          </table:table-cell>
          <table:table-cell table:formula="of:=AVERAGE([.B234:.B254])" office:value-type="string">
            <text:p>2187.333333</text:p>
          </table:table-cell>
        </table:table-row>
        <table:table-row table:style-name="ro2">
          <table:table-cell table:style-name="ce23" office:value-type="date" office:date-value="2009-02-19T00:00:00">
            <text:p>19-Feb-2009</text:p>
          </table:table-cell>
          <table:table-cell table:style-name="ce24" office:value-type="float" office:value="1946">
            <text:p>1946</text:p>
          </table:table-cell>
          <table:table-cell table:formula="of:=AVERAGE([.B242:.B248])" office:value-type="string">
            <text:p>2193</text:p>
          </table:table-cell>
          <table:table-cell table:formula="of:=AVERAGE([.B244:.B246])" office:value-type="string">
            <text:p>2192</text:p>
          </table:table-cell>
          <table:table-cell table:formula="of:=AVERAGE([.B235:.B255])" office:value-type="string">
            <text:p>2174.333333</text:p>
          </table:table-cell>
        </table:table-row>
        <table:table-row table:style-name="ro2">
          <table:table-cell table:style-name="ce23" office:value-type="date" office:date-value="2009-02-20T00:00:00">
            <text:p>20-Feb-2009</text:p>
          </table:table-cell>
          <table:table-cell table:style-name="ce24" office:value-type="float" office:value="2244">
            <text:p>2244</text:p>
          </table:table-cell>
          <table:table-cell table:formula="of:=AVERAGE([.B243:.B249])" office:value-type="string">
            <text:p>2231</text:p>
          </table:table-cell>
          <table:table-cell table:formula="of:=AVERAGE([.B245:.B247])" office:value-type="string">
            <text:p>2034</text:p>
          </table:table-cell>
          <table:table-cell table:formula="of:=AVERAGE([.B236:.B256])" office:value-type="string">
            <text:p>2164.904762</text:p>
          </table:table-cell>
        </table:table-row>
        <table:table-row table:style-name="ro2">
          <table:table-cell table:style-name="ce23" office:value-type="date" office:date-value="2009-02-21T00:00:00">
            <text:p>21-Feb-2009</text:p>
          </table:table-cell>
          <table:table-cell table:style-name="ce24" office:value-type="float" office:value="1912">
            <text:p>1912</text:p>
          </table:table-cell>
          <table:table-cell table:formula="of:=AVERAGE([.B244:.B250])" office:value-type="string">
            <text:p>2169.857143</text:p>
          </table:table-cell>
          <table:table-cell table:formula="of:=AVERAGE([.B246:.B248])" office:value-type="string">
            <text:p>2176</text:p>
          </table:table-cell>
          <table:table-cell table:formula="of:=AVERAGE([.B237:.B257])" office:value-type="string">
            <text:p>2188.428571</text:p>
          </table:table-cell>
        </table:table-row>
        <table:table-row table:style-name="ro2">
          <table:table-cell table:style-name="ce23" office:value-type="date" office:date-value="2009-02-22T00:00:00">
            <text:p>22-Feb-2009</text:p>
          </table:table-cell>
          <table:table-cell table:style-name="ce24" office:value-type="float" office:value="2372">
            <text:p>2372</text:p>
          </table:table-cell>
          <table:table-cell table:formula="of:=AVERAGE([.B245:.B251])" office:value-type="string">
            <text:p>2186.142857</text:p>
          </table:table-cell>
          <table:table-cell table:formula="of:=AVERAGE([.B247:.B249])" office:value-type="string">
            <text:p>2185</text:p>
          </table:table-cell>
          <table:table-cell table:formula="of:=AVERAGE([.B238:.B258])" office:value-type="string">
            <text:p>2186</text:p>
          </table:table-cell>
        </table:table-row>
        <table:table-row table:style-name="ro2">
          <table:table-cell table:style-name="ce23" office:value-type="date" office:date-value="2009-02-23T00:00:00">
            <text:p>23-Feb-2009</text:p>
          </table:table-cell>
          <table:table-cell table:style-name="ce24" office:value-type="float" office:value="2271">
            <text:p>2271</text:p>
          </table:table-cell>
          <table:table-cell table:formula="of:=AVERAGE([.B246:.B252])" office:value-type="string">
            <text:p>2204</text:p>
          </table:table-cell>
          <table:table-cell table:formula="of:=AVERAGE([.B248:.B250])" office:value-type="string">
            <text:p>2233.666667</text:p>
          </table:table-cell>
          <table:table-cell table:formula="of:=AVERAGE([.B239:.B259])" office:value-type="string">
            <text:p>2191.857143</text:p>
          </table:table-cell>
        </table:table-row>
        <table:table-row table:style-name="ro2">
          <table:table-cell table:style-name="ce23" office:value-type="date" office:date-value="2009-02-24T00:00:00">
            <text:p>24-Feb-2009</text:p>
          </table:table-cell>
          <table:table-cell table:style-name="ce24" office:value-type="float" office:value="2058">
            <text:p>2058</text:p>
          </table:table-cell>
          <table:table-cell table:formula="of:=AVERAGE([.B247:.B253])" office:value-type="string">
            <text:p>2190.714286</text:p>
          </table:table-cell>
          <table:table-cell table:formula="of:=AVERAGE([.B249:.B251])" office:value-type="string">
            <text:p>2276.333333</text:p>
          </table:table-cell>
          <table:table-cell table:formula="of:=AVERAGE([.B240:.B260])" office:value-type="string">
            <text:p>2219.809524</text:p>
          </table:table-cell>
        </table:table-row>
        <table:table-row table:style-name="ro2">
          <table:table-cell table:style-name="ce23" office:value-type="date" office:date-value="2009-02-25T00:00:00">
            <text:p>25-Feb-2009</text:p>
          </table:table-cell>
          <table:table-cell table:style-name="ce24" office:value-type="float" office:value="2500">
            <text:p>2500</text:p>
          </table:table-cell>
          <table:table-cell table:formula="of:=AVERAGE([.B248:.B254])" office:value-type="string">
            <text:p>2233.285714</text:p>
          </table:table-cell>
          <table:table-cell table:formula="of:=AVERAGE([.B250:.B252])" office:value-type="string">
            <text:p>2209.666667</text:p>
          </table:table-cell>
          <table:table-cell table:formula="of:=AVERAGE([.B241:.B261])" office:value-type="string">
            <text:p>2198.238095</text:p>
          </table:table-cell>
        </table:table-row>
        <table:table-row table:style-name="ro2">
          <table:table-cell table:style-name="ce23" office:value-type="date" office:date-value="2009-02-26T00:00:00">
            <text:p>26-Feb-2009</text:p>
          </table:table-cell>
          <table:table-cell table:style-name="ce24" office:value-type="float" office:value="2071">
            <text:p>2071</text:p>
          </table:table-cell>
          <table:table-cell table:formula="of:=AVERAGE([.B249:.B255])" office:value-type="string">
            <text:p>2158.285714</text:p>
          </table:table-cell>
          <table:table-cell table:formula="of:=AVERAGE([.B251:.B253])" office:value-type="string">
            <text:p>2240.666667</text:p>
          </table:table-cell>
          <table:table-cell table:formula="of:=AVERAGE([.B242:.B262])" office:value-type="string">
            <text:p>2204.952381</text:p>
          </table:table-cell>
        </table:table-row>
        <table:table-row table:style-name="ro2">
          <table:table-cell table:style-name="ce23" office:value-type="date" office:date-value="2009-02-27T00:00:00">
            <text:p>27-Feb-2009</text:p>
          </table:table-cell>
          <table:table-cell table:style-name="ce24" office:value-type="float" office:value="2151">
            <text:p>2151</text:p>
          </table:table-cell>
          <table:table-cell table:formula="of:=AVERAGE([.B250:.B256])" office:value-type="string">
            <text:p>2125.857143</text:p>
          </table:table-cell>
          <table:table-cell table:formula="of:=AVERAGE([.B252:.B254])" office:value-type="string">
            <text:p>2144</text:p>
          </table:table-cell>
          <table:table-cell table:formula="of:=AVERAGE([.B243:.B263])" office:value-type="string">
            <text:p>2209.809524</text:p>
          </table:table-cell>
        </table:table-row>
        <table:table-row table:style-name="ro2">
          <table:table-cell table:style-name="ce23" office:value-type="date" office:date-value="2009-02-28T00:00:00">
            <text:p>28-Feb-2009</text:p>
          </table:table-cell>
          <table:table-cell table:style-name="ce24" office:value-type="float" office:value="2210">
            <text:p>2210</text:p>
          </table:table-cell>
          <table:table-cell table:formula="of:=AVERAGE([.B251:.B257])" office:value-type="string">
            <text:p>2197.857143</text:p>
          </table:table-cell>
          <table:table-cell table:formula="of:=AVERAGE([.B253:.B255])" office:value-type="string">
            <text:p>2069.333333</text:p>
          </table:table-cell>
          <table:table-cell table:formula="of:=AVERAGE([.B244:.B264])" office:value-type="string">
            <text:p>2185.571429</text:p>
          </table:table-cell>
        </table:table-row>
        <table:table-row table:style-name="ro2">
          <table:table-cell table:style-name="ce23" office:value-type="date" office:date-value="2009-03-01T00:00:00">
            <text:p>1-Mar-2009</text:p>
          </table:table-cell>
          <table:table-cell table:style-name="ce24" office:value-type="float" office:value="1847">
            <text:p>1847</text:p>
          </table:table-cell>
          <table:table-cell table:formula="of:=AVERAGE([.B252:.B258])" office:value-type="string">
            <text:p>2131.428571</text:p>
          </table:table-cell>
          <table:table-cell table:formula="of:=AVERAGE([.B254:.B256])" office:value-type="string">
            <text:p>2033.666667</text:p>
          </table:table-cell>
          <table:table-cell table:formula="of:=AVERAGE([.B245:.B265])" office:value-type="string">
            <text:p>2177.619048</text:p>
          </table:table-cell>
        </table:table-row>
        <table:table-row table:style-name="ro2">
          <table:table-cell table:style-name="ce23" office:value-type="date" office:date-value="2009-03-02T00:00:00">
            <text:p>2-Mar-2009</text:p>
          </table:table-cell>
          <table:table-cell table:style-name="ce24" office:value-type="float" office:value="2044">
            <text:p>2044</text:p>
          </table:table-cell>
          <table:table-cell table:formula="of:=AVERAGE([.B253:.B259])" office:value-type="string">
            <text:p>2162.571429</text:p>
          </table:table-cell>
          <table:table-cell table:formula="of:=AVERAGE([.B255:.B257])" office:value-type="string">
            <text:p>2151</text:p>
          </table:table-cell>
          <table:table-cell table:formula="of:=AVERAGE([.B246:.B266])" office:value-type="string">
            <text:p>2190.428571</text:p>
          </table:table-cell>
        </table:table-row>
        <table:table-row table:style-name="ro2">
          <table:table-cell table:style-name="ce23" office:value-type="date" office:date-value="2009-03-03T00:00:00">
            <text:p>3-Mar-2009</text:p>
          </table:table-cell>
          <table:table-cell table:style-name="ce24" office:value-type="float" office:value="2562">
            <text:p>2562</text:p>
          </table:table-cell>
          <table:table-cell table:formula="of:=AVERAGE([.B254:.B260])" office:value-type="string">
            <text:p>2220.714286</text:p>
          </table:table-cell>
          <table:table-cell table:formula="of:=AVERAGE([.B256:.B258])" office:value-type="string">
            <text:p>2213.666667</text:p>
          </table:table-cell>
          <table:table-cell table:formula="of:=AVERAGE([.B247:.B267])" office:value-type="string">
            <text:p>2184.619048</text:p>
          </table:table-cell>
        </table:table-row>
        <table:table-row table:style-name="ro2">
          <table:table-cell table:style-name="ce23" office:value-type="date" office:date-value="2009-03-04T00:00:00">
            <text:p>4-Mar-2009</text:p>
          </table:table-cell>
          <table:table-cell table:style-name="ce24" office:value-type="float" office:value="2035">
            <text:p>2035</text:p>
          </table:table-cell>
          <table:table-cell table:formula="of:=AVERAGE([.B255:.B261])" office:value-type="string">
            <text:p>2196.571429</text:p>
          </table:table-cell>
          <table:table-cell table:formula="of:=AVERAGE([.B257:.B259])" office:value-type="string">
            <text:p>2295.333333</text:p>
          </table:table-cell>
          <table:table-cell table:formula="of:=AVERAGE([.B248:.B268])" office:value-type="string">
            <text:p>2187.857143</text:p>
          </table:table-cell>
        </table:table-row>
        <table:table-row table:style-name="ro2">
          <table:table-cell table:style-name="ce23" office:value-type="date" office:date-value="2009-03-05T00:00:00">
            <text:p>5-Mar-2009</text:p>
          </table:table-cell>
          <table:table-cell table:style-name="ce24" office:value-type="float" office:value="2289">
            <text:p>2289</text:p>
          </table:table-cell>
          <table:table-cell table:formula="of:=AVERAGE([.B256:.B262])" office:value-type="string">
            <text:p>2263.571429</text:p>
          </table:table-cell>
          <table:table-cell table:formula="of:=AVERAGE([.B258:.B260])" office:value-type="string">
            <text:p>2294</text:p>
          </table:table-cell>
          <table:table-cell table:formula="of:=AVERAGE([.B249:.B269])" office:value-type="string">
            <text:p>2171.047619</text:p>
          </table:table-cell>
        </table:table-row>
        <table:table-row table:style-name="ro2">
          <table:table-cell table:style-name="ce23" office:value-type="date" office:date-value="2009-03-06T00:00:00">
            <text:p>6-Mar-2009</text:p>
          </table:table-cell>
          <table:table-cell table:style-name="ce24" office:value-type="float" office:value="2558">
            <text:p>2558</text:p>
          </table:table-cell>
          <table:table-cell table:formula="of:=AVERAGE([.B257:.B263])" office:value-type="string">
            <text:p>2272.571429</text:p>
          </table:table-cell>
          <table:table-cell table:formula="of:=AVERAGE([.B259:.B261])" office:value-type="string">
            <text:p>2296</text:p>
          </table:table-cell>
          <table:table-cell table:formula="of:=AVERAGE([.B250:.B270])" office:value-type="string">
            <text:p>2172.190476</text:p>
          </table:table-cell>
        </table:table-row>
        <table:table-row table:style-name="ro2">
          <table:table-cell table:style-name="ce23" office:value-type="date" office:date-value="2009-03-07T00:00:00">
            <text:p>7-Mar-2009</text:p>
          </table:table-cell>
          <table:table-cell table:style-name="ce24" office:value-type="float" office:value="2041">
            <text:p>2041</text:p>
          </table:table-cell>
          <table:table-cell table:formula="of:=AVERAGE([.B258:.B264])" office:value-type="string">
            <text:p>2189</text:p>
          </table:table-cell>
          <table:table-cell table:formula="of:=AVERAGE([.B260:.B262])" office:value-type="string">
            <text:p>2305</text:p>
          </table:table-cell>
          <table:table-cell table:formula="of:=AVERAGE([.B251:.B271])" office:value-type="string">
            <text:p>2188.333333</text:p>
          </table:table-cell>
        </table:table-row>
        <table:table-row table:style-name="ro2">
          <table:table-cell table:style-name="ce23" office:value-type="date" office:date-value="2009-03-08T00:00:00">
            <text:p>8-Mar-2009</text:p>
          </table:table-cell>
          <table:table-cell table:style-name="ce24" office:value-type="float" office:value="2316">
            <text:p>2316</text:p>
          </table:table-cell>
          <table:table-cell table:formula="of:=AVERAGE([.B259:.B265])" office:value-type="string">
            <text:p>2215.285714</text:p>
          </table:table-cell>
          <table:table-cell table:formula="of:=AVERAGE([.B261:.B263])" office:value-type="string">
            <text:p>2154.666667</text:p>
          </table:table-cell>
          <table:table-cell table:formula="of:=AVERAGE([.B252:.B272])" office:value-type="string">
            <text:p>2169.190476</text:p>
          </table:table-cell>
        </table:table-row>
        <table:table-row table:style-name="ro2">
          <table:table-cell table:style-name="ce23" office:value-type="date" office:date-value="2009-03-09T00:00:00">
            <text:p>9-Mar-2009</text:p>
          </table:table-cell>
          <table:table-cell table:style-name="ce24" office:value-type="float" office:value="2107">
            <text:p>2107</text:p>
          </table:table-cell>
          <table:table-cell table:formula="of:=AVERAGE([.B260:.B266])" office:value-type="string">
            <text:p>2204.714286</text:p>
          </table:table-cell>
          <table:table-cell table:formula="of:=AVERAGE([.B262:.B264])" office:value-type="string">
            <text:p>2133.333333</text:p>
          </table:table-cell>
          <table:table-cell table:formula="of:=AVERAGE([.B253:.B273])" office:value-type="string">
            <text:p>2160.238095</text:p>
          </table:table-cell>
        </table:table-row>
        <table:table-row table:style-name="ro2">
          <table:table-cell table:style-name="ce23" office:value-type="date" office:date-value="2009-03-10T00:00:00">
            <text:p>10-Mar-2009</text:p>
          </table:table-cell>
          <table:table-cell table:style-name="ce24" office:value-type="float" office:value="1977">
            <text:p>1977</text:p>
          </table:table-cell>
          <table:table-cell table:formula="of:=AVERAGE([.B261:.B267])" office:value-type="string">
            <text:p>2142.428571</text:p>
          </table:table-cell>
          <table:table-cell table:formula="of:=AVERAGE([.B263:.B265])" office:value-type="string">
            <text:p>2101</text:p>
          </table:table-cell>
          <table:table-cell table:formula="of:=AVERAGE([.B254:.B274])" office:value-type="string">
            <text:p>2158.380952</text:p>
          </table:table-cell>
        </table:table-row>
        <table:table-row table:style-name="ro2">
          <table:table-cell table:style-name="ce23" office:value-type="date" office:date-value="2009-03-11T00:00:00">
            <text:p>11-Mar-2009</text:p>
          </table:table-cell>
          <table:table-cell table:style-name="ce24" office:value-type="float" office:value="2219">
            <text:p>2219</text:p>
          </table:table-cell>
          <table:table-cell table:formula="of:=AVERAGE([.B262:.B268])" office:value-type="string">
            <text:p>2133.714286</text:p>
          </table:table-cell>
          <table:table-cell table:formula="of:=AVERAGE([.B264:.B266])" office:value-type="string">
            <text:p>2137</text:p>
          </table:table-cell>
          <table:table-cell table:formula="of:=AVERAGE([.B255:.B275])" office:value-type="string">
            <text:p>2145.571429</text:p>
          </table:table-cell>
        </table:table-row>
        <table:table-row table:style-name="ro2">
          <table:table-cell table:style-name="ce23" office:value-type="date" office:date-value="2009-03-12T00:00:00">
            <text:p>12-Mar-2009</text:p>
          </table:table-cell>
          <table:table-cell table:style-name="ce24" office:value-type="float" office:value="2215">
            <text:p>2215</text:p>
          </table:table-cell>
          <table:table-cell table:formula="of:=AVERAGE([.B263:.B269])" office:value-type="string">
            <text:p>2091.285714</text:p>
          </table:table-cell>
          <table:table-cell table:formula="of:=AVERAGE([.B265:.B267])" office:value-type="string">
            <text:p>2185.333333</text:p>
          </table:table-cell>
          <table:table-cell table:formula="of:=AVERAGE([.B256:.B276])" office:value-type="string">
            <text:p>2152.190476</text:p>
          </table:table-cell>
        </table:table-row>
        <table:table-row table:style-name="ro2">
          <table:table-cell table:style-name="ce23" office:value-type="date" office:date-value="2009-03-13T00:00:00">
            <text:p>13-Mar-2009</text:p>
          </table:table-cell>
          <table:table-cell table:style-name="ce24" office:value-type="float" office:value="2122">
            <text:p>2122</text:p>
          </table:table-cell>
          <table:table-cell table:formula="of:=AVERAGE([.B264:.B270])" office:value-type="string">
            <text:p>2118.142857</text:p>
          </table:table-cell>
          <table:table-cell table:formula="of:=AVERAGE([.B266:.B268])" office:value-type="string">
            <text:p>2105.666667</text:p>
          </table:table-cell>
          <table:table-cell table:formula="of:=AVERAGE([.B257:.B277])" office:value-type="string">
            <text:p>2163</text:p>
          </table:table-cell>
        </table:table-row>
        <table:table-row table:style-name="ro2">
          <table:table-cell table:style-name="ce23" office:value-type="date" office:date-value="2009-03-14T00:00:00">
            <text:p>14-Mar-2009</text:p>
          </table:table-cell>
          <table:table-cell table:style-name="ce24" office:value-type="float" office:value="1980">
            <text:p>1980</text:p>
          </table:table-cell>
          <table:table-cell table:formula="of:=AVERAGE([.B265:.B271])" office:value-type="string">
            <text:p>2178.142857</text:p>
          </table:table-cell>
          <table:table-cell table:formula="of:=AVERAGE([.B267:.B269])" office:value-type="string">
            <text:p>2040.333333</text:p>
          </table:table-cell>
          <table:table-cell table:formula="of:=AVERAGE([.B258:.B278])" office:value-type="string">
            <text:p>2154.238095</text:p>
          </table:table-cell>
        </table:table-row>
        <table:table-row table:style-name="ro2">
          <table:table-cell table:style-name="ce23" office:value-type="date" office:date-value="2009-03-15T00:00:00">
            <text:p>15-Mar-2009</text:p>
          </table:table-cell>
          <table:table-cell table:style-name="ce24" office:value-type="float" office:value="2019">
            <text:p>2019</text:p>
          </table:table-cell>
          <table:table-cell table:formula="of:=AVERAGE([.B266:.B272])" office:value-type="string">
            <text:p>2160.857143</text:p>
          </table:table-cell>
          <table:table-cell table:formula="of:=AVERAGE([.B268:.B270])" office:value-type="string">
            <text:p>2098</text:p>
          </table:table-cell>
          <table:table-cell table:formula="of:=AVERAGE([.B259:.B279])" office:value-type="string">
            <text:p>2157.761905</text:p>
          </table:table-cell>
        </table:table-row>
        <table:table-row table:style-name="ro2">
          <table:table-cell table:style-name="ce23" office:value-type="date" office:date-value="2009-03-16T00:00:00">
            <text:p>16-Mar-2009</text:p>
          </table:table-cell>
          <table:table-cell table:style-name="ce24" office:value-type="float" office:value="2295">
            <text:p>2295</text:p>
          </table:table-cell>
          <table:table-cell table:formula="of:=AVERAGE([.B267:.B273])" office:value-type="string">
            <text:p>2113.428571</text:p>
          </table:table-cell>
          <table:table-cell table:formula="of:=AVERAGE([.B269:.B271])" office:value-type="string">
            <text:p>2237</text:p>
          </table:table-cell>
          <table:table-cell table:formula="of:=AVERAGE([.B260:.B280])" office:value-type="string">
            <text:p>2163.761905</text:p>
          </table:table-cell>
        </table:table-row>
        <table:table-row table:style-name="ro2">
          <table:table-cell table:style-name="ce23" office:value-type="date" office:date-value="2009-03-17T00:00:00">
            <text:p>17-Mar-2009</text:p>
          </table:table-cell>
          <table:table-cell table:style-name="ce24" office:value-type="float" office:value="2397">
            <text:p>2397</text:p>
          </table:table-cell>
          <table:table-cell table:formula="of:=AVERAGE([.B268:.B274])" office:value-type="string">
            <text:p>2112</text:p>
          </table:table-cell>
          <table:table-cell table:formula="of:=AVERAGE([.B270:.B272])" office:value-type="string">
            <text:p>2263.333333</text:p>
          </table:table-cell>
          <table:table-cell table:formula="of:=AVERAGE([.B261:.B281])" office:value-type="string">
            <text:p>2132.238095</text:p>
          </table:table-cell>
        </table:table-row>
        <table:table-row table:style-name="ro2">
          <table:table-cell table:style-name="ce23" office:value-type="date" office:date-value="2009-03-18T00:00:00">
            <text:p>18-Mar-2009</text:p>
          </table:table-cell>
          <table:table-cell table:style-name="ce24" office:value-type="float" office:value="2098">
            <text:p>2098</text:p>
          </table:table-cell>
          <table:table-cell table:formula="of:=AVERAGE([.B269:.B275])" office:value-type="string">
            <text:p>2106.428571</text:p>
          </table:table-cell>
          <table:table-cell table:formula="of:=AVERAGE([.B271:.B273])" office:value-type="string">
            <text:p>2126</text:p>
          </table:table-cell>
          <table:table-cell table:formula="of:=AVERAGE([.B262:.B282])" office:value-type="string">
            <text:p>2126.142857</text:p>
          </table:table-cell>
        </table:table-row>
        <table:table-row table:style-name="ro2">
          <table:table-cell table:style-name="ce23" office:value-type="date" office:date-value="2009-03-19T00:00:00">
            <text:p>19-Mar-2009</text:p>
          </table:table-cell>
          <table:table-cell table:style-name="ce24" office:value-type="float" office:value="1883">
            <text:p>1883</text:p>
          </table:table-cell>
          <table:table-cell table:formula="of:=AVERAGE([.B270:.B276])" office:value-type="string">
            <text:p>2101.714286</text:p>
          </table:table-cell>
          <table:table-cell table:formula="of:=AVERAGE([.B272:.B274])" office:value-type="string">
            <text:p>2031</text:p>
          </table:table-cell>
          <table:table-cell table:formula="of:=AVERAGE([.B263:.B283])" office:value-type="string">
            <text:p>2130.52381</text:p>
          </table:table-cell>
        </table:table-row>
        <table:table-row table:style-name="ro2">
          <table:table-cell table:style-name="ce23" office:value-type="date" office:date-value="2009-03-20T00:00:00">
            <text:p>20-Mar-2009</text:p>
          </table:table-cell>
          <table:table-cell table:style-name="ce24" office:value-type="float" office:value="2112">
            <text:p>2112</text:p>
          </table:table-cell>
          <table:table-cell table:formula="of:=AVERAGE([.B271:.B277])" office:value-type="string">
            <text:p>2098.285714</text:p>
          </table:table-cell>
          <table:table-cell table:formula="of:=AVERAGE([.B273:.B275])" office:value-type="string">
            <text:p>1978.666667</text:p>
          </table:table-cell>
          <table:table-cell table:formula="of:=AVERAGE([.B264:.B284])" office:value-type="string">
            <text:p>2129.761905</text:p>
          </table:table-cell>
        </table:table-row>
        <table:table-row table:style-name="ro2">
          <table:table-cell table:style-name="ce23" office:value-type="date" office:date-value="2009-03-21T00:00:00">
            <text:p>21-Mar-2009</text:p>
          </table:table-cell>
          <table:table-cell table:style-name="ce24" office:value-type="float" office:value="1941">
            <text:p>1941</text:p>
          </table:table-cell>
          <table:table-cell table:formula="of:=AVERAGE([.B272:.B278])" office:value-type="string">
            <text:p>2095.571429</text:p>
          </table:table-cell>
          <table:table-cell table:formula="of:=AVERAGE([.B274:.B276])" office:value-type="string">
            <text:p>2013</text:p>
          </table:table-cell>
          <table:table-cell table:formula="of:=AVERAGE([.B265:.B285])" office:value-type="string">
            <text:p>2146.047619</text:p>
          </table:table-cell>
        </table:table-row>
        <table:table-row table:style-name="ro2">
          <table:table-cell table:style-name="ce23" office:value-type="date" office:date-value="2009-03-22T00:00:00">
            <text:p>22-Mar-2009</text:p>
          </table:table-cell>
          <table:table-cell table:style-name="ce24" office:value-type="float" office:value="1986">
            <text:p>1986</text:p>
          </table:table-cell>
          <table:table-cell table:formula="of:=AVERAGE([.B273:.B279])" office:value-type="string">
            <text:p>2097.142857</text:p>
          </table:table-cell>
          <table:table-cell table:formula="of:=AVERAGE([.B275:.B277])" office:value-type="string">
            <text:p>2066</text:p>
          </table:table-cell>
          <table:table-cell table:formula="of:=AVERAGE([.B266:.B286])" office:value-type="string">
            <text:p>2142.4</text:p>
          </table:table-cell>
        </table:table-row>
        <table:table-row table:style-name="ro2">
          <table:table-cell table:style-name="ce23" office:value-type="date" office:date-value="2009-03-23T00:00:00">
            <text:p>23-Mar-2009</text:p>
          </table:table-cell>
          <table:table-cell table:style-name="ce24" office:value-type="float" office:value="2271">
            <text:p>2271</text:p>
          </table:table-cell>
          <table:table-cell table:formula="of:=AVERAGE([.B274:.B280])" office:value-type="string">
            <text:p>2173.142857</text:p>
          </table:table-cell>
          <table:table-cell table:formula="of:=AVERAGE([.B276:.B278])" office:value-type="string">
            <text:p>2211.666667</text:p>
          </table:table-cell>
          <table:table-cell table:formula="of:=AVERAGE([.B267:.B287])" office:value-type="string">
            <text:p>2138.578947</text:p>
          </table:table-cell>
        </table:table-row>
        <table:table-row table:style-name="ro2">
          <table:table-cell table:style-name="ce23" office:value-type="date" office:date-value="2009-03-24T00:00:00">
            <text:p>24-Mar-2009</text:p>
          </table:table-cell>
          <table:table-cell table:style-name="ce24" office:value-type="float" office:value="2378">
            <text:p>2378</text:p>
          </table:table-cell>
          <table:table-cell table:formula="of:=AVERAGE([.B275:.B281])" office:value-type="string">
            <text:p>2142.285714</text:p>
          </table:table-cell>
          <table:table-cell table:formula="of:=AVERAGE([.B277:.B279])" office:value-type="string">
            <text:p>2252.666667</text:p>
          </table:table-cell>
          <table:table-cell table:formula="of:=AVERAGE([.B268:.B288])" office:value-type="string">
            <text:p>2139.5</text:p>
          </table:table-cell>
        </table:table-row>
        <table:table-row table:style-name="ro2">
          <table:table-cell table:style-name="ce23" office:value-type="date" office:date-value="2009-03-25T00:00:00">
            <text:p>25-Mar-2009</text:p>
          </table:table-cell>
          <table:table-cell table:style-name="ce24" office:value-type="float" office:value="2109">
            <text:p>2109</text:p>
          </table:table-cell>
          <table:table-cell table:formula="of:=AVERAGE([.B276:.B282])" office:value-type="string">
            <text:p>2138.285714</text:p>
          </table:table-cell>
          <table:table-cell table:formula="of:=AVERAGE([.B278:.B280])" office:value-type="string">
            <text:p>2300.666667</text:p>
          </table:table-cell>
          <table:table-cell table:formula="of:=AVERAGE([.B269:.B289])" office:value-type="string">
            <text:p>2148.882353</text:p>
          </table:table-cell>
        </table:table-row>
        <table:table-row table:style-name="ro2">
          <table:table-cell table:style-name="ce23" office:value-type="date" office:date-value="2009-03-26T00:00:00">
            <text:p>26-Mar-2009</text:p>
          </table:table-cell>
          <table:table-cell table:style-name="ce24" office:value-type="float" office:value="2415">
            <text:p>2415</text:p>
          </table:table-cell>
          <table:table-cell table:formula="of:=AVERAGE([.B277:.B283])" office:value-type="string">
            <text:p>2198.571429</text:p>
          </table:table-cell>
          <table:table-cell table:formula="of:=AVERAGE([.B279:.B281])" office:value-type="string">
            <text:p>2140</text:p>
          </table:table-cell>
          <table:table-cell table:formula="of:=AVERAGE([.B270:.B290])" office:value-type="string">
            <text:p>2157</text:p>
          </table:table-cell>
        </table:table-row>
        <table:table-row table:style-name="ro2">
          <table:table-cell table:style-name="ce23" office:value-type="date" office:date-value="2009-03-27T00:00:00">
            <text:p>27-Mar-2009</text:p>
          </table:table-cell>
          <table:table-cell table:style-name="ce24" office:value-type="float" office:value="1896">
            <text:p>1896</text:p>
          </table:table-cell>
          <table:table-cell table:formula="of:=AVERAGE([.B278:.B284])" office:value-type="string">
            <text:p>2172.857143</text:p>
          </table:table-cell>
          <table:table-cell table:formula="of:=AVERAGE([.B280:.B282])" office:value-type="string">
            <text:p>2074.666667</text:p>
          </table:table-cell>
          <table:table-cell table:formula="of:=AVERAGE([.B271:.B291])" office:value-type="string">
            <text:p>2147.8</text:p>
          </table:table-cell>
        </table:table-row>
        <table:table-row table:style-name="ro2">
          <table:table-cell table:style-name="ce23" office:value-type="date" office:date-value="2009-03-28T00:00:00">
            <text:p>28-Mar-2009</text:p>
          </table:table-cell>
          <table:table-cell table:style-name="ce24" office:value-type="float" office:value="1913">
            <text:p>1913</text:p>
          </table:table-cell>
          <table:table-cell table:formula="of:=AVERAGE([.B279:.B285])" office:value-type="string">
            <text:p>2164.428571</text:p>
          </table:table-cell>
          <table:table-cell table:formula="of:=AVERAGE([.B281:.B283])" office:value-type="string">
            <text:p>2072.333333</text:p>
          </table:table-cell>
          <table:table-cell table:formula="of:=AVERAGE([.B272:.B292])" office:value-type="string">
            <text:p>2130</text:p>
          </table:table-cell>
        </table:table-row>
        <table:table-row table:style-name="ro2">
          <table:table-cell table:style-name="ce23" office:value-type="date" office:date-value="2009-03-29T00:00:00">
            <text:p>29-Mar-2009</text:p>
          </table:table-cell>
          <table:table-cell table:style-name="ce24" office:value-type="float" office:value="2408">
            <text:p>2408</text:p>
          </table:table-cell>
          <table:table-cell table:formula="of:=AVERAGE([.B280:.B286])" office:value-type="string">
            <text:p>2173.666667</text:p>
          </table:table-cell>
          <table:table-cell table:formula="of:=AVERAGE([.B282:.B284])" office:value-type="string">
            <text:p>2137.333333</text:p>
          </table:table-cell>
          <table:table-cell table:formula="of:=AVERAGE([.B273:.B293])" office:value-type="string">
            <text:p>2132.461538</text:p>
          </table:table-cell>
        </table:table-row>
        <table:table-row table:style-name="ro2">
          <table:table-cell table:style-name="ce23" office:value-type="date" office:date-value="2009-03-30T00:00:00">
            <text:p>30-Mar-2009</text:p>
          </table:table-cell>
          <table:table-cell table:style-name="ce24" office:value-type="float" office:value="2091">
            <text:p>2091</text:p>
          </table:table-cell>
          <table:table-cell table:formula="of:=AVERAGE([.B281:.B287])" office:value-type="string">
            <text:p>2125.4</text:p>
          </table:table-cell>
          <table:table-cell table:formula="of:=AVERAGE([.B283:.B285])" office:value-type="string">
            <text:p>2272.666667</text:p>
          </table:table-cell>
          <table:table-cell table:formula="of:=AVERAGE([.B274:.B294])" office:value-type="string">
            <text:p>2153.25</text:p>
          </table:table-cell>
        </table:table-row>
        <table:table-row table:style-name="ro2">
          <table:table-cell table:style-name="ce23" office:value-type="date" office:date-value="2009-03-31T00:00:00">
            <text:p>31-Mar-2009</text:p>
          </table:table-cell>
          <table:table-cell table:style-name="ce24" office:value-type="float" office:value="2319">
            <text:p>2319</text:p>
          </table:table-cell>
          <table:table-cell table:formula="of:=AVERAGE([.B282:.B288])" office:value-type="string">
            <text:p>2182.75</text:p>
          </table:table-cell>
          <table:table-cell table:formula="of:=AVERAGE([.B284:.B286])" office:value-type="string">
            <text:p>2205</text:p>
          </table:table-cell>
          <table:table-cell table:formula="of:=AVERAGE([.B275:.B295])" office:value-type="string">
            <text:p>2157</text:p>
          </table:table-cell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</table:table>
      <table:table table:name="Brinquedos" table:style-name="ta3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3" table:default-cell-style-name="ce15" table:number-columns-repeated="254"/>
        <table:table-row table:style-name="ro2">
          <table:table-cell table:style-name="ce25" office:value-type="string">
            <text:p>Mês</text:p>
          </table:table-cell>
          <table:table-cell table:style-name="ce22" office:value-type="string">
            <text:p>Brinquedos Para Gatos</text:p>
          </table:table-cell>
          <table:table-cell/>
          <table:table-cell>
            <draw:frame table:end-cell-address="Brinquedos.I14" svg:x="1.53cm" svg:y="0.05cm" svg:width="11.99cm" svg:height="7.41cm" draw:z-index="1" draw:name="Chart 6" draw:style-name="gr4">
              <draw:object draw:notify-on-update-of-ranges="Brinquedos.E2:Brinquedos.E13 Brinquedos.F2:Brinquedos.F13 Brinquedos.G2:Brinquedos.G13 " xlink:href="./Object 2-1" xlink:type="simple" xlink:show="embed" xlink:actuate="onLoad"/>
              <draw:image xlink:href="./ObjectReplacements/Object 2-1" xlink:show="embed" xlink:actuate="onLoad"/>
            </draw:frame>
          </table:table-cell>
          <table:table-cell table:style-name="ce22" office:value-type="float" office:value="2013">
            <text:p>2013</text:p>
          </table:table-cell>
          <table:table-cell table:style-name="ce22" office:value-type="float" office:value="2014">
            <text:p>2014</text:p>
          </table:table-cell>
          <table:table-cell table:style-name="ce22" office:value-type="float" office:value="2015">
            <text:p>2015</text:p>
          </table:table-cell>
          <table:table-cell/>
          <table:table-cell>
            <draw:frame table:end-cell-address="Brinquedos.N16" svg:x="0.29cm" svg:y="0.05cm" svg:width="13.23cm" svg:height="8.65cm" draw:z-index="0" draw:name="Chart 5" draw:style-name="gr3">
              <draw:object draw:notify-on-update-of-ranges="Brinquedos.B2:Brinquedos.B37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6" office:value-type="date" office:date-value="2013-01-01T00:00:00">
            <text:p>1-Jan-2013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2" office:value-type="string">
            <text:p>Jan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73">
            <text:p>73</text:p>
          </table:table-cell>
          <table:table-cell table:style-name="ce27" office:value-type="float" office:value="134">
            <text:p>134</text:p>
          </table:table-cell>
          <table:table-cell table:style-name="ce27"/>
        </table:table-row>
        <table:table-row table:style-name="ro2">
          <table:table-cell table:style-name="ce26" office:value-type="date" office:date-value="2013-02-01T00:00:00">
            <text:p>1-Feb-2013</text:p>
          </table:table-cell>
          <table:table-cell table:style-name="ce27" office:value-type="float" office:value="19">
            <text:p>19</text:p>
          </table:table-cell>
          <table:table-cell table:style-name="ce27"/>
          <table:table-cell table:style-name="ce22" office:value-type="string">
            <text:p>Fev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166">
            <text:p>166</text:p>
          </table:table-cell>
          <table:table-cell table:style-name="ce27"/>
        </table:table-row>
        <table:table-row table:style-name="ro2">
          <table:table-cell table:style-name="ce26" office:value-type="date" office:date-value="2013-03-01T00:00:00">
            <text:p>1-Mar-2013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22" office:value-type="string">
            <text:p>Mar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187">
            <text:p>187</text:p>
          </table:table-cell>
          <table:table-cell table:style-name="ce27"/>
        </table:table-row>
        <table:table-row table:style-name="ro2">
          <table:table-cell table:style-name="ce26" office:value-type="date" office:date-value="2013-04-01T00:00:00">
            <text:p>1-Apr-2013</text:p>
          </table:table-cell>
          <table:table-cell table:style-name="ce27" office:value-type="float" office:value="25">
            <text:p>25</text:p>
          </table:table-cell>
          <table:table-cell table:style-name="ce27"/>
          <table:table-cell table:style-name="ce22" office:value-type="string">
            <text:p>Abr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120">
            <text:p>120</text:p>
          </table:table-cell>
          <table:table-cell table:style-name="ce27"/>
        </table:table-row>
        <table:table-row table:style-name="ro2">
          <table:table-cell table:style-name="ce26" office:value-type="date" office:date-value="2013-05-01T00:00:00">
            <text:p>1-May-2013</text:p>
          </table:table-cell>
          <table:table-cell table:style-name="ce27" office:value-type="float" office:value="31">
            <text:p>31</text:p>
          </table:table-cell>
          <table:table-cell table:style-name="ce27"/>
          <table:table-cell table:style-name="ce22" office:value-type="string">
            <text:p>Mai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138">
            <text:p>138</text:p>
          </table:table-cell>
          <table:table-cell table:style-name="ce27"/>
        </table:table-row>
        <table:table-row table:style-name="ro2">
          <table:table-cell table:style-name="ce26" office:value-type="date" office:date-value="2013-06-01T00:00:00">
            <text:p>1-Jun-2013</text:p>
          </table:table-cell>
          <table:table-cell table:style-name="ce27" office:value-type="float" office:value="37">
            <text:p>37</text:p>
          </table:table-cell>
          <table:table-cell table:style-name="ce27"/>
          <table:table-cell table:style-name="ce22" office:value-type="string">
            <text:p>Jun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59">
            <text:p>159</text:p>
          </table:table-cell>
          <table:table-cell table:style-name="ce27"/>
        </table:table-row>
        <table:table-row table:style-name="ro2">
          <table:table-cell table:style-name="ce26" office:value-type="date" office:date-value="2013-07-01T00:00:00">
            <text:p>1-Jul-2013</text:p>
          </table:table-cell>
          <table:table-cell table:style-name="ce27" office:value-type="float" office:value="63">
            <text:p>63</text:p>
          </table:table-cell>
          <table:table-cell table:style-name="ce27"/>
          <table:table-cell table:style-name="ce22" office:value-type="string">
            <text:p>Jul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154">
            <text:p>154</text:p>
          </table:table-cell>
          <table:table-cell table:style-name="ce27" office:value-type="float" office:value="244">
            <text:p>244</text:p>
          </table:table-cell>
          <table:table-cell table:style-name="ce27"/>
        </table:table-row>
        <table:table-row table:style-name="ro2">
          <table:table-cell table:style-name="ce26" office:value-type="date" office:date-value="2013-08-01T00:00:00">
            <text:p>1-Aug-2013</text:p>
          </table:table-cell>
          <table:table-cell table:style-name="ce27" office:value-type="float" office:value="56">
            <text:p>56</text:p>
          </table:table-cell>
          <table:table-cell table:style-name="ce27"/>
          <table:table-cell table:style-name="ce22" office:value-type="string">
            <text:p>Ago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99">
            <text:p>199</text:p>
          </table:table-cell>
          <table:table-cell table:style-name="ce27"/>
        </table:table-row>
        <table:table-row table:style-name="ro2">
          <table:table-cell table:style-name="ce26" office:value-type="date" office:date-value="2013-09-01T00:00:00">
            <text:p>1-Sep-2013</text:p>
          </table:table-cell>
          <table:table-cell table:style-name="ce27" office:value-type="float" office:value="53">
            <text:p>53</text:p>
          </table:table-cell>
          <table:table-cell table:style-name="ce27"/>
          <table:table-cell table:style-name="ce22" office:value-type="string">
            <text:p>Set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112">
            <text:p>112</text:p>
          </table:table-cell>
          <table:table-cell table:style-name="ce27" office:value-type="float" office:value="172">
            <text:p>172</text:p>
          </table:table-cell>
          <table:table-cell table:style-name="ce27"/>
        </table:table-row>
        <table:table-row table:style-name="ro2">
          <table:table-cell table:style-name="ce26" office:value-type="date" office:date-value="2013-10-01T00:00:00">
            <text:p>1-Oct-2013</text:p>
          </table:table-cell>
          <table:table-cell table:style-name="ce27" office:value-type="float" office:value="59">
            <text:p>59</text:p>
          </table:table-cell>
          <table:table-cell table:style-name="ce27"/>
          <table:table-cell table:style-name="ce22" office:value-type="string">
            <text:p>Out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177">
            <text:p>177</text:p>
          </table:table-cell>
          <table:table-cell table:style-name="ce27"/>
        </table:table-row>
        <table:table-row table:style-name="ro2">
          <table:table-cell table:style-name="ce26" office:value-type="date" office:date-value="2013-11-01T00:00:00">
            <text:p>1-Nov-2013</text:p>
          </table:table-cell>
          <table:table-cell table:style-name="ce27" office:value-type="float" office:value="50">
            <text:p>50</text:p>
          </table:table-cell>
          <table:table-cell table:style-name="ce27"/>
          <table:table-cell table:style-name="ce22" office:value-type="string">
            <text:p>Nov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147">
            <text:p>147</text:p>
          </table:table-cell>
          <table:table-cell table:style-name="ce27"/>
        </table:table-row>
        <table:table-row table:style-name="ro2">
          <table:table-cell table:style-name="ce26" office:value-type="date" office:date-value="2013-12-01T00:00:00">
            <text:p>1-Dec-2013</text:p>
          </table:table-cell>
          <table:table-cell table:style-name="ce27" office:value-type="float" office:value="98">
            <text:p>98</text:p>
          </table:table-cell>
          <table:table-cell table:style-name="ce27"/>
          <table:table-cell table:style-name="ce22" office:value-type="string">
            <text:p>Dez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278">
            <text:p>278</text:p>
          </table:table-cell>
          <table:table-cell table:style-name="ce27"/>
        </table:table-row>
        <table:table-row table:style-name="ro2">
          <table:table-cell table:style-name="ce26" office:value-type="date" office:date-value="2014-01-01T00:00:00">
            <text:p>1-Jan-2014</text:p>
          </table:table-cell>
          <table:table-cell table:style-name="ce27" office:value-type="float" office:value="73">
            <text:p>73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2-01T00:00:00">
            <text:p>1-Feb-2014</text:p>
          </table:table-cell>
          <table:table-cell table:style-name="ce27" office:value-type="float" office:value="92">
            <text:p>92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3-01T00:00:00">
            <text:p>1-Mar-2014</text:p>
          </table:table-cell>
          <table:table-cell table:style-name="ce27" office:value-type="float" office:value="108">
            <text:p>108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4-01T00:00:00">
            <text:p>1-Apr-2014</text:p>
          </table:table-cell>
          <table:table-cell table:style-name="ce27" office:value-type="float" office:value="71">
            <text:p>71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5-01T00:00:00">
            <text:p>1-May-2014</text:p>
          </table:table-cell>
          <table:table-cell table:style-name="ce27" office:value-type="float" office:value="82">
            <text:p>82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6-01T00:00:00">
            <text:p>1-Jun-2014</text:p>
          </table:table-cell>
          <table:table-cell table:style-name="ce27" office:value-type="float" office:value="98">
            <text:p>98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7-01T00:00:00">
            <text:p>1-Jul-2014</text:p>
          </table:table-cell>
          <table:table-cell table:style-name="ce27" office:value-type="float" office:value="154">
            <text:p>154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8-01T00:00:00">
            <text:p>1-Aug-2014</text:p>
          </table:table-cell>
          <table:table-cell table:style-name="ce27" office:value-type="float" office:value="130">
            <text:p>130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09-01T00:00:00">
            <text:p>1-Sep-2014</text:p>
          </table:table-cell>
          <table:table-cell table:style-name="ce27" office:value-type="float" office:value="112">
            <text:p>112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10-01T00:00:00">
            <text:p>1-Oct-2014</text:p>
          </table:table-cell>
          <table:table-cell table:style-name="ce27" office:value-type="float" office:value="117">
            <text:p>117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11-01T00:00:00">
            <text:p>1-Nov-2014</text:p>
          </table:table-cell>
          <table:table-cell table:style-name="ce27" office:value-type="float" office:value="101">
            <text:p>101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4-12-01T00:00:00">
            <text:p>1-Dec-2014</text:p>
          </table:table-cell>
          <table:table-cell table:style-name="ce27" office:value-type="float" office:value="188">
            <text:p>188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1-01T00:00:00">
            <text:p>1-Jan-2015</text:p>
          </table:table-cell>
          <table:table-cell table:style-name="ce27" office:value-type="float" office:value="134">
            <text:p>134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2-01T00:00:00">
            <text:p>1-Feb-2015</text:p>
          </table:table-cell>
          <table:table-cell table:style-name="ce27" office:value-type="float" office:value="166">
            <text:p>166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3-01T00:00:00">
            <text:p>1-Mar-2015</text:p>
          </table:table-cell>
          <table:table-cell table:style-name="ce27" office:value-type="float" office:value="187">
            <text:p>187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4-01T00:00:00">
            <text:p>1-Apr-2015</text:p>
          </table:table-cell>
          <table:table-cell table:style-name="ce27" office:value-type="float" office:value="120">
            <text:p>120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5-01T00:00:00">
            <text:p>1-May-2015</text:p>
          </table:table-cell>
          <table:table-cell table:style-name="ce27" office:value-type="float" office:value="138">
            <text:p>138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6-01T00:00:00">
            <text:p>1-Jun-2015</text:p>
          </table:table-cell>
          <table:table-cell table:style-name="ce27" office:value-type="float" office:value="159">
            <text:p>159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7-01T00:00:00">
            <text:p>1-Jul-2015</text:p>
          </table:table-cell>
          <table:table-cell table:style-name="ce27" office:value-type="float" office:value="244">
            <text:p>244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8-01T00:00:00">
            <text:p>1-Aug-2015</text:p>
          </table:table-cell>
          <table:table-cell table:style-name="ce27" office:value-type="float" office:value="199">
            <text:p>199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09-01T00:00:00">
            <text:p>1-Sep-2015</text:p>
          </table:table-cell>
          <table:table-cell table:style-name="ce27" office:value-type="float" office:value="172">
            <text:p>172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10-01T00:00:00">
            <text:p>1-Oct-2015</text:p>
          </table:table-cell>
          <table:table-cell table:style-name="ce27" office:value-type="float" office:value="177">
            <text:p>177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11-01T00:00:00">
            <text:p>1-Nov-2015</text:p>
          </table:table-cell>
          <table:table-cell table:style-name="ce27" office:value-type="float" office:value="147">
            <text:p>147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  <table:table-row table:style-name="ro2">
          <table:table-cell table:style-name="ce26" office:value-type="date" office:date-value="2015-12-01T00:00:00">
            <text:p>1-Dec-2015</text:p>
          </table:table-cell>
          <table:table-cell table:style-name="ce27" office:value-type="float" office:value="278">
            <text:p>278</text:p>
          </table:table-cell>
          <table:table-cell table:style-name="ce27"/>
          <table:table-cell table:number-columns-repeated="2"/>
          <table:table-cell table:style-name="ce27"/>
          <table:table-cell/>
          <table:table-cell table:style-name="ce27"/>
        </table:table-row>
      </table:table>
      <table:table table:name="Brinquedos 2" table:style-name="ta4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 table:visibility="collapse"/>
        <table:table-column table:style-name="co7" table:default-cell-style-name="ce15"/>
        <table:table-column table:style-name="co5" table:default-cell-style-name="ce15" table:number-columns-repeated="12"/>
        <table:table-column table:style-name="co8" table:default-cell-style-name="ce15"/>
        <table:table-column table:style-name="co5" table:default-cell-style-name="ce15" table:number-columns-repeated="238"/>
        <table:table-row table:style-name="ro2">
          <table:table-cell table:style-name="ce25" office:value-type="string">
            <text:p>Mês</text:p>
          </table:table-cell>
          <table:table-cell table:style-name="ce22" office:value-type="string">
            <text:p>Brinquedos Para Gatos</text:p>
          </table:table-cell>
          <table:table-cell table:style-name="ce22" office:value-type="string">
            <text:p>Tendencia</text:p>
          </table:table-cell>
          <table:table-cell table:style-name="ce22" office:value-type="string">
            <text:p>Sazonalidade + Erro</text:p>
          </table:table-cell>
          <table:table-cell table:style-name="ce22" office:value-type="string">
            <text:p>Fator de Sazonalidade</text:p>
          </table:table-cell>
          <table:table-cell table:style-name="ce28" office:value-type="string">
            <text:p>Valor Projetado</text:p>
          </table:table-cell>
          <table:table-cell table:style-name="ce22" office:value-type="string">
            <text:p>Erro</text:p>
          </table:table-cell>
          <table:table-cell>
            <draw:frame table:end-cell-address="Brinquedos 2.N13" svg:x="0.11cm" svg:y="0.08cm" svg:width="17.89cm" svg:height="6.75cm" draw:z-index="0" draw:name="Chart 7" draw:style-name="gr4">
              <draw:object draw:notify-on-update-of-ranges="'Brinquedos 2'.B2:'Brinquedos 2'.B49 'Brinquedos 2'.C2:'Brinquedos 2'.C49 'Brinquedos 2'.F2:'Brinquedos 2'.F49 " xlink:href="./Object 3-0" xlink:type="simple" xlink:show="embed" xlink:actuate="onLoad"/>
              <draw:image xlink:href="./ObjectReplacements/Object 3-0" xlink:show="embed" xlink:actuate="onLoad"/>
            </draw:frame>
          </table:table-cell>
          <table:table-cell table:number-columns-repeated="6"/>
          <table:table-cell table:style-name="ce22" office:value-type="float" office:value="2013">
            <text:p>2013</text:p>
          </table:table-cell>
          <table:table-cell table:style-name="ce22" office:value-type="float" office:value="2014">
            <text:p>2014</text:p>
          </table:table-cell>
          <table:table-cell table:style-name="ce22" office:value-type="float" office:value="2015">
            <text:p>2015</text:p>
          </table:table-cell>
          <table:table-cell>
            <draw:frame table:end-cell-address="Brinquedos 2.V14" svg:x="0.42cm" svg:y="0.05cm" svg:width="11.99cm" svg:height="7.41cm" draw:z-index="1" draw:name="Chart 8" draw:style-name="gr5">
              <draw:object draw:notify-on-update-of-ranges="'Brinquedos 2'.O2:'Brinquedos 2'.O13 'Brinquedos 2'.P2:'Brinquedos 2'.P13 'Brinquedos 2'.Q2:'Brinquedos 2'.Q13 " xlink:href="./Object 3-1" xlink:type="simple" xlink:show="embed" xlink:actuate="onLoad"/>
              <draw:image xlink:href="./ObjectReplacements/Object 3-1" xlink:show="embed" xlink:actuate="onLoad"/>
            </draw:frame>
          </table:table-cell>
        </table:table-row>
        <table:table-row table:style-name="ro2">
          <table:table-cell table:style-name="ce26" office:value-type="date" office:date-value="2013-01-01T00:00:00">
            <text:p>1-Jan-2013</text:p>
          </table:table-cell>
          <table:table-cell table:style-name="ce27" office:value-type="float" office:value="13">
            <text:p>13</text:p>
          </table:table-cell>
          <table:table-cell table:style-name="ce29" office:value-type="float" office:value="12.76576576576576">
            <text:p>12.77</text:p>
          </table:table-cell>
          <table:table-cell table:style-name="ce29" table:formula="of:=[.B2]-[.C2]" office:value-type="string">
            <text:p>0.23</text:p>
          </table:table-cell>
          <table:table-cell table:style-name="ce30" office:value-type="percentage" office:value="-0.05735821693703506">
            <text:p>-6%</text:p>
          </table:table-cell>
          <table:table-cell table:style-name="ce31" table:formula="of:=[.C2]*(1+[.E2])" office:value-type="string">
            <text:p>12</text:p>
          </table:table-cell>
          <table:table-cell table:style-name="ce31" table:formula="of:=[.B2]-[.F2]" office:value-type="string">
            <text:p>1</text:p>
          </table:table-cell>
          <table:table-cell table:style-name="ce27"/>
          <table:table-cell table:number-columns-repeated="5"/>
          <table:table-cell table:style-name="ce22" office:value-type="string">
            <text:p>Jan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73">
            <text:p>73</text:p>
          </table:table-cell>
          <table:table-cell table:style-name="ce27" office:value-type="float" office:value="134">
            <text:p>134</text:p>
          </table:table-cell>
        </table:table-row>
        <table:table-row table:style-name="ro2">
          <table:table-cell table:style-name="ce26" office:value-type="date" office:date-value="2013-02-01T00:00:00">
            <text:p>1-Feb-2013</text:p>
          </table:table-cell>
          <table:table-cell table:style-name="ce27" office:value-type="float" office:value="19">
            <text:p>19</text:p>
          </table:table-cell>
          <table:table-cell table:style-name="ce29" office:value-type="float" office:value="18.35534105534105">
            <text:p>18.36</text:p>
          </table:table-cell>
          <table:table-cell table:style-name="ce29" table:formula="of:=[.B3]-[.C3]" office:value-type="string">
            <text:p>0.64</text:p>
          </table:table-cell>
          <table:table-cell table:style-name="ce30" office:value-type="percentage" office:value="0.062211364268793166">
            <text:p>6%</text:p>
          </table:table-cell>
          <table:table-cell table:style-name="ce31" table:formula="of:=[.C3]*(1+[.E3])" office:value-type="string">
            <text:p>19</text:p>
          </table:table-cell>
          <table:table-cell table:style-name="ce31" table:formula="of:=[.B3]-[.F3]" office:value-type="string">
            <text:p>0</text:p>
          </table:table-cell>
          <table:table-cell table:style-name="ce27"/>
          <table:table-cell table:number-columns-repeated="5"/>
          <table:table-cell table:style-name="ce22" office:value-type="string">
            <text:p>Fev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166">
            <text:p>166</text:p>
          </table:table-cell>
        </table:table-row>
        <table:table-row table:style-name="ro2">
          <table:table-cell table:style-name="ce26" office:value-type="date" office:date-value="2013-03-01T00:00:00">
            <text:p>1-Mar-2013</text:p>
          </table:table-cell>
          <table:table-cell table:style-name="ce27" office:value-type="float" office:value="30">
            <text:p>30</text:p>
          </table:table-cell>
          <table:table-cell table:style-name="ce29" office:value-type="float" office:value="23.94491634491634">
            <text:p>23.94</text:p>
          </table:table-cell>
          <table:table-cell table:style-name="ce29" table:formula="of:=[.B4]-[.C4]" office:value-type="string">
            <text:p>6.06</text:p>
          </table:table-cell>
          <table:table-cell table:style-name="ce30" office:value-type="percentage" office:value="0.17121122820469228">
            <text:p>17%</text:p>
          </table:table-cell>
          <table:table-cell table:style-name="ce31" table:formula="of:=[.C4]*(1+[.E4])" office:value-type="string">
            <text:p>28</text:p>
          </table:table-cell>
          <table:table-cell table:style-name="ce31" table:formula="of:=[.B4]-[.F4]" office:value-type="string">
            <text:p>2</text:p>
          </table:table-cell>
          <table:table-cell table:style-name="ce27"/>
          <table:table-cell table:number-columns-repeated="5"/>
          <table:table-cell table:style-name="ce22" office:value-type="string">
            <text:p>Mar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187">
            <text:p>187</text:p>
          </table:table-cell>
        </table:table-row>
        <table:table-row table:style-name="ro2">
          <table:table-cell table:style-name="ce26" office:value-type="date" office:date-value="2013-04-01T00:00:00">
            <text:p>1-Apr-2013</text:p>
          </table:table-cell>
          <table:table-cell table:style-name="ce27" office:value-type="float" office:value="25">
            <text:p>25</text:p>
          </table:table-cell>
          <table:table-cell table:style-name="ce29" office:value-type="float" office:value="29.53449163449163">
            <text:p>29.53</text:p>
          </table:table-cell>
          <table:table-cell table:style-name="ce29" table:formula="of:=[.B5]-[.C5]" office:value-type="string">
            <text:p>-4.53</text:p>
          </table:table-cell>
          <table:table-cell table:style-name="ce30" office:value-type="percentage" office:value="-0.302037064227205">
            <text:p>-30%</text:p>
          </table:table-cell>
          <table:table-cell table:style-name="ce31" table:formula="of:=[.C5]*(1+[.E5])" office:value-type="string">
            <text:p>21</text:p>
          </table:table-cell>
          <table:table-cell table:style-name="ce31" table:formula="of:=[.B5]-[.F5]" office:value-type="string">
            <text:p>4</text:p>
          </table:table-cell>
          <table:table-cell table:style-name="ce27"/>
          <table:table-cell table:number-columns-repeated="5"/>
          <table:table-cell table:style-name="ce22" office:value-type="string">
            <text:p>Abr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120">
            <text:p>120</text:p>
          </table:table-cell>
        </table:table-row>
        <table:table-row table:style-name="ro2">
          <table:table-cell table:style-name="ce26" office:value-type="date" office:date-value="2013-05-01T00:00:00">
            <text:p>1-May-2013</text:p>
          </table:table-cell>
          <table:table-cell table:style-name="ce27" office:value-type="float" office:value="31">
            <text:p>31</text:p>
          </table:table-cell>
          <table:table-cell table:style-name="ce29" office:value-type="float" office:value="35.12406692406692">
            <text:p>35.12</text:p>
          </table:table-cell>
          <table:table-cell table:style-name="ce29" table:formula="of:=[.B6]-[.C6]" office:value-type="string">
            <text:p>-4.12</text:p>
          </table:table-cell>
          <table:table-cell table:style-name="ce30" office:value-type="percentage" office:value="-0.20199519955275436">
            <text:p>-20%</text:p>
          </table:table-cell>
          <table:table-cell table:style-name="ce31" table:formula="of:=[.C6]*(1+[.E6])" office:value-type="string">
            <text:p>28</text:p>
          </table:table-cell>
          <table:table-cell table:style-name="ce31" table:formula="of:=[.B6]-[.F6]" office:value-type="string">
            <text:p>3</text:p>
          </table:table-cell>
          <table:table-cell table:style-name="ce27"/>
          <table:table-cell table:number-columns-repeated="5"/>
          <table:table-cell table:style-name="ce22" office:value-type="string">
            <text:p>Mai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138">
            <text:p>138</text:p>
          </table:table-cell>
        </table:table-row>
        <table:table-row table:style-name="ro2">
          <table:table-cell table:style-name="ce26" office:value-type="date" office:date-value="2013-06-01T00:00:00">
            <text:p>1-Jun-2013</text:p>
          </table:table-cell>
          <table:table-cell table:style-name="ce27" office:value-type="float" office:value="37">
            <text:p>37</text:p>
          </table:table-cell>
          <table:table-cell table:style-name="ce29" office:value-type="float" office:value="40.71364221364221">
            <text:p>40.71</text:p>
          </table:table-cell>
          <table:table-cell table:style-name="ce29" table:formula="of:=[.B7]-[.C7]" office:value-type="string">
            <text:p>-3.71</text:p>
          </table:table-cell>
          <table:table-cell table:style-name="ce30" office:value-type="percentage" office:value="-0.1000073160908428">
            <text:p>-10%</text:p>
          </table:table-cell>
          <table:table-cell table:style-name="ce31" table:formula="of:=[.C7]*(1+[.E7])" office:value-type="string">
            <text:p>37</text:p>
          </table:table-cell>
          <table:table-cell table:style-name="ce31" table:formula="of:=[.B7]-[.F7]" office:value-type="string">
            <text:p>0</text:p>
          </table:table-cell>
          <table:table-cell table:style-name="ce27"/>
          <table:table-cell table:number-columns-repeated="5"/>
          <table:table-cell table:style-name="ce22" office:value-type="string">
            <text:p>Jun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59">
            <text:p>159</text:p>
          </table:table-cell>
        </table:table-row>
        <table:table-row table:style-name="ro2">
          <table:table-cell table:style-name="ce26" office:value-type="date" office:date-value="2013-07-01T00:00:00">
            <text:p>1-Jul-2013</text:p>
          </table:table-cell>
          <table:table-cell table:style-name="ce27" office:value-type="float" office:value="63">
            <text:p>63</text:p>
          </table:table-cell>
          <table:table-cell table:style-name="ce29" office:value-type="float" office:value="46.303217503217496">
            <text:p>46.30</text:p>
          </table:table-cell>
          <table:table-cell table:style-name="ce29" table:formula="of:=[.B8]-[.C8]" office:value-type="string">
            <text:p>16.70</text:p>
          </table:table-cell>
          <table:table-cell table:style-name="ce30" office:value-type="percentage" office:value="0.2630817177265265">
            <text:p>26%</text:p>
          </table:table-cell>
          <table:table-cell table:style-name="ce31" table:formula="of:=[.C8]*(1+[.E8])" office:value-type="string">
            <text:p>58</text:p>
          </table:table-cell>
          <table:table-cell table:style-name="ce31" table:formula="of:=[.B8]-[.F8]" office:value-type="string">
            <text:p>5</text:p>
          </table:table-cell>
          <table:table-cell table:style-name="ce27"/>
          <table:table-cell table:number-columns-repeated="5"/>
          <table:table-cell table:style-name="ce22" office:value-type="string">
            <text:p>Jul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154">
            <text:p>154</text:p>
          </table:table-cell>
          <table:table-cell table:style-name="ce27" office:value-type="float" office:value="244">
            <text:p>244</text:p>
          </table:table-cell>
        </table:table-row>
        <table:table-row table:style-name="ro2">
          <table:table-cell table:style-name="ce26" office:value-type="date" office:date-value="2013-08-01T00:00:00">
            <text:p>1-Aug-2013</text:p>
          </table:table-cell>
          <table:table-cell table:style-name="ce27" office:value-type="float" office:value="56">
            <text:p>56</text:p>
          </table:table-cell>
          <table:table-cell table:style-name="ce29" office:value-type="float" office:value="51.89279279279279">
            <text:p>51.89</text:p>
          </table:table-cell>
          <table:table-cell table:style-name="ce29" table:formula="of:=[.B9]-[.C9]" office:value-type="string">
            <text:p>4.11</text:p>
          </table:table-cell>
          <table:table-cell table:style-name="ce30" office:value-type="percentage" office:value="0.07443980827146657">
            <text:p>7%</text:p>
          </table:table-cell>
          <table:table-cell table:style-name="ce31" table:formula="of:=[.C9]*(1+[.E9])" office:value-type="string">
            <text:p>56</text:p>
          </table:table-cell>
          <table:table-cell table:style-name="ce31" table:formula="of:=[.B9]-[.F9]" office:value-type="string">
            <text:p>0</text:p>
          </table:table-cell>
          <table:table-cell table:style-name="ce27"/>
          <table:table-cell table:number-columns-repeated="5"/>
          <table:table-cell table:style-name="ce22" office:value-type="string">
            <text:p>Ago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99">
            <text:p>199</text:p>
          </table:table-cell>
        </table:table-row>
        <table:table-row table:style-name="ro2">
          <table:table-cell table:style-name="ce26" office:value-type="date" office:date-value="2013-09-01T00:00:00">
            <text:p>1-Sep-2013</text:p>
          </table:table-cell>
          <table:table-cell table:style-name="ce27" office:value-type="float" office:value="53">
            <text:p>53</text:p>
          </table:table-cell>
          <table:table-cell table:style-name="ce29" office:value-type="float" office:value="57.48236808236808">
            <text:p>57.48</text:p>
          </table:table-cell>
          <table:table-cell table:style-name="ce29" table:formula="of:=[.B10]-[.C10]" office:value-type="string">
            <text:p>-4.48</text:p>
          </table:table-cell>
          <table:table-cell table:style-name="ce30" office:value-type="percentage" office:value="-0.10361067708196779">
            <text:p>-10%</text:p>
          </table:table-cell>
          <table:table-cell table:style-name="ce31" table:formula="of:=[.C10]*(1+[.E10])" office:value-type="string">
            <text:p>52</text:p>
          </table:table-cell>
          <table:table-cell table:style-name="ce31" table:formula="of:=[.B10]-[.F10]" office:value-type="string">
            <text:p>1</text:p>
          </table:table-cell>
          <table:table-cell table:style-name="ce27"/>
          <table:table-cell table:number-columns-repeated="5"/>
          <table:table-cell table:style-name="ce22" office:value-type="string">
            <text:p>Set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112">
            <text:p>112</text:p>
          </table:table-cell>
          <table:table-cell table:style-name="ce27" office:value-type="float" office:value="172">
            <text:p>172</text:p>
          </table:table-cell>
        </table:table-row>
        <table:table-row table:style-name="ro2">
          <table:table-cell table:style-name="ce26" office:value-type="date" office:date-value="2013-10-01T00:00:00">
            <text:p>1-Oct-2013</text:p>
          </table:table-cell>
          <table:table-cell table:style-name="ce27" office:value-type="float" office:value="59">
            <text:p>59</text:p>
          </table:table-cell>
          <table:table-cell table:style-name="ce29" office:value-type="float" office:value="63.07194337194337">
            <text:p>63.07</text:p>
          </table:table-cell>
          <table:table-cell table:style-name="ce29" table:formula="of:=[.B11]-[.C11]" office:value-type="string">
            <text:p>-4.07</text:p>
          </table:table-cell>
          <table:table-cell table:style-name="ce30" office:value-type="percentage" office:value="-0.09854312622674204">
            <text:p>-10%</text:p>
          </table:table-cell>
          <table:table-cell table:style-name="ce31" table:formula="of:=[.C11]*(1+[.E11])" office:value-type="string">
            <text:p>57</text:p>
          </table:table-cell>
          <table:table-cell table:style-name="ce31" table:formula="of:=[.B11]-[.F11]" office:value-type="string">
            <text:p>2</text:p>
          </table:table-cell>
          <table:table-cell table:style-name="ce27"/>
          <table:table-cell table:number-columns-repeated="5"/>
          <table:table-cell table:style-name="ce22" office:value-type="string">
            <text:p>Out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177">
            <text:p>177</text:p>
          </table:table-cell>
        </table:table-row>
        <table:table-row table:style-name="ro2">
          <table:table-cell table:style-name="ce26" office:value-type="date" office:date-value="2013-11-01T00:00:00">
            <text:p>1-Nov-2013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68.66151866151866">
            <text:p>68.66</text:p>
          </table:table-cell>
          <table:table-cell table:style-name="ce29" table:formula="of:=[.B12]-[.C12]" office:value-type="string">
            <text:p>-18.66</text:p>
          </table:table-cell>
          <table:table-cell table:style-name="ce30" office:value-type="percentage" office:value="-0.3656080755292717">
            <text:p>-37%</text:p>
          </table:table-cell>
          <table:table-cell table:style-name="ce31" table:formula="of:=[.C12]*(1+[.E12])" office:value-type="string">
            <text:p>44</text:p>
          </table:table-cell>
          <table:table-cell table:style-name="ce31" table:formula="of:=[.B12]-[.F12]" office:value-type="string">
            <text:p>6</text:p>
          </table:table-cell>
          <table:table-cell table:style-name="ce27"/>
          <table:table-cell table:number-columns-repeated="5"/>
          <table:table-cell table:style-name="ce22" office:value-type="string">
            <text:p>Nov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147">
            <text:p>147</text:p>
          </table:table-cell>
        </table:table-row>
        <table:table-row table:style-name="ro2">
          <table:table-cell table:style-name="ce26" office:value-type="date" office:date-value="2013-12-01T00:00:00">
            <text:p>1-Dec-2013</text:p>
          </table:table-cell>
          <table:table-cell table:style-name="ce27" office:value-type="float" office:value="98">
            <text:p>98</text:p>
          </table:table-cell>
          <table:table-cell table:style-name="ce29" office:value-type="float" office:value="74.25109395109395">
            <text:p>74.25</text:p>
          </table:table-cell>
          <table:table-cell table:style-name="ce29" table:formula="of:=[.B13]-[.C13]" office:value-type="string">
            <text:p>23.75</text:p>
          </table:table-cell>
          <table:table-cell table:style-name="ce30" office:value-type="percentage" office:value="0.24698607290901667">
            <text:p>25%</text:p>
          </table:table-cell>
          <table:table-cell table:style-name="ce31" table:formula="of:=[.C13]*(1+[.E13])" office:value-type="string">
            <text:p>93</text:p>
          </table:table-cell>
          <table:table-cell table:style-name="ce31" table:formula="of:=[.B13]-[.F13]" office:value-type="string">
            <text:p>5</text:p>
          </table:table-cell>
          <table:table-cell table:style-name="ce27"/>
          <table:table-cell table:number-columns-repeated="5"/>
          <table:table-cell table:style-name="ce22" office:value-type="string">
            <text:p>Dez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278">
            <text:p>278</text:p>
          </table:table-cell>
        </table:table-row>
        <table:table-row table:style-name="ro2">
          <table:table-cell table:style-name="ce26" office:value-type="date" office:date-value="2014-01-01T00:00:00">
            <text:p>1-Jan-2014</text:p>
          </table:table-cell>
          <table:table-cell table:style-name="ce27" office:value-type="float" office:value="73">
            <text:p>73</text:p>
          </table:table-cell>
          <table:table-cell table:style-name="ce29" office:value-type="float" office:value="79.84066924066924">
            <text:p>79.84</text:p>
          </table:table-cell>
          <table:table-cell table:style-name="ce29" table:formula="of:=[.B14]-[.C14]" office:value-type="string">
            <text:p>-6.84</text:p>
          </table:table-cell>
          <table:table-cell table:style-name="ce30" office:value-type="percentage" office:value="-0.05735821693703506">
            <text:p>-6%</text:p>
          </table:table-cell>
          <table:table-cell table:style-name="ce31" table:formula="of:=[.C14]*(1+[.E14])" office:value-type="string">
            <text:p>75</text:p>
          </table:table-cell>
          <table:table-cell table:style-name="ce31" table:formula="of:=[.B14]-[.F14]" office:value-type="string">
            <text:p>-2</text:p>
          </table:table-cell>
        </table:table-row>
        <table:table-row table:style-name="ro2">
          <table:table-cell table:style-name="ce26" office:value-type="date" office:date-value="2014-02-01T00:00:00">
            <text:p>1-Feb-2014</text:p>
          </table:table-cell>
          <table:table-cell table:style-name="ce27" office:value-type="float" office:value="92">
            <text:p>92</text:p>
          </table:table-cell>
          <table:table-cell table:style-name="ce29" office:value-type="float" office:value="85.43024453024452">
            <text:p>85.43</text:p>
          </table:table-cell>
          <table:table-cell table:style-name="ce29" table:formula="of:=[.B15]-[.C15]" office:value-type="string">
            <text:p>6.57</text:p>
          </table:table-cell>
          <table:table-cell table:style-name="ce30" office:value-type="percentage" office:value="0.062211364268793166">
            <text:p>6%</text:p>
          </table:table-cell>
          <table:table-cell table:style-name="ce31" table:formula="of:=[.C15]*(1+[.E15])" office:value-type="string">
            <text:p>91</text:p>
          </table:table-cell>
          <table:table-cell table:style-name="ce31" table:formula="of:=[.B15]-[.F15]" office:value-type="string">
            <text:p>1</text:p>
          </table:table-cell>
          <table:table-cell table:number-columns-repeated="7"/>
          <table:table-cell table:style-name="ce22" office:value-type="float" office:value="2013">
            <text:p>2013</text:p>
          </table:table-cell>
          <table:table-cell table:style-name="ce22" office:value-type="float" office:value="2014">
            <text:p>2014</text:p>
          </table:table-cell>
          <table:table-cell table:style-name="ce22" office:value-type="float" office:value="2015">
            <text:p>2015</text:p>
          </table:table-cell>
          <table:table-cell>
            <draw:frame table:end-cell-address="Brinquedos 2.V27" svg:x="0.24cm" svg:y="0.29cm" svg:width="12.12cm" svg:height="6.85cm" draw:z-index="2" draw:name="Chart 9" draw:style-name="gr6">
              <draw:object draw:notify-on-update-of-ranges="'Brinquedos 2'.O16:'Brinquedos 2'.O27 'Brinquedos 2'.P16:'Brinquedos 2'.P27 'Brinquedos 2'.Q16:'Brinquedos 2'.Q27 " xlink:href="./Object 3-2" xlink:type="simple" xlink:show="embed" xlink:actuate="onLoad"/>
              <draw:image xlink:href="./ObjectReplacements/Object 3-2" xlink:show="embed" xlink:actuate="onLoad"/>
            </draw:frame>
          </table:table-cell>
        </table:table-row>
        <table:table-row table:style-name="ro2">
          <table:table-cell table:style-name="ce26" office:value-type="date" office:date-value="2014-03-01T00:00:00">
            <text:p>1-Mar-2014</text:p>
          </table:table-cell>
          <table:table-cell table:style-name="ce27" office:value-type="float" office:value="108">
            <text:p>108</text:p>
          </table:table-cell>
          <table:table-cell table:style-name="ce29" office:value-type="float" office:value="91.01981981981982">
            <text:p>91.02</text:p>
          </table:table-cell>
          <table:table-cell table:style-name="ce29" table:formula="of:=[.B16]-[.C16]" office:value-type="string">
            <text:p>16.98</text:p>
          </table:table-cell>
          <table:table-cell table:style-name="ce30" office:value-type="percentage" office:value="0.17121122820469228">
            <text:p>17%</text:p>
          </table:table-cell>
          <table:table-cell table:style-name="ce31" table:formula="of:=[.C16]*(1+[.E16])" office:value-type="string">
            <text:p>107</text:p>
          </table:table-cell>
          <table:table-cell table:style-name="ce31" table:formula="of:=[.B16]-[.F16]" office:value-type="string">
            <text:p>1</text:p>
          </table:table-cell>
          <table:table-cell table:number-columns-repeated="6"/>
          <table:table-cell table:style-name="ce22" office:value-type="string">
            <text:p>Jan</text:p>
          </table:table-cell>
          <table:table-cell table:style-name="ce29" office:value-type="float" office:value="0.23423423423423984">
            <text:p>0.23</text:p>
          </table:table-cell>
          <table:table-cell table:style-name="ce29" office:value-type="float" office:value="-6.840669240669243">
            <text:p>-6.84</text:p>
          </table:table-cell>
          <table:table-cell table:style-name="ce29" office:value-type="float" office:value="-12.915572715572722">
            <text:p>-12.92</text:p>
          </table:table-cell>
        </table:table-row>
        <table:table-row table:style-name="ro2">
          <table:table-cell table:style-name="ce26" office:value-type="date" office:date-value="2014-04-01T00:00:00">
            <text:p>1-Apr-2014</text:p>
          </table:table-cell>
          <table:table-cell table:style-name="ce27" office:value-type="float" office:value="71">
            <text:p>71</text:p>
          </table:table-cell>
          <table:table-cell table:style-name="ce29" office:value-type="float" office:value="96.60939510939511">
            <text:p>96.61</text:p>
          </table:table-cell>
          <table:table-cell table:style-name="ce29" table:formula="of:=[.B17]-[.C17]" office:value-type="string">
            <text:p>-25.61</text:p>
          </table:table-cell>
          <table:table-cell table:style-name="ce30" office:value-type="percentage" office:value="-0.302037064227205">
            <text:p>-30%</text:p>
          </table:table-cell>
          <table:table-cell table:style-name="ce31" table:formula="of:=[.C17]*(1+[.E17])" office:value-type="string">
            <text:p>67</text:p>
          </table:table-cell>
          <table:table-cell table:style-name="ce31" table:formula="of:=[.B17]-[.F17]" office:value-type="string">
            <text:p>4</text:p>
          </table:table-cell>
          <table:table-cell table:number-columns-repeated="6"/>
          <table:table-cell table:style-name="ce22" office:value-type="string">
            <text:p>Fev</text:p>
          </table:table-cell>
          <table:table-cell table:style-name="ce29" office:value-type="float" office:value="0.6446589446589499">
            <text:p>0.64</text:p>
          </table:table-cell>
          <table:table-cell table:style-name="ce29" office:value-type="float" office:value="6.569755469755478">
            <text:p>6.57</text:p>
          </table:table-cell>
          <table:table-cell table:style-name="ce29" office:value-type="float" office:value="13.494851994851985">
            <text:p>13.49</text:p>
          </table:table-cell>
        </table:table-row>
        <table:table-row table:style-name="ro2">
          <table:table-cell table:style-name="ce26" office:value-type="date" office:date-value="2014-05-01T00:00:00">
            <text:p>1-May-2014</text:p>
          </table:table-cell>
          <table:table-cell table:style-name="ce27" office:value-type="float" office:value="82">
            <text:p>82</text:p>
          </table:table-cell>
          <table:table-cell table:style-name="ce29" office:value-type="float" office:value="102.1989703989704">
            <text:p>102.20</text:p>
          </table:table-cell>
          <table:table-cell table:style-name="ce29" table:formula="of:=[.B18]-[.C18]" office:value-type="string">
            <text:p>-20.20</text:p>
          </table:table-cell>
          <table:table-cell table:style-name="ce30" office:value-type="percentage" office:value="-0.20199519955275436">
            <text:p>-20%</text:p>
          </table:table-cell>
          <table:table-cell table:style-name="ce31" table:formula="of:=[.C18]*(1+[.E18])" office:value-type="string">
            <text:p>82</text:p>
          </table:table-cell>
          <table:table-cell table:style-name="ce31" table:formula="of:=[.B18]-[.F18]" office:value-type="string">
            <text:p>0</text:p>
          </table:table-cell>
          <table:table-cell table:number-columns-repeated="6"/>
          <table:table-cell table:style-name="ce22" office:value-type="string">
            <text:p>Mar</text:p>
          </table:table-cell>
          <table:table-cell table:style-name="ce29" office:value-type="float" office:value="6.05508365508366">
            <text:p>6.06</text:p>
          </table:table-cell>
          <table:table-cell table:style-name="ce29" office:value-type="float" office:value="16.980180180180184">
            <text:p>16.98</text:p>
          </table:table-cell>
          <table:table-cell table:style-name="ce29" office:value-type="float" office:value="28.90527670527669">
            <text:p>28.91</text:p>
          </table:table-cell>
        </table:table-row>
        <table:table-row table:style-name="ro2">
          <table:table-cell table:style-name="ce26" office:value-type="date" office:date-value="2014-06-01T00:00:00">
            <text:p>1-Jun-2014</text:p>
          </table:table-cell>
          <table:table-cell table:style-name="ce27" office:value-type="float" office:value="98">
            <text:p>98</text:p>
          </table:table-cell>
          <table:table-cell table:style-name="ce29" office:value-type="float" office:value="107.7885456885457">
            <text:p>107.79</text:p>
          </table:table-cell>
          <table:table-cell table:style-name="ce29" table:formula="of:=[.B19]-[.C19]" office:value-type="string">
            <text:p>-9.79</text:p>
          </table:table-cell>
          <table:table-cell table:style-name="ce30" office:value-type="percentage" office:value="-0.1000073160908428">
            <text:p>-10%</text:p>
          </table:table-cell>
          <table:table-cell table:style-name="ce31" table:formula="of:=[.C19]*(1+[.E19])" office:value-type="string">
            <text:p>97</text:p>
          </table:table-cell>
          <table:table-cell table:style-name="ce31" table:formula="of:=[.B19]-[.F19]" office:value-type="string">
            <text:p>1</text:p>
          </table:table-cell>
          <table:table-cell table:number-columns-repeated="6"/>
          <table:table-cell table:style-name="ce22" office:value-type="string">
            <text:p>Abr</text:p>
          </table:table-cell>
          <table:table-cell table:style-name="ce29" office:value-type="float" office:value="-4.53449163449163">
            <text:p>-4.53</text:p>
          </table:table-cell>
          <table:table-cell table:style-name="ce29" office:value-type="float" office:value="-25.60939510939511">
            <text:p>-25.61</text:p>
          </table:table-cell>
          <table:table-cell table:style-name="ce29" office:value-type="float" office:value="-43.684298584298574">
            <text:p>-43.68</text:p>
          </table:table-cell>
        </table:table-row>
        <table:table-row table:style-name="ro2">
          <table:table-cell table:style-name="ce26" office:value-type="date" office:date-value="2014-07-01T00:00:00">
            <text:p>1-Jul-2014</text:p>
          </table:table-cell>
          <table:table-cell table:style-name="ce27" office:value-type="float" office:value="154">
            <text:p>154</text:p>
          </table:table-cell>
          <table:table-cell table:style-name="ce29" office:value-type="float" office:value="113.37812097812098">
            <text:p>113.38</text:p>
          </table:table-cell>
          <table:table-cell table:style-name="ce29" table:formula="of:=[.B20]-[.C20]" office:value-type="string">
            <text:p>40.62</text:p>
          </table:table-cell>
          <table:table-cell table:style-name="ce30" office:value-type="percentage" office:value="0.2630817177265265">
            <text:p>26%</text:p>
          </table:table-cell>
          <table:table-cell table:style-name="ce31" table:formula="of:=[.C20]*(1+[.E20])" office:value-type="string">
            <text:p>143</text:p>
          </table:table-cell>
          <table:table-cell table:style-name="ce31" table:formula="of:=[.B20]-[.F20]" office:value-type="string">
            <text:p>11</text:p>
          </table:table-cell>
          <table:table-cell table:number-columns-repeated="6"/>
          <table:table-cell table:style-name="ce22" office:value-type="string">
            <text:p>Mai</text:p>
          </table:table-cell>
          <table:table-cell table:style-name="ce29" office:value-type="float" office:value="-4.124066924066923">
            <text:p>-4.12</text:p>
          </table:table-cell>
          <table:table-cell table:style-name="ce29" office:value-type="float" office:value="-20.198970398970403">
            <text:p>-20.20</text:p>
          </table:table-cell>
          <table:table-cell table:style-name="ce29" office:value-type="float" office:value="-31.273873873873868">
            <text:p>-31.27</text:p>
          </table:table-cell>
        </table:table-row>
        <table:table-row table:style-name="ro2">
          <table:table-cell table:style-name="ce26" office:value-type="date" office:date-value="2014-08-01T00:00:00">
            <text:p>1-Aug-2014</text:p>
          </table:table-cell>
          <table:table-cell table:style-name="ce27" office:value-type="float" office:value="130">
            <text:p>130</text:p>
          </table:table-cell>
          <table:table-cell table:style-name="ce29" office:value-type="float" office:value="118.96769626769627">
            <text:p>118.97</text:p>
          </table:table-cell>
          <table:table-cell table:style-name="ce29" table:formula="of:=[.B21]-[.C21]" office:value-type="string">
            <text:p>11.03</text:p>
          </table:table-cell>
          <table:table-cell table:style-name="ce30" office:value-type="percentage" office:value="0.07443980827146657">
            <text:p>7%</text:p>
          </table:table-cell>
          <table:table-cell table:style-name="ce31" table:formula="of:=[.C21]*(1+[.E21])" office:value-type="string">
            <text:p>128</text:p>
          </table:table-cell>
          <table:table-cell table:style-name="ce31" table:formula="of:=[.B21]-[.F21]" office:value-type="string">
            <text:p>2</text:p>
          </table:table-cell>
          <table:table-cell table:number-columns-repeated="6"/>
          <table:table-cell table:style-name="ce22" office:value-type="string">
            <text:p>Jun</text:p>
          </table:table-cell>
          <table:table-cell table:style-name="ce29" office:value-type="float" office:value="-3.71364221364221">
            <text:p>-3.71</text:p>
          </table:table-cell>
          <table:table-cell table:style-name="ce29" office:value-type="float" office:value="-9.788545688545696">
            <text:p>-9.79</text:p>
          </table:table-cell>
          <table:table-cell table:style-name="ce29" office:value-type="float" office:value="-15.863449163449161">
            <text:p>-15.86</text:p>
          </table:table-cell>
        </table:table-row>
        <table:table-row table:style-name="ro2">
          <table:table-cell table:style-name="ce26" office:value-type="date" office:date-value="2014-09-01T00:00:00">
            <text:p>1-Sep-2014</text:p>
          </table:table-cell>
          <table:table-cell table:style-name="ce27" office:value-type="float" office:value="112">
            <text:p>112</text:p>
          </table:table-cell>
          <table:table-cell table:style-name="ce29" office:value-type="float" office:value="124.55727155727156">
            <text:p>124.56</text:p>
          </table:table-cell>
          <table:table-cell table:style-name="ce29" table:formula="of:=[.B22]-[.C22]" office:value-type="string">
            <text:p>-12.56</text:p>
          </table:table-cell>
          <table:table-cell table:style-name="ce30" office:value-type="percentage" office:value="-0.10361067708196779">
            <text:p>-10%</text:p>
          </table:table-cell>
          <table:table-cell table:style-name="ce31" table:formula="of:=[.C22]*(1+[.E22])" office:value-type="string">
            <text:p>112</text:p>
          </table:table-cell>
          <table:table-cell table:style-name="ce31" table:formula="of:=[.B22]-[.F22]" office:value-type="string">
            <text:p>0</text:p>
          </table:table-cell>
          <table:table-cell table:number-columns-repeated="6"/>
          <table:table-cell table:style-name="ce22" office:value-type="string">
            <text:p>Jul</text:p>
          </table:table-cell>
          <table:table-cell table:style-name="ce29" office:value-type="float" office:value="16.696782496782504">
            <text:p>16.70</text:p>
          </table:table-cell>
          <table:table-cell table:style-name="ce29" office:value-type="float" office:value="40.621879021879025">
            <text:p>40.62</text:p>
          </table:table-cell>
          <table:table-cell table:style-name="ce29" office:value-type="float" office:value="63.546975546975546">
            <text:p>63.55</text:p>
          </table:table-cell>
        </table:table-row>
        <table:table-row table:style-name="ro2">
          <table:table-cell table:style-name="ce26" office:value-type="date" office:date-value="2014-10-01T00:00:00">
            <text:p>1-Oct-2014</text:p>
          </table:table-cell>
          <table:table-cell table:style-name="ce27" office:value-type="float" office:value="117">
            <text:p>117</text:p>
          </table:table-cell>
          <table:table-cell table:style-name="ce29" office:value-type="float" office:value="130.14684684684684">
            <text:p>130.15</text:p>
          </table:table-cell>
          <table:table-cell table:style-name="ce29" table:formula="of:=[.B23]-[.C23]" office:value-type="string">
            <text:p>-13.15</text:p>
          </table:table-cell>
          <table:table-cell table:style-name="ce30" office:value-type="percentage" office:value="-0.09854312622674204">
            <text:p>-10%</text:p>
          </table:table-cell>
          <table:table-cell table:style-name="ce31" table:formula="of:=[.C23]*(1+[.E23])" office:value-type="string">
            <text:p>117</text:p>
          </table:table-cell>
          <table:table-cell table:style-name="ce31" table:formula="of:=[.B23]-[.F23]" office:value-type="string">
            <text:p>0</text:p>
          </table:table-cell>
          <table:table-cell table:number-columns-repeated="6"/>
          <table:table-cell table:style-name="ce22" office:value-type="string">
            <text:p>Ago</text:p>
          </table:table-cell>
          <table:table-cell table:style-name="ce29" office:value-type="float" office:value="4.10720720720721">
            <text:p>4.11</text:p>
          </table:table-cell>
          <table:table-cell table:style-name="ce29" office:value-type="float" office:value="11.032303732303731">
            <text:p>11.03</text:p>
          </table:table-cell>
          <table:table-cell table:style-name="ce29" office:value-type="float" office:value="12.957400257400252">
            <text:p>12.96</text:p>
          </table:table-cell>
        </table:table-row>
        <table:table-row table:style-name="ro2">
          <table:table-cell table:style-name="ce26" office:value-type="date" office:date-value="2014-11-01T00:00:00">
            <text:p>1-Nov-2014</text:p>
          </table:table-cell>
          <table:table-cell table:style-name="ce27" office:value-type="float" office:value="101">
            <text:p>101</text:p>
          </table:table-cell>
          <table:table-cell table:style-name="ce29" office:value-type="float" office:value="135.73642213642214">
            <text:p>135.74</text:p>
          </table:table-cell>
          <table:table-cell table:style-name="ce29" table:formula="of:=[.B24]-[.C24]" office:value-type="string">
            <text:p>-34.74</text:p>
          </table:table-cell>
          <table:table-cell table:style-name="ce30" office:value-type="percentage" office:value="-0.3656080755292717">
            <text:p>-37%</text:p>
          </table:table-cell>
          <table:table-cell table:style-name="ce31" table:formula="of:=[.C24]*(1+[.E24])" office:value-type="string">
            <text:p>86</text:p>
          </table:table-cell>
          <table:table-cell table:style-name="ce31" table:formula="of:=[.B24]-[.F24]" office:value-type="string">
            <text:p>15</text:p>
          </table:table-cell>
          <table:table-cell table:number-columns-repeated="6"/>
          <table:table-cell table:style-name="ce22" office:value-type="string">
            <text:p>Set</text:p>
          </table:table-cell>
          <table:table-cell table:style-name="ce29" office:value-type="float" office:value="-4.482368082368083">
            <text:p>-4.48</text:p>
          </table:table-cell>
          <table:table-cell table:style-name="ce29" office:value-type="float" office:value="-12.557271557271562">
            <text:p>-12.56</text:p>
          </table:table-cell>
          <table:table-cell table:style-name="ce29" office:value-type="float" office:value="-19.63217503217504">
            <text:p>-19.63</text:p>
          </table:table-cell>
        </table:table-row>
        <table:table-row table:style-name="ro2">
          <table:table-cell table:style-name="ce26" office:value-type="date" office:date-value="2014-12-01T00:00:00">
            <text:p>1-Dec-2014</text:p>
          </table:table-cell>
          <table:table-cell table:style-name="ce27" office:value-type="float" office:value="188">
            <text:p>188</text:p>
          </table:table-cell>
          <table:table-cell table:style-name="ce29" office:value-type="float" office:value="141.32599742599743">
            <text:p>141.33</text:p>
          </table:table-cell>
          <table:table-cell table:style-name="ce29" table:formula="of:=[.B25]-[.C25]" office:value-type="string">
            <text:p>46.67</text:p>
          </table:table-cell>
          <table:table-cell table:style-name="ce30" office:value-type="percentage" office:value="0.24698607290901667">
            <text:p>25%</text:p>
          </table:table-cell>
          <table:table-cell table:style-name="ce31" table:formula="of:=[.C25]*(1+[.E25])" office:value-type="string">
            <text:p>176</text:p>
          </table:table-cell>
          <table:table-cell table:style-name="ce31" table:formula="of:=[.B25]-[.F25]" office:value-type="string">
            <text:p>12</text:p>
          </table:table-cell>
          <table:table-cell table:number-columns-repeated="6"/>
          <table:table-cell table:style-name="ce22" office:value-type="string">
            <text:p>Out</text:p>
          </table:table-cell>
          <table:table-cell table:style-name="ce29" office:value-type="float" office:value="-4.0719433719433695">
            <text:p>-4.07</text:p>
          </table:table-cell>
          <table:table-cell table:style-name="ce29" office:value-type="float" office:value="-13.146846846846842">
            <text:p>-13.15</text:p>
          </table:table-cell>
          <table:table-cell table:style-name="ce29" office:value-type="float" office:value="-20.221750321750335">
            <text:p>-20.22</text:p>
          </table:table-cell>
        </table:table-row>
        <table:table-row table:style-name="ro2">
          <table:table-cell table:style-name="ce26" office:value-type="date" office:date-value="2015-01-01T00:00:00">
            <text:p>1-Jan-2015</text:p>
          </table:table-cell>
          <table:table-cell table:style-name="ce27" office:value-type="float" office:value="134">
            <text:p>134</text:p>
          </table:table-cell>
          <table:table-cell table:style-name="ce29" office:value-type="float" office:value="146.91557271557272">
            <text:p>146.92</text:p>
          </table:table-cell>
          <table:table-cell table:style-name="ce29" table:formula="of:=[.B26]-[.C26]" office:value-type="string">
            <text:p>-12.92</text:p>
          </table:table-cell>
          <table:table-cell table:style-name="ce30" office:value-type="percentage" office:value="-0.05735821693703506">
            <text:p>-6%</text:p>
          </table:table-cell>
          <table:table-cell table:style-name="ce31" table:formula="of:=[.C26]*(1+[.E26])" office:value-type="string">
            <text:p>138</text:p>
          </table:table-cell>
          <table:table-cell table:style-name="ce31" table:formula="of:=[.B26]-[.F26]" office:value-type="string">
            <text:p>-4</text:p>
          </table:table-cell>
          <table:table-cell table:number-columns-repeated="6"/>
          <table:table-cell table:style-name="ce22" office:value-type="string">
            <text:p>Nov</text:p>
          </table:table-cell>
          <table:table-cell table:style-name="ce29" office:value-type="float" office:value="-18.661518661518656">
            <text:p>-18.66</text:p>
          </table:table-cell>
          <table:table-cell table:style-name="ce29" office:value-type="float" office:value="-34.736422136422135">
            <text:p>-34.74</text:p>
          </table:table-cell>
          <table:table-cell table:style-name="ce29" office:value-type="float" office:value="-55.81132561132563">
            <text:p>-55.81</text:p>
          </table:table-cell>
        </table:table-row>
        <table:table-row table:style-name="ro2">
          <table:table-cell table:style-name="ce26" office:value-type="date" office:date-value="2015-02-01T00:00:00">
            <text:p>1-Feb-2015</text:p>
          </table:table-cell>
          <table:table-cell table:style-name="ce27" office:value-type="float" office:value="166">
            <text:p>166</text:p>
          </table:table-cell>
          <table:table-cell table:style-name="ce29" office:value-type="float" office:value="152.50514800514802">
            <text:p>152.51</text:p>
          </table:table-cell>
          <table:table-cell table:style-name="ce29" table:formula="of:=[.B27]-[.C27]" office:value-type="string">
            <text:p>13.49</text:p>
          </table:table-cell>
          <table:table-cell table:style-name="ce30" office:value-type="percentage" office:value="0.062211364268793166">
            <text:p>6%</text:p>
          </table:table-cell>
          <table:table-cell table:style-name="ce31" table:formula="of:=[.C27]*(1+[.E27])" office:value-type="string">
            <text:p>162</text:p>
          </table:table-cell>
          <table:table-cell table:style-name="ce31" table:formula="of:=[.B27]-[.F27]" office:value-type="string">
            <text:p>4</text:p>
          </table:table-cell>
          <table:table-cell table:style-name="ce27"/>
          <table:table-cell table:number-columns-repeated="5"/>
          <table:table-cell table:style-name="ce22" office:value-type="string">
            <text:p>Dez</text:p>
          </table:table-cell>
          <table:table-cell table:style-name="ce29" office:value-type="float" office:value="23.74890604890605">
            <text:p>23.75</text:p>
          </table:table-cell>
          <table:table-cell table:style-name="ce29" office:value-type="float" office:value="46.67400257400257">
            <text:p>46.67</text:p>
          </table:table-cell>
          <table:table-cell table:style-name="ce29" office:value-type="float" office:value="69.59909909909908">
            <text:p>69.60</text:p>
          </table:table-cell>
        </table:table-row>
        <table:table-row table:style-name="ro2">
          <table:table-cell table:style-name="ce26" office:value-type="date" office:date-value="2015-03-01T00:00:00">
            <text:p>1-Mar-2015</text:p>
          </table:table-cell>
          <table:table-cell table:style-name="ce27" office:value-type="float" office:value="187">
            <text:p>187</text:p>
          </table:table-cell>
          <table:table-cell table:style-name="ce29" office:value-type="float" office:value="158.0947232947233">
            <text:p>158.09</text:p>
          </table:table-cell>
          <table:table-cell table:style-name="ce29" table:formula="of:=[.B28]-[.C28]" office:value-type="string">
            <text:p>28.91</text:p>
          </table:table-cell>
          <table:table-cell table:style-name="ce30" office:value-type="percentage" office:value="0.17121122820469228">
            <text:p>17%</text:p>
          </table:table-cell>
          <table:table-cell table:style-name="ce31" table:formula="of:=[.C28]*(1+[.E28])" office:value-type="string">
            <text:p>185</text:p>
          </table:table-cell>
          <table:table-cell table:style-name="ce31" table:formula="of:=[.B28]-[.F28]" office:value-type="string">
            <text:p>2</text:p>
          </table:table-cell>
          <table:table-cell table:style-name="ce27"/>
          <table:table-cell table:number-columns-repeated="9"/>
          <table:table-cell>
            <draw:frame table:end-cell-address="Brinquedos 2.V41" svg:x="2.54cm" svg:y="0.13cm" svg:width="10.61cm" svg:height="7.46cm" draw:z-index="3" draw:name="Chart 10" draw:style-name="gr7">
              <draw:object draw:notify-on-update-of-ranges="'Brinquedos 2'.O30:'Brinquedos 2'.O41 'Brinquedos 2'.P30:'Brinquedos 2'.P41 'Brinquedos 2'.Q30:'Brinquedos 2'.Q41 " xlink:href="./Object 3-3" xlink:type="simple" xlink:show="embed" xlink:actuate="onLoad"/>
              <draw:image xlink:href="./ObjectReplacements/Object 3-3" xlink:show="embed" xlink:actuate="onLoad"/>
            </draw:frame>
          </table:table-cell>
        </table:table-row>
        <table:table-row table:style-name="ro2">
          <table:table-cell table:style-name="ce26" office:value-type="date" office:date-value="2015-04-01T00:00:00">
            <text:p>1-Apr-2015</text:p>
          </table:table-cell>
          <table:table-cell table:style-name="ce27" office:value-type="float" office:value="120">
            <text:p>120</text:p>
          </table:table-cell>
          <table:table-cell table:style-name="ce29" office:value-type="float" office:value="163.68429858429857">
            <text:p>163.68</text:p>
          </table:table-cell>
          <table:table-cell table:style-name="ce29" table:formula="of:=[.B29]-[.C29]" office:value-type="string">
            <text:p>-43.68</text:p>
          </table:table-cell>
          <table:table-cell table:style-name="ce30" office:value-type="percentage" office:value="-0.302037064227205">
            <text:p>-30%</text:p>
          </table:table-cell>
          <table:table-cell table:style-name="ce31" table:formula="of:=[.C29]*(1+[.E29])" office:value-type="string">
            <text:p>114</text:p>
          </table:table-cell>
          <table:table-cell table:style-name="ce31" table:formula="of:=[.B29]-[.F29]" office:value-type="string">
            <text:p>6</text:p>
          </table:table-cell>
          <table:table-cell table:style-name="ce27"/>
          <table:table-cell table:number-columns-repeated="6"/>
          <table:table-cell table:style-name="ce22" office:value-type="float" office:value="2013">
            <text:p>2013</text:p>
          </table:table-cell>
          <table:table-cell table:style-name="ce22" office:value-type="float" office:value="2014">
            <text:p>2014</text:p>
          </table:table-cell>
          <table:table-cell table:style-name="ce22" office:value-type="float" office:value="2015">
            <text:p>2015</text:p>
          </table:table-cell>
          <table:table-cell table:style-name="ce27" office:value-type="string">
            <text:p>Média</text:p>
          </table:table-cell>
        </table:table-row>
        <table:table-row table:style-name="ro2">
          <table:table-cell table:style-name="ce26" office:value-type="date" office:date-value="2015-05-01T00:00:00">
            <text:p>1-May-2015</text:p>
          </table:table-cell>
          <table:table-cell table:style-name="ce27" office:value-type="float" office:value="138">
            <text:p>138</text:p>
          </table:table-cell>
          <table:table-cell table:style-name="ce29" office:value-type="float" office:value="169.27387387387387">
            <text:p>169.27</text:p>
          </table:table-cell>
          <table:table-cell table:style-name="ce29" table:formula="of:=[.B30]-[.C30]" office:value-type="string">
            <text:p>-31.27</text:p>
          </table:table-cell>
          <table:table-cell table:style-name="ce30" office:value-type="percentage" office:value="-0.20199519955275436">
            <text:p>-20%</text:p>
          </table:table-cell>
          <table:table-cell table:style-name="ce31" table:formula="of:=[.C30]*(1+[.E30])" office:value-type="string">
            <text:p>135</text:p>
          </table:table-cell>
          <table:table-cell table:style-name="ce31" table:formula="of:=[.B30]-[.F30]" office:value-type="string">
            <text:p>3</text:p>
          </table:table-cell>
          <table:table-cell table:style-name="ce27"/>
          <table:table-cell table:number-columns-repeated="5"/>
          <table:table-cell table:style-name="ce22" office:value-type="string">
            <text:p>Jan</text:p>
          </table:table-cell>
          <table:table-cell table:style-name="ce29" table:formula="of:=[.O16]/[.O2]" office:value-type="string">
            <text:p>0.02</text:p>
          </table:table-cell>
          <table:table-cell table:style-name="ce29" table:formula="of:=[.P16]/[.P2]" office:value-type="string">
            <text:p>-0.09</text:p>
          </table:table-cell>
          <table:table-cell table:style-name="ce29" table:formula="of:=[.Q16]/[.Q2]" office:value-type="string">
            <text:p>-0.10</text:p>
          </table:table-cell>
          <table:table-cell table:style-name="ce32" table:formula="of:=AVERAGE([.O30:.Q30])" office:value-type="string">
            <text:p>-0.06</text:p>
          </table:table-cell>
        </table:table-row>
        <table:table-row table:style-name="ro2">
          <table:table-cell table:style-name="ce26" office:value-type="date" office:date-value="2015-06-01T00:00:00">
            <text:p>1-Jun-2015</text:p>
          </table:table-cell>
          <table:table-cell table:style-name="ce27" office:value-type="float" office:value="159">
            <text:p>159</text:p>
          </table:table-cell>
          <table:table-cell table:style-name="ce29" office:value-type="float" office:value="174.86344916344916">
            <text:p>174.86</text:p>
          </table:table-cell>
          <table:table-cell table:style-name="ce29" table:formula="of:=[.B31]-[.C31]" office:value-type="string">
            <text:p>-15.86</text:p>
          </table:table-cell>
          <table:table-cell table:style-name="ce30" office:value-type="percentage" office:value="-0.1000073160908428">
            <text:p>-10%</text:p>
          </table:table-cell>
          <table:table-cell table:style-name="ce31" table:formula="of:=[.C31]*(1+[.E31])" office:value-type="string">
            <text:p>157</text:p>
          </table:table-cell>
          <table:table-cell table:style-name="ce31" table:formula="of:=[.B31]-[.F31]" office:value-type="string">
            <text:p>2</text:p>
          </table:table-cell>
          <table:table-cell table:style-name="ce27"/>
          <table:table-cell table:number-columns-repeated="5"/>
          <table:table-cell table:style-name="ce22" office:value-type="string">
            <text:p>Fev</text:p>
          </table:table-cell>
          <table:table-cell table:style-name="ce29" table:formula="of:=[.O17]/[.O3]" office:value-type="string">
            <text:p>0.03</text:p>
          </table:table-cell>
          <table:table-cell table:style-name="ce29" table:formula="of:=[.P17]/[.P3]" office:value-type="string">
            <text:p>0.07</text:p>
          </table:table-cell>
          <table:table-cell table:style-name="ce29" table:formula="of:=[.Q17]/[.Q3]" office:value-type="string">
            <text:p>0.08</text:p>
          </table:table-cell>
          <table:table-cell table:style-name="ce32" table:formula="of:=AVERAGE([.O31:.Q31])" office:value-type="string">
            <text:p>0.06</text:p>
          </table:table-cell>
        </table:table-row>
        <table:table-row table:style-name="ro2">
          <table:table-cell table:style-name="ce26" office:value-type="date" office:date-value="2015-07-01T00:00:00">
            <text:p>1-Jul-2015</text:p>
          </table:table-cell>
          <table:table-cell table:style-name="ce27" office:value-type="float" office:value="244">
            <text:p>244</text:p>
          </table:table-cell>
          <table:table-cell table:style-name="ce29" office:value-type="float" office:value="180.45302445302445">
            <text:p>180.45</text:p>
          </table:table-cell>
          <table:table-cell table:style-name="ce29" table:formula="of:=[.B32]-[.C32]" office:value-type="string">
            <text:p>63.55</text:p>
          </table:table-cell>
          <table:table-cell table:style-name="ce30" office:value-type="percentage" office:value="0.2630817177265265">
            <text:p>26%</text:p>
          </table:table-cell>
          <table:table-cell table:style-name="ce31" table:formula="of:=[.C32]*(1+[.E32])" office:value-type="string">
            <text:p>228</text:p>
          </table:table-cell>
          <table:table-cell table:style-name="ce31" table:formula="of:=[.B32]-[.F32]" office:value-type="string">
            <text:p>16</text:p>
          </table:table-cell>
          <table:table-cell table:style-name="ce27"/>
          <table:table-cell table:number-columns-repeated="5"/>
          <table:table-cell table:style-name="ce22" office:value-type="string">
            <text:p>Mar</text:p>
          </table:table-cell>
          <table:table-cell table:style-name="ce29" table:formula="of:=[.O18]/[.O4]" office:value-type="string">
            <text:p>0.20</text:p>
          </table:table-cell>
          <table:table-cell table:style-name="ce29" table:formula="of:=[.P18]/[.P4]" office:value-type="string">
            <text:p>0.16</text:p>
          </table:table-cell>
          <table:table-cell table:style-name="ce29" table:formula="of:=[.Q18]/[.Q4]" office:value-type="string">
            <text:p>0.15</text:p>
          </table:table-cell>
          <table:table-cell table:style-name="ce32" table:formula="of:=AVERAGE([.O32:.Q32])" office:value-type="string">
            <text:p>0.17</text:p>
          </table:table-cell>
        </table:table-row>
        <table:table-row table:style-name="ro2">
          <table:table-cell table:style-name="ce26" office:value-type="date" office:date-value="2015-08-01T00:00:00">
            <text:p>1-Aug-2015</text:p>
          </table:table-cell>
          <table:table-cell table:style-name="ce27" office:value-type="float" office:value="199">
            <text:p>199</text:p>
          </table:table-cell>
          <table:table-cell table:style-name="ce29" office:value-type="float" office:value="186.04259974259975">
            <text:p>186.04</text:p>
          </table:table-cell>
          <table:table-cell table:style-name="ce29" table:formula="of:=[.B33]-[.C33]" office:value-type="string">
            <text:p>12.96</text:p>
          </table:table-cell>
          <table:table-cell table:style-name="ce30" office:value-type="percentage" office:value="0.07443980827146657">
            <text:p>7%</text:p>
          </table:table-cell>
          <table:table-cell table:style-name="ce31" table:formula="of:=[.C33]*(1+[.E33])" office:value-type="string">
            <text:p>200</text:p>
          </table:table-cell>
          <table:table-cell table:style-name="ce31" table:formula="of:=[.B33]-[.F33]" office:value-type="string">
            <text:p>-1</text:p>
          </table:table-cell>
          <table:table-cell table:style-name="ce27"/>
          <table:table-cell table:number-columns-repeated="5"/>
          <table:table-cell table:style-name="ce22" office:value-type="string">
            <text:p>Abr</text:p>
          </table:table-cell>
          <table:table-cell table:style-name="ce29" table:formula="of:=[.O19]/[.O5]" office:value-type="string">
            <text:p>-0.18</text:p>
          </table:table-cell>
          <table:table-cell table:style-name="ce29" table:formula="of:=[.P19]/[.P5]" office:value-type="string">
            <text:p>-0.36</text:p>
          </table:table-cell>
          <table:table-cell table:style-name="ce29" table:formula="of:=[.Q19]/[.Q5]" office:value-type="string">
            <text:p>-0.36</text:p>
          </table:table-cell>
          <table:table-cell table:style-name="ce32" table:formula="of:=AVERAGE([.O33:.Q33])" office:value-type="string">
            <text:p>-0.30</text:p>
          </table:table-cell>
        </table:table-row>
        <table:table-row table:style-name="ro2">
          <table:table-cell table:style-name="ce26" office:value-type="date" office:date-value="2015-09-01T00:00:00">
            <text:p>1-Sep-2015</text:p>
          </table:table-cell>
          <table:table-cell table:style-name="ce27" office:value-type="float" office:value="172">
            <text:p>172</text:p>
          </table:table-cell>
          <table:table-cell table:style-name="ce29" office:value-type="float" office:value="191.63217503217504">
            <text:p>191.63</text:p>
          </table:table-cell>
          <table:table-cell table:style-name="ce29" table:formula="of:=[.B34]-[.C34]" office:value-type="string">
            <text:p>-19.63</text:p>
          </table:table-cell>
          <table:table-cell table:style-name="ce30" office:value-type="percentage" office:value="-0.10361067708196779">
            <text:p>-10%</text:p>
          </table:table-cell>
          <table:table-cell table:style-name="ce31" table:formula="of:=[.C34]*(1+[.E34])" office:value-type="string">
            <text:p>172</text:p>
          </table:table-cell>
          <table:table-cell table:style-name="ce31" table:formula="of:=[.B34]-[.F34]" office:value-type="string">
            <text:p>0</text:p>
          </table:table-cell>
          <table:table-cell table:style-name="ce27"/>
          <table:table-cell table:number-columns-repeated="5"/>
          <table:table-cell table:style-name="ce22" office:value-type="string">
            <text:p>Mai</text:p>
          </table:table-cell>
          <table:table-cell table:style-name="ce29" table:formula="of:=[.O20]/[.O6]" office:value-type="string">
            <text:p>-0.13</text:p>
          </table:table-cell>
          <table:table-cell table:style-name="ce29" table:formula="of:=[.P20]/[.P6]" office:value-type="string">
            <text:p>-0.25</text:p>
          </table:table-cell>
          <table:table-cell table:style-name="ce29" table:formula="of:=[.Q20]/[.Q6]" office:value-type="string">
            <text:p>-0.23</text:p>
          </table:table-cell>
          <table:table-cell table:style-name="ce32" table:formula="of:=AVERAGE([.O34:.Q34])" office:value-type="string">
            <text:p>-0.20</text:p>
          </table:table-cell>
        </table:table-row>
        <table:table-row table:style-name="ro2">
          <table:table-cell table:style-name="ce26" office:value-type="date" office:date-value="2015-10-01T00:00:00">
            <text:p>1-Oct-2015</text:p>
          </table:table-cell>
          <table:table-cell table:style-name="ce27" office:value-type="float" office:value="177">
            <text:p>177</text:p>
          </table:table-cell>
          <table:table-cell table:style-name="ce29" office:value-type="float" office:value="197.22175032175033">
            <text:p>197.22</text:p>
          </table:table-cell>
          <table:table-cell table:style-name="ce29" table:formula="of:=[.B35]-[.C35]" office:value-type="string">
            <text:p>-20.22</text:p>
          </table:table-cell>
          <table:table-cell table:style-name="ce30" office:value-type="percentage" office:value="-0.09854312622674204">
            <text:p>-10%</text:p>
          </table:table-cell>
          <table:table-cell table:style-name="ce31" table:formula="of:=[.C35]*(1+[.E35])" office:value-type="string">
            <text:p>178</text:p>
          </table:table-cell>
          <table:table-cell table:style-name="ce31" table:formula="of:=[.B35]-[.F35]" office:value-type="string">
            <text:p>-1</text:p>
          </table:table-cell>
          <table:table-cell table:style-name="ce27"/>
          <table:table-cell table:number-columns-repeated="5"/>
          <table:table-cell table:style-name="ce22" office:value-type="string">
            <text:p>Jun</text:p>
          </table:table-cell>
          <table:table-cell table:style-name="ce29" table:formula="of:=[.O21]/[.O7]" office:value-type="string">
            <text:p>-0.10</text:p>
          </table:table-cell>
          <table:table-cell table:style-name="ce29" table:formula="of:=[.P21]/[.P7]" office:value-type="string">
            <text:p>-0.10</text:p>
          </table:table-cell>
          <table:table-cell table:style-name="ce29" table:formula="of:=[.Q21]/[.Q7]" office:value-type="string">
            <text:p>-0.10</text:p>
          </table:table-cell>
          <table:table-cell table:style-name="ce32" table:formula="of:=AVERAGE([.O35:.Q35])" office:value-type="string">
            <text:p>-0.10</text:p>
          </table:table-cell>
        </table:table-row>
        <table:table-row table:style-name="ro2">
          <table:table-cell table:style-name="ce26" office:value-type="date" office:date-value="2015-11-01T00:00:00">
            <text:p>1-Nov-2015</text:p>
          </table:table-cell>
          <table:table-cell table:style-name="ce27" office:value-type="float" office:value="147">
            <text:p>147</text:p>
          </table:table-cell>
          <table:table-cell table:style-name="ce29" office:value-type="float" office:value="202.81132561132563">
            <text:p>202.81</text:p>
          </table:table-cell>
          <table:table-cell table:style-name="ce29" table:formula="of:=[.B36]-[.C36]" office:value-type="string">
            <text:p>-55.81</text:p>
          </table:table-cell>
          <table:table-cell table:style-name="ce30" office:value-type="percentage" office:value="-0.3656080755292717">
            <text:p>-37%</text:p>
          </table:table-cell>
          <table:table-cell table:style-name="ce31" table:formula="of:=[.C36]*(1+[.E36])" office:value-type="string">
            <text:p>129</text:p>
          </table:table-cell>
          <table:table-cell table:style-name="ce31" table:formula="of:=[.B36]-[.F36]" office:value-type="string">
            <text:p>18</text:p>
          </table:table-cell>
          <table:table-cell table:style-name="ce27"/>
          <table:table-cell table:number-columns-repeated="5"/>
          <table:table-cell table:style-name="ce22" office:value-type="string">
            <text:p>Jul</text:p>
          </table:table-cell>
          <table:table-cell table:style-name="ce29" table:formula="of:=[.O22]/[.O8]" office:value-type="string">
            <text:p>0.27</text:p>
          </table:table-cell>
          <table:table-cell table:style-name="ce29" table:formula="of:=[.P22]/[.P8]" office:value-type="string">
            <text:p>0.26</text:p>
          </table:table-cell>
          <table:table-cell table:style-name="ce29" table:formula="of:=[.Q22]/[.Q8]" office:value-type="string">
            <text:p>0.26</text:p>
          </table:table-cell>
          <table:table-cell table:style-name="ce32" table:formula="of:=AVERAGE([.O36:.Q36])" office:value-type="string">
            <text:p>0.26</text:p>
          </table:table-cell>
        </table:table-row>
        <table:table-row table:style-name="ro2">
          <table:table-cell table:style-name="ce26" office:value-type="date" office:date-value="2015-12-01T00:00:00">
            <text:p>1-Dec-2015</text:p>
          </table:table-cell>
          <table:table-cell table:style-name="ce27" office:value-type="float" office:value="278">
            <text:p>278</text:p>
          </table:table-cell>
          <table:table-cell table:style-name="ce29" office:value-type="float" office:value="208.40090090090092">
            <text:p>208.40</text:p>
          </table:table-cell>
          <table:table-cell table:style-name="ce29" table:formula="of:=[.B37]-[.C37]" office:value-type="string">
            <text:p>69.60</text:p>
          </table:table-cell>
          <table:table-cell table:style-name="ce30" office:value-type="percentage" office:value="0.24698607290901667">
            <text:p>25%</text:p>
          </table:table-cell>
          <table:table-cell table:style-name="ce31" table:formula="of:=[.C37]*(1+[.E37])" office:value-type="string">
            <text:p>260</text:p>
          </table:table-cell>
          <table:table-cell table:style-name="ce31" table:formula="of:=[.B37]-[.F37]" office:value-type="string">
            <text:p>18</text:p>
          </table:table-cell>
          <table:table-cell table:style-name="ce27"/>
          <table:table-cell table:number-columns-repeated="5"/>
          <table:table-cell table:style-name="ce22" office:value-type="string">
            <text:p>Ago</text:p>
          </table:table-cell>
          <table:table-cell table:style-name="ce29" table:formula="of:=[.O23]/[.O9]" office:value-type="string">
            <text:p>0.07</text:p>
          </table:table-cell>
          <table:table-cell table:style-name="ce29" table:formula="of:=[.P23]/[.P9]" office:value-type="string">
            <text:p>0.08</text:p>
          </table:table-cell>
          <table:table-cell table:style-name="ce29" table:formula="of:=[.Q23]/[.Q9]" office:value-type="string">
            <text:p>0.07</text:p>
          </table:table-cell>
          <table:table-cell table:style-name="ce32" table:formula="of:=AVERAGE([.O37:.Q37])" office:value-type="string">
            <text:p>0.07</text:p>
          </table:table-cell>
        </table:table-row>
        <table:table-row table:style-name="ro2">
          <table:table-cell table:style-name="ce26" office:value-type="date" office:date-value="2016-01-01T00:00:00">
            <text:p>1-Jan-2016</text:p>
          </table:table-cell>
          <table:table-cell/>
          <table:table-cell table:style-name="ce29" office:value-type="float" office:value="213.99047619047613">
            <text:p>213.99</text:p>
          </table:table-cell>
          <table:table-cell/>
          <table:table-cell table:style-name="ce30" office:value-type="percentage" office:value="-0.05735821693703506">
            <text:p>-6%</text:p>
          </table:table-cell>
          <table:table-cell table:style-name="ce31" table:formula="of:=[.C38]*(1+[.E38])" office:value-type="string">
            <text:p>202</text:p>
          </table:table-cell>
          <table:table-cell table:number-columns-repeated="7"/>
          <table:table-cell table:style-name="ce22" office:value-type="string">
            <text:p>Set</text:p>
          </table:table-cell>
          <table:table-cell table:style-name="ce29" table:formula="of:=[.O24]/[.O10]" office:value-type="string">
            <text:p>-0.08</text:p>
          </table:table-cell>
          <table:table-cell table:style-name="ce29" table:formula="of:=[.P24]/[.P10]" office:value-type="string">
            <text:p>-0.11</text:p>
          </table:table-cell>
          <table:table-cell table:style-name="ce29" table:formula="of:=[.Q24]/[.Q10]" office:value-type="string">
            <text:p>-0.11</text:p>
          </table:table-cell>
          <table:table-cell table:style-name="ce32" table:formula="of:=AVERAGE([.O38:.Q38])" office:value-type="string">
            <text:p>-0.10</text:p>
          </table:table-cell>
        </table:table-row>
        <table:table-row table:style-name="ro2">
          <table:table-cell table:style-name="ce26" office:value-type="date" office:date-value="2016-02-01T00:00:00">
            <text:p>1-Feb-2016</text:p>
          </table:table-cell>
          <table:table-cell/>
          <table:table-cell table:style-name="ce29" office:value-type="float" office:value="219.5800514800514">
            <text:p>219.58</text:p>
          </table:table-cell>
          <table:table-cell/>
          <table:table-cell table:style-name="ce30" office:value-type="percentage" office:value="0.062211364268793166">
            <text:p>6%</text:p>
          </table:table-cell>
          <table:table-cell table:style-name="ce31" table:formula="of:=[.C39]*(1+[.E39])" office:value-type="string">
            <text:p>233</text:p>
          </table:table-cell>
          <table:table-cell table:number-columns-repeated="7"/>
          <table:table-cell table:style-name="ce22" office:value-type="string">
            <text:p>Out</text:p>
          </table:table-cell>
          <table:table-cell table:style-name="ce29" table:formula="of:=[.O25]/[.O11]" office:value-type="string">
            <text:p>-0.07</text:p>
          </table:table-cell>
          <table:table-cell table:style-name="ce29" table:formula="of:=[.P25]/[.P11]" office:value-type="string">
            <text:p>-0.11</text:p>
          </table:table-cell>
          <table:table-cell table:style-name="ce29" table:formula="of:=[.Q25]/[.Q11]" office:value-type="string">
            <text:p>-0.11</text:p>
          </table:table-cell>
          <table:table-cell table:style-name="ce32" table:formula="of:=AVERAGE([.O39:.Q39])" office:value-type="string">
            <text:p>-0.10</text:p>
          </table:table-cell>
        </table:table-row>
        <table:table-row table:style-name="ro2">
          <table:table-cell table:style-name="ce26" office:value-type="date" office:date-value="2016-03-01T00:00:00">
            <text:p>1-Mar-2016</text:p>
          </table:table-cell>
          <table:table-cell/>
          <table:table-cell table:style-name="ce29" office:value-type="float" office:value="225.1696267696267">
            <text:p>225.17</text:p>
          </table:table-cell>
          <table:table-cell/>
          <table:table-cell table:style-name="ce30" office:value-type="percentage" office:value="0.17121122820469228">
            <text:p>17%</text:p>
          </table:table-cell>
          <table:table-cell table:style-name="ce31" table:formula="of:=[.C40]*(1+[.E40])" office:value-type="string">
            <text:p>264</text:p>
          </table:table-cell>
          <table:table-cell table:number-columns-repeated="7"/>
          <table:table-cell table:style-name="ce22" office:value-type="string">
            <text:p>Nov</text:p>
          </table:table-cell>
          <table:table-cell table:style-name="ce29" table:formula="of:=[.O26]/[.O12]" office:value-type="string">
            <text:p>-0.37</text:p>
          </table:table-cell>
          <table:table-cell table:style-name="ce29" table:formula="of:=[.P26]/[.P12]" office:value-type="string">
            <text:p>-0.34</text:p>
          </table:table-cell>
          <table:table-cell table:style-name="ce29" table:formula="of:=[.Q26]/[.Q12]" office:value-type="string">
            <text:p>-0.38</text:p>
          </table:table-cell>
          <table:table-cell table:style-name="ce32" table:formula="of:=AVERAGE([.O40:.Q40])" office:value-type="string">
            <text:p>-0.37</text:p>
          </table:table-cell>
        </table:table-row>
        <table:table-row table:style-name="ro2">
          <table:table-cell table:style-name="ce26" office:value-type="date" office:date-value="2016-04-01T00:00:00">
            <text:p>1-Apr-2016</text:p>
          </table:table-cell>
          <table:table-cell/>
          <table:table-cell table:style-name="ce29" office:value-type="float" office:value="230.75920205920195">
            <text:p>230.76</text:p>
          </table:table-cell>
          <table:table-cell/>
          <table:table-cell table:style-name="ce30" office:value-type="percentage" office:value="-0.302037064227205">
            <text:p>-30%</text:p>
          </table:table-cell>
          <table:table-cell table:style-name="ce31" table:formula="of:=[.C41]*(1+[.E41])" office:value-type="string">
            <text:p>161</text:p>
          </table:table-cell>
          <table:table-cell table:number-columns-repeated="7"/>
          <table:table-cell table:style-name="ce22" office:value-type="string">
            <text:p>Dez</text:p>
          </table:table-cell>
          <table:table-cell table:style-name="ce29" table:formula="of:=[.O27]/[.O13]" office:value-type="string">
            <text:p>0.24</text:p>
          </table:table-cell>
          <table:table-cell table:style-name="ce29" table:formula="of:=[.P27]/[.P13]" office:value-type="string">
            <text:p>0.25</text:p>
          </table:table-cell>
          <table:table-cell table:style-name="ce29" table:formula="of:=[.Q27]/[.Q13]" office:value-type="string">
            <text:p>0.25</text:p>
          </table:table-cell>
          <table:table-cell table:style-name="ce32" table:formula="of:=AVERAGE([.O41:.Q41])" office:value-type="string">
            <text:p>0.25</text:p>
          </table:table-cell>
        </table:table-row>
        <table:table-row table:style-name="ro2">
          <table:table-cell table:style-name="ce26" office:value-type="date" office:date-value="2016-05-01T00:00:00">
            <text:p>1-May-2016</text:p>
          </table:table-cell>
          <table:table-cell/>
          <table:table-cell table:style-name="ce29" office:value-type="float" office:value="236.34877734877722">
            <text:p>236.35</text:p>
          </table:table-cell>
          <table:table-cell/>
          <table:table-cell table:style-name="ce30" office:value-type="percentage" office:value="-0.20199519955275436">
            <text:p>-20%</text:p>
          </table:table-cell>
          <table:table-cell table:style-name="ce31" table:formula="of:=[.C42]*(1+[.E42])" office:value-type="string">
            <text:p>189</text:p>
          </table:table-cell>
        </table:table-row>
        <table:table-row table:style-name="ro2">
          <table:table-cell table:style-name="ce26" office:value-type="date" office:date-value="2016-06-01T00:00:00">
            <text:p>1-Jun-2016</text:p>
          </table:table-cell>
          <table:table-cell/>
          <table:table-cell table:style-name="ce29" office:value-type="float" office:value="241.9383526383525">
            <text:p>241.94</text:p>
          </table:table-cell>
          <table:table-cell/>
          <table:table-cell table:style-name="ce30" office:value-type="percentage" office:value="-0.1000073160908428">
            <text:p>-10%</text:p>
          </table:table-cell>
          <table:table-cell table:style-name="ce31" table:formula="of:=[.C43]*(1+[.E43])" office:value-type="string">
            <text:p>218</text:p>
          </table:table-cell>
        </table:table-row>
        <table:table-row table:style-name="ro2">
          <table:table-cell table:style-name="ce26" office:value-type="date" office:date-value="2016-07-01T00:00:00">
            <text:p>1-Jul-2016</text:p>
          </table:table-cell>
          <table:table-cell/>
          <table:table-cell table:style-name="ce29" office:value-type="float" office:value="247.52792792792778">
            <text:p>247.53</text:p>
          </table:table-cell>
          <table:table-cell/>
          <table:table-cell table:style-name="ce30" office:value-type="percentage" office:value="0.2630817177265265">
            <text:p>26%</text:p>
          </table:table-cell>
          <table:table-cell table:style-name="ce31" table:formula="of:=[.C44]*(1+[.E44])" office:value-type="string">
            <text:p>313</text:p>
          </table:table-cell>
        </table:table-row>
        <table:table-row table:style-name="ro2">
          <table:table-cell table:style-name="ce26" office:value-type="date" office:date-value="2016-08-01T00:00:00">
            <text:p>1-Aug-2016</text:p>
          </table:table-cell>
          <table:table-cell/>
          <table:table-cell table:style-name="ce29" office:value-type="float" office:value="253.11750321750304">
            <text:p>253.12</text:p>
          </table:table-cell>
          <table:table-cell/>
          <table:table-cell table:style-name="ce30" office:value-type="percentage" office:value="0.07443980827146657">
            <text:p>7%</text:p>
          </table:table-cell>
          <table:table-cell table:style-name="ce31" table:formula="of:=[.C45]*(1+[.E45])" office:value-type="string">
            <text:p>272</text:p>
          </table:table-cell>
        </table:table-row>
        <table:table-row table:style-name="ro2">
          <table:table-cell table:style-name="ce26" office:value-type="date" office:date-value="2016-09-01T00:00:00">
            <text:p>1-Sep-2016</text:p>
          </table:table-cell>
          <table:table-cell/>
          <table:table-cell table:style-name="ce29" office:value-type="float" office:value="258.70707850707834">
            <text:p>258.71</text:p>
          </table:table-cell>
          <table:table-cell/>
          <table:table-cell table:style-name="ce30" office:value-type="percentage" office:value="-0.10361067708196779">
            <text:p>-10%</text:p>
          </table:table-cell>
          <table:table-cell table:style-name="ce31" table:formula="of:=[.C46]*(1+[.E46])" office:value-type="string">
            <text:p>232</text:p>
          </table:table-cell>
          <table:table-cell table:number-columns-repeated="10"/>
          <table:table-cell table:style-name="ce27"/>
          <table:table-cell table:style-name="ce33"/>
        </table:table-row>
        <table:table-row table:style-name="ro2">
          <table:table-cell table:style-name="ce26" office:value-type="date" office:date-value="2016-10-01T00:00:00">
            <text:p>1-Oct-2016</text:p>
          </table:table-cell>
          <table:table-cell/>
          <table:table-cell table:style-name="ce29" office:value-type="float" office:value="264.2966537966536">
            <text:p>264.30</text:p>
          </table:table-cell>
          <table:table-cell/>
          <table:table-cell table:style-name="ce30" office:value-type="percentage" office:value="-0.09854312622674204">
            <text:p>-10%</text:p>
          </table:table-cell>
          <table:table-cell table:style-name="ce31" table:formula="of:=[.C47]*(1+[.E47])" office:value-type="string">
            <text:p>238</text:p>
          </table:table-cell>
        </table:table-row>
        <table:table-row table:style-name="ro2">
          <table:table-cell table:style-name="ce26" office:value-type="date" office:date-value="2016-11-01T00:00:00">
            <text:p>1-Nov-2016</text:p>
          </table:table-cell>
          <table:table-cell/>
          <table:table-cell table:style-name="ce29" office:value-type="float" office:value="269.88622908622887">
            <text:p>269.89</text:p>
          </table:table-cell>
          <table:table-cell/>
          <table:table-cell table:style-name="ce30" office:value-type="percentage" office:value="-0.3656080755292717">
            <text:p>-37%</text:p>
          </table:table-cell>
          <table:table-cell table:style-name="ce31" table:formula="of:=[.C48]*(1+[.E48])" office:value-type="string">
            <text:p>171</text:p>
          </table:table-cell>
        </table:table-row>
        <table:table-row table:style-name="ro2">
          <table:table-cell table:style-name="ce26" office:value-type="date" office:date-value="2016-12-01T00:00:00">
            <text:p>1-Dec-2016</text:p>
          </table:table-cell>
          <table:table-cell/>
          <table:table-cell table:style-name="ce29" office:value-type="float" office:value="275.47580437580416">
            <text:p>275.48</text:p>
          </table:table-cell>
          <table:table-cell/>
          <table:table-cell table:style-name="ce30" office:value-type="percentage" office:value="0.24698607290901667">
            <text:p>25%</text:p>
          </table:table-cell>
          <table:table-cell table:style-name="ce31" table:formula="of:=[.C49]*(1+[.E49])" office:value-type="string">
            <text:p>344</text:p>
          </table:table-cell>
        </table:table-row>
        <table:table-row table:style-name="ro2">
          <table:table-cell table:style-name="ce26"/>
          <table:table-cell table:number-columns-repeated="4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5"/>
          <table:table-cell table:style-name="ce31"/>
        </table:table-row>
      </table:table>
      <table:table table:name="Sazonalidade" table:style-name="ta5" table:print="false">
        <office:forms form:automatic-focus="false" form:apply-design-mode="false"/>
        <table:table-column table:style-name="co10" table:default-cell-style-name="ce15"/>
        <table:table-column table:style-name="co11" table:number-columns-repeated="3" table:default-cell-style-name="ce15"/>
        <table:table-column table:style-name="co12" table:default-cell-style-name="ce15"/>
        <table:table-column table:style-name="co13" table:default-cell-style-name="ce15"/>
        <table:table-column table:style-name="co9" table:default-cell-style-name="ce15" table:number-columns-repeated="250"/>
        <table:table-row table:style-name="ro2">
          <table:table-cell/>
          <table:table-cell table:style-name="ce22" office:value-type="float" office:value="2013">
            <text:p>2013</text:p>
          </table:table-cell>
          <table:table-cell table:style-name="ce22" office:value-type="float" office:value="2014">
            <text:p>2014</text:p>
          </table:table-cell>
          <table:table-cell table:style-name="ce22" office:value-type="float" office:value="2015">
            <text:p>2015</text:p>
          </table:table-cell>
          <table:table-cell table:style-name="ce27">
            <draw:frame table:end-cell-address="Sazonalidade.L14" svg:x="1.43cm" svg:y="0cm" svg:width="17.59cm" svg:height="7.65cm" draw:z-index="0" draw:name="Chart 11" draw:style-name="gr5">
              <draw:object draw:notify-on-update-of-ranges="Sazonalidade.B2:Sazonalidade.B13 Sazonalidade.C2:Sazonalidade.C13 Sazonalidade.D2:Sazonalidade.D13 " xlink:href="./Object 4-0" xlink:type="simple" xlink:show="embed" xlink:actuate="onLoad"/>
              <draw:image xlink:href="./ObjectReplacements/Object 4-0" xlink:show="embed" xlink:actuate="onLoad"/>
            </draw:frame>
          </table:table-cell>
          <table:table-cell table:number-columns-repeated="2"/>
          <table:table-cell table:style-name="ce27"/>
        </table:table-row>
        <table:table-row table:style-name="ro2">
          <table:table-cell table:style-name="ce22" office:value-type="string">
            <text:p>Jan</text:p>
          </table:table-cell>
          <table:table-cell table:style-name="ce29" office:value-type="float" office:value="0.23423423423423984">
            <text:p>0.23</text:p>
          </table:table-cell>
          <table:table-cell table:style-name="ce29" office:value-type="float" office:value="-6.840669240669243">
            <text:p>-6.84</text:p>
          </table:table-cell>
          <table:table-cell table:style-name="ce29" office:value-type="float" office:value="-12.915572715572722">
            <text:p>-12.92</text:p>
          </table:table-cell>
          <table:table-cell table:number-columns-repeated="7"/>
          <table:table-cell table:style-name="ce27"/>
          <table:table-cell table:style-name="ce33"/>
        </table:table-row>
        <table:table-row table:style-name="ro2">
          <table:table-cell table:style-name="ce22" office:value-type="string">
            <text:p>Fev</text:p>
          </table:table-cell>
          <table:table-cell table:style-name="ce29" office:value-type="float" office:value="0.6446589446589499">
            <text:p>0.64</text:p>
          </table:table-cell>
          <table:table-cell table:style-name="ce29" office:value-type="float" office:value="6.569755469755478">
            <text:p>6.57</text:p>
          </table:table-cell>
          <table:table-cell table:style-name="ce29" office:value-type="float" office:value="13.494851994851985">
            <text:p>13.49</text:p>
          </table:table-cell>
          <table:table-cell table:number-columns-repeated="7"/>
          <table:table-cell table:style-name="ce27"/>
          <table:table-cell table:style-name="ce33"/>
        </table:table-row>
        <table:table-row table:style-name="ro2">
          <table:table-cell table:style-name="ce22" office:value-type="string">
            <text:p>Mar</text:p>
          </table:table-cell>
          <table:table-cell table:style-name="ce29" office:value-type="float" office:value="6.05508365508366">
            <text:p>6.06</text:p>
          </table:table-cell>
          <table:table-cell table:style-name="ce29" office:value-type="float" office:value="16.980180180180184">
            <text:p>16.98</text:p>
          </table:table-cell>
          <table:table-cell table:style-name="ce29" office:value-type="float" office:value="28.90527670527669">
            <text:p>28.91</text:p>
          </table:table-cell>
          <table:table-cell table:number-columns-repeated="7"/>
          <table:table-cell table:style-name="ce27"/>
          <table:table-cell table:style-name="ce33"/>
        </table:table-row>
        <table:table-row table:style-name="ro2">
          <table:table-cell table:style-name="ce22" office:value-type="string">
            <text:p>Abr</text:p>
          </table:table-cell>
          <table:table-cell table:style-name="ce29" office:value-type="float" office:value="-4.53449163449163">
            <text:p>-4.53</text:p>
          </table:table-cell>
          <table:table-cell table:style-name="ce29" office:value-type="float" office:value="-25.60939510939511">
            <text:p>-25.61</text:p>
          </table:table-cell>
          <table:table-cell table:style-name="ce29" office:value-type="float" office:value="-43.684298584298574">
            <text:p>-43.68</text:p>
          </table:table-cell>
        </table:table-row>
        <table:table-row table:style-name="ro2">
          <table:table-cell table:style-name="ce22" office:value-type="string">
            <text:p>Mai</text:p>
          </table:table-cell>
          <table:table-cell table:style-name="ce29" office:value-type="float" office:value="-4.124066924066923">
            <text:p>-4.12</text:p>
          </table:table-cell>
          <table:table-cell table:style-name="ce29" office:value-type="float" office:value="-20.198970398970403">
            <text:p>-20.20</text:p>
          </table:table-cell>
          <table:table-cell table:style-name="ce29" office:value-type="float" office:value="-31.273873873873868">
            <text:p>-31.27</text:p>
          </table:table-cell>
        </table:table-row>
        <table:table-row table:style-name="ro2">
          <table:table-cell table:style-name="ce22" office:value-type="string">
            <text:p>Jun</text:p>
          </table:table-cell>
          <table:table-cell table:style-name="ce29" office:value-type="float" office:value="-3.71364221364221">
            <text:p>-3.71</text:p>
          </table:table-cell>
          <table:table-cell table:style-name="ce29" office:value-type="float" office:value="-9.788545688545696">
            <text:p>-9.79</text:p>
          </table:table-cell>
          <table:table-cell table:style-name="ce29" office:value-type="float" office:value="-15.863449163449161">
            <text:p>-15.86</text:p>
          </table:table-cell>
        </table:table-row>
        <table:table-row table:style-name="ro2">
          <table:table-cell table:style-name="ce22" office:value-type="string">
            <text:p>Jul</text:p>
          </table:table-cell>
          <table:table-cell table:style-name="ce29" office:value-type="float" office:value="16.696782496782504">
            <text:p>16.70</text:p>
          </table:table-cell>
          <table:table-cell table:style-name="ce29" office:value-type="float" office:value="40.621879021879025">
            <text:p>40.62</text:p>
          </table:table-cell>
          <table:table-cell table:style-name="ce29" office:value-type="float" office:value="63.546975546975546">
            <text:p>63.55</text:p>
          </table:table-cell>
        </table:table-row>
        <table:table-row table:style-name="ro2">
          <table:table-cell table:style-name="ce22" office:value-type="string">
            <text:p>Ago</text:p>
          </table:table-cell>
          <table:table-cell table:style-name="ce29" office:value-type="float" office:value="4.10720720720721">
            <text:p>4.11</text:p>
          </table:table-cell>
          <table:table-cell table:style-name="ce29" office:value-type="float" office:value="11.032303732303731">
            <text:p>11.03</text:p>
          </table:table-cell>
          <table:table-cell table:style-name="ce29" office:value-type="float" office:value="12.957400257400252">
            <text:p>12.96</text:p>
          </table:table-cell>
        </table:table-row>
        <table:table-row table:style-name="ro2">
          <table:table-cell table:style-name="ce22" office:value-type="string">
            <text:p>Set</text:p>
          </table:table-cell>
          <table:table-cell table:style-name="ce29" office:value-type="float" office:value="-4.482368082368083">
            <text:p>-4.48</text:p>
          </table:table-cell>
          <table:table-cell table:style-name="ce29" office:value-type="float" office:value="-12.557271557271562">
            <text:p>-12.56</text:p>
          </table:table-cell>
          <table:table-cell table:style-name="ce29" office:value-type="float" office:value="-19.63217503217504">
            <text:p>-19.63</text:p>
          </table:table-cell>
        </table:table-row>
        <table:table-row table:style-name="ro2">
          <table:table-cell table:style-name="ce22" office:value-type="string">
            <text:p>Out</text:p>
          </table:table-cell>
          <table:table-cell table:style-name="ce29" office:value-type="float" office:value="-4.0719433719433695">
            <text:p>-4.07</text:p>
          </table:table-cell>
          <table:table-cell table:style-name="ce29" office:value-type="float" office:value="-13.146846846846842">
            <text:p>-13.15</text:p>
          </table:table-cell>
          <table:table-cell table:style-name="ce29" office:value-type="float" office:value="-20.221750321750335">
            <text:p>-20.22</text:p>
          </table:table-cell>
        </table:table-row>
        <table:table-row table:style-name="ro2">
          <table:table-cell table:style-name="ce22" office:value-type="string">
            <text:p>Nov</text:p>
          </table:table-cell>
          <table:table-cell table:style-name="ce29" office:value-type="float" office:value="-18.661518661518656">
            <text:p>-18.66</text:p>
          </table:table-cell>
          <table:table-cell table:style-name="ce29" office:value-type="float" office:value="-34.736422136422135">
            <text:p>-34.74</text:p>
          </table:table-cell>
          <table:table-cell table:style-name="ce29" office:value-type="float" office:value="-55.81132561132563">
            <text:p>-55.81</text:p>
          </table:table-cell>
        </table:table-row>
        <table:table-row table:style-name="ro2">
          <table:table-cell table:style-name="ce22" office:value-type="string">
            <text:p>Dez</text:p>
          </table:table-cell>
          <table:table-cell table:style-name="ce29" office:value-type="float" office:value="23.74890604890605">
            <text:p>23.75</text:p>
          </table:table-cell>
          <table:table-cell table:style-name="ce29" office:value-type="float" office:value="46.67400257400257">
            <text:p>46.67</text:p>
          </table:table-cell>
          <table:table-cell table:style-name="ce29" office:value-type="float" office:value="69.59909909909908">
            <text:p>69.60</text:p>
          </table:table-cell>
        </table:table-row>
        <table:table-row table:number-rows-repeated="2" table:style-name="ro6"/>
        <table:table-row table:style-name="ro6">
          <table:table-cell table:number-columns-repeated="4"/>
          <table:table-cell>
            <draw:frame table:end-cell-address="Sazonalidade.K29" svg:x="2.67cm" svg:y="0.53cm" svg:width="14.42cm" svg:height="7.2cm" draw:z-index="1" draw:name="Chart 12" draw:style-name="gr6">
              <draw:object draw:notify-on-update-of-ranges="Sazonalidade.B18:Sazonalidade.B29 Sazonalidade.C18:Sazonalidade.C29 Sazonalidade.D18:Sazonalidade.D29 " xlink:href="./Object 4-1" xlink:type="simple" xlink:show="embed" xlink:actuate="onLoad"/>
              <draw:image xlink:href="./ObjectReplacements/Object 4-1" xlink:show="embed" xlink:actuate="onLoad"/>
            </draw:frame>
          </table:table-cell>
        </table:table-row>
        <table:table-row table:style-name="ro2">
          <table:table-cell/>
          <table:table-cell table:style-name="ce22" office:value-type="float" office:value="2013">
            <text:p>2013</text:p>
          </table:table-cell>
          <table:table-cell table:style-name="ce22" office:value-type="float" office:value="2014">
            <text:p>2014</text:p>
          </table:table-cell>
          <table:table-cell table:style-name="ce22" office:value-type="float" office:value="2015">
            <text:p>2015</text:p>
          </table:table-cell>
        </table:table-row>
        <table:table-row table:style-name="ro2">
          <table:table-cell table:style-name="ce22" office:value-type="string">
            <text:p>Jan</text:p>
          </table:table-cell>
          <table:table-cell table:style-name="ce29" office:value-type="float" office:value="-6.433364258843026">
            <text:p>-6.43</text:p>
          </table:table-cell>
          <table:table-cell table:style-name="ce29" office:value-type="float" office:value="-6.840669240669243">
            <text:p>-6.84</text:p>
          </table:table-cell>
          <table:table-cell table:style-name="ce29" office:value-type="float" office:value="-5.402677796373448">
            <text:p>-5.40</text:p>
          </table:table-cell>
          <table:table-cell table:style-name="ce32" table:formula="of:=AVERAGE([.B18:.D18])" office:value-type="string">
            <text:p>-6.23</text:p>
          </table:table-cell>
        </table:table-row>
        <table:table-row table:style-name="ro2">
          <table:table-cell table:style-name="ce22" office:value-type="string">
            <text:p>Fev</text:p>
          </table:table-cell>
          <table:table-cell table:style-name="ce29" office:value-type="float" office:value="8.605141591374705">
            <text:p>8.61</text:p>
          </table:table-cell>
          <table:table-cell table:style-name="ce29" office:value-type="float" office:value="6.569755469755478">
            <text:p>6.57</text:p>
          </table:table-cell>
          <table:table-cell table:style-name="ce29" office:value-type="float" office:value="10.873632589161666">
            <text:p>10.87</text:p>
          </table:table-cell>
          <table:table-cell table:style-name="ce32" table:formula="of:=AVERAGE([.B19:.D19])" office:value-type="string">
            <text:p>8.68</text:p>
          </table:table-cell>
        </table:table-row>
        <table:table-row table:style-name="ro2">
          <table:table-cell table:style-name="ce22" office:value-type="string">
            <text:p>Mar</text:p>
          </table:table-cell>
          <table:table-cell table:style-name="ce29" office:value-type="float" office:value="20.44856980376213">
            <text:p>20.45</text:p>
          </table:table-cell>
          <table:table-cell table:style-name="ce29" office:value-type="float" office:value="16.980180180180184">
            <text:p>16.98</text:p>
          </table:table-cell>
          <table:table-cell table:style-name="ce29" office:value-type="float" office:value="26.82261286085736">
            <text:p>26.82</text:p>
          </table:table-cell>
          <table:table-cell table:style-name="ce32" table:formula="of:=AVERAGE([.B20:.D20])" office:value-type="string">
            <text:p>21.42</text:p>
          </table:table-cell>
        </table:table-row>
        <table:table-row table:style-name="ro2">
          <table:table-cell table:style-name="ce22" office:value-type="string">
            <text:p>Abr</text:p>
          </table:table-cell>
          <table:table-cell table:style-name="ce29" office:value-type="float" office:value="-25.326642727442483">
            <text:p>-25.33</text:p>
          </table:table-cell>
          <table:table-cell table:style-name="ce29" office:value-type="float" office:value="-25.60939510939511">
            <text:p>-25.61</text:p>
          </table:table-cell>
          <table:table-cell table:style-name="ce29" office:value-type="float" office:value="-25.53360179698658">
            <text:p>-25.53</text:p>
          </table:table-cell>
          <table:table-cell table:style-name="ce32" table:formula="of:=AVERAGE([.B21:.D21])" office:value-type="string">
            <text:p>-25.49</text:p>
          </table:table-cell>
        </table:table-row>
        <table:table-row table:style-name="ro2">
          <table:table-cell table:style-name="ce22" office:value-type="string">
            <text:p>Mai</text:p>
          </table:table-cell>
          <table:table-cell table:style-name="ce29" office:value-type="float" office:value="-17.90334255488729">
            <text:p>-17.90</text:p>
          </table:table-cell>
          <table:table-cell table:style-name="ce29" office:value-type="float" office:value="-20.198970398970403">
            <text:p>-20.20</text:p>
          </table:table-cell>
          <table:table-cell table:style-name="ce29" office:value-type="float" office:value="-17.628377056851264">
            <text:p>-17.63</text:p>
          </table:table-cell>
          <table:table-cell table:style-name="ce32" table:formula="of:=AVERAGE([.B22:.D22])" office:value-type="string">
            <text:p>-18.58</text:p>
          </table:table-cell>
        </table:table-row>
        <table:table-row table:style-name="ro2">
          <table:table-cell table:style-name="ce22" office:value-type="string">
            <text:p>Jun</text:p>
          </table:table-cell>
          <table:table-cell table:style-name="ce29" office:value-type="float" office:value="-6.728440729243685">
            <text:p>-6.73</text:p>
          </table:table-cell>
          <table:table-cell table:style-name="ce29" office:value-type="float" office:value="-9.788545688545696">
            <text:p>-9.79</text:p>
          </table:table-cell>
          <table:table-cell table:style-name="ce29" office:value-type="float" office:value="-0.4039963135435194">
            <text:p>-0.40</text:p>
          </table:table-cell>
          <table:table-cell table:style-name="ce32" table:formula="of:=AVERAGE([.B23:.D23])" office:value-type="string">
            <text:p>-5.64</text:p>
          </table:table-cell>
        </table:table-row>
        <table:table-row table:style-name="ro2">
          <table:table-cell table:style-name="ce22" office:value-type="string">
            <text:p>Jul</text:p>
          </table:table-cell>
          <table:table-cell table:style-name="ce29" office:value-type="float" office:value="44.40150525885399">
            <text:p>44.40</text:p>
          </table:table-cell>
          <table:table-cell table:style-name="ce29" office:value-type="float" office:value="40.621879021879025">
            <text:p>40.62</text:p>
          </table:table-cell>
          <table:table-cell table:style-name="ce29" office:value-type="float" office:value="49.257596720622615">
            <text:p>49.26</text:p>
          </table:table-cell>
          <table:table-cell table:style-name="ce32" table:formula="of:=AVERAGE([.B24:.D24])" office:value-type="string">
            <text:p>44.76</text:p>
          </table:table-cell>
        </table:table-row>
        <table:table-row table:style-name="ro2">
          <table:table-cell table:style-name="ce22" office:value-type="string">
            <text:p>Ago</text:p>
          </table:table-cell>
          <table:table-cell table:style-name="ce29" office:value-type="float" office:value="15.020384109412733">
            <text:p>15.02</text:p>
          </table:table-cell>
          <table:table-cell table:style-name="ce29" office:value-type="float" office:value="11.032303732303731">
            <text:p>11.03</text:p>
          </table:table-cell>
          <table:table-cell table:style-name="ce29" office:value-type="float" office:value="13.185136096195471">
            <text:p>13.19</text:p>
          </table:table-cell>
          <table:table-cell table:style-name="ce32" table:formula="of:=AVERAGE([.B25:.D25])" office:value-type="string">
            <text:p>13.08</text:p>
          </table:table-cell>
        </table:table-row>
        <table:table-row table:style-name="ro2">
          <table:table-cell table:style-name="ce22" office:value-type="string">
            <text:p>Set</text:p>
          </table:table-cell>
          <table:table-cell table:style-name="ce29" office:value-type="float" office:value="-8.846180412973625">
            <text:p>-8.85</text:p>
          </table:table-cell>
          <table:table-cell table:style-name="ce29" office:value-type="float" office:value="-12.557271557271562">
            <text:p>-12.56</text:p>
          </table:table-cell>
          <table:table-cell table:style-name="ce29" office:value-type="float" office:value="-7.046214411171672">
            <text:p>-7.05</text:p>
          </table:table-cell>
          <table:table-cell table:style-name="ce32" table:formula="of:=AVERAGE([.B26:.D26])" office:value-type="string">
            <text:p>-9.48</text:p>
          </table:table-cell>
        </table:table-row>
        <table:table-row table:style-name="ro2">
          <table:table-cell table:style-name="ce22" office:value-type="string">
            <text:p>Out</text:p>
          </table:table-cell>
          <table:table-cell table:style-name="ce29" office:value-type="float" office:value="-10.438240297221585">
            <text:p>-10.44</text:p>
          </table:table-cell>
          <table:table-cell table:style-name="ce29" office:value-type="float" office:value="-13.146846846846842">
            <text:p>-13.15</text:p>
          </table:table-cell>
          <table:table-cell table:style-name="ce29" office:value-type="float" office:value="-8.56109234656681">
            <text:p>-8.56</text:p>
          </table:table-cell>
          <table:table-cell table:style-name="ce32" table:formula="of:=AVERAGE([.B27:.D27])" office:value-type="string">
            <text:p>-10.72</text:p>
          </table:table-cell>
        </table:table-row>
        <table:table-row table:style-name="ro2">
          <table:table-cell table:style-name="ce22" office:value-type="string">
            <text:p>Nov</text:p>
          </table:table-cell>
          <table:table-cell table:style-name="ce29" office:value-type="float" office:value="-34.5499549339487">
            <text:p>-34.55</text:p>
          </table:table-cell>
          <table:table-cell table:style-name="ce29" office:value-type="float" office:value="-34.736422136422135">
            <text:p>-34.74</text:p>
          </table:table-cell>
          <table:table-cell table:style-name="ce29" office:value-type="float" office:value="-28.7047563517051">
            <text:p>-28.70</text:p>
          </table:table-cell>
          <table:table-cell table:style-name="ce32" table:formula="of:=AVERAGE([.B28:.D28])" office:value-type="string">
            <text:p>-32.66</text:p>
          </table:table-cell>
        </table:table-row>
        <table:table-row table:style-name="ro2">
          <table:table-cell table:style-name="ce22" office:value-type="string">
            <text:p>Dez</text:p>
          </table:table-cell>
          <table:table-cell table:style-name="ce29" office:value-type="float" office:value="48.2967362239027">
            <text:p>48.30</text:p>
          </table:table-cell>
          <table:table-cell table:style-name="ce29" office:value-type="float" office:value="46.67400257400257">
            <text:p>46.67</text:p>
          </table:table-cell>
          <table:table-cell table:style-name="ce29" office:value-type="float" office:value="51.534989031373044">
            <text:p>51.53</text:p>
          </table:table-cell>
          <table:table-cell table:style-name="ce32" table:formula="of:=AVERAGE([.B29:.D29])" office:value-type="string">
            <text:p>48.84</text:p>
          </table:table-cell>
        </table:table-row>
        <table:table-row table:number-rows-repeated="1" table:style-name="ro6"/>
        <table:table-row table:style-name="ro2">
          <table:table-cell table:number-columns-repeated="2"/>
          <table:table-cell table:style-name="ce27"/>
        </table:table-row>
      </table:table>
      <table:table table:name="D1" table:style-name="ta6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7" office:value-type="string">
            <text:p>Data</text:p>
          </table:table-cell>
          <table:table-cell table:style-name="ce27" office:value-type="string">
            <text:p>Vendas</text:p>
          </table:table-cell>
        </table:table-row>
        <table:table-row table:style-name="ro2">
          <table:table-cell table:style-name="ce34" office:value-type="date" office:date-value="2005-08-12T00:00:00">
            <text:p>8/12/2005</text:p>
          </table:table-cell>
          <table:table-cell table:style-name="ce27" office:value-type="float" office:value="1230.39">
            <text:p>1230.39</text:p>
          </table:table-cell>
          <table:table-cell table:formula="of:=IF(ISNA([.B2]);([.B1]+[.B3])/2;[.B2])" office:value-type="string">
            <text:p>1230.39</text:p>
          </table:table-cell>
        </table:table-row>
        <table:table-row table:style-name="ro2">
          <table:table-cell table:style-name="ce34" office:value-type="date" office:date-value="2005-08-15T00:00:00">
            <text:p>8/15/2005</text:p>
          </table:table-cell>
          <table:table-cell table:style-name="ce27" office:value-type="float" office:value="1233.87">
            <text:p>1233.87</text:p>
          </table:table-cell>
        </table:table-row>
        <table:table-row table:style-name="ro2">
          <table:table-cell table:style-name="ce34" office:value-type="date" office:date-value="2005-08-16T00:00:00">
            <text:p>8/16/2005</text:p>
          </table:table-cell>
          <table:table-cell table:style-name="ce27" office:value-type="float" office:value="1219.34">
            <text:p>1219.34</text:p>
          </table:table-cell>
        </table:table-row>
        <table:table-row table:style-name="ro2">
          <table:table-cell table:style-name="ce34" office:value-type="date" office:date-value="2005-08-17T00:00:00">
            <text:p>8/17/2005</text:p>
          </table:table-cell>
          <table:table-cell table:style-name="ce27" office:value-type="float" office:value="1220.24">
            <text:p>1220.24</text:p>
          </table:table-cell>
        </table:table-row>
        <table:table-row table:style-name="ro2">
          <table:table-cell table:style-name="ce34" office:value-type="date" office:date-value="2005-08-18T00:00:00">
            <text:p>8/18/2005</text:p>
          </table:table-cell>
          <table:table-cell table:style-name="ce27" office:value-type="float" office:value="1219.02">
            <text:p>1219.02</text:p>
          </table:table-cell>
        </table:table-row>
        <table:table-row table:style-name="ro2">
          <table:table-cell table:style-name="ce34" office:value-type="date" office:date-value="2005-08-19T00:00:00">
            <text:p>8/19/2005</text:p>
          </table:table-cell>
          <table:table-cell table:style-name="ce27" office:value-type="float" office:value="1219.71">
            <text:p>1219.71</text:p>
          </table:table-cell>
        </table:table-row>
        <table:table-row table:style-name="ro2">
          <table:table-cell table:style-name="ce34" office:value-type="date" office:date-value="2005-08-22T00:00:00">
            <text:p>8/22/2005</text:p>
          </table:table-cell>
          <table:table-cell table:style-name="ce27" office:value-type="float" office:value="1221.73">
            <text:p>1221.73</text:p>
          </table:table-cell>
        </table:table-row>
        <table:table-row table:style-name="ro2">
          <table:table-cell table:style-name="ce34" office:value-type="date" office:date-value="2005-08-23T00:00:00">
            <text:p>8/23/2005</text:p>
          </table:table-cell>
          <table:table-cell table:style-name="ce27" office:value-type="float" office:value="1217.57">
            <text:p>1217.57</text:p>
          </table:table-cell>
        </table:table-row>
        <table:table-row table:style-name="ro2">
          <table:table-cell table:style-name="ce34" office:value-type="date" office:date-value="2005-08-24T00:00:00">
            <text:p>8/24/2005</text:p>
          </table:table-cell>
          <table:table-cell table:style-name="ce27" office:value-type="float" office:value="1209.59">
            <text:p>1209.59</text:p>
          </table:table-cell>
        </table:table-row>
        <table:table-row table:style-name="ro2">
          <table:table-cell table:style-name="ce34" office:value-type="date" office:date-value="2005-08-25T00:00:00">
            <text:p>8/25/2005</text:p>
          </table:table-cell>
          <table:table-cell table:style-name="ce27" office:value-type="float" office:value="1212.39">
            <text:p>1212.39</text:p>
          </table:table-cell>
        </table:table-row>
        <table:table-row table:style-name="ro2">
          <table:table-cell table:style-name="ce34" office:value-type="date" office:date-value="2005-08-26T00:00:00">
            <text:p>8/26/2005</text:p>
          </table:table-cell>
          <table:table-cell table:style-name="ce27" office:value-type="float" office:value="1205.1">
            <text:p>1205.1</text:p>
          </table:table-cell>
        </table:table-row>
        <table:table-row table:style-name="ro2">
          <table:table-cell table:style-name="ce34" office:value-type="date" office:date-value="2005-08-29T00:00:00">
            <text:p>8/29/2005</text:p>
          </table:table-cell>
          <table:table-cell table:style-name="ce27" office:value-type="float" office:value="1212.28">
            <text:p>1212.28</text:p>
          </table:table-cell>
        </table:table-row>
        <table:table-row table:style-name="ro2">
          <table:table-cell table:style-name="ce34" office:value-type="date" office:date-value="2005-08-30T00:00:00">
            <text:p>8/30/2005</text:p>
          </table:table-cell>
          <table:table-cell table:style-name="ce27" office:value-type="float" office:value="1208.41">
            <text:p>1208.41</text:p>
          </table:table-cell>
        </table:table-row>
        <table:table-row table:style-name="ro2">
          <table:table-cell table:style-name="ce34" office:value-type="date" office:date-value="2005-08-31T00:00:00">
            <text:p>8/31/2005</text:p>
          </table:table-cell>
          <table:table-cell table:style-name="ce27" office:value-type="float" office:value="1220.33">
            <text:p>1220.33</text:p>
          </table:table-cell>
        </table:table-row>
        <table:table-row table:style-name="ro2">
          <table:table-cell table:style-name="ce34" office:value-type="date" office:date-value="2005-09-01T00:00:00">
            <text:p>9/1/2005</text:p>
          </table:table-cell>
          <table:table-cell table:style-name="ce27" office:value-type="float" office:value="1221.59">
            <text:p>1221.59</text:p>
          </table:table-cell>
        </table:table-row>
        <table:table-row table:style-name="ro2">
          <table:table-cell table:style-name="ce34" office:value-type="date" office:date-value="2005-09-02T00:00:00">
            <text:p>9/2/2005</text:p>
          </table:table-cell>
          <table:table-cell table:style-name="ce27" office:value-type="float" office:value="1218.02">
            <text:p>1218.02</text:p>
          </table:table-cell>
        </table:table-row>
        <table:table-row table:style-name="ro2">
          <table:table-cell table:style-name="ce34" office:value-type="date" office:date-value="2005-09-05T00:00:00">
            <text:p>9/5/200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5-09-06T00:00:00">
            <text:p>9/6/2005</text:p>
          </table:table-cell>
          <table:table-cell table:style-name="ce27" office:value-type="float" office:value="1233.39">
            <text:p>1233.39</text:p>
          </table:table-cell>
        </table:table-row>
        <table:table-row table:style-name="ro2">
          <table:table-cell table:style-name="ce34" office:value-type="date" office:date-value="2005-09-07T00:00:00">
            <text:p>9/7/2005</text:p>
          </table:table-cell>
          <table:table-cell table:style-name="ce27" office:value-type="float" office:value="1236.36">
            <text:p>1236.36</text:p>
          </table:table-cell>
        </table:table-row>
        <table:table-row table:style-name="ro2">
          <table:table-cell table:style-name="ce34" office:value-type="date" office:date-value="2005-09-08T00:00:00">
            <text:p>9/8/2005</text:p>
          </table:table-cell>
          <table:table-cell table:style-name="ce27" office:value-type="float" office:value="1231.67">
            <text:p>1231.67</text:p>
          </table:table-cell>
        </table:table-row>
        <table:table-row table:style-name="ro2">
          <table:table-cell table:style-name="ce34" office:value-type="date" office:date-value="2005-09-09T00:00:00">
            <text:p>9/9/2005</text:p>
          </table:table-cell>
          <table:table-cell table:style-name="ce27" office:value-type="float" office:value="1241.48">
            <text:p>1241.48</text:p>
          </table:table-cell>
        </table:table-row>
        <table:table-row table:style-name="ro2">
          <table:table-cell table:style-name="ce34" office:value-type="date" office:date-value="2005-09-12T00:00:00">
            <text:p>9/12/2005</text:p>
          </table:table-cell>
          <table:table-cell table:style-name="ce27" office:value-type="float" office:value="1240.56">
            <text:p>1240.56</text:p>
          </table:table-cell>
        </table:table-row>
        <table:table-row table:style-name="ro2">
          <table:table-cell table:style-name="ce34" office:value-type="date" office:date-value="2005-09-13T00:00:00">
            <text:p>9/13/2005</text:p>
          </table:table-cell>
          <table:table-cell table:style-name="ce27" office:value-type="float" office:value="1231.2">
            <text:p>1231.2</text:p>
          </table:table-cell>
        </table:table-row>
        <table:table-row table:style-name="ro2">
          <table:table-cell table:style-name="ce34" office:value-type="date" office:date-value="2005-09-14T00:00:00">
            <text:p>9/14/2005</text:p>
          </table:table-cell>
          <table:table-cell table:style-name="ce27" office:value-type="float" office:value="1227.16">
            <text:p>1227.16</text:p>
          </table:table-cell>
        </table:table-row>
        <table:table-row table:style-name="ro2">
          <table:table-cell table:style-name="ce34" office:value-type="date" office:date-value="2005-09-15T00:00:00">
            <text:p>9/15/2005</text:p>
          </table:table-cell>
          <table:table-cell table:style-name="ce27" office:value-type="float" office:value="1227.73">
            <text:p>1227.73</text:p>
          </table:table-cell>
        </table:table-row>
        <table:table-row table:style-name="ro2">
          <table:table-cell table:style-name="ce34" office:value-type="date" office:date-value="2005-09-16T00:00:00">
            <text:p>9/16/2005</text:p>
          </table:table-cell>
          <table:table-cell table:style-name="ce27" office:value-type="float" office:value="1237.91">
            <text:p>1237.91</text:p>
          </table:table-cell>
        </table:table-row>
        <table:table-row table:style-name="ro2">
          <table:table-cell table:style-name="ce34" office:value-type="date" office:date-value="2005-09-19T00:00:00">
            <text:p>9/19/2005</text:p>
          </table:table-cell>
          <table:table-cell table:style-name="ce27" office:value-type="float" office:value="1231.02">
            <text:p>1231.02</text:p>
          </table:table-cell>
        </table:table-row>
        <table:table-row table:style-name="ro2">
          <table:table-cell table:style-name="ce34" office:value-type="date" office:date-value="2005-09-20T00:00:00">
            <text:p>9/20/2005</text:p>
          </table:table-cell>
          <table:table-cell table:style-name="ce27" office:value-type="float" office:value="1221.34">
            <text:p>1221.34</text:p>
          </table:table-cell>
        </table:table-row>
        <table:table-row table:style-name="ro2">
          <table:table-cell table:style-name="ce34" office:value-type="date" office:date-value="2005-09-21T00:00:00">
            <text:p>9/21/2005</text:p>
          </table:table-cell>
          <table:table-cell table:style-name="ce27" office:value-type="float" office:value="1210.2">
            <text:p>1210.2</text:p>
          </table:table-cell>
        </table:table-row>
        <table:table-row table:style-name="ro2">
          <table:table-cell table:style-name="ce34" office:value-type="date" office:date-value="2005-09-22T00:00:00">
            <text:p>9/22/2005</text:p>
          </table:table-cell>
          <table:table-cell table:style-name="ce27" office:value-type="float" office:value="1214.62">
            <text:p>1214.62</text:p>
          </table:table-cell>
        </table:table-row>
        <table:table-row table:style-name="ro2">
          <table:table-cell table:style-name="ce34" office:value-type="date" office:date-value="2005-09-23T00:00:00">
            <text:p>9/23/2005</text:p>
          </table:table-cell>
          <table:table-cell table:style-name="ce27" office:value-type="float" office:value="1215.29">
            <text:p>1215.29</text:p>
          </table:table-cell>
        </table:table-row>
        <table:table-row table:style-name="ro2">
          <table:table-cell table:style-name="ce34" office:value-type="date" office:date-value="2005-09-26T00:00:00">
            <text:p>9/26/2005</text:p>
          </table:table-cell>
          <table:table-cell table:style-name="ce27" office:value-type="float" office:value="1215.63">
            <text:p>1215.63</text:p>
          </table:table-cell>
        </table:table-row>
        <table:table-row table:style-name="ro2">
          <table:table-cell table:style-name="ce34" office:value-type="date" office:date-value="2005-09-27T00:00:00">
            <text:p>9/27/2005</text:p>
          </table:table-cell>
          <table:table-cell table:style-name="ce27" office:value-type="float" office:value="1215.66">
            <text:p>1215.66</text:p>
          </table:table-cell>
        </table:table-row>
        <table:table-row table:style-name="ro2">
          <table:table-cell table:style-name="ce34" office:value-type="date" office:date-value="2005-09-28T00:00:00">
            <text:p>9/28/2005</text:p>
          </table:table-cell>
          <table:table-cell table:style-name="ce27" office:value-type="float" office:value="1216.89">
            <text:p>1216.89</text:p>
          </table:table-cell>
        </table:table-row>
        <table:table-row table:style-name="ro2">
          <table:table-cell table:style-name="ce34" office:value-type="date" office:date-value="2005-09-29T00:00:00">
            <text:p>9/29/2005</text:p>
          </table:table-cell>
          <table:table-cell table:style-name="ce27" office:value-type="float" office:value="1227.68">
            <text:p>1227.68</text:p>
          </table:table-cell>
        </table:table-row>
        <table:table-row table:style-name="ro2">
          <table:table-cell table:style-name="ce34" office:value-type="date" office:date-value="2005-09-30T00:00:00">
            <text:p>9/30/2005</text:p>
          </table:table-cell>
          <table:table-cell table:style-name="ce27" office:value-type="float" office:value="1228.81">
            <text:p>1228.81</text:p>
          </table:table-cell>
        </table:table-row>
        <table:table-row table:style-name="ro2">
          <table:table-cell table:style-name="ce34" office:value-type="date" office:date-value="2005-10-03T00:00:00">
            <text:p>10/3/2005</text:p>
          </table:table-cell>
          <table:table-cell table:style-name="ce27" office:value-type="float" office:value="1226.7">
            <text:p>1226.7</text:p>
          </table:table-cell>
        </table:table-row>
        <table:table-row table:style-name="ro2">
          <table:table-cell table:style-name="ce34" office:value-type="date" office:date-value="2005-10-04T00:00:00">
            <text:p>10/4/2005</text:p>
          </table:table-cell>
          <table:table-cell table:style-name="ce27" office:value-type="float" office:value="1214.47">
            <text:p>1214.47</text:p>
          </table:table-cell>
        </table:table-row>
        <table:table-row table:style-name="ro2">
          <table:table-cell table:style-name="ce34" office:value-type="date" office:date-value="2005-10-05T00:00:00">
            <text:p>10/5/2005</text:p>
          </table:table-cell>
          <table:table-cell table:style-name="ce27" office:value-type="float" office:value="1196.39">
            <text:p>1196.39</text:p>
          </table:table-cell>
        </table:table-row>
        <table:table-row table:style-name="ro2">
          <table:table-cell table:style-name="ce34" office:value-type="date" office:date-value="2005-10-06T00:00:00">
            <text:p>10/6/2005</text:p>
          </table:table-cell>
          <table:table-cell table:style-name="ce27" office:value-type="float" office:value="1191.49">
            <text:p>1191.49</text:p>
          </table:table-cell>
        </table:table-row>
        <table:table-row table:style-name="ro2">
          <table:table-cell table:style-name="ce34" office:value-type="date" office:date-value="2005-10-07T00:00:00">
            <text:p>10/7/2005</text:p>
          </table:table-cell>
          <table:table-cell table:style-name="ce27" office:value-type="float" office:value="1195.9">
            <text:p>1195.9</text:p>
          </table:table-cell>
        </table:table-row>
        <table:table-row table:style-name="ro2">
          <table:table-cell table:style-name="ce34" office:value-type="date" office:date-value="2005-10-10T00:00:00">
            <text:p>10/10/2005</text:p>
          </table:table-cell>
          <table:table-cell table:style-name="ce27" office:value-type="float" office:value="1187.33">
            <text:p>1187.33</text:p>
          </table:table-cell>
        </table:table-row>
        <table:table-row table:style-name="ro2">
          <table:table-cell table:style-name="ce34" office:value-type="date" office:date-value="2005-10-11T00:00:00">
            <text:p>10/11/2005</text:p>
          </table:table-cell>
          <table:table-cell table:style-name="ce27" office:value-type="float" office:value="1184.87">
            <text:p>1184.87</text:p>
          </table:table-cell>
        </table:table-row>
        <table:table-row table:style-name="ro2">
          <table:table-cell table:style-name="ce34" office:value-type="date" office:date-value="2005-10-12T00:00:00">
            <text:p>10/12/2005</text:p>
          </table:table-cell>
          <table:table-cell table:style-name="ce27" office:value-type="float" office:value="1177.68">
            <text:p>1177.68</text:p>
          </table:table-cell>
        </table:table-row>
        <table:table-row table:style-name="ro2">
          <table:table-cell table:style-name="ce34" office:value-type="date" office:date-value="2005-10-13T00:00:00">
            <text:p>10/13/2005</text:p>
          </table:table-cell>
          <table:table-cell table:style-name="ce27" office:value-type="float" office:value="1176.84">
            <text:p>1176.84</text:p>
          </table:table-cell>
        </table:table-row>
        <table:table-row table:style-name="ro2">
          <table:table-cell table:style-name="ce34" office:value-type="date" office:date-value="2005-10-14T00:00:00">
            <text:p>10/14/2005</text:p>
          </table:table-cell>
          <table:table-cell table:style-name="ce27" office:value-type="float" office:value="1186.57">
            <text:p>1186.57</text:p>
          </table:table-cell>
        </table:table-row>
        <table:table-row table:style-name="ro2">
          <table:table-cell table:style-name="ce34" office:value-type="date" office:date-value="2005-10-17T00:00:00">
            <text:p>10/17/2005</text:p>
          </table:table-cell>
          <table:table-cell table:style-name="ce27" office:value-type="float" office:value="1190.1">
            <text:p>1190.1</text:p>
          </table:table-cell>
        </table:table-row>
        <table:table-row table:style-name="ro2">
          <table:table-cell table:style-name="ce34" office:value-type="date" office:date-value="2005-10-18T00:00:00">
            <text:p>10/18/2005</text:p>
          </table:table-cell>
          <table:table-cell table:style-name="ce27" office:value-type="float" office:value="1178.14">
            <text:p>1178.14</text:p>
          </table:table-cell>
        </table:table-row>
        <table:table-row table:style-name="ro2">
          <table:table-cell table:style-name="ce34" office:value-type="date" office:date-value="2005-10-19T00:00:00">
            <text:p>10/19/2005</text:p>
          </table:table-cell>
          <table:table-cell table:style-name="ce27" office:value-type="float" office:value="1195.76">
            <text:p>1195.76</text:p>
          </table:table-cell>
        </table:table-row>
        <table:table-row table:style-name="ro2">
          <table:table-cell table:style-name="ce34" office:value-type="date" office:date-value="2005-10-20T00:00:00">
            <text:p>10/20/2005</text:p>
          </table:table-cell>
          <table:table-cell table:style-name="ce27" office:value-type="float" office:value="1177.8">
            <text:p>1177.8</text:p>
          </table:table-cell>
        </table:table-row>
        <table:table-row table:style-name="ro2">
          <table:table-cell table:style-name="ce34" office:value-type="date" office:date-value="2005-10-21T00:00:00">
            <text:p>10/21/2005</text:p>
          </table:table-cell>
          <table:table-cell table:style-name="ce27" office:value-type="float" office:value="1179.59">
            <text:p>1179.59</text:p>
          </table:table-cell>
        </table:table-row>
        <table:table-row table:style-name="ro2">
          <table:table-cell table:style-name="ce34" office:value-type="date" office:date-value="2005-10-24T00:00:00">
            <text:p>10/24/2005</text:p>
          </table:table-cell>
          <table:table-cell table:style-name="ce27" office:value-type="float" office:value="1199.38">
            <text:p>1199.38</text:p>
          </table:table-cell>
        </table:table-row>
        <table:table-row table:style-name="ro2">
          <table:table-cell table:style-name="ce34" office:value-type="date" office:date-value="2005-10-25T00:00:00">
            <text:p>10/25/2005</text:p>
          </table:table-cell>
          <table:table-cell table:style-name="ce27" office:value-type="float" office:value="1196.54">
            <text:p>1196.54</text:p>
          </table:table-cell>
        </table:table-row>
        <table:table-row table:style-name="ro2">
          <table:table-cell table:style-name="ce34" office:value-type="date" office:date-value="2005-10-26T00:00:00">
            <text:p>10/26/2005</text:p>
          </table:table-cell>
          <table:table-cell table:style-name="ce27" office:value-type="float" office:value="1191.38">
            <text:p>1191.38</text:p>
          </table:table-cell>
        </table:table-row>
        <table:table-row table:style-name="ro2">
          <table:table-cell table:style-name="ce34" office:value-type="date" office:date-value="2005-10-27T00:00:00">
            <text:p>10/27/2005</text:p>
          </table:table-cell>
          <table:table-cell table:style-name="ce27" office:value-type="float" office:value="1178.9">
            <text:p>1178.9</text:p>
          </table:table-cell>
        </table:table-row>
        <table:table-row table:style-name="ro2">
          <table:table-cell table:style-name="ce34" office:value-type="date" office:date-value="2005-10-28T00:00:00">
            <text:p>10/28/2005</text:p>
          </table:table-cell>
          <table:table-cell table:style-name="ce27" office:value-type="float" office:value="1198.41">
            <text:p>1198.41</text:p>
          </table:table-cell>
        </table:table-row>
        <table:table-row table:style-name="ro2">
          <table:table-cell table:style-name="ce34" office:value-type="date" office:date-value="2005-10-31T00:00:00">
            <text:p>10/31/2005</text:p>
          </table:table-cell>
          <table:table-cell table:style-name="ce27" office:value-type="float" office:value="1207.01">
            <text:p>1207.01</text:p>
          </table:table-cell>
        </table:table-row>
        <table:table-row table:style-name="ro2">
          <table:table-cell table:style-name="ce34" office:value-type="date" office:date-value="2005-11-01T00:00:00">
            <text:p>11/1/2005</text:p>
          </table:table-cell>
          <table:table-cell table:style-name="ce27" office:value-type="float" office:value="1202.76">
            <text:p>1202.76</text:p>
          </table:table-cell>
        </table:table-row>
        <table:table-row table:style-name="ro2">
          <table:table-cell table:style-name="ce34" office:value-type="date" office:date-value="2005-11-02T00:00:00">
            <text:p>11/2/2005</text:p>
          </table:table-cell>
          <table:table-cell table:style-name="ce27" office:value-type="float" office:value="1214.76">
            <text:p>1214.76</text:p>
          </table:table-cell>
        </table:table-row>
        <table:table-row table:style-name="ro2">
          <table:table-cell table:style-name="ce34" office:value-type="date" office:date-value="2005-11-03T00:00:00">
            <text:p>11/3/2005</text:p>
          </table:table-cell>
          <table:table-cell table:style-name="ce27" office:value-type="float" office:value="1219.94">
            <text:p>1219.94</text:p>
          </table:table-cell>
        </table:table-row>
        <table:table-row table:style-name="ro2">
          <table:table-cell table:style-name="ce34" office:value-type="date" office:date-value="2005-11-04T00:00:00">
            <text:p>11/4/2005</text:p>
          </table:table-cell>
          <table:table-cell table:style-name="ce27" office:value-type="float" office:value="1220.14">
            <text:p>1220.14</text:p>
          </table:table-cell>
        </table:table-row>
        <table:table-row table:style-name="ro2">
          <table:table-cell table:style-name="ce34" office:value-type="date" office:date-value="2005-11-07T00:00:00">
            <text:p>11/7/2005</text:p>
          </table:table-cell>
          <table:table-cell table:style-name="ce27" office:value-type="float" office:value="1222.81">
            <text:p>1222.81</text:p>
          </table:table-cell>
        </table:table-row>
        <table:table-row table:style-name="ro2">
          <table:table-cell table:style-name="ce34" office:value-type="date" office:date-value="2005-11-08T00:00:00">
            <text:p>11/8/2005</text:p>
          </table:table-cell>
          <table:table-cell table:style-name="ce27" office:value-type="float" office:value="1218.59">
            <text:p>1218.59</text:p>
          </table:table-cell>
        </table:table-row>
        <table:table-row table:style-name="ro2">
          <table:table-cell table:style-name="ce34" office:value-type="date" office:date-value="2005-11-09T00:00:00">
            <text:p>11/9/2005</text:p>
          </table:table-cell>
          <table:table-cell table:style-name="ce27" office:value-type="float" office:value="1220.65">
            <text:p>1220.65</text:p>
          </table:table-cell>
        </table:table-row>
        <table:table-row table:style-name="ro2">
          <table:table-cell table:style-name="ce34" office:value-type="date" office:date-value="2005-11-10T00:00:00">
            <text:p>11/10/2005</text:p>
          </table:table-cell>
          <table:table-cell table:style-name="ce27" office:value-type="float" office:value="1230.96">
            <text:p>1230.96</text:p>
          </table:table-cell>
        </table:table-row>
        <table:table-row table:style-name="ro2">
          <table:table-cell table:style-name="ce34" office:value-type="date" office:date-value="2005-11-11T00:00:00">
            <text:p>11/11/2005</text:p>
          </table:table-cell>
          <table:table-cell table:style-name="ce27" office:value-type="float" office:value="1234.72">
            <text:p>1234.72</text:p>
          </table:table-cell>
        </table:table-row>
        <table:table-row table:style-name="ro2">
          <table:table-cell table:style-name="ce34" office:value-type="date" office:date-value="2005-11-14T00:00:00">
            <text:p>11/14/2005</text:p>
          </table:table-cell>
          <table:table-cell table:style-name="ce27" office:value-type="float" office:value="1233.76">
            <text:p>1233.76</text:p>
          </table:table-cell>
        </table:table-row>
        <table:table-row table:style-name="ro2">
          <table:table-cell table:style-name="ce34" office:value-type="date" office:date-value="2005-11-15T00:00:00">
            <text:p>11/15/2005</text:p>
          </table:table-cell>
          <table:table-cell table:style-name="ce27" office:value-type="float" office:value="1229.01">
            <text:p>1229.01</text:p>
          </table:table-cell>
        </table:table-row>
        <table:table-row table:style-name="ro2">
          <table:table-cell table:style-name="ce34" office:value-type="date" office:date-value="2005-11-16T00:00:00">
            <text:p>11/16/2005</text:p>
          </table:table-cell>
          <table:table-cell table:style-name="ce27" office:value-type="float" office:value="1231.21">
            <text:p>1231.21</text:p>
          </table:table-cell>
        </table:table-row>
        <table:table-row table:style-name="ro2">
          <table:table-cell table:style-name="ce34" office:value-type="date" office:date-value="2005-11-17T00:00:00">
            <text:p>11/17/2005</text:p>
          </table:table-cell>
          <table:table-cell table:style-name="ce27" office:value-type="float" office:value="1242.8">
            <text:p>1242.8</text:p>
          </table:table-cell>
        </table:table-row>
        <table:table-row table:style-name="ro2">
          <table:table-cell table:style-name="ce34" office:value-type="date" office:date-value="2005-11-18T00:00:00">
            <text:p>11/18/2005</text:p>
          </table:table-cell>
          <table:table-cell table:style-name="ce27" office:value-type="float" office:value="1248.27">
            <text:p>1248.27</text:p>
          </table:table-cell>
        </table:table-row>
        <table:table-row table:style-name="ro2">
          <table:table-cell table:style-name="ce34" office:value-type="date" office:date-value="2005-11-21T00:00:00">
            <text:p>11/21/2005</text:p>
          </table:table-cell>
          <table:table-cell table:style-name="ce27" office:value-type="float" office:value="1254.85">
            <text:p>1254.85</text:p>
          </table:table-cell>
        </table:table-row>
        <table:table-row table:style-name="ro2">
          <table:table-cell table:style-name="ce34" office:value-type="date" office:date-value="2005-11-22T00:00:00">
            <text:p>11/22/2005</text:p>
          </table:table-cell>
          <table:table-cell table:style-name="ce27" office:value-type="float" office:value="1261.23">
            <text:p>1261.23</text:p>
          </table:table-cell>
        </table:table-row>
        <table:table-row table:style-name="ro2">
          <table:table-cell table:style-name="ce34" office:value-type="date" office:date-value="2005-11-23T00:00:00">
            <text:p>11/23/2005</text:p>
          </table:table-cell>
          <table:table-cell table:style-name="ce27" office:value-type="float" office:value="1265.61">
            <text:p>1265.61</text:p>
          </table:table-cell>
        </table:table-row>
        <table:table-row table:style-name="ro2">
          <table:table-cell table:style-name="ce34" office:value-type="date" office:date-value="2005-11-24T00:00:00">
            <text:p>11/24/200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5-11-25T00:00:00">
            <text:p>11/25/2005</text:p>
          </table:table-cell>
          <table:table-cell table:style-name="ce27" office:value-type="float" office:value="1268.25">
            <text:p>1268.25</text:p>
          </table:table-cell>
        </table:table-row>
        <table:table-row table:style-name="ro2">
          <table:table-cell table:style-name="ce34" office:value-type="date" office:date-value="2005-11-28T00:00:00">
            <text:p>11/28/2005</text:p>
          </table:table-cell>
          <table:table-cell table:style-name="ce27" office:value-type="float" office:value="1257.46">
            <text:p>1257.46</text:p>
          </table:table-cell>
        </table:table-row>
        <table:table-row table:style-name="ro2">
          <table:table-cell table:style-name="ce34" office:value-type="date" office:date-value="2005-11-29T00:00:00">
            <text:p>11/29/2005</text:p>
          </table:table-cell>
          <table:table-cell table:style-name="ce27" office:value-type="float" office:value="1257.48">
            <text:p>1257.48</text:p>
          </table:table-cell>
        </table:table-row>
        <table:table-row table:style-name="ro2">
          <table:table-cell table:style-name="ce34" office:value-type="date" office:date-value="2005-11-30T00:00:00">
            <text:p>11/30/2005</text:p>
          </table:table-cell>
          <table:table-cell table:style-name="ce27" office:value-type="float" office:value="1249.48">
            <text:p>1249.48</text:p>
          </table:table-cell>
        </table:table-row>
        <table:table-row table:style-name="ro2">
          <table:table-cell table:style-name="ce34" office:value-type="date" office:date-value="2005-12-01T00:00:00">
            <text:p>12/1/2005</text:p>
          </table:table-cell>
          <table:table-cell table:style-name="ce27" office:value-type="float" office:value="1264.67">
            <text:p>1264.67</text:p>
          </table:table-cell>
        </table:table-row>
        <table:table-row table:style-name="ro2">
          <table:table-cell table:style-name="ce34" office:value-type="date" office:date-value="2005-12-02T00:00:00">
            <text:p>12/2/2005</text:p>
          </table:table-cell>
          <table:table-cell table:style-name="ce27" office:value-type="float" office:value="1265.08">
            <text:p>1265.08</text:p>
          </table:table-cell>
        </table:table-row>
        <table:table-row table:style-name="ro2">
          <table:table-cell table:style-name="ce34" office:value-type="date" office:date-value="2005-12-05T00:00:00">
            <text:p>12/5/2005</text:p>
          </table:table-cell>
          <table:table-cell table:style-name="ce27" office:value-type="float" office:value="1262.09">
            <text:p>1262.09</text:p>
          </table:table-cell>
        </table:table-row>
        <table:table-row table:style-name="ro2">
          <table:table-cell table:style-name="ce34" office:value-type="date" office:date-value="2005-12-06T00:00:00">
            <text:p>12/6/2005</text:p>
          </table:table-cell>
          <table:table-cell table:style-name="ce27" office:value-type="float" office:value="1263.7">
            <text:p>1263.7</text:p>
          </table:table-cell>
        </table:table-row>
        <table:table-row table:style-name="ro2">
          <table:table-cell table:style-name="ce34" office:value-type="date" office:date-value="2005-12-07T00:00:00">
            <text:p>12/7/2005</text:p>
          </table:table-cell>
          <table:table-cell table:style-name="ce27" office:value-type="float" office:value="1257.37">
            <text:p>1257.37</text:p>
          </table:table-cell>
        </table:table-row>
        <table:table-row table:style-name="ro2">
          <table:table-cell table:style-name="ce34" office:value-type="date" office:date-value="2005-12-08T00:00:00">
            <text:p>12/8/2005</text:p>
          </table:table-cell>
          <table:table-cell table:style-name="ce27" office:value-type="float" office:value="1255.84">
            <text:p>1255.84</text:p>
          </table:table-cell>
        </table:table-row>
        <table:table-row table:style-name="ro2">
          <table:table-cell table:style-name="ce34" office:value-type="date" office:date-value="2005-12-09T00:00:00">
            <text:p>12/9/2005</text:p>
          </table:table-cell>
          <table:table-cell table:style-name="ce27" office:value-type="float" office:value="1259.37">
            <text:p>1259.37</text:p>
          </table:table-cell>
        </table:table-row>
        <table:table-row table:style-name="ro2">
          <table:table-cell table:style-name="ce34" office:value-type="date" office:date-value="2005-12-12T00:00:00">
            <text:p>12/12/2005</text:p>
          </table:table-cell>
          <table:table-cell table:style-name="ce27" office:value-type="float" office:value="1260.43">
            <text:p>1260.43</text:p>
          </table:table-cell>
        </table:table-row>
        <table:table-row table:style-name="ro2">
          <table:table-cell table:style-name="ce34" office:value-type="date" office:date-value="2005-12-13T00:00:00">
            <text:p>12/13/2005</text:p>
          </table:table-cell>
          <table:table-cell table:style-name="ce27" office:value-type="float" office:value="1267.43">
            <text:p>1267.43</text:p>
          </table:table-cell>
        </table:table-row>
        <table:table-row table:style-name="ro2">
          <table:table-cell table:style-name="ce34" office:value-type="date" office:date-value="2005-12-14T00:00:00">
            <text:p>12/14/2005</text:p>
          </table:table-cell>
          <table:table-cell table:style-name="ce27" office:value-type="float" office:value="1272.74">
            <text:p>1272.74</text:p>
          </table:table-cell>
        </table:table-row>
        <table:table-row table:style-name="ro2">
          <table:table-cell table:style-name="ce34" office:value-type="date" office:date-value="2005-12-15T00:00:00">
            <text:p>12/15/2005</text:p>
          </table:table-cell>
          <table:table-cell table:style-name="ce27" office:value-type="float" office:value="1270.94">
            <text:p>1270.94</text:p>
          </table:table-cell>
        </table:table-row>
        <table:table-row table:style-name="ro2">
          <table:table-cell table:style-name="ce34" office:value-type="date" office:date-value="2005-12-16T00:00:00">
            <text:p>12/16/2005</text:p>
          </table:table-cell>
          <table:table-cell table:style-name="ce27" office:value-type="float" office:value="1267.32">
            <text:p>1267.32</text:p>
          </table:table-cell>
        </table:table-row>
        <table:table-row table:style-name="ro2">
          <table:table-cell table:style-name="ce34" office:value-type="date" office:date-value="2005-12-19T00:00:00">
            <text:p>12/19/2005</text:p>
          </table:table-cell>
          <table:table-cell table:style-name="ce27" office:value-type="float" office:value="1259.92">
            <text:p>1259.92</text:p>
          </table:table-cell>
        </table:table-row>
        <table:table-row table:style-name="ro2">
          <table:table-cell table:style-name="ce34" office:value-type="date" office:date-value="2005-12-20T00:00:00">
            <text:p>12/20/2005</text:p>
          </table:table-cell>
          <table:table-cell table:style-name="ce27" office:value-type="float" office:value="1259.62">
            <text:p>1259.62</text:p>
          </table:table-cell>
        </table:table-row>
        <table:table-row table:style-name="ro2">
          <table:table-cell table:style-name="ce34" office:value-type="date" office:date-value="2005-12-21T00:00:00">
            <text:p>12/21/2005</text:p>
          </table:table-cell>
          <table:table-cell table:style-name="ce27" office:value-type="float" office:value="1262.79">
            <text:p>1262.79</text:p>
          </table:table-cell>
        </table:table-row>
        <table:table-row table:style-name="ro2">
          <table:table-cell table:style-name="ce34" office:value-type="date" office:date-value="2005-12-22T00:00:00">
            <text:p>12/22/2005</text:p>
          </table:table-cell>
          <table:table-cell table:style-name="ce27" office:value-type="float" office:value="1268.12">
            <text:p>1268.12</text:p>
          </table:table-cell>
        </table:table-row>
        <table:table-row table:style-name="ro2">
          <table:table-cell table:style-name="ce34" office:value-type="date" office:date-value="2005-12-23T00:00:00">
            <text:p>12/23/2005</text:p>
          </table:table-cell>
          <table:table-cell table:style-name="ce27" office:value-type="float" office:value="1268.66">
            <text:p>1268.66</text:p>
          </table:table-cell>
        </table:table-row>
        <table:table-row table:style-name="ro2">
          <table:table-cell table:style-name="ce34" office:value-type="date" office:date-value="2005-12-26T00:00:00">
            <text:p>12/26/200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5-12-27T00:00:00">
            <text:p>12/27/2005</text:p>
          </table:table-cell>
          <table:table-cell table:style-name="ce27" office:value-type="float" office:value="1256.54">
            <text:p>1256.54</text:p>
          </table:table-cell>
        </table:table-row>
        <table:table-row table:style-name="ro2">
          <table:table-cell table:style-name="ce34" office:value-type="date" office:date-value="2005-12-28T00:00:00">
            <text:p>12/28/2005</text:p>
          </table:table-cell>
          <table:table-cell table:style-name="ce27" office:value-type="float" office:value="1258.17">
            <text:p>1258.17</text:p>
          </table:table-cell>
        </table:table-row>
        <table:table-row table:style-name="ro2">
          <table:table-cell table:style-name="ce34" office:value-type="date" office:date-value="2005-12-29T00:00:00">
            <text:p>12/29/2005</text:p>
          </table:table-cell>
          <table:table-cell table:style-name="ce27" office:value-type="float" office:value="1254.42">
            <text:p>1254.42</text:p>
          </table:table-cell>
        </table:table-row>
        <table:table-row table:style-name="ro2">
          <table:table-cell table:style-name="ce34" office:value-type="date" office:date-value="2005-12-30T00:00:00">
            <text:p>12/30/2005</text:p>
          </table:table-cell>
          <table:table-cell table:style-name="ce27" office:value-type="float" office:value="1248.29">
            <text:p>1248.29</text:p>
          </table:table-cell>
        </table:table-row>
        <table:table-row table:style-name="ro2">
          <table:table-cell table:style-name="ce34" office:value-type="date" office:date-value="2006-01-02T00:00:00">
            <text:p>1/2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1-03T00:00:00">
            <text:p>1/3/2006</text:p>
          </table:table-cell>
          <table:table-cell table:style-name="ce27" office:value-type="float" office:value="1268.8">
            <text:p>1268.8</text:p>
          </table:table-cell>
        </table:table-row>
        <table:table-row table:style-name="ro2">
          <table:table-cell table:style-name="ce34" office:value-type="date" office:date-value="2006-01-04T00:00:00">
            <text:p>1/4/2006</text:p>
          </table:table-cell>
          <table:table-cell table:style-name="ce27" office:value-type="float" office:value="1273.46">
            <text:p>1273.46</text:p>
          </table:table-cell>
        </table:table-row>
        <table:table-row table:style-name="ro2">
          <table:table-cell table:style-name="ce34" office:value-type="date" office:date-value="2006-01-05T00:00:00">
            <text:p>1/5/2006</text:p>
          </table:table-cell>
          <table:table-cell table:style-name="ce27" office:value-type="float" office:value="1273.48">
            <text:p>1273.48</text:p>
          </table:table-cell>
        </table:table-row>
        <table:table-row table:style-name="ro2">
          <table:table-cell table:style-name="ce34" office:value-type="date" office:date-value="2006-01-06T00:00:00">
            <text:p>1/6/2006</text:p>
          </table:table-cell>
          <table:table-cell table:style-name="ce27" office:value-type="float" office:value="1285.45">
            <text:p>1285.45</text:p>
          </table:table-cell>
        </table:table-row>
        <table:table-row table:style-name="ro2">
          <table:table-cell table:style-name="ce34" office:value-type="date" office:date-value="2006-01-09T00:00:00">
            <text:p>1/9/2006</text:p>
          </table:table-cell>
          <table:table-cell table:style-name="ce27" office:value-type="float" office:value="1290.15">
            <text:p>1290.15</text:p>
          </table:table-cell>
        </table:table-row>
        <table:table-row table:style-name="ro2">
          <table:table-cell table:style-name="ce34" office:value-type="date" office:date-value="2006-01-10T00:00:00">
            <text:p>1/10/2006</text:p>
          </table:table-cell>
          <table:table-cell table:style-name="ce27" office:value-type="float" office:value="1289.69">
            <text:p>1289.69</text:p>
          </table:table-cell>
        </table:table-row>
        <table:table-row table:style-name="ro2">
          <table:table-cell table:style-name="ce34" office:value-type="date" office:date-value="2006-01-11T00:00:00">
            <text:p>1/11/2006</text:p>
          </table:table-cell>
          <table:table-cell table:style-name="ce27" office:value-type="float" office:value="1294.18">
            <text:p>1294.18</text:p>
          </table:table-cell>
        </table:table-row>
        <table:table-row table:style-name="ro2">
          <table:table-cell table:style-name="ce34" office:value-type="date" office:date-value="2006-01-12T00:00:00">
            <text:p>1/12/2006</text:p>
          </table:table-cell>
          <table:table-cell table:style-name="ce27" office:value-type="float" office:value="1286.06">
            <text:p>1286.06</text:p>
          </table:table-cell>
        </table:table-row>
        <table:table-row table:style-name="ro2">
          <table:table-cell table:style-name="ce34" office:value-type="date" office:date-value="2006-01-13T00:00:00">
            <text:p>1/13/2006</text:p>
          </table:table-cell>
          <table:table-cell table:style-name="ce27" office:value-type="float" office:value="1287.61">
            <text:p>1287.61</text:p>
          </table:table-cell>
        </table:table-row>
        <table:table-row table:style-name="ro2">
          <table:table-cell table:style-name="ce34" office:value-type="date" office:date-value="2006-01-16T00:00:00">
            <text:p>1/16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1-17T00:00:00">
            <text:p>1/17/2006</text:p>
          </table:table-cell>
          <table:table-cell table:style-name="ce27" office:value-type="float" office:value="1282.93">
            <text:p>1282.93</text:p>
          </table:table-cell>
        </table:table-row>
        <table:table-row table:style-name="ro2">
          <table:table-cell table:style-name="ce34" office:value-type="date" office:date-value="2006-01-18T00:00:00">
            <text:p>1/18/2006</text:p>
          </table:table-cell>
          <table:table-cell table:style-name="ce27" office:value-type="float" office:value="1277.93">
            <text:p>1277.93</text:p>
          </table:table-cell>
        </table:table-row>
        <table:table-row table:style-name="ro2">
          <table:table-cell table:style-name="ce34" office:value-type="date" office:date-value="2006-01-19T00:00:00">
            <text:p>1/19/2006</text:p>
          </table:table-cell>
          <table:table-cell table:style-name="ce27" office:value-type="float" office:value="1285.04">
            <text:p>1285.04</text:p>
          </table:table-cell>
        </table:table-row>
        <table:table-row table:style-name="ro2">
          <table:table-cell table:style-name="ce34" office:value-type="date" office:date-value="2006-01-20T00:00:00">
            <text:p>1/20/2006</text:p>
          </table:table-cell>
          <table:table-cell table:style-name="ce27" office:value-type="float" office:value="1261.49">
            <text:p>1261.49</text:p>
          </table:table-cell>
        </table:table-row>
        <table:table-row table:style-name="ro2">
          <table:table-cell table:style-name="ce34" office:value-type="date" office:date-value="2006-01-23T00:00:00">
            <text:p>1/23/2006</text:p>
          </table:table-cell>
          <table:table-cell table:style-name="ce27" office:value-type="float" office:value="1263.82">
            <text:p>1263.82</text:p>
          </table:table-cell>
        </table:table-row>
        <table:table-row table:style-name="ro2">
          <table:table-cell table:style-name="ce34" office:value-type="date" office:date-value="2006-01-24T00:00:00">
            <text:p>1/24/2006</text:p>
          </table:table-cell>
          <table:table-cell table:style-name="ce27" office:value-type="float" office:value="1266.86">
            <text:p>1266.86</text:p>
          </table:table-cell>
        </table:table-row>
        <table:table-row table:style-name="ro2">
          <table:table-cell table:style-name="ce34" office:value-type="date" office:date-value="2006-01-25T00:00:00">
            <text:p>1/25/2006</text:p>
          </table:table-cell>
          <table:table-cell table:style-name="ce27" office:value-type="float" office:value="1264.68">
            <text:p>1264.68</text:p>
          </table:table-cell>
        </table:table-row>
        <table:table-row table:style-name="ro2">
          <table:table-cell table:style-name="ce34" office:value-type="date" office:date-value="2006-01-26T00:00:00">
            <text:p>1/26/2006</text:p>
          </table:table-cell>
          <table:table-cell table:style-name="ce27" office:value-type="float" office:value="1273.83">
            <text:p>1273.83</text:p>
          </table:table-cell>
        </table:table-row>
        <table:table-row table:style-name="ro2">
          <table:table-cell table:style-name="ce34" office:value-type="date" office:date-value="2006-01-27T00:00:00">
            <text:p>1/27/2006</text:p>
          </table:table-cell>
          <table:table-cell table:style-name="ce27" office:value-type="float" office:value="1283.72">
            <text:p>1283.72</text:p>
          </table:table-cell>
        </table:table-row>
        <table:table-row table:style-name="ro2">
          <table:table-cell table:style-name="ce34" office:value-type="date" office:date-value="2006-01-30T00:00:00">
            <text:p>1/30/2006</text:p>
          </table:table-cell>
          <table:table-cell table:style-name="ce27" office:value-type="float" office:value="1285.2">
            <text:p>1285.2</text:p>
          </table:table-cell>
        </table:table-row>
        <table:table-row table:style-name="ro2">
          <table:table-cell table:style-name="ce34" office:value-type="date" office:date-value="2006-01-31T00:00:00">
            <text:p>1/31/2006</text:p>
          </table:table-cell>
          <table:table-cell table:style-name="ce27" office:value-type="float" office:value="1280.08">
            <text:p>1280.08</text:p>
          </table:table-cell>
        </table:table-row>
        <table:table-row table:style-name="ro2">
          <table:table-cell table:style-name="ce34" office:value-type="date" office:date-value="2006-02-01T00:00:00">
            <text:p>2/1/2006</text:p>
          </table:table-cell>
          <table:table-cell table:style-name="ce27" office:value-type="float" office:value="1282.46">
            <text:p>1282.46</text:p>
          </table:table-cell>
        </table:table-row>
        <table:table-row table:style-name="ro2">
          <table:table-cell table:style-name="ce34" office:value-type="date" office:date-value="2006-02-02T00:00:00">
            <text:p>2/2/2006</text:p>
          </table:table-cell>
          <table:table-cell table:style-name="ce27" office:value-type="float" office:value="1270.84">
            <text:p>1270.84</text:p>
          </table:table-cell>
        </table:table-row>
        <table:table-row table:style-name="ro2">
          <table:table-cell table:style-name="ce34" office:value-type="date" office:date-value="2006-02-03T00:00:00">
            <text:p>2/3/2006</text:p>
          </table:table-cell>
          <table:table-cell table:style-name="ce27" office:value-type="float" office:value="1264.03">
            <text:p>1264.03</text:p>
          </table:table-cell>
        </table:table-row>
        <table:table-row table:style-name="ro2">
          <table:table-cell table:style-name="ce34" office:value-type="date" office:date-value="2006-02-06T00:00:00">
            <text:p>2/6/2006</text:p>
          </table:table-cell>
          <table:table-cell table:style-name="ce27" office:value-type="float" office:value="1265.02">
            <text:p>1265.02</text:p>
          </table:table-cell>
        </table:table-row>
        <table:table-row table:style-name="ro2">
          <table:table-cell table:style-name="ce34" office:value-type="date" office:date-value="2006-02-07T00:00:00">
            <text:p>2/7/2006</text:p>
          </table:table-cell>
          <table:table-cell table:style-name="ce27" office:value-type="float" office:value="1254.78">
            <text:p>1254.78</text:p>
          </table:table-cell>
        </table:table-row>
        <table:table-row table:style-name="ro2">
          <table:table-cell table:style-name="ce34" office:value-type="date" office:date-value="2006-02-08T00:00:00">
            <text:p>2/8/2006</text:p>
          </table:table-cell>
          <table:table-cell table:style-name="ce27" office:value-type="float" office:value="1265.65">
            <text:p>1265.65</text:p>
          </table:table-cell>
        </table:table-row>
        <table:table-row table:style-name="ro2">
          <table:table-cell table:style-name="ce34" office:value-type="date" office:date-value="2006-02-09T00:00:00">
            <text:p>2/9/2006</text:p>
          </table:table-cell>
          <table:table-cell table:style-name="ce27" office:value-type="float" office:value="1263.78">
            <text:p>1263.78</text:p>
          </table:table-cell>
        </table:table-row>
        <table:table-row table:style-name="ro2">
          <table:table-cell table:style-name="ce34" office:value-type="date" office:date-value="2006-02-10T00:00:00">
            <text:p>2/10/2006</text:p>
          </table:table-cell>
          <table:table-cell table:style-name="ce27" office:value-type="float" office:value="1266.99">
            <text:p>1266.99</text:p>
          </table:table-cell>
        </table:table-row>
        <table:table-row table:style-name="ro2">
          <table:table-cell table:style-name="ce34" office:value-type="date" office:date-value="2006-02-13T00:00:00">
            <text:p>2/13/2006</text:p>
          </table:table-cell>
          <table:table-cell table:style-name="ce27" office:value-type="float" office:value="1262.86">
            <text:p>1262.86</text:p>
          </table:table-cell>
        </table:table-row>
        <table:table-row table:style-name="ro2">
          <table:table-cell table:style-name="ce34" office:value-type="date" office:date-value="2006-02-14T00:00:00">
            <text:p>2/14/2006</text:p>
          </table:table-cell>
          <table:table-cell table:style-name="ce27" office:value-type="float" office:value="1275.53">
            <text:p>1275.53</text:p>
          </table:table-cell>
        </table:table-row>
        <table:table-row table:style-name="ro2">
          <table:table-cell table:style-name="ce34" office:value-type="date" office:date-value="2006-02-15T00:00:00">
            <text:p>2/15/2006</text:p>
          </table:table-cell>
          <table:table-cell table:style-name="ce27" office:value-type="float" office:value="1280">
            <text:p>1280</text:p>
          </table:table-cell>
        </table:table-row>
        <table:table-row table:style-name="ro2">
          <table:table-cell table:style-name="ce34" office:value-type="date" office:date-value="2006-02-16T00:00:00">
            <text:p>2/16/2006</text:p>
          </table:table-cell>
          <table:table-cell table:style-name="ce27" office:value-type="float" office:value="1289.38">
            <text:p>1289.38</text:p>
          </table:table-cell>
        </table:table-row>
        <table:table-row table:style-name="ro2">
          <table:table-cell table:style-name="ce34" office:value-type="date" office:date-value="2006-02-17T00:00:00">
            <text:p>2/17/2006</text:p>
          </table:table-cell>
          <table:table-cell table:style-name="ce27" office:value-type="float" office:value="1287.24">
            <text:p>1287.24</text:p>
          </table:table-cell>
        </table:table-row>
        <table:table-row table:style-name="ro2">
          <table:table-cell table:style-name="ce34" office:value-type="date" office:date-value="2006-02-20T00:00:00">
            <text:p>2/20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2-21T00:00:00">
            <text:p>2/21/2006</text:p>
          </table:table-cell>
          <table:table-cell table:style-name="ce27" office:value-type="float" office:value="1283.03">
            <text:p>1283.03</text:p>
          </table:table-cell>
        </table:table-row>
        <table:table-row table:style-name="ro2">
          <table:table-cell table:style-name="ce34" office:value-type="date" office:date-value="2006-02-22T00:00:00">
            <text:p>2/22/2006</text:p>
          </table:table-cell>
          <table:table-cell table:style-name="ce27" office:value-type="float" office:value="1292.67">
            <text:p>1292.67</text:p>
          </table:table-cell>
        </table:table-row>
        <table:table-row table:style-name="ro2">
          <table:table-cell table:style-name="ce34" office:value-type="date" office:date-value="2006-02-23T00:00:00">
            <text:p>2/23/2006</text:p>
          </table:table-cell>
          <table:table-cell table:style-name="ce27" office:value-type="float" office:value="1287.79">
            <text:p>1287.79</text:p>
          </table:table-cell>
        </table:table-row>
        <table:table-row table:style-name="ro2">
          <table:table-cell table:style-name="ce34" office:value-type="date" office:date-value="2006-02-24T00:00:00">
            <text:p>2/24/2006</text:p>
          </table:table-cell>
          <table:table-cell table:style-name="ce27" office:value-type="float" office:value="1289.43">
            <text:p>1289.43</text:p>
          </table:table-cell>
        </table:table-row>
        <table:table-row table:style-name="ro2">
          <table:table-cell table:style-name="ce34" office:value-type="date" office:date-value="2006-02-27T00:00:00">
            <text:p>2/27/2006</text:p>
          </table:table-cell>
          <table:table-cell table:style-name="ce27" office:value-type="float" office:value="1294.12">
            <text:p>1294.12</text:p>
          </table:table-cell>
        </table:table-row>
        <table:table-row table:style-name="ro2">
          <table:table-cell table:style-name="ce34" office:value-type="date" office:date-value="2006-02-28T00:00:00">
            <text:p>2/28/2006</text:p>
          </table:table-cell>
          <table:table-cell table:style-name="ce27" office:value-type="float" office:value="1280.66">
            <text:p>1280.66</text:p>
          </table:table-cell>
        </table:table-row>
        <table:table-row table:style-name="ro2">
          <table:table-cell table:style-name="ce34" office:value-type="date" office:date-value="2006-03-01T00:00:00">
            <text:p>3/1/2006</text:p>
          </table:table-cell>
          <table:table-cell table:style-name="ce27" office:value-type="float" office:value="1291.24">
            <text:p>1291.24</text:p>
          </table:table-cell>
        </table:table-row>
        <table:table-row table:style-name="ro2">
          <table:table-cell table:style-name="ce34" office:value-type="date" office:date-value="2006-03-02T00:00:00">
            <text:p>3/2/2006</text:p>
          </table:table-cell>
          <table:table-cell table:style-name="ce27" office:value-type="float" office:value="1289.14">
            <text:p>1289.14</text:p>
          </table:table-cell>
        </table:table-row>
        <table:table-row table:style-name="ro2">
          <table:table-cell table:style-name="ce34" office:value-type="date" office:date-value="2006-03-03T00:00:00">
            <text:p>3/3/2006</text:p>
          </table:table-cell>
          <table:table-cell table:style-name="ce27" office:value-type="float" office:value="1287.23">
            <text:p>1287.23</text:p>
          </table:table-cell>
        </table:table-row>
        <table:table-row table:style-name="ro2">
          <table:table-cell table:style-name="ce34" office:value-type="date" office:date-value="2006-03-06T00:00:00">
            <text:p>3/6/2006</text:p>
          </table:table-cell>
          <table:table-cell table:style-name="ce27" office:value-type="float" office:value="1278.26">
            <text:p>1278.26</text:p>
          </table:table-cell>
        </table:table-row>
        <table:table-row table:style-name="ro2">
          <table:table-cell table:style-name="ce34" office:value-type="date" office:date-value="2006-03-07T00:00:00">
            <text:p>3/7/2006</text:p>
          </table:table-cell>
          <table:table-cell table:style-name="ce27" office:value-type="float" office:value="1275.88">
            <text:p>1275.88</text:p>
          </table:table-cell>
        </table:table-row>
        <table:table-row table:style-name="ro2">
          <table:table-cell table:style-name="ce34" office:value-type="date" office:date-value="2006-03-08T00:00:00">
            <text:p>3/8/2006</text:p>
          </table:table-cell>
          <table:table-cell table:style-name="ce27" office:value-type="float" office:value="1278.47">
            <text:p>1278.47</text:p>
          </table:table-cell>
        </table:table-row>
        <table:table-row table:style-name="ro2">
          <table:table-cell table:style-name="ce34" office:value-type="date" office:date-value="2006-03-09T00:00:00">
            <text:p>3/9/2006</text:p>
          </table:table-cell>
          <table:table-cell table:style-name="ce27" office:value-type="float" office:value="1272.23">
            <text:p>1272.23</text:p>
          </table:table-cell>
        </table:table-row>
        <table:table-row table:style-name="ro2">
          <table:table-cell table:style-name="ce34" office:value-type="date" office:date-value="2006-03-10T00:00:00">
            <text:p>3/10/2006</text:p>
          </table:table-cell>
          <table:table-cell table:style-name="ce27" office:value-type="float" office:value="1281.58">
            <text:p>1281.58</text:p>
          </table:table-cell>
        </table:table-row>
        <table:table-row table:style-name="ro2">
          <table:table-cell table:style-name="ce34" office:value-type="date" office:date-value="2006-03-13T00:00:00">
            <text:p>3/13/2006</text:p>
          </table:table-cell>
          <table:table-cell table:style-name="ce27" office:value-type="float" office:value="1284.13">
            <text:p>1284.13</text:p>
          </table:table-cell>
        </table:table-row>
        <table:table-row table:style-name="ro2">
          <table:table-cell table:style-name="ce34" office:value-type="date" office:date-value="2006-03-14T00:00:00">
            <text:p>3/14/2006</text:p>
          </table:table-cell>
          <table:table-cell table:style-name="ce27" office:value-type="float" office:value="1297.48">
            <text:p>1297.48</text:p>
          </table:table-cell>
        </table:table-row>
        <table:table-row table:style-name="ro2">
          <table:table-cell table:style-name="ce34" office:value-type="date" office:date-value="2006-03-15T00:00:00">
            <text:p>3/15/2006</text:p>
          </table:table-cell>
          <table:table-cell table:style-name="ce27" office:value-type="float" office:value="1303.02">
            <text:p>1303.02</text:p>
          </table:table-cell>
        </table:table-row>
        <table:table-row table:style-name="ro2">
          <table:table-cell table:style-name="ce34" office:value-type="date" office:date-value="2006-03-16T00:00:00">
            <text:p>3/16/2006</text:p>
          </table:table-cell>
          <table:table-cell table:style-name="ce27" office:value-type="float" office:value="1305.33">
            <text:p>1305.33</text:p>
          </table:table-cell>
        </table:table-row>
        <table:table-row table:style-name="ro2">
          <table:table-cell table:style-name="ce34" office:value-type="date" office:date-value="2006-03-17T00:00:00">
            <text:p>3/17/2006</text:p>
          </table:table-cell>
          <table:table-cell table:style-name="ce27" office:value-type="float" office:value="1307.25">
            <text:p>1307.25</text:p>
          </table:table-cell>
        </table:table-row>
        <table:table-row table:style-name="ro2">
          <table:table-cell table:style-name="ce34" office:value-type="date" office:date-value="2006-03-20T00:00:00">
            <text:p>3/20/2006</text:p>
          </table:table-cell>
          <table:table-cell table:style-name="ce27" office:value-type="float" office:value="1305.08">
            <text:p>1305.08</text:p>
          </table:table-cell>
        </table:table-row>
        <table:table-row table:style-name="ro2">
          <table:table-cell table:style-name="ce34" office:value-type="date" office:date-value="2006-03-21T00:00:00">
            <text:p>3/21/2006</text:p>
          </table:table-cell>
          <table:table-cell table:style-name="ce27" office:value-type="float" office:value="1297.23">
            <text:p>1297.23</text:p>
          </table:table-cell>
        </table:table-row>
        <table:table-row table:style-name="ro2">
          <table:table-cell table:style-name="ce34" office:value-type="date" office:date-value="2006-03-22T00:00:00">
            <text:p>3/22/2006</text:p>
          </table:table-cell>
          <table:table-cell table:style-name="ce27" office:value-type="float" office:value="1305.04">
            <text:p>1305.04</text:p>
          </table:table-cell>
        </table:table-row>
        <table:table-row table:style-name="ro2">
          <table:table-cell table:style-name="ce34" office:value-type="date" office:date-value="2006-03-23T00:00:00">
            <text:p>3/23/2006</text:p>
          </table:table-cell>
          <table:table-cell table:style-name="ce27" office:value-type="float" office:value="1301.67">
            <text:p>1301.67</text:p>
          </table:table-cell>
        </table:table-row>
        <table:table-row table:style-name="ro2">
          <table:table-cell table:style-name="ce34" office:value-type="date" office:date-value="2006-03-24T00:00:00">
            <text:p>3/24/2006</text:p>
          </table:table-cell>
          <table:table-cell table:style-name="ce27" office:value-type="float" office:value="1302.95">
            <text:p>1302.95</text:p>
          </table:table-cell>
        </table:table-row>
        <table:table-row table:style-name="ro2">
          <table:table-cell table:style-name="ce34" office:value-type="date" office:date-value="2006-03-27T00:00:00">
            <text:p>3/27/2006</text:p>
          </table:table-cell>
          <table:table-cell table:style-name="ce27" office:value-type="float" office:value="1301.61">
            <text:p>1301.61</text:p>
          </table:table-cell>
        </table:table-row>
        <table:table-row table:style-name="ro2">
          <table:table-cell table:style-name="ce34" office:value-type="date" office:date-value="2006-03-28T00:00:00">
            <text:p>3/28/2006</text:p>
          </table:table-cell>
          <table:table-cell table:style-name="ce27" office:value-type="float" office:value="1293.23">
            <text:p>1293.23</text:p>
          </table:table-cell>
        </table:table-row>
        <table:table-row table:style-name="ro2">
          <table:table-cell table:style-name="ce34" office:value-type="date" office:date-value="2006-03-29T00:00:00">
            <text:p>3/29/2006</text:p>
          </table:table-cell>
          <table:table-cell table:style-name="ce27" office:value-type="float" office:value="1302.89">
            <text:p>1302.89</text:p>
          </table:table-cell>
        </table:table-row>
        <table:table-row table:style-name="ro2">
          <table:table-cell table:style-name="ce34" office:value-type="date" office:date-value="2006-03-30T00:00:00">
            <text:p>3/30/2006</text:p>
          </table:table-cell>
          <table:table-cell table:style-name="ce27" office:value-type="float" office:value="1300.25">
            <text:p>1300.25</text:p>
          </table:table-cell>
        </table:table-row>
        <table:table-row table:style-name="ro2">
          <table:table-cell table:style-name="ce34" office:value-type="date" office:date-value="2006-03-31T00:00:00">
            <text:p>3/31/2006</text:p>
          </table:table-cell>
          <table:table-cell table:style-name="ce27" office:value-type="float" office:value="1294.83">
            <text:p>1294.83</text:p>
          </table:table-cell>
        </table:table-row>
        <table:table-row table:style-name="ro2">
          <table:table-cell table:style-name="ce34" office:value-type="date" office:date-value="2006-04-03T00:00:00">
            <text:p>4/3/2006</text:p>
          </table:table-cell>
          <table:table-cell table:style-name="ce27" office:value-type="float" office:value="1297.81">
            <text:p>1297.81</text:p>
          </table:table-cell>
        </table:table-row>
        <table:table-row table:style-name="ro2">
          <table:table-cell table:style-name="ce34" office:value-type="date" office:date-value="2006-04-04T00:00:00">
            <text:p>4/4/2006</text:p>
          </table:table-cell>
          <table:table-cell table:style-name="ce27" office:value-type="float" office:value="1305.93">
            <text:p>1305.93</text:p>
          </table:table-cell>
        </table:table-row>
        <table:table-row table:style-name="ro2">
          <table:table-cell table:style-name="ce34" office:value-type="date" office:date-value="2006-04-05T00:00:00">
            <text:p>4/5/2006</text:p>
          </table:table-cell>
          <table:table-cell table:style-name="ce27" office:value-type="float" office:value="1311.56">
            <text:p>1311.56</text:p>
          </table:table-cell>
        </table:table-row>
        <table:table-row table:style-name="ro2">
          <table:table-cell table:style-name="ce34" office:value-type="date" office:date-value="2006-04-06T00:00:00">
            <text:p>4/6/2006</text:p>
          </table:table-cell>
          <table:table-cell table:style-name="ce27" office:value-type="float" office:value="1309.04">
            <text:p>1309.04</text:p>
          </table:table-cell>
        </table:table-row>
        <table:table-row table:style-name="ro2">
          <table:table-cell table:style-name="ce34" office:value-type="date" office:date-value="2006-04-07T00:00:00">
            <text:p>4/7/2006</text:p>
          </table:table-cell>
          <table:table-cell table:style-name="ce27" office:value-type="float" office:value="1295.5">
            <text:p>1295.5</text:p>
          </table:table-cell>
        </table:table-row>
        <table:table-row table:style-name="ro2">
          <table:table-cell table:style-name="ce34" office:value-type="date" office:date-value="2006-04-10T00:00:00">
            <text:p>4/10/2006</text:p>
          </table:table-cell>
          <table:table-cell table:style-name="ce27" office:value-type="float" office:value="1296.6">
            <text:p>1296.6</text:p>
          </table:table-cell>
        </table:table-row>
        <table:table-row table:style-name="ro2">
          <table:table-cell table:style-name="ce34" office:value-type="date" office:date-value="2006-04-11T00:00:00">
            <text:p>4/11/2006</text:p>
          </table:table-cell>
          <table:table-cell table:style-name="ce27" office:value-type="float" office:value="1286.57">
            <text:p>1286.57</text:p>
          </table:table-cell>
        </table:table-row>
        <table:table-row table:style-name="ro2">
          <table:table-cell table:style-name="ce34" office:value-type="date" office:date-value="2006-04-12T00:00:00">
            <text:p>4/12/2006</text:p>
          </table:table-cell>
          <table:table-cell table:style-name="ce27" office:value-type="float" office:value="1288.12">
            <text:p>1288.12</text:p>
          </table:table-cell>
        </table:table-row>
        <table:table-row table:style-name="ro2">
          <table:table-cell table:style-name="ce34" office:value-type="date" office:date-value="2006-04-13T00:00:00">
            <text:p>4/13/2006</text:p>
          </table:table-cell>
          <table:table-cell table:style-name="ce27" office:value-type="float" office:value="1289.12">
            <text:p>1289.12</text:p>
          </table:table-cell>
        </table:table-row>
        <table:table-row table:style-name="ro2">
          <table:table-cell table:style-name="ce34" office:value-type="date" office:date-value="2006-04-14T00:00:00">
            <text:p>4/14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4-17T00:00:00">
            <text:p>4/17/2006</text:p>
          </table:table-cell>
          <table:table-cell table:style-name="ce27" office:value-type="float" office:value="1285.33">
            <text:p>1285.33</text:p>
          </table:table-cell>
        </table:table-row>
        <table:table-row table:style-name="ro2">
          <table:table-cell table:style-name="ce34" office:value-type="date" office:date-value="2006-04-18T00:00:00">
            <text:p>4/18/2006</text:p>
          </table:table-cell>
          <table:table-cell table:style-name="ce27" office:value-type="float" office:value="1307.65">
            <text:p>1307.65</text:p>
          </table:table-cell>
        </table:table-row>
        <table:table-row table:style-name="ro2">
          <table:table-cell table:style-name="ce34" office:value-type="date" office:date-value="2006-04-19T00:00:00">
            <text:p>4/19/2006</text:p>
          </table:table-cell>
          <table:table-cell table:style-name="ce27" office:value-type="float" office:value="1309.93">
            <text:p>1309.93</text:p>
          </table:table-cell>
        </table:table-row>
        <table:table-row table:style-name="ro2">
          <table:table-cell table:style-name="ce34" office:value-type="date" office:date-value="2006-04-20T00:00:00">
            <text:p>4/20/2006</text:p>
          </table:table-cell>
          <table:table-cell table:style-name="ce27" office:value-type="float" office:value="1311.46">
            <text:p>1311.46</text:p>
          </table:table-cell>
        </table:table-row>
        <table:table-row table:style-name="ro2">
          <table:table-cell table:style-name="ce34" office:value-type="date" office:date-value="2006-04-21T00:00:00">
            <text:p>4/21/2006</text:p>
          </table:table-cell>
          <table:table-cell table:style-name="ce27" office:value-type="float" office:value="1311.28">
            <text:p>1311.28</text:p>
          </table:table-cell>
        </table:table-row>
        <table:table-row table:style-name="ro2">
          <table:table-cell table:style-name="ce34" office:value-type="date" office:date-value="2006-04-24T00:00:00">
            <text:p>4/24/2006</text:p>
          </table:table-cell>
          <table:table-cell table:style-name="ce27" office:value-type="float" office:value="1308.11">
            <text:p>1308.11</text:p>
          </table:table-cell>
        </table:table-row>
        <table:table-row table:style-name="ro2">
          <table:table-cell table:style-name="ce34" office:value-type="date" office:date-value="2006-04-25T00:00:00">
            <text:p>4/25/2006</text:p>
          </table:table-cell>
          <table:table-cell table:style-name="ce27" office:value-type="float" office:value="1301.74">
            <text:p>1301.74</text:p>
          </table:table-cell>
        </table:table-row>
        <table:table-row table:style-name="ro2">
          <table:table-cell table:style-name="ce34" office:value-type="date" office:date-value="2006-04-26T00:00:00">
            <text:p>4/26/2006</text:p>
          </table:table-cell>
          <table:table-cell table:style-name="ce27" office:value-type="float" office:value="1305.41">
            <text:p>1305.41</text:p>
          </table:table-cell>
        </table:table-row>
        <table:table-row table:style-name="ro2">
          <table:table-cell table:style-name="ce34" office:value-type="date" office:date-value="2006-04-27T00:00:00">
            <text:p>4/27/2006</text:p>
          </table:table-cell>
          <table:table-cell table:style-name="ce27" office:value-type="float" office:value="1309.72">
            <text:p>1309.72</text:p>
          </table:table-cell>
        </table:table-row>
        <table:table-row table:style-name="ro2">
          <table:table-cell table:style-name="ce34" office:value-type="date" office:date-value="2006-04-28T00:00:00">
            <text:p>4/28/2006</text:p>
          </table:table-cell>
          <table:table-cell table:style-name="ce27" office:value-type="float" office:value="1310.61">
            <text:p>1310.61</text:p>
          </table:table-cell>
        </table:table-row>
        <table:table-row table:style-name="ro2">
          <table:table-cell table:style-name="ce34" office:value-type="date" office:date-value="2006-05-01T00:00:00">
            <text:p>5/1/2006</text:p>
          </table:table-cell>
          <table:table-cell table:style-name="ce27" office:value-type="float" office:value="1305.19">
            <text:p>1305.19</text:p>
          </table:table-cell>
        </table:table-row>
        <table:table-row table:style-name="ro2">
          <table:table-cell table:style-name="ce34" office:value-type="date" office:date-value="2006-05-02T00:00:00">
            <text:p>5/2/2006</text:p>
          </table:table-cell>
          <table:table-cell table:style-name="ce27" office:value-type="float" office:value="1313.21">
            <text:p>1313.21</text:p>
          </table:table-cell>
        </table:table-row>
        <table:table-row table:style-name="ro2">
          <table:table-cell table:style-name="ce34" office:value-type="date" office:date-value="2006-05-03T00:00:00">
            <text:p>5/3/2006</text:p>
          </table:table-cell>
          <table:table-cell table:style-name="ce27" office:value-type="float" office:value="1307.85">
            <text:p>1307.85</text:p>
          </table:table-cell>
        </table:table-row>
        <table:table-row table:style-name="ro2">
          <table:table-cell table:style-name="ce34" office:value-type="date" office:date-value="2006-05-04T00:00:00">
            <text:p>5/4/2006</text:p>
          </table:table-cell>
          <table:table-cell table:style-name="ce27" office:value-type="float" office:value="1312.25">
            <text:p>1312.25</text:p>
          </table:table-cell>
        </table:table-row>
        <table:table-row table:style-name="ro2">
          <table:table-cell table:style-name="ce34" office:value-type="date" office:date-value="2006-05-05T00:00:00">
            <text:p>5/5/2006</text:p>
          </table:table-cell>
          <table:table-cell table:style-name="ce27" office:value-type="float" office:value="1325.76">
            <text:p>1325.76</text:p>
          </table:table-cell>
        </table:table-row>
        <table:table-row table:style-name="ro2">
          <table:table-cell table:style-name="ce34" office:value-type="date" office:date-value="2006-05-08T00:00:00">
            <text:p>5/8/2006</text:p>
          </table:table-cell>
          <table:table-cell table:style-name="ce27" office:value-type="float" office:value="1324.66">
            <text:p>1324.66</text:p>
          </table:table-cell>
        </table:table-row>
        <table:table-row table:style-name="ro2">
          <table:table-cell table:style-name="ce34" office:value-type="date" office:date-value="2006-05-09T00:00:00">
            <text:p>5/9/2006</text:p>
          </table:table-cell>
          <table:table-cell table:style-name="ce27" office:value-type="float" office:value="1325.14">
            <text:p>1325.14</text:p>
          </table:table-cell>
        </table:table-row>
        <table:table-row table:style-name="ro2">
          <table:table-cell table:style-name="ce34" office:value-type="date" office:date-value="2006-05-10T00:00:00">
            <text:p>5/10/2006</text:p>
          </table:table-cell>
          <table:table-cell table:style-name="ce27" office:value-type="float" office:value="1322.85">
            <text:p>1322.85</text:p>
          </table:table-cell>
        </table:table-row>
        <table:table-row table:style-name="ro2">
          <table:table-cell table:style-name="ce34" office:value-type="date" office:date-value="2006-05-11T00:00:00">
            <text:p>5/11/2006</text:p>
          </table:table-cell>
          <table:table-cell table:style-name="ce27" office:value-type="float" office:value="1305.92">
            <text:p>1305.92</text:p>
          </table:table-cell>
        </table:table-row>
        <table:table-row table:style-name="ro2">
          <table:table-cell table:style-name="ce34" office:value-type="date" office:date-value="2006-05-12T00:00:00">
            <text:p>5/12/2006</text:p>
          </table:table-cell>
          <table:table-cell table:style-name="ce27" office:value-type="float" office:value="1291.24">
            <text:p>1291.24</text:p>
          </table:table-cell>
        </table:table-row>
        <table:table-row table:style-name="ro2">
          <table:table-cell table:style-name="ce34" office:value-type="date" office:date-value="2006-05-15T00:00:00">
            <text:p>5/15/2006</text:p>
          </table:table-cell>
          <table:table-cell table:style-name="ce27" office:value-type="float" office:value="1294.5">
            <text:p>1294.5</text:p>
          </table:table-cell>
        </table:table-row>
        <table:table-row table:style-name="ro2">
          <table:table-cell table:style-name="ce34" office:value-type="date" office:date-value="2006-05-16T00:00:00">
            <text:p>5/16/2006</text:p>
          </table:table-cell>
          <table:table-cell table:style-name="ce27" office:value-type="float" office:value="1292.08">
            <text:p>1292.08</text:p>
          </table:table-cell>
        </table:table-row>
        <table:table-row table:style-name="ro2">
          <table:table-cell table:style-name="ce34" office:value-type="date" office:date-value="2006-05-17T00:00:00">
            <text:p>5/17/2006</text:p>
          </table:table-cell>
          <table:table-cell table:style-name="ce27" office:value-type="float" office:value="1270.32">
            <text:p>1270.32</text:p>
          </table:table-cell>
        </table:table-row>
        <table:table-row table:style-name="ro2">
          <table:table-cell table:style-name="ce34" office:value-type="date" office:date-value="2006-05-18T00:00:00">
            <text:p>5/18/2006</text:p>
          </table:table-cell>
          <table:table-cell table:style-name="ce27" office:value-type="float" office:value="1261.81">
            <text:p>1261.81</text:p>
          </table:table-cell>
        </table:table-row>
        <table:table-row table:style-name="ro2">
          <table:table-cell table:style-name="ce34" office:value-type="date" office:date-value="2006-05-19T00:00:00">
            <text:p>5/19/2006</text:p>
          </table:table-cell>
          <table:table-cell table:style-name="ce27" office:value-type="float" office:value="1267.03">
            <text:p>1267.03</text:p>
          </table:table-cell>
        </table:table-row>
        <table:table-row table:style-name="ro2">
          <table:table-cell table:style-name="ce34" office:value-type="date" office:date-value="2006-05-22T00:00:00">
            <text:p>5/22/2006</text:p>
          </table:table-cell>
          <table:table-cell table:style-name="ce27" office:value-type="float" office:value="1262.07">
            <text:p>1262.07</text:p>
          </table:table-cell>
        </table:table-row>
        <table:table-row table:style-name="ro2">
          <table:table-cell table:style-name="ce34" office:value-type="date" office:date-value="2006-05-23T00:00:00">
            <text:p>5/23/2006</text:p>
          </table:table-cell>
          <table:table-cell table:style-name="ce27" office:value-type="float" office:value="1256.58">
            <text:p>1256.58</text:p>
          </table:table-cell>
        </table:table-row>
        <table:table-row table:style-name="ro2">
          <table:table-cell table:style-name="ce34" office:value-type="date" office:date-value="2006-05-24T00:00:00">
            <text:p>5/24/2006</text:p>
          </table:table-cell>
          <table:table-cell table:style-name="ce27" office:value-type="float" office:value="1258.57">
            <text:p>1258.57</text:p>
          </table:table-cell>
        </table:table-row>
        <table:table-row table:style-name="ro2">
          <table:table-cell table:style-name="ce34" office:value-type="date" office:date-value="2006-05-25T00:00:00">
            <text:p>5/25/2006</text:p>
          </table:table-cell>
          <table:table-cell table:style-name="ce27" office:value-type="float" office:value="1272.88">
            <text:p>1272.88</text:p>
          </table:table-cell>
        </table:table-row>
        <table:table-row table:style-name="ro2">
          <table:table-cell table:style-name="ce34" office:value-type="date" office:date-value="2006-05-26T00:00:00">
            <text:p>5/26/2006</text:p>
          </table:table-cell>
          <table:table-cell table:style-name="ce27" office:value-type="float" office:value="1280.16">
            <text:p>1280.16</text:p>
          </table:table-cell>
        </table:table-row>
        <table:table-row table:style-name="ro2">
          <table:table-cell table:style-name="ce34" office:value-type="date" office:date-value="2006-05-29T00:00:00">
            <text:p>5/29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5-30T00:00:00">
            <text:p>5/30/2006</text:p>
          </table:table-cell>
          <table:table-cell table:style-name="ce27" office:value-type="float" office:value="1259.84">
            <text:p>1259.84</text:p>
          </table:table-cell>
        </table:table-row>
        <table:table-row table:style-name="ro2">
          <table:table-cell table:style-name="ce34" office:value-type="date" office:date-value="2006-05-31T00:00:00">
            <text:p>5/31/2006</text:p>
          </table:table-cell>
          <table:table-cell table:style-name="ce27" office:value-type="float" office:value="1270.09">
            <text:p>1270.09</text:p>
          </table:table-cell>
        </table:table-row>
        <table:table-row table:style-name="ro2">
          <table:table-cell table:style-name="ce34" office:value-type="date" office:date-value="2006-06-01T00:00:00">
            <text:p>6/1/2006</text:p>
          </table:table-cell>
          <table:table-cell table:style-name="ce27" office:value-type="float" office:value="1285.71">
            <text:p>1285.71</text:p>
          </table:table-cell>
        </table:table-row>
        <table:table-row table:style-name="ro2">
          <table:table-cell table:style-name="ce34" office:value-type="date" office:date-value="2006-06-02T00:00:00">
            <text:p>6/2/2006</text:p>
          </table:table-cell>
          <table:table-cell table:style-name="ce27" office:value-type="float" office:value="1288.22">
            <text:p>1288.22</text:p>
          </table:table-cell>
        </table:table-row>
        <table:table-row table:style-name="ro2">
          <table:table-cell table:style-name="ce34" office:value-type="date" office:date-value="2006-06-05T00:00:00">
            <text:p>6/5/2006</text:p>
          </table:table-cell>
          <table:table-cell table:style-name="ce27" office:value-type="float" office:value="1265.29">
            <text:p>1265.29</text:p>
          </table:table-cell>
        </table:table-row>
        <table:table-row table:style-name="ro2">
          <table:table-cell table:style-name="ce34" office:value-type="date" office:date-value="2006-06-06T00:00:00">
            <text:p>6/6/2006</text:p>
          </table:table-cell>
          <table:table-cell table:style-name="ce27" office:value-type="float" office:value="1263.85">
            <text:p>1263.85</text:p>
          </table:table-cell>
        </table:table-row>
        <table:table-row table:style-name="ro2">
          <table:table-cell table:style-name="ce34" office:value-type="date" office:date-value="2006-06-07T00:00:00">
            <text:p>6/7/2006</text:p>
          </table:table-cell>
          <table:table-cell table:style-name="ce27" office:value-type="float" office:value="1256.15">
            <text:p>1256.15</text:p>
          </table:table-cell>
        </table:table-row>
        <table:table-row table:style-name="ro2">
          <table:table-cell table:style-name="ce34" office:value-type="date" office:date-value="2006-06-08T00:00:00">
            <text:p>6/8/2006</text:p>
          </table:table-cell>
          <table:table-cell table:style-name="ce27" office:value-type="float" office:value="1257.93">
            <text:p>1257.93</text:p>
          </table:table-cell>
        </table:table-row>
        <table:table-row table:style-name="ro2">
          <table:table-cell table:style-name="ce34" office:value-type="date" office:date-value="2006-06-09T00:00:00">
            <text:p>6/9/2006</text:p>
          </table:table-cell>
          <table:table-cell table:style-name="ce27" office:value-type="float" office:value="1252.3">
            <text:p>1252.3</text:p>
          </table:table-cell>
        </table:table-row>
        <table:table-row table:style-name="ro2">
          <table:table-cell table:style-name="ce34" office:value-type="date" office:date-value="2006-06-12T00:00:00">
            <text:p>6/12/2006</text:p>
          </table:table-cell>
          <table:table-cell table:style-name="ce27" office:value-type="float" office:value="1236.4">
            <text:p>1236.4</text:p>
          </table:table-cell>
        </table:table-row>
        <table:table-row table:style-name="ro2">
          <table:table-cell table:style-name="ce34" office:value-type="date" office:date-value="2006-06-13T00:00:00">
            <text:p>6/13/2006</text:p>
          </table:table-cell>
          <table:table-cell table:style-name="ce27" office:value-type="float" office:value="1223.69">
            <text:p>1223.69</text:p>
          </table:table-cell>
        </table:table-row>
        <table:table-row table:style-name="ro2">
          <table:table-cell table:style-name="ce34" office:value-type="date" office:date-value="2006-06-14T00:00:00">
            <text:p>6/14/2006</text:p>
          </table:table-cell>
          <table:table-cell table:style-name="ce27" office:value-type="float" office:value="1230.04">
            <text:p>1230.04</text:p>
          </table:table-cell>
        </table:table-row>
        <table:table-row table:style-name="ro2">
          <table:table-cell table:style-name="ce34" office:value-type="date" office:date-value="2006-06-15T00:00:00">
            <text:p>6/15/2006</text:p>
          </table:table-cell>
          <table:table-cell table:style-name="ce27" office:value-type="float" office:value="1256.16">
            <text:p>1256.16</text:p>
          </table:table-cell>
        </table:table-row>
        <table:table-row table:style-name="ro2">
          <table:table-cell table:style-name="ce34" office:value-type="date" office:date-value="2006-06-16T00:00:00">
            <text:p>6/16/2006</text:p>
          </table:table-cell>
          <table:table-cell table:style-name="ce27" office:value-type="float" office:value="1251.54">
            <text:p>1251.54</text:p>
          </table:table-cell>
        </table:table-row>
        <table:table-row table:style-name="ro2">
          <table:table-cell table:style-name="ce34" office:value-type="date" office:date-value="2006-06-19T00:00:00">
            <text:p>6/19/2006</text:p>
          </table:table-cell>
          <table:table-cell table:style-name="ce27" office:value-type="float" office:value="1240.14">
            <text:p>1240.14</text:p>
          </table:table-cell>
        </table:table-row>
        <table:table-row table:style-name="ro2">
          <table:table-cell table:style-name="ce34" office:value-type="date" office:date-value="2006-06-20T00:00:00">
            <text:p>6/20/2006</text:p>
          </table:table-cell>
          <table:table-cell table:style-name="ce27" office:value-type="float" office:value="1240.12">
            <text:p>1240.12</text:p>
          </table:table-cell>
        </table:table-row>
        <table:table-row table:style-name="ro2">
          <table:table-cell table:style-name="ce34" office:value-type="date" office:date-value="2006-06-21T00:00:00">
            <text:p>6/21/2006</text:p>
          </table:table-cell>
          <table:table-cell table:style-name="ce27" office:value-type="float" office:value="1252.2">
            <text:p>1252.2</text:p>
          </table:table-cell>
        </table:table-row>
        <table:table-row table:style-name="ro2">
          <table:table-cell table:style-name="ce34" office:value-type="date" office:date-value="2006-06-22T00:00:00">
            <text:p>6/22/2006</text:p>
          </table:table-cell>
          <table:table-cell table:style-name="ce27" office:value-type="float" office:value="1245.6">
            <text:p>1245.6</text:p>
          </table:table-cell>
        </table:table-row>
        <table:table-row table:style-name="ro2">
          <table:table-cell table:style-name="ce34" office:value-type="date" office:date-value="2006-06-23T00:00:00">
            <text:p>6/23/2006</text:p>
          </table:table-cell>
          <table:table-cell table:style-name="ce27" office:value-type="float" office:value="1244.5">
            <text:p>1244.5</text:p>
          </table:table-cell>
        </table:table-row>
        <table:table-row table:style-name="ro2">
          <table:table-cell table:style-name="ce34" office:value-type="date" office:date-value="2006-06-26T00:00:00">
            <text:p>6/26/2006</text:p>
          </table:table-cell>
          <table:table-cell table:style-name="ce27" office:value-type="float" office:value="1250.56">
            <text:p>1250.56</text:p>
          </table:table-cell>
        </table:table-row>
        <table:table-row table:style-name="ro2">
          <table:table-cell table:style-name="ce34" office:value-type="date" office:date-value="2006-06-27T00:00:00">
            <text:p>6/27/2006</text:p>
          </table:table-cell>
          <table:table-cell table:style-name="ce27" office:value-type="float" office:value="1239.2">
            <text:p>1239.2</text:p>
          </table:table-cell>
        </table:table-row>
        <table:table-row table:style-name="ro2">
          <table:table-cell table:style-name="ce34" office:value-type="date" office:date-value="2006-06-28T00:00:00">
            <text:p>6/28/2006</text:p>
          </table:table-cell>
          <table:table-cell table:style-name="ce27" office:value-type="float" office:value="1246">
            <text:p>1246</text:p>
          </table:table-cell>
        </table:table-row>
        <table:table-row table:style-name="ro2">
          <table:table-cell table:style-name="ce34" office:value-type="date" office:date-value="2006-06-29T00:00:00">
            <text:p>6/29/2006</text:p>
          </table:table-cell>
          <table:table-cell table:style-name="ce27" office:value-type="float" office:value="1272.87">
            <text:p>1272.87</text:p>
          </table:table-cell>
        </table:table-row>
        <table:table-row table:style-name="ro2">
          <table:table-cell table:style-name="ce34" office:value-type="date" office:date-value="2006-06-30T00:00:00">
            <text:p>6/30/2006</text:p>
          </table:table-cell>
          <table:table-cell table:style-name="ce27" office:value-type="float" office:value="1270.2">
            <text:p>1270.2</text:p>
          </table:table-cell>
        </table:table-row>
        <table:table-row table:style-name="ro2">
          <table:table-cell table:style-name="ce34" office:value-type="date" office:date-value="2006-07-03T00:00:00">
            <text:p>7/3/2006</text:p>
          </table:table-cell>
          <table:table-cell table:style-name="ce27" office:value-type="float" office:value="1280.19">
            <text:p>1280.19</text:p>
          </table:table-cell>
        </table:table-row>
        <table:table-row table:style-name="ro2">
          <table:table-cell table:style-name="ce34" office:value-type="date" office:date-value="2006-07-04T00:00:00">
            <text:p>7/4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7-05T00:00:00">
            <text:p>7/5/2006</text:p>
          </table:table-cell>
          <table:table-cell table:style-name="ce27" office:value-type="float" office:value="1270.91">
            <text:p>1270.91</text:p>
          </table:table-cell>
        </table:table-row>
        <table:table-row table:style-name="ro2">
          <table:table-cell table:style-name="ce34" office:value-type="date" office:date-value="2006-07-06T00:00:00">
            <text:p>7/6/2006</text:p>
          </table:table-cell>
          <table:table-cell table:style-name="ce27" office:value-type="float" office:value="1274.08">
            <text:p>1274.08</text:p>
          </table:table-cell>
        </table:table-row>
        <table:table-row table:style-name="ro2">
          <table:table-cell table:style-name="ce34" office:value-type="date" office:date-value="2006-07-07T00:00:00">
            <text:p>7/7/2006</text:p>
          </table:table-cell>
          <table:table-cell table:style-name="ce27" office:value-type="float" office:value="1265.48">
            <text:p>1265.48</text:p>
          </table:table-cell>
        </table:table-row>
        <table:table-row table:style-name="ro2">
          <table:table-cell table:style-name="ce34" office:value-type="date" office:date-value="2006-07-10T00:00:00">
            <text:p>7/10/2006</text:p>
          </table:table-cell>
          <table:table-cell table:style-name="ce27" office:value-type="float" office:value="1267.34">
            <text:p>1267.34</text:p>
          </table:table-cell>
        </table:table-row>
        <table:table-row table:style-name="ro2">
          <table:table-cell table:style-name="ce34" office:value-type="date" office:date-value="2006-07-11T00:00:00">
            <text:p>7/11/2006</text:p>
          </table:table-cell>
          <table:table-cell table:style-name="ce27" office:value-type="float" office:value="1272.52">
            <text:p>1272.52</text:p>
          </table:table-cell>
        </table:table-row>
        <table:table-row table:style-name="ro2">
          <table:table-cell table:style-name="ce34" office:value-type="date" office:date-value="2006-07-12T00:00:00">
            <text:p>7/12/2006</text:p>
          </table:table-cell>
          <table:table-cell table:style-name="ce27" office:value-type="float" office:value="1258.6">
            <text:p>1258.6</text:p>
          </table:table-cell>
        </table:table-row>
        <table:table-row table:style-name="ro2">
          <table:table-cell table:style-name="ce34" office:value-type="date" office:date-value="2006-07-13T00:00:00">
            <text:p>7/13/2006</text:p>
          </table:table-cell>
          <table:table-cell table:style-name="ce27" office:value-type="float" office:value="1242.29">
            <text:p>1242.29</text:p>
          </table:table-cell>
        </table:table-row>
        <table:table-row table:style-name="ro2">
          <table:table-cell table:style-name="ce34" office:value-type="date" office:date-value="2006-07-14T00:00:00">
            <text:p>7/14/2006</text:p>
          </table:table-cell>
          <table:table-cell table:style-name="ce27" office:value-type="float" office:value="1236.2">
            <text:p>1236.2</text:p>
          </table:table-cell>
        </table:table-row>
        <table:table-row table:style-name="ro2">
          <table:table-cell table:style-name="ce34" office:value-type="date" office:date-value="2006-07-17T00:00:00">
            <text:p>7/17/2006</text:p>
          </table:table-cell>
          <table:table-cell table:style-name="ce27" office:value-type="float" office:value="1234.49">
            <text:p>1234.49</text:p>
          </table:table-cell>
        </table:table-row>
        <table:table-row table:style-name="ro2">
          <table:table-cell table:style-name="ce34" office:value-type="date" office:date-value="2006-07-18T00:00:00">
            <text:p>7/18/2006</text:p>
          </table:table-cell>
          <table:table-cell table:style-name="ce27" office:value-type="float" office:value="1236.86">
            <text:p>1236.86</text:p>
          </table:table-cell>
        </table:table-row>
        <table:table-row table:style-name="ro2">
          <table:table-cell table:style-name="ce34" office:value-type="date" office:date-value="2006-07-19T00:00:00">
            <text:p>7/19/2006</text:p>
          </table:table-cell>
          <table:table-cell table:style-name="ce27" office:value-type="float" office:value="1259.81">
            <text:p>1259.81</text:p>
          </table:table-cell>
        </table:table-row>
        <table:table-row table:style-name="ro2">
          <table:table-cell table:style-name="ce34" office:value-type="date" office:date-value="2006-07-20T00:00:00">
            <text:p>7/20/2006</text:p>
          </table:table-cell>
          <table:table-cell table:style-name="ce27" office:value-type="float" office:value="1249.13">
            <text:p>1249.13</text:p>
          </table:table-cell>
        </table:table-row>
        <table:table-row table:style-name="ro2">
          <table:table-cell table:style-name="ce34" office:value-type="date" office:date-value="2006-07-21T00:00:00">
            <text:p>7/21/2006</text:p>
          </table:table-cell>
          <table:table-cell table:style-name="ce27" office:value-type="float" office:value="1240.29">
            <text:p>1240.29</text:p>
          </table:table-cell>
        </table:table-row>
        <table:table-row table:style-name="ro2">
          <table:table-cell table:style-name="ce34" office:value-type="date" office:date-value="2006-07-24T00:00:00">
            <text:p>7/24/2006</text:p>
          </table:table-cell>
          <table:table-cell table:style-name="ce27" office:value-type="float" office:value="1260.91">
            <text:p>1260.91</text:p>
          </table:table-cell>
        </table:table-row>
        <table:table-row table:style-name="ro2">
          <table:table-cell table:style-name="ce34" office:value-type="date" office:date-value="2006-07-25T00:00:00">
            <text:p>7/25/2006</text:p>
          </table:table-cell>
          <table:table-cell table:style-name="ce27" office:value-type="float" office:value="1268.88">
            <text:p>1268.88</text:p>
          </table:table-cell>
        </table:table-row>
        <table:table-row table:style-name="ro2">
          <table:table-cell table:style-name="ce34" office:value-type="date" office:date-value="2006-07-26T00:00:00">
            <text:p>7/26/2006</text:p>
          </table:table-cell>
          <table:table-cell table:style-name="ce27" office:value-type="float" office:value="1268.4">
            <text:p>1268.4</text:p>
          </table:table-cell>
        </table:table-row>
        <table:table-row table:style-name="ro2">
          <table:table-cell table:style-name="ce34" office:value-type="date" office:date-value="2006-07-27T00:00:00">
            <text:p>7/27/2006</text:p>
          </table:table-cell>
          <table:table-cell table:style-name="ce27" office:value-type="float" office:value="1263.2">
            <text:p>1263.2</text:p>
          </table:table-cell>
        </table:table-row>
        <table:table-row table:style-name="ro2">
          <table:table-cell table:style-name="ce34" office:value-type="date" office:date-value="2006-07-28T00:00:00">
            <text:p>7/28/2006</text:p>
          </table:table-cell>
          <table:table-cell table:style-name="ce27" office:value-type="float" office:value="1278.55">
            <text:p>1278.55</text:p>
          </table:table-cell>
        </table:table-row>
        <table:table-row table:style-name="ro2">
          <table:table-cell table:style-name="ce34" office:value-type="date" office:date-value="2006-07-31T00:00:00">
            <text:p>7/31/2006</text:p>
          </table:table-cell>
          <table:table-cell table:style-name="ce27" office:value-type="float" office:value="1276.66">
            <text:p>1276.66</text:p>
          </table:table-cell>
        </table:table-row>
        <table:table-row table:style-name="ro2">
          <table:table-cell table:style-name="ce34" office:value-type="date" office:date-value="2006-08-01T00:00:00">
            <text:p>8/1/2006</text:p>
          </table:table-cell>
          <table:table-cell table:style-name="ce27" office:value-type="float" office:value="1270.92">
            <text:p>1270.92</text:p>
          </table:table-cell>
        </table:table-row>
        <table:table-row table:style-name="ro2">
          <table:table-cell table:style-name="ce34" office:value-type="date" office:date-value="2006-08-02T00:00:00">
            <text:p>8/2/2006</text:p>
          </table:table-cell>
          <table:table-cell table:style-name="ce27" office:value-type="float" office:value="1278.55">
            <text:p>1278.55</text:p>
          </table:table-cell>
        </table:table-row>
        <table:table-row table:style-name="ro2">
          <table:table-cell table:style-name="ce34" office:value-type="date" office:date-value="2006-08-03T00:00:00">
            <text:p>8/3/2006</text:p>
          </table:table-cell>
          <table:table-cell table:style-name="ce27" office:value-type="float" office:value="1280.27">
            <text:p>1280.27</text:p>
          </table:table-cell>
        </table:table-row>
        <table:table-row table:style-name="ro2">
          <table:table-cell table:style-name="ce34" office:value-type="date" office:date-value="2006-08-04T00:00:00">
            <text:p>8/4/2006</text:p>
          </table:table-cell>
          <table:table-cell table:style-name="ce27" office:value-type="float" office:value="1279.36">
            <text:p>1279.36</text:p>
          </table:table-cell>
        </table:table-row>
        <table:table-row table:style-name="ro2">
          <table:table-cell table:style-name="ce34" office:value-type="date" office:date-value="2006-08-07T00:00:00">
            <text:p>8/7/2006</text:p>
          </table:table-cell>
          <table:table-cell table:style-name="ce27" office:value-type="float" office:value="1275.77">
            <text:p>1275.77</text:p>
          </table:table-cell>
        </table:table-row>
        <table:table-row table:style-name="ro2">
          <table:table-cell table:style-name="ce34" office:value-type="date" office:date-value="2006-08-08T00:00:00">
            <text:p>8/8/2006</text:p>
          </table:table-cell>
          <table:table-cell table:style-name="ce27" office:value-type="float" office:value="1271.48">
            <text:p>1271.48</text:p>
          </table:table-cell>
        </table:table-row>
        <table:table-row table:style-name="ro2">
          <table:table-cell table:style-name="ce34" office:value-type="date" office:date-value="2006-08-09T00:00:00">
            <text:p>8/9/2006</text:p>
          </table:table-cell>
          <table:table-cell table:style-name="ce27" office:value-type="float" office:value="1265.95">
            <text:p>1265.95</text:p>
          </table:table-cell>
        </table:table-row>
        <table:table-row table:style-name="ro2">
          <table:table-cell table:style-name="ce34" office:value-type="date" office:date-value="2006-08-10T00:00:00">
            <text:p>8/10/2006</text:p>
          </table:table-cell>
          <table:table-cell table:style-name="ce27" office:value-type="float" office:value="1271.81">
            <text:p>1271.81</text:p>
          </table:table-cell>
        </table:table-row>
        <table:table-row table:style-name="ro2">
          <table:table-cell table:style-name="ce34" office:value-type="date" office:date-value="2006-08-11T00:00:00">
            <text:p>8/11/2006</text:p>
          </table:table-cell>
          <table:table-cell table:style-name="ce27" office:value-type="float" office:value="1266.74">
            <text:p>1266.74</text:p>
          </table:table-cell>
        </table:table-row>
        <table:table-row table:style-name="ro2">
          <table:table-cell table:style-name="ce34" office:value-type="date" office:date-value="2006-08-14T00:00:00">
            <text:p>8/14/2006</text:p>
          </table:table-cell>
          <table:table-cell table:style-name="ce27" office:value-type="float" office:value="1268.21">
            <text:p>1268.21</text:p>
          </table:table-cell>
        </table:table-row>
        <table:table-row table:style-name="ro2">
          <table:table-cell table:style-name="ce34" office:value-type="date" office:date-value="2006-08-15T00:00:00">
            <text:p>8/15/2006</text:p>
          </table:table-cell>
          <table:table-cell table:style-name="ce27" office:value-type="float" office:value="1285.58">
            <text:p>1285.58</text:p>
          </table:table-cell>
        </table:table-row>
        <table:table-row table:style-name="ro2">
          <table:table-cell table:style-name="ce34" office:value-type="date" office:date-value="2006-08-16T00:00:00">
            <text:p>8/16/2006</text:p>
          </table:table-cell>
          <table:table-cell table:style-name="ce27" office:value-type="float" office:value="1295.43">
            <text:p>1295.43</text:p>
          </table:table-cell>
        </table:table-row>
        <table:table-row table:style-name="ro2">
          <table:table-cell table:style-name="ce34" office:value-type="date" office:date-value="2006-08-17T00:00:00">
            <text:p>8/17/2006</text:p>
          </table:table-cell>
          <table:table-cell table:style-name="ce27" office:value-type="float" office:value="1297.48">
            <text:p>1297.48</text:p>
          </table:table-cell>
        </table:table-row>
        <table:table-row table:style-name="ro2">
          <table:table-cell table:style-name="ce34" office:value-type="date" office:date-value="2006-08-18T00:00:00">
            <text:p>8/18/2006</text:p>
          </table:table-cell>
          <table:table-cell table:style-name="ce27" office:value-type="float" office:value="1302.3">
            <text:p>1302.3</text:p>
          </table:table-cell>
        </table:table-row>
        <table:table-row table:style-name="ro2">
          <table:table-cell table:style-name="ce34" office:value-type="date" office:date-value="2006-08-21T00:00:00">
            <text:p>8/21/2006</text:p>
          </table:table-cell>
          <table:table-cell table:style-name="ce27" office:value-type="float" office:value="1297.52">
            <text:p>1297.52</text:p>
          </table:table-cell>
        </table:table-row>
        <table:table-row table:style-name="ro2">
          <table:table-cell table:style-name="ce34" office:value-type="date" office:date-value="2006-08-22T00:00:00">
            <text:p>8/22/2006</text:p>
          </table:table-cell>
          <table:table-cell table:style-name="ce27" office:value-type="float" office:value="1298.82">
            <text:p>1298.82</text:p>
          </table:table-cell>
        </table:table-row>
        <table:table-row table:style-name="ro2">
          <table:table-cell table:style-name="ce34" office:value-type="date" office:date-value="2006-08-23T00:00:00">
            <text:p>8/23/2006</text:p>
          </table:table-cell>
          <table:table-cell table:style-name="ce27" office:value-type="float" office:value="1292.99">
            <text:p>1292.99</text:p>
          </table:table-cell>
        </table:table-row>
        <table:table-row table:style-name="ro2">
          <table:table-cell table:style-name="ce34" office:value-type="date" office:date-value="2006-08-24T00:00:00">
            <text:p>8/24/2006</text:p>
          </table:table-cell>
          <table:table-cell table:style-name="ce27" office:value-type="float" office:value="1296.06">
            <text:p>1296.06</text:p>
          </table:table-cell>
        </table:table-row>
        <table:table-row table:style-name="ro2">
          <table:table-cell table:style-name="ce34" office:value-type="date" office:date-value="2006-08-25T00:00:00">
            <text:p>8/25/2006</text:p>
          </table:table-cell>
          <table:table-cell table:style-name="ce27" office:value-type="float" office:value="1295.09">
            <text:p>1295.09</text:p>
          </table:table-cell>
        </table:table-row>
        <table:table-row table:style-name="ro2">
          <table:table-cell table:style-name="ce34" office:value-type="date" office:date-value="2006-08-28T00:00:00">
            <text:p>8/28/2006</text:p>
          </table:table-cell>
          <table:table-cell table:style-name="ce27" office:value-type="float" office:value="1301.78">
            <text:p>1301.78</text:p>
          </table:table-cell>
        </table:table-row>
        <table:table-row table:style-name="ro2">
          <table:table-cell table:style-name="ce34" office:value-type="date" office:date-value="2006-08-29T00:00:00">
            <text:p>8/29/2006</text:p>
          </table:table-cell>
          <table:table-cell table:style-name="ce27" office:value-type="float" office:value="1304.28">
            <text:p>1304.28</text:p>
          </table:table-cell>
        </table:table-row>
        <table:table-row table:style-name="ro2">
          <table:table-cell table:style-name="ce34" office:value-type="date" office:date-value="2006-08-30T00:00:00">
            <text:p>8/30/2006</text:p>
          </table:table-cell>
          <table:table-cell table:style-name="ce27" office:value-type="float" office:value="1304.27">
            <text:p>1304.27</text:p>
          </table:table-cell>
        </table:table-row>
        <table:table-row table:style-name="ro2">
          <table:table-cell table:style-name="ce34" office:value-type="date" office:date-value="2006-08-31T00:00:00">
            <text:p>8/31/2006</text:p>
          </table:table-cell>
          <table:table-cell table:style-name="ce27" office:value-type="float" office:value="1303.82">
            <text:p>1303.82</text:p>
          </table:table-cell>
        </table:table-row>
        <table:table-row table:style-name="ro2">
          <table:table-cell table:style-name="ce34" office:value-type="date" office:date-value="2006-09-01T00:00:00">
            <text:p>9/1/2006</text:p>
          </table:table-cell>
          <table:table-cell table:style-name="ce27" office:value-type="float" office:value="1311.01">
            <text:p>1311.01</text:p>
          </table:table-cell>
        </table:table-row>
        <table:table-row table:style-name="ro2">
          <table:table-cell table:style-name="ce34" office:value-type="date" office:date-value="2006-09-04T00:00:00">
            <text:p>9/4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09-05T00:00:00">
            <text:p>9/5/2006</text:p>
          </table:table-cell>
          <table:table-cell table:style-name="ce27" office:value-type="float" office:value="1313.25">
            <text:p>1313.25</text:p>
          </table:table-cell>
        </table:table-row>
        <table:table-row table:style-name="ro2">
          <table:table-cell table:style-name="ce34" office:value-type="date" office:date-value="2006-09-06T00:00:00">
            <text:p>9/6/2006</text:p>
          </table:table-cell>
          <table:table-cell table:style-name="ce27" office:value-type="float" office:value="1300.26">
            <text:p>1300.26</text:p>
          </table:table-cell>
        </table:table-row>
        <table:table-row table:style-name="ro2">
          <table:table-cell table:style-name="ce34" office:value-type="date" office:date-value="2006-09-07T00:00:00">
            <text:p>9/7/2006</text:p>
          </table:table-cell>
          <table:table-cell table:style-name="ce27" office:value-type="float" office:value="1294.02">
            <text:p>1294.02</text:p>
          </table:table-cell>
        </table:table-row>
        <table:table-row table:style-name="ro2">
          <table:table-cell table:style-name="ce34" office:value-type="date" office:date-value="2006-09-08T00:00:00">
            <text:p>9/8/2006</text:p>
          </table:table-cell>
          <table:table-cell table:style-name="ce27" office:value-type="float" office:value="1298.92">
            <text:p>1298.92</text:p>
          </table:table-cell>
        </table:table-row>
        <table:table-row table:style-name="ro2">
          <table:table-cell table:style-name="ce34" office:value-type="date" office:date-value="2006-09-11T00:00:00">
            <text:p>9/11/2006</text:p>
          </table:table-cell>
          <table:table-cell table:style-name="ce27" office:value-type="float" office:value="1299.54">
            <text:p>1299.54</text:p>
          </table:table-cell>
        </table:table-row>
        <table:table-row table:style-name="ro2">
          <table:table-cell table:style-name="ce34" office:value-type="date" office:date-value="2006-09-12T00:00:00">
            <text:p>9/12/2006</text:p>
          </table:table-cell>
          <table:table-cell table:style-name="ce27" office:value-type="float" office:value="1313.11">
            <text:p>1313.11</text:p>
          </table:table-cell>
        </table:table-row>
        <table:table-row table:style-name="ro2">
          <table:table-cell table:style-name="ce34" office:value-type="date" office:date-value="2006-09-13T00:00:00">
            <text:p>9/13/2006</text:p>
          </table:table-cell>
          <table:table-cell table:style-name="ce27" office:value-type="float" office:value="1318.07">
            <text:p>1318.07</text:p>
          </table:table-cell>
        </table:table-row>
        <table:table-row table:style-name="ro2">
          <table:table-cell table:style-name="ce34" office:value-type="date" office:date-value="2006-09-14T00:00:00">
            <text:p>9/14/2006</text:p>
          </table:table-cell>
          <table:table-cell table:style-name="ce27" office:value-type="float" office:value="1316.28">
            <text:p>1316.28</text:p>
          </table:table-cell>
        </table:table-row>
        <table:table-row table:style-name="ro2">
          <table:table-cell table:style-name="ce34" office:value-type="date" office:date-value="2006-09-15T00:00:00">
            <text:p>9/15/2006</text:p>
          </table:table-cell>
          <table:table-cell table:style-name="ce27" office:value-type="float" office:value="1319.87">
            <text:p>1319.87</text:p>
          </table:table-cell>
        </table:table-row>
        <table:table-row table:style-name="ro2">
          <table:table-cell table:style-name="ce34" office:value-type="date" office:date-value="2006-09-18T00:00:00">
            <text:p>9/18/2006</text:p>
          </table:table-cell>
          <table:table-cell table:style-name="ce27" office:value-type="float" office:value="1321.18">
            <text:p>1321.18</text:p>
          </table:table-cell>
        </table:table-row>
        <table:table-row table:style-name="ro2">
          <table:table-cell table:style-name="ce34" office:value-type="date" office:date-value="2006-09-19T00:00:00">
            <text:p>9/19/2006</text:p>
          </table:table-cell>
          <table:table-cell table:style-name="ce27" office:value-type="float" office:value="1318.31">
            <text:p>1318.31</text:p>
          </table:table-cell>
        </table:table-row>
        <table:table-row table:style-name="ro2">
          <table:table-cell table:style-name="ce34" office:value-type="date" office:date-value="2006-09-20T00:00:00">
            <text:p>9/20/2006</text:p>
          </table:table-cell>
          <table:table-cell table:style-name="ce27" office:value-type="float" office:value="1325.18">
            <text:p>1325.18</text:p>
          </table:table-cell>
        </table:table-row>
        <table:table-row table:style-name="ro2">
          <table:table-cell table:style-name="ce34" office:value-type="date" office:date-value="2006-09-21T00:00:00">
            <text:p>9/21/2006</text:p>
          </table:table-cell>
          <table:table-cell table:style-name="ce27" office:value-type="float" office:value="1318.03">
            <text:p>1318.03</text:p>
          </table:table-cell>
        </table:table-row>
        <table:table-row table:style-name="ro2">
          <table:table-cell table:style-name="ce34" office:value-type="date" office:date-value="2006-09-22T00:00:00">
            <text:p>9/22/2006</text:p>
          </table:table-cell>
          <table:table-cell table:style-name="ce27" office:value-type="float" office:value="1314.78">
            <text:p>1314.78</text:p>
          </table:table-cell>
        </table:table-row>
        <table:table-row table:style-name="ro2">
          <table:table-cell table:style-name="ce34" office:value-type="date" office:date-value="2006-09-25T00:00:00">
            <text:p>9/25/2006</text:p>
          </table:table-cell>
          <table:table-cell table:style-name="ce27" office:value-type="float" office:value="1326.37">
            <text:p>1326.37</text:p>
          </table:table-cell>
        </table:table-row>
        <table:table-row table:style-name="ro2">
          <table:table-cell table:style-name="ce34" office:value-type="date" office:date-value="2006-09-26T00:00:00">
            <text:p>9/26/2006</text:p>
          </table:table-cell>
          <table:table-cell table:style-name="ce27" office:value-type="float" office:value="1336.34">
            <text:p>1336.34</text:p>
          </table:table-cell>
        </table:table-row>
        <table:table-row table:style-name="ro2">
          <table:table-cell table:style-name="ce34" office:value-type="date" office:date-value="2006-09-27T00:00:00">
            <text:p>9/27/2006</text:p>
          </table:table-cell>
          <table:table-cell table:style-name="ce27" office:value-type="float" office:value="1336.59">
            <text:p>1336.59</text:p>
          </table:table-cell>
        </table:table-row>
        <table:table-row table:style-name="ro2">
          <table:table-cell table:style-name="ce34" office:value-type="date" office:date-value="2006-09-28T00:00:00">
            <text:p>9/28/2006</text:p>
          </table:table-cell>
          <table:table-cell table:style-name="ce27" office:value-type="float" office:value="1339.15">
            <text:p>1339.15</text:p>
          </table:table-cell>
        </table:table-row>
        <table:table-row table:style-name="ro2">
          <table:table-cell table:style-name="ce34" office:value-type="date" office:date-value="2006-09-29T00:00:00">
            <text:p>9/29/2006</text:p>
          </table:table-cell>
          <table:table-cell table:style-name="ce27" office:value-type="float" office:value="1335.85">
            <text:p>1335.85</text:p>
          </table:table-cell>
        </table:table-row>
        <table:table-row table:style-name="ro2">
          <table:table-cell table:style-name="ce34" office:value-type="date" office:date-value="2006-10-02T00:00:00">
            <text:p>10/2/2006</text:p>
          </table:table-cell>
          <table:table-cell table:style-name="ce27" office:value-type="float" office:value="1331.32">
            <text:p>1331.32</text:p>
          </table:table-cell>
        </table:table-row>
        <table:table-row table:style-name="ro2">
          <table:table-cell table:style-name="ce34" office:value-type="date" office:date-value="2006-10-03T00:00:00">
            <text:p>10/3/2006</text:p>
          </table:table-cell>
          <table:table-cell table:style-name="ce27" office:value-type="float" office:value="1334.11">
            <text:p>1334.11</text:p>
          </table:table-cell>
        </table:table-row>
        <table:table-row table:style-name="ro2">
          <table:table-cell table:style-name="ce34" office:value-type="date" office:date-value="2006-10-04T00:00:00">
            <text:p>10/4/2006</text:p>
          </table:table-cell>
          <table:table-cell table:style-name="ce27" office:value-type="float" office:value="1350.22">
            <text:p>1350.22</text:p>
          </table:table-cell>
        </table:table-row>
        <table:table-row table:style-name="ro2">
          <table:table-cell table:style-name="ce34" office:value-type="date" office:date-value="2006-10-05T00:00:00">
            <text:p>10/5/2006</text:p>
          </table:table-cell>
          <table:table-cell table:style-name="ce27" office:value-type="float" office:value="1353.22">
            <text:p>1353.22</text:p>
          </table:table-cell>
        </table:table-row>
        <table:table-row table:style-name="ro2">
          <table:table-cell table:style-name="ce34" office:value-type="date" office:date-value="2006-10-06T00:00:00">
            <text:p>10/6/2006</text:p>
          </table:table-cell>
          <table:table-cell table:style-name="ce27" office:value-type="float" office:value="1349.58">
            <text:p>1349.58</text:p>
          </table:table-cell>
        </table:table-row>
        <table:table-row table:style-name="ro2">
          <table:table-cell table:style-name="ce34" office:value-type="date" office:date-value="2006-10-09T00:00:00">
            <text:p>10/9/2006</text:p>
          </table:table-cell>
          <table:table-cell table:style-name="ce27" office:value-type="float" office:value="1350.66">
            <text:p>1350.66</text:p>
          </table:table-cell>
        </table:table-row>
        <table:table-row table:style-name="ro2">
          <table:table-cell table:style-name="ce34" office:value-type="date" office:date-value="2006-10-10T00:00:00">
            <text:p>10/10/2006</text:p>
          </table:table-cell>
          <table:table-cell table:style-name="ce27" office:value-type="float" office:value="1353.42">
            <text:p>1353.42</text:p>
          </table:table-cell>
        </table:table-row>
        <table:table-row table:style-name="ro2">
          <table:table-cell table:style-name="ce34" office:value-type="date" office:date-value="2006-10-11T00:00:00">
            <text:p>10/11/2006</text:p>
          </table:table-cell>
          <table:table-cell table:style-name="ce27" office:value-type="float" office:value="1349.95">
            <text:p>1349.95</text:p>
          </table:table-cell>
        </table:table-row>
        <table:table-row table:style-name="ro2">
          <table:table-cell table:style-name="ce34" office:value-type="date" office:date-value="2006-10-12T00:00:00">
            <text:p>10/12/2006</text:p>
          </table:table-cell>
          <table:table-cell table:style-name="ce27" office:value-type="float" office:value="1362.83">
            <text:p>1362.83</text:p>
          </table:table-cell>
        </table:table-row>
        <table:table-row table:style-name="ro2">
          <table:table-cell table:style-name="ce34" office:value-type="date" office:date-value="2006-10-13T00:00:00">
            <text:p>10/13/2006</text:p>
          </table:table-cell>
          <table:table-cell table:style-name="ce27" office:value-type="float" office:value="1365.62">
            <text:p>1365.62</text:p>
          </table:table-cell>
        </table:table-row>
        <table:table-row table:style-name="ro2">
          <table:table-cell table:style-name="ce34" office:value-type="date" office:date-value="2006-10-16T00:00:00">
            <text:p>10/16/2006</text:p>
          </table:table-cell>
          <table:table-cell table:style-name="ce27" office:value-type="float" office:value="1369.05">
            <text:p>1369.05</text:p>
          </table:table-cell>
        </table:table-row>
        <table:table-row table:style-name="ro2">
          <table:table-cell table:style-name="ce34" office:value-type="date" office:date-value="2006-10-17T00:00:00">
            <text:p>10/17/2006</text:p>
          </table:table-cell>
          <table:table-cell table:style-name="ce27" office:value-type="float" office:value="1364.05">
            <text:p>1364.05</text:p>
          </table:table-cell>
        </table:table-row>
        <table:table-row table:style-name="ro2">
          <table:table-cell table:style-name="ce34" office:value-type="date" office:date-value="2006-10-18T00:00:00">
            <text:p>10/18/2006</text:p>
          </table:table-cell>
          <table:table-cell table:style-name="ce27" office:value-type="float" office:value="1365.96">
            <text:p>1365.96</text:p>
          </table:table-cell>
        </table:table-row>
        <table:table-row table:style-name="ro2">
          <table:table-cell table:style-name="ce34" office:value-type="date" office:date-value="2006-10-19T00:00:00">
            <text:p>10/19/2006</text:p>
          </table:table-cell>
          <table:table-cell table:style-name="ce27" office:value-type="float" office:value="1366.96">
            <text:p>1366.96</text:p>
          </table:table-cell>
        </table:table-row>
        <table:table-row table:style-name="ro2">
          <table:table-cell table:style-name="ce34" office:value-type="date" office:date-value="2006-10-20T00:00:00">
            <text:p>10/20/2006</text:p>
          </table:table-cell>
          <table:table-cell table:style-name="ce27" office:value-type="float" office:value="1368.6">
            <text:p>1368.6</text:p>
          </table:table-cell>
        </table:table-row>
        <table:table-row table:style-name="ro2">
          <table:table-cell table:style-name="ce34" office:value-type="date" office:date-value="2006-10-23T00:00:00">
            <text:p>10/23/2006</text:p>
          </table:table-cell>
          <table:table-cell table:style-name="ce27" office:value-type="float" office:value="1377.02">
            <text:p>1377.02</text:p>
          </table:table-cell>
        </table:table-row>
        <table:table-row table:style-name="ro2">
          <table:table-cell table:style-name="ce34" office:value-type="date" office:date-value="2006-10-24T00:00:00">
            <text:p>10/24/2006</text:p>
          </table:table-cell>
          <table:table-cell table:style-name="ce27" office:value-type="float" office:value="1377.38">
            <text:p>1377.38</text:p>
          </table:table-cell>
        </table:table-row>
        <table:table-row table:style-name="ro2">
          <table:table-cell table:style-name="ce34" office:value-type="date" office:date-value="2006-10-25T00:00:00">
            <text:p>10/25/2006</text:p>
          </table:table-cell>
          <table:table-cell table:style-name="ce27" office:value-type="float" office:value="1382.22">
            <text:p>1382.22</text:p>
          </table:table-cell>
        </table:table-row>
        <table:table-row table:style-name="ro2">
          <table:table-cell table:style-name="ce34" office:value-type="date" office:date-value="2006-10-26T00:00:00">
            <text:p>10/26/2006</text:p>
          </table:table-cell>
          <table:table-cell table:style-name="ce27" office:value-type="float" office:value="1389.08">
            <text:p>1389.08</text:p>
          </table:table-cell>
        </table:table-row>
        <table:table-row table:style-name="ro2">
          <table:table-cell table:style-name="ce34" office:value-type="date" office:date-value="2006-10-27T00:00:00">
            <text:p>10/27/2006</text:p>
          </table:table-cell>
          <table:table-cell table:style-name="ce27" office:value-type="float" office:value="1377.34">
            <text:p>1377.34</text:p>
          </table:table-cell>
        </table:table-row>
        <table:table-row table:style-name="ro2">
          <table:table-cell table:style-name="ce34" office:value-type="date" office:date-value="2006-10-30T00:00:00">
            <text:p>10/30/2006</text:p>
          </table:table-cell>
          <table:table-cell table:style-name="ce27" office:value-type="float" office:value="1377.93">
            <text:p>1377.93</text:p>
          </table:table-cell>
        </table:table-row>
        <table:table-row table:style-name="ro2">
          <table:table-cell table:style-name="ce34" office:value-type="date" office:date-value="2006-10-31T00:00:00">
            <text:p>10/31/2006</text:p>
          </table:table-cell>
          <table:table-cell table:style-name="ce27" office:value-type="float" office:value="1377.94">
            <text:p>1377.94</text:p>
          </table:table-cell>
        </table:table-row>
        <table:table-row table:style-name="ro2">
          <table:table-cell table:style-name="ce34" office:value-type="date" office:date-value="2006-11-01T00:00:00">
            <text:p>11/1/2006</text:p>
          </table:table-cell>
          <table:table-cell table:style-name="ce27" office:value-type="float" office:value="1367.81">
            <text:p>1367.81</text:p>
          </table:table-cell>
        </table:table-row>
        <table:table-row table:style-name="ro2">
          <table:table-cell table:style-name="ce34" office:value-type="date" office:date-value="2006-11-02T00:00:00">
            <text:p>11/2/2006</text:p>
          </table:table-cell>
          <table:table-cell table:style-name="ce27" office:value-type="float" office:value="1367.34">
            <text:p>1367.34</text:p>
          </table:table-cell>
        </table:table-row>
        <table:table-row table:style-name="ro2">
          <table:table-cell table:style-name="ce34" office:value-type="date" office:date-value="2006-11-03T00:00:00">
            <text:p>11/3/2006</text:p>
          </table:table-cell>
          <table:table-cell table:style-name="ce27" office:value-type="float" office:value="1364.3">
            <text:p>1364.3</text:p>
          </table:table-cell>
        </table:table-row>
        <table:table-row table:style-name="ro2">
          <table:table-cell table:style-name="ce34" office:value-type="date" office:date-value="2006-11-06T00:00:00">
            <text:p>11/6/2006</text:p>
          </table:table-cell>
          <table:table-cell table:style-name="ce27" office:value-type="float" office:value="1379.78">
            <text:p>1379.78</text:p>
          </table:table-cell>
        </table:table-row>
        <table:table-row table:style-name="ro2">
          <table:table-cell table:style-name="ce34" office:value-type="date" office:date-value="2006-11-07T00:00:00">
            <text:p>11/7/2006</text:p>
          </table:table-cell>
          <table:table-cell table:style-name="ce27" office:value-type="float" office:value="1382.84">
            <text:p>1382.84</text:p>
          </table:table-cell>
        </table:table-row>
        <table:table-row table:style-name="ro2">
          <table:table-cell table:style-name="ce34" office:value-type="date" office:date-value="2006-11-08T00:00:00">
            <text:p>11/8/2006</text:p>
          </table:table-cell>
          <table:table-cell table:style-name="ce27" office:value-type="float" office:value="1385.72">
            <text:p>1385.72</text:p>
          </table:table-cell>
        </table:table-row>
        <table:table-row table:style-name="ro2">
          <table:table-cell table:style-name="ce34" office:value-type="date" office:date-value="2006-11-09T00:00:00">
            <text:p>11/9/2006</text:p>
          </table:table-cell>
          <table:table-cell table:style-name="ce27" office:value-type="float" office:value="1378.33">
            <text:p>1378.33</text:p>
          </table:table-cell>
        </table:table-row>
        <table:table-row table:style-name="ro2">
          <table:table-cell table:style-name="ce34" office:value-type="date" office:date-value="2006-11-10T00:00:00">
            <text:p>11/10/2006</text:p>
          </table:table-cell>
          <table:table-cell table:style-name="ce27" office:value-type="float" office:value="1380.9">
            <text:p>1380.9</text:p>
          </table:table-cell>
        </table:table-row>
        <table:table-row table:style-name="ro2">
          <table:table-cell table:style-name="ce34" office:value-type="date" office:date-value="2006-11-13T00:00:00">
            <text:p>11/13/2006</text:p>
          </table:table-cell>
          <table:table-cell table:style-name="ce27" office:value-type="float" office:value="1384.42">
            <text:p>1384.42</text:p>
          </table:table-cell>
        </table:table-row>
        <table:table-row table:style-name="ro2">
          <table:table-cell table:style-name="ce34" office:value-type="date" office:date-value="2006-11-14T00:00:00">
            <text:p>11/14/2006</text:p>
          </table:table-cell>
          <table:table-cell table:style-name="ce27" office:value-type="float" office:value="1393.22">
            <text:p>1393.22</text:p>
          </table:table-cell>
        </table:table-row>
        <table:table-row table:style-name="ro2">
          <table:table-cell table:style-name="ce34" office:value-type="date" office:date-value="2006-11-15T00:00:00">
            <text:p>11/15/2006</text:p>
          </table:table-cell>
          <table:table-cell table:style-name="ce27" office:value-type="float" office:value="1396.57">
            <text:p>1396.57</text:p>
          </table:table-cell>
        </table:table-row>
        <table:table-row table:style-name="ro2">
          <table:table-cell table:style-name="ce34" office:value-type="date" office:date-value="2006-11-16T00:00:00">
            <text:p>11/16/2006</text:p>
          </table:table-cell>
          <table:table-cell table:style-name="ce27" office:value-type="float" office:value="1399.76">
            <text:p>1399.76</text:p>
          </table:table-cell>
        </table:table-row>
        <table:table-row table:style-name="ro2">
          <table:table-cell table:style-name="ce34" office:value-type="date" office:date-value="2006-11-17T00:00:00">
            <text:p>11/17/2006</text:p>
          </table:table-cell>
          <table:table-cell table:style-name="ce27" office:value-type="float" office:value="1401.2">
            <text:p>1401.2</text:p>
          </table:table-cell>
        </table:table-row>
        <table:table-row table:style-name="ro2">
          <table:table-cell table:style-name="ce34" office:value-type="date" office:date-value="2006-11-20T00:00:00">
            <text:p>11/20/2006</text:p>
          </table:table-cell>
          <table:table-cell table:style-name="ce27" office:value-type="float" office:value="1400.5">
            <text:p>1400.5</text:p>
          </table:table-cell>
        </table:table-row>
        <table:table-row table:style-name="ro2">
          <table:table-cell table:style-name="ce34" office:value-type="date" office:date-value="2006-11-21T00:00:00">
            <text:p>11/21/2006</text:p>
          </table:table-cell>
          <table:table-cell table:style-name="ce27" office:value-type="float" office:value="1402.81">
            <text:p>1402.81</text:p>
          </table:table-cell>
        </table:table-row>
        <table:table-row table:style-name="ro2">
          <table:table-cell table:style-name="ce34" office:value-type="date" office:date-value="2006-11-22T00:00:00">
            <text:p>11/22/2006</text:p>
          </table:table-cell>
          <table:table-cell table:style-name="ce27" office:value-type="float" office:value="1406.09">
            <text:p>1406.09</text:p>
          </table:table-cell>
        </table:table-row>
        <table:table-row table:style-name="ro2">
          <table:table-cell table:style-name="ce34" office:value-type="date" office:date-value="2006-11-23T00:00:00">
            <text:p>11/23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11-24T00:00:00">
            <text:p>11/24/2006</text:p>
          </table:table-cell>
          <table:table-cell table:style-name="ce27" office:value-type="float" office:value="1400.95">
            <text:p>1400.95</text:p>
          </table:table-cell>
        </table:table-row>
        <table:table-row table:style-name="ro2">
          <table:table-cell table:style-name="ce34" office:value-type="date" office:date-value="2006-11-27T00:00:00">
            <text:p>11/27/2006</text:p>
          </table:table-cell>
          <table:table-cell table:style-name="ce27" office:value-type="float" office:value="1381.9">
            <text:p>1381.9</text:p>
          </table:table-cell>
        </table:table-row>
        <table:table-row table:style-name="ro2">
          <table:table-cell table:style-name="ce34" office:value-type="date" office:date-value="2006-11-28T00:00:00">
            <text:p>11/28/2006</text:p>
          </table:table-cell>
          <table:table-cell table:style-name="ce27" office:value-type="float" office:value="1386.72">
            <text:p>1386.72</text:p>
          </table:table-cell>
        </table:table-row>
        <table:table-row table:style-name="ro2">
          <table:table-cell table:style-name="ce34" office:value-type="date" office:date-value="2006-11-29T00:00:00">
            <text:p>11/29/2006</text:p>
          </table:table-cell>
          <table:table-cell table:style-name="ce27" office:value-type="float" office:value="1399.48">
            <text:p>1399.48</text:p>
          </table:table-cell>
        </table:table-row>
        <table:table-row table:style-name="ro2">
          <table:table-cell table:style-name="ce34" office:value-type="date" office:date-value="2006-11-30T00:00:00">
            <text:p>11/30/2006</text:p>
          </table:table-cell>
          <table:table-cell table:style-name="ce27" office:value-type="float" office:value="1400.63">
            <text:p>1400.63</text:p>
          </table:table-cell>
        </table:table-row>
        <table:table-row table:style-name="ro2">
          <table:table-cell table:style-name="ce34" office:value-type="date" office:date-value="2006-12-01T00:00:00">
            <text:p>12/1/2006</text:p>
          </table:table-cell>
          <table:table-cell table:style-name="ce27" office:value-type="float" office:value="1396.71">
            <text:p>1396.71</text:p>
          </table:table-cell>
        </table:table-row>
        <table:table-row table:style-name="ro2">
          <table:table-cell table:style-name="ce34" office:value-type="date" office:date-value="2006-12-04T00:00:00">
            <text:p>12/4/2006</text:p>
          </table:table-cell>
          <table:table-cell table:style-name="ce27" office:value-type="float" office:value="1409.12">
            <text:p>1409.12</text:p>
          </table:table-cell>
        </table:table-row>
        <table:table-row table:style-name="ro2">
          <table:table-cell table:style-name="ce34" office:value-type="date" office:date-value="2006-12-05T00:00:00">
            <text:p>12/5/2006</text:p>
          </table:table-cell>
          <table:table-cell table:style-name="ce27" office:value-type="float" office:value="1414.76">
            <text:p>1414.76</text:p>
          </table:table-cell>
        </table:table-row>
        <table:table-row table:style-name="ro2">
          <table:table-cell table:style-name="ce34" office:value-type="date" office:date-value="2006-12-06T00:00:00">
            <text:p>12/6/2006</text:p>
          </table:table-cell>
          <table:table-cell table:style-name="ce27" office:value-type="float" office:value="1412.9">
            <text:p>1412.9</text:p>
          </table:table-cell>
        </table:table-row>
        <table:table-row table:style-name="ro2">
          <table:table-cell table:style-name="ce34" office:value-type="date" office:date-value="2006-12-07T00:00:00">
            <text:p>12/7/2006</text:p>
          </table:table-cell>
          <table:table-cell table:style-name="ce27" office:value-type="float" office:value="1407.29">
            <text:p>1407.29</text:p>
          </table:table-cell>
        </table:table-row>
        <table:table-row table:style-name="ro2">
          <table:table-cell table:style-name="ce34" office:value-type="date" office:date-value="2006-12-08T00:00:00">
            <text:p>12/8/2006</text:p>
          </table:table-cell>
          <table:table-cell table:style-name="ce27" office:value-type="float" office:value="1409.84">
            <text:p>1409.84</text:p>
          </table:table-cell>
        </table:table-row>
        <table:table-row table:style-name="ro2">
          <table:table-cell table:style-name="ce34" office:value-type="date" office:date-value="2006-12-11T00:00:00">
            <text:p>12/11/2006</text:p>
          </table:table-cell>
          <table:table-cell table:style-name="ce27" office:value-type="float" office:value="1413.04">
            <text:p>1413.04</text:p>
          </table:table-cell>
        </table:table-row>
        <table:table-row table:style-name="ro2">
          <table:table-cell table:style-name="ce34" office:value-type="date" office:date-value="2006-12-12T00:00:00">
            <text:p>12/12/2006</text:p>
          </table:table-cell>
          <table:table-cell table:style-name="ce27" office:value-type="float" office:value="1411.56">
            <text:p>1411.56</text:p>
          </table:table-cell>
        </table:table-row>
        <table:table-row table:style-name="ro2">
          <table:table-cell table:style-name="ce34" office:value-type="date" office:date-value="2006-12-13T00:00:00">
            <text:p>12/13/2006</text:p>
          </table:table-cell>
          <table:table-cell table:style-name="ce27" office:value-type="float" office:value="1413.21">
            <text:p>1413.21</text:p>
          </table:table-cell>
        </table:table-row>
        <table:table-row table:style-name="ro2">
          <table:table-cell table:style-name="ce34" office:value-type="date" office:date-value="2006-12-14T00:00:00">
            <text:p>12/14/2006</text:p>
          </table:table-cell>
          <table:table-cell table:style-name="ce27" office:value-type="float" office:value="1425.49">
            <text:p>1425.49</text:p>
          </table:table-cell>
        </table:table-row>
        <table:table-row table:style-name="ro2">
          <table:table-cell table:style-name="ce34" office:value-type="date" office:date-value="2006-12-15T00:00:00">
            <text:p>12/15/2006</text:p>
          </table:table-cell>
          <table:table-cell table:style-name="ce27" office:value-type="float" office:value="1427.09">
            <text:p>1427.09</text:p>
          </table:table-cell>
        </table:table-row>
        <table:table-row table:style-name="ro2">
          <table:table-cell table:style-name="ce34" office:value-type="date" office:date-value="2006-12-18T00:00:00">
            <text:p>12/18/2006</text:p>
          </table:table-cell>
          <table:table-cell table:style-name="ce27" office:value-type="float" office:value="1422.48">
            <text:p>1422.48</text:p>
          </table:table-cell>
        </table:table-row>
        <table:table-row table:style-name="ro2">
          <table:table-cell table:style-name="ce34" office:value-type="date" office:date-value="2006-12-19T00:00:00">
            <text:p>12/19/2006</text:p>
          </table:table-cell>
          <table:table-cell table:style-name="ce27" office:value-type="float" office:value="1425.55">
            <text:p>1425.55</text:p>
          </table:table-cell>
        </table:table-row>
        <table:table-row table:style-name="ro2">
          <table:table-cell table:style-name="ce34" office:value-type="date" office:date-value="2006-12-20T00:00:00">
            <text:p>12/20/2006</text:p>
          </table:table-cell>
          <table:table-cell table:style-name="ce27" office:value-type="float" office:value="1423.53">
            <text:p>1423.53</text:p>
          </table:table-cell>
        </table:table-row>
        <table:table-row table:style-name="ro2">
          <table:table-cell table:style-name="ce34" office:value-type="date" office:date-value="2006-12-21T00:00:00">
            <text:p>12/21/2006</text:p>
          </table:table-cell>
          <table:table-cell table:style-name="ce27" office:value-type="float" office:value="1418.3">
            <text:p>1418.3</text:p>
          </table:table-cell>
        </table:table-row>
        <table:table-row table:style-name="ro2">
          <table:table-cell table:style-name="ce34" office:value-type="date" office:date-value="2006-12-22T00:00:00">
            <text:p>12/22/2006</text:p>
          </table:table-cell>
          <table:table-cell table:style-name="ce27" office:value-type="float" office:value="1410.76">
            <text:p>1410.76</text:p>
          </table:table-cell>
        </table:table-row>
        <table:table-row table:style-name="ro2">
          <table:table-cell table:style-name="ce34" office:value-type="date" office:date-value="2006-12-25T00:00:00">
            <text:p>12/25/2006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6-12-26T00:00:00">
            <text:p>12/26/2006</text:p>
          </table:table-cell>
          <table:table-cell table:style-name="ce27" office:value-type="float" office:value="1416.9">
            <text:p>1416.9</text:p>
          </table:table-cell>
        </table:table-row>
        <table:table-row table:style-name="ro2">
          <table:table-cell table:style-name="ce34" office:value-type="date" office:date-value="2006-12-27T00:00:00">
            <text:p>12/27/2006</text:p>
          </table:table-cell>
          <table:table-cell table:style-name="ce27" office:value-type="float" office:value="1426.84">
            <text:p>1426.84</text:p>
          </table:table-cell>
        </table:table-row>
        <table:table-row table:style-name="ro2">
          <table:table-cell table:style-name="ce34" office:value-type="date" office:date-value="2006-12-28T00:00:00">
            <text:p>12/28/2006</text:p>
          </table:table-cell>
          <table:table-cell table:style-name="ce27" office:value-type="float" office:value="1424.73">
            <text:p>1424.73</text:p>
          </table:table-cell>
        </table:table-row>
        <table:table-row table:style-name="ro2">
          <table:table-cell table:style-name="ce34" office:value-type="date" office:date-value="2006-12-29T00:00:00">
            <text:p>12/29/2006</text:p>
          </table:table-cell>
          <table:table-cell table:style-name="ce27" office:value-type="float" office:value="1418.3">
            <text:p>1418.3</text:p>
          </table:table-cell>
        </table:table-row>
        <table:table-row table:style-name="ro2">
          <table:table-cell table:style-name="ce34" office:value-type="date" office:date-value="2007-01-01T00:00:00">
            <text:p>1/1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1-02T00:00:00">
            <text:p>1/2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1-03T00:00:00">
            <text:p>1/3/2007</text:p>
          </table:table-cell>
          <table:table-cell table:style-name="ce27" office:value-type="float" office:value="1416.6">
            <text:p>1416.6</text:p>
          </table:table-cell>
        </table:table-row>
        <table:table-row table:style-name="ro2">
          <table:table-cell table:style-name="ce34" office:value-type="date" office:date-value="2007-01-04T00:00:00">
            <text:p>1/4/2007</text:p>
          </table:table-cell>
          <table:table-cell table:style-name="ce27" office:value-type="float" office:value="1418.34">
            <text:p>1418.34</text:p>
          </table:table-cell>
        </table:table-row>
        <table:table-row table:style-name="ro2">
          <table:table-cell table:style-name="ce34" office:value-type="date" office:date-value="2007-01-05T00:00:00">
            <text:p>1/5/2007</text:p>
          </table:table-cell>
          <table:table-cell table:style-name="ce27" office:value-type="float" office:value="1409.71">
            <text:p>1409.71</text:p>
          </table:table-cell>
        </table:table-row>
        <table:table-row table:style-name="ro2">
          <table:table-cell table:style-name="ce34" office:value-type="date" office:date-value="2007-01-08T00:00:00">
            <text:p>1/8/2007</text:p>
          </table:table-cell>
          <table:table-cell table:style-name="ce27" office:value-type="float" office:value="1412.84">
            <text:p>1412.84</text:p>
          </table:table-cell>
        </table:table-row>
        <table:table-row table:style-name="ro2">
          <table:table-cell table:style-name="ce34" office:value-type="date" office:date-value="2007-01-09T00:00:00">
            <text:p>1/9/2007</text:p>
          </table:table-cell>
          <table:table-cell table:style-name="ce27" office:value-type="float" office:value="1412.11">
            <text:p>1412.11</text:p>
          </table:table-cell>
        </table:table-row>
        <table:table-row table:style-name="ro2">
          <table:table-cell table:style-name="ce34" office:value-type="date" office:date-value="2007-01-10T00:00:00">
            <text:p>1/10/2007</text:p>
          </table:table-cell>
          <table:table-cell table:style-name="ce27" office:value-type="float" office:value="1414.85">
            <text:p>1414.85</text:p>
          </table:table-cell>
        </table:table-row>
        <table:table-row table:style-name="ro2">
          <table:table-cell table:style-name="ce34" office:value-type="date" office:date-value="2007-01-11T00:00:00">
            <text:p>1/11/2007</text:p>
          </table:table-cell>
          <table:table-cell table:style-name="ce27" office:value-type="float" office:value="1423.82">
            <text:p>1423.82</text:p>
          </table:table-cell>
        </table:table-row>
        <table:table-row table:style-name="ro2">
          <table:table-cell table:style-name="ce34" office:value-type="date" office:date-value="2007-01-12T00:00:00">
            <text:p>1/12/2007</text:p>
          </table:table-cell>
          <table:table-cell table:style-name="ce27" office:value-type="float" office:value="1430.73">
            <text:p>1430.73</text:p>
          </table:table-cell>
        </table:table-row>
        <table:table-row table:style-name="ro2">
          <table:table-cell table:style-name="ce34" office:value-type="date" office:date-value="2007-01-15T00:00:00">
            <text:p>1/15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1-16T00:00:00">
            <text:p>1/16/2007</text:p>
          </table:table-cell>
          <table:table-cell table:style-name="ce27" office:value-type="float" office:value="1431.9">
            <text:p>1431.9</text:p>
          </table:table-cell>
        </table:table-row>
        <table:table-row table:style-name="ro2">
          <table:table-cell table:style-name="ce34" office:value-type="date" office:date-value="2007-01-17T00:00:00">
            <text:p>1/17/2007</text:p>
          </table:table-cell>
          <table:table-cell table:style-name="ce27" office:value-type="float" office:value="1430.62">
            <text:p>1430.62</text:p>
          </table:table-cell>
        </table:table-row>
        <table:table-row table:style-name="ro2">
          <table:table-cell table:style-name="ce34" office:value-type="date" office:date-value="2007-01-18T00:00:00">
            <text:p>1/18/2007</text:p>
          </table:table-cell>
          <table:table-cell table:style-name="ce27" office:value-type="float" office:value="1426.37">
            <text:p>1426.37</text:p>
          </table:table-cell>
        </table:table-row>
        <table:table-row table:style-name="ro2">
          <table:table-cell table:style-name="ce34" office:value-type="date" office:date-value="2007-01-19T00:00:00">
            <text:p>1/19/2007</text:p>
          </table:table-cell>
          <table:table-cell table:style-name="ce27" office:value-type="float" office:value="1430.5">
            <text:p>1430.5</text:p>
          </table:table-cell>
        </table:table-row>
        <table:table-row table:style-name="ro2">
          <table:table-cell table:style-name="ce34" office:value-type="date" office:date-value="2007-01-22T00:00:00">
            <text:p>1/22/2007</text:p>
          </table:table-cell>
          <table:table-cell table:style-name="ce27" office:value-type="float" office:value="1422.95">
            <text:p>1422.95</text:p>
          </table:table-cell>
        </table:table-row>
        <table:table-row table:style-name="ro2">
          <table:table-cell table:style-name="ce34" office:value-type="date" office:date-value="2007-01-23T00:00:00">
            <text:p>1/23/2007</text:p>
          </table:table-cell>
          <table:table-cell table:style-name="ce27" office:value-type="float" office:value="1427.99">
            <text:p>1427.99</text:p>
          </table:table-cell>
        </table:table-row>
        <table:table-row table:style-name="ro2">
          <table:table-cell table:style-name="ce34" office:value-type="date" office:date-value="2007-01-24T00:00:00">
            <text:p>1/24/2007</text:p>
          </table:table-cell>
          <table:table-cell table:style-name="ce27" office:value-type="float" office:value="1440.13">
            <text:p>1440.13</text:p>
          </table:table-cell>
        </table:table-row>
        <table:table-row table:style-name="ro2">
          <table:table-cell table:style-name="ce34" office:value-type="date" office:date-value="2007-01-25T00:00:00">
            <text:p>1/25/2007</text:p>
          </table:table-cell>
          <table:table-cell table:style-name="ce27" office:value-type="float" office:value="1423.9">
            <text:p>1423.9</text:p>
          </table:table-cell>
        </table:table-row>
        <table:table-row table:style-name="ro2">
          <table:table-cell table:style-name="ce34" office:value-type="date" office:date-value="2007-01-26T00:00:00">
            <text:p>1/26/2007</text:p>
          </table:table-cell>
          <table:table-cell table:style-name="ce27" office:value-type="float" office:value="1422.18">
            <text:p>1422.18</text:p>
          </table:table-cell>
        </table:table-row>
        <table:table-row table:style-name="ro2">
          <table:table-cell table:style-name="ce34" office:value-type="date" office:date-value="2007-01-29T00:00:00">
            <text:p>1/29/2007</text:p>
          </table:table-cell>
          <table:table-cell table:style-name="ce27" office:value-type="float" office:value="1420.62">
            <text:p>1420.62</text:p>
          </table:table-cell>
        </table:table-row>
        <table:table-row table:style-name="ro2">
          <table:table-cell table:style-name="ce34" office:value-type="date" office:date-value="2007-01-30T00:00:00">
            <text:p>1/30/2007</text:p>
          </table:table-cell>
          <table:table-cell table:style-name="ce27" office:value-type="float" office:value="1428.82">
            <text:p>1428.82</text:p>
          </table:table-cell>
        </table:table-row>
        <table:table-row table:style-name="ro2">
          <table:table-cell table:style-name="ce34" office:value-type="date" office:date-value="2007-01-31T00:00:00">
            <text:p>1/31/2007</text:p>
          </table:table-cell>
          <table:table-cell table:style-name="ce27" office:value-type="float" office:value="1438.24">
            <text:p>1438.24</text:p>
          </table:table-cell>
        </table:table-row>
        <table:table-row table:style-name="ro2">
          <table:table-cell table:style-name="ce34" office:value-type="date" office:date-value="2007-02-01T00:00:00">
            <text:p>2/1/2007</text:p>
          </table:table-cell>
          <table:table-cell table:style-name="ce27" office:value-type="float" office:value="1445.94">
            <text:p>1445.94</text:p>
          </table:table-cell>
        </table:table-row>
        <table:table-row table:style-name="ro2">
          <table:table-cell table:style-name="ce34" office:value-type="date" office:date-value="2007-02-02T00:00:00">
            <text:p>2/2/2007</text:p>
          </table:table-cell>
          <table:table-cell table:style-name="ce27" office:value-type="float" office:value="1448.39">
            <text:p>1448.39</text:p>
          </table:table-cell>
        </table:table-row>
        <table:table-row table:style-name="ro2">
          <table:table-cell table:style-name="ce34" office:value-type="date" office:date-value="2007-02-05T00:00:00">
            <text:p>2/5/2007</text:p>
          </table:table-cell>
          <table:table-cell table:style-name="ce27" office:value-type="float" office:value="1446.99">
            <text:p>1446.99</text:p>
          </table:table-cell>
        </table:table-row>
        <table:table-row table:style-name="ro2">
          <table:table-cell table:style-name="ce34" office:value-type="date" office:date-value="2007-02-06T00:00:00">
            <text:p>2/6/2007</text:p>
          </table:table-cell>
          <table:table-cell table:style-name="ce27" office:value-type="float" office:value="1448">
            <text:p>1448</text:p>
          </table:table-cell>
        </table:table-row>
        <table:table-row table:style-name="ro2">
          <table:table-cell table:style-name="ce34" office:value-type="date" office:date-value="2007-02-07T00:00:00">
            <text:p>2/7/2007</text:p>
          </table:table-cell>
          <table:table-cell table:style-name="ce27" office:value-type="float" office:value="1450.02">
            <text:p>1450.02</text:p>
          </table:table-cell>
        </table:table-row>
        <table:table-row table:style-name="ro2">
          <table:table-cell table:style-name="ce34" office:value-type="date" office:date-value="2007-02-08T00:00:00">
            <text:p>2/8/2007</text:p>
          </table:table-cell>
          <table:table-cell table:style-name="ce27" office:value-type="float" office:value="1448.31">
            <text:p>1448.31</text:p>
          </table:table-cell>
        </table:table-row>
        <table:table-row table:style-name="ro2">
          <table:table-cell table:style-name="ce34" office:value-type="date" office:date-value="2007-02-09T00:00:00">
            <text:p>2/9/2007</text:p>
          </table:table-cell>
          <table:table-cell table:style-name="ce27" office:value-type="float" office:value="1438.06">
            <text:p>1438.06</text:p>
          </table:table-cell>
        </table:table-row>
        <table:table-row table:style-name="ro2">
          <table:table-cell table:style-name="ce34" office:value-type="date" office:date-value="2007-02-12T00:00:00">
            <text:p>2/12/2007</text:p>
          </table:table-cell>
          <table:table-cell table:style-name="ce27" office:value-type="float" office:value="1433.37">
            <text:p>1433.37</text:p>
          </table:table-cell>
        </table:table-row>
        <table:table-row table:style-name="ro2">
          <table:table-cell table:style-name="ce34" office:value-type="date" office:date-value="2007-02-13T00:00:00">
            <text:p>2/13/2007</text:p>
          </table:table-cell>
          <table:table-cell table:style-name="ce27" office:value-type="float" office:value="1444.26">
            <text:p>1444.26</text:p>
          </table:table-cell>
        </table:table-row>
        <table:table-row table:style-name="ro2">
          <table:table-cell table:style-name="ce34" office:value-type="date" office:date-value="2007-02-14T00:00:00">
            <text:p>2/14/2007</text:p>
          </table:table-cell>
          <table:table-cell table:style-name="ce27" office:value-type="float" office:value="1455.3">
            <text:p>1455.3</text:p>
          </table:table-cell>
        </table:table-row>
        <table:table-row table:style-name="ro2">
          <table:table-cell table:style-name="ce34" office:value-type="date" office:date-value="2007-02-15T00:00:00">
            <text:p>2/15/2007</text:p>
          </table:table-cell>
          <table:table-cell table:style-name="ce27" office:value-type="float" office:value="1456.81">
            <text:p>1456.81</text:p>
          </table:table-cell>
        </table:table-row>
        <table:table-row table:style-name="ro2">
          <table:table-cell table:style-name="ce34" office:value-type="date" office:date-value="2007-02-16T00:00:00">
            <text:p>2/16/2007</text:p>
          </table:table-cell>
          <table:table-cell table:style-name="ce27" office:value-type="float" office:value="1455.54">
            <text:p>1455.54</text:p>
          </table:table-cell>
        </table:table-row>
        <table:table-row table:style-name="ro2">
          <table:table-cell table:style-name="ce34" office:value-type="date" office:date-value="2007-02-19T00:00:00">
            <text:p>2/19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2-20T00:00:00">
            <text:p>2/20/2007</text:p>
          </table:table-cell>
          <table:table-cell table:style-name="ce27" office:value-type="float" office:value="1459.68">
            <text:p>1459.68</text:p>
          </table:table-cell>
        </table:table-row>
        <table:table-row table:style-name="ro2">
          <table:table-cell table:style-name="ce34" office:value-type="date" office:date-value="2007-02-21T00:00:00">
            <text:p>2/21/2007</text:p>
          </table:table-cell>
          <table:table-cell table:style-name="ce27" office:value-type="float" office:value="1457.63">
            <text:p>1457.63</text:p>
          </table:table-cell>
        </table:table-row>
        <table:table-row table:style-name="ro2">
          <table:table-cell table:style-name="ce34" office:value-type="date" office:date-value="2007-02-22T00:00:00">
            <text:p>2/22/2007</text:p>
          </table:table-cell>
          <table:table-cell table:style-name="ce27" office:value-type="float" office:value="1456.38">
            <text:p>1456.38</text:p>
          </table:table-cell>
        </table:table-row>
        <table:table-row table:style-name="ro2">
          <table:table-cell table:style-name="ce34" office:value-type="date" office:date-value="2007-02-23T00:00:00">
            <text:p>2/23/2007</text:p>
          </table:table-cell>
          <table:table-cell table:style-name="ce27" office:value-type="float" office:value="1451.19">
            <text:p>1451.19</text:p>
          </table:table-cell>
        </table:table-row>
        <table:table-row table:style-name="ro2">
          <table:table-cell table:style-name="ce34" office:value-type="date" office:date-value="2007-02-26T00:00:00">
            <text:p>2/26/2007</text:p>
          </table:table-cell>
          <table:table-cell table:style-name="ce27" office:value-type="float" office:value="1449.37">
            <text:p>1449.37</text:p>
          </table:table-cell>
        </table:table-row>
        <table:table-row table:style-name="ro2">
          <table:table-cell table:style-name="ce34" office:value-type="date" office:date-value="2007-02-27T00:00:00">
            <text:p>2/27/2007</text:p>
          </table:table-cell>
          <table:table-cell table:style-name="ce27" office:value-type="float" office:value="1399.04">
            <text:p>1399.04</text:p>
          </table:table-cell>
        </table:table-row>
        <table:table-row table:style-name="ro2">
          <table:table-cell table:style-name="ce34" office:value-type="date" office:date-value="2007-02-28T00:00:00">
            <text:p>2/28/2007</text:p>
          </table:table-cell>
          <table:table-cell table:style-name="ce27" office:value-type="float" office:value="1406.82">
            <text:p>1406.82</text:p>
          </table:table-cell>
        </table:table-row>
        <table:table-row table:style-name="ro2">
          <table:table-cell table:style-name="ce34" office:value-type="date" office:date-value="2007-03-01T00:00:00">
            <text:p>3/1/2007</text:p>
          </table:table-cell>
          <table:table-cell table:style-name="ce27" office:value-type="float" office:value="1403.17">
            <text:p>1403.17</text:p>
          </table:table-cell>
        </table:table-row>
        <table:table-row table:style-name="ro2">
          <table:table-cell table:style-name="ce34" office:value-type="date" office:date-value="2007-03-02T00:00:00">
            <text:p>3/2/2007</text:p>
          </table:table-cell>
          <table:table-cell table:style-name="ce27" office:value-type="float" office:value="1387.17">
            <text:p>1387.17</text:p>
          </table:table-cell>
        </table:table-row>
        <table:table-row table:style-name="ro2">
          <table:table-cell table:style-name="ce34" office:value-type="date" office:date-value="2007-03-05T00:00:00">
            <text:p>3/5/2007</text:p>
          </table:table-cell>
          <table:table-cell table:style-name="ce27" office:value-type="float" office:value="1374.12">
            <text:p>1374.12</text:p>
          </table:table-cell>
        </table:table-row>
        <table:table-row table:style-name="ro2">
          <table:table-cell table:style-name="ce34" office:value-type="date" office:date-value="2007-03-06T00:00:00">
            <text:p>3/6/2007</text:p>
          </table:table-cell>
          <table:table-cell table:style-name="ce27" office:value-type="float" office:value="1395.41">
            <text:p>1395.41</text:p>
          </table:table-cell>
        </table:table-row>
        <table:table-row table:style-name="ro2">
          <table:table-cell table:style-name="ce34" office:value-type="date" office:date-value="2007-03-07T00:00:00">
            <text:p>3/7/2007</text:p>
          </table:table-cell>
          <table:table-cell table:style-name="ce27" office:value-type="float" office:value="1391.97">
            <text:p>1391.97</text:p>
          </table:table-cell>
        </table:table-row>
        <table:table-row table:style-name="ro2">
          <table:table-cell table:style-name="ce34" office:value-type="date" office:date-value="2007-03-08T00:00:00">
            <text:p>3/8/2007</text:p>
          </table:table-cell>
          <table:table-cell table:style-name="ce27" office:value-type="float" office:value="1401.89">
            <text:p>1401.89</text:p>
          </table:table-cell>
        </table:table-row>
        <table:table-row table:style-name="ro2">
          <table:table-cell table:style-name="ce34" office:value-type="date" office:date-value="2007-03-09T00:00:00">
            <text:p>3/9/2007</text:p>
          </table:table-cell>
          <table:table-cell table:style-name="ce27" office:value-type="float" office:value="1402.85">
            <text:p>1402.85</text:p>
          </table:table-cell>
        </table:table-row>
        <table:table-row table:style-name="ro2">
          <table:table-cell table:style-name="ce34" office:value-type="date" office:date-value="2007-03-12T00:00:00">
            <text:p>3/12/2007</text:p>
          </table:table-cell>
          <table:table-cell table:style-name="ce27" office:value-type="float" office:value="1406.6">
            <text:p>1406.6</text:p>
          </table:table-cell>
        </table:table-row>
        <table:table-row table:style-name="ro2">
          <table:table-cell table:style-name="ce34" office:value-type="date" office:date-value="2007-03-13T00:00:00">
            <text:p>3/13/2007</text:p>
          </table:table-cell>
          <table:table-cell table:style-name="ce27" office:value-type="float" office:value="1377.95">
            <text:p>1377.95</text:p>
          </table:table-cell>
        </table:table-row>
        <table:table-row table:style-name="ro2">
          <table:table-cell table:style-name="ce34" office:value-type="date" office:date-value="2007-03-14T00:00:00">
            <text:p>3/14/2007</text:p>
          </table:table-cell>
          <table:table-cell table:style-name="ce27" office:value-type="float" office:value="1387.17">
            <text:p>1387.17</text:p>
          </table:table-cell>
        </table:table-row>
        <table:table-row table:style-name="ro2">
          <table:table-cell table:style-name="ce34" office:value-type="date" office:date-value="2007-03-15T00:00:00">
            <text:p>3/15/2007</text:p>
          </table:table-cell>
          <table:table-cell table:style-name="ce27" office:value-type="float" office:value="1392.28">
            <text:p>1392.28</text:p>
          </table:table-cell>
        </table:table-row>
        <table:table-row table:style-name="ro2">
          <table:table-cell table:style-name="ce34" office:value-type="date" office:date-value="2007-03-16T00:00:00">
            <text:p>3/16/2007</text:p>
          </table:table-cell>
          <table:table-cell table:style-name="ce27" office:value-type="float" office:value="1386.95">
            <text:p>1386.95</text:p>
          </table:table-cell>
        </table:table-row>
        <table:table-row table:style-name="ro2">
          <table:table-cell table:style-name="ce34" office:value-type="date" office:date-value="2007-03-19T00:00:00">
            <text:p>3/19/2007</text:p>
          </table:table-cell>
          <table:table-cell table:style-name="ce27" office:value-type="float" office:value="1402.06">
            <text:p>1402.06</text:p>
          </table:table-cell>
        </table:table-row>
        <table:table-row table:style-name="ro2">
          <table:table-cell table:style-name="ce34" office:value-type="date" office:date-value="2007-03-20T00:00:00">
            <text:p>3/20/2007</text:p>
          </table:table-cell>
          <table:table-cell table:style-name="ce27" office:value-type="float" office:value="1410.94">
            <text:p>1410.94</text:p>
          </table:table-cell>
        </table:table-row>
        <table:table-row table:style-name="ro2">
          <table:table-cell table:style-name="ce34" office:value-type="date" office:date-value="2007-03-21T00:00:00">
            <text:p>3/21/2007</text:p>
          </table:table-cell>
          <table:table-cell table:style-name="ce27" office:value-type="float" office:value="1435.04">
            <text:p>1435.04</text:p>
          </table:table-cell>
        </table:table-row>
        <table:table-row table:style-name="ro2">
          <table:table-cell table:style-name="ce34" office:value-type="date" office:date-value="2007-03-22T00:00:00">
            <text:p>3/22/2007</text:p>
          </table:table-cell>
          <table:table-cell table:style-name="ce27" office:value-type="float" office:value="1434.54">
            <text:p>1434.54</text:p>
          </table:table-cell>
        </table:table-row>
        <table:table-row table:style-name="ro2">
          <table:table-cell table:style-name="ce34" office:value-type="date" office:date-value="2007-03-23T00:00:00">
            <text:p>3/23/2007</text:p>
          </table:table-cell>
          <table:table-cell table:style-name="ce27" office:value-type="float" office:value="1436.11">
            <text:p>1436.11</text:p>
          </table:table-cell>
        </table:table-row>
        <table:table-row table:style-name="ro2">
          <table:table-cell table:style-name="ce34" office:value-type="date" office:date-value="2007-03-26T00:00:00">
            <text:p>3/26/2007</text:p>
          </table:table-cell>
          <table:table-cell table:style-name="ce27" office:value-type="float" office:value="1437.5">
            <text:p>1437.5</text:p>
          </table:table-cell>
        </table:table-row>
        <table:table-row table:style-name="ro2">
          <table:table-cell table:style-name="ce34" office:value-type="date" office:date-value="2007-03-27T00:00:00">
            <text:p>3/27/2007</text:p>
          </table:table-cell>
          <table:table-cell table:style-name="ce27" office:value-type="float" office:value="1428.61">
            <text:p>1428.61</text:p>
          </table:table-cell>
        </table:table-row>
        <table:table-row table:style-name="ro2">
          <table:table-cell table:style-name="ce34" office:value-type="date" office:date-value="2007-03-28T00:00:00">
            <text:p>3/28/2007</text:p>
          </table:table-cell>
          <table:table-cell table:style-name="ce27" office:value-type="float" office:value="1417.23">
            <text:p>1417.23</text:p>
          </table:table-cell>
        </table:table-row>
        <table:table-row table:style-name="ro2">
          <table:table-cell table:style-name="ce34" office:value-type="date" office:date-value="2007-03-29T00:00:00">
            <text:p>3/29/2007</text:p>
          </table:table-cell>
          <table:table-cell table:style-name="ce27" office:value-type="float" office:value="1422.53">
            <text:p>1422.53</text:p>
          </table:table-cell>
        </table:table-row>
        <table:table-row table:style-name="ro2">
          <table:table-cell table:style-name="ce34" office:value-type="date" office:date-value="2007-03-30T00:00:00">
            <text:p>3/30/2007</text:p>
          </table:table-cell>
          <table:table-cell table:style-name="ce27" office:value-type="float" office:value="1420.86">
            <text:p>1420.86</text:p>
          </table:table-cell>
        </table:table-row>
        <table:table-row table:style-name="ro2">
          <table:table-cell table:style-name="ce34" office:value-type="date" office:date-value="2007-04-02T00:00:00">
            <text:p>4/2/2007</text:p>
          </table:table-cell>
          <table:table-cell table:style-name="ce27" office:value-type="float" office:value="1424.55">
            <text:p>1424.55</text:p>
          </table:table-cell>
        </table:table-row>
        <table:table-row table:style-name="ro2">
          <table:table-cell table:style-name="ce34" office:value-type="date" office:date-value="2007-04-03T00:00:00">
            <text:p>4/3/2007</text:p>
          </table:table-cell>
          <table:table-cell table:style-name="ce27" office:value-type="float" office:value="1437.77">
            <text:p>1437.77</text:p>
          </table:table-cell>
        </table:table-row>
        <table:table-row table:style-name="ro2">
          <table:table-cell table:style-name="ce34" office:value-type="date" office:date-value="2007-04-04T00:00:00">
            <text:p>4/4/2007</text:p>
          </table:table-cell>
          <table:table-cell table:style-name="ce27" office:value-type="float" office:value="1439.37">
            <text:p>1439.37</text:p>
          </table:table-cell>
        </table:table-row>
        <table:table-row table:style-name="ro2">
          <table:table-cell table:style-name="ce34" office:value-type="date" office:date-value="2007-04-05T00:00:00">
            <text:p>4/5/2007</text:p>
          </table:table-cell>
          <table:table-cell table:style-name="ce27" office:value-type="float" office:value="1443.76">
            <text:p>1443.76</text:p>
          </table:table-cell>
        </table:table-row>
        <table:table-row table:style-name="ro2">
          <table:table-cell table:style-name="ce34" office:value-type="date" office:date-value="2007-04-06T00:00:00">
            <text:p>4/6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4-09T00:00:00">
            <text:p>4/9/2007</text:p>
          </table:table-cell>
          <table:table-cell table:style-name="ce27" office:value-type="float" office:value="1444.61">
            <text:p>1444.61</text:p>
          </table:table-cell>
        </table:table-row>
        <table:table-row table:style-name="ro2">
          <table:table-cell table:style-name="ce34" office:value-type="date" office:date-value="2007-04-10T00:00:00">
            <text:p>4/10/2007</text:p>
          </table:table-cell>
          <table:table-cell table:style-name="ce27" office:value-type="float" office:value="1448.39">
            <text:p>1448.39</text:p>
          </table:table-cell>
        </table:table-row>
        <table:table-row table:style-name="ro2">
          <table:table-cell table:style-name="ce34" office:value-type="date" office:date-value="2007-04-11T00:00:00">
            <text:p>4/11/2007</text:p>
          </table:table-cell>
          <table:table-cell table:style-name="ce27" office:value-type="float" office:value="1438.87">
            <text:p>1438.87</text:p>
          </table:table-cell>
        </table:table-row>
        <table:table-row table:style-name="ro2">
          <table:table-cell table:style-name="ce34" office:value-type="date" office:date-value="2007-04-12T00:00:00">
            <text:p>4/12/2007</text:p>
          </table:table-cell>
          <table:table-cell table:style-name="ce27" office:value-type="float" office:value="1447.8">
            <text:p>1447.8</text:p>
          </table:table-cell>
        </table:table-row>
        <table:table-row table:style-name="ro2">
          <table:table-cell table:style-name="ce34" office:value-type="date" office:date-value="2007-04-13T00:00:00">
            <text:p>4/13/2007</text:p>
          </table:table-cell>
          <table:table-cell table:style-name="ce27" office:value-type="float" office:value="1452.85">
            <text:p>1452.85</text:p>
          </table:table-cell>
        </table:table-row>
        <table:table-row table:style-name="ro2">
          <table:table-cell table:style-name="ce34" office:value-type="date" office:date-value="2007-04-16T00:00:00">
            <text:p>4/16/2007</text:p>
          </table:table-cell>
          <table:table-cell table:style-name="ce27" office:value-type="float" office:value="1468.47">
            <text:p>1468.47</text:p>
          </table:table-cell>
        </table:table-row>
        <table:table-row table:style-name="ro2">
          <table:table-cell table:style-name="ce34" office:value-type="date" office:date-value="2007-04-17T00:00:00">
            <text:p>4/17/2007</text:p>
          </table:table-cell>
          <table:table-cell table:style-name="ce27" office:value-type="float" office:value="1471.48">
            <text:p>1471.48</text:p>
          </table:table-cell>
        </table:table-row>
        <table:table-row table:style-name="ro2">
          <table:table-cell table:style-name="ce34" office:value-type="date" office:date-value="2007-04-18T00:00:00">
            <text:p>4/18/2007</text:p>
          </table:table-cell>
          <table:table-cell table:style-name="ce27" office:value-type="float" office:value="1472.5">
            <text:p>1472.5</text:p>
          </table:table-cell>
        </table:table-row>
        <table:table-row table:style-name="ro2">
          <table:table-cell table:style-name="ce34" office:value-type="date" office:date-value="2007-04-19T00:00:00">
            <text:p>4/19/2007</text:p>
          </table:table-cell>
          <table:table-cell table:style-name="ce27" office:value-type="float" office:value="1470.73">
            <text:p>1470.73</text:p>
          </table:table-cell>
        </table:table-row>
        <table:table-row table:style-name="ro2">
          <table:table-cell table:style-name="ce34" office:value-type="date" office:date-value="2007-04-20T00:00:00">
            <text:p>4/20/2007</text:p>
          </table:table-cell>
          <table:table-cell table:style-name="ce27" office:value-type="float" office:value="1484.35">
            <text:p>1484.35</text:p>
          </table:table-cell>
        </table:table-row>
        <table:table-row table:style-name="ro2">
          <table:table-cell table:style-name="ce34" office:value-type="date" office:date-value="2007-04-23T00:00:00">
            <text:p>4/23/2007</text:p>
          </table:table-cell>
          <table:table-cell table:style-name="ce27" office:value-type="float" office:value="1480.93">
            <text:p>1480.93</text:p>
          </table:table-cell>
        </table:table-row>
        <table:table-row table:style-name="ro2">
          <table:table-cell table:style-name="ce34" office:value-type="date" office:date-value="2007-04-24T00:00:00">
            <text:p>4/24/2007</text:p>
          </table:table-cell>
          <table:table-cell table:style-name="ce27" office:value-type="float" office:value="1480.41">
            <text:p>1480.41</text:p>
          </table:table-cell>
        </table:table-row>
        <table:table-row table:style-name="ro2">
          <table:table-cell table:style-name="ce34" office:value-type="date" office:date-value="2007-04-25T00:00:00">
            <text:p>4/25/2007</text:p>
          </table:table-cell>
          <table:table-cell table:style-name="ce27" office:value-type="float" office:value="1495.42">
            <text:p>1495.42</text:p>
          </table:table-cell>
        </table:table-row>
        <table:table-row table:style-name="ro2">
          <table:table-cell table:style-name="ce34" office:value-type="date" office:date-value="2007-04-26T00:00:00">
            <text:p>4/26/2007</text:p>
          </table:table-cell>
          <table:table-cell table:style-name="ce27" office:value-type="float" office:value="1494.25">
            <text:p>1494.25</text:p>
          </table:table-cell>
        </table:table-row>
        <table:table-row table:style-name="ro2">
          <table:table-cell table:style-name="ce34" office:value-type="date" office:date-value="2007-04-27T00:00:00">
            <text:p>4/27/2007</text:p>
          </table:table-cell>
          <table:table-cell table:style-name="ce27" office:value-type="float" office:value="1494.07">
            <text:p>1494.07</text:p>
          </table:table-cell>
        </table:table-row>
        <table:table-row table:style-name="ro2">
          <table:table-cell table:style-name="ce34" office:value-type="date" office:date-value="2007-04-30T00:00:00">
            <text:p>4/30/2007</text:p>
          </table:table-cell>
          <table:table-cell table:style-name="ce27" office:value-type="float" office:value="1482.37">
            <text:p>1482.37</text:p>
          </table:table-cell>
        </table:table-row>
        <table:table-row table:style-name="ro2">
          <table:table-cell table:style-name="ce34" office:value-type="date" office:date-value="2007-05-01T00:00:00">
            <text:p>5/1/2007</text:p>
          </table:table-cell>
          <table:table-cell table:style-name="ce27" office:value-type="float" office:value="1486.3">
            <text:p>1486.3</text:p>
          </table:table-cell>
        </table:table-row>
        <table:table-row table:style-name="ro2">
          <table:table-cell table:style-name="ce34" office:value-type="date" office:date-value="2007-05-02T00:00:00">
            <text:p>5/2/2007</text:p>
          </table:table-cell>
          <table:table-cell table:style-name="ce27" office:value-type="float" office:value="1495.92">
            <text:p>1495.92</text:p>
          </table:table-cell>
        </table:table-row>
        <table:table-row table:style-name="ro2">
          <table:table-cell table:style-name="ce34" office:value-type="date" office:date-value="2007-05-03T00:00:00">
            <text:p>5/3/2007</text:p>
          </table:table-cell>
          <table:table-cell table:style-name="ce27" office:value-type="float" office:value="1502.39">
            <text:p>1502.39</text:p>
          </table:table-cell>
        </table:table-row>
        <table:table-row table:style-name="ro2">
          <table:table-cell table:style-name="ce34" office:value-type="date" office:date-value="2007-05-04T00:00:00">
            <text:p>5/4/2007</text:p>
          </table:table-cell>
          <table:table-cell table:style-name="ce27" office:value-type="float" office:value="1505.62">
            <text:p>1505.62</text:p>
          </table:table-cell>
        </table:table-row>
        <table:table-row table:style-name="ro2">
          <table:table-cell table:style-name="ce34" office:value-type="date" office:date-value="2007-05-07T00:00:00">
            <text:p>5/7/2007</text:p>
          </table:table-cell>
          <table:table-cell table:style-name="ce27" office:value-type="float" office:value="1509.48">
            <text:p>1509.48</text:p>
          </table:table-cell>
        </table:table-row>
        <table:table-row table:style-name="ro2">
          <table:table-cell table:style-name="ce34" office:value-type="date" office:date-value="2007-05-08T00:00:00">
            <text:p>5/8/2007</text:p>
          </table:table-cell>
          <table:table-cell table:style-name="ce27" office:value-type="float" office:value="1507.72">
            <text:p>1507.72</text:p>
          </table:table-cell>
        </table:table-row>
        <table:table-row table:style-name="ro2">
          <table:table-cell table:style-name="ce34" office:value-type="date" office:date-value="2007-05-09T00:00:00">
            <text:p>5/9/2007</text:p>
          </table:table-cell>
          <table:table-cell table:style-name="ce27" office:value-type="float" office:value="1512.58">
            <text:p>1512.58</text:p>
          </table:table-cell>
        </table:table-row>
        <table:table-row table:style-name="ro2">
          <table:table-cell table:style-name="ce34" office:value-type="date" office:date-value="2007-05-10T00:00:00">
            <text:p>5/10/2007</text:p>
          </table:table-cell>
          <table:table-cell table:style-name="ce27" office:value-type="float" office:value="1491.47">
            <text:p>1491.47</text:p>
          </table:table-cell>
        </table:table-row>
        <table:table-row table:style-name="ro2">
          <table:table-cell table:style-name="ce34" office:value-type="date" office:date-value="2007-05-11T00:00:00">
            <text:p>5/11/2007</text:p>
          </table:table-cell>
          <table:table-cell table:style-name="ce27" office:value-type="float" office:value="1505.85">
            <text:p>1505.85</text:p>
          </table:table-cell>
        </table:table-row>
        <table:table-row table:style-name="ro2">
          <table:table-cell table:style-name="ce34" office:value-type="date" office:date-value="2007-05-14T00:00:00">
            <text:p>5/14/2007</text:p>
          </table:table-cell>
          <table:table-cell table:style-name="ce27" office:value-type="float" office:value="1503.15">
            <text:p>1503.15</text:p>
          </table:table-cell>
        </table:table-row>
        <table:table-row table:style-name="ro2">
          <table:table-cell table:style-name="ce34" office:value-type="date" office:date-value="2007-05-15T00:00:00">
            <text:p>5/15/2007</text:p>
          </table:table-cell>
          <table:table-cell table:style-name="ce27" office:value-type="float" office:value="1501.19">
            <text:p>1501.19</text:p>
          </table:table-cell>
        </table:table-row>
        <table:table-row table:style-name="ro2">
          <table:table-cell table:style-name="ce34" office:value-type="date" office:date-value="2007-05-16T00:00:00">
            <text:p>5/16/2007</text:p>
          </table:table-cell>
          <table:table-cell table:style-name="ce27" office:value-type="float" office:value="1514.14">
            <text:p>1514.14</text:p>
          </table:table-cell>
        </table:table-row>
        <table:table-row table:style-name="ro2">
          <table:table-cell table:style-name="ce34" office:value-type="date" office:date-value="2007-05-17T00:00:00">
            <text:p>5/17/2007</text:p>
          </table:table-cell>
          <table:table-cell table:style-name="ce27" office:value-type="float" office:value="1512.75">
            <text:p>1512.75</text:p>
          </table:table-cell>
        </table:table-row>
        <table:table-row table:style-name="ro2">
          <table:table-cell table:style-name="ce34" office:value-type="date" office:date-value="2007-05-18T00:00:00">
            <text:p>5/18/2007</text:p>
          </table:table-cell>
          <table:table-cell table:style-name="ce27" office:value-type="float" office:value="1522.75">
            <text:p>1522.75</text:p>
          </table:table-cell>
        </table:table-row>
        <table:table-row table:style-name="ro2">
          <table:table-cell table:style-name="ce34" office:value-type="date" office:date-value="2007-05-21T00:00:00">
            <text:p>5/21/2007</text:p>
          </table:table-cell>
          <table:table-cell table:style-name="ce27" office:value-type="float" office:value="1525.1">
            <text:p>1525.1</text:p>
          </table:table-cell>
        </table:table-row>
        <table:table-row table:style-name="ro2">
          <table:table-cell table:style-name="ce34" office:value-type="date" office:date-value="2007-05-22T00:00:00">
            <text:p>5/22/2007</text:p>
          </table:table-cell>
          <table:table-cell table:style-name="ce27" office:value-type="float" office:value="1524.12">
            <text:p>1524.12</text:p>
          </table:table-cell>
        </table:table-row>
        <table:table-row table:style-name="ro2">
          <table:table-cell table:style-name="ce34" office:value-type="date" office:date-value="2007-05-23T00:00:00">
            <text:p>5/23/2007</text:p>
          </table:table-cell>
          <table:table-cell table:style-name="ce27" office:value-type="float" office:value="1522.28">
            <text:p>1522.28</text:p>
          </table:table-cell>
        </table:table-row>
        <table:table-row table:style-name="ro2">
          <table:table-cell table:style-name="ce34" office:value-type="date" office:date-value="2007-05-24T00:00:00">
            <text:p>5/24/2007</text:p>
          </table:table-cell>
          <table:table-cell table:style-name="ce27" office:value-type="float" office:value="1507.51">
            <text:p>1507.51</text:p>
          </table:table-cell>
        </table:table-row>
        <table:table-row table:style-name="ro2">
          <table:table-cell table:style-name="ce34" office:value-type="date" office:date-value="2007-05-25T00:00:00">
            <text:p>5/25/2007</text:p>
          </table:table-cell>
          <table:table-cell table:style-name="ce27" office:value-type="float" office:value="1515.73">
            <text:p>1515.73</text:p>
          </table:table-cell>
        </table:table-row>
        <table:table-row table:style-name="ro2">
          <table:table-cell table:style-name="ce34" office:value-type="date" office:date-value="2007-05-28T00:00:00">
            <text:p>5/28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5-29T00:00:00">
            <text:p>5/29/2007</text:p>
          </table:table-cell>
          <table:table-cell table:style-name="ce27" office:value-type="float" office:value="1518.11">
            <text:p>1518.11</text:p>
          </table:table-cell>
        </table:table-row>
        <table:table-row table:style-name="ro2">
          <table:table-cell table:style-name="ce34" office:value-type="date" office:date-value="2007-05-30T00:00:00">
            <text:p>5/30/2007</text:p>
          </table:table-cell>
          <table:table-cell table:style-name="ce27" office:value-type="float" office:value="1530.23">
            <text:p>1530.23</text:p>
          </table:table-cell>
        </table:table-row>
        <table:table-row table:style-name="ro2">
          <table:table-cell table:style-name="ce34" office:value-type="date" office:date-value="2007-05-31T00:00:00">
            <text:p>5/31/2007</text:p>
          </table:table-cell>
          <table:table-cell table:style-name="ce27" office:value-type="float" office:value="1530.62">
            <text:p>1530.62</text:p>
          </table:table-cell>
        </table:table-row>
        <table:table-row table:style-name="ro2">
          <table:table-cell table:style-name="ce34" office:value-type="date" office:date-value="2007-06-01T00:00:00">
            <text:p>6/1/2007</text:p>
          </table:table-cell>
          <table:table-cell table:style-name="ce27" office:value-type="float" office:value="1536.34">
            <text:p>1536.34</text:p>
          </table:table-cell>
        </table:table-row>
        <table:table-row table:style-name="ro2">
          <table:table-cell table:style-name="ce34" office:value-type="date" office:date-value="2007-06-04T00:00:00">
            <text:p>6/4/2007</text:p>
          </table:table-cell>
          <table:table-cell table:style-name="ce27" office:value-type="float" office:value="1539.18">
            <text:p>1539.18</text:p>
          </table:table-cell>
        </table:table-row>
        <table:table-row table:style-name="ro2">
          <table:table-cell table:style-name="ce34" office:value-type="date" office:date-value="2007-06-05T00:00:00">
            <text:p>6/5/2007</text:p>
          </table:table-cell>
          <table:table-cell table:style-name="ce27" office:value-type="float" office:value="1530.95">
            <text:p>1530.95</text:p>
          </table:table-cell>
        </table:table-row>
        <table:table-row table:style-name="ro2">
          <table:table-cell table:style-name="ce34" office:value-type="date" office:date-value="2007-06-06T00:00:00">
            <text:p>6/6/2007</text:p>
          </table:table-cell>
          <table:table-cell table:style-name="ce27" office:value-type="float" office:value="1517.38">
            <text:p>1517.38</text:p>
          </table:table-cell>
        </table:table-row>
        <table:table-row table:style-name="ro2">
          <table:table-cell table:style-name="ce34" office:value-type="date" office:date-value="2007-06-07T00:00:00">
            <text:p>6/7/2007</text:p>
          </table:table-cell>
          <table:table-cell table:style-name="ce27" office:value-type="float" office:value="1490.72">
            <text:p>1490.72</text:p>
          </table:table-cell>
        </table:table-row>
        <table:table-row table:style-name="ro2">
          <table:table-cell table:style-name="ce34" office:value-type="date" office:date-value="2007-06-08T00:00:00">
            <text:p>6/8/2007</text:p>
          </table:table-cell>
          <table:table-cell table:style-name="ce27" office:value-type="float" office:value="1507.67">
            <text:p>1507.67</text:p>
          </table:table-cell>
        </table:table-row>
        <table:table-row table:style-name="ro2">
          <table:table-cell table:style-name="ce34" office:value-type="date" office:date-value="2007-06-11T00:00:00">
            <text:p>6/11/2007</text:p>
          </table:table-cell>
          <table:table-cell table:style-name="ce27" office:value-type="float" office:value="1509.12">
            <text:p>1509.12</text:p>
          </table:table-cell>
        </table:table-row>
        <table:table-row table:style-name="ro2">
          <table:table-cell table:style-name="ce34" office:value-type="date" office:date-value="2007-06-12T00:00:00">
            <text:p>6/12/2007</text:p>
          </table:table-cell>
          <table:table-cell table:style-name="ce27" office:value-type="float" office:value="1493">
            <text:p>1493</text:p>
          </table:table-cell>
        </table:table-row>
        <table:table-row table:style-name="ro2">
          <table:table-cell table:style-name="ce34" office:value-type="date" office:date-value="2007-06-13T00:00:00">
            <text:p>6/13/2007</text:p>
          </table:table-cell>
          <table:table-cell table:style-name="ce27" office:value-type="float" office:value="1515.67">
            <text:p>1515.67</text:p>
          </table:table-cell>
        </table:table-row>
        <table:table-row table:style-name="ro2">
          <table:table-cell table:style-name="ce34" office:value-type="date" office:date-value="2007-06-14T00:00:00">
            <text:p>6/14/2007</text:p>
          </table:table-cell>
          <table:table-cell table:style-name="ce27" office:value-type="float" office:value="1522.97">
            <text:p>1522.97</text:p>
          </table:table-cell>
        </table:table-row>
        <table:table-row table:style-name="ro2">
          <table:table-cell table:style-name="ce34" office:value-type="date" office:date-value="2007-06-15T00:00:00">
            <text:p>6/15/2007</text:p>
          </table:table-cell>
          <table:table-cell table:style-name="ce27" office:value-type="float" office:value="1532.91">
            <text:p>1532.91</text:p>
          </table:table-cell>
        </table:table-row>
        <table:table-row table:style-name="ro2">
          <table:table-cell table:style-name="ce34" office:value-type="date" office:date-value="2007-06-18T00:00:00">
            <text:p>6/18/2007</text:p>
          </table:table-cell>
          <table:table-cell table:style-name="ce27" office:value-type="float" office:value="1531.05">
            <text:p>1531.05</text:p>
          </table:table-cell>
        </table:table-row>
        <table:table-row table:style-name="ro2">
          <table:table-cell table:style-name="ce34" office:value-type="date" office:date-value="2007-06-19T00:00:00">
            <text:p>6/19/2007</text:p>
          </table:table-cell>
          <table:table-cell table:style-name="ce27" office:value-type="float" office:value="1533.7">
            <text:p>1533.7</text:p>
          </table:table-cell>
        </table:table-row>
        <table:table-row table:style-name="ro2">
          <table:table-cell table:style-name="ce34" office:value-type="date" office:date-value="2007-06-20T00:00:00">
            <text:p>6/20/2007</text:p>
          </table:table-cell>
          <table:table-cell table:style-name="ce27" office:value-type="float" office:value="1512.84">
            <text:p>1512.84</text:p>
          </table:table-cell>
        </table:table-row>
        <table:table-row table:style-name="ro2">
          <table:table-cell table:style-name="ce34" office:value-type="date" office:date-value="2007-06-21T00:00:00">
            <text:p>6/21/2007</text:p>
          </table:table-cell>
          <table:table-cell table:style-name="ce27" office:value-type="float" office:value="1522.19">
            <text:p>1522.19</text:p>
          </table:table-cell>
        </table:table-row>
        <table:table-row table:style-name="ro2">
          <table:table-cell table:style-name="ce34" office:value-type="date" office:date-value="2007-06-22T00:00:00">
            <text:p>6/22/2007</text:p>
          </table:table-cell>
          <table:table-cell table:style-name="ce27" office:value-type="float" office:value="1502.56">
            <text:p>1502.56</text:p>
          </table:table-cell>
        </table:table-row>
        <table:table-row table:style-name="ro2">
          <table:table-cell table:style-name="ce34" office:value-type="date" office:date-value="2007-06-25T00:00:00">
            <text:p>6/25/2007</text:p>
          </table:table-cell>
          <table:table-cell table:style-name="ce27" office:value-type="float" office:value="1497.74">
            <text:p>1497.74</text:p>
          </table:table-cell>
        </table:table-row>
        <table:table-row table:style-name="ro2">
          <table:table-cell table:style-name="ce34" office:value-type="date" office:date-value="2007-06-26T00:00:00">
            <text:p>6/26/2007</text:p>
          </table:table-cell>
          <table:table-cell table:style-name="ce27" office:value-type="float" office:value="1492.89">
            <text:p>1492.89</text:p>
          </table:table-cell>
        </table:table-row>
        <table:table-row table:style-name="ro2">
          <table:table-cell table:style-name="ce34" office:value-type="date" office:date-value="2007-06-27T00:00:00">
            <text:p>6/27/2007</text:p>
          </table:table-cell>
          <table:table-cell table:style-name="ce27" office:value-type="float" office:value="1506.34">
            <text:p>1506.34</text:p>
          </table:table-cell>
        </table:table-row>
        <table:table-row table:style-name="ro2">
          <table:table-cell table:style-name="ce34" office:value-type="date" office:date-value="2007-06-28T00:00:00">
            <text:p>6/28/2007</text:p>
          </table:table-cell>
          <table:table-cell table:style-name="ce27" office:value-type="float" office:value="1505.71">
            <text:p>1505.71</text:p>
          </table:table-cell>
        </table:table-row>
        <table:table-row table:style-name="ro2">
          <table:table-cell table:style-name="ce34" office:value-type="date" office:date-value="2007-06-29T00:00:00">
            <text:p>6/29/2007</text:p>
          </table:table-cell>
          <table:table-cell table:style-name="ce27" office:value-type="float" office:value="1503.35">
            <text:p>1503.35</text:p>
          </table:table-cell>
        </table:table-row>
        <table:table-row table:style-name="ro2">
          <table:table-cell table:style-name="ce34" office:value-type="date" office:date-value="2007-07-02T00:00:00">
            <text:p>7/2/2007</text:p>
          </table:table-cell>
          <table:table-cell table:style-name="ce27" office:value-type="float" office:value="1519.43">
            <text:p>1519.43</text:p>
          </table:table-cell>
        </table:table-row>
        <table:table-row table:style-name="ro2">
          <table:table-cell table:style-name="ce34" office:value-type="date" office:date-value="2007-07-03T00:00:00">
            <text:p>7/3/2007</text:p>
          </table:table-cell>
          <table:table-cell table:style-name="ce27" office:value-type="float" office:value="1524.87">
            <text:p>1524.87</text:p>
          </table:table-cell>
        </table:table-row>
        <table:table-row table:style-name="ro2">
          <table:table-cell table:style-name="ce34" office:value-type="date" office:date-value="2007-07-04T00:00:00">
            <text:p>7/4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7-05T00:00:00">
            <text:p>7/5/2007</text:p>
          </table:table-cell>
          <table:table-cell table:style-name="ce27" office:value-type="float" office:value="1525.4">
            <text:p>1525.4</text:p>
          </table:table-cell>
        </table:table-row>
        <table:table-row table:style-name="ro2">
          <table:table-cell table:style-name="ce34" office:value-type="date" office:date-value="2007-07-06T00:00:00">
            <text:p>7/6/2007</text:p>
          </table:table-cell>
          <table:table-cell table:style-name="ce27" office:value-type="float" office:value="1530.44">
            <text:p>1530.44</text:p>
          </table:table-cell>
        </table:table-row>
        <table:table-row table:style-name="ro2">
          <table:table-cell table:style-name="ce34" office:value-type="date" office:date-value="2007-07-09T00:00:00">
            <text:p>7/9/2007</text:p>
          </table:table-cell>
          <table:table-cell table:style-name="ce27" office:value-type="float" office:value="1531.85">
            <text:p>1531.85</text:p>
          </table:table-cell>
        </table:table-row>
        <table:table-row table:style-name="ro2">
          <table:table-cell table:style-name="ce34" office:value-type="date" office:date-value="2007-07-10T00:00:00">
            <text:p>7/10/2007</text:p>
          </table:table-cell>
          <table:table-cell table:style-name="ce27" office:value-type="float" office:value="1510.12">
            <text:p>1510.12</text:p>
          </table:table-cell>
        </table:table-row>
        <table:table-row table:style-name="ro2">
          <table:table-cell table:style-name="ce34" office:value-type="date" office:date-value="2007-07-11T00:00:00">
            <text:p>7/11/2007</text:p>
          </table:table-cell>
          <table:table-cell table:style-name="ce27" office:value-type="float" office:value="1518.76">
            <text:p>1518.76</text:p>
          </table:table-cell>
        </table:table-row>
        <table:table-row table:style-name="ro2">
          <table:table-cell table:style-name="ce34" office:value-type="date" office:date-value="2007-07-12T00:00:00">
            <text:p>7/12/2007</text:p>
          </table:table-cell>
          <table:table-cell table:style-name="ce27" office:value-type="float" office:value="1547.7">
            <text:p>1547.7</text:p>
          </table:table-cell>
        </table:table-row>
        <table:table-row table:style-name="ro2">
          <table:table-cell table:style-name="ce34" office:value-type="date" office:date-value="2007-07-13T00:00:00">
            <text:p>7/13/2007</text:p>
          </table:table-cell>
          <table:table-cell table:style-name="ce27" office:value-type="float" office:value="1552.5">
            <text:p>1552.5</text:p>
          </table:table-cell>
        </table:table-row>
        <table:table-row table:style-name="ro2">
          <table:table-cell table:style-name="ce34" office:value-type="date" office:date-value="2007-07-16T00:00:00">
            <text:p>7/16/2007</text:p>
          </table:table-cell>
          <table:table-cell table:style-name="ce27" office:value-type="float" office:value="1549.52">
            <text:p>1549.52</text:p>
          </table:table-cell>
        </table:table-row>
        <table:table-row table:style-name="ro2">
          <table:table-cell table:style-name="ce34" office:value-type="date" office:date-value="2007-07-17T00:00:00">
            <text:p>7/17/2007</text:p>
          </table:table-cell>
          <table:table-cell table:style-name="ce27" office:value-type="float" office:value="1549.37">
            <text:p>1549.37</text:p>
          </table:table-cell>
        </table:table-row>
        <table:table-row table:style-name="ro2">
          <table:table-cell table:style-name="ce34" office:value-type="date" office:date-value="2007-07-18T00:00:00">
            <text:p>7/18/2007</text:p>
          </table:table-cell>
          <table:table-cell table:style-name="ce27" office:value-type="float" office:value="1546.17">
            <text:p>1546.17</text:p>
          </table:table-cell>
        </table:table-row>
        <table:table-row table:style-name="ro2">
          <table:table-cell table:style-name="ce34" office:value-type="date" office:date-value="2007-07-19T00:00:00">
            <text:p>7/19/2007</text:p>
          </table:table-cell>
          <table:table-cell table:style-name="ce27" office:value-type="float" office:value="1553.08">
            <text:p>1553.08</text:p>
          </table:table-cell>
        </table:table-row>
        <table:table-row table:style-name="ro2">
          <table:table-cell table:style-name="ce34" office:value-type="date" office:date-value="2007-07-20T00:00:00">
            <text:p>7/20/2007</text:p>
          </table:table-cell>
          <table:table-cell table:style-name="ce27" office:value-type="float" office:value="1534.1">
            <text:p>1534.1</text:p>
          </table:table-cell>
        </table:table-row>
        <table:table-row table:style-name="ro2">
          <table:table-cell table:style-name="ce34" office:value-type="date" office:date-value="2007-07-23T00:00:00">
            <text:p>7/23/2007</text:p>
          </table:table-cell>
          <table:table-cell table:style-name="ce27" office:value-type="float" office:value="1541.57">
            <text:p>1541.57</text:p>
          </table:table-cell>
        </table:table-row>
        <table:table-row table:style-name="ro2">
          <table:table-cell table:style-name="ce34" office:value-type="date" office:date-value="2007-07-24T00:00:00">
            <text:p>7/24/2007</text:p>
          </table:table-cell>
          <table:table-cell table:style-name="ce27" office:value-type="float" office:value="1511.04">
            <text:p>1511.04</text:p>
          </table:table-cell>
        </table:table-row>
        <table:table-row table:style-name="ro2">
          <table:table-cell table:style-name="ce34" office:value-type="date" office:date-value="2007-07-25T00:00:00">
            <text:p>7/25/2007</text:p>
          </table:table-cell>
          <table:table-cell table:style-name="ce27" office:value-type="float" office:value="1518.09">
            <text:p>1518.09</text:p>
          </table:table-cell>
        </table:table-row>
        <table:table-row table:style-name="ro2">
          <table:table-cell table:style-name="ce34" office:value-type="date" office:date-value="2007-07-26T00:00:00">
            <text:p>7/26/2007</text:p>
          </table:table-cell>
          <table:table-cell table:style-name="ce27" office:value-type="float" office:value="1482.66">
            <text:p>1482.66</text:p>
          </table:table-cell>
        </table:table-row>
        <table:table-row table:style-name="ro2">
          <table:table-cell table:style-name="ce34" office:value-type="date" office:date-value="2007-07-27T00:00:00">
            <text:p>7/27/2007</text:p>
          </table:table-cell>
          <table:table-cell table:style-name="ce27" office:value-type="float" office:value="1458.95">
            <text:p>1458.95</text:p>
          </table:table-cell>
        </table:table-row>
        <table:table-row table:style-name="ro2">
          <table:table-cell table:style-name="ce34" office:value-type="date" office:date-value="2007-07-30T00:00:00">
            <text:p>7/30/2007</text:p>
          </table:table-cell>
          <table:table-cell table:style-name="ce27" office:value-type="float" office:value="1473.91">
            <text:p>1473.91</text:p>
          </table:table-cell>
        </table:table-row>
        <table:table-row table:style-name="ro2">
          <table:table-cell table:style-name="ce34" office:value-type="date" office:date-value="2007-07-31T00:00:00">
            <text:p>7/31/2007</text:p>
          </table:table-cell>
          <table:table-cell table:style-name="ce27" office:value-type="float" office:value="1455.27">
            <text:p>1455.27</text:p>
          </table:table-cell>
        </table:table-row>
        <table:table-row table:style-name="ro2">
          <table:table-cell table:style-name="ce34" office:value-type="date" office:date-value="2007-08-01T00:00:00">
            <text:p>8/1/2007</text:p>
          </table:table-cell>
          <table:table-cell table:style-name="ce27" office:value-type="float" office:value="1465.81">
            <text:p>1465.81</text:p>
          </table:table-cell>
        </table:table-row>
        <table:table-row table:style-name="ro2">
          <table:table-cell table:style-name="ce34" office:value-type="date" office:date-value="2007-08-02T00:00:00">
            <text:p>8/2/2007</text:p>
          </table:table-cell>
          <table:table-cell table:style-name="ce27" office:value-type="float" office:value="1472.2">
            <text:p>1472.2</text:p>
          </table:table-cell>
        </table:table-row>
        <table:table-row table:style-name="ro2">
          <table:table-cell table:style-name="ce34" office:value-type="date" office:date-value="2007-08-03T00:00:00">
            <text:p>8/3/2007</text:p>
          </table:table-cell>
          <table:table-cell table:style-name="ce27" office:value-type="float" office:value="1433.06">
            <text:p>1433.06</text:p>
          </table:table-cell>
        </table:table-row>
        <table:table-row table:style-name="ro2">
          <table:table-cell table:style-name="ce34" office:value-type="date" office:date-value="2007-08-06T00:00:00">
            <text:p>8/6/2007</text:p>
          </table:table-cell>
          <table:table-cell table:style-name="ce27" office:value-type="float" office:value="1467.67">
            <text:p>1467.67</text:p>
          </table:table-cell>
        </table:table-row>
        <table:table-row table:style-name="ro2">
          <table:table-cell table:style-name="ce34" office:value-type="date" office:date-value="2007-08-07T00:00:00">
            <text:p>8/7/2007</text:p>
          </table:table-cell>
          <table:table-cell table:style-name="ce27" office:value-type="float" office:value="1476.71">
            <text:p>1476.71</text:p>
          </table:table-cell>
        </table:table-row>
        <table:table-row table:style-name="ro2">
          <table:table-cell table:style-name="ce34" office:value-type="date" office:date-value="2007-08-08T00:00:00">
            <text:p>8/8/2007</text:p>
          </table:table-cell>
          <table:table-cell table:style-name="ce27" office:value-type="float" office:value="1497.49">
            <text:p>1497.49</text:p>
          </table:table-cell>
        </table:table-row>
        <table:table-row table:style-name="ro2">
          <table:table-cell table:style-name="ce34" office:value-type="date" office:date-value="2007-08-09T00:00:00">
            <text:p>8/9/2007</text:p>
          </table:table-cell>
          <table:table-cell table:style-name="ce27" office:value-type="float" office:value="1453.09">
            <text:p>1453.09</text:p>
          </table:table-cell>
        </table:table-row>
        <table:table-row table:style-name="ro2">
          <table:table-cell table:style-name="ce34" office:value-type="date" office:date-value="2007-08-10T00:00:00">
            <text:p>8/10/2007</text:p>
          </table:table-cell>
          <table:table-cell table:style-name="ce27" office:value-type="float" office:value="1453.64">
            <text:p>1453.64</text:p>
          </table:table-cell>
        </table:table-row>
        <table:table-row table:style-name="ro2">
          <table:table-cell table:style-name="ce34" office:value-type="date" office:date-value="2007-08-13T00:00:00">
            <text:p>8/13/2007</text:p>
          </table:table-cell>
          <table:table-cell table:style-name="ce27" office:value-type="float" office:value="1452.92">
            <text:p>1452.92</text:p>
          </table:table-cell>
        </table:table-row>
        <table:table-row table:style-name="ro2">
          <table:table-cell table:style-name="ce34" office:value-type="date" office:date-value="2007-08-14T00:00:00">
            <text:p>8/14/2007</text:p>
          </table:table-cell>
          <table:table-cell table:style-name="ce27" office:value-type="float" office:value="1426.54">
            <text:p>1426.54</text:p>
          </table:table-cell>
        </table:table-row>
        <table:table-row table:style-name="ro2">
          <table:table-cell table:style-name="ce34" office:value-type="date" office:date-value="2007-08-15T00:00:00">
            <text:p>8/15/2007</text:p>
          </table:table-cell>
          <table:table-cell table:style-name="ce27" office:value-type="float" office:value="1406.7">
            <text:p>1406.7</text:p>
          </table:table-cell>
        </table:table-row>
        <table:table-row table:style-name="ro2">
          <table:table-cell table:style-name="ce34" office:value-type="date" office:date-value="2007-08-16T00:00:00">
            <text:p>8/16/2007</text:p>
          </table:table-cell>
          <table:table-cell table:style-name="ce27" office:value-type="float" office:value="1411.27">
            <text:p>1411.27</text:p>
          </table:table-cell>
        </table:table-row>
        <table:table-row table:style-name="ro2">
          <table:table-cell table:style-name="ce34" office:value-type="date" office:date-value="2007-08-17T00:00:00">
            <text:p>8/17/2007</text:p>
          </table:table-cell>
          <table:table-cell table:style-name="ce27" office:value-type="float" office:value="1445.94">
            <text:p>1445.94</text:p>
          </table:table-cell>
        </table:table-row>
        <table:table-row table:style-name="ro2">
          <table:table-cell table:style-name="ce34" office:value-type="date" office:date-value="2007-08-20T00:00:00">
            <text:p>8/20/2007</text:p>
          </table:table-cell>
          <table:table-cell table:style-name="ce27" office:value-type="float" office:value="1445.55">
            <text:p>1445.55</text:p>
          </table:table-cell>
        </table:table-row>
        <table:table-row table:style-name="ro2">
          <table:table-cell table:style-name="ce34" office:value-type="date" office:date-value="2007-08-21T00:00:00">
            <text:p>8/21/2007</text:p>
          </table:table-cell>
          <table:table-cell table:style-name="ce27" office:value-type="float" office:value="1447.12">
            <text:p>1447.12</text:p>
          </table:table-cell>
        </table:table-row>
        <table:table-row table:style-name="ro2">
          <table:table-cell table:style-name="ce34" office:value-type="date" office:date-value="2007-08-22T00:00:00">
            <text:p>8/22/2007</text:p>
          </table:table-cell>
          <table:table-cell table:style-name="ce27" office:value-type="float" office:value="1464.07">
            <text:p>1464.07</text:p>
          </table:table-cell>
        </table:table-row>
        <table:table-row table:style-name="ro2">
          <table:table-cell table:style-name="ce34" office:value-type="date" office:date-value="2007-08-23T00:00:00">
            <text:p>8/23/2007</text:p>
          </table:table-cell>
          <table:table-cell table:style-name="ce27" office:value-type="float" office:value="1462.5">
            <text:p>1462.5</text:p>
          </table:table-cell>
        </table:table-row>
        <table:table-row table:style-name="ro2">
          <table:table-cell table:style-name="ce34" office:value-type="date" office:date-value="2007-08-24T00:00:00">
            <text:p>8/24/2007</text:p>
          </table:table-cell>
          <table:table-cell table:style-name="ce27" office:value-type="float" office:value="1479.37">
            <text:p>1479.37</text:p>
          </table:table-cell>
        </table:table-row>
        <table:table-row table:style-name="ro2">
          <table:table-cell table:style-name="ce34" office:value-type="date" office:date-value="2007-08-27T00:00:00">
            <text:p>8/27/2007</text:p>
          </table:table-cell>
          <table:table-cell table:style-name="ce27" office:value-type="float" office:value="1466.79">
            <text:p>1466.79</text:p>
          </table:table-cell>
        </table:table-row>
        <table:table-row table:style-name="ro2">
          <table:table-cell table:style-name="ce34" office:value-type="date" office:date-value="2007-08-28T00:00:00">
            <text:p>8/28/2007</text:p>
          </table:table-cell>
          <table:table-cell table:style-name="ce27" office:value-type="float" office:value="1432.36">
            <text:p>1432.36</text:p>
          </table:table-cell>
        </table:table-row>
        <table:table-row table:style-name="ro2">
          <table:table-cell table:style-name="ce34" office:value-type="date" office:date-value="2007-08-29T00:00:00">
            <text:p>8/29/2007</text:p>
          </table:table-cell>
          <table:table-cell table:style-name="ce27" office:value-type="float" office:value="1463.76">
            <text:p>1463.76</text:p>
          </table:table-cell>
        </table:table-row>
        <table:table-row table:style-name="ro2">
          <table:table-cell table:style-name="ce34" office:value-type="date" office:date-value="2007-08-30T00:00:00">
            <text:p>8/30/2007</text:p>
          </table:table-cell>
          <table:table-cell table:style-name="ce27" office:value-type="float" office:value="1457.64">
            <text:p>1457.64</text:p>
          </table:table-cell>
        </table:table-row>
        <table:table-row table:style-name="ro2">
          <table:table-cell table:style-name="ce34" office:value-type="date" office:date-value="2007-08-31T00:00:00">
            <text:p>8/31/2007</text:p>
          </table:table-cell>
          <table:table-cell table:style-name="ce27" office:value-type="float" office:value="1473.99">
            <text:p>1473.99</text:p>
          </table:table-cell>
        </table:table-row>
        <table:table-row table:style-name="ro2">
          <table:table-cell table:style-name="ce34" office:value-type="date" office:date-value="2007-09-03T00:00:00">
            <text:p>9/3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09-04T00:00:00">
            <text:p>9/4/2007</text:p>
          </table:table-cell>
          <table:table-cell table:style-name="ce27" office:value-type="float" office:value="1489.42">
            <text:p>1489.42</text:p>
          </table:table-cell>
        </table:table-row>
        <table:table-row table:style-name="ro2">
          <table:table-cell table:style-name="ce34" office:value-type="date" office:date-value="2007-09-05T00:00:00">
            <text:p>9/5/2007</text:p>
          </table:table-cell>
          <table:table-cell table:style-name="ce27" office:value-type="float" office:value="1472.29">
            <text:p>1472.29</text:p>
          </table:table-cell>
        </table:table-row>
        <table:table-row table:style-name="ro2">
          <table:table-cell table:style-name="ce34" office:value-type="date" office:date-value="2007-09-06T00:00:00">
            <text:p>9/6/2007</text:p>
          </table:table-cell>
          <table:table-cell table:style-name="ce27" office:value-type="float" office:value="1478.55">
            <text:p>1478.55</text:p>
          </table:table-cell>
        </table:table-row>
        <table:table-row table:style-name="ro2">
          <table:table-cell table:style-name="ce34" office:value-type="date" office:date-value="2007-09-07T00:00:00">
            <text:p>9/7/2007</text:p>
          </table:table-cell>
          <table:table-cell table:style-name="ce27" office:value-type="float" office:value="1453.55">
            <text:p>1453.55</text:p>
          </table:table-cell>
        </table:table-row>
        <table:table-row table:style-name="ro2">
          <table:table-cell table:style-name="ce34" office:value-type="date" office:date-value="2007-09-10T00:00:00">
            <text:p>9/10/2007</text:p>
          </table:table-cell>
          <table:table-cell table:style-name="ce27" office:value-type="float" office:value="1451.7">
            <text:p>1451.7</text:p>
          </table:table-cell>
        </table:table-row>
        <table:table-row table:style-name="ro2">
          <table:table-cell table:style-name="ce34" office:value-type="date" office:date-value="2007-09-11T00:00:00">
            <text:p>9/11/2007</text:p>
          </table:table-cell>
          <table:table-cell table:style-name="ce27" office:value-type="float" office:value="1471.49">
            <text:p>1471.49</text:p>
          </table:table-cell>
        </table:table-row>
        <table:table-row table:style-name="ro2">
          <table:table-cell table:style-name="ce34" office:value-type="date" office:date-value="2007-09-12T00:00:00">
            <text:p>9/12/2007</text:p>
          </table:table-cell>
          <table:table-cell table:style-name="ce27" office:value-type="float" office:value="1471.56">
            <text:p>1471.56</text:p>
          </table:table-cell>
        </table:table-row>
        <table:table-row table:style-name="ro2">
          <table:table-cell table:style-name="ce34" office:value-type="date" office:date-value="2007-09-13T00:00:00">
            <text:p>9/13/2007</text:p>
          </table:table-cell>
          <table:table-cell table:style-name="ce27" office:value-type="float" office:value="1483.95">
            <text:p>1483.95</text:p>
          </table:table-cell>
        </table:table-row>
        <table:table-row table:style-name="ro2">
          <table:table-cell table:style-name="ce34" office:value-type="date" office:date-value="2007-09-14T00:00:00">
            <text:p>9/14/2007</text:p>
          </table:table-cell>
          <table:table-cell table:style-name="ce27" office:value-type="float" office:value="1484.25">
            <text:p>1484.25</text:p>
          </table:table-cell>
        </table:table-row>
        <table:table-row table:style-name="ro2">
          <table:table-cell table:style-name="ce34" office:value-type="date" office:date-value="2007-09-17T00:00:00">
            <text:p>9/17/2007</text:p>
          </table:table-cell>
          <table:table-cell table:style-name="ce27" office:value-type="float" office:value="1476.65">
            <text:p>1476.65</text:p>
          </table:table-cell>
        </table:table-row>
        <table:table-row table:style-name="ro2">
          <table:table-cell table:style-name="ce34" office:value-type="date" office:date-value="2007-09-18T00:00:00">
            <text:p>9/18/2007</text:p>
          </table:table-cell>
          <table:table-cell table:style-name="ce27" office:value-type="float" office:value="1519.78">
            <text:p>1519.78</text:p>
          </table:table-cell>
        </table:table-row>
        <table:table-row table:style-name="ro2">
          <table:table-cell table:style-name="ce34" office:value-type="date" office:date-value="2007-09-19T00:00:00">
            <text:p>9/19/2007</text:p>
          </table:table-cell>
          <table:table-cell table:style-name="ce27" office:value-type="float" office:value="1529.03">
            <text:p>1529.03</text:p>
          </table:table-cell>
        </table:table-row>
        <table:table-row table:style-name="ro2">
          <table:table-cell table:style-name="ce34" office:value-type="date" office:date-value="2007-09-20T00:00:00">
            <text:p>9/20/2007</text:p>
          </table:table-cell>
          <table:table-cell table:style-name="ce27" office:value-type="float" office:value="1518.75">
            <text:p>1518.75</text:p>
          </table:table-cell>
        </table:table-row>
        <table:table-row table:style-name="ro2">
          <table:table-cell table:style-name="ce34" office:value-type="date" office:date-value="2007-09-21T00:00:00">
            <text:p>9/21/2007</text:p>
          </table:table-cell>
          <table:table-cell table:style-name="ce27" office:value-type="float" office:value="1525.75">
            <text:p>1525.75</text:p>
          </table:table-cell>
        </table:table-row>
        <table:table-row table:style-name="ro2">
          <table:table-cell table:style-name="ce34" office:value-type="date" office:date-value="2007-09-24T00:00:00">
            <text:p>9/24/2007</text:p>
          </table:table-cell>
          <table:table-cell table:style-name="ce27" office:value-type="float" office:value="1517.73">
            <text:p>1517.73</text:p>
          </table:table-cell>
        </table:table-row>
        <table:table-row table:style-name="ro2">
          <table:table-cell table:style-name="ce34" office:value-type="date" office:date-value="2007-09-25T00:00:00">
            <text:p>9/25/2007</text:p>
          </table:table-cell>
          <table:table-cell table:style-name="ce27" office:value-type="float" office:value="1517.21">
            <text:p>1517.21</text:p>
          </table:table-cell>
        </table:table-row>
        <table:table-row table:style-name="ro2">
          <table:table-cell table:style-name="ce34" office:value-type="date" office:date-value="2007-09-26T00:00:00">
            <text:p>9/26/2007</text:p>
          </table:table-cell>
          <table:table-cell table:style-name="ce27" office:value-type="float" office:value="1525.42">
            <text:p>1525.42</text:p>
          </table:table-cell>
        </table:table-row>
        <table:table-row table:style-name="ro2">
          <table:table-cell table:style-name="ce34" office:value-type="date" office:date-value="2007-09-27T00:00:00">
            <text:p>9/27/2007</text:p>
          </table:table-cell>
          <table:table-cell table:style-name="ce27" office:value-type="float" office:value="1531.38">
            <text:p>1531.38</text:p>
          </table:table-cell>
        </table:table-row>
        <table:table-row table:style-name="ro2">
          <table:table-cell table:style-name="ce34" office:value-type="date" office:date-value="2007-09-28T00:00:00">
            <text:p>9/28/2007</text:p>
          </table:table-cell>
          <table:table-cell table:style-name="ce27" office:value-type="float" office:value="1526.75">
            <text:p>1526.75</text:p>
          </table:table-cell>
        </table:table-row>
        <table:table-row table:style-name="ro2">
          <table:table-cell table:style-name="ce34" office:value-type="date" office:date-value="2007-10-01T00:00:00">
            <text:p>10/1/2007</text:p>
          </table:table-cell>
          <table:table-cell table:style-name="ce27" office:value-type="float" office:value="1547.04">
            <text:p>1547.04</text:p>
          </table:table-cell>
        </table:table-row>
        <table:table-row table:style-name="ro2">
          <table:table-cell table:style-name="ce34" office:value-type="date" office:date-value="2007-10-02T00:00:00">
            <text:p>10/2/2007</text:p>
          </table:table-cell>
          <table:table-cell table:style-name="ce27" office:value-type="float" office:value="1546.63">
            <text:p>1546.63</text:p>
          </table:table-cell>
        </table:table-row>
        <table:table-row table:style-name="ro2">
          <table:table-cell table:style-name="ce34" office:value-type="date" office:date-value="2007-10-03T00:00:00">
            <text:p>10/3/2007</text:p>
          </table:table-cell>
          <table:table-cell table:style-name="ce27" office:value-type="float" office:value="1539.59">
            <text:p>1539.59</text:p>
          </table:table-cell>
        </table:table-row>
        <table:table-row table:style-name="ro2">
          <table:table-cell table:style-name="ce34" office:value-type="date" office:date-value="2007-10-04T00:00:00">
            <text:p>10/4/2007</text:p>
          </table:table-cell>
          <table:table-cell table:style-name="ce27" office:value-type="float" office:value="1542.84">
            <text:p>1542.84</text:p>
          </table:table-cell>
        </table:table-row>
        <table:table-row table:style-name="ro2">
          <table:table-cell table:style-name="ce34" office:value-type="date" office:date-value="2007-10-05T00:00:00">
            <text:p>10/5/2007</text:p>
          </table:table-cell>
          <table:table-cell table:style-name="ce27" office:value-type="float" office:value="1557.59">
            <text:p>1557.59</text:p>
          </table:table-cell>
        </table:table-row>
        <table:table-row table:style-name="ro2">
          <table:table-cell table:style-name="ce34" office:value-type="date" office:date-value="2007-10-08T00:00:00">
            <text:p>10/8/2007</text:p>
          </table:table-cell>
          <table:table-cell table:style-name="ce27" office:value-type="float" office:value="1552.58">
            <text:p>1552.58</text:p>
          </table:table-cell>
        </table:table-row>
        <table:table-row table:style-name="ro2">
          <table:table-cell table:style-name="ce34" office:value-type="date" office:date-value="2007-10-09T00:00:00">
            <text:p>10/9/2007</text:p>
          </table:table-cell>
          <table:table-cell table:style-name="ce27" office:value-type="float" office:value="1565.15">
            <text:p>1565.15</text:p>
          </table:table-cell>
        </table:table-row>
        <table:table-row table:style-name="ro2">
          <table:table-cell table:style-name="ce34" office:value-type="date" office:date-value="2007-10-10T00:00:00">
            <text:p>10/10/2007</text:p>
          </table:table-cell>
          <table:table-cell table:style-name="ce27" office:value-type="float" office:value="1562.47">
            <text:p>1562.47</text:p>
          </table:table-cell>
        </table:table-row>
        <table:table-row table:style-name="ro2">
          <table:table-cell table:style-name="ce34" office:value-type="date" office:date-value="2007-10-11T00:00:00">
            <text:p>10/11/2007</text:p>
          </table:table-cell>
          <table:table-cell table:style-name="ce27" office:value-type="float" office:value="1554.41">
            <text:p>1554.41</text:p>
          </table:table-cell>
        </table:table-row>
        <table:table-row table:style-name="ro2">
          <table:table-cell table:style-name="ce34" office:value-type="date" office:date-value="2007-10-12T00:00:00">
            <text:p>10/12/2007</text:p>
          </table:table-cell>
          <table:table-cell table:style-name="ce27" office:value-type="float" office:value="1561.8">
            <text:p>1561.8</text:p>
          </table:table-cell>
        </table:table-row>
        <table:table-row table:style-name="ro2">
          <table:table-cell table:style-name="ce34" office:value-type="date" office:date-value="2007-10-15T00:00:00">
            <text:p>10/15/2007</text:p>
          </table:table-cell>
          <table:table-cell table:style-name="ce27" office:value-type="float" office:value="1548.71">
            <text:p>1548.71</text:p>
          </table:table-cell>
        </table:table-row>
        <table:table-row table:style-name="ro2">
          <table:table-cell table:style-name="ce34" office:value-type="date" office:date-value="2007-10-16T00:00:00">
            <text:p>10/16/2007</text:p>
          </table:table-cell>
          <table:table-cell table:style-name="ce27" office:value-type="float" office:value="1538.53">
            <text:p>1538.53</text:p>
          </table:table-cell>
        </table:table-row>
        <table:table-row table:style-name="ro2">
          <table:table-cell table:style-name="ce34" office:value-type="date" office:date-value="2007-10-17T00:00:00">
            <text:p>10/17/2007</text:p>
          </table:table-cell>
          <table:table-cell table:style-name="ce27" office:value-type="float" office:value="1541.24">
            <text:p>1541.24</text:p>
          </table:table-cell>
        </table:table-row>
        <table:table-row table:style-name="ro2">
          <table:table-cell table:style-name="ce34" office:value-type="date" office:date-value="2007-10-18T00:00:00">
            <text:p>10/18/2007</text:p>
          </table:table-cell>
          <table:table-cell table:style-name="ce27" office:value-type="float" office:value="1540.08">
            <text:p>1540.08</text:p>
          </table:table-cell>
        </table:table-row>
        <table:table-row table:style-name="ro2">
          <table:table-cell table:style-name="ce34" office:value-type="date" office:date-value="2007-10-19T00:00:00">
            <text:p>10/19/2007</text:p>
          </table:table-cell>
          <table:table-cell table:style-name="ce27" office:value-type="float" office:value="1500.63">
            <text:p>1500.63</text:p>
          </table:table-cell>
        </table:table-row>
        <table:table-row table:style-name="ro2">
          <table:table-cell table:style-name="ce34" office:value-type="date" office:date-value="2007-10-22T00:00:00">
            <text:p>10/22/2007</text:p>
          </table:table-cell>
          <table:table-cell table:style-name="ce27" office:value-type="float" office:value="1506.33">
            <text:p>1506.33</text:p>
          </table:table-cell>
        </table:table-row>
        <table:table-row table:style-name="ro2">
          <table:table-cell table:style-name="ce34" office:value-type="date" office:date-value="2007-10-23T00:00:00">
            <text:p>10/23/2007</text:p>
          </table:table-cell>
          <table:table-cell table:style-name="ce27" office:value-type="float" office:value="1519.59">
            <text:p>1519.59</text:p>
          </table:table-cell>
        </table:table-row>
        <table:table-row table:style-name="ro2">
          <table:table-cell table:style-name="ce34" office:value-type="date" office:date-value="2007-10-24T00:00:00">
            <text:p>10/24/2007</text:p>
          </table:table-cell>
          <table:table-cell table:style-name="ce27" office:value-type="float" office:value="1515.88">
            <text:p>1515.88</text:p>
          </table:table-cell>
        </table:table-row>
        <table:table-row table:style-name="ro2">
          <table:table-cell table:style-name="ce34" office:value-type="date" office:date-value="2007-10-25T00:00:00">
            <text:p>10/25/2007</text:p>
          </table:table-cell>
          <table:table-cell table:style-name="ce27" office:value-type="float" office:value="1514.4">
            <text:p>1514.4</text:p>
          </table:table-cell>
        </table:table-row>
        <table:table-row table:style-name="ro2">
          <table:table-cell table:style-name="ce34" office:value-type="date" office:date-value="2007-10-26T00:00:00">
            <text:p>10/26/2007</text:p>
          </table:table-cell>
          <table:table-cell table:style-name="ce27" office:value-type="float" office:value="1535.28">
            <text:p>1535.28</text:p>
          </table:table-cell>
        </table:table-row>
        <table:table-row table:style-name="ro2">
          <table:table-cell table:style-name="ce34" office:value-type="date" office:date-value="2007-10-29T00:00:00">
            <text:p>10/29/2007</text:p>
          </table:table-cell>
          <table:table-cell table:style-name="ce27" office:value-type="float" office:value="1540.98">
            <text:p>1540.98</text:p>
          </table:table-cell>
        </table:table-row>
        <table:table-row table:style-name="ro2">
          <table:table-cell table:style-name="ce34" office:value-type="date" office:date-value="2007-10-30T00:00:00">
            <text:p>10/30/2007</text:p>
          </table:table-cell>
          <table:table-cell table:style-name="ce27" office:value-type="float" office:value="1531.02">
            <text:p>1531.02</text:p>
          </table:table-cell>
        </table:table-row>
        <table:table-row table:style-name="ro2">
          <table:table-cell table:style-name="ce34" office:value-type="date" office:date-value="2007-10-31T00:00:00">
            <text:p>10/31/2007</text:p>
          </table:table-cell>
          <table:table-cell table:style-name="ce27" office:value-type="float" office:value="1549.38">
            <text:p>1549.38</text:p>
          </table:table-cell>
        </table:table-row>
        <table:table-row table:style-name="ro2">
          <table:table-cell table:style-name="ce34" office:value-type="date" office:date-value="2007-11-01T00:00:00">
            <text:p>11/1/2007</text:p>
          </table:table-cell>
          <table:table-cell table:style-name="ce27" office:value-type="float" office:value="1508.44">
            <text:p>1508.44</text:p>
          </table:table-cell>
        </table:table-row>
        <table:table-row table:style-name="ro2">
          <table:table-cell table:style-name="ce34" office:value-type="date" office:date-value="2007-11-02T00:00:00">
            <text:p>11/2/2007</text:p>
          </table:table-cell>
          <table:table-cell table:style-name="ce27" office:value-type="float" office:value="1509.65">
            <text:p>1509.65</text:p>
          </table:table-cell>
        </table:table-row>
        <table:table-row table:style-name="ro2">
          <table:table-cell table:style-name="ce34" office:value-type="date" office:date-value="2007-11-05T00:00:00">
            <text:p>11/5/2007</text:p>
          </table:table-cell>
          <table:table-cell table:style-name="ce27" office:value-type="float" office:value="1502.17">
            <text:p>1502.17</text:p>
          </table:table-cell>
        </table:table-row>
        <table:table-row table:style-name="ro2">
          <table:table-cell table:style-name="ce34" office:value-type="date" office:date-value="2007-11-06T00:00:00">
            <text:p>11/6/2007</text:p>
          </table:table-cell>
          <table:table-cell table:style-name="ce27" office:value-type="float" office:value="1520.27">
            <text:p>1520.27</text:p>
          </table:table-cell>
        </table:table-row>
        <table:table-row table:style-name="ro2">
          <table:table-cell table:style-name="ce34" office:value-type="date" office:date-value="2007-11-07T00:00:00">
            <text:p>11/7/2007</text:p>
          </table:table-cell>
          <table:table-cell table:style-name="ce27" office:value-type="float" office:value="1475.62">
            <text:p>1475.62</text:p>
          </table:table-cell>
        </table:table-row>
        <table:table-row table:style-name="ro2">
          <table:table-cell table:style-name="ce34" office:value-type="date" office:date-value="2007-11-08T00:00:00">
            <text:p>11/8/2007</text:p>
          </table:table-cell>
          <table:table-cell table:style-name="ce27" office:value-type="float" office:value="1474.77">
            <text:p>1474.77</text:p>
          </table:table-cell>
        </table:table-row>
        <table:table-row table:style-name="ro2">
          <table:table-cell table:style-name="ce34" office:value-type="date" office:date-value="2007-11-09T00:00:00">
            <text:p>11/9/2007</text:p>
          </table:table-cell>
          <table:table-cell table:style-name="ce27" office:value-type="float" office:value="1453.7">
            <text:p>1453.7</text:p>
          </table:table-cell>
        </table:table-row>
        <table:table-row table:style-name="ro2">
          <table:table-cell table:style-name="ce34" office:value-type="date" office:date-value="2007-11-12T00:00:00">
            <text:p>11/12/2007</text:p>
          </table:table-cell>
          <table:table-cell table:style-name="ce27" office:value-type="float" office:value="1439.18">
            <text:p>1439.18</text:p>
          </table:table-cell>
        </table:table-row>
        <table:table-row table:style-name="ro2">
          <table:table-cell table:style-name="ce34" office:value-type="date" office:date-value="2007-11-13T00:00:00">
            <text:p>11/13/2007</text:p>
          </table:table-cell>
          <table:table-cell table:style-name="ce27" office:value-type="float" office:value="1481.05">
            <text:p>1481.05</text:p>
          </table:table-cell>
        </table:table-row>
        <table:table-row table:style-name="ro2">
          <table:table-cell table:style-name="ce34" office:value-type="date" office:date-value="2007-11-14T00:00:00">
            <text:p>11/14/2007</text:p>
          </table:table-cell>
          <table:table-cell table:style-name="ce27" office:value-type="float" office:value="1470.58">
            <text:p>1470.58</text:p>
          </table:table-cell>
        </table:table-row>
        <table:table-row table:style-name="ro2">
          <table:table-cell table:style-name="ce34" office:value-type="date" office:date-value="2007-11-15T00:00:00">
            <text:p>11/15/2007</text:p>
          </table:table-cell>
          <table:table-cell table:style-name="ce27" office:value-type="float" office:value="1451.15">
            <text:p>1451.15</text:p>
          </table:table-cell>
        </table:table-row>
        <table:table-row table:style-name="ro2">
          <table:table-cell table:style-name="ce34" office:value-type="date" office:date-value="2007-11-16T00:00:00">
            <text:p>11/16/2007</text:p>
          </table:table-cell>
          <table:table-cell table:style-name="ce27" office:value-type="float" office:value="1458.74">
            <text:p>1458.74</text:p>
          </table:table-cell>
        </table:table-row>
        <table:table-row table:style-name="ro2">
          <table:table-cell table:style-name="ce34" office:value-type="date" office:date-value="2007-11-19T00:00:00">
            <text:p>11/19/2007</text:p>
          </table:table-cell>
          <table:table-cell table:style-name="ce27" office:value-type="float" office:value="1433.27">
            <text:p>1433.27</text:p>
          </table:table-cell>
        </table:table-row>
        <table:table-row table:style-name="ro2">
          <table:table-cell table:style-name="ce34" office:value-type="date" office:date-value="2007-11-20T00:00:00">
            <text:p>11/20/2007</text:p>
          </table:table-cell>
          <table:table-cell table:style-name="ce27" office:value-type="float" office:value="1439.7">
            <text:p>1439.7</text:p>
          </table:table-cell>
        </table:table-row>
        <table:table-row table:style-name="ro2">
          <table:table-cell table:style-name="ce34" office:value-type="date" office:date-value="2007-11-21T00:00:00">
            <text:p>11/21/2007</text:p>
          </table:table-cell>
          <table:table-cell table:style-name="ce27" office:value-type="float" office:value="1416.77">
            <text:p>1416.77</text:p>
          </table:table-cell>
        </table:table-row>
        <table:table-row table:style-name="ro2">
          <table:table-cell table:style-name="ce34" office:value-type="date" office:date-value="2007-11-22T00:00:00">
            <text:p>11/22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11-23T00:00:00">
            <text:p>11/23/2007</text:p>
          </table:table-cell>
          <table:table-cell table:style-name="ce27" office:value-type="float" office:value="1440.7">
            <text:p>1440.7</text:p>
          </table:table-cell>
        </table:table-row>
        <table:table-row table:style-name="ro2">
          <table:table-cell table:style-name="ce34" office:value-type="date" office:date-value="2007-11-26T00:00:00">
            <text:p>11/26/2007</text:p>
          </table:table-cell>
          <table:table-cell table:style-name="ce27" office:value-type="float" office:value="1407.22">
            <text:p>1407.22</text:p>
          </table:table-cell>
        </table:table-row>
        <table:table-row table:style-name="ro2">
          <table:table-cell table:style-name="ce34" office:value-type="date" office:date-value="2007-11-27T00:00:00">
            <text:p>11/27/2007</text:p>
          </table:table-cell>
          <table:table-cell table:style-name="ce27" office:value-type="float" office:value="1428.23">
            <text:p>1428.23</text:p>
          </table:table-cell>
        </table:table-row>
        <table:table-row table:style-name="ro2">
          <table:table-cell table:style-name="ce34" office:value-type="date" office:date-value="2007-11-28T00:00:00">
            <text:p>11/28/2007</text:p>
          </table:table-cell>
          <table:table-cell table:style-name="ce27" office:value-type="float" office:value="1469.02">
            <text:p>1469.02</text:p>
          </table:table-cell>
        </table:table-row>
        <table:table-row table:style-name="ro2">
          <table:table-cell table:style-name="ce34" office:value-type="date" office:date-value="2007-11-29T00:00:00">
            <text:p>11/29/2007</text:p>
          </table:table-cell>
          <table:table-cell table:style-name="ce27" office:value-type="float" office:value="1469.72">
            <text:p>1469.72</text:p>
          </table:table-cell>
        </table:table-row>
        <table:table-row table:style-name="ro2">
          <table:table-cell table:style-name="ce34" office:value-type="date" office:date-value="2007-11-30T00:00:00">
            <text:p>11/30/2007</text:p>
          </table:table-cell>
          <table:table-cell table:style-name="ce27" office:value-type="float" office:value="1481.14">
            <text:p>1481.14</text:p>
          </table:table-cell>
        </table:table-row>
        <table:table-row table:style-name="ro2">
          <table:table-cell table:style-name="ce34" office:value-type="date" office:date-value="2007-12-03T00:00:00">
            <text:p>12/3/2007</text:p>
          </table:table-cell>
          <table:table-cell table:style-name="ce27" office:value-type="float" office:value="1472.42">
            <text:p>1472.42</text:p>
          </table:table-cell>
        </table:table-row>
        <table:table-row table:style-name="ro2">
          <table:table-cell table:style-name="ce34" office:value-type="date" office:date-value="2007-12-04T00:00:00">
            <text:p>12/4/2007</text:p>
          </table:table-cell>
          <table:table-cell table:style-name="ce27" office:value-type="float" office:value="1462.79">
            <text:p>1462.79</text:p>
          </table:table-cell>
        </table:table-row>
        <table:table-row table:style-name="ro2">
          <table:table-cell table:style-name="ce34" office:value-type="date" office:date-value="2007-12-05T00:00:00">
            <text:p>12/5/2007</text:p>
          </table:table-cell>
          <table:table-cell table:style-name="ce27" office:value-type="float" office:value="1485.01">
            <text:p>1485.01</text:p>
          </table:table-cell>
        </table:table-row>
        <table:table-row table:style-name="ro2">
          <table:table-cell table:style-name="ce34" office:value-type="date" office:date-value="2007-12-06T00:00:00">
            <text:p>12/6/2007</text:p>
          </table:table-cell>
          <table:table-cell table:style-name="ce27" office:value-type="float" office:value="1507.34">
            <text:p>1507.34</text:p>
          </table:table-cell>
        </table:table-row>
        <table:table-row table:style-name="ro2">
          <table:table-cell table:style-name="ce34" office:value-type="date" office:date-value="2007-12-07T00:00:00">
            <text:p>12/7/2007</text:p>
          </table:table-cell>
          <table:table-cell table:style-name="ce27" office:value-type="float" office:value="1504.66">
            <text:p>1504.66</text:p>
          </table:table-cell>
        </table:table-row>
        <table:table-row table:style-name="ro2">
          <table:table-cell table:style-name="ce34" office:value-type="date" office:date-value="2007-12-10T00:00:00">
            <text:p>12/10/2007</text:p>
          </table:table-cell>
          <table:table-cell table:style-name="ce27" office:value-type="float" office:value="1515.96">
            <text:p>1515.96</text:p>
          </table:table-cell>
        </table:table-row>
        <table:table-row table:style-name="ro2">
          <table:table-cell table:style-name="ce34" office:value-type="date" office:date-value="2007-12-11T00:00:00">
            <text:p>12/11/2007</text:p>
          </table:table-cell>
          <table:table-cell table:style-name="ce27" office:value-type="float" office:value="1477.65">
            <text:p>1477.65</text:p>
          </table:table-cell>
        </table:table-row>
        <table:table-row table:style-name="ro2">
          <table:table-cell table:style-name="ce34" office:value-type="date" office:date-value="2007-12-12T00:00:00">
            <text:p>12/12/2007</text:p>
          </table:table-cell>
          <table:table-cell table:style-name="ce27" office:value-type="float" office:value="1486.59">
            <text:p>1486.59</text:p>
          </table:table-cell>
        </table:table-row>
        <table:table-row table:style-name="ro2">
          <table:table-cell table:style-name="ce34" office:value-type="date" office:date-value="2007-12-13T00:00:00">
            <text:p>12/13/2007</text:p>
          </table:table-cell>
          <table:table-cell table:style-name="ce27" office:value-type="float" office:value="1488.41">
            <text:p>1488.41</text:p>
          </table:table-cell>
        </table:table-row>
        <table:table-row table:style-name="ro2">
          <table:table-cell table:style-name="ce34" office:value-type="date" office:date-value="2007-12-14T00:00:00">
            <text:p>12/14/2007</text:p>
          </table:table-cell>
          <table:table-cell table:style-name="ce27" office:value-type="float" office:value="1467.95">
            <text:p>1467.95</text:p>
          </table:table-cell>
        </table:table-row>
        <table:table-row table:style-name="ro2">
          <table:table-cell table:style-name="ce34" office:value-type="date" office:date-value="2007-12-17T00:00:00">
            <text:p>12/17/2007</text:p>
          </table:table-cell>
          <table:table-cell table:style-name="ce27" office:value-type="float" office:value="1445.9">
            <text:p>1445.9</text:p>
          </table:table-cell>
        </table:table-row>
        <table:table-row table:style-name="ro2">
          <table:table-cell table:style-name="ce34" office:value-type="date" office:date-value="2007-12-18T00:00:00">
            <text:p>12/18/2007</text:p>
          </table:table-cell>
          <table:table-cell table:style-name="ce27" office:value-type="float" office:value="1454.98">
            <text:p>1454.98</text:p>
          </table:table-cell>
        </table:table-row>
        <table:table-row table:style-name="ro2">
          <table:table-cell table:style-name="ce34" office:value-type="date" office:date-value="2007-12-19T00:00:00">
            <text:p>12/19/2007</text:p>
          </table:table-cell>
          <table:table-cell table:style-name="ce27" office:value-type="float" office:value="1453">
            <text:p>1453</text:p>
          </table:table-cell>
        </table:table-row>
        <table:table-row table:style-name="ro2">
          <table:table-cell table:style-name="ce34" office:value-type="date" office:date-value="2007-12-20T00:00:00">
            <text:p>12/20/2007</text:p>
          </table:table-cell>
          <table:table-cell table:style-name="ce27" office:value-type="float" office:value="1460.12">
            <text:p>1460.12</text:p>
          </table:table-cell>
        </table:table-row>
        <table:table-row table:style-name="ro2">
          <table:table-cell table:style-name="ce34" office:value-type="date" office:date-value="2007-12-21T00:00:00">
            <text:p>12/21/2007</text:p>
          </table:table-cell>
          <table:table-cell table:style-name="ce27" office:value-type="float" office:value="1484.46">
            <text:p>1484.46</text:p>
          </table:table-cell>
        </table:table-row>
        <table:table-row table:style-name="ro2">
          <table:table-cell table:style-name="ce34" office:value-type="date" office:date-value="2007-12-24T00:00:00">
            <text:p>12/24/2007</text:p>
          </table:table-cell>
          <table:table-cell table:style-name="ce27" office:value-type="float" office:value="1496.45">
            <text:p>1496.45</text:p>
          </table:table-cell>
        </table:table-row>
        <table:table-row table:style-name="ro2">
          <table:table-cell table:style-name="ce34" office:value-type="date" office:date-value="2007-12-25T00:00:00">
            <text:p>12/25/2007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7-12-26T00:00:00">
            <text:p>12/26/2007</text:p>
          </table:table-cell>
          <table:table-cell table:style-name="ce27" office:value-type="float" office:value="1497.66">
            <text:p>1497.66</text:p>
          </table:table-cell>
        </table:table-row>
        <table:table-row table:style-name="ro2">
          <table:table-cell table:style-name="ce34" office:value-type="date" office:date-value="2007-12-27T00:00:00">
            <text:p>12/27/2007</text:p>
          </table:table-cell>
          <table:table-cell table:style-name="ce27" office:value-type="float" office:value="1476.37">
            <text:p>1476.37</text:p>
          </table:table-cell>
        </table:table-row>
        <table:table-row table:style-name="ro2">
          <table:table-cell table:style-name="ce34" office:value-type="date" office:date-value="2007-12-28T00:00:00">
            <text:p>12/28/2007</text:p>
          </table:table-cell>
          <table:table-cell table:style-name="ce27" office:value-type="float" office:value="1478.49">
            <text:p>1478.49</text:p>
          </table:table-cell>
        </table:table-row>
        <table:table-row table:style-name="ro2">
          <table:table-cell table:style-name="ce34" office:value-type="date" office:date-value="2007-12-31T00:00:00">
            <text:p>12/31/2007</text:p>
          </table:table-cell>
          <table:table-cell table:style-name="ce27" office:value-type="float" office:value="1468.36">
            <text:p>1468.36</text:p>
          </table:table-cell>
        </table:table-row>
        <table:table-row table:style-name="ro2">
          <table:table-cell table:style-name="ce34" office:value-type="date" office:date-value="2008-01-01T00:00:00">
            <text:p>1/1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1-02T00:00:00">
            <text:p>1/2/2008</text:p>
          </table:table-cell>
          <table:table-cell table:style-name="ce27" office:value-type="float" office:value="1447.16">
            <text:p>1447.16</text:p>
          </table:table-cell>
        </table:table-row>
        <table:table-row table:style-name="ro2">
          <table:table-cell table:style-name="ce34" office:value-type="date" office:date-value="2008-01-03T00:00:00">
            <text:p>1/3/2008</text:p>
          </table:table-cell>
          <table:table-cell table:style-name="ce27" office:value-type="float" office:value="1447.16">
            <text:p>1447.16</text:p>
          </table:table-cell>
        </table:table-row>
        <table:table-row table:style-name="ro2">
          <table:table-cell table:style-name="ce34" office:value-type="date" office:date-value="2008-01-04T00:00:00">
            <text:p>1/4/2008</text:p>
          </table:table-cell>
          <table:table-cell table:style-name="ce27" office:value-type="float" office:value="1411.63">
            <text:p>1411.63</text:p>
          </table:table-cell>
        </table:table-row>
        <table:table-row table:style-name="ro2">
          <table:table-cell table:style-name="ce34" office:value-type="date" office:date-value="2008-01-07T00:00:00">
            <text:p>1/7/2008</text:p>
          </table:table-cell>
          <table:table-cell table:style-name="ce27" office:value-type="float" office:value="1416.18">
            <text:p>1416.18</text:p>
          </table:table-cell>
        </table:table-row>
        <table:table-row table:style-name="ro2">
          <table:table-cell table:style-name="ce34" office:value-type="date" office:date-value="2008-01-08T00:00:00">
            <text:p>1/8/2008</text:p>
          </table:table-cell>
          <table:table-cell table:style-name="ce27" office:value-type="float" office:value="1390.19">
            <text:p>1390.19</text:p>
          </table:table-cell>
        </table:table-row>
        <table:table-row table:style-name="ro2">
          <table:table-cell table:style-name="ce34" office:value-type="date" office:date-value="2008-01-09T00:00:00">
            <text:p>1/9/2008</text:p>
          </table:table-cell>
          <table:table-cell table:style-name="ce27" office:value-type="float" office:value="1409.13">
            <text:p>1409.13</text:p>
          </table:table-cell>
        </table:table-row>
        <table:table-row table:style-name="ro2">
          <table:table-cell table:style-name="ce34" office:value-type="date" office:date-value="2008-01-10T00:00:00">
            <text:p>1/10/2008</text:p>
          </table:table-cell>
          <table:table-cell table:style-name="ce27" office:value-type="float" office:value="1420.33">
            <text:p>1420.33</text:p>
          </table:table-cell>
        </table:table-row>
        <table:table-row table:style-name="ro2">
          <table:table-cell table:style-name="ce34" office:value-type="date" office:date-value="2008-01-11T00:00:00">
            <text:p>1/11/2008</text:p>
          </table:table-cell>
          <table:table-cell table:style-name="ce27" office:value-type="float" office:value="1401.02">
            <text:p>1401.02</text:p>
          </table:table-cell>
        </table:table-row>
        <table:table-row table:style-name="ro2">
          <table:table-cell table:style-name="ce34" office:value-type="date" office:date-value="2008-01-14T00:00:00">
            <text:p>1/14/2008</text:p>
          </table:table-cell>
          <table:table-cell table:style-name="ce27" office:value-type="float" office:value="1416.25">
            <text:p>1416.25</text:p>
          </table:table-cell>
        </table:table-row>
        <table:table-row table:style-name="ro2">
          <table:table-cell table:style-name="ce34" office:value-type="date" office:date-value="2008-01-15T00:00:00">
            <text:p>1/15/2008</text:p>
          </table:table-cell>
          <table:table-cell table:style-name="ce27" office:value-type="float" office:value="1380.95">
            <text:p>1380.95</text:p>
          </table:table-cell>
        </table:table-row>
        <table:table-row table:style-name="ro2">
          <table:table-cell table:style-name="ce34" office:value-type="date" office:date-value="2008-01-16T00:00:00">
            <text:p>1/16/2008</text:p>
          </table:table-cell>
          <table:table-cell table:style-name="ce27" office:value-type="float" office:value="1373.2">
            <text:p>1373.2</text:p>
          </table:table-cell>
        </table:table-row>
        <table:table-row table:style-name="ro2">
          <table:table-cell table:style-name="ce34" office:value-type="date" office:date-value="2008-01-17T00:00:00">
            <text:p>1/17/2008</text:p>
          </table:table-cell>
          <table:table-cell table:style-name="ce27" office:value-type="float" office:value="1333.25">
            <text:p>1333.25</text:p>
          </table:table-cell>
        </table:table-row>
        <table:table-row table:style-name="ro2">
          <table:table-cell table:style-name="ce34" office:value-type="date" office:date-value="2008-01-18T00:00:00">
            <text:p>1/18/2008</text:p>
          </table:table-cell>
          <table:table-cell table:style-name="ce27" office:value-type="float" office:value="1325.19">
            <text:p>1325.19</text:p>
          </table:table-cell>
        </table:table-row>
        <table:table-row table:style-name="ro2">
          <table:table-cell table:style-name="ce34" office:value-type="date" office:date-value="2008-01-21T00:00:00">
            <text:p>1/21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1-22T00:00:00">
            <text:p>1/22/2008</text:p>
          </table:table-cell>
          <table:table-cell table:style-name="ce27" office:value-type="float" office:value="1310.5">
            <text:p>1310.5</text:p>
          </table:table-cell>
        </table:table-row>
        <table:table-row table:style-name="ro2">
          <table:table-cell table:style-name="ce34" office:value-type="date" office:date-value="2008-01-23T00:00:00">
            <text:p>1/23/2008</text:p>
          </table:table-cell>
          <table:table-cell table:style-name="ce27" office:value-type="float" office:value="1338.6">
            <text:p>1338.6</text:p>
          </table:table-cell>
        </table:table-row>
        <table:table-row table:style-name="ro2">
          <table:table-cell table:style-name="ce34" office:value-type="date" office:date-value="2008-01-24T00:00:00">
            <text:p>1/24/2008</text:p>
          </table:table-cell>
          <table:table-cell table:style-name="ce27" office:value-type="float" office:value="1352.07">
            <text:p>1352.07</text:p>
          </table:table-cell>
        </table:table-row>
        <table:table-row table:style-name="ro2">
          <table:table-cell table:style-name="ce34" office:value-type="date" office:date-value="2008-01-25T00:00:00">
            <text:p>1/25/2008</text:p>
          </table:table-cell>
          <table:table-cell table:style-name="ce27" office:value-type="float" office:value="1330.61">
            <text:p>1330.61</text:p>
          </table:table-cell>
        </table:table-row>
        <table:table-row table:style-name="ro2">
          <table:table-cell table:style-name="ce34" office:value-type="date" office:date-value="2008-01-28T00:00:00">
            <text:p>1/28/2008</text:p>
          </table:table-cell>
          <table:table-cell table:style-name="ce27" office:value-type="float" office:value="1353.97">
            <text:p>1353.97</text:p>
          </table:table-cell>
        </table:table-row>
        <table:table-row table:style-name="ro2">
          <table:table-cell table:style-name="ce34" office:value-type="date" office:date-value="2008-01-29T00:00:00">
            <text:p>1/29/2008</text:p>
          </table:table-cell>
          <table:table-cell table:style-name="ce27" office:value-type="float" office:value="1362.3">
            <text:p>1362.3</text:p>
          </table:table-cell>
        </table:table-row>
        <table:table-row table:style-name="ro2">
          <table:table-cell table:style-name="ce34" office:value-type="date" office:date-value="2008-01-30T00:00:00">
            <text:p>1/30/2008</text:p>
          </table:table-cell>
          <table:table-cell table:style-name="ce27" office:value-type="float" office:value="1355.81">
            <text:p>1355.81</text:p>
          </table:table-cell>
        </table:table-row>
        <table:table-row table:style-name="ro2">
          <table:table-cell table:style-name="ce34" office:value-type="date" office:date-value="2008-01-31T00:00:00">
            <text:p>1/31/2008</text:p>
          </table:table-cell>
          <table:table-cell table:style-name="ce27" office:value-type="float" office:value="1378.55">
            <text:p>1378.55</text:p>
          </table:table-cell>
        </table:table-row>
        <table:table-row table:style-name="ro2">
          <table:table-cell table:style-name="ce34" office:value-type="date" office:date-value="2008-02-01T00:00:00">
            <text:p>2/1/2008</text:p>
          </table:table-cell>
          <table:table-cell table:style-name="ce27" office:value-type="float" office:value="1395.42">
            <text:p>1395.42</text:p>
          </table:table-cell>
        </table:table-row>
        <table:table-row table:style-name="ro2">
          <table:table-cell table:style-name="ce34" office:value-type="date" office:date-value="2008-02-04T00:00:00">
            <text:p>2/4/2008</text:p>
          </table:table-cell>
          <table:table-cell table:style-name="ce27" office:value-type="float" office:value="1380.82">
            <text:p>1380.82</text:p>
          </table:table-cell>
        </table:table-row>
        <table:table-row table:style-name="ro2">
          <table:table-cell table:style-name="ce34" office:value-type="date" office:date-value="2008-02-05T00:00:00">
            <text:p>2/5/2008</text:p>
          </table:table-cell>
          <table:table-cell table:style-name="ce27" office:value-type="float" office:value="1336.64">
            <text:p>1336.64</text:p>
          </table:table-cell>
        </table:table-row>
        <table:table-row table:style-name="ro2">
          <table:table-cell table:style-name="ce34" office:value-type="date" office:date-value="2008-02-06T00:00:00">
            <text:p>2/6/2008</text:p>
          </table:table-cell>
          <table:table-cell table:style-name="ce27" office:value-type="float" office:value="1326.45">
            <text:p>1326.45</text:p>
          </table:table-cell>
        </table:table-row>
        <table:table-row table:style-name="ro2">
          <table:table-cell table:style-name="ce34" office:value-type="date" office:date-value="2008-02-07T00:00:00">
            <text:p>2/7/2008</text:p>
          </table:table-cell>
          <table:table-cell table:style-name="ce27" office:value-type="float" office:value="1336.91">
            <text:p>1336.91</text:p>
          </table:table-cell>
        </table:table-row>
        <table:table-row table:style-name="ro2">
          <table:table-cell table:style-name="ce34" office:value-type="date" office:date-value="2008-02-08T00:00:00">
            <text:p>2/8/2008</text:p>
          </table:table-cell>
          <table:table-cell table:style-name="ce27" office:value-type="float" office:value="1331.29">
            <text:p>1331.29</text:p>
          </table:table-cell>
        </table:table-row>
        <table:table-row table:style-name="ro2">
          <table:table-cell table:style-name="ce34" office:value-type="date" office:date-value="2008-02-11T00:00:00">
            <text:p>2/11/2008</text:p>
          </table:table-cell>
          <table:table-cell table:style-name="ce27" office:value-type="float" office:value="1339.13">
            <text:p>1339.13</text:p>
          </table:table-cell>
        </table:table-row>
        <table:table-row table:style-name="ro2">
          <table:table-cell table:style-name="ce34" office:value-type="date" office:date-value="2008-02-12T00:00:00">
            <text:p>2/12/2008</text:p>
          </table:table-cell>
          <table:table-cell table:style-name="ce27" office:value-type="float" office:value="1348.86">
            <text:p>1348.86</text:p>
          </table:table-cell>
        </table:table-row>
        <table:table-row table:style-name="ro2">
          <table:table-cell table:style-name="ce34" office:value-type="date" office:date-value="2008-02-13T00:00:00">
            <text:p>2/13/2008</text:p>
          </table:table-cell>
          <table:table-cell table:style-name="ce27" office:value-type="float" office:value="1367.21">
            <text:p>1367.21</text:p>
          </table:table-cell>
        </table:table-row>
        <table:table-row table:style-name="ro2">
          <table:table-cell table:style-name="ce34" office:value-type="date" office:date-value="2008-02-14T00:00:00">
            <text:p>2/14/2008</text:p>
          </table:table-cell>
          <table:table-cell table:style-name="ce27" office:value-type="float" office:value="1348.86">
            <text:p>1348.86</text:p>
          </table:table-cell>
        </table:table-row>
        <table:table-row table:style-name="ro2">
          <table:table-cell table:style-name="ce34" office:value-type="date" office:date-value="2008-02-15T00:00:00">
            <text:p>2/15/2008</text:p>
          </table:table-cell>
          <table:table-cell table:style-name="ce27" office:value-type="float" office:value="1349.99">
            <text:p>1349.99</text:p>
          </table:table-cell>
        </table:table-row>
        <table:table-row table:style-name="ro2">
          <table:table-cell table:style-name="ce34" office:value-type="date" office:date-value="2008-02-18T00:00:00">
            <text:p>2/18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2-19T00:00:00">
            <text:p>2/19/2008</text:p>
          </table:table-cell>
          <table:table-cell table:style-name="ce27" office:value-type="float" office:value="1348.78">
            <text:p>1348.78</text:p>
          </table:table-cell>
        </table:table-row>
        <table:table-row table:style-name="ro2">
          <table:table-cell table:style-name="ce34" office:value-type="date" office:date-value="2008-02-20T00:00:00">
            <text:p>2/20/2008</text:p>
          </table:table-cell>
          <table:table-cell table:style-name="ce27" office:value-type="float" office:value="1360.03">
            <text:p>1360.03</text:p>
          </table:table-cell>
        </table:table-row>
        <table:table-row table:style-name="ro2">
          <table:table-cell table:style-name="ce34" office:value-type="date" office:date-value="2008-02-21T00:00:00">
            <text:p>2/21/2008</text:p>
          </table:table-cell>
          <table:table-cell table:style-name="ce27" office:value-type="float" office:value="1342.53">
            <text:p>1342.53</text:p>
          </table:table-cell>
        </table:table-row>
        <table:table-row table:style-name="ro2">
          <table:table-cell table:style-name="ce34" office:value-type="date" office:date-value="2008-02-22T00:00:00">
            <text:p>2/22/2008</text:p>
          </table:table-cell>
          <table:table-cell table:style-name="ce27" office:value-type="float" office:value="1353.11">
            <text:p>1353.11</text:p>
          </table:table-cell>
        </table:table-row>
        <table:table-row table:style-name="ro2">
          <table:table-cell table:style-name="ce34" office:value-type="date" office:date-value="2008-02-25T00:00:00">
            <text:p>2/25/2008</text:p>
          </table:table-cell>
          <table:table-cell table:style-name="ce27" office:value-type="float" office:value="1371.8">
            <text:p>1371.8</text:p>
          </table:table-cell>
        </table:table-row>
        <table:table-row table:style-name="ro2">
          <table:table-cell table:style-name="ce34" office:value-type="date" office:date-value="2008-02-26T00:00:00">
            <text:p>2/26/2008</text:p>
          </table:table-cell>
          <table:table-cell table:style-name="ce27" office:value-type="float" office:value="1381.29">
            <text:p>1381.29</text:p>
          </table:table-cell>
        </table:table-row>
        <table:table-row table:style-name="ro2">
          <table:table-cell table:style-name="ce34" office:value-type="date" office:date-value="2008-02-27T00:00:00">
            <text:p>2/27/2008</text:p>
          </table:table-cell>
          <table:table-cell table:style-name="ce27" office:value-type="float" office:value="1380.02">
            <text:p>1380.02</text:p>
          </table:table-cell>
        </table:table-row>
        <table:table-row table:style-name="ro2">
          <table:table-cell table:style-name="ce34" office:value-type="date" office:date-value="2008-02-28T00:00:00">
            <text:p>2/28/2008</text:p>
          </table:table-cell>
          <table:table-cell table:style-name="ce27" office:value-type="float" office:value="1367.68">
            <text:p>1367.68</text:p>
          </table:table-cell>
        </table:table-row>
        <table:table-row table:style-name="ro2">
          <table:table-cell table:style-name="ce34" office:value-type="date" office:date-value="2008-02-29T00:00:00">
            <text:p>2/29/2008</text:p>
          </table:table-cell>
          <table:table-cell table:style-name="ce27" office:value-type="float" office:value="1330.63">
            <text:p>1330.63</text:p>
          </table:table-cell>
        </table:table-row>
        <table:table-row table:style-name="ro2">
          <table:table-cell table:style-name="ce34" office:value-type="date" office:date-value="2008-03-03T00:00:00">
            <text:p>3/3/2008</text:p>
          </table:table-cell>
          <table:table-cell table:style-name="ce27" office:value-type="float" office:value="1331.34">
            <text:p>1331.34</text:p>
          </table:table-cell>
        </table:table-row>
        <table:table-row table:style-name="ro2">
          <table:table-cell table:style-name="ce34" office:value-type="date" office:date-value="2008-03-04T00:00:00">
            <text:p>3/4/2008</text:p>
          </table:table-cell>
          <table:table-cell table:style-name="ce27" office:value-type="float" office:value="1326.75">
            <text:p>1326.75</text:p>
          </table:table-cell>
        </table:table-row>
        <table:table-row table:style-name="ro2">
          <table:table-cell table:style-name="ce34" office:value-type="date" office:date-value="2008-03-05T00:00:00">
            <text:p>3/5/2008</text:p>
          </table:table-cell>
          <table:table-cell table:style-name="ce27" office:value-type="float" office:value="1333.7">
            <text:p>1333.7</text:p>
          </table:table-cell>
        </table:table-row>
        <table:table-row table:style-name="ro2">
          <table:table-cell table:style-name="ce34" office:value-type="date" office:date-value="2008-03-06T00:00:00">
            <text:p>3/6/2008</text:p>
          </table:table-cell>
          <table:table-cell table:style-name="ce27" office:value-type="float" office:value="1304.34">
            <text:p>1304.34</text:p>
          </table:table-cell>
        </table:table-row>
        <table:table-row table:style-name="ro2">
          <table:table-cell table:style-name="ce34" office:value-type="date" office:date-value="2008-03-07T00:00:00">
            <text:p>3/7/2008</text:p>
          </table:table-cell>
          <table:table-cell table:style-name="ce27" office:value-type="float" office:value="1293.37">
            <text:p>1293.37</text:p>
          </table:table-cell>
        </table:table-row>
        <table:table-row table:style-name="ro2">
          <table:table-cell table:style-name="ce34" office:value-type="date" office:date-value="2008-03-10T00:00:00">
            <text:p>3/10/2008</text:p>
          </table:table-cell>
          <table:table-cell table:style-name="ce27" office:value-type="float" office:value="1273.37">
            <text:p>1273.37</text:p>
          </table:table-cell>
        </table:table-row>
        <table:table-row table:style-name="ro2">
          <table:table-cell table:style-name="ce34" office:value-type="date" office:date-value="2008-03-11T00:00:00">
            <text:p>3/11/2008</text:p>
          </table:table-cell>
          <table:table-cell table:style-name="ce27" office:value-type="float" office:value="1320.65">
            <text:p>1320.65</text:p>
          </table:table-cell>
        </table:table-row>
        <table:table-row table:style-name="ro2">
          <table:table-cell table:style-name="ce34" office:value-type="date" office:date-value="2008-03-12T00:00:00">
            <text:p>3/12/2008</text:p>
          </table:table-cell>
          <table:table-cell table:style-name="ce27" office:value-type="float" office:value="1308.77">
            <text:p>1308.77</text:p>
          </table:table-cell>
        </table:table-row>
        <table:table-row table:style-name="ro2">
          <table:table-cell table:style-name="ce34" office:value-type="date" office:date-value="2008-03-13T00:00:00">
            <text:p>3/13/2008</text:p>
          </table:table-cell>
          <table:table-cell table:style-name="ce27" office:value-type="float" office:value="1315.48">
            <text:p>1315.48</text:p>
          </table:table-cell>
        </table:table-row>
        <table:table-row table:style-name="ro2">
          <table:table-cell table:style-name="ce34" office:value-type="date" office:date-value="2008-03-14T00:00:00">
            <text:p>3/14/2008</text:p>
          </table:table-cell>
          <table:table-cell table:style-name="ce27" office:value-type="float" office:value="1288.14">
            <text:p>1288.14</text:p>
          </table:table-cell>
        </table:table-row>
        <table:table-row table:style-name="ro2">
          <table:table-cell table:style-name="ce34" office:value-type="date" office:date-value="2008-03-17T00:00:00">
            <text:p>3/17/2008</text:p>
          </table:table-cell>
          <table:table-cell table:style-name="ce27" office:value-type="float" office:value="1276.6">
            <text:p>1276.6</text:p>
          </table:table-cell>
        </table:table-row>
        <table:table-row table:style-name="ro2">
          <table:table-cell table:style-name="ce34" office:value-type="date" office:date-value="2008-03-18T00:00:00">
            <text:p>3/18/2008</text:p>
          </table:table-cell>
          <table:table-cell table:style-name="ce27" office:value-type="float" office:value="1330.74">
            <text:p>1330.74</text:p>
          </table:table-cell>
        </table:table-row>
        <table:table-row table:style-name="ro2">
          <table:table-cell table:style-name="ce34" office:value-type="date" office:date-value="2008-03-19T00:00:00">
            <text:p>3/19/2008</text:p>
          </table:table-cell>
          <table:table-cell table:style-name="ce27" office:value-type="float" office:value="1298.42">
            <text:p>1298.42</text:p>
          </table:table-cell>
        </table:table-row>
        <table:table-row table:style-name="ro2">
          <table:table-cell table:style-name="ce34" office:value-type="date" office:date-value="2008-03-20T00:00:00">
            <text:p>3/20/2008</text:p>
          </table:table-cell>
          <table:table-cell table:style-name="ce27" office:value-type="float" office:value="1329.51">
            <text:p>1329.51</text:p>
          </table:table-cell>
        </table:table-row>
        <table:table-row table:style-name="ro2">
          <table:table-cell table:style-name="ce34" office:value-type="date" office:date-value="2008-03-21T00:00:00">
            <text:p>3/21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3-24T00:00:00">
            <text:p>3/24/2008</text:p>
          </table:table-cell>
          <table:table-cell table:style-name="ce27" office:value-type="float" office:value="1349.88">
            <text:p>1349.88</text:p>
          </table:table-cell>
        </table:table-row>
        <table:table-row table:style-name="ro2">
          <table:table-cell table:style-name="ce34" office:value-type="date" office:date-value="2008-03-25T00:00:00">
            <text:p>3/25/2008</text:p>
          </table:table-cell>
          <table:table-cell table:style-name="ce27" office:value-type="float" office:value="1352.99">
            <text:p>1352.99</text:p>
          </table:table-cell>
        </table:table-row>
        <table:table-row table:style-name="ro2">
          <table:table-cell table:style-name="ce34" office:value-type="date" office:date-value="2008-03-26T00:00:00">
            <text:p>3/26/2008</text:p>
          </table:table-cell>
          <table:table-cell table:style-name="ce27" office:value-type="float" office:value="1341.13">
            <text:p>1341.13</text:p>
          </table:table-cell>
        </table:table-row>
        <table:table-row table:style-name="ro2">
          <table:table-cell table:style-name="ce34" office:value-type="date" office:date-value="2008-03-27T00:00:00">
            <text:p>3/27/2008</text:p>
          </table:table-cell>
          <table:table-cell table:style-name="ce27" office:value-type="float" office:value="1325.76">
            <text:p>1325.76</text:p>
          </table:table-cell>
        </table:table-row>
        <table:table-row table:style-name="ro2">
          <table:table-cell table:style-name="ce34" office:value-type="date" office:date-value="2008-03-28T00:00:00">
            <text:p>3/28/2008</text:p>
          </table:table-cell>
          <table:table-cell table:style-name="ce27" office:value-type="float" office:value="1315.22">
            <text:p>1315.22</text:p>
          </table:table-cell>
        </table:table-row>
        <table:table-row table:style-name="ro2">
          <table:table-cell table:style-name="ce34" office:value-type="date" office:date-value="2008-03-31T00:00:00">
            <text:p>3/31/2008</text:p>
          </table:table-cell>
          <table:table-cell table:style-name="ce27" office:value-type="float" office:value="1322.7">
            <text:p>1322.7</text:p>
          </table:table-cell>
        </table:table-row>
        <table:table-row table:style-name="ro2">
          <table:table-cell table:style-name="ce34" office:value-type="date" office:date-value="2008-04-01T00:00:00">
            <text:p>4/1/2008</text:p>
          </table:table-cell>
          <table:table-cell table:style-name="ce27" office:value-type="float" office:value="1370.18">
            <text:p>1370.18</text:p>
          </table:table-cell>
        </table:table-row>
        <table:table-row table:style-name="ro2">
          <table:table-cell table:style-name="ce34" office:value-type="date" office:date-value="2008-04-02T00:00:00">
            <text:p>4/2/2008</text:p>
          </table:table-cell>
          <table:table-cell table:style-name="ce27" office:value-type="float" office:value="1367.53">
            <text:p>1367.53</text:p>
          </table:table-cell>
        </table:table-row>
        <table:table-row table:style-name="ro2">
          <table:table-cell table:style-name="ce34" office:value-type="date" office:date-value="2008-04-03T00:00:00">
            <text:p>4/3/2008</text:p>
          </table:table-cell>
          <table:table-cell table:style-name="ce27" office:value-type="float" office:value="1369.31">
            <text:p>1369.31</text:p>
          </table:table-cell>
        </table:table-row>
        <table:table-row table:style-name="ro2">
          <table:table-cell table:style-name="ce34" office:value-type="date" office:date-value="2008-04-04T00:00:00">
            <text:p>4/4/2008</text:p>
          </table:table-cell>
          <table:table-cell table:style-name="ce27" office:value-type="float" office:value="1370.4">
            <text:p>1370.4</text:p>
          </table:table-cell>
        </table:table-row>
        <table:table-row table:style-name="ro2">
          <table:table-cell table:style-name="ce34" office:value-type="date" office:date-value="2008-04-07T00:00:00">
            <text:p>4/7/2008</text:p>
          </table:table-cell>
          <table:table-cell table:style-name="ce27" office:value-type="float" office:value="1372.54">
            <text:p>1372.54</text:p>
          </table:table-cell>
        </table:table-row>
        <table:table-row table:style-name="ro2">
          <table:table-cell table:style-name="ce34" office:value-type="date" office:date-value="2008-04-08T00:00:00">
            <text:p>4/8/2008</text:p>
          </table:table-cell>
          <table:table-cell table:style-name="ce27" office:value-type="float" office:value="1365.54">
            <text:p>1365.54</text:p>
          </table:table-cell>
        </table:table-row>
        <table:table-row table:style-name="ro2">
          <table:table-cell table:style-name="ce34" office:value-type="date" office:date-value="2008-04-09T00:00:00">
            <text:p>4/9/2008</text:p>
          </table:table-cell>
          <table:table-cell table:style-name="ce27" office:value-type="float" office:value="1354.49">
            <text:p>1354.49</text:p>
          </table:table-cell>
        </table:table-row>
        <table:table-row table:style-name="ro2">
          <table:table-cell table:style-name="ce34" office:value-type="date" office:date-value="2008-04-10T00:00:00">
            <text:p>4/10/2008</text:p>
          </table:table-cell>
          <table:table-cell table:style-name="ce27" office:value-type="float" office:value="1360.55">
            <text:p>1360.55</text:p>
          </table:table-cell>
        </table:table-row>
        <table:table-row table:style-name="ro2">
          <table:table-cell table:style-name="ce34" office:value-type="date" office:date-value="2008-04-11T00:00:00">
            <text:p>4/11/2008</text:p>
          </table:table-cell>
          <table:table-cell table:style-name="ce27" office:value-type="float" office:value="1332.83">
            <text:p>1332.83</text:p>
          </table:table-cell>
        </table:table-row>
        <table:table-row table:style-name="ro2">
          <table:table-cell table:style-name="ce34" office:value-type="date" office:date-value="2008-04-14T00:00:00">
            <text:p>4/14/2008</text:p>
          </table:table-cell>
          <table:table-cell table:style-name="ce27" office:value-type="float" office:value="1328.32">
            <text:p>1328.32</text:p>
          </table:table-cell>
        </table:table-row>
        <table:table-row table:style-name="ro2">
          <table:table-cell table:style-name="ce34" office:value-type="date" office:date-value="2008-04-15T00:00:00">
            <text:p>4/15/2008</text:p>
          </table:table-cell>
          <table:table-cell table:style-name="ce27" office:value-type="float" office:value="1334.43">
            <text:p>1334.43</text:p>
          </table:table-cell>
        </table:table-row>
        <table:table-row table:style-name="ro2">
          <table:table-cell table:style-name="ce34" office:value-type="date" office:date-value="2008-04-16T00:00:00">
            <text:p>4/16/2008</text:p>
          </table:table-cell>
          <table:table-cell table:style-name="ce27" office:value-type="float" office:value="1364.71">
            <text:p>1364.71</text:p>
          </table:table-cell>
        </table:table-row>
        <table:table-row table:style-name="ro2">
          <table:table-cell table:style-name="ce34" office:value-type="date" office:date-value="2008-04-17T00:00:00">
            <text:p>4/17/2008</text:p>
          </table:table-cell>
          <table:table-cell table:style-name="ce27" office:value-type="float" office:value="1365.56">
            <text:p>1365.56</text:p>
          </table:table-cell>
        </table:table-row>
        <table:table-row table:style-name="ro2">
          <table:table-cell table:style-name="ce34" office:value-type="date" office:date-value="2008-04-18T00:00:00">
            <text:p>4/18/2008</text:p>
          </table:table-cell>
          <table:table-cell table:style-name="ce27" office:value-type="float" office:value="1390.33">
            <text:p>1390.33</text:p>
          </table:table-cell>
        </table:table-row>
        <table:table-row table:style-name="ro2">
          <table:table-cell table:style-name="ce34" office:value-type="date" office:date-value="2008-04-21T00:00:00">
            <text:p>4/21/2008</text:p>
          </table:table-cell>
          <table:table-cell table:style-name="ce27" office:value-type="float" office:value="1388.17">
            <text:p>1388.17</text:p>
          </table:table-cell>
        </table:table-row>
        <table:table-row table:style-name="ro2">
          <table:table-cell table:style-name="ce34" office:value-type="date" office:date-value="2008-04-22T00:00:00">
            <text:p>4/22/2008</text:p>
          </table:table-cell>
          <table:table-cell table:style-name="ce27" office:value-type="float" office:value="1375.94">
            <text:p>1375.94</text:p>
          </table:table-cell>
        </table:table-row>
        <table:table-row table:style-name="ro2">
          <table:table-cell table:style-name="ce34" office:value-type="date" office:date-value="2008-04-23T00:00:00">
            <text:p>4/23/2008</text:p>
          </table:table-cell>
          <table:table-cell table:style-name="ce27" office:value-type="float" office:value="1379.93">
            <text:p>1379.93</text:p>
          </table:table-cell>
        </table:table-row>
        <table:table-row table:style-name="ro2">
          <table:table-cell table:style-name="ce34" office:value-type="date" office:date-value="2008-04-24T00:00:00">
            <text:p>4/24/2008</text:p>
          </table:table-cell>
          <table:table-cell table:style-name="ce27" office:value-type="float" office:value="1388.82">
            <text:p>1388.82</text:p>
          </table:table-cell>
        </table:table-row>
        <table:table-row table:style-name="ro2">
          <table:table-cell table:style-name="ce34" office:value-type="date" office:date-value="2008-04-25T00:00:00">
            <text:p>4/25/2008</text:p>
          </table:table-cell>
          <table:table-cell table:style-name="ce27" office:value-type="float" office:value="1397.84">
            <text:p>1397.84</text:p>
          </table:table-cell>
        </table:table-row>
        <table:table-row table:style-name="ro2">
          <table:table-cell table:style-name="ce34" office:value-type="date" office:date-value="2008-04-28T00:00:00">
            <text:p>4/28/2008</text:p>
          </table:table-cell>
          <table:table-cell table:style-name="ce27" office:value-type="float" office:value="1396.37">
            <text:p>1396.37</text:p>
          </table:table-cell>
        </table:table-row>
        <table:table-row table:style-name="ro2">
          <table:table-cell table:style-name="ce34" office:value-type="date" office:date-value="2008-04-29T00:00:00">
            <text:p>4/29/2008</text:p>
          </table:table-cell>
          <table:table-cell table:style-name="ce27" office:value-type="float" office:value="1390.94">
            <text:p>1390.94</text:p>
          </table:table-cell>
        </table:table-row>
        <table:table-row table:style-name="ro2">
          <table:table-cell table:style-name="ce34" office:value-type="date" office:date-value="2008-04-30T00:00:00">
            <text:p>4/30/2008</text:p>
          </table:table-cell>
          <table:table-cell table:style-name="ce27" office:value-type="float" office:value="1385.59">
            <text:p>1385.59</text:p>
          </table:table-cell>
        </table:table-row>
        <table:table-row table:style-name="ro2">
          <table:table-cell table:style-name="ce34" office:value-type="date" office:date-value="2008-05-01T00:00:00">
            <text:p>5/1/2008</text:p>
          </table:table-cell>
          <table:table-cell table:style-name="ce27" office:value-type="float" office:value="1409.34">
            <text:p>1409.34</text:p>
          </table:table-cell>
        </table:table-row>
        <table:table-row table:style-name="ro2">
          <table:table-cell table:style-name="ce34" office:value-type="date" office:date-value="2008-05-02T00:00:00">
            <text:p>5/2/2008</text:p>
          </table:table-cell>
          <table:table-cell table:style-name="ce27" office:value-type="float" office:value="1413.9">
            <text:p>1413.9</text:p>
          </table:table-cell>
        </table:table-row>
        <table:table-row table:style-name="ro2">
          <table:table-cell table:style-name="ce34" office:value-type="date" office:date-value="2008-05-05T00:00:00">
            <text:p>5/5/2008</text:p>
          </table:table-cell>
          <table:table-cell table:style-name="ce27" office:value-type="float" office:value="1407.49">
            <text:p>1407.49</text:p>
          </table:table-cell>
        </table:table-row>
        <table:table-row table:style-name="ro2">
          <table:table-cell table:style-name="ce34" office:value-type="date" office:date-value="2008-05-06T00:00:00">
            <text:p>5/6/2008</text:p>
          </table:table-cell>
          <table:table-cell table:style-name="ce27" office:value-type="float" office:value="1418.26">
            <text:p>1418.26</text:p>
          </table:table-cell>
        </table:table-row>
        <table:table-row table:style-name="ro2">
          <table:table-cell table:style-name="ce34" office:value-type="date" office:date-value="2008-05-07T00:00:00">
            <text:p>5/7/2008</text:p>
          </table:table-cell>
          <table:table-cell table:style-name="ce27" office:value-type="float" office:value="1392.57">
            <text:p>1392.57</text:p>
          </table:table-cell>
        </table:table-row>
        <table:table-row table:style-name="ro2">
          <table:table-cell table:style-name="ce34" office:value-type="date" office:date-value="2008-05-08T00:00:00">
            <text:p>5/8/2008</text:p>
          </table:table-cell>
          <table:table-cell table:style-name="ce27" office:value-type="float" office:value="1397.68">
            <text:p>1397.68</text:p>
          </table:table-cell>
        </table:table-row>
        <table:table-row table:style-name="ro2">
          <table:table-cell table:style-name="ce34" office:value-type="date" office:date-value="2008-05-09T00:00:00">
            <text:p>5/9/2008</text:p>
          </table:table-cell>
          <table:table-cell table:style-name="ce27" office:value-type="float" office:value="1388.28">
            <text:p>1388.28</text:p>
          </table:table-cell>
        </table:table-row>
        <table:table-row table:style-name="ro2">
          <table:table-cell table:style-name="ce34" office:value-type="date" office:date-value="2008-05-12T00:00:00">
            <text:p>5/12/2008</text:p>
          </table:table-cell>
          <table:table-cell table:style-name="ce27" office:value-type="float" office:value="1403.58">
            <text:p>1403.58</text:p>
          </table:table-cell>
        </table:table-row>
        <table:table-row table:style-name="ro2">
          <table:table-cell table:style-name="ce34" office:value-type="date" office:date-value="2008-05-13T00:00:00">
            <text:p>5/13/2008</text:p>
          </table:table-cell>
          <table:table-cell table:style-name="ce27" office:value-type="float" office:value="1403.04">
            <text:p>1403.04</text:p>
          </table:table-cell>
        </table:table-row>
        <table:table-row table:style-name="ro2">
          <table:table-cell table:style-name="ce34" office:value-type="date" office:date-value="2008-05-14T00:00:00">
            <text:p>5/14/2008</text:p>
          </table:table-cell>
          <table:table-cell table:style-name="ce27" office:value-type="float" office:value="1408.66">
            <text:p>1408.66</text:p>
          </table:table-cell>
        </table:table-row>
        <table:table-row table:style-name="ro2">
          <table:table-cell table:style-name="ce34" office:value-type="date" office:date-value="2008-05-15T00:00:00">
            <text:p>5/15/2008</text:p>
          </table:table-cell>
          <table:table-cell table:style-name="ce27" office:value-type="float" office:value="1423.57">
            <text:p>1423.57</text:p>
          </table:table-cell>
        </table:table-row>
        <table:table-row table:style-name="ro2">
          <table:table-cell table:style-name="ce34" office:value-type="date" office:date-value="2008-05-16T00:00:00">
            <text:p>5/16/2008</text:p>
          </table:table-cell>
          <table:table-cell table:style-name="ce27" office:value-type="float" office:value="1425.35">
            <text:p>1425.35</text:p>
          </table:table-cell>
        </table:table-row>
        <table:table-row table:style-name="ro2">
          <table:table-cell table:style-name="ce34" office:value-type="date" office:date-value="2008-05-19T00:00:00">
            <text:p>5/19/2008</text:p>
          </table:table-cell>
          <table:table-cell table:style-name="ce27" office:value-type="float" office:value="1426.63">
            <text:p>1426.63</text:p>
          </table:table-cell>
        </table:table-row>
        <table:table-row table:style-name="ro2">
          <table:table-cell table:style-name="ce34" office:value-type="date" office:date-value="2008-05-20T00:00:00">
            <text:p>5/20/2008</text:p>
          </table:table-cell>
          <table:table-cell table:style-name="ce27" office:value-type="float" office:value="1413.4">
            <text:p>1413.4</text:p>
          </table:table-cell>
        </table:table-row>
        <table:table-row table:style-name="ro2">
          <table:table-cell table:style-name="ce34" office:value-type="date" office:date-value="2008-05-21T00:00:00">
            <text:p>5/21/2008</text:p>
          </table:table-cell>
          <table:table-cell table:style-name="ce27" office:value-type="float" office:value="1390.71">
            <text:p>1390.71</text:p>
          </table:table-cell>
        </table:table-row>
        <table:table-row table:style-name="ro2">
          <table:table-cell table:style-name="ce34" office:value-type="date" office:date-value="2008-05-22T00:00:00">
            <text:p>5/22/2008</text:p>
          </table:table-cell>
          <table:table-cell table:style-name="ce27" office:value-type="float" office:value="1394.35">
            <text:p>1394.35</text:p>
          </table:table-cell>
        </table:table-row>
        <table:table-row table:style-name="ro2">
          <table:table-cell table:style-name="ce34" office:value-type="date" office:date-value="2008-05-23T00:00:00">
            <text:p>5/23/2008</text:p>
          </table:table-cell>
          <table:table-cell table:style-name="ce27" office:value-type="float" office:value="1375.93">
            <text:p>1375.93</text:p>
          </table:table-cell>
        </table:table-row>
        <table:table-row table:style-name="ro2">
          <table:table-cell table:style-name="ce34" office:value-type="date" office:date-value="2008-05-26T00:00:00">
            <text:p>5/26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5-27T00:00:00">
            <text:p>5/27/2008</text:p>
          </table:table-cell>
          <table:table-cell table:style-name="ce27" office:value-type="float" office:value="1385.35">
            <text:p>1385.35</text:p>
          </table:table-cell>
        </table:table-row>
        <table:table-row table:style-name="ro2">
          <table:table-cell table:style-name="ce34" office:value-type="date" office:date-value="2008-05-28T00:00:00">
            <text:p>5/28/2008</text:p>
          </table:table-cell>
          <table:table-cell table:style-name="ce27" office:value-type="float" office:value="1390.84">
            <text:p>1390.84</text:p>
          </table:table-cell>
        </table:table-row>
        <table:table-row table:style-name="ro2">
          <table:table-cell table:style-name="ce34" office:value-type="date" office:date-value="2008-05-29T00:00:00">
            <text:p>5/29/2008</text:p>
          </table:table-cell>
          <table:table-cell table:style-name="ce27" office:value-type="float" office:value="1398.26">
            <text:p>1398.26</text:p>
          </table:table-cell>
        </table:table-row>
        <table:table-row table:style-name="ro2">
          <table:table-cell table:style-name="ce34" office:value-type="date" office:date-value="2008-05-30T00:00:00">
            <text:p>5/30/2008</text:p>
          </table:table-cell>
          <table:table-cell table:style-name="ce27" office:value-type="float" office:value="1400.38">
            <text:p>1400.38</text:p>
          </table:table-cell>
        </table:table-row>
        <table:table-row table:style-name="ro2">
          <table:table-cell table:style-name="ce34" office:value-type="date" office:date-value="2008-06-02T00:00:00">
            <text:p>6/2/2008</text:p>
          </table:table-cell>
          <table:table-cell table:style-name="ce27" office:value-type="float" office:value="1385.67">
            <text:p>1385.67</text:p>
          </table:table-cell>
        </table:table-row>
        <table:table-row table:style-name="ro2">
          <table:table-cell table:style-name="ce34" office:value-type="date" office:date-value="2008-06-03T00:00:00">
            <text:p>6/3/2008</text:p>
          </table:table-cell>
          <table:table-cell table:style-name="ce27" office:value-type="float" office:value="1377.65">
            <text:p>1377.65</text:p>
          </table:table-cell>
        </table:table-row>
        <table:table-row table:style-name="ro2">
          <table:table-cell table:style-name="ce34" office:value-type="date" office:date-value="2008-06-04T00:00:00">
            <text:p>6/4/2008</text:p>
          </table:table-cell>
          <table:table-cell table:style-name="ce27" office:value-type="float" office:value="1377.2">
            <text:p>1377.2</text:p>
          </table:table-cell>
        </table:table-row>
        <table:table-row table:style-name="ro2">
          <table:table-cell table:style-name="ce34" office:value-type="date" office:date-value="2008-06-05T00:00:00">
            <text:p>6/5/2008</text:p>
          </table:table-cell>
          <table:table-cell table:style-name="ce27" office:value-type="float" office:value="1404.05">
            <text:p>1404.05</text:p>
          </table:table-cell>
        </table:table-row>
        <table:table-row table:style-name="ro2">
          <table:table-cell table:style-name="ce34" office:value-type="date" office:date-value="2008-06-06T00:00:00">
            <text:p>6/6/2008</text:p>
          </table:table-cell>
          <table:table-cell table:style-name="ce27" office:value-type="float" office:value="1360.68">
            <text:p>1360.68</text:p>
          </table:table-cell>
        </table:table-row>
        <table:table-row table:style-name="ro2">
          <table:table-cell table:style-name="ce34" office:value-type="date" office:date-value="2008-06-09T00:00:00">
            <text:p>6/9/2008</text:p>
          </table:table-cell>
          <table:table-cell table:style-name="ce27" office:value-type="float" office:value="1361.76">
            <text:p>1361.76</text:p>
          </table:table-cell>
        </table:table-row>
        <table:table-row table:style-name="ro2">
          <table:table-cell table:style-name="ce34" office:value-type="date" office:date-value="2008-06-10T00:00:00">
            <text:p>6/10/2008</text:p>
          </table:table-cell>
          <table:table-cell table:style-name="ce27" office:value-type="float" office:value="1358.44">
            <text:p>1358.44</text:p>
          </table:table-cell>
        </table:table-row>
        <table:table-row table:style-name="ro2">
          <table:table-cell table:style-name="ce34" office:value-type="date" office:date-value="2008-06-11T00:00:00">
            <text:p>6/11/2008</text:p>
          </table:table-cell>
          <table:table-cell table:style-name="ce27" office:value-type="float" office:value="1335.49">
            <text:p>1335.49</text:p>
          </table:table-cell>
        </table:table-row>
        <table:table-row table:style-name="ro2">
          <table:table-cell table:style-name="ce34" office:value-type="date" office:date-value="2008-06-12T00:00:00">
            <text:p>6/12/2008</text:p>
          </table:table-cell>
          <table:table-cell table:style-name="ce27" office:value-type="float" office:value="1339.87">
            <text:p>1339.87</text:p>
          </table:table-cell>
        </table:table-row>
        <table:table-row table:style-name="ro2">
          <table:table-cell table:style-name="ce34" office:value-type="date" office:date-value="2008-06-13T00:00:00">
            <text:p>6/13/2008</text:p>
          </table:table-cell>
          <table:table-cell table:style-name="ce27" office:value-type="float" office:value="1360.03">
            <text:p>1360.03</text:p>
          </table:table-cell>
        </table:table-row>
        <table:table-row table:style-name="ro2">
          <table:table-cell table:style-name="ce34" office:value-type="date" office:date-value="2008-06-16T00:00:00">
            <text:p>6/16/2008</text:p>
          </table:table-cell>
          <table:table-cell table:style-name="ce27" office:value-type="float" office:value="1360.14">
            <text:p>1360.14</text:p>
          </table:table-cell>
        </table:table-row>
        <table:table-row table:style-name="ro2">
          <table:table-cell table:style-name="ce34" office:value-type="date" office:date-value="2008-06-17T00:00:00">
            <text:p>6/17/2008</text:p>
          </table:table-cell>
          <table:table-cell table:style-name="ce27" office:value-type="float" office:value="1350.93">
            <text:p>1350.93</text:p>
          </table:table-cell>
        </table:table-row>
        <table:table-row table:style-name="ro2">
          <table:table-cell table:style-name="ce34" office:value-type="date" office:date-value="2008-06-18T00:00:00">
            <text:p>6/18/2008</text:p>
          </table:table-cell>
          <table:table-cell table:style-name="ce27" office:value-type="float" office:value="1337.81">
            <text:p>1337.81</text:p>
          </table:table-cell>
        </table:table-row>
        <table:table-row table:style-name="ro2">
          <table:table-cell table:style-name="ce34" office:value-type="date" office:date-value="2008-06-19T00:00:00">
            <text:p>6/19/2008</text:p>
          </table:table-cell>
          <table:table-cell table:style-name="ce27" office:value-type="float" office:value="1342.83">
            <text:p>1342.83</text:p>
          </table:table-cell>
        </table:table-row>
        <table:table-row table:style-name="ro2">
          <table:table-cell table:style-name="ce34" office:value-type="date" office:date-value="2008-06-20T00:00:00">
            <text:p>6/20/2008</text:p>
          </table:table-cell>
          <table:table-cell table:style-name="ce27" office:value-type="float" office:value="1317.93">
            <text:p>1317.93</text:p>
          </table:table-cell>
        </table:table-row>
        <table:table-row table:style-name="ro2">
          <table:table-cell table:style-name="ce34" office:value-type="date" office:date-value="2008-06-23T00:00:00">
            <text:p>6/23/2008</text:p>
          </table:table-cell>
          <table:table-cell table:style-name="ce27" office:value-type="float" office:value="1318">
            <text:p>1318</text:p>
          </table:table-cell>
        </table:table-row>
        <table:table-row table:style-name="ro2">
          <table:table-cell table:style-name="ce34" office:value-type="date" office:date-value="2008-06-24T00:00:00">
            <text:p>6/24/2008</text:p>
          </table:table-cell>
          <table:table-cell table:style-name="ce27" office:value-type="float" office:value="1314.29">
            <text:p>1314.29</text:p>
          </table:table-cell>
        </table:table-row>
        <table:table-row table:style-name="ro2">
          <table:table-cell table:style-name="ce34" office:value-type="date" office:date-value="2008-06-25T00:00:00">
            <text:p>6/25/2008</text:p>
          </table:table-cell>
          <table:table-cell table:style-name="ce27" office:value-type="float" office:value="1321.97">
            <text:p>1321.97</text:p>
          </table:table-cell>
        </table:table-row>
        <table:table-row table:style-name="ro2">
          <table:table-cell table:style-name="ce34" office:value-type="date" office:date-value="2008-06-26T00:00:00">
            <text:p>6/26/2008</text:p>
          </table:table-cell>
          <table:table-cell table:style-name="ce27" office:value-type="float" office:value="1283.15">
            <text:p>1283.15</text:p>
          </table:table-cell>
        </table:table-row>
        <table:table-row table:style-name="ro2">
          <table:table-cell table:style-name="ce34" office:value-type="date" office:date-value="2008-06-27T00:00:00">
            <text:p>6/27/2008</text:p>
          </table:table-cell>
          <table:table-cell table:style-name="ce27" office:value-type="float" office:value="1278.38">
            <text:p>1278.38</text:p>
          </table:table-cell>
        </table:table-row>
        <table:table-row table:style-name="ro2">
          <table:table-cell table:style-name="ce34" office:value-type="date" office:date-value="2008-06-30T00:00:00">
            <text:p>6/30/2008</text:p>
          </table:table-cell>
          <table:table-cell table:style-name="ce27" office:value-type="float" office:value="1280">
            <text:p>1280</text:p>
          </table:table-cell>
        </table:table-row>
        <table:table-row table:style-name="ro2">
          <table:table-cell table:style-name="ce34" office:value-type="date" office:date-value="2008-07-01T00:00:00">
            <text:p>7/1/2008</text:p>
          </table:table-cell>
          <table:table-cell table:style-name="ce27" office:value-type="float" office:value="1284.91">
            <text:p>1284.91</text:p>
          </table:table-cell>
        </table:table-row>
        <table:table-row table:style-name="ro2">
          <table:table-cell table:style-name="ce34" office:value-type="date" office:date-value="2008-07-02T00:00:00">
            <text:p>7/2/2008</text:p>
          </table:table-cell>
          <table:table-cell table:style-name="ce27" office:value-type="float" office:value="1261.52">
            <text:p>1261.52</text:p>
          </table:table-cell>
        </table:table-row>
        <table:table-row table:style-name="ro2">
          <table:table-cell table:style-name="ce34" office:value-type="date" office:date-value="2008-07-03T00:00:00">
            <text:p>7/3/2008</text:p>
          </table:table-cell>
          <table:table-cell table:style-name="ce27" office:value-type="float" office:value="1262.9">
            <text:p>1262.9</text:p>
          </table:table-cell>
        </table:table-row>
        <table:table-row table:style-name="ro2">
          <table:table-cell table:style-name="ce34" office:value-type="date" office:date-value="2008-07-04T00:00:00">
            <text:p>7/4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7-07T00:00:00">
            <text:p>7/7/2008</text:p>
          </table:table-cell>
          <table:table-cell table:style-name="ce27" office:value-type="float" office:value="1252.31">
            <text:p>1252.31</text:p>
          </table:table-cell>
        </table:table-row>
        <table:table-row table:style-name="ro2">
          <table:table-cell table:style-name="ce34" office:value-type="date" office:date-value="2008-07-08T00:00:00">
            <text:p>7/8/2008</text:p>
          </table:table-cell>
          <table:table-cell table:style-name="ce27" office:value-type="float" office:value="1273.7">
            <text:p>1273.7</text:p>
          </table:table-cell>
        </table:table-row>
        <table:table-row table:style-name="ro2">
          <table:table-cell table:style-name="ce34" office:value-type="date" office:date-value="2008-07-09T00:00:00">
            <text:p>7/9/2008</text:p>
          </table:table-cell>
          <table:table-cell table:style-name="ce27" office:value-type="float" office:value="1244.69">
            <text:p>1244.69</text:p>
          </table:table-cell>
        </table:table-row>
        <table:table-row table:style-name="ro2">
          <table:table-cell table:style-name="ce34" office:value-type="date" office:date-value="2008-07-10T00:00:00">
            <text:p>7/10/2008</text:p>
          </table:table-cell>
          <table:table-cell table:style-name="ce27" office:value-type="float" office:value="1253.39">
            <text:p>1253.39</text:p>
          </table:table-cell>
        </table:table-row>
        <table:table-row table:style-name="ro2">
          <table:table-cell table:style-name="ce34" office:value-type="date" office:date-value="2008-07-11T00:00:00">
            <text:p>7/11/2008</text:p>
          </table:table-cell>
          <table:table-cell table:style-name="ce27" office:value-type="float" office:value="1239.49">
            <text:p>1239.49</text:p>
          </table:table-cell>
        </table:table-row>
        <table:table-row table:style-name="ro2">
          <table:table-cell table:style-name="ce34" office:value-type="date" office:date-value="2008-07-14T00:00:00">
            <text:p>7/14/2008</text:p>
          </table:table-cell>
          <table:table-cell table:style-name="ce27" office:value-type="float" office:value="1228.3">
            <text:p>1228.3</text:p>
          </table:table-cell>
        </table:table-row>
        <table:table-row table:style-name="ro2">
          <table:table-cell table:style-name="ce34" office:value-type="date" office:date-value="2008-07-15T00:00:00">
            <text:p>7/15/2008</text:p>
          </table:table-cell>
          <table:table-cell table:style-name="ce27" office:value-type="float" office:value="1214.91">
            <text:p>1214.91</text:p>
          </table:table-cell>
        </table:table-row>
        <table:table-row table:style-name="ro2">
          <table:table-cell table:style-name="ce34" office:value-type="date" office:date-value="2008-07-16T00:00:00">
            <text:p>7/16/2008</text:p>
          </table:table-cell>
          <table:table-cell table:style-name="ce27" office:value-type="float" office:value="1245.36">
            <text:p>1245.36</text:p>
          </table:table-cell>
        </table:table-row>
        <table:table-row table:style-name="ro2">
          <table:table-cell table:style-name="ce34" office:value-type="date" office:date-value="2008-07-17T00:00:00">
            <text:p>7/17/2008</text:p>
          </table:table-cell>
          <table:table-cell table:style-name="ce27" office:value-type="float" office:value="1260.32">
            <text:p>1260.32</text:p>
          </table:table-cell>
        </table:table-row>
        <table:table-row table:style-name="ro2">
          <table:table-cell table:style-name="ce34" office:value-type="date" office:date-value="2008-07-18T00:00:00">
            <text:p>7/18/2008</text:p>
          </table:table-cell>
          <table:table-cell table:style-name="ce27" office:value-type="float" office:value="1260.68">
            <text:p>1260.68</text:p>
          </table:table-cell>
        </table:table-row>
        <table:table-row table:style-name="ro2">
          <table:table-cell table:style-name="ce34" office:value-type="date" office:date-value="2008-07-21T00:00:00">
            <text:p>7/21/2008</text:p>
          </table:table-cell>
          <table:table-cell table:style-name="ce27" office:value-type="float" office:value="1260">
            <text:p>1260</text:p>
          </table:table-cell>
        </table:table-row>
        <table:table-row table:style-name="ro2">
          <table:table-cell table:style-name="ce34" office:value-type="date" office:date-value="2008-07-22T00:00:00">
            <text:p>7/22/2008</text:p>
          </table:table-cell>
          <table:table-cell table:style-name="ce27" office:value-type="float" office:value="1277">
            <text:p>1277</text:p>
          </table:table-cell>
        </table:table-row>
        <table:table-row table:style-name="ro2">
          <table:table-cell table:style-name="ce34" office:value-type="date" office:date-value="2008-07-23T00:00:00">
            <text:p>7/23/2008</text:p>
          </table:table-cell>
          <table:table-cell table:style-name="ce27" office:value-type="float" office:value="1282.19">
            <text:p>1282.19</text:p>
          </table:table-cell>
        </table:table-row>
        <table:table-row table:style-name="ro2">
          <table:table-cell table:style-name="ce34" office:value-type="date" office:date-value="2008-07-24T00:00:00">
            <text:p>7/24/2008</text:p>
          </table:table-cell>
          <table:table-cell table:style-name="ce27" office:value-type="float" office:value="1252.54">
            <text:p>1252.54</text:p>
          </table:table-cell>
        </table:table-row>
        <table:table-row table:style-name="ro2">
          <table:table-cell table:style-name="ce34" office:value-type="date" office:date-value="2008-07-25T00:00:00">
            <text:p>7/25/2008</text:p>
          </table:table-cell>
          <table:table-cell table:style-name="ce27" office:value-type="float" office:value="1257.76">
            <text:p>1257.76</text:p>
          </table:table-cell>
        </table:table-row>
        <table:table-row table:style-name="ro2">
          <table:table-cell table:style-name="ce34" office:value-type="date" office:date-value="2008-07-28T00:00:00">
            <text:p>7/28/2008</text:p>
          </table:table-cell>
          <table:table-cell table:style-name="ce27" office:value-type="float" office:value="1234.37">
            <text:p>1234.37</text:p>
          </table:table-cell>
        </table:table-row>
        <table:table-row table:style-name="ro2">
          <table:table-cell table:style-name="ce34" office:value-type="date" office:date-value="2008-07-29T00:00:00">
            <text:p>7/29/2008</text:p>
          </table:table-cell>
          <table:table-cell table:style-name="ce27" office:value-type="float" office:value="1263.2">
            <text:p>1263.2</text:p>
          </table:table-cell>
        </table:table-row>
        <table:table-row table:style-name="ro2">
          <table:table-cell table:style-name="ce34" office:value-type="date" office:date-value="2008-07-30T00:00:00">
            <text:p>7/30/2008</text:p>
          </table:table-cell>
          <table:table-cell table:style-name="ce27" office:value-type="float" office:value="1284.26">
            <text:p>1284.26</text:p>
          </table:table-cell>
        </table:table-row>
        <table:table-row table:style-name="ro2">
          <table:table-cell table:style-name="ce34" office:value-type="date" office:date-value="2008-07-31T00:00:00">
            <text:p>7/31/2008</text:p>
          </table:table-cell>
          <table:table-cell table:style-name="ce27" office:value-type="float" office:value="1267.38">
            <text:p>1267.38</text:p>
          </table:table-cell>
        </table:table-row>
        <table:table-row table:style-name="ro2">
          <table:table-cell table:style-name="ce34" office:value-type="date" office:date-value="2008-08-01T00:00:00">
            <text:p>8/1/2008</text:p>
          </table:table-cell>
          <table:table-cell table:style-name="ce27" office:value-type="float" office:value="1260.31">
            <text:p>1260.31</text:p>
          </table:table-cell>
        </table:table-row>
        <table:table-row table:style-name="ro2">
          <table:table-cell table:style-name="ce34" office:value-type="date" office:date-value="2008-08-04T00:00:00">
            <text:p>8/4/2008</text:p>
          </table:table-cell>
          <table:table-cell table:style-name="ce27" office:value-type="float" office:value="1249.01">
            <text:p>1249.01</text:p>
          </table:table-cell>
        </table:table-row>
        <table:table-row table:style-name="ro2">
          <table:table-cell table:style-name="ce34" office:value-type="date" office:date-value="2008-08-05T00:00:00">
            <text:p>8/5/2008</text:p>
          </table:table-cell>
          <table:table-cell table:style-name="ce27" office:value-type="float" office:value="1284.88">
            <text:p>1284.88</text:p>
          </table:table-cell>
        </table:table-row>
        <table:table-row table:style-name="ro2">
          <table:table-cell table:style-name="ce34" office:value-type="date" office:date-value="2008-08-06T00:00:00">
            <text:p>8/6/2008</text:p>
          </table:table-cell>
          <table:table-cell table:style-name="ce27" office:value-type="float" office:value="1289.19">
            <text:p>1289.19</text:p>
          </table:table-cell>
        </table:table-row>
        <table:table-row table:style-name="ro2">
          <table:table-cell table:style-name="ce34" office:value-type="date" office:date-value="2008-08-07T00:00:00">
            <text:p>8/7/2008</text:p>
          </table:table-cell>
          <table:table-cell table:style-name="ce27" office:value-type="float" office:value="1266.07">
            <text:p>1266.07</text:p>
          </table:table-cell>
        </table:table-row>
        <table:table-row table:style-name="ro2">
          <table:table-cell table:style-name="ce34" office:value-type="date" office:date-value="2008-08-08T00:00:00">
            <text:p>8/8/2008</text:p>
          </table:table-cell>
          <table:table-cell table:style-name="ce27" office:value-type="float" office:value="1296.32">
            <text:p>1296.32</text:p>
          </table:table-cell>
        </table:table-row>
        <table:table-row table:style-name="ro2">
          <table:table-cell table:style-name="ce34" office:value-type="date" office:date-value="2008-08-11T00:00:00">
            <text:p>8/11/2008</text:p>
          </table:table-cell>
          <table:table-cell table:style-name="ce27" office:value-type="float" office:value="1305.32">
            <text:p>1305.32</text:p>
          </table:table-cell>
        </table:table-row>
        <table:table-row table:style-name="ro2">
          <table:table-cell table:style-name="ce34" office:value-type="date" office:date-value="2008-08-12T00:00:00">
            <text:p>8/12/2008</text:p>
          </table:table-cell>
          <table:table-cell table:style-name="ce27" office:value-type="float" office:value="1289.59">
            <text:p>1289.59</text:p>
          </table:table-cell>
        </table:table-row>
        <table:table-row table:style-name="ro2">
          <table:table-cell table:style-name="ce34" office:value-type="date" office:date-value="2008-08-13T00:00:00">
            <text:p>8/13/2008</text:p>
          </table:table-cell>
          <table:table-cell table:style-name="ce27" office:value-type="float" office:value="1285.83">
            <text:p>1285.83</text:p>
          </table:table-cell>
        </table:table-row>
        <table:table-row table:style-name="ro2">
          <table:table-cell table:style-name="ce34" office:value-type="date" office:date-value="2008-08-14T00:00:00">
            <text:p>8/14/2008</text:p>
          </table:table-cell>
          <table:table-cell table:style-name="ce27" office:value-type="float" office:value="1292.93">
            <text:p>1292.93</text:p>
          </table:table-cell>
        </table:table-row>
        <table:table-row table:style-name="ro2">
          <table:table-cell table:style-name="ce34" office:value-type="date" office:date-value="2008-08-15T00:00:00">
            <text:p>8/15/2008</text:p>
          </table:table-cell>
          <table:table-cell table:style-name="ce27" office:value-type="float" office:value="1298.2">
            <text:p>1298.2</text:p>
          </table:table-cell>
        </table:table-row>
        <table:table-row table:style-name="ro2">
          <table:table-cell table:style-name="ce34" office:value-type="date" office:date-value="2008-08-18T00:00:00">
            <text:p>8/18/2008</text:p>
          </table:table-cell>
          <table:table-cell table:style-name="ce27" office:value-type="float" office:value="1278.6">
            <text:p>1278.6</text:p>
          </table:table-cell>
        </table:table-row>
        <table:table-row table:style-name="ro2">
          <table:table-cell table:style-name="ce34" office:value-type="date" office:date-value="2008-08-19T00:00:00">
            <text:p>8/19/2008</text:p>
          </table:table-cell>
          <table:table-cell table:style-name="ce27" office:value-type="float" office:value="1266.69">
            <text:p>1266.69</text:p>
          </table:table-cell>
        </table:table-row>
        <table:table-row table:style-name="ro2">
          <table:table-cell table:style-name="ce34" office:value-type="date" office:date-value="2008-08-20T00:00:00">
            <text:p>8/20/2008</text:p>
          </table:table-cell>
          <table:table-cell table:style-name="ce27" office:value-type="float" office:value="1274.54">
            <text:p>1274.54</text:p>
          </table:table-cell>
        </table:table-row>
        <table:table-row table:style-name="ro2">
          <table:table-cell table:style-name="ce34" office:value-type="date" office:date-value="2008-08-21T00:00:00">
            <text:p>8/21/2008</text:p>
          </table:table-cell>
          <table:table-cell table:style-name="ce27" office:value-type="float" office:value="1277.72">
            <text:p>1277.72</text:p>
          </table:table-cell>
        </table:table-row>
        <table:table-row table:style-name="ro2">
          <table:table-cell table:style-name="ce34" office:value-type="date" office:date-value="2008-08-22T00:00:00">
            <text:p>8/22/2008</text:p>
          </table:table-cell>
          <table:table-cell table:style-name="ce27" office:value-type="float" office:value="1292.2">
            <text:p>1292.2</text:p>
          </table:table-cell>
        </table:table-row>
        <table:table-row table:style-name="ro2">
          <table:table-cell table:style-name="ce34" office:value-type="date" office:date-value="2008-08-25T00:00:00">
            <text:p>8/25/2008</text:p>
          </table:table-cell>
          <table:table-cell table:style-name="ce27" office:value-type="float" office:value="1266.84">
            <text:p>1266.84</text:p>
          </table:table-cell>
        </table:table-row>
        <table:table-row table:style-name="ro2">
          <table:table-cell table:style-name="ce34" office:value-type="date" office:date-value="2008-08-26T00:00:00">
            <text:p>8/26/2008</text:p>
          </table:table-cell>
          <table:table-cell table:style-name="ce27" office:value-type="float" office:value="1271.51">
            <text:p>1271.51</text:p>
          </table:table-cell>
        </table:table-row>
        <table:table-row table:style-name="ro2">
          <table:table-cell table:style-name="ce34" office:value-type="date" office:date-value="2008-08-27T00:00:00">
            <text:p>8/27/2008</text:p>
          </table:table-cell>
          <table:table-cell table:style-name="ce27" office:value-type="float" office:value="1281.66">
            <text:p>1281.66</text:p>
          </table:table-cell>
        </table:table-row>
        <table:table-row table:style-name="ro2">
          <table:table-cell table:style-name="ce34" office:value-type="date" office:date-value="2008-08-28T00:00:00">
            <text:p>8/28/2008</text:p>
          </table:table-cell>
          <table:table-cell table:style-name="ce27" office:value-type="float" office:value="1300.68">
            <text:p>1300.68</text:p>
          </table:table-cell>
        </table:table-row>
        <table:table-row table:style-name="ro2">
          <table:table-cell table:style-name="ce34" office:value-type="date" office:date-value="2008-08-29T00:00:00">
            <text:p>8/29/2008</text:p>
          </table:table-cell>
          <table:table-cell table:style-name="ce27" office:value-type="float" office:value="1282.83">
            <text:p>1282.83</text:p>
          </table:table-cell>
        </table:table-row>
        <table:table-row table:style-name="ro2">
          <table:table-cell table:style-name="ce34" office:value-type="date" office:date-value="2008-09-01T00:00:00">
            <text:p>9/1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09-02T00:00:00">
            <text:p>9/2/2008</text:p>
          </table:table-cell>
          <table:table-cell table:style-name="ce27" office:value-type="float" office:value="1277.58">
            <text:p>1277.58</text:p>
          </table:table-cell>
        </table:table-row>
        <table:table-row table:style-name="ro2">
          <table:table-cell table:style-name="ce34" office:value-type="date" office:date-value="2008-09-03T00:00:00">
            <text:p>9/3/2008</text:p>
          </table:table-cell>
          <table:table-cell table:style-name="ce27" office:value-type="float" office:value="1274.98">
            <text:p>1274.98</text:p>
          </table:table-cell>
        </table:table-row>
        <table:table-row table:style-name="ro2">
          <table:table-cell table:style-name="ce34" office:value-type="date" office:date-value="2008-09-04T00:00:00">
            <text:p>9/4/2008</text:p>
          </table:table-cell>
          <table:table-cell table:style-name="ce27" office:value-type="float" office:value="1236.83">
            <text:p>1236.83</text:p>
          </table:table-cell>
        </table:table-row>
        <table:table-row table:style-name="ro2">
          <table:table-cell table:style-name="ce34" office:value-type="date" office:date-value="2008-09-05T00:00:00">
            <text:p>9/5/2008</text:p>
          </table:table-cell>
          <table:table-cell table:style-name="ce27" office:value-type="float" office:value="1242.31">
            <text:p>1242.31</text:p>
          </table:table-cell>
        </table:table-row>
        <table:table-row table:style-name="ro2">
          <table:table-cell table:style-name="ce34" office:value-type="date" office:date-value="2008-09-08T00:00:00">
            <text:p>9/8/2008</text:p>
          </table:table-cell>
          <table:table-cell table:style-name="ce27" office:value-type="float" office:value="1267.79">
            <text:p>1267.79</text:p>
          </table:table-cell>
        </table:table-row>
        <table:table-row table:style-name="ro2">
          <table:table-cell table:style-name="ce34" office:value-type="date" office:date-value="2008-09-09T00:00:00">
            <text:p>9/9/2008</text:p>
          </table:table-cell>
          <table:table-cell table:style-name="ce27" office:value-type="float" office:value="1224.51">
            <text:p>1224.51</text:p>
          </table:table-cell>
        </table:table-row>
        <table:table-row table:style-name="ro2">
          <table:table-cell table:style-name="ce34" office:value-type="date" office:date-value="2008-09-10T00:00:00">
            <text:p>9/10/2008</text:p>
          </table:table-cell>
          <table:table-cell table:style-name="ce27" office:value-type="float" office:value="1232.04">
            <text:p>1232.04</text:p>
          </table:table-cell>
        </table:table-row>
        <table:table-row table:style-name="ro2">
          <table:table-cell table:style-name="ce34" office:value-type="date" office:date-value="2008-09-11T00:00:00">
            <text:p>9/11/2008</text:p>
          </table:table-cell>
          <table:table-cell table:style-name="ce27" office:value-type="float" office:value="1249.05">
            <text:p>1249.05</text:p>
          </table:table-cell>
        </table:table-row>
        <table:table-row table:style-name="ro2">
          <table:table-cell table:style-name="ce34" office:value-type="date" office:date-value="2008-09-12T00:00:00">
            <text:p>9/12/2008</text:p>
          </table:table-cell>
          <table:table-cell table:style-name="ce27" office:value-type="float" office:value="1251.7">
            <text:p>1251.7</text:p>
          </table:table-cell>
        </table:table-row>
        <table:table-row table:style-name="ro2">
          <table:table-cell table:style-name="ce34" office:value-type="date" office:date-value="2008-09-15T00:00:00">
            <text:p>9/15/2008</text:p>
          </table:table-cell>
          <table:table-cell table:style-name="ce27" office:value-type="float" office:value="1192.7">
            <text:p>1192.7</text:p>
          </table:table-cell>
        </table:table-row>
        <table:table-row table:style-name="ro2">
          <table:table-cell table:style-name="ce34" office:value-type="date" office:date-value="2008-09-16T00:00:00">
            <text:p>9/16/2008</text:p>
          </table:table-cell>
          <table:table-cell table:style-name="ce27" office:value-type="float" office:value="1213.59">
            <text:p>1213.59</text:p>
          </table:table-cell>
        </table:table-row>
        <table:table-row table:style-name="ro2">
          <table:table-cell table:style-name="ce34" office:value-type="date" office:date-value="2008-09-17T00:00:00">
            <text:p>9/17/2008</text:p>
          </table:table-cell>
          <table:table-cell table:style-name="ce27" office:value-type="float" office:value="1156.39">
            <text:p>1156.39</text:p>
          </table:table-cell>
        </table:table-row>
        <table:table-row table:style-name="ro2">
          <table:table-cell table:style-name="ce34" office:value-type="date" office:date-value="2008-09-18T00:00:00">
            <text:p>9/18/2008</text:p>
          </table:table-cell>
          <table:table-cell table:style-name="ce27" office:value-type="float" office:value="1206.51">
            <text:p>1206.51</text:p>
          </table:table-cell>
        </table:table-row>
        <table:table-row table:style-name="ro2">
          <table:table-cell table:style-name="ce34" office:value-type="date" office:date-value="2008-09-19T00:00:00">
            <text:p>9/19/2008</text:p>
          </table:table-cell>
          <table:table-cell table:style-name="ce27" office:value-type="float" office:value="1255.08">
            <text:p>1255.08</text:p>
          </table:table-cell>
        </table:table-row>
        <table:table-row table:style-name="ro2">
          <table:table-cell table:style-name="ce34" office:value-type="date" office:date-value="2008-09-22T00:00:00">
            <text:p>9/22/2008</text:p>
          </table:table-cell>
          <table:table-cell table:style-name="ce27" office:value-type="float" office:value="1207.09">
            <text:p>1207.09</text:p>
          </table:table-cell>
        </table:table-row>
        <table:table-row table:style-name="ro2">
          <table:table-cell table:style-name="ce34" office:value-type="date" office:date-value="2008-09-23T00:00:00">
            <text:p>9/23/2008</text:p>
          </table:table-cell>
          <table:table-cell table:style-name="ce27" office:value-type="float" office:value="1188.22">
            <text:p>1188.22</text:p>
          </table:table-cell>
        </table:table-row>
        <table:table-row table:style-name="ro2">
          <table:table-cell table:style-name="ce34" office:value-type="date" office:date-value="2008-09-24T00:00:00">
            <text:p>9/24/2008</text:p>
          </table:table-cell>
          <table:table-cell table:style-name="ce27" office:value-type="float" office:value="1185.87">
            <text:p>1185.87</text:p>
          </table:table-cell>
        </table:table-row>
        <table:table-row table:style-name="ro2">
          <table:table-cell table:style-name="ce34" office:value-type="date" office:date-value="2008-09-25T00:00:00">
            <text:p>9/25/2008</text:p>
          </table:table-cell>
          <table:table-cell table:style-name="ce27" office:value-type="float" office:value="1209.18">
            <text:p>1209.18</text:p>
          </table:table-cell>
        </table:table-row>
        <table:table-row table:style-name="ro2">
          <table:table-cell table:style-name="ce34" office:value-type="date" office:date-value="2008-09-26T00:00:00">
            <text:p>9/26/2008</text:p>
          </table:table-cell>
          <table:table-cell table:style-name="ce27" office:value-type="float" office:value="1213.01">
            <text:p>1213.01</text:p>
          </table:table-cell>
        </table:table-row>
        <table:table-row table:style-name="ro2">
          <table:table-cell table:style-name="ce34" office:value-type="date" office:date-value="2008-09-29T00:00:00">
            <text:p>9/29/2008</text:p>
          </table:table-cell>
          <table:table-cell table:style-name="ce27" office:value-type="float" office:value="1106.39">
            <text:p>1106.39</text:p>
          </table:table-cell>
        </table:table-row>
        <table:table-row table:style-name="ro2">
          <table:table-cell table:style-name="ce34" office:value-type="date" office:date-value="2008-09-30T00:00:00">
            <text:p>9/30/2008</text:p>
          </table:table-cell>
          <table:table-cell table:style-name="ce27" office:value-type="float" office:value="1166.36">
            <text:p>1166.36</text:p>
          </table:table-cell>
        </table:table-row>
        <table:table-row table:style-name="ro2">
          <table:table-cell table:style-name="ce34" office:value-type="date" office:date-value="2008-10-01T00:00:00">
            <text:p>10/1/2008</text:p>
          </table:table-cell>
          <table:table-cell table:style-name="ce27" office:value-type="float" office:value="1161.06">
            <text:p>1161.06</text:p>
          </table:table-cell>
        </table:table-row>
        <table:table-row table:style-name="ro2">
          <table:table-cell table:style-name="ce34" office:value-type="date" office:date-value="2008-10-02T00:00:00">
            <text:p>10/2/2008</text:p>
          </table:table-cell>
          <table:table-cell table:style-name="ce27" office:value-type="float" office:value="1114.28">
            <text:p>1114.28</text:p>
          </table:table-cell>
        </table:table-row>
        <table:table-row table:style-name="ro2">
          <table:table-cell table:style-name="ce34" office:value-type="date" office:date-value="2008-10-03T00:00:00">
            <text:p>10/3/2008</text:p>
          </table:table-cell>
          <table:table-cell table:style-name="ce27" office:value-type="float" office:value="1099.23">
            <text:p>1099.23</text:p>
          </table:table-cell>
        </table:table-row>
        <table:table-row table:style-name="ro2">
          <table:table-cell table:style-name="ce34" office:value-type="date" office:date-value="2008-10-06T00:00:00">
            <text:p>10/6/2008</text:p>
          </table:table-cell>
          <table:table-cell table:style-name="ce27" office:value-type="float" office:value="1056.89">
            <text:p>1056.89</text:p>
          </table:table-cell>
        </table:table-row>
        <table:table-row table:style-name="ro2">
          <table:table-cell table:style-name="ce34" office:value-type="date" office:date-value="2008-10-07T00:00:00">
            <text:p>10/7/2008</text:p>
          </table:table-cell>
          <table:table-cell table:style-name="ce27" office:value-type="float" office:value="996.23">
            <text:p>996.23</text:p>
          </table:table-cell>
        </table:table-row>
        <table:table-row table:style-name="ro2">
          <table:table-cell table:style-name="ce34" office:value-type="date" office:date-value="2008-10-08T00:00:00">
            <text:p>10/8/2008</text:p>
          </table:table-cell>
          <table:table-cell table:style-name="ce27" office:value-type="float" office:value="984.94">
            <text:p>984.94</text:p>
          </table:table-cell>
        </table:table-row>
        <table:table-row table:style-name="ro2">
          <table:table-cell table:style-name="ce34" office:value-type="date" office:date-value="2008-10-09T00:00:00">
            <text:p>10/9/2008</text:p>
          </table:table-cell>
          <table:table-cell table:style-name="ce27" office:value-type="float" office:value="909.92">
            <text:p>909.92</text:p>
          </table:table-cell>
        </table:table-row>
        <table:table-row table:style-name="ro2">
          <table:table-cell table:style-name="ce34" office:value-type="date" office:date-value="2008-10-10T00:00:00">
            <text:p>10/10/2008</text:p>
          </table:table-cell>
          <table:table-cell table:style-name="ce27" office:value-type="float" office:value="899.22">
            <text:p>899.22</text:p>
          </table:table-cell>
        </table:table-row>
        <table:table-row table:style-name="ro2">
          <table:table-cell table:style-name="ce34" office:value-type="date" office:date-value="2008-10-13T00:00:00">
            <text:p>10/13/2008</text:p>
          </table:table-cell>
          <table:table-cell table:style-name="ce27" office:value-type="float" office:value="1003.35">
            <text:p>1003.35</text:p>
          </table:table-cell>
        </table:table-row>
        <table:table-row table:style-name="ro2">
          <table:table-cell table:style-name="ce34" office:value-type="date" office:date-value="2008-10-14T00:00:00">
            <text:p>10/14/2008</text:p>
          </table:table-cell>
          <table:table-cell table:style-name="ce27" office:value-type="float" office:value="998.01">
            <text:p>998.01</text:p>
          </table:table-cell>
        </table:table-row>
        <table:table-row table:style-name="ro2">
          <table:table-cell table:style-name="ce34" office:value-type="date" office:date-value="2008-10-15T00:00:00">
            <text:p>10/15/2008</text:p>
          </table:table-cell>
          <table:table-cell table:style-name="ce27" office:value-type="float" office:value="907.84">
            <text:p>907.84</text:p>
          </table:table-cell>
        </table:table-row>
        <table:table-row table:style-name="ro2">
          <table:table-cell table:style-name="ce34" office:value-type="date" office:date-value="2008-10-16T00:00:00">
            <text:p>10/16/2008</text:p>
          </table:table-cell>
          <table:table-cell table:style-name="ce27" office:value-type="float" office:value="946.43">
            <text:p>946.43</text:p>
          </table:table-cell>
        </table:table-row>
        <table:table-row table:style-name="ro2">
          <table:table-cell table:style-name="ce34" office:value-type="date" office:date-value="2008-10-17T00:00:00">
            <text:p>10/17/2008</text:p>
          </table:table-cell>
          <table:table-cell table:style-name="ce27" office:value-type="float" office:value="940.55">
            <text:p>940.55</text:p>
          </table:table-cell>
        </table:table-row>
        <table:table-row table:style-name="ro2">
          <table:table-cell table:style-name="ce34" office:value-type="date" office:date-value="2008-10-20T00:00:00">
            <text:p>10/20/2008</text:p>
          </table:table-cell>
          <table:table-cell table:style-name="ce27" office:value-type="float" office:value="985.4">
            <text:p>985.4</text:p>
          </table:table-cell>
        </table:table-row>
        <table:table-row table:style-name="ro2">
          <table:table-cell table:style-name="ce34" office:value-type="date" office:date-value="2008-10-21T00:00:00">
            <text:p>10/21/2008</text:p>
          </table:table-cell>
          <table:table-cell table:style-name="ce27" office:value-type="float" office:value="955.05">
            <text:p>955.05</text:p>
          </table:table-cell>
        </table:table-row>
        <table:table-row table:style-name="ro2">
          <table:table-cell table:style-name="ce34" office:value-type="date" office:date-value="2008-10-22T00:00:00">
            <text:p>10/22/2008</text:p>
          </table:table-cell>
          <table:table-cell table:style-name="ce27" office:value-type="float" office:value="896.78">
            <text:p>896.78</text:p>
          </table:table-cell>
        </table:table-row>
        <table:table-row table:style-name="ro2">
          <table:table-cell table:style-name="ce34" office:value-type="date" office:date-value="2008-10-23T00:00:00">
            <text:p>10/23/2008</text:p>
          </table:table-cell>
          <table:table-cell table:style-name="ce27" office:value-type="float" office:value="908.11">
            <text:p>908.11</text:p>
          </table:table-cell>
        </table:table-row>
        <table:table-row table:style-name="ro2">
          <table:table-cell table:style-name="ce34" office:value-type="date" office:date-value="2008-10-24T00:00:00">
            <text:p>10/24/2008</text:p>
          </table:table-cell>
          <table:table-cell table:style-name="ce27" office:value-type="float" office:value="876.77">
            <text:p>876.77</text:p>
          </table:table-cell>
        </table:table-row>
        <table:table-row table:style-name="ro2">
          <table:table-cell table:style-name="ce34" office:value-type="date" office:date-value="2008-10-27T00:00:00">
            <text:p>10/27/2008</text:p>
          </table:table-cell>
          <table:table-cell table:style-name="ce27" office:value-type="float" office:value="848.92">
            <text:p>848.92</text:p>
          </table:table-cell>
        </table:table-row>
        <table:table-row table:style-name="ro2">
          <table:table-cell table:style-name="ce34" office:value-type="date" office:date-value="2008-10-28T00:00:00">
            <text:p>10/28/2008</text:p>
          </table:table-cell>
          <table:table-cell table:style-name="ce27" office:value-type="float" office:value="940.51">
            <text:p>940.51</text:p>
          </table:table-cell>
        </table:table-row>
        <table:table-row table:style-name="ro2">
          <table:table-cell table:style-name="ce34" office:value-type="date" office:date-value="2008-10-29T00:00:00">
            <text:p>10/29/2008</text:p>
          </table:table-cell>
          <table:table-cell table:style-name="ce27" office:value-type="float" office:value="930.09">
            <text:p>930.09</text:p>
          </table:table-cell>
        </table:table-row>
        <table:table-row table:style-name="ro2">
          <table:table-cell table:style-name="ce34" office:value-type="date" office:date-value="2008-10-30T00:00:00">
            <text:p>10/30/2008</text:p>
          </table:table-cell>
          <table:table-cell table:style-name="ce27" office:value-type="float" office:value="954.09">
            <text:p>954.09</text:p>
          </table:table-cell>
        </table:table-row>
        <table:table-row table:style-name="ro2">
          <table:table-cell table:style-name="ce34" office:value-type="date" office:date-value="2008-10-31T00:00:00">
            <text:p>10/31/2008</text:p>
          </table:table-cell>
          <table:table-cell table:style-name="ce27" office:value-type="float" office:value="968.75">
            <text:p>968.75</text:p>
          </table:table-cell>
        </table:table-row>
        <table:table-row table:style-name="ro2">
          <table:table-cell table:style-name="ce34" office:value-type="date" office:date-value="2008-11-03T00:00:00">
            <text:p>11/3/2008</text:p>
          </table:table-cell>
          <table:table-cell table:style-name="ce27" office:value-type="float" office:value="966.3">
            <text:p>966.3</text:p>
          </table:table-cell>
        </table:table-row>
        <table:table-row table:style-name="ro2">
          <table:table-cell table:style-name="ce34" office:value-type="date" office:date-value="2008-11-04T00:00:00">
            <text:p>11/4/2008</text:p>
          </table:table-cell>
          <table:table-cell table:style-name="ce27" office:value-type="float" office:value="1005.75">
            <text:p>1005.75</text:p>
          </table:table-cell>
        </table:table-row>
        <table:table-row table:style-name="ro2">
          <table:table-cell table:style-name="ce34" office:value-type="date" office:date-value="2008-11-05T00:00:00">
            <text:p>11/5/2008</text:p>
          </table:table-cell>
          <table:table-cell table:style-name="ce27" office:value-type="float" office:value="952.77">
            <text:p>952.77</text:p>
          </table:table-cell>
        </table:table-row>
        <table:table-row table:style-name="ro2">
          <table:table-cell table:style-name="ce34" office:value-type="date" office:date-value="2008-11-06T00:00:00">
            <text:p>11/6/2008</text:p>
          </table:table-cell>
          <table:table-cell table:style-name="ce27" office:value-type="float" office:value="904.88">
            <text:p>904.88</text:p>
          </table:table-cell>
        </table:table-row>
        <table:table-row table:style-name="ro2">
          <table:table-cell table:style-name="ce34" office:value-type="date" office:date-value="2008-11-07T00:00:00">
            <text:p>11/7/2008</text:p>
          </table:table-cell>
          <table:table-cell table:style-name="ce27" office:value-type="float" office:value="930.99">
            <text:p>930.99</text:p>
          </table:table-cell>
        </table:table-row>
        <table:table-row table:style-name="ro2">
          <table:table-cell table:style-name="ce34" office:value-type="date" office:date-value="2008-11-10T00:00:00">
            <text:p>11/10/2008</text:p>
          </table:table-cell>
          <table:table-cell table:style-name="ce27" office:value-type="float" office:value="919.21">
            <text:p>919.21</text:p>
          </table:table-cell>
        </table:table-row>
        <table:table-row table:style-name="ro2">
          <table:table-cell table:style-name="ce34" office:value-type="date" office:date-value="2008-11-11T00:00:00">
            <text:p>11/11/2008</text:p>
          </table:table-cell>
          <table:table-cell table:style-name="ce27" office:value-type="float" office:value="898.95">
            <text:p>898.95</text:p>
          </table:table-cell>
        </table:table-row>
        <table:table-row table:style-name="ro2">
          <table:table-cell table:style-name="ce34" office:value-type="date" office:date-value="2008-11-12T00:00:00">
            <text:p>11/12/2008</text:p>
          </table:table-cell>
          <table:table-cell table:style-name="ce27" office:value-type="float" office:value="852.3">
            <text:p>852.3</text:p>
          </table:table-cell>
        </table:table-row>
        <table:table-row table:style-name="ro2">
          <table:table-cell table:style-name="ce34" office:value-type="date" office:date-value="2008-11-13T00:00:00">
            <text:p>11/13/2008</text:p>
          </table:table-cell>
          <table:table-cell table:style-name="ce27" office:value-type="float" office:value="911.29">
            <text:p>911.29</text:p>
          </table:table-cell>
        </table:table-row>
        <table:table-row table:style-name="ro2">
          <table:table-cell table:style-name="ce34" office:value-type="date" office:date-value="2008-11-14T00:00:00">
            <text:p>11/14/2008</text:p>
          </table:table-cell>
          <table:table-cell table:style-name="ce27" office:value-type="float" office:value="873.29">
            <text:p>873.29</text:p>
          </table:table-cell>
        </table:table-row>
        <table:table-row table:style-name="ro2">
          <table:table-cell table:style-name="ce34" office:value-type="date" office:date-value="2008-11-17T00:00:00">
            <text:p>11/17/2008</text:p>
          </table:table-cell>
          <table:table-cell table:style-name="ce27" office:value-type="float" office:value="850.75">
            <text:p>850.75</text:p>
          </table:table-cell>
        </table:table-row>
        <table:table-row table:style-name="ro2">
          <table:table-cell table:style-name="ce34" office:value-type="date" office:date-value="2008-11-18T00:00:00">
            <text:p>11/18/2008</text:p>
          </table:table-cell>
          <table:table-cell table:style-name="ce27" office:value-type="float" office:value="859.12">
            <text:p>859.12</text:p>
          </table:table-cell>
        </table:table-row>
        <table:table-row table:style-name="ro2">
          <table:table-cell table:style-name="ce34" office:value-type="date" office:date-value="2008-11-19T00:00:00">
            <text:p>11/19/2008</text:p>
          </table:table-cell>
          <table:table-cell table:style-name="ce27" office:value-type="float" office:value="806.58">
            <text:p>806.58</text:p>
          </table:table-cell>
        </table:table-row>
        <table:table-row table:style-name="ro2">
          <table:table-cell table:style-name="ce34" office:value-type="date" office:date-value="2008-11-20T00:00:00">
            <text:p>11/20/2008</text:p>
          </table:table-cell>
          <table:table-cell table:style-name="ce27" office:value-type="float" office:value="752.44">
            <text:p>752.44</text:p>
          </table:table-cell>
        </table:table-row>
        <table:table-row table:style-name="ro2">
          <table:table-cell table:style-name="ce34" office:value-type="date" office:date-value="2008-11-21T00:00:00">
            <text:p>11/21/2008</text:p>
          </table:table-cell>
          <table:table-cell table:style-name="ce27" office:value-type="float" office:value="800.03">
            <text:p>800.03</text:p>
          </table:table-cell>
        </table:table-row>
        <table:table-row table:style-name="ro2">
          <table:table-cell table:style-name="ce34" office:value-type="date" office:date-value="2008-11-24T00:00:00">
            <text:p>11/24/2008</text:p>
          </table:table-cell>
          <table:table-cell table:style-name="ce27" office:value-type="float" office:value="851.81">
            <text:p>851.81</text:p>
          </table:table-cell>
        </table:table-row>
        <table:table-row table:style-name="ro2">
          <table:table-cell table:style-name="ce34" office:value-type="date" office:date-value="2008-11-25T00:00:00">
            <text:p>11/25/2008</text:p>
          </table:table-cell>
          <table:table-cell table:style-name="ce27" office:value-type="float" office:value="857.39">
            <text:p>857.39</text:p>
          </table:table-cell>
        </table:table-row>
        <table:table-row table:style-name="ro2">
          <table:table-cell table:style-name="ce34" office:value-type="date" office:date-value="2008-11-26T00:00:00">
            <text:p>11/26/2008</text:p>
          </table:table-cell>
          <table:table-cell table:style-name="ce27" office:value-type="float" office:value="887.68">
            <text:p>887.68</text:p>
          </table:table-cell>
        </table:table-row>
        <table:table-row table:style-name="ro2">
          <table:table-cell table:style-name="ce34" office:value-type="date" office:date-value="2008-11-27T00:00:00">
            <text:p>11/27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11-28T00:00:00">
            <text:p>11/28/2008</text:p>
          </table:table-cell>
          <table:table-cell table:style-name="ce27" office:value-type="float" office:value="896.24">
            <text:p>896.24</text:p>
          </table:table-cell>
        </table:table-row>
        <table:table-row table:style-name="ro2">
          <table:table-cell table:style-name="ce34" office:value-type="date" office:date-value="2008-12-01T00:00:00">
            <text:p>12/1/2008</text:p>
          </table:table-cell>
          <table:table-cell table:style-name="ce27" office:value-type="float" office:value="816.21">
            <text:p>816.21</text:p>
          </table:table-cell>
        </table:table-row>
        <table:table-row table:style-name="ro2">
          <table:table-cell table:style-name="ce34" office:value-type="date" office:date-value="2008-12-02T00:00:00">
            <text:p>12/2/2008</text:p>
          </table:table-cell>
          <table:table-cell table:style-name="ce27" office:value-type="float" office:value="848.81">
            <text:p>848.81</text:p>
          </table:table-cell>
        </table:table-row>
        <table:table-row table:style-name="ro2">
          <table:table-cell table:style-name="ce34" office:value-type="date" office:date-value="2008-12-03T00:00:00">
            <text:p>12/3/2008</text:p>
          </table:table-cell>
          <table:table-cell table:style-name="ce27" office:value-type="float" office:value="870.74">
            <text:p>870.74</text:p>
          </table:table-cell>
        </table:table-row>
        <table:table-row table:style-name="ro2">
          <table:table-cell table:style-name="ce34" office:value-type="date" office:date-value="2008-12-04T00:00:00">
            <text:p>12/4/2008</text:p>
          </table:table-cell>
          <table:table-cell table:style-name="ce27" office:value-type="float" office:value="845.22">
            <text:p>845.22</text:p>
          </table:table-cell>
        </table:table-row>
        <table:table-row table:style-name="ro2">
          <table:table-cell table:style-name="ce34" office:value-type="date" office:date-value="2008-12-05T00:00:00">
            <text:p>12/5/2008</text:p>
          </table:table-cell>
          <table:table-cell table:style-name="ce27" office:value-type="float" office:value="876.07">
            <text:p>876.07</text:p>
          </table:table-cell>
        </table:table-row>
        <table:table-row table:style-name="ro2">
          <table:table-cell table:style-name="ce34" office:value-type="date" office:date-value="2008-12-08T00:00:00">
            <text:p>12/8/2008</text:p>
          </table:table-cell>
          <table:table-cell table:style-name="ce27" office:value-type="float" office:value="909.7">
            <text:p>909.7</text:p>
          </table:table-cell>
        </table:table-row>
        <table:table-row table:style-name="ro2">
          <table:table-cell table:style-name="ce34" office:value-type="date" office:date-value="2008-12-09T00:00:00">
            <text:p>12/9/2008</text:p>
          </table:table-cell>
          <table:table-cell table:style-name="ce27" office:value-type="float" office:value="888.67">
            <text:p>888.67</text:p>
          </table:table-cell>
        </table:table-row>
        <table:table-row table:style-name="ro2">
          <table:table-cell table:style-name="ce34" office:value-type="date" office:date-value="2008-12-10T00:00:00">
            <text:p>12/10/2008</text:p>
          </table:table-cell>
          <table:table-cell table:style-name="ce27" office:value-type="float" office:value="899.24">
            <text:p>899.24</text:p>
          </table:table-cell>
        </table:table-row>
        <table:table-row table:style-name="ro2">
          <table:table-cell table:style-name="ce34" office:value-type="date" office:date-value="2008-12-11T00:00:00">
            <text:p>12/11/2008</text:p>
          </table:table-cell>
          <table:table-cell table:style-name="ce27" office:value-type="float" office:value="873.59">
            <text:p>873.59</text:p>
          </table:table-cell>
        </table:table-row>
        <table:table-row table:style-name="ro2">
          <table:table-cell table:style-name="ce34" office:value-type="date" office:date-value="2008-12-12T00:00:00">
            <text:p>12/12/2008</text:p>
          </table:table-cell>
          <table:table-cell table:style-name="ce27" office:value-type="float" office:value="879.73">
            <text:p>879.73</text:p>
          </table:table-cell>
        </table:table-row>
        <table:table-row table:style-name="ro2">
          <table:table-cell table:style-name="ce34" office:value-type="date" office:date-value="2008-12-15T00:00:00">
            <text:p>12/15/2008</text:p>
          </table:table-cell>
          <table:table-cell table:style-name="ce27" office:value-type="float" office:value="868.57">
            <text:p>868.57</text:p>
          </table:table-cell>
        </table:table-row>
        <table:table-row table:style-name="ro2">
          <table:table-cell table:style-name="ce34" office:value-type="date" office:date-value="2008-12-16T00:00:00">
            <text:p>12/16/2008</text:p>
          </table:table-cell>
          <table:table-cell table:style-name="ce27" office:value-type="float" office:value="913.18">
            <text:p>913.18</text:p>
          </table:table-cell>
        </table:table-row>
        <table:table-row table:style-name="ro2">
          <table:table-cell table:style-name="ce34" office:value-type="date" office:date-value="2008-12-17T00:00:00">
            <text:p>12/17/2008</text:p>
          </table:table-cell>
          <table:table-cell table:style-name="ce27" office:value-type="float" office:value="904.42">
            <text:p>904.42</text:p>
          </table:table-cell>
        </table:table-row>
        <table:table-row table:style-name="ro2">
          <table:table-cell table:style-name="ce34" office:value-type="date" office:date-value="2008-12-18T00:00:00">
            <text:p>12/18/2008</text:p>
          </table:table-cell>
          <table:table-cell table:style-name="ce27" office:value-type="float" office:value="885.28">
            <text:p>885.28</text:p>
          </table:table-cell>
        </table:table-row>
        <table:table-row table:style-name="ro2">
          <table:table-cell table:style-name="ce34" office:value-type="date" office:date-value="2008-12-19T00:00:00">
            <text:p>12/19/2008</text:p>
          </table:table-cell>
          <table:table-cell table:style-name="ce27" office:value-type="float" office:value="887.88">
            <text:p>887.88</text:p>
          </table:table-cell>
        </table:table-row>
        <table:table-row table:style-name="ro2">
          <table:table-cell table:style-name="ce34" office:value-type="date" office:date-value="2008-12-22T00:00:00">
            <text:p>12/22/2008</text:p>
          </table:table-cell>
          <table:table-cell table:style-name="ce27" office:value-type="float" office:value="871.63">
            <text:p>871.63</text:p>
          </table:table-cell>
        </table:table-row>
        <table:table-row table:style-name="ro2">
          <table:table-cell table:style-name="ce34" office:value-type="date" office:date-value="2008-12-23T00:00:00">
            <text:p>12/23/2008</text:p>
          </table:table-cell>
          <table:table-cell table:style-name="ce27" office:value-type="float" office:value="863.16">
            <text:p>863.16</text:p>
          </table:table-cell>
        </table:table-row>
        <table:table-row table:style-name="ro2">
          <table:table-cell table:style-name="ce34" office:value-type="date" office:date-value="2008-12-24T00:00:00">
            <text:p>12/24/2008</text:p>
          </table:table-cell>
          <table:table-cell table:style-name="ce27" office:value-type="float" office:value="868.15">
            <text:p>868.15</text:p>
          </table:table-cell>
        </table:table-row>
        <table:table-row table:style-name="ro2">
          <table:table-cell table:style-name="ce34" office:value-type="date" office:date-value="2008-12-25T00:00:00">
            <text:p>12/25/2008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8-12-26T00:00:00">
            <text:p>12/26/2008</text:p>
          </table:table-cell>
          <table:table-cell table:style-name="ce27" office:value-type="float" office:value="872.8">
            <text:p>872.8</text:p>
          </table:table-cell>
        </table:table-row>
        <table:table-row table:style-name="ro2">
          <table:table-cell table:style-name="ce34" office:value-type="date" office:date-value="2008-12-29T00:00:00">
            <text:p>12/29/2008</text:p>
          </table:table-cell>
          <table:table-cell table:style-name="ce27" office:value-type="float" office:value="869.42">
            <text:p>869.42</text:p>
          </table:table-cell>
        </table:table-row>
        <table:table-row table:style-name="ro2">
          <table:table-cell table:style-name="ce34" office:value-type="date" office:date-value="2008-12-30T00:00:00">
            <text:p>12/30/2008</text:p>
          </table:table-cell>
          <table:table-cell table:style-name="ce27" office:value-type="float" office:value="890.64">
            <text:p>890.64</text:p>
          </table:table-cell>
        </table:table-row>
        <table:table-row table:style-name="ro2">
          <table:table-cell table:style-name="ce34" office:value-type="date" office:date-value="2008-12-31T00:00:00">
            <text:p>12/31/2008</text:p>
          </table:table-cell>
          <table:table-cell table:style-name="ce27" office:value-type="float" office:value="903.25">
            <text:p>903.25</text:p>
          </table:table-cell>
        </table:table-row>
        <table:table-row table:style-name="ro2">
          <table:table-cell table:style-name="ce34" office:value-type="date" office:date-value="2009-01-01T00:00:00">
            <text:p>1/1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1-02T00:00:00">
            <text:p>1/2/2009</text:p>
          </table:table-cell>
          <table:table-cell table:style-name="ce27" office:value-type="float" office:value="931.8">
            <text:p>931.8</text:p>
          </table:table-cell>
        </table:table-row>
        <table:table-row table:style-name="ro2">
          <table:table-cell table:style-name="ce34" office:value-type="date" office:date-value="2009-01-05T00:00:00">
            <text:p>1/5/2009</text:p>
          </table:table-cell>
          <table:table-cell table:style-name="ce27" office:value-type="float" office:value="927.45">
            <text:p>927.45</text:p>
          </table:table-cell>
        </table:table-row>
        <table:table-row table:style-name="ro2">
          <table:table-cell table:style-name="ce34" office:value-type="date" office:date-value="2009-01-06T00:00:00">
            <text:p>1/6/2009</text:p>
          </table:table-cell>
          <table:table-cell table:style-name="ce27" office:value-type="float" office:value="934.7">
            <text:p>934.7</text:p>
          </table:table-cell>
        </table:table-row>
        <table:table-row table:style-name="ro2">
          <table:table-cell table:style-name="ce34" office:value-type="date" office:date-value="2009-01-07T00:00:00">
            <text:p>1/7/2009</text:p>
          </table:table-cell>
          <table:table-cell table:style-name="ce27" office:value-type="float" office:value="906.65">
            <text:p>906.65</text:p>
          </table:table-cell>
        </table:table-row>
        <table:table-row table:style-name="ro2">
          <table:table-cell table:style-name="ce34" office:value-type="date" office:date-value="2009-01-08T00:00:00">
            <text:p>1/8/2009</text:p>
          </table:table-cell>
          <table:table-cell table:style-name="ce27" office:value-type="float" office:value="909.73">
            <text:p>909.73</text:p>
          </table:table-cell>
        </table:table-row>
        <table:table-row table:style-name="ro2">
          <table:table-cell table:style-name="ce34" office:value-type="date" office:date-value="2009-01-09T00:00:00">
            <text:p>1/9/2009</text:p>
          </table:table-cell>
          <table:table-cell table:style-name="ce27" office:value-type="float" office:value="890.35">
            <text:p>890.35</text:p>
          </table:table-cell>
        </table:table-row>
        <table:table-row table:style-name="ro2">
          <table:table-cell table:style-name="ce34" office:value-type="date" office:date-value="2009-01-12T00:00:00">
            <text:p>1/12/2009</text:p>
          </table:table-cell>
          <table:table-cell table:style-name="ce27" office:value-type="float" office:value="870.26">
            <text:p>870.26</text:p>
          </table:table-cell>
        </table:table-row>
        <table:table-row table:style-name="ro2">
          <table:table-cell table:style-name="ce34" office:value-type="date" office:date-value="2009-01-13T00:00:00">
            <text:p>1/13/2009</text:p>
          </table:table-cell>
          <table:table-cell table:style-name="ce27" office:value-type="float" office:value="871.79">
            <text:p>871.79</text:p>
          </table:table-cell>
        </table:table-row>
        <table:table-row table:style-name="ro2">
          <table:table-cell table:style-name="ce34" office:value-type="date" office:date-value="2009-01-14T00:00:00">
            <text:p>1/14/2009</text:p>
          </table:table-cell>
          <table:table-cell table:style-name="ce27" office:value-type="float" office:value="842.62">
            <text:p>842.62</text:p>
          </table:table-cell>
        </table:table-row>
        <table:table-row table:style-name="ro2">
          <table:table-cell table:style-name="ce34" office:value-type="date" office:date-value="2009-01-15T00:00:00">
            <text:p>1/15/2009</text:p>
          </table:table-cell>
          <table:table-cell table:style-name="ce27" office:value-type="float" office:value="843.74">
            <text:p>843.74</text:p>
          </table:table-cell>
        </table:table-row>
        <table:table-row table:style-name="ro2">
          <table:table-cell table:style-name="ce34" office:value-type="date" office:date-value="2009-01-16T00:00:00">
            <text:p>1/16/2009</text:p>
          </table:table-cell>
          <table:table-cell table:style-name="ce27" office:value-type="float" office:value="850.12">
            <text:p>850.12</text:p>
          </table:table-cell>
        </table:table-row>
        <table:table-row table:style-name="ro2">
          <table:table-cell table:style-name="ce34" office:value-type="date" office:date-value="2009-01-19T00:00:00">
            <text:p>1/19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1-20T00:00:00">
            <text:p>1/20/2009</text:p>
          </table:table-cell>
          <table:table-cell table:style-name="ce27" office:value-type="float" office:value="805.22">
            <text:p>805.22</text:p>
          </table:table-cell>
        </table:table-row>
        <table:table-row table:style-name="ro2">
          <table:table-cell table:style-name="ce34" office:value-type="date" office:date-value="2009-01-21T00:00:00">
            <text:p>1/21/2009</text:p>
          </table:table-cell>
          <table:table-cell table:style-name="ce27" office:value-type="float" office:value="840.24">
            <text:p>840.24</text:p>
          </table:table-cell>
        </table:table-row>
        <table:table-row table:style-name="ro2">
          <table:table-cell table:style-name="ce34" office:value-type="date" office:date-value="2009-01-22T00:00:00">
            <text:p>1/22/2009</text:p>
          </table:table-cell>
          <table:table-cell table:style-name="ce27" office:value-type="float" office:value="827.5">
            <text:p>827.5</text:p>
          </table:table-cell>
        </table:table-row>
        <table:table-row table:style-name="ro2">
          <table:table-cell table:style-name="ce34" office:value-type="date" office:date-value="2009-01-23T00:00:00">
            <text:p>1/23/2009</text:p>
          </table:table-cell>
          <table:table-cell table:style-name="ce27" office:value-type="float" office:value="831.95">
            <text:p>831.95</text:p>
          </table:table-cell>
        </table:table-row>
        <table:table-row table:style-name="ro2">
          <table:table-cell table:style-name="ce34" office:value-type="date" office:date-value="2009-01-26T00:00:00">
            <text:p>1/26/2009</text:p>
          </table:table-cell>
          <table:table-cell table:style-name="ce27" office:value-type="float" office:value="836.57">
            <text:p>836.57</text:p>
          </table:table-cell>
        </table:table-row>
        <table:table-row table:style-name="ro2">
          <table:table-cell table:style-name="ce34" office:value-type="date" office:date-value="2009-01-27T00:00:00">
            <text:p>1/27/2009</text:p>
          </table:table-cell>
          <table:table-cell table:style-name="ce27" office:value-type="float" office:value="845.71">
            <text:p>845.71</text:p>
          </table:table-cell>
        </table:table-row>
        <table:table-row table:style-name="ro2">
          <table:table-cell table:style-name="ce34" office:value-type="date" office:date-value="2009-01-28T00:00:00">
            <text:p>1/28/2009</text:p>
          </table:table-cell>
          <table:table-cell table:style-name="ce27" office:value-type="float" office:value="874.09">
            <text:p>874.09</text:p>
          </table:table-cell>
        </table:table-row>
        <table:table-row table:style-name="ro2">
          <table:table-cell table:style-name="ce34" office:value-type="date" office:date-value="2009-01-29T00:00:00">
            <text:p>1/29/2009</text:p>
          </table:table-cell>
          <table:table-cell table:style-name="ce27" office:value-type="float" office:value="845.14">
            <text:p>845.14</text:p>
          </table:table-cell>
        </table:table-row>
        <table:table-row table:style-name="ro2">
          <table:table-cell table:style-name="ce34" office:value-type="date" office:date-value="2009-01-30T00:00:00">
            <text:p>1/30/2009</text:p>
          </table:table-cell>
          <table:table-cell table:style-name="ce27" office:value-type="float" office:value="825.88">
            <text:p>825.88</text:p>
          </table:table-cell>
        </table:table-row>
        <table:table-row table:style-name="ro2">
          <table:table-cell table:style-name="ce34" office:value-type="date" office:date-value="2009-02-02T00:00:00">
            <text:p>2/2/2009</text:p>
          </table:table-cell>
          <table:table-cell table:style-name="ce27" office:value-type="float" office:value="825.44">
            <text:p>825.44</text:p>
          </table:table-cell>
        </table:table-row>
        <table:table-row table:style-name="ro2">
          <table:table-cell table:style-name="ce34" office:value-type="date" office:date-value="2009-02-03T00:00:00">
            <text:p>2/3/2009</text:p>
          </table:table-cell>
          <table:table-cell table:style-name="ce27" office:value-type="float" office:value="838.51">
            <text:p>838.51</text:p>
          </table:table-cell>
        </table:table-row>
        <table:table-row table:style-name="ro2">
          <table:table-cell table:style-name="ce34" office:value-type="date" office:date-value="2009-02-04T00:00:00">
            <text:p>2/4/2009</text:p>
          </table:table-cell>
          <table:table-cell table:style-name="ce27" office:value-type="float" office:value="832.23">
            <text:p>832.23</text:p>
          </table:table-cell>
        </table:table-row>
        <table:table-row table:style-name="ro2">
          <table:table-cell table:style-name="ce34" office:value-type="date" office:date-value="2009-02-05T00:00:00">
            <text:p>2/5/2009</text:p>
          </table:table-cell>
          <table:table-cell table:style-name="ce27" office:value-type="float" office:value="845.85">
            <text:p>845.85</text:p>
          </table:table-cell>
        </table:table-row>
        <table:table-row table:style-name="ro2">
          <table:table-cell table:style-name="ce34" office:value-type="date" office:date-value="2009-02-06T00:00:00">
            <text:p>2/6/2009</text:p>
          </table:table-cell>
          <table:table-cell table:style-name="ce27" office:value-type="float" office:value="868.6">
            <text:p>868.6</text:p>
          </table:table-cell>
        </table:table-row>
        <table:table-row table:style-name="ro2">
          <table:table-cell table:style-name="ce34" office:value-type="date" office:date-value="2009-02-09T00:00:00">
            <text:p>2/9/2009</text:p>
          </table:table-cell>
          <table:table-cell table:style-name="ce27" office:value-type="float" office:value="869.89">
            <text:p>869.89</text:p>
          </table:table-cell>
        </table:table-row>
        <table:table-row table:style-name="ro2">
          <table:table-cell table:style-name="ce34" office:value-type="date" office:date-value="2009-02-10T00:00:00">
            <text:p>2/10/2009</text:p>
          </table:table-cell>
          <table:table-cell table:style-name="ce27" office:value-type="float" office:value="827.16">
            <text:p>827.16</text:p>
          </table:table-cell>
        </table:table-row>
        <table:table-row table:style-name="ro2">
          <table:table-cell table:style-name="ce34" office:value-type="date" office:date-value="2009-02-11T00:00:00">
            <text:p>2/11/2009</text:p>
          </table:table-cell>
          <table:table-cell table:style-name="ce27" office:value-type="float" office:value="833.74">
            <text:p>833.74</text:p>
          </table:table-cell>
        </table:table-row>
        <table:table-row table:style-name="ro2">
          <table:table-cell table:style-name="ce34" office:value-type="date" office:date-value="2009-02-12T00:00:00">
            <text:p>2/12/2009</text:p>
          </table:table-cell>
          <table:table-cell table:style-name="ce27" office:value-type="float" office:value="835.19">
            <text:p>835.19</text:p>
          </table:table-cell>
        </table:table-row>
        <table:table-row table:style-name="ro2">
          <table:table-cell table:style-name="ce34" office:value-type="date" office:date-value="2009-02-13T00:00:00">
            <text:p>2/13/2009</text:p>
          </table:table-cell>
          <table:table-cell table:style-name="ce27" office:value-type="float" office:value="826.84">
            <text:p>826.84</text:p>
          </table:table-cell>
        </table:table-row>
        <table:table-row table:style-name="ro2">
          <table:table-cell table:style-name="ce34" office:value-type="date" office:date-value="2009-02-16T00:00:00">
            <text:p>2/16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2-17T00:00:00">
            <text:p>2/17/2009</text:p>
          </table:table-cell>
          <table:table-cell table:style-name="ce27" office:value-type="float" office:value="789.17">
            <text:p>789.17</text:p>
          </table:table-cell>
        </table:table-row>
        <table:table-row table:style-name="ro2">
          <table:table-cell table:style-name="ce34" office:value-type="date" office:date-value="2009-02-18T00:00:00">
            <text:p>2/18/2009</text:p>
          </table:table-cell>
          <table:table-cell table:style-name="ce27" office:value-type="float" office:value="788.42">
            <text:p>788.42</text:p>
          </table:table-cell>
        </table:table-row>
        <table:table-row table:style-name="ro2">
          <table:table-cell table:style-name="ce34" office:value-type="date" office:date-value="2009-02-19T00:00:00">
            <text:p>2/19/2009</text:p>
          </table:table-cell>
          <table:table-cell table:style-name="ce27" office:value-type="float" office:value="778.94">
            <text:p>778.94</text:p>
          </table:table-cell>
        </table:table-row>
        <table:table-row table:style-name="ro2">
          <table:table-cell table:style-name="ce34" office:value-type="date" office:date-value="2009-02-20T00:00:00">
            <text:p>2/20/2009</text:p>
          </table:table-cell>
          <table:table-cell table:style-name="ce27" office:value-type="float" office:value="770.05">
            <text:p>770.05</text:p>
          </table:table-cell>
        </table:table-row>
        <table:table-row table:style-name="ro2">
          <table:table-cell table:style-name="ce34" office:value-type="date" office:date-value="2009-02-23T00:00:00">
            <text:p>2/23/2009</text:p>
          </table:table-cell>
          <table:table-cell table:style-name="ce27" office:value-type="float" office:value="743.33">
            <text:p>743.33</text:p>
          </table:table-cell>
        </table:table-row>
        <table:table-row table:style-name="ro2">
          <table:table-cell table:style-name="ce34" office:value-type="date" office:date-value="2009-02-24T00:00:00">
            <text:p>2/24/2009</text:p>
          </table:table-cell>
          <table:table-cell table:style-name="ce27" office:value-type="float" office:value="773.14">
            <text:p>773.14</text:p>
          </table:table-cell>
        </table:table-row>
        <table:table-row table:style-name="ro2">
          <table:table-cell table:style-name="ce34" office:value-type="date" office:date-value="2009-02-25T00:00:00">
            <text:p>2/25/2009</text:p>
          </table:table-cell>
          <table:table-cell table:style-name="ce27" office:value-type="float" office:value="764.9">
            <text:p>764.9</text:p>
          </table:table-cell>
        </table:table-row>
        <table:table-row table:style-name="ro2">
          <table:table-cell table:style-name="ce34" office:value-type="date" office:date-value="2009-02-26T00:00:00">
            <text:p>2/26/2009</text:p>
          </table:table-cell>
          <table:table-cell table:style-name="ce27" office:value-type="float" office:value="752.83">
            <text:p>752.83</text:p>
          </table:table-cell>
        </table:table-row>
        <table:table-row table:style-name="ro2">
          <table:table-cell table:style-name="ce34" office:value-type="date" office:date-value="2009-02-27T00:00:00">
            <text:p>2/27/2009</text:p>
          </table:table-cell>
          <table:table-cell table:style-name="ce27" office:value-type="float" office:value="735.09">
            <text:p>735.09</text:p>
          </table:table-cell>
        </table:table-row>
        <table:table-row table:style-name="ro2">
          <table:table-cell table:style-name="ce34" office:value-type="date" office:date-value="2009-03-02T00:00:00">
            <text:p>3/2/2009</text:p>
          </table:table-cell>
          <table:table-cell table:style-name="ce27" office:value-type="float" office:value="700.82">
            <text:p>700.82</text:p>
          </table:table-cell>
        </table:table-row>
        <table:table-row table:style-name="ro2">
          <table:table-cell table:style-name="ce34" office:value-type="date" office:date-value="2009-03-03T00:00:00">
            <text:p>3/3/2009</text:p>
          </table:table-cell>
          <table:table-cell table:style-name="ce27" office:value-type="float" office:value="696.33">
            <text:p>696.33</text:p>
          </table:table-cell>
        </table:table-row>
        <table:table-row table:style-name="ro2">
          <table:table-cell table:style-name="ce34" office:value-type="date" office:date-value="2009-03-04T00:00:00">
            <text:p>3/4/2009</text:p>
          </table:table-cell>
          <table:table-cell table:style-name="ce27" office:value-type="float" office:value="712.87">
            <text:p>712.87</text:p>
          </table:table-cell>
        </table:table-row>
        <table:table-row table:style-name="ro2">
          <table:table-cell table:style-name="ce34" office:value-type="date" office:date-value="2009-03-05T00:00:00">
            <text:p>3/5/2009</text:p>
          </table:table-cell>
          <table:table-cell table:style-name="ce27" office:value-type="float" office:value="682.55">
            <text:p>682.55</text:p>
          </table:table-cell>
        </table:table-row>
        <table:table-row table:style-name="ro2">
          <table:table-cell table:style-name="ce34" office:value-type="date" office:date-value="2009-03-06T00:00:00">
            <text:p>3/6/2009</text:p>
          </table:table-cell>
          <table:table-cell table:style-name="ce27" office:value-type="float" office:value="683.38">
            <text:p>683.38</text:p>
          </table:table-cell>
        </table:table-row>
        <table:table-row table:style-name="ro2">
          <table:table-cell table:style-name="ce34" office:value-type="date" office:date-value="2009-03-09T00:00:00">
            <text:p>3/9/2009</text:p>
          </table:table-cell>
          <table:table-cell table:style-name="ce27" office:value-type="float" office:value="676.53">
            <text:p>676.53</text:p>
          </table:table-cell>
        </table:table-row>
        <table:table-row table:style-name="ro2">
          <table:table-cell table:style-name="ce34" office:value-type="date" office:date-value="2009-03-10T00:00:00">
            <text:p>3/10/2009</text:p>
          </table:table-cell>
          <table:table-cell table:style-name="ce27" office:value-type="float" office:value="719.6">
            <text:p>719.6</text:p>
          </table:table-cell>
        </table:table-row>
        <table:table-row table:style-name="ro2">
          <table:table-cell table:style-name="ce34" office:value-type="date" office:date-value="2009-03-11T00:00:00">
            <text:p>3/11/2009</text:p>
          </table:table-cell>
          <table:table-cell table:style-name="ce27" office:value-type="float" office:value="721.36">
            <text:p>721.36</text:p>
          </table:table-cell>
        </table:table-row>
        <table:table-row table:style-name="ro2">
          <table:table-cell table:style-name="ce34" office:value-type="date" office:date-value="2009-03-12T00:00:00">
            <text:p>3/12/2009</text:p>
          </table:table-cell>
          <table:table-cell table:style-name="ce27" office:value-type="float" office:value="750.74">
            <text:p>750.74</text:p>
          </table:table-cell>
        </table:table-row>
        <table:table-row table:style-name="ro2">
          <table:table-cell table:style-name="ce34" office:value-type="date" office:date-value="2009-03-13T00:00:00">
            <text:p>3/13/2009</text:p>
          </table:table-cell>
          <table:table-cell table:style-name="ce27" office:value-type="float" office:value="756.55">
            <text:p>756.55</text:p>
          </table:table-cell>
        </table:table-row>
        <table:table-row table:style-name="ro2">
          <table:table-cell table:style-name="ce34" office:value-type="date" office:date-value="2009-03-16T00:00:00">
            <text:p>3/16/2009</text:p>
          </table:table-cell>
          <table:table-cell table:style-name="ce27" office:value-type="float" office:value="753.89">
            <text:p>753.89</text:p>
          </table:table-cell>
        </table:table-row>
        <table:table-row table:style-name="ro2">
          <table:table-cell table:style-name="ce34" office:value-type="date" office:date-value="2009-03-17T00:00:00">
            <text:p>3/17/2009</text:p>
          </table:table-cell>
          <table:table-cell table:style-name="ce27" office:value-type="float" office:value="778.12">
            <text:p>778.12</text:p>
          </table:table-cell>
        </table:table-row>
        <table:table-row table:style-name="ro2">
          <table:table-cell table:style-name="ce34" office:value-type="date" office:date-value="2009-03-18T00:00:00">
            <text:p>3/18/2009</text:p>
          </table:table-cell>
          <table:table-cell table:style-name="ce27" office:value-type="float" office:value="794.35">
            <text:p>794.35</text:p>
          </table:table-cell>
        </table:table-row>
        <table:table-row table:style-name="ro2">
          <table:table-cell table:style-name="ce34" office:value-type="date" office:date-value="2009-03-19T00:00:00">
            <text:p>3/19/2009</text:p>
          </table:table-cell>
          <table:table-cell table:style-name="ce27" office:value-type="float" office:value="784.04">
            <text:p>784.04</text:p>
          </table:table-cell>
        </table:table-row>
        <table:table-row table:style-name="ro2">
          <table:table-cell table:style-name="ce34" office:value-type="date" office:date-value="2009-03-20T00:00:00">
            <text:p>3/20/2009</text:p>
          </table:table-cell>
          <table:table-cell table:style-name="ce27" office:value-type="float" office:value="768.54">
            <text:p>768.54</text:p>
          </table:table-cell>
        </table:table-row>
        <table:table-row table:style-name="ro2">
          <table:table-cell table:style-name="ce34" office:value-type="date" office:date-value="2009-03-23T00:00:00">
            <text:p>3/23/2009</text:p>
          </table:table-cell>
          <table:table-cell table:style-name="ce27" office:value-type="float" office:value="822.92">
            <text:p>822.92</text:p>
          </table:table-cell>
        </table:table-row>
        <table:table-row table:style-name="ro2">
          <table:table-cell table:style-name="ce34" office:value-type="date" office:date-value="2009-03-24T00:00:00">
            <text:p>3/24/2009</text:p>
          </table:table-cell>
          <table:table-cell table:style-name="ce27" office:value-type="float" office:value="806.12">
            <text:p>806.12</text:p>
          </table:table-cell>
        </table:table-row>
        <table:table-row table:style-name="ro2">
          <table:table-cell table:style-name="ce34" office:value-type="date" office:date-value="2009-03-25T00:00:00">
            <text:p>3/25/2009</text:p>
          </table:table-cell>
          <table:table-cell table:style-name="ce27" office:value-type="float" office:value="813.88">
            <text:p>813.88</text:p>
          </table:table-cell>
        </table:table-row>
        <table:table-row table:style-name="ro2">
          <table:table-cell table:style-name="ce34" office:value-type="date" office:date-value="2009-03-26T00:00:00">
            <text:p>3/26/2009</text:p>
          </table:table-cell>
          <table:table-cell table:style-name="ce27" office:value-type="float" office:value="832.86">
            <text:p>832.86</text:p>
          </table:table-cell>
        </table:table-row>
        <table:table-row table:style-name="ro2">
          <table:table-cell table:style-name="ce34" office:value-type="date" office:date-value="2009-03-27T00:00:00">
            <text:p>3/27/2009</text:p>
          </table:table-cell>
          <table:table-cell table:style-name="ce27" office:value-type="float" office:value="815.94">
            <text:p>815.94</text:p>
          </table:table-cell>
        </table:table-row>
        <table:table-row table:style-name="ro2">
          <table:table-cell table:style-name="ce34" office:value-type="date" office:date-value="2009-03-30T00:00:00">
            <text:p>3/30/2009</text:p>
          </table:table-cell>
          <table:table-cell table:style-name="ce27" office:value-type="float" office:value="787.53">
            <text:p>787.53</text:p>
          </table:table-cell>
        </table:table-row>
        <table:table-row table:style-name="ro2">
          <table:table-cell table:style-name="ce34" office:value-type="date" office:date-value="2009-03-31T00:00:00">
            <text:p>3/31/2009</text:p>
          </table:table-cell>
          <table:table-cell table:style-name="ce27" office:value-type="float" office:value="797.87">
            <text:p>797.87</text:p>
          </table:table-cell>
        </table:table-row>
        <table:table-row table:style-name="ro2">
          <table:table-cell table:style-name="ce34" office:value-type="date" office:date-value="2009-04-01T00:00:00">
            <text:p>4/1/2009</text:p>
          </table:table-cell>
          <table:table-cell table:style-name="ce27" office:value-type="float" office:value="811.08">
            <text:p>811.08</text:p>
          </table:table-cell>
        </table:table-row>
        <table:table-row table:style-name="ro2">
          <table:table-cell table:style-name="ce34" office:value-type="date" office:date-value="2009-04-02T00:00:00">
            <text:p>4/2/2009</text:p>
          </table:table-cell>
          <table:table-cell table:style-name="ce27" office:value-type="float" office:value="834.38">
            <text:p>834.38</text:p>
          </table:table-cell>
        </table:table-row>
        <table:table-row table:style-name="ro2">
          <table:table-cell table:style-name="ce34" office:value-type="date" office:date-value="2009-04-03T00:00:00">
            <text:p>4/3/2009</text:p>
          </table:table-cell>
          <table:table-cell table:style-name="ce27" office:value-type="float" office:value="842.5">
            <text:p>842.5</text:p>
          </table:table-cell>
        </table:table-row>
        <table:table-row table:style-name="ro2">
          <table:table-cell table:style-name="ce34" office:value-type="date" office:date-value="2009-04-06T00:00:00">
            <text:p>4/6/2009</text:p>
          </table:table-cell>
          <table:table-cell table:style-name="ce27" office:value-type="float" office:value="835.48">
            <text:p>835.48</text:p>
          </table:table-cell>
        </table:table-row>
        <table:table-row table:style-name="ro2">
          <table:table-cell table:style-name="ce34" office:value-type="date" office:date-value="2009-04-07T00:00:00">
            <text:p>4/7/2009</text:p>
          </table:table-cell>
          <table:table-cell table:style-name="ce27" office:value-type="float" office:value="815.55">
            <text:p>815.55</text:p>
          </table:table-cell>
        </table:table-row>
        <table:table-row table:style-name="ro2">
          <table:table-cell table:style-name="ce34" office:value-type="date" office:date-value="2009-04-08T00:00:00">
            <text:p>4/8/2009</text:p>
          </table:table-cell>
          <table:table-cell table:style-name="ce27" office:value-type="float" office:value="825.16">
            <text:p>825.16</text:p>
          </table:table-cell>
        </table:table-row>
        <table:table-row table:style-name="ro2">
          <table:table-cell table:style-name="ce34" office:value-type="date" office:date-value="2009-04-09T00:00:00">
            <text:p>4/9/2009</text:p>
          </table:table-cell>
          <table:table-cell table:style-name="ce27" office:value-type="float" office:value="856.56">
            <text:p>856.56</text:p>
          </table:table-cell>
        </table:table-row>
        <table:table-row table:style-name="ro2">
          <table:table-cell table:style-name="ce34" office:value-type="date" office:date-value="2009-04-10T00:00:00">
            <text:p>4/10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4-13T00:00:00">
            <text:p>4/13/2009</text:p>
          </table:table-cell>
          <table:table-cell table:style-name="ce27" office:value-type="float" office:value="858.73">
            <text:p>858.73</text:p>
          </table:table-cell>
        </table:table-row>
        <table:table-row table:style-name="ro2">
          <table:table-cell table:style-name="ce34" office:value-type="date" office:date-value="2009-04-14T00:00:00">
            <text:p>4/14/2009</text:p>
          </table:table-cell>
          <table:table-cell table:style-name="ce27" office:value-type="float" office:value="841.5">
            <text:p>841.5</text:p>
          </table:table-cell>
        </table:table-row>
        <table:table-row table:style-name="ro2">
          <table:table-cell table:style-name="ce34" office:value-type="date" office:date-value="2009-04-15T00:00:00">
            <text:p>4/15/2009</text:p>
          </table:table-cell>
          <table:table-cell table:style-name="ce27" office:value-type="float" office:value="852.06">
            <text:p>852.06</text:p>
          </table:table-cell>
        </table:table-row>
        <table:table-row table:style-name="ro2">
          <table:table-cell table:style-name="ce34" office:value-type="date" office:date-value="2009-04-16T00:00:00">
            <text:p>4/16/2009</text:p>
          </table:table-cell>
          <table:table-cell table:style-name="ce27" office:value-type="float" office:value="865.3">
            <text:p>865.3</text:p>
          </table:table-cell>
        </table:table-row>
        <table:table-row table:style-name="ro2">
          <table:table-cell table:style-name="ce34" office:value-type="date" office:date-value="2009-04-17T00:00:00">
            <text:p>4/17/2009</text:p>
          </table:table-cell>
          <table:table-cell table:style-name="ce27" office:value-type="float" office:value="869.6">
            <text:p>869.6</text:p>
          </table:table-cell>
        </table:table-row>
        <table:table-row table:style-name="ro2">
          <table:table-cell table:style-name="ce34" office:value-type="date" office:date-value="2009-04-20T00:00:00">
            <text:p>4/20/2009</text:p>
          </table:table-cell>
          <table:table-cell table:style-name="ce27" office:value-type="float" office:value="832.39">
            <text:p>832.39</text:p>
          </table:table-cell>
        </table:table-row>
        <table:table-row table:style-name="ro2">
          <table:table-cell table:style-name="ce34" office:value-type="date" office:date-value="2009-04-21T00:00:00">
            <text:p>4/21/2009</text:p>
          </table:table-cell>
          <table:table-cell table:style-name="ce27" office:value-type="float" office:value="850.08">
            <text:p>850.08</text:p>
          </table:table-cell>
        </table:table-row>
        <table:table-row table:style-name="ro2">
          <table:table-cell table:style-name="ce34" office:value-type="date" office:date-value="2009-04-22T00:00:00">
            <text:p>4/22/2009</text:p>
          </table:table-cell>
          <table:table-cell table:style-name="ce27" office:value-type="float" office:value="843.55">
            <text:p>843.55</text:p>
          </table:table-cell>
        </table:table-row>
        <table:table-row table:style-name="ro2">
          <table:table-cell table:style-name="ce34" office:value-type="date" office:date-value="2009-04-23T00:00:00">
            <text:p>4/23/2009</text:p>
          </table:table-cell>
          <table:table-cell table:style-name="ce27" office:value-type="float" office:value="851.92">
            <text:p>851.92</text:p>
          </table:table-cell>
        </table:table-row>
        <table:table-row table:style-name="ro2">
          <table:table-cell table:style-name="ce34" office:value-type="date" office:date-value="2009-04-24T00:00:00">
            <text:p>4/24/2009</text:p>
          </table:table-cell>
          <table:table-cell table:style-name="ce27" office:value-type="float" office:value="866.23">
            <text:p>866.23</text:p>
          </table:table-cell>
        </table:table-row>
        <table:table-row table:style-name="ro2">
          <table:table-cell table:style-name="ce34" office:value-type="date" office:date-value="2009-04-27T00:00:00">
            <text:p>4/27/2009</text:p>
          </table:table-cell>
          <table:table-cell table:style-name="ce27" office:value-type="float" office:value="857.51">
            <text:p>857.51</text:p>
          </table:table-cell>
        </table:table-row>
        <table:table-row table:style-name="ro2">
          <table:table-cell table:style-name="ce34" office:value-type="date" office:date-value="2009-04-28T00:00:00">
            <text:p>4/28/2009</text:p>
          </table:table-cell>
          <table:table-cell table:style-name="ce27" office:value-type="float" office:value="855.16">
            <text:p>855.16</text:p>
          </table:table-cell>
        </table:table-row>
        <table:table-row table:style-name="ro2">
          <table:table-cell table:style-name="ce34" office:value-type="date" office:date-value="2009-04-29T00:00:00">
            <text:p>4/29/2009</text:p>
          </table:table-cell>
          <table:table-cell table:style-name="ce27" office:value-type="float" office:value="873.64">
            <text:p>873.64</text:p>
          </table:table-cell>
        </table:table-row>
        <table:table-row table:style-name="ro2">
          <table:table-cell table:style-name="ce34" office:value-type="date" office:date-value="2009-04-30T00:00:00">
            <text:p>4/30/2009</text:p>
          </table:table-cell>
          <table:table-cell table:style-name="ce27" office:value-type="float" office:value="872.81">
            <text:p>872.81</text:p>
          </table:table-cell>
        </table:table-row>
        <table:table-row table:style-name="ro2">
          <table:table-cell table:style-name="ce34" office:value-type="date" office:date-value="2009-05-01T00:00:00">
            <text:p>5/1/2009</text:p>
          </table:table-cell>
          <table:table-cell table:style-name="ce27" office:value-type="float" office:value="877.52">
            <text:p>877.52</text:p>
          </table:table-cell>
        </table:table-row>
        <table:table-row table:style-name="ro2">
          <table:table-cell table:style-name="ce34" office:value-type="date" office:date-value="2009-05-04T00:00:00">
            <text:p>5/4/2009</text:p>
          </table:table-cell>
          <table:table-cell table:style-name="ce27" office:value-type="float" office:value="907.24">
            <text:p>907.24</text:p>
          </table:table-cell>
        </table:table-row>
        <table:table-row table:style-name="ro2">
          <table:table-cell table:style-name="ce34" office:value-type="date" office:date-value="2009-05-05T00:00:00">
            <text:p>5/5/2009</text:p>
          </table:table-cell>
          <table:table-cell table:style-name="ce27" office:value-type="float" office:value="903.8">
            <text:p>903.8</text:p>
          </table:table-cell>
        </table:table-row>
        <table:table-row table:style-name="ro2">
          <table:table-cell table:style-name="ce34" office:value-type="date" office:date-value="2009-05-06T00:00:00">
            <text:p>5/6/2009</text:p>
          </table:table-cell>
          <table:table-cell table:style-name="ce27" office:value-type="float" office:value="919.53">
            <text:p>919.53</text:p>
          </table:table-cell>
        </table:table-row>
        <table:table-row table:style-name="ro2">
          <table:table-cell table:style-name="ce34" office:value-type="date" office:date-value="2009-05-07T00:00:00">
            <text:p>5/7/2009</text:p>
          </table:table-cell>
          <table:table-cell table:style-name="ce27" office:value-type="float" office:value="907.39">
            <text:p>907.39</text:p>
          </table:table-cell>
        </table:table-row>
        <table:table-row table:style-name="ro2">
          <table:table-cell table:style-name="ce34" office:value-type="date" office:date-value="2009-05-08T00:00:00">
            <text:p>5/8/2009</text:p>
          </table:table-cell>
          <table:table-cell table:style-name="ce27" office:value-type="float" office:value="929.23">
            <text:p>929.23</text:p>
          </table:table-cell>
        </table:table-row>
        <table:table-row table:style-name="ro2">
          <table:table-cell table:style-name="ce34" office:value-type="date" office:date-value="2009-05-11T00:00:00">
            <text:p>5/11/2009</text:p>
          </table:table-cell>
          <table:table-cell table:style-name="ce27" office:value-type="float" office:value="909.24">
            <text:p>909.24</text:p>
          </table:table-cell>
        </table:table-row>
        <table:table-row table:style-name="ro2">
          <table:table-cell table:style-name="ce34" office:value-type="date" office:date-value="2009-05-12T00:00:00">
            <text:p>5/12/2009</text:p>
          </table:table-cell>
          <table:table-cell table:style-name="ce27" office:value-type="float" office:value="908.35">
            <text:p>908.35</text:p>
          </table:table-cell>
        </table:table-row>
        <table:table-row table:style-name="ro2">
          <table:table-cell table:style-name="ce34" office:value-type="date" office:date-value="2009-05-13T00:00:00">
            <text:p>5/13/2009</text:p>
          </table:table-cell>
          <table:table-cell table:style-name="ce27" office:value-type="float" office:value="883.92">
            <text:p>883.92</text:p>
          </table:table-cell>
        </table:table-row>
        <table:table-row table:style-name="ro2">
          <table:table-cell table:style-name="ce34" office:value-type="date" office:date-value="2009-05-14T00:00:00">
            <text:p>5/14/2009</text:p>
          </table:table-cell>
          <table:table-cell table:style-name="ce27" office:value-type="float" office:value="893.07">
            <text:p>893.07</text:p>
          </table:table-cell>
        </table:table-row>
        <table:table-row table:style-name="ro2">
          <table:table-cell table:style-name="ce34" office:value-type="date" office:date-value="2009-05-15T00:00:00">
            <text:p>5/15/2009</text:p>
          </table:table-cell>
          <table:table-cell table:style-name="ce27" office:value-type="float" office:value="882.88">
            <text:p>882.88</text:p>
          </table:table-cell>
        </table:table-row>
        <table:table-row table:style-name="ro2">
          <table:table-cell table:style-name="ce34" office:value-type="date" office:date-value="2009-05-18T00:00:00">
            <text:p>5/18/2009</text:p>
          </table:table-cell>
          <table:table-cell table:style-name="ce27" office:value-type="float" office:value="909.71">
            <text:p>909.71</text:p>
          </table:table-cell>
        </table:table-row>
        <table:table-row table:style-name="ro2">
          <table:table-cell table:style-name="ce34" office:value-type="date" office:date-value="2009-05-19T00:00:00">
            <text:p>5/19/2009</text:p>
          </table:table-cell>
          <table:table-cell table:style-name="ce27" office:value-type="float" office:value="908.13">
            <text:p>908.13</text:p>
          </table:table-cell>
        </table:table-row>
        <table:table-row table:style-name="ro2">
          <table:table-cell table:style-name="ce34" office:value-type="date" office:date-value="2009-05-20T00:00:00">
            <text:p>5/20/2009</text:p>
          </table:table-cell>
          <table:table-cell table:style-name="ce27" office:value-type="float" office:value="903.47">
            <text:p>903.47</text:p>
          </table:table-cell>
        </table:table-row>
        <table:table-row table:style-name="ro2">
          <table:table-cell table:style-name="ce34" office:value-type="date" office:date-value="2009-05-21T00:00:00">
            <text:p>5/21/2009</text:p>
          </table:table-cell>
          <table:table-cell table:style-name="ce27" office:value-type="float" office:value="888.33">
            <text:p>888.33</text:p>
          </table:table-cell>
        </table:table-row>
        <table:table-row table:style-name="ro2">
          <table:table-cell table:style-name="ce34" office:value-type="date" office:date-value="2009-05-22T00:00:00">
            <text:p>5/22/2009</text:p>
          </table:table-cell>
          <table:table-cell table:style-name="ce27" office:value-type="float" office:value="887">
            <text:p>887</text:p>
          </table:table-cell>
        </table:table-row>
        <table:table-row table:style-name="ro2">
          <table:table-cell table:style-name="ce34" office:value-type="date" office:date-value="2009-05-25T00:00:00">
            <text:p>5/25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5-26T00:00:00">
            <text:p>5/26/2009</text:p>
          </table:table-cell>
          <table:table-cell table:style-name="ce27" office:value-type="float" office:value="910.33">
            <text:p>910.33</text:p>
          </table:table-cell>
        </table:table-row>
        <table:table-row table:style-name="ro2">
          <table:table-cell table:style-name="ce34" office:value-type="date" office:date-value="2009-05-27T00:00:00">
            <text:p>5/27/2009</text:p>
          </table:table-cell>
          <table:table-cell table:style-name="ce27" office:value-type="float" office:value="893.06">
            <text:p>893.06</text:p>
          </table:table-cell>
        </table:table-row>
        <table:table-row table:style-name="ro2">
          <table:table-cell table:style-name="ce34" office:value-type="date" office:date-value="2009-05-28T00:00:00">
            <text:p>5/28/2009</text:p>
          </table:table-cell>
          <table:table-cell table:style-name="ce27" office:value-type="float" office:value="906.83">
            <text:p>906.83</text:p>
          </table:table-cell>
        </table:table-row>
        <table:table-row table:style-name="ro2">
          <table:table-cell table:style-name="ce34" office:value-type="date" office:date-value="2009-05-29T00:00:00">
            <text:p>5/29/2009</text:p>
          </table:table-cell>
          <table:table-cell table:style-name="ce27" office:value-type="float" office:value="919.14">
            <text:p>919.14</text:p>
          </table:table-cell>
        </table:table-row>
        <table:table-row table:style-name="ro2">
          <table:table-cell table:style-name="ce34" office:value-type="date" office:date-value="2009-06-01T00:00:00">
            <text:p>6/1/2009</text:p>
          </table:table-cell>
          <table:table-cell table:style-name="ce27" office:value-type="float" office:value="942.87">
            <text:p>942.87</text:p>
          </table:table-cell>
        </table:table-row>
        <table:table-row table:style-name="ro2">
          <table:table-cell table:style-name="ce34" office:value-type="date" office:date-value="2009-06-02T00:00:00">
            <text:p>6/2/2009</text:p>
          </table:table-cell>
          <table:table-cell table:style-name="ce27" office:value-type="float" office:value="944.74">
            <text:p>944.74</text:p>
          </table:table-cell>
        </table:table-row>
        <table:table-row table:style-name="ro2">
          <table:table-cell table:style-name="ce34" office:value-type="date" office:date-value="2009-06-03T00:00:00">
            <text:p>6/3/2009</text:p>
          </table:table-cell>
          <table:table-cell table:style-name="ce27" office:value-type="float" office:value="931.76">
            <text:p>931.76</text:p>
          </table:table-cell>
        </table:table-row>
        <table:table-row table:style-name="ro2">
          <table:table-cell table:style-name="ce34" office:value-type="date" office:date-value="2009-06-04T00:00:00">
            <text:p>6/4/2009</text:p>
          </table:table-cell>
          <table:table-cell table:style-name="ce27" office:value-type="float" office:value="942.46">
            <text:p>942.46</text:p>
          </table:table-cell>
        </table:table-row>
        <table:table-row table:style-name="ro2">
          <table:table-cell table:style-name="ce34" office:value-type="date" office:date-value="2009-06-05T00:00:00">
            <text:p>6/5/2009</text:p>
          </table:table-cell>
          <table:table-cell table:style-name="ce27" office:value-type="float" office:value="940.09">
            <text:p>940.09</text:p>
          </table:table-cell>
        </table:table-row>
        <table:table-row table:style-name="ro2">
          <table:table-cell table:style-name="ce34" office:value-type="date" office:date-value="2009-06-08T00:00:00">
            <text:p>6/8/2009</text:p>
          </table:table-cell>
          <table:table-cell table:style-name="ce27" office:value-type="float" office:value="939.14">
            <text:p>939.14</text:p>
          </table:table-cell>
        </table:table-row>
        <table:table-row table:style-name="ro2">
          <table:table-cell table:style-name="ce34" office:value-type="date" office:date-value="2009-06-09T00:00:00">
            <text:p>6/9/2009</text:p>
          </table:table-cell>
          <table:table-cell table:style-name="ce27" office:value-type="float" office:value="942.43">
            <text:p>942.43</text:p>
          </table:table-cell>
        </table:table-row>
        <table:table-row table:style-name="ro2">
          <table:table-cell table:style-name="ce34" office:value-type="date" office:date-value="2009-06-10T00:00:00">
            <text:p>6/10/2009</text:p>
          </table:table-cell>
          <table:table-cell table:style-name="ce27" office:value-type="float" office:value="939.15">
            <text:p>939.15</text:p>
          </table:table-cell>
        </table:table-row>
        <table:table-row table:style-name="ro2">
          <table:table-cell table:style-name="ce34" office:value-type="date" office:date-value="2009-06-11T00:00:00">
            <text:p>6/11/2009</text:p>
          </table:table-cell>
          <table:table-cell table:style-name="ce27" office:value-type="float" office:value="944.89">
            <text:p>944.89</text:p>
          </table:table-cell>
        </table:table-row>
        <table:table-row table:style-name="ro2">
          <table:table-cell table:style-name="ce34" office:value-type="date" office:date-value="2009-06-12T00:00:00">
            <text:p>6/12/2009</text:p>
          </table:table-cell>
          <table:table-cell table:style-name="ce27" office:value-type="float" office:value="946.21">
            <text:p>946.21</text:p>
          </table:table-cell>
        </table:table-row>
        <table:table-row table:style-name="ro2">
          <table:table-cell table:style-name="ce34" office:value-type="date" office:date-value="2009-06-15T00:00:00">
            <text:p>6/15/2009</text:p>
          </table:table-cell>
          <table:table-cell table:style-name="ce27" office:value-type="float" office:value="923.72">
            <text:p>923.72</text:p>
          </table:table-cell>
        </table:table-row>
        <table:table-row table:style-name="ro2">
          <table:table-cell table:style-name="ce34" office:value-type="date" office:date-value="2009-06-16T00:00:00">
            <text:p>6/16/2009</text:p>
          </table:table-cell>
          <table:table-cell table:style-name="ce27" office:value-type="float" office:value="911.97">
            <text:p>911.97</text:p>
          </table:table-cell>
        </table:table-row>
        <table:table-row table:style-name="ro2">
          <table:table-cell table:style-name="ce34" office:value-type="date" office:date-value="2009-06-17T00:00:00">
            <text:p>6/17/2009</text:p>
          </table:table-cell>
          <table:table-cell table:style-name="ce27" office:value-type="float" office:value="910.71">
            <text:p>910.71</text:p>
          </table:table-cell>
        </table:table-row>
        <table:table-row table:style-name="ro2">
          <table:table-cell table:style-name="ce34" office:value-type="date" office:date-value="2009-06-18T00:00:00">
            <text:p>6/18/2009</text:p>
          </table:table-cell>
          <table:table-cell table:style-name="ce27" office:value-type="float" office:value="918.37">
            <text:p>918.37</text:p>
          </table:table-cell>
        </table:table-row>
        <table:table-row table:style-name="ro2">
          <table:table-cell table:style-name="ce34" office:value-type="date" office:date-value="2009-06-19T00:00:00">
            <text:p>6/19/2009</text:p>
          </table:table-cell>
          <table:table-cell table:style-name="ce27" office:value-type="float" office:value="921.23">
            <text:p>921.23</text:p>
          </table:table-cell>
        </table:table-row>
        <table:table-row table:style-name="ro2">
          <table:table-cell table:style-name="ce34" office:value-type="date" office:date-value="2009-06-22T00:00:00">
            <text:p>6/22/2009</text:p>
          </table:table-cell>
          <table:table-cell table:style-name="ce27" office:value-type="float" office:value="893.04">
            <text:p>893.04</text:p>
          </table:table-cell>
        </table:table-row>
        <table:table-row table:style-name="ro2">
          <table:table-cell table:style-name="ce34" office:value-type="date" office:date-value="2009-06-23T00:00:00">
            <text:p>6/23/2009</text:p>
          </table:table-cell>
          <table:table-cell table:style-name="ce27" office:value-type="float" office:value="895.1">
            <text:p>895.1</text:p>
          </table:table-cell>
        </table:table-row>
        <table:table-row table:style-name="ro2">
          <table:table-cell table:style-name="ce34" office:value-type="date" office:date-value="2009-06-24T00:00:00">
            <text:p>6/24/2009</text:p>
          </table:table-cell>
          <table:table-cell table:style-name="ce27" office:value-type="float" office:value="900.94">
            <text:p>900.94</text:p>
          </table:table-cell>
        </table:table-row>
        <table:table-row table:style-name="ro2">
          <table:table-cell table:style-name="ce34" office:value-type="date" office:date-value="2009-06-25T00:00:00">
            <text:p>6/25/2009</text:p>
          </table:table-cell>
          <table:table-cell table:style-name="ce27" office:value-type="float" office:value="920.26">
            <text:p>920.26</text:p>
          </table:table-cell>
        </table:table-row>
        <table:table-row table:style-name="ro2">
          <table:table-cell table:style-name="ce34" office:value-type="date" office:date-value="2009-06-26T00:00:00">
            <text:p>6/26/2009</text:p>
          </table:table-cell>
          <table:table-cell table:style-name="ce27" office:value-type="float" office:value="918.9">
            <text:p>918.9</text:p>
          </table:table-cell>
        </table:table-row>
        <table:table-row table:style-name="ro2">
          <table:table-cell table:style-name="ce34" office:value-type="date" office:date-value="2009-06-29T00:00:00">
            <text:p>6/29/2009</text:p>
          </table:table-cell>
          <table:table-cell table:style-name="ce27" office:value-type="float" office:value="927.23">
            <text:p>927.23</text:p>
          </table:table-cell>
        </table:table-row>
        <table:table-row table:style-name="ro2">
          <table:table-cell table:style-name="ce34" office:value-type="date" office:date-value="2009-06-30T00:00:00">
            <text:p>6/30/2009</text:p>
          </table:table-cell>
          <table:table-cell table:style-name="ce27" office:value-type="float" office:value="919.32">
            <text:p>919.32</text:p>
          </table:table-cell>
        </table:table-row>
        <table:table-row table:style-name="ro2">
          <table:table-cell table:style-name="ce34" office:value-type="date" office:date-value="2009-07-01T00:00:00">
            <text:p>7/1/2009</text:p>
          </table:table-cell>
          <table:table-cell table:style-name="ce27" office:value-type="float" office:value="923.33">
            <text:p>923.33</text:p>
          </table:table-cell>
        </table:table-row>
        <table:table-row table:style-name="ro2">
          <table:table-cell table:style-name="ce34" office:value-type="date" office:date-value="2009-07-02T00:00:00">
            <text:p>7/2/2009</text:p>
          </table:table-cell>
          <table:table-cell table:style-name="ce27" office:value-type="float" office:value="896.42">
            <text:p>896.42</text:p>
          </table:table-cell>
        </table:table-row>
        <table:table-row table:style-name="ro2">
          <table:table-cell table:style-name="ce34" office:value-type="date" office:date-value="2009-07-03T00:00:00">
            <text:p>7/3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7-06T00:00:00">
            <text:p>7/6/2009</text:p>
          </table:table-cell>
          <table:table-cell table:style-name="ce27" office:value-type="float" office:value="898.72">
            <text:p>898.72</text:p>
          </table:table-cell>
        </table:table-row>
        <table:table-row table:style-name="ro2">
          <table:table-cell table:style-name="ce34" office:value-type="date" office:date-value="2009-07-07T00:00:00">
            <text:p>7/7/2009</text:p>
          </table:table-cell>
          <table:table-cell table:style-name="ce27" office:value-type="float" office:value="881.03">
            <text:p>881.03</text:p>
          </table:table-cell>
        </table:table-row>
        <table:table-row table:style-name="ro2">
          <table:table-cell table:style-name="ce34" office:value-type="date" office:date-value="2009-07-08T00:00:00">
            <text:p>7/8/2009</text:p>
          </table:table-cell>
          <table:table-cell table:style-name="ce27" office:value-type="float" office:value="879.56">
            <text:p>879.56</text:p>
          </table:table-cell>
        </table:table-row>
        <table:table-row table:style-name="ro2">
          <table:table-cell table:style-name="ce34" office:value-type="date" office:date-value="2009-07-09T00:00:00">
            <text:p>7/9/2009</text:p>
          </table:table-cell>
          <table:table-cell table:style-name="ce27" office:value-type="float" office:value="882.68">
            <text:p>882.68</text:p>
          </table:table-cell>
        </table:table-row>
        <table:table-row table:style-name="ro2">
          <table:table-cell table:style-name="ce34" office:value-type="date" office:date-value="2009-07-10T00:00:00">
            <text:p>7/10/2009</text:p>
          </table:table-cell>
          <table:table-cell table:style-name="ce27" office:value-type="float" office:value="879.13">
            <text:p>879.13</text:p>
          </table:table-cell>
        </table:table-row>
        <table:table-row table:style-name="ro2">
          <table:table-cell table:style-name="ce34" office:value-type="date" office:date-value="2009-07-13T00:00:00">
            <text:p>7/13/2009</text:p>
          </table:table-cell>
          <table:table-cell table:style-name="ce27" office:value-type="float" office:value="901.05">
            <text:p>901.05</text:p>
          </table:table-cell>
        </table:table-row>
        <table:table-row table:style-name="ro2">
          <table:table-cell table:style-name="ce34" office:value-type="date" office:date-value="2009-07-14T00:00:00">
            <text:p>7/14/2009</text:p>
          </table:table-cell>
          <table:table-cell table:style-name="ce27" office:value-type="float" office:value="905.84">
            <text:p>905.84</text:p>
          </table:table-cell>
        </table:table-row>
        <table:table-row table:style-name="ro2">
          <table:table-cell table:style-name="ce34" office:value-type="date" office:date-value="2009-07-15T00:00:00">
            <text:p>7/15/2009</text:p>
          </table:table-cell>
          <table:table-cell table:style-name="ce27" office:value-type="float" office:value="932.68">
            <text:p>932.68</text:p>
          </table:table-cell>
        </table:table-row>
        <table:table-row table:style-name="ro2">
          <table:table-cell table:style-name="ce34" office:value-type="date" office:date-value="2009-07-16T00:00:00">
            <text:p>7/16/2009</text:p>
          </table:table-cell>
          <table:table-cell table:style-name="ce27" office:value-type="float" office:value="940.74">
            <text:p>940.74</text:p>
          </table:table-cell>
        </table:table-row>
        <table:table-row table:style-name="ro2">
          <table:table-cell table:style-name="ce34" office:value-type="date" office:date-value="2009-07-17T00:00:00">
            <text:p>7/17/2009</text:p>
          </table:table-cell>
          <table:table-cell table:style-name="ce27" office:value-type="float" office:value="940.38">
            <text:p>940.38</text:p>
          </table:table-cell>
        </table:table-row>
        <table:table-row table:style-name="ro2">
          <table:table-cell table:style-name="ce34" office:value-type="date" office:date-value="2009-07-20T00:00:00">
            <text:p>7/20/2009</text:p>
          </table:table-cell>
          <table:table-cell table:style-name="ce27" office:value-type="float" office:value="951.13">
            <text:p>951.13</text:p>
          </table:table-cell>
        </table:table-row>
        <table:table-row table:style-name="ro2">
          <table:table-cell table:style-name="ce34" office:value-type="date" office:date-value="2009-07-21T00:00:00">
            <text:p>7/21/2009</text:p>
          </table:table-cell>
          <table:table-cell table:style-name="ce27" office:value-type="float" office:value="954.58">
            <text:p>954.58</text:p>
          </table:table-cell>
        </table:table-row>
        <table:table-row table:style-name="ro2">
          <table:table-cell table:style-name="ce34" office:value-type="date" office:date-value="2009-07-22T00:00:00">
            <text:p>7/22/2009</text:p>
          </table:table-cell>
          <table:table-cell table:style-name="ce27" office:value-type="float" office:value="954.07">
            <text:p>954.07</text:p>
          </table:table-cell>
        </table:table-row>
        <table:table-row table:style-name="ro2">
          <table:table-cell table:style-name="ce34" office:value-type="date" office:date-value="2009-07-23T00:00:00">
            <text:p>7/23/2009</text:p>
          </table:table-cell>
          <table:table-cell table:style-name="ce27" office:value-type="float" office:value="976.29">
            <text:p>976.29</text:p>
          </table:table-cell>
        </table:table-row>
        <table:table-row table:style-name="ro2">
          <table:table-cell table:style-name="ce34" office:value-type="date" office:date-value="2009-07-24T00:00:00">
            <text:p>7/24/2009</text:p>
          </table:table-cell>
          <table:table-cell table:style-name="ce27" office:value-type="float" office:value="979.26">
            <text:p>979.26</text:p>
          </table:table-cell>
        </table:table-row>
        <table:table-row table:style-name="ro2">
          <table:table-cell table:style-name="ce34" office:value-type="date" office:date-value="2009-07-27T00:00:00">
            <text:p>7/27/2009</text:p>
          </table:table-cell>
          <table:table-cell table:style-name="ce27" office:value-type="float" office:value="982.18">
            <text:p>982.18</text:p>
          </table:table-cell>
        </table:table-row>
        <table:table-row table:style-name="ro2">
          <table:table-cell table:style-name="ce34" office:value-type="date" office:date-value="2009-07-28T00:00:00">
            <text:p>7/28/2009</text:p>
          </table:table-cell>
          <table:table-cell table:style-name="ce27" office:value-type="float" office:value="979.62">
            <text:p>979.62</text:p>
          </table:table-cell>
        </table:table-row>
        <table:table-row table:style-name="ro2">
          <table:table-cell table:style-name="ce34" office:value-type="date" office:date-value="2009-07-29T00:00:00">
            <text:p>7/29/2009</text:p>
          </table:table-cell>
          <table:table-cell table:style-name="ce27" office:value-type="float" office:value="975.15">
            <text:p>975.15</text:p>
          </table:table-cell>
        </table:table-row>
        <table:table-row table:style-name="ro2">
          <table:table-cell table:style-name="ce34" office:value-type="date" office:date-value="2009-07-30T00:00:00">
            <text:p>7/30/2009</text:p>
          </table:table-cell>
          <table:table-cell table:style-name="ce27" office:value-type="float" office:value="986.75">
            <text:p>986.75</text:p>
          </table:table-cell>
        </table:table-row>
        <table:table-row table:style-name="ro2">
          <table:table-cell table:style-name="ce34" office:value-type="date" office:date-value="2009-07-31T00:00:00">
            <text:p>7/31/2009</text:p>
          </table:table-cell>
          <table:table-cell table:style-name="ce27" office:value-type="float" office:value="987.48">
            <text:p>987.48</text:p>
          </table:table-cell>
        </table:table-row>
        <table:table-row table:style-name="ro2">
          <table:table-cell table:style-name="ce34" office:value-type="date" office:date-value="2009-08-03T00:00:00">
            <text:p>8/3/2009</text:p>
          </table:table-cell>
          <table:table-cell table:style-name="ce27" office:value-type="float" office:value="1002.63">
            <text:p>1002.63</text:p>
          </table:table-cell>
        </table:table-row>
        <table:table-row table:style-name="ro2">
          <table:table-cell table:style-name="ce34" office:value-type="date" office:date-value="2009-08-04T00:00:00">
            <text:p>8/4/2009</text:p>
          </table:table-cell>
          <table:table-cell table:style-name="ce27" office:value-type="float" office:value="1005.65">
            <text:p>1005.65</text:p>
          </table:table-cell>
        </table:table-row>
        <table:table-row table:style-name="ro2">
          <table:table-cell table:style-name="ce34" office:value-type="date" office:date-value="2009-08-05T00:00:00">
            <text:p>8/5/2009</text:p>
          </table:table-cell>
          <table:table-cell table:style-name="ce27" office:value-type="float" office:value="1002.72">
            <text:p>1002.72</text:p>
          </table:table-cell>
        </table:table-row>
        <table:table-row table:style-name="ro2">
          <table:table-cell table:style-name="ce34" office:value-type="date" office:date-value="2009-08-06T00:00:00">
            <text:p>8/6/2009</text:p>
          </table:table-cell>
          <table:table-cell table:style-name="ce27" office:value-type="float" office:value="997.08">
            <text:p>997.08</text:p>
          </table:table-cell>
        </table:table-row>
        <table:table-row table:style-name="ro2">
          <table:table-cell table:style-name="ce34" office:value-type="date" office:date-value="2009-08-07T00:00:00">
            <text:p>8/7/2009</text:p>
          </table:table-cell>
          <table:table-cell table:style-name="ce27" office:value-type="float" office:value="1010.48">
            <text:p>1010.48</text:p>
          </table:table-cell>
        </table:table-row>
        <table:table-row table:style-name="ro2">
          <table:table-cell table:style-name="ce34" office:value-type="date" office:date-value="2009-08-10T00:00:00">
            <text:p>8/10/2009</text:p>
          </table:table-cell>
          <table:table-cell table:style-name="ce27" office:value-type="float" office:value="1007.1">
            <text:p>1007.1</text:p>
          </table:table-cell>
        </table:table-row>
        <table:table-row table:style-name="ro2">
          <table:table-cell table:style-name="ce34" office:value-type="date" office:date-value="2009-08-11T00:00:00">
            <text:p>8/11/2009</text:p>
          </table:table-cell>
          <table:table-cell table:style-name="ce27" office:value-type="float" office:value="994.35">
            <text:p>994.35</text:p>
          </table:table-cell>
        </table:table-row>
        <table:table-row table:style-name="ro2">
          <table:table-cell table:style-name="ce34" office:value-type="date" office:date-value="2009-08-12T00:00:00">
            <text:p>8/12/2009</text:p>
          </table:table-cell>
          <table:table-cell table:style-name="ce27" office:value-type="float" office:value="1005.81">
            <text:p>1005.81</text:p>
          </table:table-cell>
        </table:table-row>
        <table:table-row table:style-name="ro2">
          <table:table-cell table:style-name="ce34" office:value-type="date" office:date-value="2009-08-13T00:00:00">
            <text:p>8/13/2009</text:p>
          </table:table-cell>
          <table:table-cell table:style-name="ce27" office:value-type="float" office:value="1012.73">
            <text:p>1012.73</text:p>
          </table:table-cell>
        </table:table-row>
        <table:table-row table:style-name="ro2">
          <table:table-cell table:style-name="ce34" office:value-type="date" office:date-value="2009-08-14T00:00:00">
            <text:p>8/14/2009</text:p>
          </table:table-cell>
          <table:table-cell table:style-name="ce27" office:value-type="float" office:value="1004.09">
            <text:p>1004.09</text:p>
          </table:table-cell>
        </table:table-row>
        <table:table-row table:style-name="ro2">
          <table:table-cell table:style-name="ce34" office:value-type="date" office:date-value="2009-08-17T00:00:00">
            <text:p>8/17/2009</text:p>
          </table:table-cell>
          <table:table-cell table:style-name="ce27" office:value-type="float" office:value="979.73">
            <text:p>979.73</text:p>
          </table:table-cell>
        </table:table-row>
        <table:table-row table:style-name="ro2">
          <table:table-cell table:style-name="ce34" office:value-type="date" office:date-value="2009-08-18T00:00:00">
            <text:p>8/18/2009</text:p>
          </table:table-cell>
          <table:table-cell table:style-name="ce27" office:value-type="float" office:value="989.67">
            <text:p>989.67</text:p>
          </table:table-cell>
        </table:table-row>
        <table:table-row table:style-name="ro2">
          <table:table-cell table:style-name="ce34" office:value-type="date" office:date-value="2009-08-19T00:00:00">
            <text:p>8/19/2009</text:p>
          </table:table-cell>
          <table:table-cell table:style-name="ce27" office:value-type="float" office:value="996.46">
            <text:p>996.46</text:p>
          </table:table-cell>
        </table:table-row>
        <table:table-row table:style-name="ro2">
          <table:table-cell table:style-name="ce34" office:value-type="date" office:date-value="2009-08-20T00:00:00">
            <text:p>8/20/2009</text:p>
          </table:table-cell>
          <table:table-cell table:style-name="ce27" office:value-type="float" office:value="1007.37">
            <text:p>1007.37</text:p>
          </table:table-cell>
        </table:table-row>
        <table:table-row table:style-name="ro2">
          <table:table-cell table:style-name="ce34" office:value-type="date" office:date-value="2009-08-21T00:00:00">
            <text:p>8/21/2009</text:p>
          </table:table-cell>
          <table:table-cell table:style-name="ce27" office:value-type="float" office:value="1026.13">
            <text:p>1026.13</text:p>
          </table:table-cell>
        </table:table-row>
        <table:table-row table:style-name="ro2">
          <table:table-cell table:style-name="ce34" office:value-type="date" office:date-value="2009-08-24T00:00:00">
            <text:p>8/24/2009</text:p>
          </table:table-cell>
          <table:table-cell table:style-name="ce27" office:value-type="float" office:value="1025.57">
            <text:p>1025.57</text:p>
          </table:table-cell>
        </table:table-row>
        <table:table-row table:style-name="ro2">
          <table:table-cell table:style-name="ce34" office:value-type="date" office:date-value="2009-08-25T00:00:00">
            <text:p>8/25/2009</text:p>
          </table:table-cell>
          <table:table-cell table:style-name="ce27" office:value-type="float" office:value="1028">
            <text:p>1028</text:p>
          </table:table-cell>
        </table:table-row>
        <table:table-row table:style-name="ro2">
          <table:table-cell table:style-name="ce34" office:value-type="date" office:date-value="2009-08-26T00:00:00">
            <text:p>8/26/2009</text:p>
          </table:table-cell>
          <table:table-cell table:style-name="ce27" office:value-type="float" office:value="1028.12">
            <text:p>1028.12</text:p>
          </table:table-cell>
        </table:table-row>
        <table:table-row table:style-name="ro2">
          <table:table-cell table:style-name="ce34" office:value-type="date" office:date-value="2009-08-27T00:00:00">
            <text:p>8/27/2009</text:p>
          </table:table-cell>
          <table:table-cell table:style-name="ce27" office:value-type="float" office:value="1030.98">
            <text:p>1030.98</text:p>
          </table:table-cell>
        </table:table-row>
        <table:table-row table:style-name="ro2">
          <table:table-cell table:style-name="ce34" office:value-type="date" office:date-value="2009-08-28T00:00:00">
            <text:p>8/28/2009</text:p>
          </table:table-cell>
          <table:table-cell table:style-name="ce27" office:value-type="float" office:value="1028.93">
            <text:p>1028.93</text:p>
          </table:table-cell>
        </table:table-row>
        <table:table-row table:style-name="ro2">
          <table:table-cell table:style-name="ce34" office:value-type="date" office:date-value="2009-08-31T00:00:00">
            <text:p>8/31/2009</text:p>
          </table:table-cell>
          <table:table-cell table:style-name="ce27" office:value-type="float" office:value="1020.62">
            <text:p>1020.62</text:p>
          </table:table-cell>
        </table:table-row>
        <table:table-row table:style-name="ro2">
          <table:table-cell table:style-name="ce34" office:value-type="date" office:date-value="2009-09-01T00:00:00">
            <text:p>9/1/2009</text:p>
          </table:table-cell>
          <table:table-cell table:style-name="ce27" office:value-type="float" office:value="998.04">
            <text:p>998.04</text:p>
          </table:table-cell>
        </table:table-row>
        <table:table-row table:style-name="ro2">
          <table:table-cell table:style-name="ce34" office:value-type="date" office:date-value="2009-09-02T00:00:00">
            <text:p>9/2/2009</text:p>
          </table:table-cell>
          <table:table-cell table:style-name="ce27" office:value-type="float" office:value="994.75">
            <text:p>994.75</text:p>
          </table:table-cell>
        </table:table-row>
        <table:table-row table:style-name="ro2">
          <table:table-cell table:style-name="ce34" office:value-type="date" office:date-value="2009-09-03T00:00:00">
            <text:p>9/3/2009</text:p>
          </table:table-cell>
          <table:table-cell table:style-name="ce27" office:value-type="float" office:value="1003.24">
            <text:p>1003.24</text:p>
          </table:table-cell>
        </table:table-row>
        <table:table-row table:style-name="ro2">
          <table:table-cell table:style-name="ce34" office:value-type="date" office:date-value="2009-09-04T00:00:00">
            <text:p>9/4/2009</text:p>
          </table:table-cell>
          <table:table-cell table:style-name="ce27" office:value-type="float" office:value="1016.4">
            <text:p>1016.4</text:p>
          </table:table-cell>
        </table:table-row>
        <table:table-row table:style-name="ro2">
          <table:table-cell table:style-name="ce34" office:value-type="date" office:date-value="2009-09-07T00:00:00">
            <text:p>9/7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09-08T00:00:00">
            <text:p>9/8/2009</text:p>
          </table:table-cell>
          <table:table-cell table:style-name="ce27" office:value-type="float" office:value="1025.39">
            <text:p>1025.39</text:p>
          </table:table-cell>
        </table:table-row>
        <table:table-row table:style-name="ro2">
          <table:table-cell table:style-name="ce34" office:value-type="date" office:date-value="2009-09-09T00:00:00">
            <text:p>9/9/2009</text:p>
          </table:table-cell>
          <table:table-cell table:style-name="ce27" office:value-type="float" office:value="1033.37">
            <text:p>1033.37</text:p>
          </table:table-cell>
        </table:table-row>
        <table:table-row table:style-name="ro2">
          <table:table-cell table:style-name="ce34" office:value-type="date" office:date-value="2009-09-10T00:00:00">
            <text:p>9/10/2009</text:p>
          </table:table-cell>
          <table:table-cell table:style-name="ce27" office:value-type="float" office:value="1044.14">
            <text:p>1044.14</text:p>
          </table:table-cell>
        </table:table-row>
        <table:table-row table:style-name="ro2">
          <table:table-cell table:style-name="ce34" office:value-type="date" office:date-value="2009-09-11T00:00:00">
            <text:p>9/11/2009</text:p>
          </table:table-cell>
          <table:table-cell table:style-name="ce27" office:value-type="float" office:value="1042.73">
            <text:p>1042.73</text:p>
          </table:table-cell>
        </table:table-row>
        <table:table-row table:style-name="ro2">
          <table:table-cell table:style-name="ce34" office:value-type="date" office:date-value="2009-09-14T00:00:00">
            <text:p>9/14/2009</text:p>
          </table:table-cell>
          <table:table-cell table:style-name="ce27" office:value-type="float" office:value="1049.34">
            <text:p>1049.34</text:p>
          </table:table-cell>
        </table:table-row>
        <table:table-row table:style-name="ro2">
          <table:table-cell table:style-name="ce34" office:value-type="date" office:date-value="2009-09-15T00:00:00">
            <text:p>9/15/2009</text:p>
          </table:table-cell>
          <table:table-cell table:style-name="ce27" office:value-type="float" office:value="1052.63">
            <text:p>1052.63</text:p>
          </table:table-cell>
        </table:table-row>
        <table:table-row table:style-name="ro2">
          <table:table-cell table:style-name="ce34" office:value-type="date" office:date-value="2009-09-16T00:00:00">
            <text:p>9/16/2009</text:p>
          </table:table-cell>
          <table:table-cell table:style-name="ce27" office:value-type="float" office:value="1068.76">
            <text:p>1068.76</text:p>
          </table:table-cell>
        </table:table-row>
        <table:table-row table:style-name="ro2">
          <table:table-cell table:style-name="ce34" office:value-type="date" office:date-value="2009-09-17T00:00:00">
            <text:p>9/17/2009</text:p>
          </table:table-cell>
          <table:table-cell table:style-name="ce27" office:value-type="float" office:value="1065.49">
            <text:p>1065.49</text:p>
          </table:table-cell>
        </table:table-row>
        <table:table-row table:style-name="ro2">
          <table:table-cell table:style-name="ce34" office:value-type="date" office:date-value="2009-09-18T00:00:00">
            <text:p>9/18/2009</text:p>
          </table:table-cell>
          <table:table-cell table:style-name="ce27" office:value-type="float" office:value="1068.3">
            <text:p>1068.3</text:p>
          </table:table-cell>
        </table:table-row>
        <table:table-row table:style-name="ro2">
          <table:table-cell table:style-name="ce34" office:value-type="date" office:date-value="2009-09-21T00:00:00">
            <text:p>9/21/2009</text:p>
          </table:table-cell>
          <table:table-cell table:style-name="ce27" office:value-type="float" office:value="1064.66">
            <text:p>1064.66</text:p>
          </table:table-cell>
        </table:table-row>
        <table:table-row table:style-name="ro2">
          <table:table-cell table:style-name="ce34" office:value-type="date" office:date-value="2009-09-22T00:00:00">
            <text:p>9/22/2009</text:p>
          </table:table-cell>
          <table:table-cell table:style-name="ce27" office:value-type="float" office:value="1071.66">
            <text:p>1071.66</text:p>
          </table:table-cell>
        </table:table-row>
        <table:table-row table:style-name="ro2">
          <table:table-cell table:style-name="ce34" office:value-type="date" office:date-value="2009-09-23T00:00:00">
            <text:p>9/23/2009</text:p>
          </table:table-cell>
          <table:table-cell table:style-name="ce27" office:value-type="float" office:value="1060.87">
            <text:p>1060.87</text:p>
          </table:table-cell>
        </table:table-row>
        <table:table-row table:style-name="ro2">
          <table:table-cell table:style-name="ce34" office:value-type="date" office:date-value="2009-09-24T00:00:00">
            <text:p>9/24/2009</text:p>
          </table:table-cell>
          <table:table-cell table:style-name="ce27" office:value-type="float" office:value="1050.78">
            <text:p>1050.78</text:p>
          </table:table-cell>
        </table:table-row>
        <table:table-row table:style-name="ro2">
          <table:table-cell table:style-name="ce34" office:value-type="date" office:date-value="2009-09-25T00:00:00">
            <text:p>9/25/2009</text:p>
          </table:table-cell>
          <table:table-cell table:style-name="ce27" office:value-type="float" office:value="1044.38">
            <text:p>1044.38</text:p>
          </table:table-cell>
        </table:table-row>
        <table:table-row table:style-name="ro2">
          <table:table-cell table:style-name="ce34" office:value-type="date" office:date-value="2009-09-28T00:00:00">
            <text:p>9/28/2009</text:p>
          </table:table-cell>
          <table:table-cell table:style-name="ce27" office:value-type="float" office:value="1062.98">
            <text:p>1062.98</text:p>
          </table:table-cell>
        </table:table-row>
        <table:table-row table:style-name="ro2">
          <table:table-cell table:style-name="ce34" office:value-type="date" office:date-value="2009-09-29T00:00:00">
            <text:p>9/29/2009</text:p>
          </table:table-cell>
          <table:table-cell table:style-name="ce27" office:value-type="float" office:value="1060.61">
            <text:p>1060.61</text:p>
          </table:table-cell>
        </table:table-row>
        <table:table-row table:style-name="ro2">
          <table:table-cell table:style-name="ce34" office:value-type="date" office:date-value="2009-09-30T00:00:00">
            <text:p>9/30/2009</text:p>
          </table:table-cell>
          <table:table-cell table:style-name="ce27" office:value-type="float" office:value="1057.08">
            <text:p>1057.08</text:p>
          </table:table-cell>
        </table:table-row>
        <table:table-row table:style-name="ro2">
          <table:table-cell table:style-name="ce34" office:value-type="date" office:date-value="2009-10-01T00:00:00">
            <text:p>10/1/2009</text:p>
          </table:table-cell>
          <table:table-cell table:style-name="ce27" office:value-type="float" office:value="1029.85">
            <text:p>1029.85</text:p>
          </table:table-cell>
        </table:table-row>
        <table:table-row table:style-name="ro2">
          <table:table-cell table:style-name="ce34" office:value-type="date" office:date-value="2009-10-02T00:00:00">
            <text:p>10/2/2009</text:p>
          </table:table-cell>
          <table:table-cell table:style-name="ce27" office:value-type="float" office:value="1025.21">
            <text:p>1025.21</text:p>
          </table:table-cell>
        </table:table-row>
        <table:table-row table:style-name="ro2">
          <table:table-cell table:style-name="ce34" office:value-type="date" office:date-value="2009-10-05T00:00:00">
            <text:p>10/5/2009</text:p>
          </table:table-cell>
          <table:table-cell table:style-name="ce27" office:value-type="float" office:value="1040.46">
            <text:p>1040.46</text:p>
          </table:table-cell>
        </table:table-row>
        <table:table-row table:style-name="ro2">
          <table:table-cell table:style-name="ce34" office:value-type="date" office:date-value="2009-10-06T00:00:00">
            <text:p>10/6/2009</text:p>
          </table:table-cell>
          <table:table-cell table:style-name="ce27" office:value-type="float" office:value="1054.72">
            <text:p>1054.72</text:p>
          </table:table-cell>
        </table:table-row>
        <table:table-row table:style-name="ro2">
          <table:table-cell table:style-name="ce34" office:value-type="date" office:date-value="2009-10-07T00:00:00">
            <text:p>10/7/2009</text:p>
          </table:table-cell>
          <table:table-cell table:style-name="ce27" office:value-type="float" office:value="1057.58">
            <text:p>1057.58</text:p>
          </table:table-cell>
        </table:table-row>
        <table:table-row table:style-name="ro2">
          <table:table-cell table:style-name="ce34" office:value-type="date" office:date-value="2009-10-08T00:00:00">
            <text:p>10/8/2009</text:p>
          </table:table-cell>
          <table:table-cell table:style-name="ce27" office:value-type="float" office:value="1065.48">
            <text:p>1065.48</text:p>
          </table:table-cell>
        </table:table-row>
        <table:table-row table:style-name="ro2">
          <table:table-cell table:style-name="ce34" office:value-type="date" office:date-value="2009-10-09T00:00:00">
            <text:p>10/9/2009</text:p>
          </table:table-cell>
          <table:table-cell table:style-name="ce27" office:value-type="float" office:value="1071.49">
            <text:p>1071.49</text:p>
          </table:table-cell>
        </table:table-row>
        <table:table-row table:style-name="ro2">
          <table:table-cell table:style-name="ce34" office:value-type="date" office:date-value="2009-10-12T00:00:00">
            <text:p>10/12/2009</text:p>
          </table:table-cell>
          <table:table-cell table:style-name="ce27" office:value-type="float" office:value="1076.19">
            <text:p>1076.19</text:p>
          </table:table-cell>
        </table:table-row>
        <table:table-row table:style-name="ro2">
          <table:table-cell table:style-name="ce34" office:value-type="date" office:date-value="2009-10-13T00:00:00">
            <text:p>10/13/2009</text:p>
          </table:table-cell>
          <table:table-cell table:style-name="ce27" office:value-type="float" office:value="1073.19">
            <text:p>1073.19</text:p>
          </table:table-cell>
        </table:table-row>
        <table:table-row table:style-name="ro2">
          <table:table-cell table:style-name="ce34" office:value-type="date" office:date-value="2009-10-14T00:00:00">
            <text:p>10/14/2009</text:p>
          </table:table-cell>
          <table:table-cell table:style-name="ce27" office:value-type="float" office:value="1092.02">
            <text:p>1092.02</text:p>
          </table:table-cell>
        </table:table-row>
        <table:table-row table:style-name="ro2">
          <table:table-cell table:style-name="ce34" office:value-type="date" office:date-value="2009-10-15T00:00:00">
            <text:p>10/15/2009</text:p>
          </table:table-cell>
          <table:table-cell table:style-name="ce27" office:value-type="float" office:value="1096.56">
            <text:p>1096.56</text:p>
          </table:table-cell>
        </table:table-row>
        <table:table-row table:style-name="ro2">
          <table:table-cell table:style-name="ce34" office:value-type="date" office:date-value="2009-10-16T00:00:00">
            <text:p>10/16/2009</text:p>
          </table:table-cell>
          <table:table-cell table:style-name="ce27" office:value-type="float" office:value="1087.68">
            <text:p>1087.68</text:p>
          </table:table-cell>
        </table:table-row>
        <table:table-row table:style-name="ro2">
          <table:table-cell table:style-name="ce34" office:value-type="date" office:date-value="2009-10-19T00:00:00">
            <text:p>10/19/2009</text:p>
          </table:table-cell>
          <table:table-cell table:style-name="ce27" office:value-type="float" office:value="1097.91">
            <text:p>1097.91</text:p>
          </table:table-cell>
        </table:table-row>
        <table:table-row table:style-name="ro2">
          <table:table-cell table:style-name="ce34" office:value-type="date" office:date-value="2009-10-20T00:00:00">
            <text:p>10/20/2009</text:p>
          </table:table-cell>
          <table:table-cell table:style-name="ce27" office:value-type="float" office:value="1091.06">
            <text:p>1091.06</text:p>
          </table:table-cell>
        </table:table-row>
        <table:table-row table:style-name="ro2">
          <table:table-cell table:style-name="ce34" office:value-type="date" office:date-value="2009-10-21T00:00:00">
            <text:p>10/21/2009</text:p>
          </table:table-cell>
          <table:table-cell table:style-name="ce27" office:value-type="float" office:value="1081.4">
            <text:p>1081.4</text:p>
          </table:table-cell>
        </table:table-row>
        <table:table-row table:style-name="ro2">
          <table:table-cell table:style-name="ce34" office:value-type="date" office:date-value="2009-10-22T00:00:00">
            <text:p>10/22/2009</text:p>
          </table:table-cell>
          <table:table-cell table:style-name="ce27" office:value-type="float" office:value="1092.91">
            <text:p>1092.91</text:p>
          </table:table-cell>
        </table:table-row>
        <table:table-row table:style-name="ro2">
          <table:table-cell table:style-name="ce34" office:value-type="date" office:date-value="2009-10-23T00:00:00">
            <text:p>10/23/2009</text:p>
          </table:table-cell>
          <table:table-cell table:style-name="ce27" office:value-type="float" office:value="1079.6">
            <text:p>1079.6</text:p>
          </table:table-cell>
        </table:table-row>
        <table:table-row table:style-name="ro2">
          <table:table-cell table:style-name="ce34" office:value-type="date" office:date-value="2009-10-26T00:00:00">
            <text:p>10/26/2009</text:p>
          </table:table-cell>
          <table:table-cell table:style-name="ce27" office:value-type="float" office:value="1066.95">
            <text:p>1066.95</text:p>
          </table:table-cell>
        </table:table-row>
        <table:table-row table:style-name="ro2">
          <table:table-cell table:style-name="ce34" office:value-type="date" office:date-value="2009-10-27T00:00:00">
            <text:p>10/27/2009</text:p>
          </table:table-cell>
          <table:table-cell table:style-name="ce27" office:value-type="float" office:value="1063.41">
            <text:p>1063.41</text:p>
          </table:table-cell>
        </table:table-row>
        <table:table-row table:style-name="ro2">
          <table:table-cell table:style-name="ce34" office:value-type="date" office:date-value="2009-10-28T00:00:00">
            <text:p>10/28/2009</text:p>
          </table:table-cell>
          <table:table-cell table:style-name="ce27" office:value-type="float" office:value="1042.63">
            <text:p>1042.63</text:p>
          </table:table-cell>
        </table:table-row>
        <table:table-row table:style-name="ro2">
          <table:table-cell table:style-name="ce34" office:value-type="date" office:date-value="2009-10-29T00:00:00">
            <text:p>10/29/2009</text:p>
          </table:table-cell>
          <table:table-cell table:style-name="ce27" office:value-type="float" office:value="1066.11">
            <text:p>1066.11</text:p>
          </table:table-cell>
        </table:table-row>
        <table:table-row table:style-name="ro2">
          <table:table-cell table:style-name="ce34" office:value-type="date" office:date-value="2009-10-30T00:00:00">
            <text:p>10/30/2009</text:p>
          </table:table-cell>
          <table:table-cell table:style-name="ce27" office:value-type="float" office:value="1036.19">
            <text:p>1036.19</text:p>
          </table:table-cell>
        </table:table-row>
        <table:table-row table:style-name="ro2">
          <table:table-cell table:style-name="ce34" office:value-type="date" office:date-value="2009-11-02T00:00:00">
            <text:p>11/2/2009</text:p>
          </table:table-cell>
          <table:table-cell table:style-name="ce27" office:value-type="float" office:value="1042.88">
            <text:p>1042.88</text:p>
          </table:table-cell>
        </table:table-row>
        <table:table-row table:style-name="ro2">
          <table:table-cell table:style-name="ce34" office:value-type="date" office:date-value="2009-11-03T00:00:00">
            <text:p>11/3/2009</text:p>
          </table:table-cell>
          <table:table-cell table:style-name="ce27" office:value-type="float" office:value="1045.41">
            <text:p>1045.41</text:p>
          </table:table-cell>
        </table:table-row>
        <table:table-row table:style-name="ro2">
          <table:table-cell table:style-name="ce34" office:value-type="date" office:date-value="2009-11-04T00:00:00">
            <text:p>11/4/2009</text:p>
          </table:table-cell>
          <table:table-cell table:style-name="ce27" office:value-type="float" office:value="1046.5">
            <text:p>1046.5</text:p>
          </table:table-cell>
        </table:table-row>
        <table:table-row table:style-name="ro2">
          <table:table-cell table:style-name="ce34" office:value-type="date" office:date-value="2009-11-05T00:00:00">
            <text:p>11/5/2009</text:p>
          </table:table-cell>
          <table:table-cell table:style-name="ce27" office:value-type="float" office:value="1066.63">
            <text:p>1066.63</text:p>
          </table:table-cell>
        </table:table-row>
        <table:table-row table:style-name="ro2">
          <table:table-cell table:style-name="ce34" office:value-type="date" office:date-value="2009-11-06T00:00:00">
            <text:p>11/6/2009</text:p>
          </table:table-cell>
          <table:table-cell table:style-name="ce27" office:value-type="float" office:value="1069.3">
            <text:p>1069.3</text:p>
          </table:table-cell>
        </table:table-row>
        <table:table-row table:style-name="ro2">
          <table:table-cell table:style-name="ce34" office:value-type="date" office:date-value="2009-11-09T00:00:00">
            <text:p>11/9/2009</text:p>
          </table:table-cell>
          <table:table-cell table:style-name="ce27" office:value-type="float" office:value="1093.08">
            <text:p>1093.08</text:p>
          </table:table-cell>
        </table:table-row>
        <table:table-row table:style-name="ro2">
          <table:table-cell table:style-name="ce34" office:value-type="date" office:date-value="2009-11-10T00:00:00">
            <text:p>11/10/2009</text:p>
          </table:table-cell>
          <table:table-cell table:style-name="ce27" office:value-type="float" office:value="1093.01">
            <text:p>1093.01</text:p>
          </table:table-cell>
        </table:table-row>
        <table:table-row table:style-name="ro2">
          <table:table-cell table:style-name="ce34" office:value-type="date" office:date-value="2009-11-11T00:00:00">
            <text:p>11/11/2009</text:p>
          </table:table-cell>
          <table:table-cell table:style-name="ce27" office:value-type="float" office:value="1098.51">
            <text:p>1098.51</text:p>
          </table:table-cell>
        </table:table-row>
        <table:table-row table:style-name="ro2">
          <table:table-cell table:style-name="ce34" office:value-type="date" office:date-value="2009-11-12T00:00:00">
            <text:p>11/12/2009</text:p>
          </table:table-cell>
          <table:table-cell table:style-name="ce27" office:value-type="float" office:value="1087.24">
            <text:p>1087.24</text:p>
          </table:table-cell>
        </table:table-row>
        <table:table-row table:style-name="ro2">
          <table:table-cell table:style-name="ce34" office:value-type="date" office:date-value="2009-11-13T00:00:00">
            <text:p>11/13/2009</text:p>
          </table:table-cell>
          <table:table-cell table:style-name="ce27" office:value-type="float" office:value="1093.48">
            <text:p>1093.48</text:p>
          </table:table-cell>
        </table:table-row>
        <table:table-row table:style-name="ro2">
          <table:table-cell table:style-name="ce34" office:value-type="date" office:date-value="2009-11-16T00:00:00">
            <text:p>11/16/2009</text:p>
          </table:table-cell>
          <table:table-cell table:style-name="ce27" office:value-type="float" office:value="1109.3">
            <text:p>1109.3</text:p>
          </table:table-cell>
        </table:table-row>
        <table:table-row table:style-name="ro2">
          <table:table-cell table:style-name="ce34" office:value-type="date" office:date-value="2009-11-17T00:00:00">
            <text:p>11/17/2009</text:p>
          </table:table-cell>
          <table:table-cell table:style-name="ce27" office:value-type="float" office:value="1110.32">
            <text:p>1110.32</text:p>
          </table:table-cell>
        </table:table-row>
        <table:table-row table:style-name="ro2">
          <table:table-cell table:style-name="ce34" office:value-type="date" office:date-value="2009-11-18T00:00:00">
            <text:p>11/18/2009</text:p>
          </table:table-cell>
          <table:table-cell table:style-name="ce27" office:value-type="float" office:value="1109.8">
            <text:p>1109.8</text:p>
          </table:table-cell>
        </table:table-row>
        <table:table-row table:style-name="ro2">
          <table:table-cell table:style-name="ce34" office:value-type="date" office:date-value="2009-11-19T00:00:00">
            <text:p>11/19/2009</text:p>
          </table:table-cell>
          <table:table-cell table:style-name="ce27" office:value-type="float" office:value="1094.9">
            <text:p>1094.9</text:p>
          </table:table-cell>
        </table:table-row>
        <table:table-row table:style-name="ro2">
          <table:table-cell table:style-name="ce34" office:value-type="date" office:date-value="2009-11-20T00:00:00">
            <text:p>11/20/2009</text:p>
          </table:table-cell>
          <table:table-cell table:style-name="ce27" office:value-type="float" office:value="1091.38">
            <text:p>1091.38</text:p>
          </table:table-cell>
        </table:table-row>
        <table:table-row table:style-name="ro2">
          <table:table-cell table:style-name="ce34" office:value-type="date" office:date-value="2009-11-23T00:00:00">
            <text:p>11/23/2009</text:p>
          </table:table-cell>
          <table:table-cell table:style-name="ce27" office:value-type="float" office:value="1106.24">
            <text:p>1106.24</text:p>
          </table:table-cell>
        </table:table-row>
        <table:table-row table:style-name="ro2">
          <table:table-cell table:style-name="ce34" office:value-type="date" office:date-value="2009-11-24T00:00:00">
            <text:p>11/24/2009</text:p>
          </table:table-cell>
          <table:table-cell table:style-name="ce27" office:value-type="float" office:value="1105.65">
            <text:p>1105.65</text:p>
          </table:table-cell>
        </table:table-row>
        <table:table-row table:style-name="ro2">
          <table:table-cell table:style-name="ce34" office:value-type="date" office:date-value="2009-11-25T00:00:00">
            <text:p>11/25/2009</text:p>
          </table:table-cell>
          <table:table-cell table:style-name="ce27" office:value-type="float" office:value="1110.63">
            <text:p>1110.63</text:p>
          </table:table-cell>
        </table:table-row>
        <table:table-row table:style-name="ro2">
          <table:table-cell table:style-name="ce34" office:value-type="date" office:date-value="2009-11-26T00:00:00">
            <text:p>11/26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11-27T00:00:00">
            <text:p>11/27/2009</text:p>
          </table:table-cell>
          <table:table-cell table:style-name="ce27" office:value-type="float" office:value="1091.49">
            <text:p>1091.49</text:p>
          </table:table-cell>
        </table:table-row>
        <table:table-row table:style-name="ro2">
          <table:table-cell table:style-name="ce34" office:value-type="date" office:date-value="2009-11-30T00:00:00">
            <text:p>11/30/2009</text:p>
          </table:table-cell>
          <table:table-cell table:style-name="ce27" office:value-type="float" office:value="1095.63">
            <text:p>1095.63</text:p>
          </table:table-cell>
        </table:table-row>
        <table:table-row table:style-name="ro2">
          <table:table-cell table:style-name="ce34" office:value-type="date" office:date-value="2009-12-01T00:00:00">
            <text:p>12/1/2009</text:p>
          </table:table-cell>
          <table:table-cell table:style-name="ce27" office:value-type="float" office:value="1108.86">
            <text:p>1108.86</text:p>
          </table:table-cell>
        </table:table-row>
        <table:table-row table:style-name="ro2">
          <table:table-cell table:style-name="ce34" office:value-type="date" office:date-value="2009-12-02T00:00:00">
            <text:p>12/2/2009</text:p>
          </table:table-cell>
          <table:table-cell table:style-name="ce27" office:value-type="float" office:value="1109.24">
            <text:p>1109.24</text:p>
          </table:table-cell>
        </table:table-row>
        <table:table-row table:style-name="ro2">
          <table:table-cell table:style-name="ce34" office:value-type="date" office:date-value="2009-12-03T00:00:00">
            <text:p>12/3/2009</text:p>
          </table:table-cell>
          <table:table-cell table:style-name="ce27" office:value-type="float" office:value="1099.92">
            <text:p>1099.92</text:p>
          </table:table-cell>
        </table:table-row>
        <table:table-row table:style-name="ro2">
          <table:table-cell table:style-name="ce34" office:value-type="date" office:date-value="2009-12-04T00:00:00">
            <text:p>12/4/2009</text:p>
          </table:table-cell>
          <table:table-cell table:style-name="ce27" office:value-type="float" office:value="1105.98">
            <text:p>1105.98</text:p>
          </table:table-cell>
        </table:table-row>
        <table:table-row table:style-name="ro2">
          <table:table-cell table:style-name="ce34" office:value-type="date" office:date-value="2009-12-07T00:00:00">
            <text:p>12/7/2009</text:p>
          </table:table-cell>
          <table:table-cell table:style-name="ce27" office:value-type="float" office:value="1103.25">
            <text:p>1103.25</text:p>
          </table:table-cell>
        </table:table-row>
        <table:table-row table:style-name="ro2">
          <table:table-cell table:style-name="ce34" office:value-type="date" office:date-value="2009-12-08T00:00:00">
            <text:p>12/8/2009</text:p>
          </table:table-cell>
          <table:table-cell table:style-name="ce27" office:value-type="float" office:value="1091.94">
            <text:p>1091.94</text:p>
          </table:table-cell>
        </table:table-row>
        <table:table-row table:style-name="ro2">
          <table:table-cell table:style-name="ce34" office:value-type="date" office:date-value="2009-12-09T00:00:00">
            <text:p>12/9/2009</text:p>
          </table:table-cell>
          <table:table-cell table:style-name="ce27" office:value-type="float" office:value="1095.95">
            <text:p>1095.95</text:p>
          </table:table-cell>
        </table:table-row>
        <table:table-row table:style-name="ro2">
          <table:table-cell table:style-name="ce34" office:value-type="date" office:date-value="2009-12-10T00:00:00">
            <text:p>12/10/2009</text:p>
          </table:table-cell>
          <table:table-cell table:style-name="ce27" office:value-type="float" office:value="1102.35">
            <text:p>1102.35</text:p>
          </table:table-cell>
        </table:table-row>
        <table:table-row table:style-name="ro2">
          <table:table-cell table:style-name="ce34" office:value-type="date" office:date-value="2009-12-11T00:00:00">
            <text:p>12/11/2009</text:p>
          </table:table-cell>
          <table:table-cell table:style-name="ce27" office:value-type="float" office:value="1106.41">
            <text:p>1106.41</text:p>
          </table:table-cell>
        </table:table-row>
        <table:table-row table:style-name="ro2">
          <table:table-cell table:style-name="ce34" office:value-type="date" office:date-value="2009-12-14T00:00:00">
            <text:p>12/14/2009</text:p>
          </table:table-cell>
          <table:table-cell table:style-name="ce27" office:value-type="float" office:value="1114.11">
            <text:p>1114.11</text:p>
          </table:table-cell>
        </table:table-row>
        <table:table-row table:style-name="ro2">
          <table:table-cell table:style-name="ce34" office:value-type="date" office:date-value="2009-12-15T00:00:00">
            <text:p>12/15/2009</text:p>
          </table:table-cell>
          <table:table-cell table:style-name="ce27" office:value-type="float" office:value="1107.93">
            <text:p>1107.93</text:p>
          </table:table-cell>
        </table:table-row>
        <table:table-row table:style-name="ro2">
          <table:table-cell table:style-name="ce34" office:value-type="date" office:date-value="2009-12-16T00:00:00">
            <text:p>12/16/2009</text:p>
          </table:table-cell>
          <table:table-cell table:style-name="ce27" office:value-type="float" office:value="1109.18">
            <text:p>1109.18</text:p>
          </table:table-cell>
        </table:table-row>
        <table:table-row table:style-name="ro2">
          <table:table-cell table:style-name="ce34" office:value-type="date" office:date-value="2009-12-17T00:00:00">
            <text:p>12/17/2009</text:p>
          </table:table-cell>
          <table:table-cell table:style-name="ce27" office:value-type="float" office:value="1096.08">
            <text:p>1096.08</text:p>
          </table:table-cell>
        </table:table-row>
        <table:table-row table:style-name="ro2">
          <table:table-cell table:style-name="ce34" office:value-type="date" office:date-value="2009-12-18T00:00:00">
            <text:p>12/18/2009</text:p>
          </table:table-cell>
          <table:table-cell table:style-name="ce27" office:value-type="float" office:value="1102.47">
            <text:p>1102.47</text:p>
          </table:table-cell>
        </table:table-row>
        <table:table-row table:style-name="ro2">
          <table:table-cell table:style-name="ce34" office:value-type="date" office:date-value="2009-12-21T00:00:00">
            <text:p>12/21/2009</text:p>
          </table:table-cell>
          <table:table-cell table:style-name="ce27" office:value-type="float" office:value="1114.05">
            <text:p>1114.05</text:p>
          </table:table-cell>
        </table:table-row>
        <table:table-row table:style-name="ro2">
          <table:table-cell table:style-name="ce34" office:value-type="date" office:date-value="2009-12-22T00:00:00">
            <text:p>12/22/2009</text:p>
          </table:table-cell>
          <table:table-cell table:style-name="ce27" office:value-type="float" office:value="1118.02">
            <text:p>1118.02</text:p>
          </table:table-cell>
        </table:table-row>
        <table:table-row table:style-name="ro2">
          <table:table-cell table:style-name="ce34" office:value-type="date" office:date-value="2009-12-23T00:00:00">
            <text:p>12/23/2009</text:p>
          </table:table-cell>
          <table:table-cell table:style-name="ce27" office:value-type="float" office:value="1120.59">
            <text:p>1120.59</text:p>
          </table:table-cell>
        </table:table-row>
        <table:table-row table:style-name="ro2">
          <table:table-cell table:style-name="ce34" office:value-type="date" office:date-value="2009-12-24T00:00:00">
            <text:p>12/24/2009</text:p>
          </table:table-cell>
          <table:table-cell table:style-name="ce27" office:value-type="float" office:value="1126.48">
            <text:p>1126.48</text:p>
          </table:table-cell>
        </table:table-row>
        <table:table-row table:style-name="ro2">
          <table:table-cell table:style-name="ce34" office:value-type="date" office:date-value="2009-12-25T00:00:00">
            <text:p>12/25/2009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09-12-28T00:00:00">
            <text:p>12/28/2009</text:p>
          </table:table-cell>
          <table:table-cell table:style-name="ce27" office:value-type="float" office:value="1127.78">
            <text:p>1127.78</text:p>
          </table:table-cell>
        </table:table-row>
        <table:table-row table:style-name="ro2">
          <table:table-cell table:style-name="ce34" office:value-type="date" office:date-value="2009-12-29T00:00:00">
            <text:p>12/29/2009</text:p>
          </table:table-cell>
          <table:table-cell table:style-name="ce27" office:value-type="float" office:value="1126.2">
            <text:p>1126.2</text:p>
          </table:table-cell>
        </table:table-row>
        <table:table-row table:style-name="ro2">
          <table:table-cell table:style-name="ce34" office:value-type="date" office:date-value="2009-12-30T00:00:00">
            <text:p>12/30/2009</text:p>
          </table:table-cell>
          <table:table-cell table:style-name="ce27" office:value-type="float" office:value="1126.42">
            <text:p>1126.42</text:p>
          </table:table-cell>
        </table:table-row>
        <table:table-row table:style-name="ro2">
          <table:table-cell table:style-name="ce34" office:value-type="date" office:date-value="2009-12-31T00:00:00">
            <text:p>12/31/2009</text:p>
          </table:table-cell>
          <table:table-cell table:style-name="ce27" office:value-type="float" office:value="1115.1">
            <text:p>1115.1</text:p>
          </table:table-cell>
        </table:table-row>
        <table:table-row table:style-name="ro2">
          <table:table-cell table:style-name="ce34" office:value-type="date" office:date-value="2010-01-01T00:00:00">
            <text:p>1/1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1-04T00:00:00">
            <text:p>1/4/2010</text:p>
          </table:table-cell>
          <table:table-cell table:style-name="ce27" office:value-type="float" office:value="1132.99">
            <text:p>1132.99</text:p>
          </table:table-cell>
        </table:table-row>
        <table:table-row table:style-name="ro2">
          <table:table-cell table:style-name="ce34" office:value-type="date" office:date-value="2010-01-05T00:00:00">
            <text:p>1/5/2010</text:p>
          </table:table-cell>
          <table:table-cell table:style-name="ce27" office:value-type="float" office:value="1136.52">
            <text:p>1136.52</text:p>
          </table:table-cell>
        </table:table-row>
        <table:table-row table:style-name="ro2">
          <table:table-cell table:style-name="ce34" office:value-type="date" office:date-value="2010-01-06T00:00:00">
            <text:p>1/6/2010</text:p>
          </table:table-cell>
          <table:table-cell table:style-name="ce27" office:value-type="float" office:value="1137.14">
            <text:p>1137.14</text:p>
          </table:table-cell>
        </table:table-row>
        <table:table-row table:style-name="ro2">
          <table:table-cell table:style-name="ce34" office:value-type="date" office:date-value="2010-01-07T00:00:00">
            <text:p>1/7/2010</text:p>
          </table:table-cell>
          <table:table-cell table:style-name="ce27" office:value-type="float" office:value="1141.69">
            <text:p>1141.69</text:p>
          </table:table-cell>
        </table:table-row>
        <table:table-row table:style-name="ro2">
          <table:table-cell table:style-name="ce34" office:value-type="date" office:date-value="2010-01-08T00:00:00">
            <text:p>1/8/2010</text:p>
          </table:table-cell>
          <table:table-cell table:style-name="ce27" office:value-type="float" office:value="1144.98">
            <text:p>1144.98</text:p>
          </table:table-cell>
        </table:table-row>
        <table:table-row table:style-name="ro2">
          <table:table-cell table:style-name="ce34" office:value-type="date" office:date-value="2010-01-11T00:00:00">
            <text:p>1/11/2010</text:p>
          </table:table-cell>
          <table:table-cell table:style-name="ce27" office:value-type="float" office:value="1146.98">
            <text:p>1146.98</text:p>
          </table:table-cell>
        </table:table-row>
        <table:table-row table:style-name="ro2">
          <table:table-cell table:style-name="ce34" office:value-type="date" office:date-value="2010-01-12T00:00:00">
            <text:p>1/12/2010</text:p>
          </table:table-cell>
          <table:table-cell table:style-name="ce27" office:value-type="float" office:value="1136.22">
            <text:p>1136.22</text:p>
          </table:table-cell>
        </table:table-row>
        <table:table-row table:style-name="ro2">
          <table:table-cell table:style-name="ce34" office:value-type="date" office:date-value="2010-01-13T00:00:00">
            <text:p>1/13/2010</text:p>
          </table:table-cell>
          <table:table-cell table:style-name="ce27" office:value-type="float" office:value="1145.68">
            <text:p>1145.68</text:p>
          </table:table-cell>
        </table:table-row>
        <table:table-row table:style-name="ro2">
          <table:table-cell table:style-name="ce34" office:value-type="date" office:date-value="2010-01-14T00:00:00">
            <text:p>1/14/2010</text:p>
          </table:table-cell>
          <table:table-cell table:style-name="ce27" office:value-type="float" office:value="1148.46">
            <text:p>1148.46</text:p>
          </table:table-cell>
        </table:table-row>
        <table:table-row table:style-name="ro2">
          <table:table-cell table:style-name="ce34" office:value-type="date" office:date-value="2010-01-15T00:00:00">
            <text:p>1/15/2010</text:p>
          </table:table-cell>
          <table:table-cell table:style-name="ce27" office:value-type="float" office:value="1136.03">
            <text:p>1136.03</text:p>
          </table:table-cell>
        </table:table-row>
        <table:table-row table:style-name="ro2">
          <table:table-cell table:style-name="ce34" office:value-type="date" office:date-value="2010-01-18T00:00:00">
            <text:p>1/18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1-19T00:00:00">
            <text:p>1/19/2010</text:p>
          </table:table-cell>
          <table:table-cell table:style-name="ce27" office:value-type="float" office:value="1150.23">
            <text:p>1150.23</text:p>
          </table:table-cell>
        </table:table-row>
        <table:table-row table:style-name="ro2">
          <table:table-cell table:style-name="ce34" office:value-type="date" office:date-value="2010-01-20T00:00:00">
            <text:p>1/20/2010</text:p>
          </table:table-cell>
          <table:table-cell table:style-name="ce27" office:value-type="float" office:value="1138.04">
            <text:p>1138.04</text:p>
          </table:table-cell>
        </table:table-row>
        <table:table-row table:style-name="ro2">
          <table:table-cell table:style-name="ce34" office:value-type="date" office:date-value="2010-01-21T00:00:00">
            <text:p>1/21/2010</text:p>
          </table:table-cell>
          <table:table-cell table:style-name="ce27" office:value-type="float" office:value="1116.48">
            <text:p>1116.48</text:p>
          </table:table-cell>
        </table:table-row>
        <table:table-row table:style-name="ro2">
          <table:table-cell table:style-name="ce34" office:value-type="date" office:date-value="2010-01-22T00:00:00">
            <text:p>1/22/2010</text:p>
          </table:table-cell>
          <table:table-cell table:style-name="ce27" office:value-type="float" office:value="1091.76">
            <text:p>1091.76</text:p>
          </table:table-cell>
        </table:table-row>
        <table:table-row table:style-name="ro2">
          <table:table-cell table:style-name="ce34" office:value-type="date" office:date-value="2010-01-25T00:00:00">
            <text:p>1/25/2010</text:p>
          </table:table-cell>
          <table:table-cell table:style-name="ce27" office:value-type="float" office:value="1096.78">
            <text:p>1096.78</text:p>
          </table:table-cell>
        </table:table-row>
        <table:table-row table:style-name="ro2">
          <table:table-cell table:style-name="ce34" office:value-type="date" office:date-value="2010-01-26T00:00:00">
            <text:p>1/26/2010</text:p>
          </table:table-cell>
          <table:table-cell table:style-name="ce27" office:value-type="float" office:value="1092.17">
            <text:p>1092.17</text:p>
          </table:table-cell>
        </table:table-row>
        <table:table-row table:style-name="ro2">
          <table:table-cell table:style-name="ce34" office:value-type="date" office:date-value="2010-01-27T00:00:00">
            <text:p>1/27/2010</text:p>
          </table:table-cell>
          <table:table-cell table:style-name="ce27" office:value-type="float" office:value="1097.5">
            <text:p>1097.5</text:p>
          </table:table-cell>
        </table:table-row>
        <table:table-row table:style-name="ro2">
          <table:table-cell table:style-name="ce34" office:value-type="date" office:date-value="2010-01-28T00:00:00">
            <text:p>1/28/2010</text:p>
          </table:table-cell>
          <table:table-cell table:style-name="ce27" office:value-type="float" office:value="1084.53">
            <text:p>1084.53</text:p>
          </table:table-cell>
        </table:table-row>
        <table:table-row table:style-name="ro2">
          <table:table-cell table:style-name="ce34" office:value-type="date" office:date-value="2010-01-29T00:00:00">
            <text:p>1/29/2010</text:p>
          </table:table-cell>
          <table:table-cell table:style-name="ce27" office:value-type="float" office:value="1073.87">
            <text:p>1073.87</text:p>
          </table:table-cell>
        </table:table-row>
        <table:table-row table:style-name="ro2">
          <table:table-cell table:style-name="ce34" office:value-type="date" office:date-value="2010-02-01T00:00:00">
            <text:p>2/1/2010</text:p>
          </table:table-cell>
          <table:table-cell table:style-name="ce27" office:value-type="float" office:value="1089.19">
            <text:p>1089.19</text:p>
          </table:table-cell>
        </table:table-row>
        <table:table-row table:style-name="ro2">
          <table:table-cell table:style-name="ce34" office:value-type="date" office:date-value="2010-02-02T00:00:00">
            <text:p>2/2/2010</text:p>
          </table:table-cell>
          <table:table-cell table:style-name="ce27" office:value-type="float" office:value="1103.32">
            <text:p>1103.32</text:p>
          </table:table-cell>
        </table:table-row>
        <table:table-row table:style-name="ro2">
          <table:table-cell table:style-name="ce34" office:value-type="date" office:date-value="2010-02-03T00:00:00">
            <text:p>2/3/2010</text:p>
          </table:table-cell>
          <table:table-cell table:style-name="ce27" office:value-type="float" office:value="1097.28">
            <text:p>1097.28</text:p>
          </table:table-cell>
        </table:table-row>
        <table:table-row table:style-name="ro2">
          <table:table-cell table:style-name="ce34" office:value-type="date" office:date-value="2010-02-04T00:00:00">
            <text:p>2/4/2010</text:p>
          </table:table-cell>
          <table:table-cell table:style-name="ce27" office:value-type="float" office:value="1063.11">
            <text:p>1063.11</text:p>
          </table:table-cell>
        </table:table-row>
        <table:table-row table:style-name="ro2">
          <table:table-cell table:style-name="ce34" office:value-type="date" office:date-value="2010-02-05T00:00:00">
            <text:p>2/5/2010</text:p>
          </table:table-cell>
          <table:table-cell table:style-name="ce27" office:value-type="float" office:value="1066.19">
            <text:p>1066.19</text:p>
          </table:table-cell>
        </table:table-row>
        <table:table-row table:style-name="ro2">
          <table:table-cell table:style-name="ce34" office:value-type="date" office:date-value="2010-02-08T00:00:00">
            <text:p>2/8/2010</text:p>
          </table:table-cell>
          <table:table-cell table:style-name="ce27" office:value-type="float" office:value="1056.74">
            <text:p>1056.74</text:p>
          </table:table-cell>
        </table:table-row>
        <table:table-row table:style-name="ro2">
          <table:table-cell table:style-name="ce34" office:value-type="date" office:date-value="2010-02-09T00:00:00">
            <text:p>2/9/2010</text:p>
          </table:table-cell>
          <table:table-cell table:style-name="ce27" office:value-type="float" office:value="1070.52">
            <text:p>1070.52</text:p>
          </table:table-cell>
        </table:table-row>
        <table:table-row table:style-name="ro2">
          <table:table-cell table:style-name="ce34" office:value-type="date" office:date-value="2010-02-10T00:00:00">
            <text:p>2/10/2010</text:p>
          </table:table-cell>
          <table:table-cell table:style-name="ce27" office:value-type="float" office:value="1068.13">
            <text:p>1068.13</text:p>
          </table:table-cell>
        </table:table-row>
        <table:table-row table:style-name="ro2">
          <table:table-cell table:style-name="ce34" office:value-type="date" office:date-value="2010-02-11T00:00:00">
            <text:p>2/11/2010</text:p>
          </table:table-cell>
          <table:table-cell table:style-name="ce27" office:value-type="float" office:value="1078.47">
            <text:p>1078.47</text:p>
          </table:table-cell>
        </table:table-row>
        <table:table-row table:style-name="ro2">
          <table:table-cell table:style-name="ce34" office:value-type="date" office:date-value="2010-02-12T00:00:00">
            <text:p>2/12/2010</text:p>
          </table:table-cell>
          <table:table-cell table:style-name="ce27" office:value-type="float" office:value="1075.51">
            <text:p>1075.51</text:p>
          </table:table-cell>
        </table:table-row>
        <table:table-row table:style-name="ro2">
          <table:table-cell table:style-name="ce34" office:value-type="date" office:date-value="2010-02-15T00:00:00">
            <text:p>2/15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2-16T00:00:00">
            <text:p>2/16/2010</text:p>
          </table:table-cell>
          <table:table-cell table:style-name="ce27" office:value-type="float" office:value="1094.87">
            <text:p>1094.87</text:p>
          </table:table-cell>
        </table:table-row>
        <table:table-row table:style-name="ro2">
          <table:table-cell table:style-name="ce34" office:value-type="date" office:date-value="2010-02-17T00:00:00">
            <text:p>2/17/2010</text:p>
          </table:table-cell>
          <table:table-cell table:style-name="ce27" office:value-type="float" office:value="1099.51">
            <text:p>1099.51</text:p>
          </table:table-cell>
        </table:table-row>
        <table:table-row table:style-name="ro2">
          <table:table-cell table:style-name="ce34" office:value-type="date" office:date-value="2010-02-18T00:00:00">
            <text:p>2/18/2010</text:p>
          </table:table-cell>
          <table:table-cell table:style-name="ce27" office:value-type="float" office:value="1106.75">
            <text:p>1106.75</text:p>
          </table:table-cell>
        </table:table-row>
        <table:table-row table:style-name="ro2">
          <table:table-cell table:style-name="ce34" office:value-type="date" office:date-value="2010-02-19T00:00:00">
            <text:p>2/19/2010</text:p>
          </table:table-cell>
          <table:table-cell table:style-name="ce27" office:value-type="float" office:value="1109.17">
            <text:p>1109.17</text:p>
          </table:table-cell>
        </table:table-row>
        <table:table-row table:style-name="ro2">
          <table:table-cell table:style-name="ce34" office:value-type="date" office:date-value="2010-02-22T00:00:00">
            <text:p>2/22/2010</text:p>
          </table:table-cell>
          <table:table-cell table:style-name="ce27" office:value-type="float" office:value="1108.01">
            <text:p>1108.01</text:p>
          </table:table-cell>
        </table:table-row>
        <table:table-row table:style-name="ro2">
          <table:table-cell table:style-name="ce34" office:value-type="date" office:date-value="2010-02-23T00:00:00">
            <text:p>2/23/2010</text:p>
          </table:table-cell>
          <table:table-cell table:style-name="ce27" office:value-type="float" office:value="1094.6">
            <text:p>1094.6</text:p>
          </table:table-cell>
        </table:table-row>
        <table:table-row table:style-name="ro2">
          <table:table-cell table:style-name="ce34" office:value-type="date" office:date-value="2010-02-24T00:00:00">
            <text:p>2/24/2010</text:p>
          </table:table-cell>
          <table:table-cell table:style-name="ce27" office:value-type="float" office:value="1105.24">
            <text:p>1105.24</text:p>
          </table:table-cell>
        </table:table-row>
        <table:table-row table:style-name="ro2">
          <table:table-cell table:style-name="ce34" office:value-type="date" office:date-value="2010-02-25T00:00:00">
            <text:p>2/25/2010</text:p>
          </table:table-cell>
          <table:table-cell table:style-name="ce27" office:value-type="float" office:value="1102.94">
            <text:p>1102.94</text:p>
          </table:table-cell>
        </table:table-row>
        <table:table-row table:style-name="ro2">
          <table:table-cell table:style-name="ce34" office:value-type="date" office:date-value="2010-02-26T00:00:00">
            <text:p>2/26/2010</text:p>
          </table:table-cell>
          <table:table-cell table:style-name="ce27" office:value-type="float" office:value="1104.49">
            <text:p>1104.49</text:p>
          </table:table-cell>
        </table:table-row>
        <table:table-row table:style-name="ro2">
          <table:table-cell table:style-name="ce34" office:value-type="date" office:date-value="2010-03-01T00:00:00">
            <text:p>3/1/2010</text:p>
          </table:table-cell>
          <table:table-cell table:style-name="ce27" office:value-type="float" office:value="1115.71">
            <text:p>1115.71</text:p>
          </table:table-cell>
        </table:table-row>
        <table:table-row table:style-name="ro2">
          <table:table-cell table:style-name="ce34" office:value-type="date" office:date-value="2010-03-02T00:00:00">
            <text:p>3/2/2010</text:p>
          </table:table-cell>
          <table:table-cell table:style-name="ce27" office:value-type="float" office:value="1118.31">
            <text:p>1118.31</text:p>
          </table:table-cell>
        </table:table-row>
        <table:table-row table:style-name="ro2">
          <table:table-cell table:style-name="ce34" office:value-type="date" office:date-value="2010-03-03T00:00:00">
            <text:p>3/3/2010</text:p>
          </table:table-cell>
          <table:table-cell table:style-name="ce27" office:value-type="float" office:value="1118.79">
            <text:p>1118.79</text:p>
          </table:table-cell>
        </table:table-row>
        <table:table-row table:style-name="ro2">
          <table:table-cell table:style-name="ce34" office:value-type="date" office:date-value="2010-03-04T00:00:00">
            <text:p>3/4/2010</text:p>
          </table:table-cell>
          <table:table-cell table:style-name="ce27" office:value-type="float" office:value="1122.97">
            <text:p>1122.97</text:p>
          </table:table-cell>
        </table:table-row>
        <table:table-row table:style-name="ro2">
          <table:table-cell table:style-name="ce34" office:value-type="date" office:date-value="2010-03-05T00:00:00">
            <text:p>3/5/2010</text:p>
          </table:table-cell>
          <table:table-cell table:style-name="ce27" office:value-type="float" office:value="1138.7">
            <text:p>1138.7</text:p>
          </table:table-cell>
        </table:table-row>
        <table:table-row table:style-name="ro2">
          <table:table-cell table:style-name="ce34" office:value-type="date" office:date-value="2010-03-08T00:00:00">
            <text:p>3/8/2010</text:p>
          </table:table-cell>
          <table:table-cell table:style-name="ce27" office:value-type="float" office:value="1138.5">
            <text:p>1138.5</text:p>
          </table:table-cell>
        </table:table-row>
        <table:table-row table:style-name="ro2">
          <table:table-cell table:style-name="ce34" office:value-type="date" office:date-value="2010-03-09T00:00:00">
            <text:p>3/9/2010</text:p>
          </table:table-cell>
          <table:table-cell table:style-name="ce27" office:value-type="float" office:value="1140.45">
            <text:p>1140.45</text:p>
          </table:table-cell>
        </table:table-row>
        <table:table-row table:style-name="ro2">
          <table:table-cell table:style-name="ce34" office:value-type="date" office:date-value="2010-03-10T00:00:00">
            <text:p>3/10/2010</text:p>
          </table:table-cell>
          <table:table-cell table:style-name="ce27" office:value-type="float" office:value="1145.61">
            <text:p>1145.61</text:p>
          </table:table-cell>
        </table:table-row>
        <table:table-row table:style-name="ro2">
          <table:table-cell table:style-name="ce34" office:value-type="date" office:date-value="2010-03-11T00:00:00">
            <text:p>3/11/2010</text:p>
          </table:table-cell>
          <table:table-cell table:style-name="ce27" office:value-type="float" office:value="1150.24">
            <text:p>1150.24</text:p>
          </table:table-cell>
        </table:table-row>
        <table:table-row table:style-name="ro2">
          <table:table-cell table:style-name="ce34" office:value-type="date" office:date-value="2010-03-12T00:00:00">
            <text:p>3/12/2010</text:p>
          </table:table-cell>
          <table:table-cell table:style-name="ce27" office:value-type="float" office:value="1149.99">
            <text:p>1149.99</text:p>
          </table:table-cell>
        </table:table-row>
        <table:table-row table:style-name="ro2">
          <table:table-cell table:style-name="ce34" office:value-type="date" office:date-value="2010-03-15T00:00:00">
            <text:p>3/15/2010</text:p>
          </table:table-cell>
          <table:table-cell table:style-name="ce27" office:value-type="float" office:value="1150.51">
            <text:p>1150.51</text:p>
          </table:table-cell>
        </table:table-row>
        <table:table-row table:style-name="ro2">
          <table:table-cell table:style-name="ce34" office:value-type="date" office:date-value="2010-03-16T00:00:00">
            <text:p>3/16/2010</text:p>
          </table:table-cell>
          <table:table-cell table:style-name="ce27" office:value-type="float" office:value="1159.46">
            <text:p>1159.46</text:p>
          </table:table-cell>
        </table:table-row>
        <table:table-row table:style-name="ro2">
          <table:table-cell table:style-name="ce34" office:value-type="date" office:date-value="2010-03-17T00:00:00">
            <text:p>3/17/2010</text:p>
          </table:table-cell>
          <table:table-cell table:style-name="ce27" office:value-type="float" office:value="1166.21">
            <text:p>1166.21</text:p>
          </table:table-cell>
        </table:table-row>
        <table:table-row table:style-name="ro2">
          <table:table-cell table:style-name="ce34" office:value-type="date" office:date-value="2010-03-18T00:00:00">
            <text:p>3/18/2010</text:p>
          </table:table-cell>
          <table:table-cell table:style-name="ce27" office:value-type="float" office:value="1165.83">
            <text:p>1165.83</text:p>
          </table:table-cell>
        </table:table-row>
        <table:table-row table:style-name="ro2">
          <table:table-cell table:style-name="ce34" office:value-type="date" office:date-value="2010-03-19T00:00:00">
            <text:p>3/19/2010</text:p>
          </table:table-cell>
          <table:table-cell table:style-name="ce27" office:value-type="float" office:value="1159.9">
            <text:p>1159.9</text:p>
          </table:table-cell>
        </table:table-row>
        <table:table-row table:style-name="ro2">
          <table:table-cell table:style-name="ce34" office:value-type="date" office:date-value="2010-03-22T00:00:00">
            <text:p>3/22/2010</text:p>
          </table:table-cell>
          <table:table-cell table:style-name="ce27" office:value-type="float" office:value="1165.81">
            <text:p>1165.81</text:p>
          </table:table-cell>
        </table:table-row>
        <table:table-row table:style-name="ro2">
          <table:table-cell table:style-name="ce34" office:value-type="date" office:date-value="2010-03-23T00:00:00">
            <text:p>3/23/2010</text:p>
          </table:table-cell>
          <table:table-cell table:style-name="ce27" office:value-type="float" office:value="1174.17">
            <text:p>1174.17</text:p>
          </table:table-cell>
        </table:table-row>
        <table:table-row table:style-name="ro2">
          <table:table-cell table:style-name="ce34" office:value-type="date" office:date-value="2010-03-24T00:00:00">
            <text:p>3/24/2010</text:p>
          </table:table-cell>
          <table:table-cell table:style-name="ce27" office:value-type="float" office:value="1167.72">
            <text:p>1167.72</text:p>
          </table:table-cell>
        </table:table-row>
        <table:table-row table:style-name="ro2">
          <table:table-cell table:style-name="ce34" office:value-type="date" office:date-value="2010-03-25T00:00:00">
            <text:p>3/25/2010</text:p>
          </table:table-cell>
          <table:table-cell table:style-name="ce27" office:value-type="float" office:value="1165.73">
            <text:p>1165.73</text:p>
          </table:table-cell>
        </table:table-row>
        <table:table-row table:style-name="ro2">
          <table:table-cell table:style-name="ce34" office:value-type="date" office:date-value="2010-03-26T00:00:00">
            <text:p>3/26/2010</text:p>
          </table:table-cell>
          <table:table-cell table:style-name="ce27" office:value-type="float" office:value="1166.59">
            <text:p>1166.59</text:p>
          </table:table-cell>
        </table:table-row>
        <table:table-row table:style-name="ro2">
          <table:table-cell table:style-name="ce34" office:value-type="date" office:date-value="2010-03-29T00:00:00">
            <text:p>3/29/2010</text:p>
          </table:table-cell>
          <table:table-cell table:style-name="ce27" office:value-type="float" office:value="1173.22">
            <text:p>1173.22</text:p>
          </table:table-cell>
        </table:table-row>
        <table:table-row table:style-name="ro2">
          <table:table-cell table:style-name="ce34" office:value-type="date" office:date-value="2010-03-30T00:00:00">
            <text:p>3/30/2010</text:p>
          </table:table-cell>
          <table:table-cell table:style-name="ce27" office:value-type="float" office:value="1173.27">
            <text:p>1173.27</text:p>
          </table:table-cell>
        </table:table-row>
        <table:table-row table:style-name="ro2">
          <table:table-cell table:style-name="ce34" office:value-type="date" office:date-value="2010-03-31T00:00:00">
            <text:p>3/31/2010</text:p>
          </table:table-cell>
          <table:table-cell table:style-name="ce27" office:value-type="float" office:value="1169.43">
            <text:p>1169.43</text:p>
          </table:table-cell>
        </table:table-row>
        <table:table-row table:style-name="ro2">
          <table:table-cell table:style-name="ce34" office:value-type="date" office:date-value="2010-04-01T00:00:00">
            <text:p>4/1/2010</text:p>
          </table:table-cell>
          <table:table-cell table:style-name="ce27" office:value-type="float" office:value="1178.1">
            <text:p>1178.1</text:p>
          </table:table-cell>
        </table:table-row>
        <table:table-row table:style-name="ro2">
          <table:table-cell table:style-name="ce34" office:value-type="date" office:date-value="2010-04-02T00:00:00">
            <text:p>4/2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4-05T00:00:00">
            <text:p>4/5/2010</text:p>
          </table:table-cell>
          <table:table-cell table:style-name="ce27" office:value-type="float" office:value="1187.44">
            <text:p>1187.44</text:p>
          </table:table-cell>
        </table:table-row>
        <table:table-row table:style-name="ro2">
          <table:table-cell table:style-name="ce34" office:value-type="date" office:date-value="2010-04-06T00:00:00">
            <text:p>4/6/2010</text:p>
          </table:table-cell>
          <table:table-cell table:style-name="ce27" office:value-type="float" office:value="1189.44">
            <text:p>1189.44</text:p>
          </table:table-cell>
        </table:table-row>
        <table:table-row table:style-name="ro2">
          <table:table-cell table:style-name="ce34" office:value-type="date" office:date-value="2010-04-07T00:00:00">
            <text:p>4/7/2010</text:p>
          </table:table-cell>
          <table:table-cell table:style-name="ce27" office:value-type="float" office:value="1182.45">
            <text:p>1182.45</text:p>
          </table:table-cell>
        </table:table-row>
        <table:table-row table:style-name="ro2">
          <table:table-cell table:style-name="ce34" office:value-type="date" office:date-value="2010-04-08T00:00:00">
            <text:p>4/8/2010</text:p>
          </table:table-cell>
          <table:table-cell table:style-name="ce27" office:value-type="float" office:value="1186.44">
            <text:p>1186.44</text:p>
          </table:table-cell>
        </table:table-row>
        <table:table-row table:style-name="ro2">
          <table:table-cell table:style-name="ce34" office:value-type="date" office:date-value="2010-04-09T00:00:00">
            <text:p>4/9/2010</text:p>
          </table:table-cell>
          <table:table-cell table:style-name="ce27" office:value-type="float" office:value="1194.37">
            <text:p>1194.37</text:p>
          </table:table-cell>
        </table:table-row>
        <table:table-row table:style-name="ro2">
          <table:table-cell table:style-name="ce34" office:value-type="date" office:date-value="2010-04-12T00:00:00">
            <text:p>4/12/2010</text:p>
          </table:table-cell>
          <table:table-cell table:style-name="ce27" office:value-type="float" office:value="1196.48">
            <text:p>1196.48</text:p>
          </table:table-cell>
        </table:table-row>
        <table:table-row table:style-name="ro2">
          <table:table-cell table:style-name="ce34" office:value-type="date" office:date-value="2010-04-13T00:00:00">
            <text:p>4/13/2010</text:p>
          </table:table-cell>
          <table:table-cell table:style-name="ce27" office:value-type="float" office:value="1197.3">
            <text:p>1197.3</text:p>
          </table:table-cell>
        </table:table-row>
        <table:table-row table:style-name="ro2">
          <table:table-cell table:style-name="ce34" office:value-type="date" office:date-value="2010-04-14T00:00:00">
            <text:p>4/14/2010</text:p>
          </table:table-cell>
          <table:table-cell table:style-name="ce27" office:value-type="float" office:value="1210.65">
            <text:p>1210.65</text:p>
          </table:table-cell>
        </table:table-row>
        <table:table-row table:style-name="ro2">
          <table:table-cell table:style-name="ce34" office:value-type="date" office:date-value="2010-04-15T00:00:00">
            <text:p>4/15/2010</text:p>
          </table:table-cell>
          <table:table-cell table:style-name="ce27" office:value-type="float" office:value="1211.67">
            <text:p>1211.67</text:p>
          </table:table-cell>
        </table:table-row>
        <table:table-row table:style-name="ro2">
          <table:table-cell table:style-name="ce34" office:value-type="date" office:date-value="2010-04-16T00:00:00">
            <text:p>4/16/2010</text:p>
          </table:table-cell>
          <table:table-cell table:style-name="ce27" office:value-type="float" office:value="1192.13">
            <text:p>1192.13</text:p>
          </table:table-cell>
        </table:table-row>
        <table:table-row table:style-name="ro2">
          <table:table-cell table:style-name="ce34" office:value-type="date" office:date-value="2010-04-19T00:00:00">
            <text:p>4/19/2010</text:p>
          </table:table-cell>
          <table:table-cell table:style-name="ce27" office:value-type="float" office:value="1197.52">
            <text:p>1197.52</text:p>
          </table:table-cell>
        </table:table-row>
        <table:table-row table:style-name="ro2">
          <table:table-cell table:style-name="ce34" office:value-type="date" office:date-value="2010-04-20T00:00:00">
            <text:p>4/20/2010</text:p>
          </table:table-cell>
          <table:table-cell table:style-name="ce27" office:value-type="float" office:value="1207.17">
            <text:p>1207.17</text:p>
          </table:table-cell>
        </table:table-row>
        <table:table-row table:style-name="ro2">
          <table:table-cell table:style-name="ce34" office:value-type="date" office:date-value="2010-04-21T00:00:00">
            <text:p>4/21/2010</text:p>
          </table:table-cell>
          <table:table-cell table:style-name="ce27" office:value-type="float" office:value="1205.94">
            <text:p>1205.94</text:p>
          </table:table-cell>
        </table:table-row>
        <table:table-row table:style-name="ro2">
          <table:table-cell table:style-name="ce34" office:value-type="date" office:date-value="2010-04-22T00:00:00">
            <text:p>4/22/2010</text:p>
          </table:table-cell>
          <table:table-cell table:style-name="ce27" office:value-type="float" office:value="1208.67">
            <text:p>1208.67</text:p>
          </table:table-cell>
        </table:table-row>
        <table:table-row table:style-name="ro2">
          <table:table-cell table:style-name="ce34" office:value-type="date" office:date-value="2010-04-23T00:00:00">
            <text:p>4/23/2010</text:p>
          </table:table-cell>
          <table:table-cell table:style-name="ce27" office:value-type="float" office:value="1217.28">
            <text:p>1217.28</text:p>
          </table:table-cell>
        </table:table-row>
        <table:table-row table:style-name="ro2">
          <table:table-cell table:style-name="ce34" office:value-type="date" office:date-value="2010-04-26T00:00:00">
            <text:p>4/26/2010</text:p>
          </table:table-cell>
          <table:table-cell table:style-name="ce27" office:value-type="float" office:value="1212.05">
            <text:p>1212.05</text:p>
          </table:table-cell>
        </table:table-row>
        <table:table-row table:style-name="ro2">
          <table:table-cell table:style-name="ce34" office:value-type="date" office:date-value="2010-04-27T00:00:00">
            <text:p>4/27/2010</text:p>
          </table:table-cell>
          <table:table-cell table:style-name="ce27" office:value-type="float" office:value="1183.71">
            <text:p>1183.71</text:p>
          </table:table-cell>
        </table:table-row>
        <table:table-row table:style-name="ro2">
          <table:table-cell table:style-name="ce34" office:value-type="date" office:date-value="2010-04-28T00:00:00">
            <text:p>4/28/2010</text:p>
          </table:table-cell>
          <table:table-cell table:style-name="ce27" office:value-type="float" office:value="1191.36">
            <text:p>1191.36</text:p>
          </table:table-cell>
        </table:table-row>
        <table:table-row table:style-name="ro2">
          <table:table-cell table:style-name="ce34" office:value-type="date" office:date-value="2010-04-29T00:00:00">
            <text:p>4/29/2010</text:p>
          </table:table-cell>
          <table:table-cell table:style-name="ce27" office:value-type="float" office:value="1206.78">
            <text:p>1206.78</text:p>
          </table:table-cell>
        </table:table-row>
        <table:table-row table:style-name="ro2">
          <table:table-cell table:style-name="ce34" office:value-type="date" office:date-value="2010-04-30T00:00:00">
            <text:p>4/30/2010</text:p>
          </table:table-cell>
          <table:table-cell table:style-name="ce27" office:value-type="float" office:value="1186.69">
            <text:p>1186.69</text:p>
          </table:table-cell>
        </table:table-row>
        <table:table-row table:style-name="ro2">
          <table:table-cell table:style-name="ce34" office:value-type="date" office:date-value="2010-05-03T00:00:00">
            <text:p>5/3/2010</text:p>
          </table:table-cell>
          <table:table-cell table:style-name="ce27" office:value-type="float" office:value="1202.26">
            <text:p>1202.26</text:p>
          </table:table-cell>
        </table:table-row>
        <table:table-row table:style-name="ro2">
          <table:table-cell table:style-name="ce34" office:value-type="date" office:date-value="2010-05-04T00:00:00">
            <text:p>5/4/2010</text:p>
          </table:table-cell>
          <table:table-cell table:style-name="ce27" office:value-type="float" office:value="1173.6">
            <text:p>1173.6</text:p>
          </table:table-cell>
        </table:table-row>
        <table:table-row table:style-name="ro2">
          <table:table-cell table:style-name="ce34" office:value-type="date" office:date-value="2010-05-05T00:00:00">
            <text:p>5/5/2010</text:p>
          </table:table-cell>
          <table:table-cell table:style-name="ce27" office:value-type="float" office:value="1165.9">
            <text:p>1165.9</text:p>
          </table:table-cell>
        </table:table-row>
        <table:table-row table:style-name="ro2">
          <table:table-cell table:style-name="ce34" office:value-type="date" office:date-value="2010-05-06T00:00:00">
            <text:p>5/6/2010</text:p>
          </table:table-cell>
          <table:table-cell table:style-name="ce27" office:value-type="float" office:value="1128.15">
            <text:p>1128.15</text:p>
          </table:table-cell>
        </table:table-row>
        <table:table-row table:style-name="ro2">
          <table:table-cell table:style-name="ce34" office:value-type="date" office:date-value="2010-05-07T00:00:00">
            <text:p>5/7/2010</text:p>
          </table:table-cell>
          <table:table-cell table:style-name="ce27" office:value-type="float" office:value="1110.88">
            <text:p>1110.88</text:p>
          </table:table-cell>
        </table:table-row>
        <table:table-row table:style-name="ro2">
          <table:table-cell table:style-name="ce34" office:value-type="date" office:date-value="2010-05-10T00:00:00">
            <text:p>5/10/2010</text:p>
          </table:table-cell>
          <table:table-cell table:style-name="ce27" office:value-type="float" office:value="1159.73">
            <text:p>1159.73</text:p>
          </table:table-cell>
        </table:table-row>
        <table:table-row table:style-name="ro2">
          <table:table-cell table:style-name="ce34" office:value-type="date" office:date-value="2010-05-11T00:00:00">
            <text:p>5/11/2010</text:p>
          </table:table-cell>
          <table:table-cell table:style-name="ce27" office:value-type="float" office:value="1155.79">
            <text:p>1155.79</text:p>
          </table:table-cell>
        </table:table-row>
        <table:table-row table:style-name="ro2">
          <table:table-cell table:style-name="ce34" office:value-type="date" office:date-value="2010-05-12T00:00:00">
            <text:p>5/12/2010</text:p>
          </table:table-cell>
          <table:table-cell table:style-name="ce27" office:value-type="float" office:value="1171.67">
            <text:p>1171.67</text:p>
          </table:table-cell>
        </table:table-row>
        <table:table-row table:style-name="ro2">
          <table:table-cell table:style-name="ce34" office:value-type="date" office:date-value="2010-05-13T00:00:00">
            <text:p>5/13/2010</text:p>
          </table:table-cell>
          <table:table-cell table:style-name="ce27" office:value-type="float" office:value="1157.44">
            <text:p>1157.44</text:p>
          </table:table-cell>
        </table:table-row>
        <table:table-row table:style-name="ro2">
          <table:table-cell table:style-name="ce34" office:value-type="date" office:date-value="2010-05-14T00:00:00">
            <text:p>5/14/2010</text:p>
          </table:table-cell>
          <table:table-cell table:style-name="ce27" office:value-type="float" office:value="1135.68">
            <text:p>1135.68</text:p>
          </table:table-cell>
        </table:table-row>
        <table:table-row table:style-name="ro2">
          <table:table-cell table:style-name="ce34" office:value-type="date" office:date-value="2010-05-17T00:00:00">
            <text:p>5/17/2010</text:p>
          </table:table-cell>
          <table:table-cell table:style-name="ce27" office:value-type="float" office:value="1136.94">
            <text:p>1136.94</text:p>
          </table:table-cell>
        </table:table-row>
        <table:table-row table:style-name="ro2">
          <table:table-cell table:style-name="ce34" office:value-type="date" office:date-value="2010-05-18T00:00:00">
            <text:p>5/18/2010</text:p>
          </table:table-cell>
          <table:table-cell table:style-name="ce27" office:value-type="float" office:value="1120.8">
            <text:p>1120.8</text:p>
          </table:table-cell>
        </table:table-row>
        <table:table-row table:style-name="ro2">
          <table:table-cell table:style-name="ce34" office:value-type="date" office:date-value="2010-05-19T00:00:00">
            <text:p>5/19/2010</text:p>
          </table:table-cell>
          <table:table-cell table:style-name="ce27" office:value-type="float" office:value="1115.05">
            <text:p>1115.05</text:p>
          </table:table-cell>
        </table:table-row>
        <table:table-row table:style-name="ro2">
          <table:table-cell table:style-name="ce34" office:value-type="date" office:date-value="2010-05-20T00:00:00">
            <text:p>5/20/2010</text:p>
          </table:table-cell>
          <table:table-cell table:style-name="ce27" office:value-type="float" office:value="1071.59">
            <text:p>1071.59</text:p>
          </table:table-cell>
        </table:table-row>
        <table:table-row table:style-name="ro2">
          <table:table-cell table:style-name="ce34" office:value-type="date" office:date-value="2010-05-21T00:00:00">
            <text:p>5/21/2010</text:p>
          </table:table-cell>
          <table:table-cell table:style-name="ce27" office:value-type="float" office:value="1087.69">
            <text:p>1087.69</text:p>
          </table:table-cell>
        </table:table-row>
        <table:table-row table:style-name="ro2">
          <table:table-cell table:style-name="ce34" office:value-type="date" office:date-value="2010-05-24T00:00:00">
            <text:p>5/24/2010</text:p>
          </table:table-cell>
          <table:table-cell table:style-name="ce27" office:value-type="float" office:value="1073.65">
            <text:p>1073.65</text:p>
          </table:table-cell>
        </table:table-row>
        <table:table-row table:style-name="ro2">
          <table:table-cell table:style-name="ce34" office:value-type="date" office:date-value="2010-05-25T00:00:00">
            <text:p>5/25/2010</text:p>
          </table:table-cell>
          <table:table-cell table:style-name="ce27" office:value-type="float" office:value="1074.03">
            <text:p>1074.03</text:p>
          </table:table-cell>
        </table:table-row>
        <table:table-row table:style-name="ro2">
          <table:table-cell table:style-name="ce34" office:value-type="date" office:date-value="2010-05-26T00:00:00">
            <text:p>5/26/2010</text:p>
          </table:table-cell>
          <table:table-cell table:style-name="ce27" office:value-type="float" office:value="1067.95">
            <text:p>1067.95</text:p>
          </table:table-cell>
        </table:table-row>
        <table:table-row table:style-name="ro2">
          <table:table-cell table:style-name="ce34" office:value-type="date" office:date-value="2010-05-27T00:00:00">
            <text:p>5/27/2010</text:p>
          </table:table-cell>
          <table:table-cell table:style-name="ce27" office:value-type="float" office:value="1103.06">
            <text:p>1103.06</text:p>
          </table:table-cell>
        </table:table-row>
        <table:table-row table:style-name="ro2">
          <table:table-cell table:style-name="ce34" office:value-type="date" office:date-value="2010-05-28T00:00:00">
            <text:p>5/28/2010</text:p>
          </table:table-cell>
          <table:table-cell table:style-name="ce27" office:value-type="float" office:value="1089.41">
            <text:p>1089.41</text:p>
          </table:table-cell>
        </table:table-row>
        <table:table-row table:style-name="ro2">
          <table:table-cell table:style-name="ce34" office:value-type="date" office:date-value="2010-05-31T00:00:00">
            <text:p>5/31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6-01T00:00:00">
            <text:p>6/1/2010</text:p>
          </table:table-cell>
          <table:table-cell table:style-name="ce27" office:value-type="float" office:value="1070.71">
            <text:p>1070.71</text:p>
          </table:table-cell>
        </table:table-row>
        <table:table-row table:style-name="ro2">
          <table:table-cell table:style-name="ce34" office:value-type="date" office:date-value="2010-06-02T00:00:00">
            <text:p>6/2/2010</text:p>
          </table:table-cell>
          <table:table-cell table:style-name="ce27" office:value-type="float" office:value="1098.38">
            <text:p>1098.38</text:p>
          </table:table-cell>
        </table:table-row>
        <table:table-row table:style-name="ro2">
          <table:table-cell table:style-name="ce34" office:value-type="date" office:date-value="2010-06-03T00:00:00">
            <text:p>6/3/2010</text:p>
          </table:table-cell>
          <table:table-cell table:style-name="ce27" office:value-type="float" office:value="1102.83">
            <text:p>1102.83</text:p>
          </table:table-cell>
        </table:table-row>
        <table:table-row table:style-name="ro2">
          <table:table-cell table:style-name="ce34" office:value-type="date" office:date-value="2010-06-04T00:00:00">
            <text:p>6/4/2010</text:p>
          </table:table-cell>
          <table:table-cell table:style-name="ce27" office:value-type="float" office:value="1064.88">
            <text:p>1064.88</text:p>
          </table:table-cell>
        </table:table-row>
        <table:table-row table:style-name="ro2">
          <table:table-cell table:style-name="ce34" office:value-type="date" office:date-value="2010-06-07T00:00:00">
            <text:p>6/7/2010</text:p>
          </table:table-cell>
          <table:table-cell table:style-name="ce27" office:value-type="float" office:value="1050.47">
            <text:p>1050.47</text:p>
          </table:table-cell>
        </table:table-row>
        <table:table-row table:style-name="ro2">
          <table:table-cell table:style-name="ce34" office:value-type="date" office:date-value="2010-06-08T00:00:00">
            <text:p>6/8/2010</text:p>
          </table:table-cell>
          <table:table-cell table:style-name="ce27" office:value-type="float" office:value="1062">
            <text:p>1062</text:p>
          </table:table-cell>
        </table:table-row>
        <table:table-row table:style-name="ro2">
          <table:table-cell table:style-name="ce34" office:value-type="date" office:date-value="2010-06-09T00:00:00">
            <text:p>6/9/2010</text:p>
          </table:table-cell>
          <table:table-cell table:style-name="ce27" office:value-type="float" office:value="1055.69">
            <text:p>1055.69</text:p>
          </table:table-cell>
        </table:table-row>
        <table:table-row table:style-name="ro2">
          <table:table-cell table:style-name="ce34" office:value-type="date" office:date-value="2010-06-10T00:00:00">
            <text:p>6/10/2010</text:p>
          </table:table-cell>
          <table:table-cell table:style-name="ce27" office:value-type="float" office:value="1086.84">
            <text:p>1086.84</text:p>
          </table:table-cell>
        </table:table-row>
        <table:table-row table:style-name="ro2">
          <table:table-cell table:style-name="ce34" office:value-type="date" office:date-value="2010-06-11T00:00:00">
            <text:p>6/11/2010</text:p>
          </table:table-cell>
          <table:table-cell table:style-name="ce27" office:value-type="float" office:value="1091.6">
            <text:p>1091.6</text:p>
          </table:table-cell>
        </table:table-row>
        <table:table-row table:style-name="ro2">
          <table:table-cell table:style-name="ce34" office:value-type="date" office:date-value="2010-06-14T00:00:00">
            <text:p>6/14/2010</text:p>
          </table:table-cell>
          <table:table-cell table:style-name="ce27" office:value-type="float" office:value="1089.63">
            <text:p>1089.63</text:p>
          </table:table-cell>
        </table:table-row>
        <table:table-row table:style-name="ro2">
          <table:table-cell table:style-name="ce34" office:value-type="date" office:date-value="2010-06-15T00:00:00">
            <text:p>6/15/2010</text:p>
          </table:table-cell>
          <table:table-cell table:style-name="ce27" office:value-type="float" office:value="1115.23">
            <text:p>1115.23</text:p>
          </table:table-cell>
        </table:table-row>
        <table:table-row table:style-name="ro2">
          <table:table-cell table:style-name="ce34" office:value-type="date" office:date-value="2010-06-16T00:00:00">
            <text:p>6/16/2010</text:p>
          </table:table-cell>
          <table:table-cell table:style-name="ce27" office:value-type="float" office:value="1114.61">
            <text:p>1114.61</text:p>
          </table:table-cell>
        </table:table-row>
        <table:table-row table:style-name="ro2">
          <table:table-cell table:style-name="ce34" office:value-type="date" office:date-value="2010-06-17T00:00:00">
            <text:p>6/17/2010</text:p>
          </table:table-cell>
          <table:table-cell table:style-name="ce27" office:value-type="float" office:value="1116.04">
            <text:p>1116.04</text:p>
          </table:table-cell>
        </table:table-row>
        <table:table-row table:style-name="ro2">
          <table:table-cell table:style-name="ce34" office:value-type="date" office:date-value="2010-06-18T00:00:00">
            <text:p>6/18/2010</text:p>
          </table:table-cell>
          <table:table-cell table:style-name="ce27" office:value-type="float" office:value="1117.51">
            <text:p>1117.51</text:p>
          </table:table-cell>
        </table:table-row>
        <table:table-row table:style-name="ro2">
          <table:table-cell table:style-name="ce34" office:value-type="date" office:date-value="2010-06-21T00:00:00">
            <text:p>6/21/2010</text:p>
          </table:table-cell>
          <table:table-cell table:style-name="ce27" office:value-type="float" office:value="1113.2">
            <text:p>1113.2</text:p>
          </table:table-cell>
        </table:table-row>
        <table:table-row table:style-name="ro2">
          <table:table-cell table:style-name="ce34" office:value-type="date" office:date-value="2010-06-22T00:00:00">
            <text:p>6/22/2010</text:p>
          </table:table-cell>
          <table:table-cell table:style-name="ce27" office:value-type="float" office:value="1095.31">
            <text:p>1095.31</text:p>
          </table:table-cell>
        </table:table-row>
        <table:table-row table:style-name="ro2">
          <table:table-cell table:style-name="ce34" office:value-type="date" office:date-value="2010-06-23T00:00:00">
            <text:p>6/23/2010</text:p>
          </table:table-cell>
          <table:table-cell table:style-name="ce27" office:value-type="float" office:value="1092.04">
            <text:p>1092.04</text:p>
          </table:table-cell>
        </table:table-row>
        <table:table-row table:style-name="ro2">
          <table:table-cell table:style-name="ce34" office:value-type="date" office:date-value="2010-06-24T00:00:00">
            <text:p>6/24/2010</text:p>
          </table:table-cell>
          <table:table-cell table:style-name="ce27" office:value-type="float" office:value="1073.69">
            <text:p>1073.69</text:p>
          </table:table-cell>
        </table:table-row>
        <table:table-row table:style-name="ro2">
          <table:table-cell table:style-name="ce34" office:value-type="date" office:date-value="2010-06-25T00:00:00">
            <text:p>6/25/2010</text:p>
          </table:table-cell>
          <table:table-cell table:style-name="ce27" office:value-type="float" office:value="1076.76">
            <text:p>1076.76</text:p>
          </table:table-cell>
        </table:table-row>
        <table:table-row table:style-name="ro2">
          <table:table-cell table:style-name="ce34" office:value-type="date" office:date-value="2010-06-28T00:00:00">
            <text:p>6/28/2010</text:p>
          </table:table-cell>
          <table:table-cell table:style-name="ce27" office:value-type="float" office:value="1074.57">
            <text:p>1074.57</text:p>
          </table:table-cell>
        </table:table-row>
        <table:table-row table:style-name="ro2">
          <table:table-cell table:style-name="ce34" office:value-type="date" office:date-value="2010-06-29T00:00:00">
            <text:p>6/29/2010</text:p>
          </table:table-cell>
          <table:table-cell table:style-name="ce27" office:value-type="float" office:value="1041.24">
            <text:p>1041.24</text:p>
          </table:table-cell>
        </table:table-row>
        <table:table-row table:style-name="ro2">
          <table:table-cell table:style-name="ce34" office:value-type="date" office:date-value="2010-06-30T00:00:00">
            <text:p>6/30/2010</text:p>
          </table:table-cell>
          <table:table-cell table:style-name="ce27" office:value-type="float" office:value="1030.71">
            <text:p>1030.71</text:p>
          </table:table-cell>
        </table:table-row>
        <table:table-row table:style-name="ro2">
          <table:table-cell table:style-name="ce34" office:value-type="date" office:date-value="2010-07-01T00:00:00">
            <text:p>7/1/2010</text:p>
          </table:table-cell>
          <table:table-cell table:style-name="ce27" office:value-type="float" office:value="1027.37">
            <text:p>1027.37</text:p>
          </table:table-cell>
        </table:table-row>
        <table:table-row table:style-name="ro2">
          <table:table-cell table:style-name="ce34" office:value-type="date" office:date-value="2010-07-02T00:00:00">
            <text:p>7/2/2010</text:p>
          </table:table-cell>
          <table:table-cell table:style-name="ce27" office:value-type="float" office:value="1022.58">
            <text:p>1022.58</text:p>
          </table:table-cell>
        </table:table-row>
        <table:table-row table:style-name="ro2">
          <table:table-cell table:style-name="ce34" office:value-type="date" office:date-value="2010-07-05T00:00:00">
            <text:p>7/5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7-06T00:00:00">
            <text:p>7/6/2010</text:p>
          </table:table-cell>
          <table:table-cell table:style-name="ce27" office:value-type="float" office:value="1028.06">
            <text:p>1028.06</text:p>
          </table:table-cell>
        </table:table-row>
        <table:table-row table:style-name="ro2">
          <table:table-cell table:style-name="ce34" office:value-type="date" office:date-value="2010-07-07T00:00:00">
            <text:p>7/7/2010</text:p>
          </table:table-cell>
          <table:table-cell table:style-name="ce27" office:value-type="float" office:value="1060.27">
            <text:p>1060.27</text:p>
          </table:table-cell>
        </table:table-row>
        <table:table-row table:style-name="ro2">
          <table:table-cell table:style-name="ce34" office:value-type="date" office:date-value="2010-07-08T00:00:00">
            <text:p>7/8/2010</text:p>
          </table:table-cell>
          <table:table-cell table:style-name="ce27" office:value-type="float" office:value="1070.25">
            <text:p>1070.25</text:p>
          </table:table-cell>
        </table:table-row>
        <table:table-row table:style-name="ro2">
          <table:table-cell table:style-name="ce34" office:value-type="date" office:date-value="2010-07-09T00:00:00">
            <text:p>7/9/2010</text:p>
          </table:table-cell>
          <table:table-cell table:style-name="ce27" office:value-type="float" office:value="1077.96">
            <text:p>1077.96</text:p>
          </table:table-cell>
        </table:table-row>
        <table:table-row table:style-name="ro2">
          <table:table-cell table:style-name="ce34" office:value-type="date" office:date-value="2010-07-12T00:00:00">
            <text:p>7/12/2010</text:p>
          </table:table-cell>
          <table:table-cell table:style-name="ce27" office:value-type="float" office:value="1078.75">
            <text:p>1078.75</text:p>
          </table:table-cell>
        </table:table-row>
        <table:table-row table:style-name="ro2">
          <table:table-cell table:style-name="ce34" office:value-type="date" office:date-value="2010-07-13T00:00:00">
            <text:p>7/13/2010</text:p>
          </table:table-cell>
          <table:table-cell table:style-name="ce27" office:value-type="float" office:value="1095.34">
            <text:p>1095.34</text:p>
          </table:table-cell>
        </table:table-row>
        <table:table-row table:style-name="ro2">
          <table:table-cell table:style-name="ce34" office:value-type="date" office:date-value="2010-07-14T00:00:00">
            <text:p>7/14/2010</text:p>
          </table:table-cell>
          <table:table-cell table:style-name="ce27" office:value-type="float" office:value="1095.17">
            <text:p>1095.17</text:p>
          </table:table-cell>
        </table:table-row>
        <table:table-row table:style-name="ro2">
          <table:table-cell table:style-name="ce34" office:value-type="date" office:date-value="2010-07-15T00:00:00">
            <text:p>7/15/2010</text:p>
          </table:table-cell>
          <table:table-cell table:style-name="ce27" office:value-type="float" office:value="1096.48">
            <text:p>1096.48</text:p>
          </table:table-cell>
        </table:table-row>
        <table:table-row table:style-name="ro2">
          <table:table-cell table:style-name="ce34" office:value-type="date" office:date-value="2010-07-16T00:00:00">
            <text:p>7/16/2010</text:p>
          </table:table-cell>
          <table:table-cell table:style-name="ce27" office:value-type="float" office:value="1064.88">
            <text:p>1064.88</text:p>
          </table:table-cell>
        </table:table-row>
        <table:table-row table:style-name="ro2">
          <table:table-cell table:style-name="ce34" office:value-type="date" office:date-value="2010-07-19T00:00:00">
            <text:p>7/19/2010</text:p>
          </table:table-cell>
          <table:table-cell table:style-name="ce27" office:value-type="float" office:value="1071.25">
            <text:p>1071.25</text:p>
          </table:table-cell>
        </table:table-row>
        <table:table-row table:style-name="ro2">
          <table:table-cell table:style-name="ce34" office:value-type="date" office:date-value="2010-07-20T00:00:00">
            <text:p>7/20/2010</text:p>
          </table:table-cell>
          <table:table-cell table:style-name="ce27" office:value-type="float" office:value="1083.48">
            <text:p>1083.48</text:p>
          </table:table-cell>
        </table:table-row>
        <table:table-row table:style-name="ro2">
          <table:table-cell table:style-name="ce34" office:value-type="date" office:date-value="2010-07-21T00:00:00">
            <text:p>7/21/2010</text:p>
          </table:table-cell>
          <table:table-cell table:style-name="ce27" office:value-type="float" office:value="1069.59">
            <text:p>1069.59</text:p>
          </table:table-cell>
        </table:table-row>
        <table:table-row table:style-name="ro2">
          <table:table-cell table:style-name="ce34" office:value-type="date" office:date-value="2010-07-22T00:00:00">
            <text:p>7/22/2010</text:p>
          </table:table-cell>
          <table:table-cell table:style-name="ce27" office:value-type="float" office:value="1093.67">
            <text:p>1093.67</text:p>
          </table:table-cell>
        </table:table-row>
        <table:table-row table:style-name="ro2">
          <table:table-cell table:style-name="ce34" office:value-type="date" office:date-value="2010-07-23T00:00:00">
            <text:p>7/23/2010</text:p>
          </table:table-cell>
          <table:table-cell table:style-name="ce27" office:value-type="float" office:value="1102.66">
            <text:p>1102.66</text:p>
          </table:table-cell>
        </table:table-row>
        <table:table-row table:style-name="ro2">
          <table:table-cell table:style-name="ce34" office:value-type="date" office:date-value="2010-07-26T00:00:00">
            <text:p>7/26/2010</text:p>
          </table:table-cell>
          <table:table-cell table:style-name="ce27" office:value-type="float" office:value="1115.01">
            <text:p>1115.01</text:p>
          </table:table-cell>
        </table:table-row>
        <table:table-row table:style-name="ro2">
          <table:table-cell table:style-name="ce34" office:value-type="date" office:date-value="2010-07-27T00:00:00">
            <text:p>7/27/2010</text:p>
          </table:table-cell>
          <table:table-cell table:style-name="ce27" office:value-type="float" office:value="1113.84">
            <text:p>1113.84</text:p>
          </table:table-cell>
        </table:table-row>
        <table:table-row table:style-name="ro2">
          <table:table-cell table:style-name="ce34" office:value-type="date" office:date-value="2010-07-28T00:00:00">
            <text:p>7/28/2010</text:p>
          </table:table-cell>
          <table:table-cell table:style-name="ce27" office:value-type="float" office:value="1106.13">
            <text:p>1106.13</text:p>
          </table:table-cell>
        </table:table-row>
        <table:table-row table:style-name="ro2">
          <table:table-cell table:style-name="ce34" office:value-type="date" office:date-value="2010-07-29T00:00:00">
            <text:p>7/29/2010</text:p>
          </table:table-cell>
          <table:table-cell table:style-name="ce27" office:value-type="float" office:value="1101.53">
            <text:p>1101.53</text:p>
          </table:table-cell>
        </table:table-row>
        <table:table-row table:style-name="ro2">
          <table:table-cell table:style-name="ce34" office:value-type="date" office:date-value="2010-07-30T00:00:00">
            <text:p>7/30/2010</text:p>
          </table:table-cell>
          <table:table-cell table:style-name="ce27" office:value-type="float" office:value="1101.6">
            <text:p>1101.6</text:p>
          </table:table-cell>
        </table:table-row>
        <table:table-row table:style-name="ro2">
          <table:table-cell table:style-name="ce34" office:value-type="date" office:date-value="2010-08-02T00:00:00">
            <text:p>8/2/2010</text:p>
          </table:table-cell>
          <table:table-cell table:style-name="ce27" office:value-type="float" office:value="1125.86">
            <text:p>1125.86</text:p>
          </table:table-cell>
        </table:table-row>
        <table:table-row table:style-name="ro2">
          <table:table-cell table:style-name="ce34" office:value-type="date" office:date-value="2010-08-03T00:00:00">
            <text:p>8/3/2010</text:p>
          </table:table-cell>
          <table:table-cell table:style-name="ce27" office:value-type="float" office:value="1120.46">
            <text:p>1120.46</text:p>
          </table:table-cell>
        </table:table-row>
        <table:table-row table:style-name="ro2">
          <table:table-cell table:style-name="ce34" office:value-type="date" office:date-value="2010-08-04T00:00:00">
            <text:p>8/4/2010</text:p>
          </table:table-cell>
          <table:table-cell table:style-name="ce27" office:value-type="float" office:value="1127.24">
            <text:p>1127.24</text:p>
          </table:table-cell>
        </table:table-row>
        <table:table-row table:style-name="ro2">
          <table:table-cell table:style-name="ce34" office:value-type="date" office:date-value="2010-08-05T00:00:00">
            <text:p>8/5/2010</text:p>
          </table:table-cell>
          <table:table-cell table:style-name="ce27" office:value-type="float" office:value="1125.81">
            <text:p>1125.81</text:p>
          </table:table-cell>
        </table:table-row>
        <table:table-row table:style-name="ro2">
          <table:table-cell table:style-name="ce34" office:value-type="date" office:date-value="2010-08-06T00:00:00">
            <text:p>8/6/2010</text:p>
          </table:table-cell>
          <table:table-cell table:style-name="ce27" office:value-type="float" office:value="1121.64">
            <text:p>1121.64</text:p>
          </table:table-cell>
        </table:table-row>
        <table:table-row table:style-name="ro2">
          <table:table-cell table:style-name="ce34" office:value-type="date" office:date-value="2010-08-09T00:00:00">
            <text:p>8/9/2010</text:p>
          </table:table-cell>
          <table:table-cell table:style-name="ce27" office:value-type="float" office:value="1127.79">
            <text:p>1127.79</text:p>
          </table:table-cell>
        </table:table-row>
        <table:table-row table:style-name="ro2">
          <table:table-cell table:style-name="ce34" office:value-type="date" office:date-value="2010-08-10T00:00:00">
            <text:p>8/10/2010</text:p>
          </table:table-cell>
          <table:table-cell table:style-name="ce27" office:value-type="float" office:value="1121.06">
            <text:p>1121.06</text:p>
          </table:table-cell>
        </table:table-row>
        <table:table-row table:style-name="ro2">
          <table:table-cell table:style-name="ce34" office:value-type="date" office:date-value="2010-08-11T00:00:00">
            <text:p>8/11/2010</text:p>
          </table:table-cell>
          <table:table-cell table:style-name="ce27" office:value-type="float" office:value="1089.47">
            <text:p>1089.47</text:p>
          </table:table-cell>
        </table:table-row>
        <table:table-row table:style-name="ro2">
          <table:table-cell table:style-name="ce34" office:value-type="date" office:date-value="2010-08-12T00:00:00">
            <text:p>8/12/2010</text:p>
          </table:table-cell>
          <table:table-cell table:style-name="ce27" office:value-type="float" office:value="1083.61">
            <text:p>1083.61</text:p>
          </table:table-cell>
        </table:table-row>
        <table:table-row table:style-name="ro2">
          <table:table-cell table:style-name="ce34" office:value-type="date" office:date-value="2010-08-13T00:00:00">
            <text:p>8/13/2010</text:p>
          </table:table-cell>
          <table:table-cell table:style-name="ce27" office:value-type="float" office:value="1079.25">
            <text:p>1079.25</text:p>
          </table:table-cell>
        </table:table-row>
        <table:table-row table:style-name="ro2">
          <table:table-cell table:style-name="ce34" office:value-type="date" office:date-value="2010-08-16T00:00:00">
            <text:p>8/16/2010</text:p>
          </table:table-cell>
          <table:table-cell table:style-name="ce27" office:value-type="float" office:value="1079.38">
            <text:p>1079.38</text:p>
          </table:table-cell>
        </table:table-row>
        <table:table-row table:style-name="ro2">
          <table:table-cell table:style-name="ce34" office:value-type="date" office:date-value="2010-08-17T00:00:00">
            <text:p>8/17/2010</text:p>
          </table:table-cell>
          <table:table-cell table:style-name="ce27" office:value-type="float" office:value="1092.54">
            <text:p>1092.54</text:p>
          </table:table-cell>
        </table:table-row>
        <table:table-row table:style-name="ro2">
          <table:table-cell table:style-name="ce34" office:value-type="date" office:date-value="2010-08-18T00:00:00">
            <text:p>8/18/2010</text:p>
          </table:table-cell>
          <table:table-cell table:style-name="ce27" office:value-type="float" office:value="1094.16">
            <text:p>1094.16</text:p>
          </table:table-cell>
        </table:table-row>
        <table:table-row table:style-name="ro2">
          <table:table-cell table:style-name="ce34" office:value-type="date" office:date-value="2010-08-19T00:00:00">
            <text:p>8/19/2010</text:p>
          </table:table-cell>
          <table:table-cell table:style-name="ce27" office:value-type="float" office:value="1075.63">
            <text:p>1075.63</text:p>
          </table:table-cell>
        </table:table-row>
        <table:table-row table:style-name="ro2">
          <table:table-cell table:style-name="ce34" office:value-type="date" office:date-value="2010-08-20T00:00:00">
            <text:p>8/20/2010</text:p>
          </table:table-cell>
          <table:table-cell table:style-name="ce27" office:value-type="float" office:value="1071.69">
            <text:p>1071.69</text:p>
          </table:table-cell>
        </table:table-row>
        <table:table-row table:style-name="ro2">
          <table:table-cell table:style-name="ce34" office:value-type="date" office:date-value="2010-08-23T00:00:00">
            <text:p>8/23/2010</text:p>
          </table:table-cell>
          <table:table-cell table:style-name="ce27" office:value-type="float" office:value="1067.36">
            <text:p>1067.36</text:p>
          </table:table-cell>
        </table:table-row>
        <table:table-row table:style-name="ro2">
          <table:table-cell table:style-name="ce34" office:value-type="date" office:date-value="2010-08-24T00:00:00">
            <text:p>8/24/2010</text:p>
          </table:table-cell>
          <table:table-cell table:style-name="ce27" office:value-type="float" office:value="1051.87">
            <text:p>1051.87</text:p>
          </table:table-cell>
        </table:table-row>
        <table:table-row table:style-name="ro2">
          <table:table-cell table:style-name="ce34" office:value-type="date" office:date-value="2010-08-25T00:00:00">
            <text:p>8/25/2010</text:p>
          </table:table-cell>
          <table:table-cell table:style-name="ce27" office:value-type="float" office:value="1055.33">
            <text:p>1055.33</text:p>
          </table:table-cell>
        </table:table-row>
        <table:table-row table:style-name="ro2">
          <table:table-cell table:style-name="ce34" office:value-type="date" office:date-value="2010-08-26T00:00:00">
            <text:p>8/26/2010</text:p>
          </table:table-cell>
          <table:table-cell table:style-name="ce27" office:value-type="float" office:value="1047.22">
            <text:p>1047.22</text:p>
          </table:table-cell>
        </table:table-row>
        <table:table-row table:style-name="ro2">
          <table:table-cell table:style-name="ce34" office:value-type="date" office:date-value="2010-08-27T00:00:00">
            <text:p>8/27/2010</text:p>
          </table:table-cell>
          <table:table-cell table:style-name="ce27" office:value-type="float" office:value="1064.59">
            <text:p>1064.59</text:p>
          </table:table-cell>
        </table:table-row>
        <table:table-row table:style-name="ro2">
          <table:table-cell table:style-name="ce34" office:value-type="date" office:date-value="2010-08-30T00:00:00">
            <text:p>8/30/2010</text:p>
          </table:table-cell>
          <table:table-cell table:style-name="ce27" office:value-type="float" office:value="1048.92">
            <text:p>1048.92</text:p>
          </table:table-cell>
        </table:table-row>
        <table:table-row table:style-name="ro2">
          <table:table-cell table:style-name="ce34" office:value-type="date" office:date-value="2010-08-31T00:00:00">
            <text:p>8/31/2010</text:p>
          </table:table-cell>
          <table:table-cell table:style-name="ce27" office:value-type="float" office:value="1049.33">
            <text:p>1049.33</text:p>
          </table:table-cell>
        </table:table-row>
        <table:table-row table:style-name="ro2">
          <table:table-cell table:style-name="ce34" office:value-type="date" office:date-value="2010-09-01T00:00:00">
            <text:p>9/1/2010</text:p>
          </table:table-cell>
          <table:table-cell table:style-name="ce27" office:value-type="float" office:value="1080.29">
            <text:p>1080.29</text:p>
          </table:table-cell>
        </table:table-row>
        <table:table-row table:style-name="ro2">
          <table:table-cell table:style-name="ce34" office:value-type="date" office:date-value="2010-09-02T00:00:00">
            <text:p>9/2/2010</text:p>
          </table:table-cell>
          <table:table-cell table:style-name="ce27" office:value-type="float" office:value="1090.1">
            <text:p>1090.1</text:p>
          </table:table-cell>
        </table:table-row>
        <table:table-row table:style-name="ro2">
          <table:table-cell table:style-name="ce34" office:value-type="date" office:date-value="2010-09-03T00:00:00">
            <text:p>9/3/2010</text:p>
          </table:table-cell>
          <table:table-cell table:style-name="ce27" office:value-type="float" office:value="1104.51">
            <text:p>1104.51</text:p>
          </table:table-cell>
        </table:table-row>
        <table:table-row table:style-name="ro2">
          <table:table-cell table:style-name="ce34" office:value-type="date" office:date-value="2010-09-06T00:00:00">
            <text:p>9/6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09-07T00:00:00">
            <text:p>9/7/2010</text:p>
          </table:table-cell>
          <table:table-cell table:style-name="ce27" office:value-type="float" office:value="1091.84">
            <text:p>1091.84</text:p>
          </table:table-cell>
        </table:table-row>
        <table:table-row table:style-name="ro2">
          <table:table-cell table:style-name="ce34" office:value-type="date" office:date-value="2010-09-08T00:00:00">
            <text:p>9/8/2010</text:p>
          </table:table-cell>
          <table:table-cell table:style-name="ce27" office:value-type="float" office:value="1098.87">
            <text:p>1098.87</text:p>
          </table:table-cell>
        </table:table-row>
        <table:table-row table:style-name="ro2">
          <table:table-cell table:style-name="ce34" office:value-type="date" office:date-value="2010-09-09T00:00:00">
            <text:p>9/9/2010</text:p>
          </table:table-cell>
          <table:table-cell table:style-name="ce27" office:value-type="float" office:value="1104.18">
            <text:p>1104.18</text:p>
          </table:table-cell>
        </table:table-row>
        <table:table-row table:style-name="ro2">
          <table:table-cell table:style-name="ce34" office:value-type="date" office:date-value="2010-09-10T00:00:00">
            <text:p>9/10/2010</text:p>
          </table:table-cell>
          <table:table-cell table:style-name="ce27" office:value-type="float" office:value="1109.55">
            <text:p>1109.55</text:p>
          </table:table-cell>
        </table:table-row>
        <table:table-row table:style-name="ro2">
          <table:table-cell table:style-name="ce34" office:value-type="date" office:date-value="2010-09-13T00:00:00">
            <text:p>9/13/2010</text:p>
          </table:table-cell>
          <table:table-cell table:style-name="ce27" office:value-type="float" office:value="1121.9">
            <text:p>1121.9</text:p>
          </table:table-cell>
        </table:table-row>
        <table:table-row table:style-name="ro2">
          <table:table-cell table:style-name="ce34" office:value-type="date" office:date-value="2010-09-14T00:00:00">
            <text:p>9/14/2010</text:p>
          </table:table-cell>
          <table:table-cell table:style-name="ce27" office:value-type="float" office:value="1121.1">
            <text:p>1121.1</text:p>
          </table:table-cell>
        </table:table-row>
        <table:table-row table:style-name="ro2">
          <table:table-cell table:style-name="ce34" office:value-type="date" office:date-value="2010-09-15T00:00:00">
            <text:p>9/15/2010</text:p>
          </table:table-cell>
          <table:table-cell table:style-name="ce27" office:value-type="float" office:value="1125.07">
            <text:p>1125.07</text:p>
          </table:table-cell>
        </table:table-row>
        <table:table-row table:style-name="ro2">
          <table:table-cell table:style-name="ce34" office:value-type="date" office:date-value="2010-09-16T00:00:00">
            <text:p>9/16/2010</text:p>
          </table:table-cell>
          <table:table-cell table:style-name="ce27" office:value-type="float" office:value="1124.66">
            <text:p>1124.66</text:p>
          </table:table-cell>
        </table:table-row>
        <table:table-row table:style-name="ro2">
          <table:table-cell table:style-name="ce34" office:value-type="date" office:date-value="2010-09-17T00:00:00">
            <text:p>9/17/2010</text:p>
          </table:table-cell>
          <table:table-cell table:style-name="ce27" office:value-type="float" office:value="1125.59">
            <text:p>1125.59</text:p>
          </table:table-cell>
        </table:table-row>
        <table:table-row table:style-name="ro2">
          <table:table-cell table:style-name="ce34" office:value-type="date" office:date-value="2010-09-20T00:00:00">
            <text:p>9/20/2010</text:p>
          </table:table-cell>
          <table:table-cell table:style-name="ce27" office:value-type="float" office:value="1142.71">
            <text:p>1142.71</text:p>
          </table:table-cell>
        </table:table-row>
        <table:table-row table:style-name="ro2">
          <table:table-cell table:style-name="ce34" office:value-type="date" office:date-value="2010-09-21T00:00:00">
            <text:p>9/21/2010</text:p>
          </table:table-cell>
          <table:table-cell table:style-name="ce27" office:value-type="float" office:value="1139.78">
            <text:p>1139.78</text:p>
          </table:table-cell>
        </table:table-row>
        <table:table-row table:style-name="ro2">
          <table:table-cell table:style-name="ce34" office:value-type="date" office:date-value="2010-09-22T00:00:00">
            <text:p>9/22/2010</text:p>
          </table:table-cell>
          <table:table-cell table:style-name="ce27" office:value-type="float" office:value="1134.28">
            <text:p>1134.28</text:p>
          </table:table-cell>
        </table:table-row>
        <table:table-row table:style-name="ro2">
          <table:table-cell table:style-name="ce34" office:value-type="date" office:date-value="2010-09-23T00:00:00">
            <text:p>9/23/2010</text:p>
          </table:table-cell>
          <table:table-cell table:style-name="ce27" office:value-type="float" office:value="1124.83">
            <text:p>1124.83</text:p>
          </table:table-cell>
        </table:table-row>
        <table:table-row table:style-name="ro2">
          <table:table-cell table:style-name="ce34" office:value-type="date" office:date-value="2010-09-24T00:00:00">
            <text:p>9/24/2010</text:p>
          </table:table-cell>
          <table:table-cell table:style-name="ce27" office:value-type="float" office:value="1148.67">
            <text:p>1148.67</text:p>
          </table:table-cell>
        </table:table-row>
        <table:table-row table:style-name="ro2">
          <table:table-cell table:style-name="ce34" office:value-type="date" office:date-value="2010-09-27T00:00:00">
            <text:p>9/27/2010</text:p>
          </table:table-cell>
          <table:table-cell table:style-name="ce27" office:value-type="float" office:value="1142.16">
            <text:p>1142.16</text:p>
          </table:table-cell>
        </table:table-row>
        <table:table-row table:style-name="ro2">
          <table:table-cell table:style-name="ce34" office:value-type="date" office:date-value="2010-09-28T00:00:00">
            <text:p>9/28/2010</text:p>
          </table:table-cell>
          <table:table-cell table:style-name="ce27" office:value-type="float" office:value="1147.7">
            <text:p>1147.7</text:p>
          </table:table-cell>
        </table:table-row>
        <table:table-row table:style-name="ro2">
          <table:table-cell table:style-name="ce34" office:value-type="date" office:date-value="2010-09-29T00:00:00">
            <text:p>9/29/2010</text:p>
          </table:table-cell>
          <table:table-cell table:style-name="ce27" office:value-type="float" office:value="1144.73">
            <text:p>1144.73</text:p>
          </table:table-cell>
        </table:table-row>
        <table:table-row table:style-name="ro2">
          <table:table-cell table:style-name="ce34" office:value-type="date" office:date-value="2010-09-30T00:00:00">
            <text:p>9/30/2010</text:p>
          </table:table-cell>
          <table:table-cell table:style-name="ce27" office:value-type="float" office:value="1141.2">
            <text:p>1141.2</text:p>
          </table:table-cell>
        </table:table-row>
        <table:table-row table:style-name="ro2">
          <table:table-cell table:style-name="ce34" office:value-type="date" office:date-value="2010-10-01T00:00:00">
            <text:p>10/1/2010</text:p>
          </table:table-cell>
          <table:table-cell table:style-name="ce27" office:value-type="float" office:value="1146.24">
            <text:p>1146.24</text:p>
          </table:table-cell>
        </table:table-row>
        <table:table-row table:style-name="ro2">
          <table:table-cell table:style-name="ce34" office:value-type="date" office:date-value="2010-10-04T00:00:00">
            <text:p>10/4/2010</text:p>
          </table:table-cell>
          <table:table-cell table:style-name="ce27" office:value-type="float" office:value="1137.03">
            <text:p>1137.03</text:p>
          </table:table-cell>
        </table:table-row>
        <table:table-row table:style-name="ro2">
          <table:table-cell table:style-name="ce34" office:value-type="date" office:date-value="2010-10-05T00:00:00">
            <text:p>10/5/2010</text:p>
          </table:table-cell>
          <table:table-cell table:style-name="ce27" office:value-type="float" office:value="1160.75">
            <text:p>1160.75</text:p>
          </table:table-cell>
        </table:table-row>
        <table:table-row table:style-name="ro2">
          <table:table-cell table:style-name="ce34" office:value-type="date" office:date-value="2010-10-06T00:00:00">
            <text:p>10/6/2010</text:p>
          </table:table-cell>
          <table:table-cell table:style-name="ce27" office:value-type="float" office:value="1159.97">
            <text:p>1159.97</text:p>
          </table:table-cell>
        </table:table-row>
        <table:table-row table:style-name="ro2">
          <table:table-cell table:style-name="ce34" office:value-type="date" office:date-value="2010-10-07T00:00:00">
            <text:p>10/7/2010</text:p>
          </table:table-cell>
          <table:table-cell table:style-name="ce27" office:value-type="float" office:value="1158.06">
            <text:p>1158.06</text:p>
          </table:table-cell>
        </table:table-row>
        <table:table-row table:style-name="ro2">
          <table:table-cell table:style-name="ce34" office:value-type="date" office:date-value="2010-10-08T00:00:00">
            <text:p>10/8/2010</text:p>
          </table:table-cell>
          <table:table-cell table:style-name="ce27" office:value-type="float" office:value="1165.15">
            <text:p>1165.15</text:p>
          </table:table-cell>
        </table:table-row>
        <table:table-row table:style-name="ro2">
          <table:table-cell table:style-name="ce34" office:value-type="date" office:date-value="2010-10-11T00:00:00">
            <text:p>10/11/2010</text:p>
          </table:table-cell>
          <table:table-cell table:style-name="ce27" office:value-type="float" office:value="1165.32">
            <text:p>1165.32</text:p>
          </table:table-cell>
        </table:table-row>
        <table:table-row table:style-name="ro2">
          <table:table-cell table:style-name="ce34" office:value-type="date" office:date-value="2010-10-12T00:00:00">
            <text:p>10/12/2010</text:p>
          </table:table-cell>
          <table:table-cell table:style-name="ce27" office:value-type="float" office:value="1169.77">
            <text:p>1169.77</text:p>
          </table:table-cell>
        </table:table-row>
        <table:table-row table:style-name="ro2">
          <table:table-cell table:style-name="ce34" office:value-type="date" office:date-value="2010-10-13T00:00:00">
            <text:p>10/13/2010</text:p>
          </table:table-cell>
          <table:table-cell table:style-name="ce27" office:value-type="float" office:value="1178.1">
            <text:p>1178.1</text:p>
          </table:table-cell>
        </table:table-row>
        <table:table-row table:style-name="ro2">
          <table:table-cell table:style-name="ce34" office:value-type="date" office:date-value="2010-10-14T00:00:00">
            <text:p>10/14/2010</text:p>
          </table:table-cell>
          <table:table-cell table:style-name="ce27" office:value-type="float" office:value="1173.81">
            <text:p>1173.81</text:p>
          </table:table-cell>
        </table:table-row>
        <table:table-row table:style-name="ro2">
          <table:table-cell table:style-name="ce34" office:value-type="date" office:date-value="2010-10-15T00:00:00">
            <text:p>10/15/2010</text:p>
          </table:table-cell>
          <table:table-cell table:style-name="ce27" office:value-type="float" office:value="1176.19">
            <text:p>1176.19</text:p>
          </table:table-cell>
        </table:table-row>
        <table:table-row table:style-name="ro2">
          <table:table-cell table:style-name="ce34" office:value-type="date" office:date-value="2010-10-18T00:00:00">
            <text:p>10/18/2010</text:p>
          </table:table-cell>
          <table:table-cell table:style-name="ce27" office:value-type="float" office:value="1184.71">
            <text:p>1184.71</text:p>
          </table:table-cell>
        </table:table-row>
        <table:table-row table:style-name="ro2">
          <table:table-cell table:style-name="ce34" office:value-type="date" office:date-value="2010-10-19T00:00:00">
            <text:p>10/19/2010</text:p>
          </table:table-cell>
          <table:table-cell table:style-name="ce27" office:value-type="float" office:value="1165.9">
            <text:p>1165.9</text:p>
          </table:table-cell>
        </table:table-row>
        <table:table-row table:style-name="ro2">
          <table:table-cell table:style-name="ce34" office:value-type="date" office:date-value="2010-10-20T00:00:00">
            <text:p>10/20/2010</text:p>
          </table:table-cell>
          <table:table-cell table:style-name="ce27" office:value-type="float" office:value="1178.17">
            <text:p>1178.17</text:p>
          </table:table-cell>
        </table:table-row>
        <table:table-row table:style-name="ro2">
          <table:table-cell table:style-name="ce34" office:value-type="date" office:date-value="2010-10-21T00:00:00">
            <text:p>10/21/2010</text:p>
          </table:table-cell>
          <table:table-cell table:style-name="ce27" office:value-type="float" office:value="1180.26">
            <text:p>1180.26</text:p>
          </table:table-cell>
        </table:table-row>
        <table:table-row table:style-name="ro2">
          <table:table-cell table:style-name="ce34" office:value-type="date" office:date-value="2010-10-22T00:00:00">
            <text:p>10/22/2010</text:p>
          </table:table-cell>
          <table:table-cell table:style-name="ce27" office:value-type="float" office:value="1183.08">
            <text:p>1183.08</text:p>
          </table:table-cell>
        </table:table-row>
        <table:table-row table:style-name="ro2">
          <table:table-cell table:style-name="ce34" office:value-type="date" office:date-value="2010-10-25T00:00:00">
            <text:p>10/25/2010</text:p>
          </table:table-cell>
          <table:table-cell table:style-name="ce27" office:value-type="float" office:value="1185.62">
            <text:p>1185.62</text:p>
          </table:table-cell>
        </table:table-row>
        <table:table-row table:style-name="ro2">
          <table:table-cell table:style-name="ce34" office:value-type="date" office:date-value="2010-10-26T00:00:00">
            <text:p>10/26/2010</text:p>
          </table:table-cell>
          <table:table-cell table:style-name="ce27" office:value-type="float" office:value="1185.64">
            <text:p>1185.64</text:p>
          </table:table-cell>
        </table:table-row>
        <table:table-row table:style-name="ro2">
          <table:table-cell table:style-name="ce34" office:value-type="date" office:date-value="2010-10-27T00:00:00">
            <text:p>10/27/2010</text:p>
          </table:table-cell>
          <table:table-cell table:style-name="ce27" office:value-type="float" office:value="1182.45">
            <text:p>1182.45</text:p>
          </table:table-cell>
        </table:table-row>
        <table:table-row table:style-name="ro2">
          <table:table-cell table:style-name="ce34" office:value-type="date" office:date-value="2010-10-28T00:00:00">
            <text:p>10/28/2010</text:p>
          </table:table-cell>
          <table:table-cell table:style-name="ce27" office:value-type="float" office:value="1183.78">
            <text:p>1183.78</text:p>
          </table:table-cell>
        </table:table-row>
        <table:table-row table:style-name="ro2">
          <table:table-cell table:style-name="ce34" office:value-type="date" office:date-value="2010-10-29T00:00:00">
            <text:p>10/29/2010</text:p>
          </table:table-cell>
          <table:table-cell table:style-name="ce27" office:value-type="float" office:value="1183.26">
            <text:p>1183.26</text:p>
          </table:table-cell>
        </table:table-row>
        <table:table-row table:style-name="ro2">
          <table:table-cell table:style-name="ce34" office:value-type="date" office:date-value="2010-11-01T00:00:00">
            <text:p>11/1/2010</text:p>
          </table:table-cell>
          <table:table-cell table:style-name="ce27" office:value-type="float" office:value="1184.38">
            <text:p>1184.38</text:p>
          </table:table-cell>
        </table:table-row>
        <table:table-row table:style-name="ro2">
          <table:table-cell table:style-name="ce34" office:value-type="date" office:date-value="2010-11-02T00:00:00">
            <text:p>11/2/2010</text:p>
          </table:table-cell>
          <table:table-cell table:style-name="ce27" office:value-type="float" office:value="1193.57">
            <text:p>1193.57</text:p>
          </table:table-cell>
        </table:table-row>
        <table:table-row table:style-name="ro2">
          <table:table-cell table:style-name="ce34" office:value-type="date" office:date-value="2010-11-03T00:00:00">
            <text:p>11/3/2010</text:p>
          </table:table-cell>
          <table:table-cell table:style-name="ce27" office:value-type="float" office:value="1197.96">
            <text:p>1197.96</text:p>
          </table:table-cell>
        </table:table-row>
        <table:table-row table:style-name="ro2">
          <table:table-cell table:style-name="ce34" office:value-type="date" office:date-value="2010-11-04T00:00:00">
            <text:p>11/4/2010</text:p>
          </table:table-cell>
          <table:table-cell table:style-name="ce27" office:value-type="float" office:value="1221.06">
            <text:p>1221.06</text:p>
          </table:table-cell>
        </table:table-row>
        <table:table-row table:style-name="ro2">
          <table:table-cell table:style-name="ce34" office:value-type="date" office:date-value="2010-11-05T00:00:00">
            <text:p>11/5/2010</text:p>
          </table:table-cell>
          <table:table-cell table:style-name="ce27" office:value-type="float" office:value="1225.85">
            <text:p>1225.85</text:p>
          </table:table-cell>
        </table:table-row>
        <table:table-row table:style-name="ro2">
          <table:table-cell table:style-name="ce34" office:value-type="date" office:date-value="2010-11-08T00:00:00">
            <text:p>11/8/2010</text:p>
          </table:table-cell>
          <table:table-cell table:style-name="ce27" office:value-type="float" office:value="1223.25">
            <text:p>1223.25</text:p>
          </table:table-cell>
        </table:table-row>
        <table:table-row table:style-name="ro2">
          <table:table-cell table:style-name="ce34" office:value-type="date" office:date-value="2010-11-09T00:00:00">
            <text:p>11/9/2010</text:p>
          </table:table-cell>
          <table:table-cell table:style-name="ce27" office:value-type="float" office:value="1213.4">
            <text:p>1213.4</text:p>
          </table:table-cell>
        </table:table-row>
        <table:table-row table:style-name="ro2">
          <table:table-cell table:style-name="ce34" office:value-type="date" office:date-value="2010-11-10T00:00:00">
            <text:p>11/10/2010</text:p>
          </table:table-cell>
          <table:table-cell table:style-name="ce27" office:value-type="float" office:value="1218.71">
            <text:p>1218.71</text:p>
          </table:table-cell>
        </table:table-row>
        <table:table-row table:style-name="ro2">
          <table:table-cell table:style-name="ce34" office:value-type="date" office:date-value="2010-11-11T00:00:00">
            <text:p>11/11/2010</text:p>
          </table:table-cell>
          <table:table-cell table:style-name="ce27" office:value-type="float" office:value="1213.54">
            <text:p>1213.54</text:p>
          </table:table-cell>
        </table:table-row>
        <table:table-row table:style-name="ro2">
          <table:table-cell table:style-name="ce34" office:value-type="date" office:date-value="2010-11-12T00:00:00">
            <text:p>11/12/2010</text:p>
          </table:table-cell>
          <table:table-cell table:style-name="ce27" office:value-type="float" office:value="1199.21">
            <text:p>1199.21</text:p>
          </table:table-cell>
        </table:table-row>
        <table:table-row table:style-name="ro2">
          <table:table-cell table:style-name="ce34" office:value-type="date" office:date-value="2010-11-15T00:00:00">
            <text:p>11/15/2010</text:p>
          </table:table-cell>
          <table:table-cell table:style-name="ce27" office:value-type="float" office:value="1197.75">
            <text:p>1197.75</text:p>
          </table:table-cell>
        </table:table-row>
        <table:table-row table:style-name="ro2">
          <table:table-cell table:style-name="ce34" office:value-type="date" office:date-value="2010-11-16T00:00:00">
            <text:p>11/16/2010</text:p>
          </table:table-cell>
          <table:table-cell table:style-name="ce27" office:value-type="float" office:value="1178.34">
            <text:p>1178.34</text:p>
          </table:table-cell>
        </table:table-row>
        <table:table-row table:style-name="ro2">
          <table:table-cell table:style-name="ce34" office:value-type="date" office:date-value="2010-11-17T00:00:00">
            <text:p>11/17/2010</text:p>
          </table:table-cell>
          <table:table-cell table:style-name="ce27" office:value-type="float" office:value="1178.59">
            <text:p>1178.59</text:p>
          </table:table-cell>
        </table:table-row>
        <table:table-row table:style-name="ro2">
          <table:table-cell table:style-name="ce34" office:value-type="date" office:date-value="2010-11-18T00:00:00">
            <text:p>11/18/2010</text:p>
          </table:table-cell>
          <table:table-cell table:style-name="ce27" office:value-type="float" office:value="1196.69">
            <text:p>1196.69</text:p>
          </table:table-cell>
        </table:table-row>
        <table:table-row table:style-name="ro2">
          <table:table-cell table:style-name="ce34" office:value-type="date" office:date-value="2010-11-19T00:00:00">
            <text:p>11/19/2010</text:p>
          </table:table-cell>
          <table:table-cell table:style-name="ce27" office:value-type="float" office:value="1199.73">
            <text:p>1199.73</text:p>
          </table:table-cell>
        </table:table-row>
        <table:table-row table:style-name="ro2">
          <table:table-cell table:style-name="ce34" office:value-type="date" office:date-value="2010-11-22T00:00:00">
            <text:p>11/22/2010</text:p>
          </table:table-cell>
          <table:table-cell table:style-name="ce27" office:value-type="float" office:value="1197.84">
            <text:p>1197.84</text:p>
          </table:table-cell>
        </table:table-row>
        <table:table-row table:style-name="ro2">
          <table:table-cell table:style-name="ce34" office:value-type="date" office:date-value="2010-11-23T00:00:00">
            <text:p>11/23/2010</text:p>
          </table:table-cell>
          <table:table-cell table:style-name="ce27" office:value-type="float" office:value="1180.73">
            <text:p>1180.73</text:p>
          </table:table-cell>
        </table:table-row>
        <table:table-row table:style-name="ro2">
          <table:table-cell table:style-name="ce34" office:value-type="date" office:date-value="2010-11-24T00:00:00">
            <text:p>11/24/2010</text:p>
          </table:table-cell>
          <table:table-cell table:style-name="ce27" office:value-type="float" office:value="1198.35">
            <text:p>1198.35</text:p>
          </table:table-cell>
        </table:table-row>
        <table:table-row table:style-name="ro2">
          <table:table-cell table:style-name="ce34" office:value-type="date" office:date-value="2010-11-25T00:00:00">
            <text:p>11/25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11-26T00:00:00">
            <text:p>11/26/2010</text:p>
          </table:table-cell>
          <table:table-cell table:style-name="ce27" office:value-type="float" office:value="1189.4">
            <text:p>1189.4</text:p>
          </table:table-cell>
        </table:table-row>
        <table:table-row table:style-name="ro2">
          <table:table-cell table:style-name="ce34" office:value-type="date" office:date-value="2010-11-29T00:00:00">
            <text:p>11/29/2010</text:p>
          </table:table-cell>
          <table:table-cell table:style-name="ce27" office:value-type="float" office:value="1187.76">
            <text:p>1187.76</text:p>
          </table:table-cell>
        </table:table-row>
        <table:table-row table:style-name="ro2">
          <table:table-cell table:style-name="ce34" office:value-type="date" office:date-value="2010-11-30T00:00:00">
            <text:p>11/30/2010</text:p>
          </table:table-cell>
          <table:table-cell table:style-name="ce27" office:value-type="float" office:value="1180.55">
            <text:p>1180.55</text:p>
          </table:table-cell>
        </table:table-row>
        <table:table-row table:style-name="ro2">
          <table:table-cell table:style-name="ce34" office:value-type="date" office:date-value="2010-12-01T00:00:00">
            <text:p>12/1/2010</text:p>
          </table:table-cell>
          <table:table-cell table:style-name="ce27" office:value-type="float" office:value="1206.07">
            <text:p>1206.07</text:p>
          </table:table-cell>
        </table:table-row>
        <table:table-row table:style-name="ro2">
          <table:table-cell table:style-name="ce34" office:value-type="date" office:date-value="2010-12-02T00:00:00">
            <text:p>12/2/2010</text:p>
          </table:table-cell>
          <table:table-cell table:style-name="ce27" office:value-type="float" office:value="1221.53">
            <text:p>1221.53</text:p>
          </table:table-cell>
        </table:table-row>
        <table:table-row table:style-name="ro2">
          <table:table-cell table:style-name="ce34" office:value-type="date" office:date-value="2010-12-03T00:00:00">
            <text:p>12/3/2010</text:p>
          </table:table-cell>
          <table:table-cell table:style-name="ce27" office:value-type="float" office:value="1224.71">
            <text:p>1224.71</text:p>
          </table:table-cell>
        </table:table-row>
        <table:table-row table:style-name="ro2">
          <table:table-cell table:style-name="ce34" office:value-type="date" office:date-value="2010-12-06T00:00:00">
            <text:p>12/6/2010</text:p>
          </table:table-cell>
          <table:table-cell table:style-name="ce27" office:value-type="float" office:value="1223.12">
            <text:p>1223.12</text:p>
          </table:table-cell>
        </table:table-row>
        <table:table-row table:style-name="ro2">
          <table:table-cell table:style-name="ce34" office:value-type="date" office:date-value="2010-12-07T00:00:00">
            <text:p>12/7/2010</text:p>
          </table:table-cell>
          <table:table-cell table:style-name="ce27" office:value-type="float" office:value="1223.75">
            <text:p>1223.75</text:p>
          </table:table-cell>
        </table:table-row>
        <table:table-row table:style-name="ro2">
          <table:table-cell table:style-name="ce34" office:value-type="date" office:date-value="2010-12-08T00:00:00">
            <text:p>12/8/2010</text:p>
          </table:table-cell>
          <table:table-cell table:style-name="ce27" office:value-type="float" office:value="1228.28">
            <text:p>1228.28</text:p>
          </table:table-cell>
        </table:table-row>
        <table:table-row table:style-name="ro2">
          <table:table-cell table:style-name="ce34" office:value-type="date" office:date-value="2010-12-09T00:00:00">
            <text:p>12/9/2010</text:p>
          </table:table-cell>
          <table:table-cell table:style-name="ce27" office:value-type="float" office:value="1233">
            <text:p>1233</text:p>
          </table:table-cell>
        </table:table-row>
        <table:table-row table:style-name="ro2">
          <table:table-cell table:style-name="ce34" office:value-type="date" office:date-value="2010-12-10T00:00:00">
            <text:p>12/10/2010</text:p>
          </table:table-cell>
          <table:table-cell table:style-name="ce27" office:value-type="float" office:value="1240.4">
            <text:p>1240.4</text:p>
          </table:table-cell>
        </table:table-row>
        <table:table-row table:style-name="ro2">
          <table:table-cell table:style-name="ce34" office:value-type="date" office:date-value="2010-12-13T00:00:00">
            <text:p>12/13/2010</text:p>
          </table:table-cell>
          <table:table-cell table:style-name="ce27" office:value-type="float" office:value="1240.46">
            <text:p>1240.46</text:p>
          </table:table-cell>
        </table:table-row>
        <table:table-row table:style-name="ro2">
          <table:table-cell table:style-name="ce34" office:value-type="date" office:date-value="2010-12-14T00:00:00">
            <text:p>12/14/2010</text:p>
          </table:table-cell>
          <table:table-cell table:style-name="ce27" office:value-type="float" office:value="1241.59">
            <text:p>1241.59</text:p>
          </table:table-cell>
        </table:table-row>
        <table:table-row table:style-name="ro2">
          <table:table-cell table:style-name="ce34" office:value-type="date" office:date-value="2010-12-15T00:00:00">
            <text:p>12/15/2010</text:p>
          </table:table-cell>
          <table:table-cell table:style-name="ce27" office:value-type="float" office:value="1235.23">
            <text:p>1235.23</text:p>
          </table:table-cell>
        </table:table-row>
        <table:table-row table:style-name="ro2">
          <table:table-cell table:style-name="ce34" office:value-type="date" office:date-value="2010-12-16T00:00:00">
            <text:p>12/16/2010</text:p>
          </table:table-cell>
          <table:table-cell table:style-name="ce27" office:value-type="float" office:value="1242.87">
            <text:p>1242.87</text:p>
          </table:table-cell>
        </table:table-row>
        <table:table-row table:style-name="ro2">
          <table:table-cell table:style-name="ce34" office:value-type="date" office:date-value="2010-12-17T00:00:00">
            <text:p>12/17/2010</text:p>
          </table:table-cell>
          <table:table-cell table:style-name="ce27" office:value-type="float" office:value="1243.91">
            <text:p>1243.91</text:p>
          </table:table-cell>
        </table:table-row>
        <table:table-row table:style-name="ro2">
          <table:table-cell table:style-name="ce34" office:value-type="date" office:date-value="2010-12-20T00:00:00">
            <text:p>12/20/2010</text:p>
          </table:table-cell>
          <table:table-cell table:style-name="ce27" office:value-type="float" office:value="1247.08">
            <text:p>1247.08</text:p>
          </table:table-cell>
        </table:table-row>
        <table:table-row table:style-name="ro2">
          <table:table-cell table:style-name="ce34" office:value-type="date" office:date-value="2010-12-21T00:00:00">
            <text:p>12/21/2010</text:p>
          </table:table-cell>
          <table:table-cell table:style-name="ce27" office:value-type="float" office:value="1254.6">
            <text:p>1254.6</text:p>
          </table:table-cell>
        </table:table-row>
        <table:table-row table:style-name="ro2">
          <table:table-cell table:style-name="ce34" office:value-type="date" office:date-value="2010-12-22T00:00:00">
            <text:p>12/22/2010</text:p>
          </table:table-cell>
          <table:table-cell table:style-name="ce27" office:value-type="float" office:value="1258.84">
            <text:p>1258.84</text:p>
          </table:table-cell>
        </table:table-row>
        <table:table-row table:style-name="ro2">
          <table:table-cell table:style-name="ce34" office:value-type="date" office:date-value="2010-12-23T00:00:00">
            <text:p>12/23/2010</text:p>
          </table:table-cell>
          <table:table-cell table:style-name="ce27" office:value-type="float" office:value="1256.77">
            <text:p>1256.77</text:p>
          </table:table-cell>
        </table:table-row>
        <table:table-row table:style-name="ro2">
          <table:table-cell table:style-name="ce34" office:value-type="date" office:date-value="2010-12-24T00:00:00">
            <text:p>12/24/2010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0-12-27T00:00:00">
            <text:p>12/27/2010</text:p>
          </table:table-cell>
          <table:table-cell table:style-name="ce27" office:value-type="float" office:value="1257.54">
            <text:p>1257.54</text:p>
          </table:table-cell>
        </table:table-row>
        <table:table-row table:style-name="ro2">
          <table:table-cell table:style-name="ce34" office:value-type="date" office:date-value="2010-12-28T00:00:00">
            <text:p>12/28/2010</text:p>
          </table:table-cell>
          <table:table-cell table:style-name="ce27" office:value-type="float" office:value="1258.51">
            <text:p>1258.51</text:p>
          </table:table-cell>
        </table:table-row>
        <table:table-row table:style-name="ro2">
          <table:table-cell table:style-name="ce34" office:value-type="date" office:date-value="2010-12-29T00:00:00">
            <text:p>12/29/2010</text:p>
          </table:table-cell>
          <table:table-cell table:style-name="ce27" office:value-type="float" office:value="1259.78">
            <text:p>1259.78</text:p>
          </table:table-cell>
        </table:table-row>
        <table:table-row table:style-name="ro2">
          <table:table-cell table:style-name="ce34" office:value-type="date" office:date-value="2010-12-30T00:00:00">
            <text:p>12/30/2010</text:p>
          </table:table-cell>
          <table:table-cell table:style-name="ce27" office:value-type="float" office:value="1257.88">
            <text:p>1257.88</text:p>
          </table:table-cell>
        </table:table-row>
        <table:table-row table:style-name="ro2">
          <table:table-cell table:style-name="ce34" office:value-type="date" office:date-value="2010-12-31T00:00:00">
            <text:p>12/31/2010</text:p>
          </table:table-cell>
          <table:table-cell table:style-name="ce27" office:value-type="float" office:value="1257.64">
            <text:p>1257.64</text:p>
          </table:table-cell>
        </table:table-row>
        <table:table-row table:style-name="ro2">
          <table:table-cell table:style-name="ce34" office:value-type="date" office:date-value="2011-01-03T00:00:00">
            <text:p>1/3/2011</text:p>
          </table:table-cell>
          <table:table-cell table:style-name="ce27" office:value-type="float" office:value="1271.87">
            <text:p>1271.87</text:p>
          </table:table-cell>
        </table:table-row>
        <table:table-row table:style-name="ro2">
          <table:table-cell table:style-name="ce34" office:value-type="date" office:date-value="2011-01-04T00:00:00">
            <text:p>1/4/2011</text:p>
          </table:table-cell>
          <table:table-cell table:style-name="ce27" office:value-type="float" office:value="1270.2">
            <text:p>1270.2</text:p>
          </table:table-cell>
        </table:table-row>
        <table:table-row table:style-name="ro2">
          <table:table-cell table:style-name="ce34" office:value-type="date" office:date-value="2011-01-05T00:00:00">
            <text:p>1/5/2011</text:p>
          </table:table-cell>
          <table:table-cell table:style-name="ce27" office:value-type="float" office:value="1276.56">
            <text:p>1276.56</text:p>
          </table:table-cell>
        </table:table-row>
        <table:table-row table:style-name="ro2">
          <table:table-cell table:style-name="ce34" office:value-type="date" office:date-value="2011-01-06T00:00:00">
            <text:p>1/6/2011</text:p>
          </table:table-cell>
          <table:table-cell table:style-name="ce27" office:value-type="float" office:value="1273.85">
            <text:p>1273.85</text:p>
          </table:table-cell>
        </table:table-row>
        <table:table-row table:style-name="ro2">
          <table:table-cell table:style-name="ce34" office:value-type="date" office:date-value="2011-01-07T00:00:00">
            <text:p>1/7/2011</text:p>
          </table:table-cell>
          <table:table-cell table:style-name="ce27" office:value-type="float" office:value="1271.5">
            <text:p>1271.5</text:p>
          </table:table-cell>
        </table:table-row>
        <table:table-row table:style-name="ro2">
          <table:table-cell table:style-name="ce34" office:value-type="date" office:date-value="2011-01-10T00:00:00">
            <text:p>1/10/2011</text:p>
          </table:table-cell>
          <table:table-cell table:style-name="ce27" office:value-type="float" office:value="1269.75">
            <text:p>1269.75</text:p>
          </table:table-cell>
        </table:table-row>
        <table:table-row table:style-name="ro2">
          <table:table-cell table:style-name="ce34" office:value-type="date" office:date-value="2011-01-11T00:00:00">
            <text:p>1/11/2011</text:p>
          </table:table-cell>
          <table:table-cell table:style-name="ce27" office:value-type="float" office:value="1274.48">
            <text:p>1274.48</text:p>
          </table:table-cell>
        </table:table-row>
        <table:table-row table:style-name="ro2">
          <table:table-cell table:style-name="ce34" office:value-type="date" office:date-value="2011-01-12T00:00:00">
            <text:p>1/12/2011</text:p>
          </table:table-cell>
          <table:table-cell table:style-name="ce27" office:value-type="float" office:value="1285.96">
            <text:p>1285.96</text:p>
          </table:table-cell>
        </table:table-row>
        <table:table-row table:style-name="ro2">
          <table:table-cell table:style-name="ce34" office:value-type="date" office:date-value="2011-01-13T00:00:00">
            <text:p>1/13/2011</text:p>
          </table:table-cell>
          <table:table-cell table:style-name="ce27" office:value-type="float" office:value="1283.76">
            <text:p>1283.76</text:p>
          </table:table-cell>
        </table:table-row>
        <table:table-row table:style-name="ro2">
          <table:table-cell table:style-name="ce34" office:value-type="date" office:date-value="2011-01-14T00:00:00">
            <text:p>1/14/2011</text:p>
          </table:table-cell>
          <table:table-cell table:style-name="ce27" office:value-type="float" office:value="1293.24">
            <text:p>1293.24</text:p>
          </table:table-cell>
        </table:table-row>
        <table:table-row table:style-name="ro2">
          <table:table-cell table:style-name="ce34" office:value-type="date" office:date-value="2011-01-17T00:00:00">
            <text:p>1/17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01-18T00:00:00">
            <text:p>1/18/2011</text:p>
          </table:table-cell>
          <table:table-cell table:style-name="ce27" office:value-type="float" office:value="1295.02">
            <text:p>1295.02</text:p>
          </table:table-cell>
        </table:table-row>
        <table:table-row table:style-name="ro2">
          <table:table-cell table:style-name="ce34" office:value-type="date" office:date-value="2011-01-19T00:00:00">
            <text:p>1/19/2011</text:p>
          </table:table-cell>
          <table:table-cell table:style-name="ce27" office:value-type="float" office:value="1281.92">
            <text:p>1281.92</text:p>
          </table:table-cell>
        </table:table-row>
        <table:table-row table:style-name="ro2">
          <table:table-cell table:style-name="ce34" office:value-type="date" office:date-value="2011-01-20T00:00:00">
            <text:p>1/20/2011</text:p>
          </table:table-cell>
          <table:table-cell table:style-name="ce27" office:value-type="float" office:value="1280.26">
            <text:p>1280.26</text:p>
          </table:table-cell>
        </table:table-row>
        <table:table-row table:style-name="ro2">
          <table:table-cell table:style-name="ce34" office:value-type="date" office:date-value="2011-01-21T00:00:00">
            <text:p>1/21/2011</text:p>
          </table:table-cell>
          <table:table-cell table:style-name="ce27" office:value-type="float" office:value="1283.35">
            <text:p>1283.35</text:p>
          </table:table-cell>
        </table:table-row>
        <table:table-row table:style-name="ro2">
          <table:table-cell table:style-name="ce34" office:value-type="date" office:date-value="2011-01-24T00:00:00">
            <text:p>1/24/2011</text:p>
          </table:table-cell>
          <table:table-cell table:style-name="ce27" office:value-type="float" office:value="1290.84">
            <text:p>1290.84</text:p>
          </table:table-cell>
        </table:table-row>
        <table:table-row table:style-name="ro2">
          <table:table-cell table:style-name="ce34" office:value-type="date" office:date-value="2011-01-25T00:00:00">
            <text:p>1/25/2011</text:p>
          </table:table-cell>
          <table:table-cell table:style-name="ce27" office:value-type="float" office:value="1291.18">
            <text:p>1291.18</text:p>
          </table:table-cell>
        </table:table-row>
        <table:table-row table:style-name="ro2">
          <table:table-cell table:style-name="ce34" office:value-type="date" office:date-value="2011-01-26T00:00:00">
            <text:p>1/26/2011</text:p>
          </table:table-cell>
          <table:table-cell table:style-name="ce27" office:value-type="float" office:value="1296.63">
            <text:p>1296.63</text:p>
          </table:table-cell>
        </table:table-row>
        <table:table-row table:style-name="ro2">
          <table:table-cell table:style-name="ce34" office:value-type="date" office:date-value="2011-01-27T00:00:00">
            <text:p>1/27/2011</text:p>
          </table:table-cell>
          <table:table-cell table:style-name="ce27" office:value-type="float" office:value="1299.54">
            <text:p>1299.54</text:p>
          </table:table-cell>
        </table:table-row>
        <table:table-row table:style-name="ro2">
          <table:table-cell table:style-name="ce34" office:value-type="date" office:date-value="2011-01-28T00:00:00">
            <text:p>1/28/2011</text:p>
          </table:table-cell>
          <table:table-cell table:style-name="ce27" office:value-type="float" office:value="1276.34">
            <text:p>1276.34</text:p>
          </table:table-cell>
        </table:table-row>
        <table:table-row table:style-name="ro2">
          <table:table-cell table:style-name="ce34" office:value-type="date" office:date-value="2011-01-31T00:00:00">
            <text:p>1/31/2011</text:p>
          </table:table-cell>
          <table:table-cell table:style-name="ce27" office:value-type="float" office:value="1286.12">
            <text:p>1286.12</text:p>
          </table:table-cell>
        </table:table-row>
        <table:table-row table:style-name="ro2">
          <table:table-cell table:style-name="ce34" office:value-type="date" office:date-value="2011-02-01T00:00:00">
            <text:p>2/1/2011</text:p>
          </table:table-cell>
          <table:table-cell table:style-name="ce27" office:value-type="float" office:value="1307.59">
            <text:p>1307.59</text:p>
          </table:table-cell>
        </table:table-row>
        <table:table-row table:style-name="ro2">
          <table:table-cell table:style-name="ce34" office:value-type="date" office:date-value="2011-02-02T00:00:00">
            <text:p>2/2/2011</text:p>
          </table:table-cell>
          <table:table-cell table:style-name="ce27" office:value-type="float" office:value="1304.03">
            <text:p>1304.03</text:p>
          </table:table-cell>
        </table:table-row>
        <table:table-row table:style-name="ro2">
          <table:table-cell table:style-name="ce34" office:value-type="date" office:date-value="2011-02-03T00:00:00">
            <text:p>2/3/2011</text:p>
          </table:table-cell>
          <table:table-cell table:style-name="ce27" office:value-type="float" office:value="1307.1">
            <text:p>1307.1</text:p>
          </table:table-cell>
        </table:table-row>
        <table:table-row table:style-name="ro2">
          <table:table-cell table:style-name="ce34" office:value-type="date" office:date-value="2011-02-04T00:00:00">
            <text:p>2/4/2011</text:p>
          </table:table-cell>
          <table:table-cell table:style-name="ce27" office:value-type="float" office:value="1310.87">
            <text:p>1310.87</text:p>
          </table:table-cell>
        </table:table-row>
        <table:table-row table:style-name="ro2">
          <table:table-cell table:style-name="ce34" office:value-type="date" office:date-value="2011-02-07T00:00:00">
            <text:p>2/7/2011</text:p>
          </table:table-cell>
          <table:table-cell table:style-name="ce27" office:value-type="float" office:value="1319.05">
            <text:p>1319.05</text:p>
          </table:table-cell>
        </table:table-row>
        <table:table-row table:style-name="ro2">
          <table:table-cell table:style-name="ce34" office:value-type="date" office:date-value="2011-02-08T00:00:00">
            <text:p>2/8/2011</text:p>
          </table:table-cell>
          <table:table-cell table:style-name="ce27" office:value-type="float" office:value="1324.57">
            <text:p>1324.57</text:p>
          </table:table-cell>
        </table:table-row>
        <table:table-row table:style-name="ro2">
          <table:table-cell table:style-name="ce34" office:value-type="date" office:date-value="2011-02-09T00:00:00">
            <text:p>2/9/2011</text:p>
          </table:table-cell>
          <table:table-cell table:style-name="ce27" office:value-type="float" office:value="1320.88">
            <text:p>1320.88</text:p>
          </table:table-cell>
        </table:table-row>
        <table:table-row table:style-name="ro2">
          <table:table-cell table:style-name="ce34" office:value-type="date" office:date-value="2011-02-10T00:00:00">
            <text:p>2/10/2011</text:p>
          </table:table-cell>
          <table:table-cell table:style-name="ce27" office:value-type="float" office:value="1321.87">
            <text:p>1321.87</text:p>
          </table:table-cell>
        </table:table-row>
        <table:table-row table:style-name="ro2">
          <table:table-cell table:style-name="ce34" office:value-type="date" office:date-value="2011-02-11T00:00:00">
            <text:p>2/11/2011</text:p>
          </table:table-cell>
          <table:table-cell table:style-name="ce27" office:value-type="float" office:value="1329.15">
            <text:p>1329.15</text:p>
          </table:table-cell>
        </table:table-row>
        <table:table-row table:style-name="ro2">
          <table:table-cell table:style-name="ce34" office:value-type="date" office:date-value="2011-02-14T00:00:00">
            <text:p>2/14/2011</text:p>
          </table:table-cell>
          <table:table-cell table:style-name="ce27" office:value-type="float" office:value="1332.32">
            <text:p>1332.32</text:p>
          </table:table-cell>
        </table:table-row>
        <table:table-row table:style-name="ro2">
          <table:table-cell table:style-name="ce34" office:value-type="date" office:date-value="2011-02-15T00:00:00">
            <text:p>2/15/2011</text:p>
          </table:table-cell>
          <table:table-cell table:style-name="ce27" office:value-type="float" office:value="1328.01">
            <text:p>1328.01</text:p>
          </table:table-cell>
        </table:table-row>
        <table:table-row table:style-name="ro2">
          <table:table-cell table:style-name="ce34" office:value-type="date" office:date-value="2011-02-16T00:00:00">
            <text:p>2/16/2011</text:p>
          </table:table-cell>
          <table:table-cell table:style-name="ce27" office:value-type="float" office:value="1336.32">
            <text:p>1336.32</text:p>
          </table:table-cell>
        </table:table-row>
        <table:table-row table:style-name="ro2">
          <table:table-cell table:style-name="ce34" office:value-type="date" office:date-value="2011-02-17T00:00:00">
            <text:p>2/17/2011</text:p>
          </table:table-cell>
          <table:table-cell table:style-name="ce27" office:value-type="float" office:value="1340.43">
            <text:p>1340.43</text:p>
          </table:table-cell>
        </table:table-row>
        <table:table-row table:style-name="ro2">
          <table:table-cell table:style-name="ce34" office:value-type="date" office:date-value="2011-02-18T00:00:00">
            <text:p>2/18/2011</text:p>
          </table:table-cell>
          <table:table-cell table:style-name="ce27" office:value-type="float" office:value="1343.01">
            <text:p>1343.01</text:p>
          </table:table-cell>
        </table:table-row>
        <table:table-row table:style-name="ro2">
          <table:table-cell table:style-name="ce34" office:value-type="date" office:date-value="2011-02-21T00:00:00">
            <text:p>2/21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02-22T00:00:00">
            <text:p>2/22/2011</text:p>
          </table:table-cell>
          <table:table-cell table:style-name="ce27" office:value-type="float" office:value="1315.44">
            <text:p>1315.44</text:p>
          </table:table-cell>
        </table:table-row>
        <table:table-row table:style-name="ro2">
          <table:table-cell table:style-name="ce34" office:value-type="date" office:date-value="2011-02-23T00:00:00">
            <text:p>2/23/2011</text:p>
          </table:table-cell>
          <table:table-cell table:style-name="ce27" office:value-type="float" office:value="1307.4">
            <text:p>1307.4</text:p>
          </table:table-cell>
        </table:table-row>
        <table:table-row table:style-name="ro2">
          <table:table-cell table:style-name="ce34" office:value-type="date" office:date-value="2011-02-24T00:00:00">
            <text:p>2/24/2011</text:p>
          </table:table-cell>
          <table:table-cell table:style-name="ce27" office:value-type="float" office:value="1306.1">
            <text:p>1306.1</text:p>
          </table:table-cell>
        </table:table-row>
        <table:table-row table:style-name="ro2">
          <table:table-cell table:style-name="ce34" office:value-type="date" office:date-value="2011-02-25T00:00:00">
            <text:p>2/25/2011</text:p>
          </table:table-cell>
          <table:table-cell table:style-name="ce27" office:value-type="float" office:value="1319.88">
            <text:p>1319.88</text:p>
          </table:table-cell>
        </table:table-row>
        <table:table-row table:style-name="ro2">
          <table:table-cell table:style-name="ce34" office:value-type="date" office:date-value="2011-02-28T00:00:00">
            <text:p>2/28/2011</text:p>
          </table:table-cell>
          <table:table-cell table:style-name="ce27" office:value-type="float" office:value="1327.22">
            <text:p>1327.22</text:p>
          </table:table-cell>
        </table:table-row>
        <table:table-row table:style-name="ro2">
          <table:table-cell table:style-name="ce34" office:value-type="date" office:date-value="2011-03-01T00:00:00">
            <text:p>3/1/2011</text:p>
          </table:table-cell>
          <table:table-cell table:style-name="ce27" office:value-type="float" office:value="1306.33">
            <text:p>1306.33</text:p>
          </table:table-cell>
        </table:table-row>
        <table:table-row table:style-name="ro2">
          <table:table-cell table:style-name="ce34" office:value-type="date" office:date-value="2011-03-02T00:00:00">
            <text:p>3/2/2011</text:p>
          </table:table-cell>
          <table:table-cell table:style-name="ce27" office:value-type="float" office:value="1308.44">
            <text:p>1308.44</text:p>
          </table:table-cell>
        </table:table-row>
        <table:table-row table:style-name="ro2">
          <table:table-cell table:style-name="ce34" office:value-type="date" office:date-value="2011-03-03T00:00:00">
            <text:p>3/3/2011</text:p>
          </table:table-cell>
          <table:table-cell table:style-name="ce27" office:value-type="float" office:value="1330.97">
            <text:p>1330.97</text:p>
          </table:table-cell>
        </table:table-row>
        <table:table-row table:style-name="ro2">
          <table:table-cell table:style-name="ce34" office:value-type="date" office:date-value="2011-03-04T00:00:00">
            <text:p>3/4/2011</text:p>
          </table:table-cell>
          <table:table-cell table:style-name="ce27" office:value-type="float" office:value="1321.15">
            <text:p>1321.15</text:p>
          </table:table-cell>
        </table:table-row>
        <table:table-row table:style-name="ro2">
          <table:table-cell table:style-name="ce34" office:value-type="date" office:date-value="2011-03-07T00:00:00">
            <text:p>3/7/2011</text:p>
          </table:table-cell>
          <table:table-cell table:style-name="ce27" office:value-type="float" office:value="1310.13">
            <text:p>1310.13</text:p>
          </table:table-cell>
        </table:table-row>
        <table:table-row table:style-name="ro2">
          <table:table-cell table:style-name="ce34" office:value-type="date" office:date-value="2011-03-08T00:00:00">
            <text:p>3/8/2011</text:p>
          </table:table-cell>
          <table:table-cell table:style-name="ce27" office:value-type="float" office:value="1321.82">
            <text:p>1321.82</text:p>
          </table:table-cell>
        </table:table-row>
        <table:table-row table:style-name="ro2">
          <table:table-cell table:style-name="ce34" office:value-type="date" office:date-value="2011-03-09T00:00:00">
            <text:p>3/9/2011</text:p>
          </table:table-cell>
          <table:table-cell table:style-name="ce27" office:value-type="float" office:value="1320.02">
            <text:p>1320.02</text:p>
          </table:table-cell>
        </table:table-row>
        <table:table-row table:style-name="ro2">
          <table:table-cell table:style-name="ce34" office:value-type="date" office:date-value="2011-03-10T00:00:00">
            <text:p>3/10/2011</text:p>
          </table:table-cell>
          <table:table-cell table:style-name="ce27" office:value-type="float" office:value="1295.11">
            <text:p>1295.11</text:p>
          </table:table-cell>
        </table:table-row>
        <table:table-row table:style-name="ro2">
          <table:table-cell table:style-name="ce34" office:value-type="date" office:date-value="2011-03-11T00:00:00">
            <text:p>3/11/2011</text:p>
          </table:table-cell>
          <table:table-cell table:style-name="ce27" office:value-type="float" office:value="1304.28">
            <text:p>1304.28</text:p>
          </table:table-cell>
        </table:table-row>
        <table:table-row table:style-name="ro2">
          <table:table-cell table:style-name="ce34" office:value-type="date" office:date-value="2011-03-14T00:00:00">
            <text:p>3/14/2011</text:p>
          </table:table-cell>
          <table:table-cell table:style-name="ce27" office:value-type="float" office:value="1296.39">
            <text:p>1296.39</text:p>
          </table:table-cell>
        </table:table-row>
        <table:table-row table:style-name="ro2">
          <table:table-cell table:style-name="ce34" office:value-type="date" office:date-value="2011-03-15T00:00:00">
            <text:p>3/15/2011</text:p>
          </table:table-cell>
          <table:table-cell table:style-name="ce27" office:value-type="float" office:value="1281.87">
            <text:p>1281.87</text:p>
          </table:table-cell>
        </table:table-row>
        <table:table-row table:style-name="ro2">
          <table:table-cell table:style-name="ce34" office:value-type="date" office:date-value="2011-03-16T00:00:00">
            <text:p>3/16/2011</text:p>
          </table:table-cell>
          <table:table-cell table:style-name="ce27" office:value-type="float" office:value="1256.88">
            <text:p>1256.88</text:p>
          </table:table-cell>
        </table:table-row>
        <table:table-row table:style-name="ro2">
          <table:table-cell table:style-name="ce34" office:value-type="date" office:date-value="2011-03-17T00:00:00">
            <text:p>3/17/2011</text:p>
          </table:table-cell>
          <table:table-cell table:style-name="ce27" office:value-type="float" office:value="1273.72">
            <text:p>1273.72</text:p>
          </table:table-cell>
        </table:table-row>
        <table:table-row table:style-name="ro2">
          <table:table-cell table:style-name="ce34" office:value-type="date" office:date-value="2011-03-18T00:00:00">
            <text:p>3/18/2011</text:p>
          </table:table-cell>
          <table:table-cell table:style-name="ce27" office:value-type="float" office:value="1279.2">
            <text:p>1279.2</text:p>
          </table:table-cell>
        </table:table-row>
        <table:table-row table:style-name="ro2">
          <table:table-cell table:style-name="ce34" office:value-type="date" office:date-value="2011-03-21T00:00:00">
            <text:p>3/21/2011</text:p>
          </table:table-cell>
          <table:table-cell table:style-name="ce27" office:value-type="float" office:value="1298.38">
            <text:p>1298.38</text:p>
          </table:table-cell>
        </table:table-row>
        <table:table-row table:style-name="ro2">
          <table:table-cell table:style-name="ce34" office:value-type="date" office:date-value="2011-03-22T00:00:00">
            <text:p>3/22/2011</text:p>
          </table:table-cell>
          <table:table-cell table:style-name="ce27" office:value-type="float" office:value="1293.77">
            <text:p>1293.77</text:p>
          </table:table-cell>
        </table:table-row>
        <table:table-row table:style-name="ro2">
          <table:table-cell table:style-name="ce34" office:value-type="date" office:date-value="2011-03-23T00:00:00">
            <text:p>3/23/2011</text:p>
          </table:table-cell>
          <table:table-cell table:style-name="ce27" office:value-type="float" office:value="1297.54">
            <text:p>1297.54</text:p>
          </table:table-cell>
        </table:table-row>
        <table:table-row table:style-name="ro2">
          <table:table-cell table:style-name="ce34" office:value-type="date" office:date-value="2011-03-24T00:00:00">
            <text:p>3/24/2011</text:p>
          </table:table-cell>
          <table:table-cell table:style-name="ce27" office:value-type="float" office:value="1309.66">
            <text:p>1309.66</text:p>
          </table:table-cell>
        </table:table-row>
        <table:table-row table:style-name="ro2">
          <table:table-cell table:style-name="ce34" office:value-type="date" office:date-value="2011-03-25T00:00:00">
            <text:p>3/25/2011</text:p>
          </table:table-cell>
          <table:table-cell table:style-name="ce27" office:value-type="float" office:value="1313.8">
            <text:p>1313.8</text:p>
          </table:table-cell>
        </table:table-row>
        <table:table-row table:style-name="ro2">
          <table:table-cell table:style-name="ce34" office:value-type="date" office:date-value="2011-03-28T00:00:00">
            <text:p>3/28/2011</text:p>
          </table:table-cell>
          <table:table-cell table:style-name="ce27" office:value-type="float" office:value="1310.19">
            <text:p>1310.19</text:p>
          </table:table-cell>
        </table:table-row>
        <table:table-row table:style-name="ro2">
          <table:table-cell table:style-name="ce34" office:value-type="date" office:date-value="2011-03-29T00:00:00">
            <text:p>3/29/2011</text:p>
          </table:table-cell>
          <table:table-cell table:style-name="ce27" office:value-type="float" office:value="1319.44">
            <text:p>1319.44</text:p>
          </table:table-cell>
        </table:table-row>
        <table:table-row table:style-name="ro2">
          <table:table-cell table:style-name="ce34" office:value-type="date" office:date-value="2011-03-30T00:00:00">
            <text:p>3/30/2011</text:p>
          </table:table-cell>
          <table:table-cell table:style-name="ce27" office:value-type="float" office:value="1328.26">
            <text:p>1328.26</text:p>
          </table:table-cell>
        </table:table-row>
        <table:table-row table:style-name="ro2">
          <table:table-cell table:style-name="ce34" office:value-type="date" office:date-value="2011-03-31T00:00:00">
            <text:p>3/31/2011</text:p>
          </table:table-cell>
          <table:table-cell table:style-name="ce27" office:value-type="float" office:value="1325.83">
            <text:p>1325.83</text:p>
          </table:table-cell>
        </table:table-row>
        <table:table-row table:style-name="ro2">
          <table:table-cell table:style-name="ce34" office:value-type="date" office:date-value="2011-04-01T00:00:00">
            <text:p>4/1/2011</text:p>
          </table:table-cell>
          <table:table-cell table:style-name="ce27" office:value-type="float" office:value="1332.41">
            <text:p>1332.41</text:p>
          </table:table-cell>
        </table:table-row>
        <table:table-row table:style-name="ro2">
          <table:table-cell table:style-name="ce34" office:value-type="date" office:date-value="2011-04-04T00:00:00">
            <text:p>4/4/2011</text:p>
          </table:table-cell>
          <table:table-cell table:style-name="ce27" office:value-type="float" office:value="1332.87">
            <text:p>1332.87</text:p>
          </table:table-cell>
        </table:table-row>
        <table:table-row table:style-name="ro2">
          <table:table-cell table:style-name="ce34" office:value-type="date" office:date-value="2011-04-05T00:00:00">
            <text:p>4/5/2011</text:p>
          </table:table-cell>
          <table:table-cell table:style-name="ce27" office:value-type="float" office:value="1332.63">
            <text:p>1332.63</text:p>
          </table:table-cell>
        </table:table-row>
        <table:table-row table:style-name="ro2">
          <table:table-cell table:style-name="ce34" office:value-type="date" office:date-value="2011-04-06T00:00:00">
            <text:p>4/6/2011</text:p>
          </table:table-cell>
          <table:table-cell table:style-name="ce27" office:value-type="float" office:value="1335.54">
            <text:p>1335.54</text:p>
          </table:table-cell>
        </table:table-row>
        <table:table-row table:style-name="ro2">
          <table:table-cell table:style-name="ce34" office:value-type="date" office:date-value="2011-04-07T00:00:00">
            <text:p>4/7/2011</text:p>
          </table:table-cell>
          <table:table-cell table:style-name="ce27" office:value-type="float" office:value="1333.51">
            <text:p>1333.51</text:p>
          </table:table-cell>
        </table:table-row>
        <table:table-row table:style-name="ro2">
          <table:table-cell table:style-name="ce34" office:value-type="date" office:date-value="2011-04-08T00:00:00">
            <text:p>4/8/2011</text:p>
          </table:table-cell>
          <table:table-cell table:style-name="ce27" office:value-type="float" office:value="1328.17">
            <text:p>1328.17</text:p>
          </table:table-cell>
        </table:table-row>
        <table:table-row table:style-name="ro2">
          <table:table-cell table:style-name="ce34" office:value-type="date" office:date-value="2011-04-11T00:00:00">
            <text:p>4/11/2011</text:p>
          </table:table-cell>
          <table:table-cell table:style-name="ce27" office:value-type="float" office:value="1324.46">
            <text:p>1324.46</text:p>
          </table:table-cell>
        </table:table-row>
        <table:table-row table:style-name="ro2">
          <table:table-cell table:style-name="ce34" office:value-type="date" office:date-value="2011-04-12T00:00:00">
            <text:p>4/12/2011</text:p>
          </table:table-cell>
          <table:table-cell table:style-name="ce27" office:value-type="float" office:value="1314.16">
            <text:p>1314.16</text:p>
          </table:table-cell>
        </table:table-row>
        <table:table-row table:style-name="ro2">
          <table:table-cell table:style-name="ce34" office:value-type="date" office:date-value="2011-04-13T00:00:00">
            <text:p>4/13/2011</text:p>
          </table:table-cell>
          <table:table-cell table:style-name="ce27" office:value-type="float" office:value="1314.41">
            <text:p>1314.41</text:p>
          </table:table-cell>
        </table:table-row>
        <table:table-row table:style-name="ro2">
          <table:table-cell table:style-name="ce34" office:value-type="date" office:date-value="2011-04-14T00:00:00">
            <text:p>4/14/2011</text:p>
          </table:table-cell>
          <table:table-cell table:style-name="ce27" office:value-type="float" office:value="1314.52">
            <text:p>1314.52</text:p>
          </table:table-cell>
        </table:table-row>
        <table:table-row table:style-name="ro2">
          <table:table-cell table:style-name="ce34" office:value-type="date" office:date-value="2011-04-15T00:00:00">
            <text:p>4/15/2011</text:p>
          </table:table-cell>
          <table:table-cell table:style-name="ce27" office:value-type="float" office:value="1319.68">
            <text:p>1319.68</text:p>
          </table:table-cell>
        </table:table-row>
        <table:table-row table:style-name="ro2">
          <table:table-cell table:style-name="ce34" office:value-type="date" office:date-value="2011-04-18T00:00:00">
            <text:p>4/18/2011</text:p>
          </table:table-cell>
          <table:table-cell table:style-name="ce27" office:value-type="float" office:value="1305.14">
            <text:p>1305.14</text:p>
          </table:table-cell>
        </table:table-row>
        <table:table-row table:style-name="ro2">
          <table:table-cell table:style-name="ce34" office:value-type="date" office:date-value="2011-04-19T00:00:00">
            <text:p>4/19/2011</text:p>
          </table:table-cell>
          <table:table-cell table:style-name="ce27" office:value-type="float" office:value="1312.62">
            <text:p>1312.62</text:p>
          </table:table-cell>
        </table:table-row>
        <table:table-row table:style-name="ro2">
          <table:table-cell table:style-name="ce34" office:value-type="date" office:date-value="2011-04-20T00:00:00">
            <text:p>4/20/2011</text:p>
          </table:table-cell>
          <table:table-cell table:style-name="ce27" office:value-type="float" office:value="1330.36">
            <text:p>1330.36</text:p>
          </table:table-cell>
        </table:table-row>
        <table:table-row table:style-name="ro2">
          <table:table-cell table:style-name="ce34" office:value-type="date" office:date-value="2011-04-21T00:00:00">
            <text:p>4/21/2011</text:p>
          </table:table-cell>
          <table:table-cell table:style-name="ce27" office:value-type="float" office:value="1337.38">
            <text:p>1337.38</text:p>
          </table:table-cell>
        </table:table-row>
        <table:table-row table:style-name="ro2">
          <table:table-cell table:style-name="ce34" office:value-type="date" office:date-value="2011-04-22T00:00:00">
            <text:p>4/22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04-25T00:00:00">
            <text:p>4/25/2011</text:p>
          </table:table-cell>
          <table:table-cell table:style-name="ce27" office:value-type="float" office:value="1335.25">
            <text:p>1335.25</text:p>
          </table:table-cell>
        </table:table-row>
        <table:table-row table:style-name="ro2">
          <table:table-cell table:style-name="ce34" office:value-type="date" office:date-value="2011-04-26T00:00:00">
            <text:p>4/26/2011</text:p>
          </table:table-cell>
          <table:table-cell table:style-name="ce27" office:value-type="float" office:value="1347.24">
            <text:p>1347.24</text:p>
          </table:table-cell>
        </table:table-row>
        <table:table-row table:style-name="ro2">
          <table:table-cell table:style-name="ce34" office:value-type="date" office:date-value="2011-04-27T00:00:00">
            <text:p>4/27/2011</text:p>
          </table:table-cell>
          <table:table-cell table:style-name="ce27" office:value-type="float" office:value="1355.66">
            <text:p>1355.66</text:p>
          </table:table-cell>
        </table:table-row>
        <table:table-row table:style-name="ro2">
          <table:table-cell table:style-name="ce34" office:value-type="date" office:date-value="2011-04-28T00:00:00">
            <text:p>4/28/2011</text:p>
          </table:table-cell>
          <table:table-cell table:style-name="ce27" office:value-type="float" office:value="1360.48">
            <text:p>1360.48</text:p>
          </table:table-cell>
        </table:table-row>
        <table:table-row table:style-name="ro2">
          <table:table-cell table:style-name="ce34" office:value-type="date" office:date-value="2011-04-29T00:00:00">
            <text:p>4/29/2011</text:p>
          </table:table-cell>
          <table:table-cell table:style-name="ce27" office:value-type="float" office:value="1363.61">
            <text:p>1363.61</text:p>
          </table:table-cell>
        </table:table-row>
        <table:table-row table:style-name="ro2">
          <table:table-cell table:style-name="ce34" office:value-type="date" office:date-value="2011-05-02T00:00:00">
            <text:p>5/2/2011</text:p>
          </table:table-cell>
          <table:table-cell table:style-name="ce27" office:value-type="float" office:value="1361.22">
            <text:p>1361.22</text:p>
          </table:table-cell>
        </table:table-row>
        <table:table-row table:style-name="ro2">
          <table:table-cell table:style-name="ce34" office:value-type="date" office:date-value="2011-05-03T00:00:00">
            <text:p>5/3/2011</text:p>
          </table:table-cell>
          <table:table-cell table:style-name="ce27" office:value-type="float" office:value="1356.62">
            <text:p>1356.62</text:p>
          </table:table-cell>
        </table:table-row>
        <table:table-row table:style-name="ro2">
          <table:table-cell table:style-name="ce34" office:value-type="date" office:date-value="2011-05-04T00:00:00">
            <text:p>5/4/2011</text:p>
          </table:table-cell>
          <table:table-cell table:style-name="ce27" office:value-type="float" office:value="1347.32">
            <text:p>1347.32</text:p>
          </table:table-cell>
        </table:table-row>
        <table:table-row table:style-name="ro2">
          <table:table-cell table:style-name="ce34" office:value-type="date" office:date-value="2011-05-05T00:00:00">
            <text:p>5/5/2011</text:p>
          </table:table-cell>
          <table:table-cell table:style-name="ce27" office:value-type="float" office:value="1335.1">
            <text:p>1335.1</text:p>
          </table:table-cell>
        </table:table-row>
        <table:table-row table:style-name="ro2">
          <table:table-cell table:style-name="ce34" office:value-type="date" office:date-value="2011-05-06T00:00:00">
            <text:p>5/6/2011</text:p>
          </table:table-cell>
          <table:table-cell table:style-name="ce27" office:value-type="float" office:value="1340.2">
            <text:p>1340.2</text:p>
          </table:table-cell>
        </table:table-row>
        <table:table-row table:style-name="ro2">
          <table:table-cell table:style-name="ce34" office:value-type="date" office:date-value="2011-05-09T00:00:00">
            <text:p>5/9/2011</text:p>
          </table:table-cell>
          <table:table-cell table:style-name="ce27" office:value-type="float" office:value="1346.29">
            <text:p>1346.29</text:p>
          </table:table-cell>
        </table:table-row>
        <table:table-row table:style-name="ro2">
          <table:table-cell table:style-name="ce34" office:value-type="date" office:date-value="2011-05-10T00:00:00">
            <text:p>5/10/2011</text:p>
          </table:table-cell>
          <table:table-cell table:style-name="ce27" office:value-type="float" office:value="1357.16">
            <text:p>1357.16</text:p>
          </table:table-cell>
        </table:table-row>
        <table:table-row table:style-name="ro2">
          <table:table-cell table:style-name="ce34" office:value-type="date" office:date-value="2011-05-11T00:00:00">
            <text:p>5/11/2011</text:p>
          </table:table-cell>
          <table:table-cell table:style-name="ce27" office:value-type="float" office:value="1342.08">
            <text:p>1342.08</text:p>
          </table:table-cell>
        </table:table-row>
        <table:table-row table:style-name="ro2">
          <table:table-cell table:style-name="ce34" office:value-type="date" office:date-value="2011-05-12T00:00:00">
            <text:p>5/12/2011</text:p>
          </table:table-cell>
          <table:table-cell table:style-name="ce27" office:value-type="float" office:value="1348.65">
            <text:p>1348.65</text:p>
          </table:table-cell>
        </table:table-row>
        <table:table-row table:style-name="ro2">
          <table:table-cell table:style-name="ce34" office:value-type="date" office:date-value="2011-05-13T00:00:00">
            <text:p>5/13/2011</text:p>
          </table:table-cell>
          <table:table-cell table:style-name="ce27" office:value-type="float" office:value="1337.77">
            <text:p>1337.77</text:p>
          </table:table-cell>
        </table:table-row>
        <table:table-row table:style-name="ro2">
          <table:table-cell table:style-name="ce34" office:value-type="date" office:date-value="2011-05-16T00:00:00">
            <text:p>5/16/2011</text:p>
          </table:table-cell>
          <table:table-cell table:style-name="ce27" office:value-type="float" office:value="1329.47">
            <text:p>1329.47</text:p>
          </table:table-cell>
        </table:table-row>
        <table:table-row table:style-name="ro2">
          <table:table-cell table:style-name="ce34" office:value-type="date" office:date-value="2011-05-17T00:00:00">
            <text:p>5/17/2011</text:p>
          </table:table-cell>
          <table:table-cell table:style-name="ce27" office:value-type="float" office:value="1328.98">
            <text:p>1328.98</text:p>
          </table:table-cell>
        </table:table-row>
        <table:table-row table:style-name="ro2">
          <table:table-cell table:style-name="ce34" office:value-type="date" office:date-value="2011-05-18T00:00:00">
            <text:p>5/18/2011</text:p>
          </table:table-cell>
          <table:table-cell table:style-name="ce27" office:value-type="float" office:value="1340.68">
            <text:p>1340.68</text:p>
          </table:table-cell>
        </table:table-row>
        <table:table-row table:style-name="ro2">
          <table:table-cell table:style-name="ce34" office:value-type="date" office:date-value="2011-05-19T00:00:00">
            <text:p>5/19/2011</text:p>
          </table:table-cell>
          <table:table-cell table:style-name="ce27" office:value-type="float" office:value="1343.6">
            <text:p>1343.6</text:p>
          </table:table-cell>
        </table:table-row>
        <table:table-row table:style-name="ro2">
          <table:table-cell table:style-name="ce34" office:value-type="date" office:date-value="2011-05-20T00:00:00">
            <text:p>5/20/2011</text:p>
          </table:table-cell>
          <table:table-cell table:style-name="ce27" office:value-type="float" office:value="1333.27">
            <text:p>1333.27</text:p>
          </table:table-cell>
        </table:table-row>
        <table:table-row table:style-name="ro2">
          <table:table-cell table:style-name="ce34" office:value-type="date" office:date-value="2011-05-23T00:00:00">
            <text:p>5/23/2011</text:p>
          </table:table-cell>
          <table:table-cell table:style-name="ce27" office:value-type="float" office:value="1317.37">
            <text:p>1317.37</text:p>
          </table:table-cell>
        </table:table-row>
        <table:table-row table:style-name="ro2">
          <table:table-cell table:style-name="ce34" office:value-type="date" office:date-value="2011-05-24T00:00:00">
            <text:p>5/24/2011</text:p>
          </table:table-cell>
          <table:table-cell table:style-name="ce27" office:value-type="float" office:value="1316.28">
            <text:p>1316.28</text:p>
          </table:table-cell>
        </table:table-row>
        <table:table-row table:style-name="ro2">
          <table:table-cell table:style-name="ce34" office:value-type="date" office:date-value="2011-05-25T00:00:00">
            <text:p>5/25/2011</text:p>
          </table:table-cell>
          <table:table-cell table:style-name="ce27" office:value-type="float" office:value="1320.47">
            <text:p>1320.47</text:p>
          </table:table-cell>
        </table:table-row>
        <table:table-row table:style-name="ro2">
          <table:table-cell table:style-name="ce34" office:value-type="date" office:date-value="2011-05-26T00:00:00">
            <text:p>5/26/2011</text:p>
          </table:table-cell>
          <table:table-cell table:style-name="ce27" office:value-type="float" office:value="1325.69">
            <text:p>1325.69</text:p>
          </table:table-cell>
        </table:table-row>
        <table:table-row table:style-name="ro2">
          <table:table-cell table:style-name="ce34" office:value-type="date" office:date-value="2011-05-27T00:00:00">
            <text:p>5/27/2011</text:p>
          </table:table-cell>
          <table:table-cell table:style-name="ce27" office:value-type="float" office:value="1331.1">
            <text:p>1331.1</text:p>
          </table:table-cell>
        </table:table-row>
        <table:table-row table:style-name="ro2">
          <table:table-cell table:style-name="ce34" office:value-type="date" office:date-value="2011-05-30T00:00:00">
            <text:p>5/30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05-31T00:00:00">
            <text:p>5/31/2011</text:p>
          </table:table-cell>
          <table:table-cell table:style-name="ce27" office:value-type="float" office:value="1345.2">
            <text:p>1345.2</text:p>
          </table:table-cell>
        </table:table-row>
        <table:table-row table:style-name="ro2">
          <table:table-cell table:style-name="ce34" office:value-type="date" office:date-value="2011-06-01T00:00:00">
            <text:p>6/1/2011</text:p>
          </table:table-cell>
          <table:table-cell table:style-name="ce27" office:value-type="float" office:value="1314.55">
            <text:p>1314.55</text:p>
          </table:table-cell>
        </table:table-row>
        <table:table-row table:style-name="ro2">
          <table:table-cell table:style-name="ce34" office:value-type="date" office:date-value="2011-06-02T00:00:00">
            <text:p>6/2/2011</text:p>
          </table:table-cell>
          <table:table-cell table:style-name="ce27" office:value-type="float" office:value="1312.94">
            <text:p>1312.94</text:p>
          </table:table-cell>
        </table:table-row>
        <table:table-row table:style-name="ro2">
          <table:table-cell table:style-name="ce34" office:value-type="date" office:date-value="2011-06-03T00:00:00">
            <text:p>6/3/2011</text:p>
          </table:table-cell>
          <table:table-cell table:style-name="ce27" office:value-type="float" office:value="1300.16">
            <text:p>1300.16</text:p>
          </table:table-cell>
        </table:table-row>
        <table:table-row table:style-name="ro2">
          <table:table-cell table:style-name="ce34" office:value-type="date" office:date-value="2011-06-06T00:00:00">
            <text:p>6/6/2011</text:p>
          </table:table-cell>
          <table:table-cell table:style-name="ce27" office:value-type="float" office:value="1286.17">
            <text:p>1286.17</text:p>
          </table:table-cell>
        </table:table-row>
        <table:table-row table:style-name="ro2">
          <table:table-cell table:style-name="ce34" office:value-type="date" office:date-value="2011-06-07T00:00:00">
            <text:p>6/7/2011</text:p>
          </table:table-cell>
          <table:table-cell table:style-name="ce27" office:value-type="float" office:value="1284.94">
            <text:p>1284.94</text:p>
          </table:table-cell>
        </table:table-row>
        <table:table-row table:style-name="ro2">
          <table:table-cell table:style-name="ce34" office:value-type="date" office:date-value="2011-06-08T00:00:00">
            <text:p>6/8/2011</text:p>
          </table:table-cell>
          <table:table-cell table:style-name="ce27" office:value-type="float" office:value="1279.56">
            <text:p>1279.56</text:p>
          </table:table-cell>
        </table:table-row>
        <table:table-row table:style-name="ro2">
          <table:table-cell table:style-name="ce34" office:value-type="date" office:date-value="2011-06-09T00:00:00">
            <text:p>6/9/2011</text:p>
          </table:table-cell>
          <table:table-cell table:style-name="ce27" office:value-type="float" office:value="1289">
            <text:p>1289</text:p>
          </table:table-cell>
        </table:table-row>
        <table:table-row table:style-name="ro2">
          <table:table-cell table:style-name="ce34" office:value-type="date" office:date-value="2011-06-10T00:00:00">
            <text:p>6/10/2011</text:p>
          </table:table-cell>
          <table:table-cell table:style-name="ce27" office:value-type="float" office:value="1270.98">
            <text:p>1270.98</text:p>
          </table:table-cell>
        </table:table-row>
        <table:table-row table:style-name="ro2">
          <table:table-cell table:style-name="ce34" office:value-type="date" office:date-value="2011-06-13T00:00:00">
            <text:p>6/13/2011</text:p>
          </table:table-cell>
          <table:table-cell table:style-name="ce27" office:value-type="float" office:value="1271.83">
            <text:p>1271.83</text:p>
          </table:table-cell>
        </table:table-row>
        <table:table-row table:style-name="ro2">
          <table:table-cell table:style-name="ce34" office:value-type="date" office:date-value="2011-06-14T00:00:00">
            <text:p>6/14/2011</text:p>
          </table:table-cell>
          <table:table-cell table:style-name="ce27" office:value-type="float" office:value="1287.87">
            <text:p>1287.87</text:p>
          </table:table-cell>
        </table:table-row>
        <table:table-row table:style-name="ro2">
          <table:table-cell table:style-name="ce34" office:value-type="date" office:date-value="2011-06-15T00:00:00">
            <text:p>6/15/2011</text:p>
          </table:table-cell>
          <table:table-cell table:style-name="ce27" office:value-type="float" office:value="1265.42">
            <text:p>1265.42</text:p>
          </table:table-cell>
        </table:table-row>
        <table:table-row table:style-name="ro2">
          <table:table-cell table:style-name="ce34" office:value-type="date" office:date-value="2011-06-16T00:00:00">
            <text:p>6/16/2011</text:p>
          </table:table-cell>
          <table:table-cell table:style-name="ce27" office:value-type="float" office:value="1267.64">
            <text:p>1267.64</text:p>
          </table:table-cell>
        </table:table-row>
        <table:table-row table:style-name="ro2">
          <table:table-cell table:style-name="ce34" office:value-type="date" office:date-value="2011-06-17T00:00:00">
            <text:p>6/17/2011</text:p>
          </table:table-cell>
          <table:table-cell table:style-name="ce27" office:value-type="float" office:value="1271.5">
            <text:p>1271.5</text:p>
          </table:table-cell>
        </table:table-row>
        <table:table-row table:style-name="ro2">
          <table:table-cell table:style-name="ce34" office:value-type="date" office:date-value="2011-06-20T00:00:00">
            <text:p>6/20/2011</text:p>
          </table:table-cell>
          <table:table-cell table:style-name="ce27" office:value-type="float" office:value="1278.36">
            <text:p>1278.36</text:p>
          </table:table-cell>
        </table:table-row>
        <table:table-row table:style-name="ro2">
          <table:table-cell table:style-name="ce34" office:value-type="date" office:date-value="2011-06-21T00:00:00">
            <text:p>6/21/2011</text:p>
          </table:table-cell>
          <table:table-cell table:style-name="ce27" office:value-type="float" office:value="1295.52">
            <text:p>1295.52</text:p>
          </table:table-cell>
        </table:table-row>
        <table:table-row table:style-name="ro2">
          <table:table-cell table:style-name="ce34" office:value-type="date" office:date-value="2011-06-22T00:00:00">
            <text:p>6/22/2011</text:p>
          </table:table-cell>
          <table:table-cell table:style-name="ce27" office:value-type="float" office:value="1287.14">
            <text:p>1287.14</text:p>
          </table:table-cell>
        </table:table-row>
        <table:table-row table:style-name="ro2">
          <table:table-cell table:style-name="ce34" office:value-type="date" office:date-value="2011-06-23T00:00:00">
            <text:p>6/23/2011</text:p>
          </table:table-cell>
          <table:table-cell table:style-name="ce27" office:value-type="float" office:value="1283.5">
            <text:p>1283.5</text:p>
          </table:table-cell>
        </table:table-row>
        <table:table-row table:style-name="ro2">
          <table:table-cell table:style-name="ce34" office:value-type="date" office:date-value="2011-06-24T00:00:00">
            <text:p>6/24/2011</text:p>
          </table:table-cell>
          <table:table-cell table:style-name="ce27" office:value-type="float" office:value="1268.45">
            <text:p>1268.45</text:p>
          </table:table-cell>
        </table:table-row>
        <table:table-row table:style-name="ro2">
          <table:table-cell table:style-name="ce34" office:value-type="date" office:date-value="2011-06-27T00:00:00">
            <text:p>6/27/2011</text:p>
          </table:table-cell>
          <table:table-cell table:style-name="ce27" office:value-type="float" office:value="1280.1">
            <text:p>1280.1</text:p>
          </table:table-cell>
        </table:table-row>
        <table:table-row table:style-name="ro2">
          <table:table-cell table:style-name="ce34" office:value-type="date" office:date-value="2011-06-28T00:00:00">
            <text:p>6/28/2011</text:p>
          </table:table-cell>
          <table:table-cell table:style-name="ce27" office:value-type="float" office:value="1296.67">
            <text:p>1296.67</text:p>
          </table:table-cell>
        </table:table-row>
        <table:table-row table:style-name="ro2">
          <table:table-cell table:style-name="ce34" office:value-type="date" office:date-value="2011-06-29T00:00:00">
            <text:p>6/29/2011</text:p>
          </table:table-cell>
          <table:table-cell table:style-name="ce27" office:value-type="float" office:value="1307.41">
            <text:p>1307.41</text:p>
          </table:table-cell>
        </table:table-row>
        <table:table-row table:style-name="ro2">
          <table:table-cell table:style-name="ce34" office:value-type="date" office:date-value="2011-06-30T00:00:00">
            <text:p>6/30/2011</text:p>
          </table:table-cell>
          <table:table-cell table:style-name="ce27" office:value-type="float" office:value="1320.64">
            <text:p>1320.64</text:p>
          </table:table-cell>
        </table:table-row>
        <table:table-row table:style-name="ro2">
          <table:table-cell table:style-name="ce34" office:value-type="date" office:date-value="2011-07-01T00:00:00">
            <text:p>7/1/2011</text:p>
          </table:table-cell>
          <table:table-cell table:style-name="ce27" office:value-type="float" office:value="1339.67">
            <text:p>1339.67</text:p>
          </table:table-cell>
        </table:table-row>
        <table:table-row table:style-name="ro2">
          <table:table-cell table:style-name="ce34" office:value-type="date" office:date-value="2011-07-04T00:00:00">
            <text:p>7/4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07-05T00:00:00">
            <text:p>7/5/2011</text:p>
          </table:table-cell>
          <table:table-cell table:style-name="ce27" office:value-type="float" office:value="1337.88">
            <text:p>1337.88</text:p>
          </table:table-cell>
        </table:table-row>
        <table:table-row table:style-name="ro2">
          <table:table-cell table:style-name="ce34" office:value-type="date" office:date-value="2011-07-06T00:00:00">
            <text:p>7/6/2011</text:p>
          </table:table-cell>
          <table:table-cell table:style-name="ce27" office:value-type="float" office:value="1339.22">
            <text:p>1339.22</text:p>
          </table:table-cell>
        </table:table-row>
        <table:table-row table:style-name="ro2">
          <table:table-cell table:style-name="ce34" office:value-type="date" office:date-value="2011-07-07T00:00:00">
            <text:p>7/7/2011</text:p>
          </table:table-cell>
          <table:table-cell table:style-name="ce27" office:value-type="float" office:value="1353.22">
            <text:p>1353.22</text:p>
          </table:table-cell>
        </table:table-row>
        <table:table-row table:style-name="ro2">
          <table:table-cell table:style-name="ce34" office:value-type="date" office:date-value="2011-07-08T00:00:00">
            <text:p>7/8/2011</text:p>
          </table:table-cell>
          <table:table-cell table:style-name="ce27" office:value-type="float" office:value="1343.8">
            <text:p>1343.8</text:p>
          </table:table-cell>
        </table:table-row>
        <table:table-row table:style-name="ro2">
          <table:table-cell table:style-name="ce34" office:value-type="date" office:date-value="2011-07-11T00:00:00">
            <text:p>7/11/2011</text:p>
          </table:table-cell>
          <table:table-cell table:style-name="ce27" office:value-type="float" office:value="1319.49">
            <text:p>1319.49</text:p>
          </table:table-cell>
        </table:table-row>
        <table:table-row table:style-name="ro2">
          <table:table-cell table:style-name="ce34" office:value-type="date" office:date-value="2011-07-12T00:00:00">
            <text:p>7/12/2011</text:p>
          </table:table-cell>
          <table:table-cell table:style-name="ce27" office:value-type="float" office:value="1313.64">
            <text:p>1313.64</text:p>
          </table:table-cell>
        </table:table-row>
        <table:table-row table:style-name="ro2">
          <table:table-cell table:style-name="ce34" office:value-type="date" office:date-value="2011-07-13T00:00:00">
            <text:p>7/13/2011</text:p>
          </table:table-cell>
          <table:table-cell table:style-name="ce27" office:value-type="float" office:value="1317.72">
            <text:p>1317.72</text:p>
          </table:table-cell>
        </table:table-row>
        <table:table-row table:style-name="ro2">
          <table:table-cell table:style-name="ce34" office:value-type="date" office:date-value="2011-07-14T00:00:00">
            <text:p>7/14/2011</text:p>
          </table:table-cell>
          <table:table-cell table:style-name="ce27" office:value-type="float" office:value="1308.87">
            <text:p>1308.87</text:p>
          </table:table-cell>
        </table:table-row>
        <table:table-row table:style-name="ro2">
          <table:table-cell table:style-name="ce34" office:value-type="date" office:date-value="2011-07-15T00:00:00">
            <text:p>7/15/2011</text:p>
          </table:table-cell>
          <table:table-cell table:style-name="ce27" office:value-type="float" office:value="1316.14">
            <text:p>1316.14</text:p>
          </table:table-cell>
        </table:table-row>
        <table:table-row table:style-name="ro2">
          <table:table-cell table:style-name="ce34" office:value-type="date" office:date-value="2011-07-18T00:00:00">
            <text:p>7/18/2011</text:p>
          </table:table-cell>
          <table:table-cell table:style-name="ce27" office:value-type="float" office:value="1305.44">
            <text:p>1305.44</text:p>
          </table:table-cell>
        </table:table-row>
        <table:table-row table:style-name="ro2">
          <table:table-cell table:style-name="ce34" office:value-type="date" office:date-value="2011-07-19T00:00:00">
            <text:p>7/19/2011</text:p>
          </table:table-cell>
          <table:table-cell table:style-name="ce27" office:value-type="float" office:value="1326.73">
            <text:p>1326.73</text:p>
          </table:table-cell>
        </table:table-row>
        <table:table-row table:style-name="ro2">
          <table:table-cell table:style-name="ce34" office:value-type="date" office:date-value="2011-07-20T00:00:00">
            <text:p>7/20/2011</text:p>
          </table:table-cell>
          <table:table-cell table:style-name="ce27" office:value-type="float" office:value="1325.84">
            <text:p>1325.84</text:p>
          </table:table-cell>
        </table:table-row>
        <table:table-row table:style-name="ro2">
          <table:table-cell table:style-name="ce34" office:value-type="date" office:date-value="2011-07-21T00:00:00">
            <text:p>7/21/2011</text:p>
          </table:table-cell>
          <table:table-cell table:style-name="ce27" office:value-type="float" office:value="1343.8">
            <text:p>1343.8</text:p>
          </table:table-cell>
        </table:table-row>
        <table:table-row table:style-name="ro2">
          <table:table-cell table:style-name="ce34" office:value-type="date" office:date-value="2011-07-22T00:00:00">
            <text:p>7/22/2011</text:p>
          </table:table-cell>
          <table:table-cell table:style-name="ce27" office:value-type="float" office:value="1345.02">
            <text:p>1345.02</text:p>
          </table:table-cell>
        </table:table-row>
        <table:table-row table:style-name="ro2">
          <table:table-cell table:style-name="ce34" office:value-type="date" office:date-value="2011-07-25T00:00:00">
            <text:p>7/25/2011</text:p>
          </table:table-cell>
          <table:table-cell table:style-name="ce27" office:value-type="float" office:value="1337.43">
            <text:p>1337.43</text:p>
          </table:table-cell>
        </table:table-row>
        <table:table-row table:style-name="ro2">
          <table:table-cell table:style-name="ce34" office:value-type="date" office:date-value="2011-07-26T00:00:00">
            <text:p>7/26/2011</text:p>
          </table:table-cell>
          <table:table-cell table:style-name="ce27" office:value-type="float" office:value="1331.94">
            <text:p>1331.94</text:p>
          </table:table-cell>
        </table:table-row>
        <table:table-row table:style-name="ro2">
          <table:table-cell table:style-name="ce34" office:value-type="date" office:date-value="2011-07-27T00:00:00">
            <text:p>7/27/2011</text:p>
          </table:table-cell>
          <table:table-cell table:style-name="ce27" office:value-type="float" office:value="1304.89">
            <text:p>1304.89</text:p>
          </table:table-cell>
        </table:table-row>
        <table:table-row table:style-name="ro2">
          <table:table-cell table:style-name="ce34" office:value-type="date" office:date-value="2011-07-28T00:00:00">
            <text:p>7/28/2011</text:p>
          </table:table-cell>
          <table:table-cell table:style-name="ce27" office:value-type="float" office:value="1300.67">
            <text:p>1300.67</text:p>
          </table:table-cell>
        </table:table-row>
        <table:table-row table:style-name="ro2">
          <table:table-cell table:style-name="ce34" office:value-type="date" office:date-value="2011-07-29T00:00:00">
            <text:p>7/29/2011</text:p>
          </table:table-cell>
          <table:table-cell table:style-name="ce27" office:value-type="float" office:value="1292.28">
            <text:p>1292.28</text:p>
          </table:table-cell>
        </table:table-row>
        <table:table-row table:style-name="ro2">
          <table:table-cell table:style-name="ce34" office:value-type="date" office:date-value="2011-08-01T00:00:00">
            <text:p>8/1/2011</text:p>
          </table:table-cell>
          <table:table-cell table:style-name="ce27" office:value-type="float" office:value="1286.94">
            <text:p>1286.94</text:p>
          </table:table-cell>
        </table:table-row>
        <table:table-row table:style-name="ro2">
          <table:table-cell table:style-name="ce34" office:value-type="date" office:date-value="2011-08-02T00:00:00">
            <text:p>8/2/2011</text:p>
          </table:table-cell>
          <table:table-cell table:style-name="ce27" office:value-type="float" office:value="1254.05">
            <text:p>1254.05</text:p>
          </table:table-cell>
        </table:table-row>
        <table:table-row table:style-name="ro2">
          <table:table-cell table:style-name="ce34" office:value-type="date" office:date-value="2011-08-03T00:00:00">
            <text:p>8/3/2011</text:p>
          </table:table-cell>
          <table:table-cell table:style-name="ce27" office:value-type="float" office:value="1260.34">
            <text:p>1260.34</text:p>
          </table:table-cell>
        </table:table-row>
        <table:table-row table:style-name="ro2">
          <table:table-cell table:style-name="ce34" office:value-type="date" office:date-value="2011-08-04T00:00:00">
            <text:p>8/4/2011</text:p>
          </table:table-cell>
          <table:table-cell table:style-name="ce27" office:value-type="float" office:value="1200.07">
            <text:p>1200.07</text:p>
          </table:table-cell>
        </table:table-row>
        <table:table-row table:style-name="ro2">
          <table:table-cell table:style-name="ce34" office:value-type="date" office:date-value="2011-08-05T00:00:00">
            <text:p>8/5/2011</text:p>
          </table:table-cell>
          <table:table-cell table:style-name="ce27" office:value-type="float" office:value="1199.38">
            <text:p>1199.38</text:p>
          </table:table-cell>
        </table:table-row>
        <table:table-row table:style-name="ro2">
          <table:table-cell table:style-name="ce34" office:value-type="date" office:date-value="2011-08-08T00:00:00">
            <text:p>8/8/2011</text:p>
          </table:table-cell>
          <table:table-cell table:style-name="ce27" office:value-type="float" office:value="1119.46">
            <text:p>1119.46</text:p>
          </table:table-cell>
        </table:table-row>
        <table:table-row table:style-name="ro2">
          <table:table-cell table:style-name="ce34" office:value-type="date" office:date-value="2011-08-09T00:00:00">
            <text:p>8/9/2011</text:p>
          </table:table-cell>
          <table:table-cell table:style-name="ce27" office:value-type="float" office:value="1172.53">
            <text:p>1172.53</text:p>
          </table:table-cell>
        </table:table-row>
        <table:table-row table:style-name="ro2">
          <table:table-cell table:style-name="ce34" office:value-type="date" office:date-value="2011-08-10T00:00:00">
            <text:p>8/10/2011</text:p>
          </table:table-cell>
          <table:table-cell table:style-name="ce27" office:value-type="float" office:value="1120.76">
            <text:p>1120.76</text:p>
          </table:table-cell>
        </table:table-row>
        <table:table-row table:style-name="ro2">
          <table:table-cell table:style-name="ce34" office:value-type="date" office:date-value="2011-08-11T00:00:00">
            <text:p>8/11/2011</text:p>
          </table:table-cell>
          <table:table-cell table:style-name="ce27" office:value-type="float" office:value="1172.64">
            <text:p>1172.64</text:p>
          </table:table-cell>
        </table:table-row>
        <table:table-row table:style-name="ro2">
          <table:table-cell table:style-name="ce34" office:value-type="date" office:date-value="2011-08-12T00:00:00">
            <text:p>8/12/2011</text:p>
          </table:table-cell>
          <table:table-cell table:style-name="ce27" office:value-type="float" office:value="1178.81">
            <text:p>1178.81</text:p>
          </table:table-cell>
        </table:table-row>
        <table:table-row table:style-name="ro2">
          <table:table-cell table:style-name="ce34" office:value-type="date" office:date-value="2011-08-15T00:00:00">
            <text:p>8/15/2011</text:p>
          </table:table-cell>
          <table:table-cell table:style-name="ce27" office:value-type="float" office:value="1204.49">
            <text:p>1204.49</text:p>
          </table:table-cell>
        </table:table-row>
        <table:table-row table:style-name="ro2">
          <table:table-cell table:style-name="ce34" office:value-type="date" office:date-value="2011-08-16T00:00:00">
            <text:p>8/16/2011</text:p>
          </table:table-cell>
          <table:table-cell table:style-name="ce27" office:value-type="float" office:value="1192.76">
            <text:p>1192.76</text:p>
          </table:table-cell>
        </table:table-row>
        <table:table-row table:style-name="ro2">
          <table:table-cell table:style-name="ce34" office:value-type="date" office:date-value="2011-08-17T00:00:00">
            <text:p>8/17/2011</text:p>
          </table:table-cell>
          <table:table-cell table:style-name="ce27" office:value-type="float" office:value="1193.89">
            <text:p>1193.89</text:p>
          </table:table-cell>
        </table:table-row>
        <table:table-row table:style-name="ro2">
          <table:table-cell table:style-name="ce34" office:value-type="date" office:date-value="2011-08-18T00:00:00">
            <text:p>8/18/2011</text:p>
          </table:table-cell>
          <table:table-cell table:style-name="ce27" office:value-type="float" office:value="1140.65">
            <text:p>1140.65</text:p>
          </table:table-cell>
        </table:table-row>
        <table:table-row table:style-name="ro2">
          <table:table-cell table:style-name="ce34" office:value-type="date" office:date-value="2011-08-19T00:00:00">
            <text:p>8/19/2011</text:p>
          </table:table-cell>
          <table:table-cell table:style-name="ce27" office:value-type="float" office:value="1123.53">
            <text:p>1123.53</text:p>
          </table:table-cell>
        </table:table-row>
        <table:table-row table:style-name="ro2">
          <table:table-cell table:style-name="ce34" office:value-type="date" office:date-value="2011-08-22T00:00:00">
            <text:p>8/22/2011</text:p>
          </table:table-cell>
          <table:table-cell table:style-name="ce27" office:value-type="float" office:value="1123.82">
            <text:p>1123.82</text:p>
          </table:table-cell>
        </table:table-row>
        <table:table-row table:style-name="ro2">
          <table:table-cell table:style-name="ce34" office:value-type="date" office:date-value="2011-08-23T00:00:00">
            <text:p>8/23/2011</text:p>
          </table:table-cell>
          <table:table-cell table:style-name="ce27" office:value-type="float" office:value="1162.35">
            <text:p>1162.35</text:p>
          </table:table-cell>
        </table:table-row>
        <table:table-row table:style-name="ro2">
          <table:table-cell table:style-name="ce34" office:value-type="date" office:date-value="2011-08-24T00:00:00">
            <text:p>8/24/2011</text:p>
          </table:table-cell>
          <table:table-cell table:style-name="ce27" office:value-type="float" office:value="1177.6">
            <text:p>1177.6</text:p>
          </table:table-cell>
        </table:table-row>
        <table:table-row table:style-name="ro2">
          <table:table-cell table:style-name="ce34" office:value-type="date" office:date-value="2011-08-25T00:00:00">
            <text:p>8/25/2011</text:p>
          </table:table-cell>
          <table:table-cell table:style-name="ce27" office:value-type="float" office:value="1159.27">
            <text:p>1159.27</text:p>
          </table:table-cell>
        </table:table-row>
        <table:table-row table:style-name="ro2">
          <table:table-cell table:style-name="ce34" office:value-type="date" office:date-value="2011-08-26T00:00:00">
            <text:p>8/26/2011</text:p>
          </table:table-cell>
          <table:table-cell table:style-name="ce27" office:value-type="float" office:value="1176.8">
            <text:p>1176.8</text:p>
          </table:table-cell>
        </table:table-row>
        <table:table-row table:style-name="ro2">
          <table:table-cell table:style-name="ce34" office:value-type="date" office:date-value="2011-08-29T00:00:00">
            <text:p>8/29/2011</text:p>
          </table:table-cell>
          <table:table-cell table:style-name="ce27" office:value-type="float" office:value="1210.08">
            <text:p>1210.08</text:p>
          </table:table-cell>
        </table:table-row>
        <table:table-row table:style-name="ro2">
          <table:table-cell table:style-name="ce34" office:value-type="date" office:date-value="2011-08-30T00:00:00">
            <text:p>8/30/2011</text:p>
          </table:table-cell>
          <table:table-cell table:style-name="ce27" office:value-type="float" office:value="1212.92">
            <text:p>1212.92</text:p>
          </table:table-cell>
        </table:table-row>
        <table:table-row table:style-name="ro2">
          <table:table-cell table:style-name="ce34" office:value-type="date" office:date-value="2011-08-31T00:00:00">
            <text:p>8/31/2011</text:p>
          </table:table-cell>
          <table:table-cell table:style-name="ce27" office:value-type="float" office:value="1218.89">
            <text:p>1218.89</text:p>
          </table:table-cell>
        </table:table-row>
        <table:table-row table:style-name="ro2">
          <table:table-cell table:style-name="ce34" office:value-type="date" office:date-value="2011-09-01T00:00:00">
            <text:p>9/1/2011</text:p>
          </table:table-cell>
          <table:table-cell table:style-name="ce27" office:value-type="float" office:value="1204.42">
            <text:p>1204.42</text:p>
          </table:table-cell>
        </table:table-row>
        <table:table-row table:style-name="ro2">
          <table:table-cell table:style-name="ce34" office:value-type="date" office:date-value="2011-09-02T00:00:00">
            <text:p>9/2/2011</text:p>
          </table:table-cell>
          <table:table-cell table:style-name="ce27" office:value-type="float" office:value="1173.97">
            <text:p>1173.97</text:p>
          </table:table-cell>
        </table:table-row>
        <table:table-row table:style-name="ro2">
          <table:table-cell table:style-name="ce34" office:value-type="date" office:date-value="2011-09-05T00:00:00">
            <text:p>9/5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09-06T00:00:00">
            <text:p>9/6/2011</text:p>
          </table:table-cell>
          <table:table-cell table:style-name="ce27" office:value-type="float" office:value="1165.24">
            <text:p>1165.24</text:p>
          </table:table-cell>
        </table:table-row>
        <table:table-row table:style-name="ro2">
          <table:table-cell table:style-name="ce34" office:value-type="date" office:date-value="2011-09-07T00:00:00">
            <text:p>9/7/2011</text:p>
          </table:table-cell>
          <table:table-cell table:style-name="ce27" office:value-type="float" office:value="1198.62">
            <text:p>1198.62</text:p>
          </table:table-cell>
        </table:table-row>
        <table:table-row table:style-name="ro2">
          <table:table-cell table:style-name="ce34" office:value-type="date" office:date-value="2011-09-08T00:00:00">
            <text:p>9/8/2011</text:p>
          </table:table-cell>
          <table:table-cell table:style-name="ce27" office:value-type="float" office:value="1185.9">
            <text:p>1185.9</text:p>
          </table:table-cell>
        </table:table-row>
        <table:table-row table:style-name="ro2">
          <table:table-cell table:style-name="ce34" office:value-type="date" office:date-value="2011-09-09T00:00:00">
            <text:p>9/9/2011</text:p>
          </table:table-cell>
          <table:table-cell table:style-name="ce27" office:value-type="float" office:value="1154.23">
            <text:p>1154.23</text:p>
          </table:table-cell>
        </table:table-row>
        <table:table-row table:style-name="ro2">
          <table:table-cell table:style-name="ce34" office:value-type="date" office:date-value="2011-09-12T00:00:00">
            <text:p>9/12/2011</text:p>
          </table:table-cell>
          <table:table-cell table:style-name="ce27" office:value-type="float" office:value="1162.27">
            <text:p>1162.27</text:p>
          </table:table-cell>
        </table:table-row>
        <table:table-row table:style-name="ro2">
          <table:table-cell table:style-name="ce34" office:value-type="date" office:date-value="2011-09-13T00:00:00">
            <text:p>9/13/2011</text:p>
          </table:table-cell>
          <table:table-cell table:style-name="ce27" office:value-type="float" office:value="1172.87">
            <text:p>1172.87</text:p>
          </table:table-cell>
        </table:table-row>
        <table:table-row table:style-name="ro2">
          <table:table-cell table:style-name="ce34" office:value-type="date" office:date-value="2011-09-14T00:00:00">
            <text:p>9/14/2011</text:p>
          </table:table-cell>
          <table:table-cell table:style-name="ce27" office:value-type="float" office:value="1188.68">
            <text:p>1188.68</text:p>
          </table:table-cell>
        </table:table-row>
        <table:table-row table:style-name="ro2">
          <table:table-cell table:style-name="ce34" office:value-type="date" office:date-value="2011-09-15T00:00:00">
            <text:p>9/15/2011</text:p>
          </table:table-cell>
          <table:table-cell table:style-name="ce27" office:value-type="float" office:value="1209.11">
            <text:p>1209.11</text:p>
          </table:table-cell>
        </table:table-row>
        <table:table-row table:style-name="ro2">
          <table:table-cell table:style-name="ce34" office:value-type="date" office:date-value="2011-09-16T00:00:00">
            <text:p>9/16/2011</text:p>
          </table:table-cell>
          <table:table-cell table:style-name="ce27" office:value-type="float" office:value="1216.01">
            <text:p>1216.01</text:p>
          </table:table-cell>
        </table:table-row>
        <table:table-row table:style-name="ro2">
          <table:table-cell table:style-name="ce34" office:value-type="date" office:date-value="2011-09-19T00:00:00">
            <text:p>9/19/2011</text:p>
          </table:table-cell>
          <table:table-cell table:style-name="ce27" office:value-type="float" office:value="1204.09">
            <text:p>1204.09</text:p>
          </table:table-cell>
        </table:table-row>
        <table:table-row table:style-name="ro2">
          <table:table-cell table:style-name="ce34" office:value-type="date" office:date-value="2011-09-20T00:00:00">
            <text:p>9/20/2011</text:p>
          </table:table-cell>
          <table:table-cell table:style-name="ce27" office:value-type="float" office:value="1202.09">
            <text:p>1202.09</text:p>
          </table:table-cell>
        </table:table-row>
        <table:table-row table:style-name="ro2">
          <table:table-cell table:style-name="ce34" office:value-type="date" office:date-value="2011-09-21T00:00:00">
            <text:p>9/21/2011</text:p>
          </table:table-cell>
          <table:table-cell table:style-name="ce27" office:value-type="float" office:value="1166.76">
            <text:p>1166.76</text:p>
          </table:table-cell>
        </table:table-row>
        <table:table-row table:style-name="ro2">
          <table:table-cell table:style-name="ce34" office:value-type="date" office:date-value="2011-09-22T00:00:00">
            <text:p>9/22/2011</text:p>
          </table:table-cell>
          <table:table-cell table:style-name="ce27" office:value-type="float" office:value="1129.56">
            <text:p>1129.56</text:p>
          </table:table-cell>
        </table:table-row>
        <table:table-row table:style-name="ro2">
          <table:table-cell table:style-name="ce34" office:value-type="date" office:date-value="2011-09-23T00:00:00">
            <text:p>9/23/2011</text:p>
          </table:table-cell>
          <table:table-cell table:style-name="ce27" office:value-type="float" office:value="1136.43">
            <text:p>1136.43</text:p>
          </table:table-cell>
        </table:table-row>
        <table:table-row table:style-name="ro2">
          <table:table-cell table:style-name="ce34" office:value-type="date" office:date-value="2011-09-26T00:00:00">
            <text:p>9/26/2011</text:p>
          </table:table-cell>
          <table:table-cell table:style-name="ce27" office:value-type="float" office:value="1162.95">
            <text:p>1162.95</text:p>
          </table:table-cell>
        </table:table-row>
        <table:table-row table:style-name="ro2">
          <table:table-cell table:style-name="ce34" office:value-type="date" office:date-value="2011-09-27T00:00:00">
            <text:p>9/27/2011</text:p>
          </table:table-cell>
          <table:table-cell table:style-name="ce27" office:value-type="float" office:value="1175.38">
            <text:p>1175.38</text:p>
          </table:table-cell>
        </table:table-row>
        <table:table-row table:style-name="ro2">
          <table:table-cell table:style-name="ce34" office:value-type="date" office:date-value="2011-09-28T00:00:00">
            <text:p>9/28/2011</text:p>
          </table:table-cell>
          <table:table-cell table:style-name="ce27" office:value-type="float" office:value="1151.06">
            <text:p>1151.06</text:p>
          </table:table-cell>
        </table:table-row>
        <table:table-row table:style-name="ro2">
          <table:table-cell table:style-name="ce34" office:value-type="date" office:date-value="2011-09-29T00:00:00">
            <text:p>9/29/2011</text:p>
          </table:table-cell>
          <table:table-cell table:style-name="ce27" office:value-type="float" office:value="1160.4">
            <text:p>1160.4</text:p>
          </table:table-cell>
        </table:table-row>
        <table:table-row table:style-name="ro2">
          <table:table-cell table:style-name="ce34" office:value-type="date" office:date-value="2011-09-30T00:00:00">
            <text:p>9/30/2011</text:p>
          </table:table-cell>
          <table:table-cell table:style-name="ce27" office:value-type="float" office:value="1131.42">
            <text:p>1131.42</text:p>
          </table:table-cell>
        </table:table-row>
        <table:table-row table:style-name="ro2">
          <table:table-cell table:style-name="ce34" office:value-type="date" office:date-value="2011-10-03T00:00:00">
            <text:p>10/3/2011</text:p>
          </table:table-cell>
          <table:table-cell table:style-name="ce27" office:value-type="float" office:value="1099.23">
            <text:p>1099.23</text:p>
          </table:table-cell>
        </table:table-row>
        <table:table-row table:style-name="ro2">
          <table:table-cell table:style-name="ce34" office:value-type="date" office:date-value="2011-10-04T00:00:00">
            <text:p>10/4/2011</text:p>
          </table:table-cell>
          <table:table-cell table:style-name="ce27" office:value-type="float" office:value="1123.95">
            <text:p>1123.95</text:p>
          </table:table-cell>
        </table:table-row>
        <table:table-row table:style-name="ro2">
          <table:table-cell table:style-name="ce34" office:value-type="date" office:date-value="2011-10-05T00:00:00">
            <text:p>10/5/2011</text:p>
          </table:table-cell>
          <table:table-cell table:style-name="ce27" office:value-type="float" office:value="1144.03">
            <text:p>1144.03</text:p>
          </table:table-cell>
        </table:table-row>
        <table:table-row table:style-name="ro2">
          <table:table-cell table:style-name="ce34" office:value-type="date" office:date-value="2011-10-06T00:00:00">
            <text:p>10/6/2011</text:p>
          </table:table-cell>
          <table:table-cell table:style-name="ce27" office:value-type="float" office:value="1164.97">
            <text:p>1164.97</text:p>
          </table:table-cell>
        </table:table-row>
        <table:table-row table:style-name="ro2">
          <table:table-cell table:style-name="ce34" office:value-type="date" office:date-value="2011-10-07T00:00:00">
            <text:p>10/7/2011</text:p>
          </table:table-cell>
          <table:table-cell table:style-name="ce27" office:value-type="float" office:value="1155.46">
            <text:p>1155.46</text:p>
          </table:table-cell>
        </table:table-row>
        <table:table-row table:style-name="ro2">
          <table:table-cell table:style-name="ce34" office:value-type="date" office:date-value="2011-10-10T00:00:00">
            <text:p>10/10/2011</text:p>
          </table:table-cell>
          <table:table-cell table:style-name="ce27" office:value-type="float" office:value="1194.89">
            <text:p>1194.89</text:p>
          </table:table-cell>
        </table:table-row>
        <table:table-row table:style-name="ro2">
          <table:table-cell table:style-name="ce34" office:value-type="date" office:date-value="2011-10-11T00:00:00">
            <text:p>10/11/2011</text:p>
          </table:table-cell>
          <table:table-cell table:style-name="ce27" office:value-type="float" office:value="1195.54">
            <text:p>1195.54</text:p>
          </table:table-cell>
        </table:table-row>
        <table:table-row table:style-name="ro2">
          <table:table-cell table:style-name="ce34" office:value-type="date" office:date-value="2011-10-12T00:00:00">
            <text:p>10/12/2011</text:p>
          </table:table-cell>
          <table:table-cell table:style-name="ce27" office:value-type="float" office:value="1207.25">
            <text:p>1207.25</text:p>
          </table:table-cell>
        </table:table-row>
        <table:table-row table:style-name="ro2">
          <table:table-cell table:style-name="ce34" office:value-type="date" office:date-value="2011-10-13T00:00:00">
            <text:p>10/13/2011</text:p>
          </table:table-cell>
          <table:table-cell table:style-name="ce27" office:value-type="float" office:value="1203.66">
            <text:p>1203.66</text:p>
          </table:table-cell>
        </table:table-row>
        <table:table-row table:style-name="ro2">
          <table:table-cell table:style-name="ce34" office:value-type="date" office:date-value="2011-10-14T00:00:00">
            <text:p>10/14/2011</text:p>
          </table:table-cell>
          <table:table-cell table:style-name="ce27" office:value-type="float" office:value="1224.58">
            <text:p>1224.58</text:p>
          </table:table-cell>
        </table:table-row>
        <table:table-row table:style-name="ro2">
          <table:table-cell table:style-name="ce34" office:value-type="date" office:date-value="2011-10-17T00:00:00">
            <text:p>10/17/2011</text:p>
          </table:table-cell>
          <table:table-cell table:style-name="ce27" office:value-type="float" office:value="1200.86">
            <text:p>1200.86</text:p>
          </table:table-cell>
        </table:table-row>
        <table:table-row table:style-name="ro2">
          <table:table-cell table:style-name="ce34" office:value-type="date" office:date-value="2011-10-18T00:00:00">
            <text:p>10/18/2011</text:p>
          </table:table-cell>
          <table:table-cell table:style-name="ce27" office:value-type="float" office:value="1225.38">
            <text:p>1225.38</text:p>
          </table:table-cell>
        </table:table-row>
        <table:table-row table:style-name="ro2">
          <table:table-cell table:style-name="ce34" office:value-type="date" office:date-value="2011-10-19T00:00:00">
            <text:p>10/19/2011</text:p>
          </table:table-cell>
          <table:table-cell table:style-name="ce27" office:value-type="float" office:value="1209.88">
            <text:p>1209.88</text:p>
          </table:table-cell>
        </table:table-row>
        <table:table-row table:style-name="ro2">
          <table:table-cell table:style-name="ce34" office:value-type="date" office:date-value="2011-10-20T00:00:00">
            <text:p>10/20/2011</text:p>
          </table:table-cell>
          <table:table-cell table:style-name="ce27" office:value-type="float" office:value="1215.39">
            <text:p>1215.39</text:p>
          </table:table-cell>
        </table:table-row>
        <table:table-row table:style-name="ro2">
          <table:table-cell table:style-name="ce34" office:value-type="date" office:date-value="2011-10-21T00:00:00">
            <text:p>10/21/2011</text:p>
          </table:table-cell>
          <table:table-cell table:style-name="ce27" office:value-type="float" office:value="1238.25">
            <text:p>1238.25</text:p>
          </table:table-cell>
        </table:table-row>
        <table:table-row table:style-name="ro2">
          <table:table-cell table:style-name="ce34" office:value-type="date" office:date-value="2011-10-24T00:00:00">
            <text:p>10/24/2011</text:p>
          </table:table-cell>
          <table:table-cell table:style-name="ce27" office:value-type="float" office:value="1254.19">
            <text:p>1254.19</text:p>
          </table:table-cell>
        </table:table-row>
        <table:table-row table:style-name="ro2">
          <table:table-cell table:style-name="ce34" office:value-type="date" office:date-value="2011-10-25T00:00:00">
            <text:p>10/25/2011</text:p>
          </table:table-cell>
          <table:table-cell table:style-name="ce27" office:value-type="float" office:value="1229.05">
            <text:p>1229.05</text:p>
          </table:table-cell>
        </table:table-row>
        <table:table-row table:style-name="ro2">
          <table:table-cell table:style-name="ce34" office:value-type="date" office:date-value="2011-10-26T00:00:00">
            <text:p>10/26/2011</text:p>
          </table:table-cell>
          <table:table-cell table:style-name="ce27" office:value-type="float" office:value="1242">
            <text:p>1242</text:p>
          </table:table-cell>
        </table:table-row>
        <table:table-row table:style-name="ro2">
          <table:table-cell table:style-name="ce34" office:value-type="date" office:date-value="2011-10-27T00:00:00">
            <text:p>10/27/2011</text:p>
          </table:table-cell>
          <table:table-cell table:style-name="ce27" office:value-type="float" office:value="1284.59">
            <text:p>1284.59</text:p>
          </table:table-cell>
        </table:table-row>
        <table:table-row table:style-name="ro2">
          <table:table-cell table:style-name="ce34" office:value-type="date" office:date-value="2011-10-28T00:00:00">
            <text:p>10/28/2011</text:p>
          </table:table-cell>
          <table:table-cell table:style-name="ce27" office:value-type="float" office:value="1285.09">
            <text:p>1285.09</text:p>
          </table:table-cell>
        </table:table-row>
        <table:table-row table:style-name="ro2">
          <table:table-cell table:style-name="ce34" office:value-type="date" office:date-value="2011-10-31T00:00:00">
            <text:p>10/31/2011</text:p>
          </table:table-cell>
          <table:table-cell table:style-name="ce27" office:value-type="float" office:value="1253.3">
            <text:p>1253.3</text:p>
          </table:table-cell>
        </table:table-row>
        <table:table-row table:style-name="ro2">
          <table:table-cell table:style-name="ce34" office:value-type="date" office:date-value="2011-11-01T00:00:00">
            <text:p>11/1/2011</text:p>
          </table:table-cell>
          <table:table-cell table:style-name="ce27" office:value-type="float" office:value="1218.28">
            <text:p>1218.28</text:p>
          </table:table-cell>
        </table:table-row>
        <table:table-row table:style-name="ro2">
          <table:table-cell table:style-name="ce34" office:value-type="date" office:date-value="2011-11-02T00:00:00">
            <text:p>11/2/2011</text:p>
          </table:table-cell>
          <table:table-cell table:style-name="ce27" office:value-type="float" office:value="1237.9">
            <text:p>1237.9</text:p>
          </table:table-cell>
        </table:table-row>
        <table:table-row table:style-name="ro2">
          <table:table-cell table:style-name="ce34" office:value-type="date" office:date-value="2011-11-03T00:00:00">
            <text:p>11/3/2011</text:p>
          </table:table-cell>
          <table:table-cell table:style-name="ce27" office:value-type="float" office:value="1261.15">
            <text:p>1261.15</text:p>
          </table:table-cell>
        </table:table-row>
        <table:table-row table:style-name="ro2">
          <table:table-cell table:style-name="ce34" office:value-type="date" office:date-value="2011-11-04T00:00:00">
            <text:p>11/4/2011</text:p>
          </table:table-cell>
          <table:table-cell table:style-name="ce27" office:value-type="float" office:value="1253.23">
            <text:p>1253.23</text:p>
          </table:table-cell>
        </table:table-row>
        <table:table-row table:style-name="ro2">
          <table:table-cell table:style-name="ce34" office:value-type="date" office:date-value="2011-11-07T00:00:00">
            <text:p>11/7/2011</text:p>
          </table:table-cell>
          <table:table-cell table:style-name="ce27" office:value-type="float" office:value="1261.12">
            <text:p>1261.12</text:p>
          </table:table-cell>
        </table:table-row>
        <table:table-row table:style-name="ro2">
          <table:table-cell table:style-name="ce34" office:value-type="date" office:date-value="2011-11-08T00:00:00">
            <text:p>11/8/2011</text:p>
          </table:table-cell>
          <table:table-cell table:style-name="ce27" office:value-type="float" office:value="1275.92">
            <text:p>1275.92</text:p>
          </table:table-cell>
        </table:table-row>
        <table:table-row table:style-name="ro2">
          <table:table-cell table:style-name="ce34" office:value-type="date" office:date-value="2011-11-09T00:00:00">
            <text:p>11/9/2011</text:p>
          </table:table-cell>
          <table:table-cell table:style-name="ce27" office:value-type="float" office:value="1229.1">
            <text:p>1229.1</text:p>
          </table:table-cell>
        </table:table-row>
        <table:table-row table:style-name="ro2">
          <table:table-cell table:style-name="ce34" office:value-type="date" office:date-value="2011-11-10T00:00:00">
            <text:p>11/10/2011</text:p>
          </table:table-cell>
          <table:table-cell table:style-name="ce27" office:value-type="float" office:value="1239.69">
            <text:p>1239.69</text:p>
          </table:table-cell>
        </table:table-row>
        <table:table-row table:style-name="ro2">
          <table:table-cell table:style-name="ce34" office:value-type="date" office:date-value="2011-11-11T00:00:00">
            <text:p>11/11/2011</text:p>
          </table:table-cell>
          <table:table-cell table:style-name="ce27" office:value-type="float" office:value="1263.85">
            <text:p>1263.85</text:p>
          </table:table-cell>
        </table:table-row>
        <table:table-row table:style-name="ro2">
          <table:table-cell table:style-name="ce34" office:value-type="date" office:date-value="2011-11-14T00:00:00">
            <text:p>11/14/2011</text:p>
          </table:table-cell>
          <table:table-cell table:style-name="ce27" office:value-type="float" office:value="1251.78">
            <text:p>1251.78</text:p>
          </table:table-cell>
        </table:table-row>
        <table:table-row table:style-name="ro2">
          <table:table-cell table:style-name="ce34" office:value-type="date" office:date-value="2011-11-15T00:00:00">
            <text:p>11/15/2011</text:p>
          </table:table-cell>
          <table:table-cell table:style-name="ce27" office:value-type="float" office:value="1257.81">
            <text:p>1257.81</text:p>
          </table:table-cell>
        </table:table-row>
        <table:table-row table:style-name="ro2">
          <table:table-cell table:style-name="ce34" office:value-type="date" office:date-value="2011-11-16T00:00:00">
            <text:p>11/16/2011</text:p>
          </table:table-cell>
          <table:table-cell table:style-name="ce27" office:value-type="float" office:value="1236.91">
            <text:p>1236.91</text:p>
          </table:table-cell>
        </table:table-row>
        <table:table-row table:style-name="ro2">
          <table:table-cell table:style-name="ce34" office:value-type="date" office:date-value="2011-11-17T00:00:00">
            <text:p>11/17/2011</text:p>
          </table:table-cell>
          <table:table-cell table:style-name="ce27" office:value-type="float" office:value="1216.13">
            <text:p>1216.13</text:p>
          </table:table-cell>
        </table:table-row>
        <table:table-row table:style-name="ro2">
          <table:table-cell table:style-name="ce34" office:value-type="date" office:date-value="2011-11-18T00:00:00">
            <text:p>11/18/2011</text:p>
          </table:table-cell>
          <table:table-cell table:style-name="ce27" office:value-type="float" office:value="1215.65">
            <text:p>1215.65</text:p>
          </table:table-cell>
        </table:table-row>
        <table:table-row table:style-name="ro2">
          <table:table-cell table:style-name="ce34" office:value-type="date" office:date-value="2011-11-21T00:00:00">
            <text:p>11/21/2011</text:p>
          </table:table-cell>
          <table:table-cell table:style-name="ce27" office:value-type="float" office:value="1192.98">
            <text:p>1192.98</text:p>
          </table:table-cell>
        </table:table-row>
        <table:table-row table:style-name="ro2">
          <table:table-cell table:style-name="ce34" office:value-type="date" office:date-value="2011-11-22T00:00:00">
            <text:p>11/22/2011</text:p>
          </table:table-cell>
          <table:table-cell table:style-name="ce27" office:value-type="float" office:value="1188.04">
            <text:p>1188.04</text:p>
          </table:table-cell>
        </table:table-row>
        <table:table-row table:style-name="ro2">
          <table:table-cell table:style-name="ce34" office:value-type="date" office:date-value="2011-11-23T00:00:00">
            <text:p>11/23/2011</text:p>
          </table:table-cell>
          <table:table-cell table:style-name="ce27" office:value-type="float" office:value="1161.79">
            <text:p>1161.79</text:p>
          </table:table-cell>
        </table:table-row>
        <table:table-row table:style-name="ro2">
          <table:table-cell table:style-name="ce34" office:value-type="date" office:date-value="2011-11-24T00:00:00">
            <text:p>11/24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11-25T00:00:00">
            <text:p>11/25/2011</text:p>
          </table:table-cell>
          <table:table-cell table:style-name="ce27" office:value-type="float" office:value="1158.67">
            <text:p>1158.67</text:p>
          </table:table-cell>
        </table:table-row>
        <table:table-row table:style-name="ro2">
          <table:table-cell table:style-name="ce34" office:value-type="date" office:date-value="2011-11-28T00:00:00">
            <text:p>11/28/2011</text:p>
          </table:table-cell>
          <table:table-cell table:style-name="ce27" office:value-type="float" office:value="1192.55">
            <text:p>1192.55</text:p>
          </table:table-cell>
        </table:table-row>
        <table:table-row table:style-name="ro2">
          <table:table-cell table:style-name="ce34" office:value-type="date" office:date-value="2011-11-29T00:00:00">
            <text:p>11/29/2011</text:p>
          </table:table-cell>
          <table:table-cell table:style-name="ce27" office:value-type="float" office:value="1195.19">
            <text:p>1195.19</text:p>
          </table:table-cell>
        </table:table-row>
        <table:table-row table:style-name="ro2">
          <table:table-cell table:style-name="ce34" office:value-type="date" office:date-value="2011-11-30T00:00:00">
            <text:p>11/30/2011</text:p>
          </table:table-cell>
          <table:table-cell table:style-name="ce27" office:value-type="float" office:value="1246.96">
            <text:p>1246.96</text:p>
          </table:table-cell>
        </table:table-row>
        <table:table-row table:style-name="ro2">
          <table:table-cell table:style-name="ce34" office:value-type="date" office:date-value="2011-12-01T00:00:00">
            <text:p>12/1/2011</text:p>
          </table:table-cell>
          <table:table-cell table:style-name="ce27" office:value-type="float" office:value="1244.58">
            <text:p>1244.58</text:p>
          </table:table-cell>
        </table:table-row>
        <table:table-row table:style-name="ro2">
          <table:table-cell table:style-name="ce34" office:value-type="date" office:date-value="2011-12-02T00:00:00">
            <text:p>12/2/2011</text:p>
          </table:table-cell>
          <table:table-cell table:style-name="ce27" office:value-type="float" office:value="1244.28">
            <text:p>1244.28</text:p>
          </table:table-cell>
        </table:table-row>
        <table:table-row table:style-name="ro2">
          <table:table-cell table:style-name="ce34" office:value-type="date" office:date-value="2011-12-05T00:00:00">
            <text:p>12/5/2011</text:p>
          </table:table-cell>
          <table:table-cell table:style-name="ce27" office:value-type="float" office:value="1257.08">
            <text:p>1257.08</text:p>
          </table:table-cell>
        </table:table-row>
        <table:table-row table:style-name="ro2">
          <table:table-cell table:style-name="ce34" office:value-type="date" office:date-value="2011-12-06T00:00:00">
            <text:p>12/6/2011</text:p>
          </table:table-cell>
          <table:table-cell table:style-name="ce27" office:value-type="float" office:value="1258.47">
            <text:p>1258.47</text:p>
          </table:table-cell>
        </table:table-row>
        <table:table-row table:style-name="ro2">
          <table:table-cell table:style-name="ce34" office:value-type="date" office:date-value="2011-12-07T00:00:00">
            <text:p>12/7/2011</text:p>
          </table:table-cell>
          <table:table-cell table:style-name="ce27" office:value-type="float" office:value="1261.01">
            <text:p>1261.01</text:p>
          </table:table-cell>
        </table:table-row>
        <table:table-row table:style-name="ro2">
          <table:table-cell table:style-name="ce34" office:value-type="date" office:date-value="2011-12-08T00:00:00">
            <text:p>12/8/2011</text:p>
          </table:table-cell>
          <table:table-cell table:style-name="ce27" office:value-type="float" office:value="1234.35">
            <text:p>1234.35</text:p>
          </table:table-cell>
        </table:table-row>
        <table:table-row table:style-name="ro2">
          <table:table-cell table:style-name="ce34" office:value-type="date" office:date-value="2011-12-09T00:00:00">
            <text:p>12/9/2011</text:p>
          </table:table-cell>
          <table:table-cell table:style-name="ce27" office:value-type="float" office:value="1255.19">
            <text:p>1255.19</text:p>
          </table:table-cell>
        </table:table-row>
        <table:table-row table:style-name="ro2">
          <table:table-cell table:style-name="ce34" office:value-type="date" office:date-value="2011-12-12T00:00:00">
            <text:p>12/12/2011</text:p>
          </table:table-cell>
          <table:table-cell table:style-name="ce27" office:value-type="float" office:value="1236.47">
            <text:p>1236.47</text:p>
          </table:table-cell>
        </table:table-row>
        <table:table-row table:style-name="ro2">
          <table:table-cell table:style-name="ce34" office:value-type="date" office:date-value="2011-12-13T00:00:00">
            <text:p>12/13/2011</text:p>
          </table:table-cell>
          <table:table-cell table:style-name="ce27" office:value-type="float" office:value="1225.73">
            <text:p>1225.73</text:p>
          </table:table-cell>
        </table:table-row>
        <table:table-row table:style-name="ro2">
          <table:table-cell table:style-name="ce34" office:value-type="date" office:date-value="2011-12-14T00:00:00">
            <text:p>12/14/2011</text:p>
          </table:table-cell>
          <table:table-cell table:style-name="ce27" office:value-type="float" office:value="1211.82">
            <text:p>1211.82</text:p>
          </table:table-cell>
        </table:table-row>
        <table:table-row table:style-name="ro2">
          <table:table-cell table:style-name="ce34" office:value-type="date" office:date-value="2011-12-15T00:00:00">
            <text:p>12/15/2011</text:p>
          </table:table-cell>
          <table:table-cell table:style-name="ce27" office:value-type="float" office:value="1215.75">
            <text:p>1215.75</text:p>
          </table:table-cell>
        </table:table-row>
        <table:table-row table:style-name="ro2">
          <table:table-cell table:style-name="ce34" office:value-type="date" office:date-value="2011-12-16T00:00:00">
            <text:p>12/16/2011</text:p>
          </table:table-cell>
          <table:table-cell table:style-name="ce27" office:value-type="float" office:value="1219.66">
            <text:p>1219.66</text:p>
          </table:table-cell>
        </table:table-row>
        <table:table-row table:style-name="ro2">
          <table:table-cell table:style-name="ce34" office:value-type="date" office:date-value="2011-12-19T00:00:00">
            <text:p>12/19/2011</text:p>
          </table:table-cell>
          <table:table-cell table:style-name="ce27" office:value-type="float" office:value="1205.35">
            <text:p>1205.35</text:p>
          </table:table-cell>
        </table:table-row>
        <table:table-row table:style-name="ro2">
          <table:table-cell table:style-name="ce34" office:value-type="date" office:date-value="2011-12-20T00:00:00">
            <text:p>12/20/2011</text:p>
          </table:table-cell>
          <table:table-cell table:style-name="ce27" office:value-type="float" office:value="1241.3">
            <text:p>1241.3</text:p>
          </table:table-cell>
        </table:table-row>
        <table:table-row table:style-name="ro2">
          <table:table-cell table:style-name="ce34" office:value-type="date" office:date-value="2011-12-21T00:00:00">
            <text:p>12/21/2011</text:p>
          </table:table-cell>
          <table:table-cell table:style-name="ce27" office:value-type="float" office:value="1243.72">
            <text:p>1243.72</text:p>
          </table:table-cell>
        </table:table-row>
        <table:table-row table:style-name="ro2">
          <table:table-cell table:style-name="ce34" office:value-type="date" office:date-value="2011-12-22T00:00:00">
            <text:p>12/22/2011</text:p>
          </table:table-cell>
          <table:table-cell table:style-name="ce27" office:value-type="float" office:value="1254">
            <text:p>1254</text:p>
          </table:table-cell>
        </table:table-row>
        <table:table-row table:style-name="ro2">
          <table:table-cell table:style-name="ce34" office:value-type="date" office:date-value="2011-12-23T00:00:00">
            <text:p>12/23/2011</text:p>
          </table:table-cell>
          <table:table-cell table:style-name="ce27" office:value-type="float" office:value="1265.33">
            <text:p>1265.33</text:p>
          </table:table-cell>
        </table:table-row>
        <table:table-row table:style-name="ro2">
          <table:table-cell table:style-name="ce34" office:value-type="date" office:date-value="2011-12-26T00:00:00">
            <text:p>12/26/2011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1-12-27T00:00:00">
            <text:p>12/27/2011</text:p>
          </table:table-cell>
          <table:table-cell table:style-name="ce27" office:value-type="float" office:value="1265.43">
            <text:p>1265.43</text:p>
          </table:table-cell>
        </table:table-row>
        <table:table-row table:style-name="ro2">
          <table:table-cell table:style-name="ce34" office:value-type="date" office:date-value="2011-12-28T00:00:00">
            <text:p>12/28/2011</text:p>
          </table:table-cell>
          <table:table-cell table:style-name="ce27" office:value-type="float" office:value="1249.64">
            <text:p>1249.64</text:p>
          </table:table-cell>
        </table:table-row>
        <table:table-row table:style-name="ro2">
          <table:table-cell table:style-name="ce34" office:value-type="date" office:date-value="2011-12-29T00:00:00">
            <text:p>12/29/2011</text:p>
          </table:table-cell>
          <table:table-cell table:style-name="ce27" office:value-type="float" office:value="1263.02">
            <text:p>1263.02</text:p>
          </table:table-cell>
        </table:table-row>
        <table:table-row table:style-name="ro2">
          <table:table-cell table:style-name="ce34" office:value-type="date" office:date-value="2011-12-30T00:00:00">
            <text:p>12/30/2011</text:p>
          </table:table-cell>
          <table:table-cell table:style-name="ce27" office:value-type="float" office:value="1257.6">
            <text:p>1257.6</text:p>
          </table:table-cell>
        </table:table-row>
        <table:table-row table:style-name="ro2">
          <table:table-cell table:style-name="ce34" office:value-type="date" office:date-value="2012-01-02T00:00:00">
            <text:p>1/2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1-03T00:00:00">
            <text:p>1/3/2012</text:p>
          </table:table-cell>
          <table:table-cell table:style-name="ce27" office:value-type="float" office:value="1277.06">
            <text:p>1277.06</text:p>
          </table:table-cell>
        </table:table-row>
        <table:table-row table:style-name="ro2">
          <table:table-cell table:style-name="ce34" office:value-type="date" office:date-value="2012-01-04T00:00:00">
            <text:p>1/4/2012</text:p>
          </table:table-cell>
          <table:table-cell table:style-name="ce27" office:value-type="float" office:value="1277.3">
            <text:p>1277.3</text:p>
          </table:table-cell>
        </table:table-row>
        <table:table-row table:style-name="ro2">
          <table:table-cell table:style-name="ce34" office:value-type="date" office:date-value="2012-01-05T00:00:00">
            <text:p>1/5/2012</text:p>
          </table:table-cell>
          <table:table-cell table:style-name="ce27" office:value-type="float" office:value="1281.06">
            <text:p>1281.06</text:p>
          </table:table-cell>
        </table:table-row>
        <table:table-row table:style-name="ro2">
          <table:table-cell table:style-name="ce34" office:value-type="date" office:date-value="2012-01-06T00:00:00">
            <text:p>1/6/2012</text:p>
          </table:table-cell>
          <table:table-cell table:style-name="ce27" office:value-type="float" office:value="1277.81">
            <text:p>1277.81</text:p>
          </table:table-cell>
        </table:table-row>
        <table:table-row table:style-name="ro2">
          <table:table-cell table:style-name="ce34" office:value-type="date" office:date-value="2012-01-09T00:00:00">
            <text:p>1/9/2012</text:p>
          </table:table-cell>
          <table:table-cell table:style-name="ce27" office:value-type="float" office:value="1280.7">
            <text:p>1280.7</text:p>
          </table:table-cell>
        </table:table-row>
        <table:table-row table:style-name="ro2">
          <table:table-cell table:style-name="ce34" office:value-type="date" office:date-value="2012-01-10T00:00:00">
            <text:p>1/10/2012</text:p>
          </table:table-cell>
          <table:table-cell table:style-name="ce27" office:value-type="float" office:value="1292.08">
            <text:p>1292.08</text:p>
          </table:table-cell>
        </table:table-row>
        <table:table-row table:style-name="ro2">
          <table:table-cell table:style-name="ce34" office:value-type="date" office:date-value="2012-01-11T00:00:00">
            <text:p>1/11/2012</text:p>
          </table:table-cell>
          <table:table-cell table:style-name="ce27" office:value-type="float" office:value="1292.48">
            <text:p>1292.48</text:p>
          </table:table-cell>
        </table:table-row>
        <table:table-row table:style-name="ro2">
          <table:table-cell table:style-name="ce34" office:value-type="date" office:date-value="2012-01-12T00:00:00">
            <text:p>1/12/2012</text:p>
          </table:table-cell>
          <table:table-cell table:style-name="ce27" office:value-type="float" office:value="1295.5">
            <text:p>1295.5</text:p>
          </table:table-cell>
        </table:table-row>
        <table:table-row table:style-name="ro2">
          <table:table-cell table:style-name="ce34" office:value-type="date" office:date-value="2012-01-13T00:00:00">
            <text:p>1/13/2012</text:p>
          </table:table-cell>
          <table:table-cell table:style-name="ce27" office:value-type="float" office:value="1289.09">
            <text:p>1289.09</text:p>
          </table:table-cell>
        </table:table-row>
        <table:table-row table:style-name="ro2">
          <table:table-cell table:style-name="ce34" office:value-type="date" office:date-value="2012-01-16T00:00:00">
            <text:p>1/16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1-17T00:00:00">
            <text:p>1/17/2012</text:p>
          </table:table-cell>
          <table:table-cell table:style-name="ce27" office:value-type="float" office:value="1293.67">
            <text:p>1293.67</text:p>
          </table:table-cell>
        </table:table-row>
        <table:table-row table:style-name="ro2">
          <table:table-cell table:style-name="ce34" office:value-type="date" office:date-value="2012-01-18T00:00:00">
            <text:p>1/18/2012</text:p>
          </table:table-cell>
          <table:table-cell table:style-name="ce27" office:value-type="float" office:value="1308.04">
            <text:p>1308.04</text:p>
          </table:table-cell>
        </table:table-row>
        <table:table-row table:style-name="ro2">
          <table:table-cell table:style-name="ce34" office:value-type="date" office:date-value="2012-01-19T00:00:00">
            <text:p>1/19/2012</text:p>
          </table:table-cell>
          <table:table-cell table:style-name="ce27" office:value-type="float" office:value="1314.5">
            <text:p>1314.5</text:p>
          </table:table-cell>
        </table:table-row>
        <table:table-row table:style-name="ro2">
          <table:table-cell table:style-name="ce34" office:value-type="date" office:date-value="2012-01-20T00:00:00">
            <text:p>1/20/2012</text:p>
          </table:table-cell>
          <table:table-cell table:style-name="ce27" office:value-type="float" office:value="1315.38">
            <text:p>1315.38</text:p>
          </table:table-cell>
        </table:table-row>
        <table:table-row table:style-name="ro2">
          <table:table-cell table:style-name="ce34" office:value-type="date" office:date-value="2012-01-23T00:00:00">
            <text:p>1/23/2012</text:p>
          </table:table-cell>
          <table:table-cell table:style-name="ce27" office:value-type="float" office:value="1316">
            <text:p>1316</text:p>
          </table:table-cell>
        </table:table-row>
        <table:table-row table:style-name="ro2">
          <table:table-cell table:style-name="ce34" office:value-type="date" office:date-value="2012-01-24T00:00:00">
            <text:p>1/24/2012</text:p>
          </table:table-cell>
          <table:table-cell table:style-name="ce27" office:value-type="float" office:value="1314.65">
            <text:p>1314.65</text:p>
          </table:table-cell>
        </table:table-row>
        <table:table-row table:style-name="ro2">
          <table:table-cell table:style-name="ce34" office:value-type="date" office:date-value="2012-01-25T00:00:00">
            <text:p>1/25/2012</text:p>
          </table:table-cell>
          <table:table-cell table:style-name="ce27" office:value-type="float" office:value="1326.05">
            <text:p>1326.05</text:p>
          </table:table-cell>
        </table:table-row>
        <table:table-row table:style-name="ro2">
          <table:table-cell table:style-name="ce34" office:value-type="date" office:date-value="2012-01-26T00:00:00">
            <text:p>1/26/2012</text:p>
          </table:table-cell>
          <table:table-cell table:style-name="ce27" office:value-type="float" office:value="1318.43">
            <text:p>1318.43</text:p>
          </table:table-cell>
        </table:table-row>
        <table:table-row table:style-name="ro2">
          <table:table-cell table:style-name="ce34" office:value-type="date" office:date-value="2012-01-27T00:00:00">
            <text:p>1/27/2012</text:p>
          </table:table-cell>
          <table:table-cell table:style-name="ce27" office:value-type="float" office:value="1316.33">
            <text:p>1316.33</text:p>
          </table:table-cell>
        </table:table-row>
        <table:table-row table:style-name="ro2">
          <table:table-cell table:style-name="ce34" office:value-type="date" office:date-value="2012-01-30T00:00:00">
            <text:p>1/30/2012</text:p>
          </table:table-cell>
          <table:table-cell table:style-name="ce27" office:value-type="float" office:value="1313.01">
            <text:p>1313.01</text:p>
          </table:table-cell>
        </table:table-row>
        <table:table-row table:style-name="ro2">
          <table:table-cell table:style-name="ce34" office:value-type="date" office:date-value="2012-01-31T00:00:00">
            <text:p>1/31/2012</text:p>
          </table:table-cell>
          <table:table-cell table:style-name="ce27" office:value-type="float" office:value="1312.41">
            <text:p>1312.41</text:p>
          </table:table-cell>
        </table:table-row>
        <table:table-row table:style-name="ro2">
          <table:table-cell table:style-name="ce34" office:value-type="date" office:date-value="2012-02-01T00:00:00">
            <text:p>2/1/2012</text:p>
          </table:table-cell>
          <table:table-cell table:style-name="ce27" office:value-type="float" office:value="1324.09">
            <text:p>1324.09</text:p>
          </table:table-cell>
        </table:table-row>
        <table:table-row table:style-name="ro2">
          <table:table-cell table:style-name="ce34" office:value-type="date" office:date-value="2012-02-02T00:00:00">
            <text:p>2/2/2012</text:p>
          </table:table-cell>
          <table:table-cell table:style-name="ce27" office:value-type="float" office:value="1325.54">
            <text:p>1325.54</text:p>
          </table:table-cell>
        </table:table-row>
        <table:table-row table:style-name="ro2">
          <table:table-cell table:style-name="ce34" office:value-type="date" office:date-value="2012-02-03T00:00:00">
            <text:p>2/3/2012</text:p>
          </table:table-cell>
          <table:table-cell table:style-name="ce27" office:value-type="float" office:value="1344.9">
            <text:p>1344.9</text:p>
          </table:table-cell>
        </table:table-row>
        <table:table-row table:style-name="ro2">
          <table:table-cell table:style-name="ce34" office:value-type="date" office:date-value="2012-02-06T00:00:00">
            <text:p>2/6/2012</text:p>
          </table:table-cell>
          <table:table-cell table:style-name="ce27" office:value-type="float" office:value="1344.33">
            <text:p>1344.33</text:p>
          </table:table-cell>
        </table:table-row>
        <table:table-row table:style-name="ro2">
          <table:table-cell table:style-name="ce34" office:value-type="date" office:date-value="2012-02-07T00:00:00">
            <text:p>2/7/2012</text:p>
          </table:table-cell>
          <table:table-cell table:style-name="ce27" office:value-type="float" office:value="1347.05">
            <text:p>1347.05</text:p>
          </table:table-cell>
        </table:table-row>
        <table:table-row table:style-name="ro2">
          <table:table-cell table:style-name="ce34" office:value-type="date" office:date-value="2012-02-08T00:00:00">
            <text:p>2/8/2012</text:p>
          </table:table-cell>
          <table:table-cell table:style-name="ce27" office:value-type="float" office:value="1349.96">
            <text:p>1349.96</text:p>
          </table:table-cell>
        </table:table-row>
        <table:table-row table:style-name="ro2">
          <table:table-cell table:style-name="ce34" office:value-type="date" office:date-value="2012-02-09T00:00:00">
            <text:p>2/9/2012</text:p>
          </table:table-cell>
          <table:table-cell table:style-name="ce27" office:value-type="float" office:value="1351.95">
            <text:p>1351.95</text:p>
          </table:table-cell>
        </table:table-row>
        <table:table-row table:style-name="ro2">
          <table:table-cell table:style-name="ce34" office:value-type="date" office:date-value="2012-02-10T00:00:00">
            <text:p>2/10/2012</text:p>
          </table:table-cell>
          <table:table-cell table:style-name="ce27" office:value-type="float" office:value="1342.64">
            <text:p>1342.64</text:p>
          </table:table-cell>
        </table:table-row>
        <table:table-row table:style-name="ro2">
          <table:table-cell table:style-name="ce34" office:value-type="date" office:date-value="2012-02-13T00:00:00">
            <text:p>2/13/2012</text:p>
          </table:table-cell>
          <table:table-cell table:style-name="ce27" office:value-type="float" office:value="1351.77">
            <text:p>1351.77</text:p>
          </table:table-cell>
        </table:table-row>
        <table:table-row table:style-name="ro2">
          <table:table-cell table:style-name="ce34" office:value-type="date" office:date-value="2012-02-14T00:00:00">
            <text:p>2/14/2012</text:p>
          </table:table-cell>
          <table:table-cell table:style-name="ce27" office:value-type="float" office:value="1350.5">
            <text:p>1350.5</text:p>
          </table:table-cell>
        </table:table-row>
        <table:table-row table:style-name="ro2">
          <table:table-cell table:style-name="ce34" office:value-type="date" office:date-value="2012-02-15T00:00:00">
            <text:p>2/15/2012</text:p>
          </table:table-cell>
          <table:table-cell table:style-name="ce27" office:value-type="float" office:value="1343.23">
            <text:p>1343.23</text:p>
          </table:table-cell>
        </table:table-row>
        <table:table-row table:style-name="ro2">
          <table:table-cell table:style-name="ce34" office:value-type="date" office:date-value="2012-02-16T00:00:00">
            <text:p>2/16/2012</text:p>
          </table:table-cell>
          <table:table-cell table:style-name="ce27" office:value-type="float" office:value="1358.04">
            <text:p>1358.04</text:p>
          </table:table-cell>
        </table:table-row>
        <table:table-row table:style-name="ro2">
          <table:table-cell table:style-name="ce34" office:value-type="date" office:date-value="2012-02-17T00:00:00">
            <text:p>2/17/2012</text:p>
          </table:table-cell>
          <table:table-cell table:style-name="ce27" office:value-type="float" office:value="1361.23">
            <text:p>1361.23</text:p>
          </table:table-cell>
        </table:table-row>
        <table:table-row table:style-name="ro2">
          <table:table-cell table:style-name="ce34" office:value-type="date" office:date-value="2012-02-20T00:00:00">
            <text:p>2/20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2-21T00:00:00">
            <text:p>2/21/2012</text:p>
          </table:table-cell>
          <table:table-cell table:style-name="ce27" office:value-type="float" office:value="1362.21">
            <text:p>1362.21</text:p>
          </table:table-cell>
        </table:table-row>
        <table:table-row table:style-name="ro2">
          <table:table-cell table:style-name="ce34" office:value-type="date" office:date-value="2012-02-22T00:00:00">
            <text:p>2/22/2012</text:p>
          </table:table-cell>
          <table:table-cell table:style-name="ce27" office:value-type="float" office:value="1357.66">
            <text:p>1357.66</text:p>
          </table:table-cell>
        </table:table-row>
        <table:table-row table:style-name="ro2">
          <table:table-cell table:style-name="ce34" office:value-type="date" office:date-value="2012-02-23T00:00:00">
            <text:p>2/23/2012</text:p>
          </table:table-cell>
          <table:table-cell table:style-name="ce27" office:value-type="float" office:value="1363.46">
            <text:p>1363.46</text:p>
          </table:table-cell>
        </table:table-row>
        <table:table-row table:style-name="ro2">
          <table:table-cell table:style-name="ce34" office:value-type="date" office:date-value="2012-02-24T00:00:00">
            <text:p>2/24/2012</text:p>
          </table:table-cell>
          <table:table-cell table:style-name="ce27" office:value-type="float" office:value="1365.74">
            <text:p>1365.74</text:p>
          </table:table-cell>
        </table:table-row>
        <table:table-row table:style-name="ro2">
          <table:table-cell table:style-name="ce34" office:value-type="date" office:date-value="2012-02-27T00:00:00">
            <text:p>2/27/2012</text:p>
          </table:table-cell>
          <table:table-cell table:style-name="ce27" office:value-type="float" office:value="1367.59">
            <text:p>1367.59</text:p>
          </table:table-cell>
        </table:table-row>
        <table:table-row table:style-name="ro2">
          <table:table-cell table:style-name="ce34" office:value-type="date" office:date-value="2012-02-28T00:00:00">
            <text:p>2/28/2012</text:p>
          </table:table-cell>
          <table:table-cell table:style-name="ce27" office:value-type="float" office:value="1372.18">
            <text:p>1372.18</text:p>
          </table:table-cell>
        </table:table-row>
        <table:table-row table:style-name="ro2">
          <table:table-cell table:style-name="ce34" office:value-type="date" office:date-value="2012-02-29T00:00:00">
            <text:p>2/29/2012</text:p>
          </table:table-cell>
          <table:table-cell table:style-name="ce27" office:value-type="float" office:value="1365.68">
            <text:p>1365.68</text:p>
          </table:table-cell>
        </table:table-row>
        <table:table-row table:style-name="ro2">
          <table:table-cell table:style-name="ce34" office:value-type="date" office:date-value="2012-03-01T00:00:00">
            <text:p>3/1/2012</text:p>
          </table:table-cell>
          <table:table-cell table:style-name="ce27" office:value-type="float" office:value="1374.09">
            <text:p>1374.09</text:p>
          </table:table-cell>
        </table:table-row>
        <table:table-row table:style-name="ro2">
          <table:table-cell table:style-name="ce34" office:value-type="date" office:date-value="2012-03-02T00:00:00">
            <text:p>3/2/2012</text:p>
          </table:table-cell>
          <table:table-cell table:style-name="ce27" office:value-type="float" office:value="1369.63">
            <text:p>1369.63</text:p>
          </table:table-cell>
        </table:table-row>
        <table:table-row table:style-name="ro2">
          <table:table-cell table:style-name="ce34" office:value-type="date" office:date-value="2012-03-05T00:00:00">
            <text:p>3/5/2012</text:p>
          </table:table-cell>
          <table:table-cell table:style-name="ce27" office:value-type="float" office:value="1364.33">
            <text:p>1364.33</text:p>
          </table:table-cell>
        </table:table-row>
        <table:table-row table:style-name="ro2">
          <table:table-cell table:style-name="ce34" office:value-type="date" office:date-value="2012-03-06T00:00:00">
            <text:p>3/6/2012</text:p>
          </table:table-cell>
          <table:table-cell table:style-name="ce27" office:value-type="float" office:value="1343.36">
            <text:p>1343.36</text:p>
          </table:table-cell>
        </table:table-row>
        <table:table-row table:style-name="ro2">
          <table:table-cell table:style-name="ce34" office:value-type="date" office:date-value="2012-03-07T00:00:00">
            <text:p>3/7/2012</text:p>
          </table:table-cell>
          <table:table-cell table:style-name="ce27" office:value-type="float" office:value="1352.63">
            <text:p>1352.63</text:p>
          </table:table-cell>
        </table:table-row>
        <table:table-row table:style-name="ro2">
          <table:table-cell table:style-name="ce34" office:value-type="date" office:date-value="2012-03-08T00:00:00">
            <text:p>3/8/2012</text:p>
          </table:table-cell>
          <table:table-cell table:style-name="ce27" office:value-type="float" office:value="1365.91">
            <text:p>1365.91</text:p>
          </table:table-cell>
        </table:table-row>
        <table:table-row table:style-name="ro2">
          <table:table-cell table:style-name="ce34" office:value-type="date" office:date-value="2012-03-09T00:00:00">
            <text:p>3/9/2012</text:p>
          </table:table-cell>
          <table:table-cell table:style-name="ce27" office:value-type="float" office:value="1370.87">
            <text:p>1370.87</text:p>
          </table:table-cell>
        </table:table-row>
        <table:table-row table:style-name="ro2">
          <table:table-cell table:style-name="ce34" office:value-type="date" office:date-value="2012-03-12T00:00:00">
            <text:p>3/12/2012</text:p>
          </table:table-cell>
          <table:table-cell table:style-name="ce27" office:value-type="float" office:value="1371.09">
            <text:p>1371.09</text:p>
          </table:table-cell>
        </table:table-row>
        <table:table-row table:style-name="ro2">
          <table:table-cell table:style-name="ce34" office:value-type="date" office:date-value="2012-03-13T00:00:00">
            <text:p>3/13/2012</text:p>
          </table:table-cell>
          <table:table-cell table:style-name="ce27" office:value-type="float" office:value="1395.95">
            <text:p>1395.95</text:p>
          </table:table-cell>
        </table:table-row>
        <table:table-row table:style-name="ro2">
          <table:table-cell table:style-name="ce34" office:value-type="date" office:date-value="2012-03-14T00:00:00">
            <text:p>3/14/2012</text:p>
          </table:table-cell>
          <table:table-cell table:style-name="ce27" office:value-type="float" office:value="1394.28">
            <text:p>1394.28</text:p>
          </table:table-cell>
        </table:table-row>
        <table:table-row table:style-name="ro2">
          <table:table-cell table:style-name="ce34" office:value-type="date" office:date-value="2012-03-15T00:00:00">
            <text:p>3/15/2012</text:p>
          </table:table-cell>
          <table:table-cell table:style-name="ce27" office:value-type="float" office:value="1402.6">
            <text:p>1402.6</text:p>
          </table:table-cell>
        </table:table-row>
        <table:table-row table:style-name="ro2">
          <table:table-cell table:style-name="ce34" office:value-type="date" office:date-value="2012-03-16T00:00:00">
            <text:p>3/16/2012</text:p>
          </table:table-cell>
          <table:table-cell table:style-name="ce27" office:value-type="float" office:value="1404.17">
            <text:p>1404.17</text:p>
          </table:table-cell>
        </table:table-row>
        <table:table-row table:style-name="ro2">
          <table:table-cell table:style-name="ce34" office:value-type="date" office:date-value="2012-03-19T00:00:00">
            <text:p>3/19/2012</text:p>
          </table:table-cell>
          <table:table-cell table:style-name="ce27" office:value-type="float" office:value="1409.75">
            <text:p>1409.75</text:p>
          </table:table-cell>
        </table:table-row>
        <table:table-row table:style-name="ro2">
          <table:table-cell table:style-name="ce34" office:value-type="date" office:date-value="2012-03-20T00:00:00">
            <text:p>3/20/2012</text:p>
          </table:table-cell>
          <table:table-cell table:style-name="ce27" office:value-type="float" office:value="1405.52">
            <text:p>1405.52</text:p>
          </table:table-cell>
        </table:table-row>
        <table:table-row table:style-name="ro2">
          <table:table-cell table:style-name="ce34" office:value-type="date" office:date-value="2012-03-21T00:00:00">
            <text:p>3/21/2012</text:p>
          </table:table-cell>
          <table:table-cell table:style-name="ce27" office:value-type="float" office:value="1402.89">
            <text:p>1402.89</text:p>
          </table:table-cell>
        </table:table-row>
        <table:table-row table:style-name="ro2">
          <table:table-cell table:style-name="ce34" office:value-type="date" office:date-value="2012-03-22T00:00:00">
            <text:p>3/22/2012</text:p>
          </table:table-cell>
          <table:table-cell table:style-name="ce27" office:value-type="float" office:value="1392.78">
            <text:p>1392.78</text:p>
          </table:table-cell>
        </table:table-row>
        <table:table-row table:style-name="ro2">
          <table:table-cell table:style-name="ce34" office:value-type="date" office:date-value="2012-03-23T00:00:00">
            <text:p>3/23/2012</text:p>
          </table:table-cell>
          <table:table-cell table:style-name="ce27" office:value-type="float" office:value="1397.11">
            <text:p>1397.11</text:p>
          </table:table-cell>
        </table:table-row>
        <table:table-row table:style-name="ro2">
          <table:table-cell table:style-name="ce34" office:value-type="date" office:date-value="2012-03-26T00:00:00">
            <text:p>3/26/2012</text:p>
          </table:table-cell>
          <table:table-cell table:style-name="ce27" office:value-type="float" office:value="1416.51">
            <text:p>1416.51</text:p>
          </table:table-cell>
        </table:table-row>
        <table:table-row table:style-name="ro2">
          <table:table-cell table:style-name="ce34" office:value-type="date" office:date-value="2012-03-27T00:00:00">
            <text:p>3/27/2012</text:p>
          </table:table-cell>
          <table:table-cell table:style-name="ce27" office:value-type="float" office:value="1412.52">
            <text:p>1412.52</text:p>
          </table:table-cell>
        </table:table-row>
        <table:table-row table:style-name="ro2">
          <table:table-cell table:style-name="ce34" office:value-type="date" office:date-value="2012-03-28T00:00:00">
            <text:p>3/28/2012</text:p>
          </table:table-cell>
          <table:table-cell table:style-name="ce27" office:value-type="float" office:value="1405.54">
            <text:p>1405.54</text:p>
          </table:table-cell>
        </table:table-row>
        <table:table-row table:style-name="ro2">
          <table:table-cell table:style-name="ce34" office:value-type="date" office:date-value="2012-03-29T00:00:00">
            <text:p>3/29/2012</text:p>
          </table:table-cell>
          <table:table-cell table:style-name="ce27" office:value-type="float" office:value="1403.28">
            <text:p>1403.28</text:p>
          </table:table-cell>
        </table:table-row>
        <table:table-row table:style-name="ro2">
          <table:table-cell table:style-name="ce34" office:value-type="date" office:date-value="2012-03-30T00:00:00">
            <text:p>3/30/2012</text:p>
          </table:table-cell>
          <table:table-cell table:style-name="ce27" office:value-type="float" office:value="1408.47">
            <text:p>1408.47</text:p>
          </table:table-cell>
        </table:table-row>
        <table:table-row table:style-name="ro2">
          <table:table-cell table:style-name="ce34" office:value-type="date" office:date-value="2012-04-02T00:00:00">
            <text:p>4/2/2012</text:p>
          </table:table-cell>
          <table:table-cell table:style-name="ce27" office:value-type="float" office:value="1419.04">
            <text:p>1419.04</text:p>
          </table:table-cell>
        </table:table-row>
        <table:table-row table:style-name="ro2">
          <table:table-cell table:style-name="ce34" office:value-type="date" office:date-value="2012-04-03T00:00:00">
            <text:p>4/3/2012</text:p>
          </table:table-cell>
          <table:table-cell table:style-name="ce27" office:value-type="float" office:value="1413.38">
            <text:p>1413.38</text:p>
          </table:table-cell>
        </table:table-row>
        <table:table-row table:style-name="ro2">
          <table:table-cell table:style-name="ce34" office:value-type="date" office:date-value="2012-04-04T00:00:00">
            <text:p>4/4/2012</text:p>
          </table:table-cell>
          <table:table-cell table:style-name="ce27" office:value-type="float" office:value="1398.96">
            <text:p>1398.96</text:p>
          </table:table-cell>
        </table:table-row>
        <table:table-row table:style-name="ro2">
          <table:table-cell table:style-name="ce34" office:value-type="date" office:date-value="2012-04-05T00:00:00">
            <text:p>4/5/2012</text:p>
          </table:table-cell>
          <table:table-cell table:style-name="ce27" office:value-type="float" office:value="1398.08">
            <text:p>1398.08</text:p>
          </table:table-cell>
        </table:table-row>
        <table:table-row table:style-name="ro2">
          <table:table-cell table:style-name="ce34" office:value-type="date" office:date-value="2012-04-06T00:00:00">
            <text:p>4/6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4-09T00:00:00">
            <text:p>4/9/2012</text:p>
          </table:table-cell>
          <table:table-cell table:style-name="ce27" office:value-type="float" office:value="1382.2">
            <text:p>1382.2</text:p>
          </table:table-cell>
        </table:table-row>
        <table:table-row table:style-name="ro2">
          <table:table-cell table:style-name="ce34" office:value-type="date" office:date-value="2012-04-10T00:00:00">
            <text:p>4/10/2012</text:p>
          </table:table-cell>
          <table:table-cell table:style-name="ce27" office:value-type="float" office:value="1358.59">
            <text:p>1358.59</text:p>
          </table:table-cell>
        </table:table-row>
        <table:table-row table:style-name="ro2">
          <table:table-cell table:style-name="ce34" office:value-type="date" office:date-value="2012-04-11T00:00:00">
            <text:p>4/11/2012</text:p>
          </table:table-cell>
          <table:table-cell table:style-name="ce27" office:value-type="float" office:value="1368.71">
            <text:p>1368.71</text:p>
          </table:table-cell>
        </table:table-row>
        <table:table-row table:style-name="ro2">
          <table:table-cell table:style-name="ce34" office:value-type="date" office:date-value="2012-04-12T00:00:00">
            <text:p>4/12/2012</text:p>
          </table:table-cell>
          <table:table-cell table:style-name="ce27" office:value-type="float" office:value="1387.57">
            <text:p>1387.57</text:p>
          </table:table-cell>
        </table:table-row>
        <table:table-row table:style-name="ro2">
          <table:table-cell table:style-name="ce34" office:value-type="date" office:date-value="2012-04-13T00:00:00">
            <text:p>4/13/2012</text:p>
          </table:table-cell>
          <table:table-cell table:style-name="ce27" office:value-type="float" office:value="1370.26">
            <text:p>1370.26</text:p>
          </table:table-cell>
        </table:table-row>
        <table:table-row table:style-name="ro2">
          <table:table-cell table:style-name="ce34" office:value-type="date" office:date-value="2012-04-16T00:00:00">
            <text:p>4/16/2012</text:p>
          </table:table-cell>
          <table:table-cell table:style-name="ce27" office:value-type="float" office:value="1369.57">
            <text:p>1369.57</text:p>
          </table:table-cell>
        </table:table-row>
        <table:table-row table:style-name="ro2">
          <table:table-cell table:style-name="ce34" office:value-type="date" office:date-value="2012-04-17T00:00:00">
            <text:p>4/17/2012</text:p>
          </table:table-cell>
          <table:table-cell table:style-name="ce27" office:value-type="float" office:value="1390.78">
            <text:p>1390.78</text:p>
          </table:table-cell>
        </table:table-row>
        <table:table-row table:style-name="ro2">
          <table:table-cell table:style-name="ce34" office:value-type="date" office:date-value="2012-04-18T00:00:00">
            <text:p>4/18/2012</text:p>
          </table:table-cell>
          <table:table-cell table:style-name="ce27" office:value-type="float" office:value="1385.14">
            <text:p>1385.14</text:p>
          </table:table-cell>
        </table:table-row>
        <table:table-row table:style-name="ro2">
          <table:table-cell table:style-name="ce34" office:value-type="date" office:date-value="2012-04-19T00:00:00">
            <text:p>4/19/2012</text:p>
          </table:table-cell>
          <table:table-cell table:style-name="ce27" office:value-type="float" office:value="1376.92">
            <text:p>1376.92</text:p>
          </table:table-cell>
        </table:table-row>
        <table:table-row table:style-name="ro2">
          <table:table-cell table:style-name="ce34" office:value-type="date" office:date-value="2012-04-20T00:00:00">
            <text:p>4/20/2012</text:p>
          </table:table-cell>
          <table:table-cell table:style-name="ce27" office:value-type="float" office:value="1378.53">
            <text:p>1378.53</text:p>
          </table:table-cell>
        </table:table-row>
        <table:table-row table:style-name="ro2">
          <table:table-cell table:style-name="ce34" office:value-type="date" office:date-value="2012-04-23T00:00:00">
            <text:p>4/23/2012</text:p>
          </table:table-cell>
          <table:table-cell table:style-name="ce27" office:value-type="float" office:value="1366.94">
            <text:p>1366.94</text:p>
          </table:table-cell>
        </table:table-row>
        <table:table-row table:style-name="ro2">
          <table:table-cell table:style-name="ce34" office:value-type="date" office:date-value="2012-04-24T00:00:00">
            <text:p>4/24/2012</text:p>
          </table:table-cell>
          <table:table-cell table:style-name="ce27" office:value-type="float" office:value="1371.97">
            <text:p>1371.97</text:p>
          </table:table-cell>
        </table:table-row>
        <table:table-row table:style-name="ro2">
          <table:table-cell table:style-name="ce34" office:value-type="date" office:date-value="2012-04-25T00:00:00">
            <text:p>4/25/2012</text:p>
          </table:table-cell>
          <table:table-cell table:style-name="ce27" office:value-type="float" office:value="1390.69">
            <text:p>1390.69</text:p>
          </table:table-cell>
        </table:table-row>
        <table:table-row table:style-name="ro2">
          <table:table-cell table:style-name="ce34" office:value-type="date" office:date-value="2012-04-26T00:00:00">
            <text:p>4/26/2012</text:p>
          </table:table-cell>
          <table:table-cell table:style-name="ce27" office:value-type="float" office:value="1399.98">
            <text:p>1399.98</text:p>
          </table:table-cell>
        </table:table-row>
        <table:table-row table:style-name="ro2">
          <table:table-cell table:style-name="ce34" office:value-type="date" office:date-value="2012-04-27T00:00:00">
            <text:p>4/27/2012</text:p>
          </table:table-cell>
          <table:table-cell table:style-name="ce27" office:value-type="float" office:value="1403.36">
            <text:p>1403.36</text:p>
          </table:table-cell>
        </table:table-row>
        <table:table-row table:style-name="ro2">
          <table:table-cell table:style-name="ce34" office:value-type="date" office:date-value="2012-04-30T00:00:00">
            <text:p>4/30/2012</text:p>
          </table:table-cell>
          <table:table-cell table:style-name="ce27" office:value-type="float" office:value="1397.91">
            <text:p>1397.91</text:p>
          </table:table-cell>
        </table:table-row>
        <table:table-row table:style-name="ro2">
          <table:table-cell table:style-name="ce34" office:value-type="date" office:date-value="2012-05-01T00:00:00">
            <text:p>5/1/2012</text:p>
          </table:table-cell>
          <table:table-cell table:style-name="ce27" office:value-type="float" office:value="1405.82">
            <text:p>1405.82</text:p>
          </table:table-cell>
        </table:table-row>
        <table:table-row table:style-name="ro2">
          <table:table-cell table:style-name="ce34" office:value-type="date" office:date-value="2012-05-02T00:00:00">
            <text:p>5/2/2012</text:p>
          </table:table-cell>
          <table:table-cell table:style-name="ce27" office:value-type="float" office:value="1402.31">
            <text:p>1402.31</text:p>
          </table:table-cell>
        </table:table-row>
        <table:table-row table:style-name="ro2">
          <table:table-cell table:style-name="ce34" office:value-type="date" office:date-value="2012-05-03T00:00:00">
            <text:p>5/3/2012</text:p>
          </table:table-cell>
          <table:table-cell table:style-name="ce27" office:value-type="float" office:value="1391.57">
            <text:p>1391.57</text:p>
          </table:table-cell>
        </table:table-row>
        <table:table-row table:style-name="ro2">
          <table:table-cell table:style-name="ce34" office:value-type="date" office:date-value="2012-05-04T00:00:00">
            <text:p>5/4/2012</text:p>
          </table:table-cell>
          <table:table-cell table:style-name="ce27" office:value-type="float" office:value="1369.1">
            <text:p>1369.1</text:p>
          </table:table-cell>
        </table:table-row>
        <table:table-row table:style-name="ro2">
          <table:table-cell table:style-name="ce34" office:value-type="date" office:date-value="2012-05-07T00:00:00">
            <text:p>5/7/2012</text:p>
          </table:table-cell>
          <table:table-cell table:style-name="ce27" office:value-type="float" office:value="1369.58">
            <text:p>1369.58</text:p>
          </table:table-cell>
        </table:table-row>
        <table:table-row table:style-name="ro2">
          <table:table-cell table:style-name="ce34" office:value-type="date" office:date-value="2012-05-08T00:00:00">
            <text:p>5/8/2012</text:p>
          </table:table-cell>
          <table:table-cell table:style-name="ce27" office:value-type="float" office:value="1363.72">
            <text:p>1363.72</text:p>
          </table:table-cell>
        </table:table-row>
        <table:table-row table:style-name="ro2">
          <table:table-cell table:style-name="ce34" office:value-type="date" office:date-value="2012-05-09T00:00:00">
            <text:p>5/9/2012</text:p>
          </table:table-cell>
          <table:table-cell table:style-name="ce27" office:value-type="float" office:value="1354.58">
            <text:p>1354.58</text:p>
          </table:table-cell>
        </table:table-row>
        <table:table-row table:style-name="ro2">
          <table:table-cell table:style-name="ce34" office:value-type="date" office:date-value="2012-05-10T00:00:00">
            <text:p>5/10/2012</text:p>
          </table:table-cell>
          <table:table-cell table:style-name="ce27" office:value-type="float" office:value="1357.99">
            <text:p>1357.99</text:p>
          </table:table-cell>
        </table:table-row>
        <table:table-row table:style-name="ro2">
          <table:table-cell table:style-name="ce34" office:value-type="date" office:date-value="2012-05-11T00:00:00">
            <text:p>5/11/2012</text:p>
          </table:table-cell>
          <table:table-cell table:style-name="ce27" office:value-type="float" office:value="1353.39">
            <text:p>1353.39</text:p>
          </table:table-cell>
        </table:table-row>
        <table:table-row table:style-name="ro2">
          <table:table-cell table:style-name="ce34" office:value-type="date" office:date-value="2012-05-14T00:00:00">
            <text:p>5/14/2012</text:p>
          </table:table-cell>
          <table:table-cell table:style-name="ce27" office:value-type="float" office:value="1338.35">
            <text:p>1338.35</text:p>
          </table:table-cell>
        </table:table-row>
        <table:table-row table:style-name="ro2">
          <table:table-cell table:style-name="ce34" office:value-type="date" office:date-value="2012-05-15T00:00:00">
            <text:p>5/15/2012</text:p>
          </table:table-cell>
          <table:table-cell table:style-name="ce27" office:value-type="float" office:value="1330.66">
            <text:p>1330.66</text:p>
          </table:table-cell>
        </table:table-row>
        <table:table-row table:style-name="ro2">
          <table:table-cell table:style-name="ce34" office:value-type="date" office:date-value="2012-05-16T00:00:00">
            <text:p>5/16/2012</text:p>
          </table:table-cell>
          <table:table-cell table:style-name="ce27" office:value-type="float" office:value="1324.8">
            <text:p>1324.8</text:p>
          </table:table-cell>
        </table:table-row>
        <table:table-row table:style-name="ro2">
          <table:table-cell table:style-name="ce34" office:value-type="date" office:date-value="2012-05-17T00:00:00">
            <text:p>5/17/2012</text:p>
          </table:table-cell>
          <table:table-cell table:style-name="ce27" office:value-type="float" office:value="1304.86">
            <text:p>1304.86</text:p>
          </table:table-cell>
        </table:table-row>
        <table:table-row table:style-name="ro2">
          <table:table-cell table:style-name="ce34" office:value-type="date" office:date-value="2012-05-18T00:00:00">
            <text:p>5/18/2012</text:p>
          </table:table-cell>
          <table:table-cell table:style-name="ce27" office:value-type="float" office:value="1295.22">
            <text:p>1295.22</text:p>
          </table:table-cell>
        </table:table-row>
        <table:table-row table:style-name="ro2">
          <table:table-cell table:style-name="ce34" office:value-type="date" office:date-value="2012-05-21T00:00:00">
            <text:p>5/21/2012</text:p>
          </table:table-cell>
          <table:table-cell table:style-name="ce27" office:value-type="float" office:value="1315.99">
            <text:p>1315.99</text:p>
          </table:table-cell>
        </table:table-row>
        <table:table-row table:style-name="ro2">
          <table:table-cell table:style-name="ce34" office:value-type="date" office:date-value="2012-05-22T00:00:00">
            <text:p>5/22/2012</text:p>
          </table:table-cell>
          <table:table-cell table:style-name="ce27" office:value-type="float" office:value="1316.63">
            <text:p>1316.63</text:p>
          </table:table-cell>
        </table:table-row>
        <table:table-row table:style-name="ro2">
          <table:table-cell table:style-name="ce34" office:value-type="date" office:date-value="2012-05-23T00:00:00">
            <text:p>5/23/2012</text:p>
          </table:table-cell>
          <table:table-cell table:style-name="ce27" office:value-type="float" office:value="1318.86">
            <text:p>1318.86</text:p>
          </table:table-cell>
        </table:table-row>
        <table:table-row table:style-name="ro2">
          <table:table-cell table:style-name="ce34" office:value-type="date" office:date-value="2012-05-24T00:00:00">
            <text:p>5/24/2012</text:p>
          </table:table-cell>
          <table:table-cell table:style-name="ce27" office:value-type="float" office:value="1320.68">
            <text:p>1320.68</text:p>
          </table:table-cell>
        </table:table-row>
        <table:table-row table:style-name="ro2">
          <table:table-cell table:style-name="ce34" office:value-type="date" office:date-value="2012-05-25T00:00:00">
            <text:p>5/25/2012</text:p>
          </table:table-cell>
          <table:table-cell table:style-name="ce27" office:value-type="float" office:value="1317.82">
            <text:p>1317.82</text:p>
          </table:table-cell>
        </table:table-row>
        <table:table-row table:style-name="ro2">
          <table:table-cell table:style-name="ce34" office:value-type="date" office:date-value="2012-05-28T00:00:00">
            <text:p>5/28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5-29T00:00:00">
            <text:p>5/29/2012</text:p>
          </table:table-cell>
          <table:table-cell table:style-name="ce27" office:value-type="float" office:value="1332.42">
            <text:p>1332.42</text:p>
          </table:table-cell>
        </table:table-row>
        <table:table-row table:style-name="ro2">
          <table:table-cell table:style-name="ce34" office:value-type="date" office:date-value="2012-05-30T00:00:00">
            <text:p>5/30/2012</text:p>
          </table:table-cell>
          <table:table-cell table:style-name="ce27" office:value-type="float" office:value="1313.32">
            <text:p>1313.32</text:p>
          </table:table-cell>
        </table:table-row>
        <table:table-row table:style-name="ro2">
          <table:table-cell table:style-name="ce34" office:value-type="date" office:date-value="2012-05-31T00:00:00">
            <text:p>5/31/2012</text:p>
          </table:table-cell>
          <table:table-cell table:style-name="ce27" office:value-type="float" office:value="1310.33">
            <text:p>1310.33</text:p>
          </table:table-cell>
        </table:table-row>
        <table:table-row table:style-name="ro2">
          <table:table-cell table:style-name="ce34" office:value-type="date" office:date-value="2012-06-01T00:00:00">
            <text:p>6/1/2012</text:p>
          </table:table-cell>
          <table:table-cell table:style-name="ce27" office:value-type="float" office:value="1278.04">
            <text:p>1278.04</text:p>
          </table:table-cell>
        </table:table-row>
        <table:table-row table:style-name="ro2">
          <table:table-cell table:style-name="ce34" office:value-type="date" office:date-value="2012-06-04T00:00:00">
            <text:p>6/4/2012</text:p>
          </table:table-cell>
          <table:table-cell table:style-name="ce27" office:value-type="float" office:value="1278.18">
            <text:p>1278.18</text:p>
          </table:table-cell>
        </table:table-row>
        <table:table-row table:style-name="ro2">
          <table:table-cell table:style-name="ce34" office:value-type="date" office:date-value="2012-06-05T00:00:00">
            <text:p>6/5/2012</text:p>
          </table:table-cell>
          <table:table-cell table:style-name="ce27" office:value-type="float" office:value="1285.5">
            <text:p>1285.5</text:p>
          </table:table-cell>
        </table:table-row>
        <table:table-row table:style-name="ro2">
          <table:table-cell table:style-name="ce34" office:value-type="date" office:date-value="2012-06-06T00:00:00">
            <text:p>6/6/2012</text:p>
          </table:table-cell>
          <table:table-cell table:style-name="ce27" office:value-type="float" office:value="1315.13">
            <text:p>1315.13</text:p>
          </table:table-cell>
        </table:table-row>
        <table:table-row table:style-name="ro2">
          <table:table-cell table:style-name="ce34" office:value-type="date" office:date-value="2012-06-07T00:00:00">
            <text:p>6/7/2012</text:p>
          </table:table-cell>
          <table:table-cell table:style-name="ce27" office:value-type="float" office:value="1314.99">
            <text:p>1314.99</text:p>
          </table:table-cell>
        </table:table-row>
        <table:table-row table:style-name="ro2">
          <table:table-cell table:style-name="ce34" office:value-type="date" office:date-value="2012-06-08T00:00:00">
            <text:p>6/8/2012</text:p>
          </table:table-cell>
          <table:table-cell table:style-name="ce27" office:value-type="float" office:value="1325.66">
            <text:p>1325.66</text:p>
          </table:table-cell>
        </table:table-row>
        <table:table-row table:style-name="ro2">
          <table:table-cell table:style-name="ce34" office:value-type="date" office:date-value="2012-06-11T00:00:00">
            <text:p>6/11/2012</text:p>
          </table:table-cell>
          <table:table-cell table:style-name="ce27" office:value-type="float" office:value="1308.93">
            <text:p>1308.93</text:p>
          </table:table-cell>
        </table:table-row>
        <table:table-row table:style-name="ro2">
          <table:table-cell table:style-name="ce34" office:value-type="date" office:date-value="2012-06-12T00:00:00">
            <text:p>6/12/2012</text:p>
          </table:table-cell>
          <table:table-cell table:style-name="ce27" office:value-type="float" office:value="1324.18">
            <text:p>1324.18</text:p>
          </table:table-cell>
        </table:table-row>
        <table:table-row table:style-name="ro2">
          <table:table-cell table:style-name="ce34" office:value-type="date" office:date-value="2012-06-13T00:00:00">
            <text:p>6/13/2012</text:p>
          </table:table-cell>
          <table:table-cell table:style-name="ce27" office:value-type="float" office:value="1314.88">
            <text:p>1314.88</text:p>
          </table:table-cell>
        </table:table-row>
        <table:table-row table:style-name="ro2">
          <table:table-cell table:style-name="ce34" office:value-type="date" office:date-value="2012-06-14T00:00:00">
            <text:p>6/14/2012</text:p>
          </table:table-cell>
          <table:table-cell table:style-name="ce27" office:value-type="float" office:value="1329.1">
            <text:p>1329.1</text:p>
          </table:table-cell>
        </table:table-row>
        <table:table-row table:style-name="ro2">
          <table:table-cell table:style-name="ce34" office:value-type="date" office:date-value="2012-06-15T00:00:00">
            <text:p>6/15/2012</text:p>
          </table:table-cell>
          <table:table-cell table:style-name="ce27" office:value-type="float" office:value="1342.84">
            <text:p>1342.84</text:p>
          </table:table-cell>
        </table:table-row>
        <table:table-row table:style-name="ro2">
          <table:table-cell table:style-name="ce34" office:value-type="date" office:date-value="2012-06-18T00:00:00">
            <text:p>6/18/2012</text:p>
          </table:table-cell>
          <table:table-cell table:style-name="ce27" office:value-type="float" office:value="1344.78">
            <text:p>1344.78</text:p>
          </table:table-cell>
        </table:table-row>
        <table:table-row table:style-name="ro2">
          <table:table-cell table:style-name="ce34" office:value-type="date" office:date-value="2012-06-19T00:00:00">
            <text:p>6/19/2012</text:p>
          </table:table-cell>
          <table:table-cell table:style-name="ce27" office:value-type="float" office:value="1357.98">
            <text:p>1357.98</text:p>
          </table:table-cell>
        </table:table-row>
        <table:table-row table:style-name="ro2">
          <table:table-cell table:style-name="ce34" office:value-type="date" office:date-value="2012-06-20T00:00:00">
            <text:p>6/20/2012</text:p>
          </table:table-cell>
          <table:table-cell table:style-name="ce27" office:value-type="float" office:value="1355.69">
            <text:p>1355.69</text:p>
          </table:table-cell>
        </table:table-row>
        <table:table-row table:style-name="ro2">
          <table:table-cell table:style-name="ce34" office:value-type="date" office:date-value="2012-06-21T00:00:00">
            <text:p>6/21/2012</text:p>
          </table:table-cell>
          <table:table-cell table:style-name="ce27" office:value-type="float" office:value="1325.51">
            <text:p>1325.51</text:p>
          </table:table-cell>
        </table:table-row>
        <table:table-row table:style-name="ro2">
          <table:table-cell table:style-name="ce34" office:value-type="date" office:date-value="2012-06-22T00:00:00">
            <text:p>6/22/2012</text:p>
          </table:table-cell>
          <table:table-cell table:style-name="ce27" office:value-type="float" office:value="1335.02">
            <text:p>1335.02</text:p>
          </table:table-cell>
        </table:table-row>
        <table:table-row table:style-name="ro2">
          <table:table-cell table:style-name="ce34" office:value-type="date" office:date-value="2012-06-25T00:00:00">
            <text:p>6/25/2012</text:p>
          </table:table-cell>
          <table:table-cell table:style-name="ce27" office:value-type="float" office:value="1313.72">
            <text:p>1313.72</text:p>
          </table:table-cell>
        </table:table-row>
        <table:table-row table:style-name="ro2">
          <table:table-cell table:style-name="ce34" office:value-type="date" office:date-value="2012-06-26T00:00:00">
            <text:p>6/26/2012</text:p>
          </table:table-cell>
          <table:table-cell table:style-name="ce27" office:value-type="float" office:value="1319.99">
            <text:p>1319.99</text:p>
          </table:table-cell>
        </table:table-row>
        <table:table-row table:style-name="ro2">
          <table:table-cell table:style-name="ce34" office:value-type="date" office:date-value="2012-06-27T00:00:00">
            <text:p>6/27/2012</text:p>
          </table:table-cell>
          <table:table-cell table:style-name="ce27" office:value-type="float" office:value="1331.85">
            <text:p>1331.85</text:p>
          </table:table-cell>
        </table:table-row>
        <table:table-row table:style-name="ro2">
          <table:table-cell table:style-name="ce34" office:value-type="date" office:date-value="2012-06-28T00:00:00">
            <text:p>6/28/2012</text:p>
          </table:table-cell>
          <table:table-cell table:style-name="ce27" office:value-type="float" office:value="1329.04">
            <text:p>1329.04</text:p>
          </table:table-cell>
        </table:table-row>
        <table:table-row table:style-name="ro2">
          <table:table-cell table:style-name="ce34" office:value-type="date" office:date-value="2012-06-29T00:00:00">
            <text:p>6/29/2012</text:p>
          </table:table-cell>
          <table:table-cell table:style-name="ce27" office:value-type="float" office:value="1362.16">
            <text:p>1362.16</text:p>
          </table:table-cell>
        </table:table-row>
        <table:table-row table:style-name="ro2">
          <table:table-cell table:style-name="ce34" office:value-type="date" office:date-value="2012-07-02T00:00:00">
            <text:p>7/2/2012</text:p>
          </table:table-cell>
          <table:table-cell table:style-name="ce27" office:value-type="float" office:value="1365.51">
            <text:p>1365.51</text:p>
          </table:table-cell>
        </table:table-row>
        <table:table-row table:style-name="ro2">
          <table:table-cell table:style-name="ce34" office:value-type="date" office:date-value="2012-07-03T00:00:00">
            <text:p>7/3/2012</text:p>
          </table:table-cell>
          <table:table-cell table:style-name="ce27" office:value-type="float" office:value="1374.02">
            <text:p>1374.02</text:p>
          </table:table-cell>
        </table:table-row>
        <table:table-row table:style-name="ro2">
          <table:table-cell table:style-name="ce34" office:value-type="date" office:date-value="2012-07-04T00:00:00">
            <text:p>7/4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7-05T00:00:00">
            <text:p>7/5/2012</text:p>
          </table:table-cell>
          <table:table-cell table:style-name="ce27" office:value-type="float" office:value="1367.58">
            <text:p>1367.58</text:p>
          </table:table-cell>
        </table:table-row>
        <table:table-row table:style-name="ro2">
          <table:table-cell table:style-name="ce34" office:value-type="date" office:date-value="2012-07-06T00:00:00">
            <text:p>7/6/2012</text:p>
          </table:table-cell>
          <table:table-cell table:style-name="ce27" office:value-type="float" office:value="1354.68">
            <text:p>1354.68</text:p>
          </table:table-cell>
        </table:table-row>
        <table:table-row table:style-name="ro2">
          <table:table-cell table:style-name="ce34" office:value-type="date" office:date-value="2012-07-09T00:00:00">
            <text:p>7/9/2012</text:p>
          </table:table-cell>
          <table:table-cell table:style-name="ce27" office:value-type="float" office:value="1352.46">
            <text:p>1352.46</text:p>
          </table:table-cell>
        </table:table-row>
        <table:table-row table:style-name="ro2">
          <table:table-cell table:style-name="ce34" office:value-type="date" office:date-value="2012-07-10T00:00:00">
            <text:p>7/10/2012</text:p>
          </table:table-cell>
          <table:table-cell table:style-name="ce27" office:value-type="float" office:value="1341.47">
            <text:p>1341.47</text:p>
          </table:table-cell>
        </table:table-row>
        <table:table-row table:style-name="ro2">
          <table:table-cell table:style-name="ce34" office:value-type="date" office:date-value="2012-07-11T00:00:00">
            <text:p>7/11/2012</text:p>
          </table:table-cell>
          <table:table-cell table:style-name="ce27" office:value-type="float" office:value="1341.45">
            <text:p>1341.45</text:p>
          </table:table-cell>
        </table:table-row>
        <table:table-row table:style-name="ro2">
          <table:table-cell table:style-name="ce34" office:value-type="date" office:date-value="2012-07-12T00:00:00">
            <text:p>7/12/2012</text:p>
          </table:table-cell>
          <table:table-cell table:style-name="ce27" office:value-type="float" office:value="1334.76">
            <text:p>1334.76</text:p>
          </table:table-cell>
        </table:table-row>
        <table:table-row table:style-name="ro2">
          <table:table-cell table:style-name="ce34" office:value-type="date" office:date-value="2012-07-13T00:00:00">
            <text:p>7/13/2012</text:p>
          </table:table-cell>
          <table:table-cell table:style-name="ce27" office:value-type="float" office:value="1356.78">
            <text:p>1356.78</text:p>
          </table:table-cell>
        </table:table-row>
        <table:table-row table:style-name="ro2">
          <table:table-cell table:style-name="ce34" office:value-type="date" office:date-value="2012-07-16T00:00:00">
            <text:p>7/16/2012</text:p>
          </table:table-cell>
          <table:table-cell table:style-name="ce27" office:value-type="float" office:value="1353.64">
            <text:p>1353.64</text:p>
          </table:table-cell>
        </table:table-row>
        <table:table-row table:style-name="ro2">
          <table:table-cell table:style-name="ce34" office:value-type="date" office:date-value="2012-07-17T00:00:00">
            <text:p>7/17/2012</text:p>
          </table:table-cell>
          <table:table-cell table:style-name="ce27" office:value-type="float" office:value="1363.67">
            <text:p>1363.67</text:p>
          </table:table-cell>
        </table:table-row>
        <table:table-row table:style-name="ro2">
          <table:table-cell table:style-name="ce34" office:value-type="date" office:date-value="2012-07-18T00:00:00">
            <text:p>7/18/2012</text:p>
          </table:table-cell>
          <table:table-cell table:style-name="ce27" office:value-type="float" office:value="1372.78">
            <text:p>1372.78</text:p>
          </table:table-cell>
        </table:table-row>
        <table:table-row table:style-name="ro2">
          <table:table-cell table:style-name="ce34" office:value-type="date" office:date-value="2012-07-19T00:00:00">
            <text:p>7/19/2012</text:p>
          </table:table-cell>
          <table:table-cell table:style-name="ce27" office:value-type="float" office:value="1376.51">
            <text:p>1376.51</text:p>
          </table:table-cell>
        </table:table-row>
        <table:table-row table:style-name="ro2">
          <table:table-cell table:style-name="ce34" office:value-type="date" office:date-value="2012-07-20T00:00:00">
            <text:p>7/20/2012</text:p>
          </table:table-cell>
          <table:table-cell table:style-name="ce27" office:value-type="float" office:value="1362.66">
            <text:p>1362.66</text:p>
          </table:table-cell>
        </table:table-row>
        <table:table-row table:style-name="ro2">
          <table:table-cell table:style-name="ce34" office:value-type="date" office:date-value="2012-07-23T00:00:00">
            <text:p>7/23/2012</text:p>
          </table:table-cell>
          <table:table-cell table:style-name="ce27" office:value-type="float" office:value="1350.52">
            <text:p>1350.52</text:p>
          </table:table-cell>
        </table:table-row>
        <table:table-row table:style-name="ro2">
          <table:table-cell table:style-name="ce34" office:value-type="date" office:date-value="2012-07-24T00:00:00">
            <text:p>7/24/2012</text:p>
          </table:table-cell>
          <table:table-cell table:style-name="ce27" office:value-type="float" office:value="1338.31">
            <text:p>1338.31</text:p>
          </table:table-cell>
        </table:table-row>
        <table:table-row table:style-name="ro2">
          <table:table-cell table:style-name="ce34" office:value-type="date" office:date-value="2012-07-25T00:00:00">
            <text:p>7/25/2012</text:p>
          </table:table-cell>
          <table:table-cell table:style-name="ce27" office:value-type="float" office:value="1337.89">
            <text:p>1337.89</text:p>
          </table:table-cell>
        </table:table-row>
        <table:table-row table:style-name="ro2">
          <table:table-cell table:style-name="ce34" office:value-type="date" office:date-value="2012-07-26T00:00:00">
            <text:p>7/26/2012</text:p>
          </table:table-cell>
          <table:table-cell table:style-name="ce27" office:value-type="float" office:value="1360.02">
            <text:p>1360.02</text:p>
          </table:table-cell>
        </table:table-row>
        <table:table-row table:style-name="ro2">
          <table:table-cell table:style-name="ce34" office:value-type="date" office:date-value="2012-07-27T00:00:00">
            <text:p>7/27/2012</text:p>
          </table:table-cell>
          <table:table-cell table:style-name="ce27" office:value-type="float" office:value="1385.97">
            <text:p>1385.97</text:p>
          </table:table-cell>
        </table:table-row>
        <table:table-row table:style-name="ro2">
          <table:table-cell table:style-name="ce34" office:value-type="date" office:date-value="2012-07-30T00:00:00">
            <text:p>7/30/2012</text:p>
          </table:table-cell>
          <table:table-cell table:style-name="ce27" office:value-type="float" office:value="1385.3">
            <text:p>1385.3</text:p>
          </table:table-cell>
        </table:table-row>
        <table:table-row table:style-name="ro2">
          <table:table-cell table:style-name="ce34" office:value-type="date" office:date-value="2012-07-31T00:00:00">
            <text:p>7/31/2012</text:p>
          </table:table-cell>
          <table:table-cell table:style-name="ce27" office:value-type="float" office:value="1379.32">
            <text:p>1379.32</text:p>
          </table:table-cell>
        </table:table-row>
        <table:table-row table:style-name="ro2">
          <table:table-cell table:style-name="ce34" office:value-type="date" office:date-value="2012-08-01T00:00:00">
            <text:p>8/1/2012</text:p>
          </table:table-cell>
          <table:table-cell table:style-name="ce27" office:value-type="float" office:value="1375.14">
            <text:p>1375.14</text:p>
          </table:table-cell>
        </table:table-row>
        <table:table-row table:style-name="ro2">
          <table:table-cell table:style-name="ce34" office:value-type="date" office:date-value="2012-08-02T00:00:00">
            <text:p>8/2/2012</text:p>
          </table:table-cell>
          <table:table-cell table:style-name="ce27" office:value-type="float" office:value="1365">
            <text:p>1365</text:p>
          </table:table-cell>
        </table:table-row>
        <table:table-row table:style-name="ro2">
          <table:table-cell table:style-name="ce34" office:value-type="date" office:date-value="2012-08-03T00:00:00">
            <text:p>8/3/2012</text:p>
          </table:table-cell>
          <table:table-cell table:style-name="ce27" office:value-type="float" office:value="1390.99">
            <text:p>1390.99</text:p>
          </table:table-cell>
        </table:table-row>
        <table:table-row table:style-name="ro2">
          <table:table-cell table:style-name="ce34" office:value-type="date" office:date-value="2012-08-06T00:00:00">
            <text:p>8/6/2012</text:p>
          </table:table-cell>
          <table:table-cell table:style-name="ce27" office:value-type="float" office:value="1394.23">
            <text:p>1394.23</text:p>
          </table:table-cell>
        </table:table-row>
        <table:table-row table:style-name="ro2">
          <table:table-cell table:style-name="ce34" office:value-type="date" office:date-value="2012-08-07T00:00:00">
            <text:p>8/7/2012</text:p>
          </table:table-cell>
          <table:table-cell table:style-name="ce27" office:value-type="float" office:value="1401.35">
            <text:p>1401.35</text:p>
          </table:table-cell>
        </table:table-row>
        <table:table-row table:style-name="ro2">
          <table:table-cell table:style-name="ce34" office:value-type="date" office:date-value="2012-08-08T00:00:00">
            <text:p>8/8/2012</text:p>
          </table:table-cell>
          <table:table-cell table:style-name="ce27" office:value-type="float" office:value="1402.22">
            <text:p>1402.22</text:p>
          </table:table-cell>
        </table:table-row>
        <table:table-row table:style-name="ro2">
          <table:table-cell table:style-name="ce34" office:value-type="date" office:date-value="2012-08-09T00:00:00">
            <text:p>8/9/2012</text:p>
          </table:table-cell>
          <table:table-cell table:style-name="ce27" office:value-type="float" office:value="1402.8">
            <text:p>1402.8</text:p>
          </table:table-cell>
        </table:table-row>
        <table:table-row table:style-name="ro2">
          <table:table-cell table:style-name="ce34" office:value-type="date" office:date-value="2012-08-10T00:00:00">
            <text:p>8/10/2012</text:p>
          </table:table-cell>
          <table:table-cell table:style-name="ce27" office:value-type="float" office:value="1405.87">
            <text:p>1405.87</text:p>
          </table:table-cell>
        </table:table-row>
        <table:table-row table:style-name="ro2">
          <table:table-cell table:style-name="ce34" office:value-type="date" office:date-value="2012-08-13T00:00:00">
            <text:p>8/13/2012</text:p>
          </table:table-cell>
          <table:table-cell table:style-name="ce27" office:value-type="float" office:value="1404.11">
            <text:p>1404.11</text:p>
          </table:table-cell>
        </table:table-row>
        <table:table-row table:style-name="ro2">
          <table:table-cell table:style-name="ce34" office:value-type="date" office:date-value="2012-08-14T00:00:00">
            <text:p>8/14/2012</text:p>
          </table:table-cell>
          <table:table-cell table:style-name="ce27" office:value-type="float" office:value="1403.93">
            <text:p>1403.93</text:p>
          </table:table-cell>
        </table:table-row>
        <table:table-row table:style-name="ro2">
          <table:table-cell table:style-name="ce34" office:value-type="date" office:date-value="2012-08-15T00:00:00">
            <text:p>8/15/2012</text:p>
          </table:table-cell>
          <table:table-cell table:style-name="ce27" office:value-type="float" office:value="1405.53">
            <text:p>1405.53</text:p>
          </table:table-cell>
        </table:table-row>
        <table:table-row table:style-name="ro2">
          <table:table-cell table:style-name="ce34" office:value-type="date" office:date-value="2012-08-16T00:00:00">
            <text:p>8/16/2012</text:p>
          </table:table-cell>
          <table:table-cell table:style-name="ce27" office:value-type="float" office:value="1415.51">
            <text:p>1415.51</text:p>
          </table:table-cell>
        </table:table-row>
        <table:table-row table:style-name="ro2">
          <table:table-cell table:style-name="ce34" office:value-type="date" office:date-value="2012-08-17T00:00:00">
            <text:p>8/17/2012</text:p>
          </table:table-cell>
          <table:table-cell table:style-name="ce27" office:value-type="float" office:value="1418.16">
            <text:p>1418.16</text:p>
          </table:table-cell>
        </table:table-row>
        <table:table-row table:style-name="ro2">
          <table:table-cell table:style-name="ce34" office:value-type="date" office:date-value="2012-08-20T00:00:00">
            <text:p>8/20/2012</text:p>
          </table:table-cell>
          <table:table-cell table:style-name="ce27" office:value-type="float" office:value="1418.13">
            <text:p>1418.13</text:p>
          </table:table-cell>
        </table:table-row>
        <table:table-row table:style-name="ro2">
          <table:table-cell table:style-name="ce34" office:value-type="date" office:date-value="2012-08-21T00:00:00">
            <text:p>8/21/2012</text:p>
          </table:table-cell>
          <table:table-cell table:style-name="ce27" office:value-type="float" office:value="1413.17">
            <text:p>1413.17</text:p>
          </table:table-cell>
        </table:table-row>
        <table:table-row table:style-name="ro2">
          <table:table-cell table:style-name="ce34" office:value-type="date" office:date-value="2012-08-22T00:00:00">
            <text:p>8/22/2012</text:p>
          </table:table-cell>
          <table:table-cell table:style-name="ce27" office:value-type="float" office:value="1413.49">
            <text:p>1413.49</text:p>
          </table:table-cell>
        </table:table-row>
        <table:table-row table:style-name="ro2">
          <table:table-cell table:style-name="ce34" office:value-type="date" office:date-value="2012-08-23T00:00:00">
            <text:p>8/23/2012</text:p>
          </table:table-cell>
          <table:table-cell table:style-name="ce27" office:value-type="float" office:value="1402.08">
            <text:p>1402.08</text:p>
          </table:table-cell>
        </table:table-row>
        <table:table-row table:style-name="ro2">
          <table:table-cell table:style-name="ce34" office:value-type="date" office:date-value="2012-08-24T00:00:00">
            <text:p>8/24/2012</text:p>
          </table:table-cell>
          <table:table-cell table:style-name="ce27" office:value-type="float" office:value="1411.13">
            <text:p>1411.13</text:p>
          </table:table-cell>
        </table:table-row>
        <table:table-row table:style-name="ro2">
          <table:table-cell table:style-name="ce34" office:value-type="date" office:date-value="2012-08-27T00:00:00">
            <text:p>8/27/2012</text:p>
          </table:table-cell>
          <table:table-cell table:style-name="ce27" office:value-type="float" office:value="1410.44">
            <text:p>1410.44</text:p>
          </table:table-cell>
        </table:table-row>
        <table:table-row table:style-name="ro2">
          <table:table-cell table:style-name="ce34" office:value-type="date" office:date-value="2012-08-28T00:00:00">
            <text:p>8/28/2012</text:p>
          </table:table-cell>
          <table:table-cell table:style-name="ce27" office:value-type="float" office:value="1409.3">
            <text:p>1409.3</text:p>
          </table:table-cell>
        </table:table-row>
        <table:table-row table:style-name="ro2">
          <table:table-cell table:style-name="ce34" office:value-type="date" office:date-value="2012-08-29T00:00:00">
            <text:p>8/29/2012</text:p>
          </table:table-cell>
          <table:table-cell table:style-name="ce27" office:value-type="float" office:value="1410.49">
            <text:p>1410.49</text:p>
          </table:table-cell>
        </table:table-row>
        <table:table-row table:style-name="ro2">
          <table:table-cell table:style-name="ce34" office:value-type="date" office:date-value="2012-08-30T00:00:00">
            <text:p>8/30/2012</text:p>
          </table:table-cell>
          <table:table-cell table:style-name="ce27" office:value-type="float" office:value="1399.48">
            <text:p>1399.48</text:p>
          </table:table-cell>
        </table:table-row>
        <table:table-row table:style-name="ro2">
          <table:table-cell table:style-name="ce34" office:value-type="date" office:date-value="2012-08-31T00:00:00">
            <text:p>8/31/2012</text:p>
          </table:table-cell>
          <table:table-cell table:style-name="ce27" office:value-type="float" office:value="1406.58">
            <text:p>1406.58</text:p>
          </table:table-cell>
        </table:table-row>
        <table:table-row table:style-name="ro2">
          <table:table-cell table:style-name="ce34" office:value-type="date" office:date-value="2012-09-03T00:00:00">
            <text:p>9/3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09-04T00:00:00">
            <text:p>9/4/2012</text:p>
          </table:table-cell>
          <table:table-cell table:style-name="ce27" office:value-type="float" office:value="1404.94">
            <text:p>1404.94</text:p>
          </table:table-cell>
        </table:table-row>
        <table:table-row table:style-name="ro2">
          <table:table-cell table:style-name="ce34" office:value-type="date" office:date-value="2012-09-05T00:00:00">
            <text:p>9/5/2012</text:p>
          </table:table-cell>
          <table:table-cell table:style-name="ce27" office:value-type="float" office:value="1403.44">
            <text:p>1403.44</text:p>
          </table:table-cell>
        </table:table-row>
        <table:table-row table:style-name="ro2">
          <table:table-cell table:style-name="ce34" office:value-type="date" office:date-value="2012-09-06T00:00:00">
            <text:p>9/6/2012</text:p>
          </table:table-cell>
          <table:table-cell table:style-name="ce27" office:value-type="float" office:value="1432.12">
            <text:p>1432.12</text:p>
          </table:table-cell>
        </table:table-row>
        <table:table-row table:style-name="ro2">
          <table:table-cell table:style-name="ce34" office:value-type="date" office:date-value="2012-09-07T00:00:00">
            <text:p>9/7/2012</text:p>
          </table:table-cell>
          <table:table-cell table:style-name="ce27" office:value-type="float" office:value="1437.92">
            <text:p>1437.92</text:p>
          </table:table-cell>
        </table:table-row>
        <table:table-row table:style-name="ro2">
          <table:table-cell table:style-name="ce34" office:value-type="date" office:date-value="2012-09-10T00:00:00">
            <text:p>9/10/2012</text:p>
          </table:table-cell>
          <table:table-cell table:style-name="ce27" office:value-type="float" office:value="1429.08">
            <text:p>1429.08</text:p>
          </table:table-cell>
        </table:table-row>
        <table:table-row table:style-name="ro2">
          <table:table-cell table:style-name="ce34" office:value-type="date" office:date-value="2012-09-11T00:00:00">
            <text:p>9/11/2012</text:p>
          </table:table-cell>
          <table:table-cell table:style-name="ce27" office:value-type="float" office:value="1433.56">
            <text:p>1433.56</text:p>
          </table:table-cell>
        </table:table-row>
        <table:table-row table:style-name="ro2">
          <table:table-cell table:style-name="ce34" office:value-type="date" office:date-value="2012-09-12T00:00:00">
            <text:p>9/12/2012</text:p>
          </table:table-cell>
          <table:table-cell table:style-name="ce27" office:value-type="float" office:value="1436.56">
            <text:p>1436.56</text:p>
          </table:table-cell>
        </table:table-row>
        <table:table-row table:style-name="ro2">
          <table:table-cell table:style-name="ce34" office:value-type="date" office:date-value="2012-09-13T00:00:00">
            <text:p>9/13/2012</text:p>
          </table:table-cell>
          <table:table-cell table:style-name="ce27" office:value-type="float" office:value="1459.99">
            <text:p>1459.99</text:p>
          </table:table-cell>
        </table:table-row>
        <table:table-row table:style-name="ro2">
          <table:table-cell table:style-name="ce34" office:value-type="date" office:date-value="2012-09-14T00:00:00">
            <text:p>9/14/2012</text:p>
          </table:table-cell>
          <table:table-cell table:style-name="ce27" office:value-type="float" office:value="1465.77">
            <text:p>1465.77</text:p>
          </table:table-cell>
        </table:table-row>
        <table:table-row table:style-name="ro2">
          <table:table-cell table:style-name="ce34" office:value-type="date" office:date-value="2012-09-17T00:00:00">
            <text:p>9/17/2012</text:p>
          </table:table-cell>
          <table:table-cell table:style-name="ce27" office:value-type="float" office:value="1461.19">
            <text:p>1461.19</text:p>
          </table:table-cell>
        </table:table-row>
        <table:table-row table:style-name="ro2">
          <table:table-cell table:style-name="ce34" office:value-type="date" office:date-value="2012-09-18T00:00:00">
            <text:p>9/18/2012</text:p>
          </table:table-cell>
          <table:table-cell table:style-name="ce27" office:value-type="float" office:value="1459.32">
            <text:p>1459.32</text:p>
          </table:table-cell>
        </table:table-row>
        <table:table-row table:style-name="ro2">
          <table:table-cell table:style-name="ce34" office:value-type="date" office:date-value="2012-09-19T00:00:00">
            <text:p>9/19/2012</text:p>
          </table:table-cell>
          <table:table-cell table:style-name="ce27" office:value-type="float" office:value="1461.05">
            <text:p>1461.05</text:p>
          </table:table-cell>
        </table:table-row>
        <table:table-row table:style-name="ro2">
          <table:table-cell table:style-name="ce34" office:value-type="date" office:date-value="2012-09-20T00:00:00">
            <text:p>9/20/2012</text:p>
          </table:table-cell>
          <table:table-cell table:style-name="ce27" office:value-type="float" office:value="1460.26">
            <text:p>1460.26</text:p>
          </table:table-cell>
        </table:table-row>
        <table:table-row table:style-name="ro2">
          <table:table-cell table:style-name="ce34" office:value-type="date" office:date-value="2012-09-21T00:00:00">
            <text:p>9/21/2012</text:p>
          </table:table-cell>
          <table:table-cell table:style-name="ce27" office:value-type="float" office:value="1460.15">
            <text:p>1460.15</text:p>
          </table:table-cell>
        </table:table-row>
        <table:table-row table:style-name="ro2">
          <table:table-cell table:style-name="ce34" office:value-type="date" office:date-value="2012-09-24T00:00:00">
            <text:p>9/24/2012</text:p>
          </table:table-cell>
          <table:table-cell table:style-name="ce27" office:value-type="float" office:value="1456.89">
            <text:p>1456.89</text:p>
          </table:table-cell>
        </table:table-row>
        <table:table-row table:style-name="ro2">
          <table:table-cell table:style-name="ce34" office:value-type="date" office:date-value="2012-09-25T00:00:00">
            <text:p>9/25/2012</text:p>
          </table:table-cell>
          <table:table-cell table:style-name="ce27" office:value-type="float" office:value="1441.59">
            <text:p>1441.59</text:p>
          </table:table-cell>
        </table:table-row>
        <table:table-row table:style-name="ro2">
          <table:table-cell table:style-name="ce34" office:value-type="date" office:date-value="2012-09-26T00:00:00">
            <text:p>9/26/2012</text:p>
          </table:table-cell>
          <table:table-cell table:style-name="ce27" office:value-type="float" office:value="1433.32">
            <text:p>1433.32</text:p>
          </table:table-cell>
        </table:table-row>
        <table:table-row table:style-name="ro2">
          <table:table-cell table:style-name="ce34" office:value-type="date" office:date-value="2012-09-27T00:00:00">
            <text:p>9/27/2012</text:p>
          </table:table-cell>
          <table:table-cell table:style-name="ce27" office:value-type="float" office:value="1447.15">
            <text:p>1447.15</text:p>
          </table:table-cell>
        </table:table-row>
        <table:table-row table:style-name="ro2">
          <table:table-cell table:style-name="ce34" office:value-type="date" office:date-value="2012-09-28T00:00:00">
            <text:p>9/28/2012</text:p>
          </table:table-cell>
          <table:table-cell table:style-name="ce27" office:value-type="float" office:value="1440.67">
            <text:p>1440.67</text:p>
          </table:table-cell>
        </table:table-row>
        <table:table-row table:style-name="ro2">
          <table:table-cell table:style-name="ce34" office:value-type="date" office:date-value="2012-10-01T00:00:00">
            <text:p>10/1/2012</text:p>
          </table:table-cell>
          <table:table-cell table:style-name="ce27" office:value-type="float" office:value="1444.49">
            <text:p>1444.49</text:p>
          </table:table-cell>
        </table:table-row>
        <table:table-row table:style-name="ro2">
          <table:table-cell table:style-name="ce34" office:value-type="date" office:date-value="2012-10-02T00:00:00">
            <text:p>10/2/2012</text:p>
          </table:table-cell>
          <table:table-cell table:style-name="ce27" office:value-type="float" office:value="1445.75">
            <text:p>1445.75</text:p>
          </table:table-cell>
        </table:table-row>
        <table:table-row table:style-name="ro2">
          <table:table-cell table:style-name="ce34" office:value-type="date" office:date-value="2012-10-03T00:00:00">
            <text:p>10/3/2012</text:p>
          </table:table-cell>
          <table:table-cell table:style-name="ce27" office:value-type="float" office:value="1450.99">
            <text:p>1450.99</text:p>
          </table:table-cell>
        </table:table-row>
        <table:table-row table:style-name="ro2">
          <table:table-cell table:style-name="ce34" office:value-type="date" office:date-value="2012-10-04T00:00:00">
            <text:p>10/4/2012</text:p>
          </table:table-cell>
          <table:table-cell table:style-name="ce27" office:value-type="float" office:value="1461.4">
            <text:p>1461.4</text:p>
          </table:table-cell>
        </table:table-row>
        <table:table-row table:style-name="ro2">
          <table:table-cell table:style-name="ce34" office:value-type="date" office:date-value="2012-10-05T00:00:00">
            <text:p>10/5/2012</text:p>
          </table:table-cell>
          <table:table-cell table:style-name="ce27" office:value-type="float" office:value="1460.93">
            <text:p>1460.93</text:p>
          </table:table-cell>
        </table:table-row>
        <table:table-row table:style-name="ro2">
          <table:table-cell table:style-name="ce34" office:value-type="date" office:date-value="2012-10-08T00:00:00">
            <text:p>10/8/2012</text:p>
          </table:table-cell>
          <table:table-cell table:style-name="ce27" office:value-type="float" office:value="1455.88">
            <text:p>1455.88</text:p>
          </table:table-cell>
        </table:table-row>
        <table:table-row table:style-name="ro2">
          <table:table-cell table:style-name="ce34" office:value-type="date" office:date-value="2012-10-09T00:00:00">
            <text:p>10/9/2012</text:p>
          </table:table-cell>
          <table:table-cell table:style-name="ce27" office:value-type="float" office:value="1441.48">
            <text:p>1441.48</text:p>
          </table:table-cell>
        </table:table-row>
        <table:table-row table:style-name="ro2">
          <table:table-cell table:style-name="ce34" office:value-type="date" office:date-value="2012-10-10T00:00:00">
            <text:p>10/10/2012</text:p>
          </table:table-cell>
          <table:table-cell table:style-name="ce27" office:value-type="float" office:value="1432.56">
            <text:p>1432.56</text:p>
          </table:table-cell>
        </table:table-row>
        <table:table-row table:style-name="ro2">
          <table:table-cell table:style-name="ce34" office:value-type="date" office:date-value="2012-10-11T00:00:00">
            <text:p>10/11/2012</text:p>
          </table:table-cell>
          <table:table-cell table:style-name="ce27" office:value-type="float" office:value="1432.84">
            <text:p>1432.84</text:p>
          </table:table-cell>
        </table:table-row>
        <table:table-row table:style-name="ro2">
          <table:table-cell table:style-name="ce34" office:value-type="date" office:date-value="2012-10-12T00:00:00">
            <text:p>10/12/2012</text:p>
          </table:table-cell>
          <table:table-cell table:style-name="ce27" office:value-type="float" office:value="1428.59">
            <text:p>1428.59</text:p>
          </table:table-cell>
        </table:table-row>
        <table:table-row table:style-name="ro2">
          <table:table-cell table:style-name="ce34" office:value-type="date" office:date-value="2012-10-15T00:00:00">
            <text:p>10/15/2012</text:p>
          </table:table-cell>
          <table:table-cell table:style-name="ce27" office:value-type="float" office:value="1440.13">
            <text:p>1440.13</text:p>
          </table:table-cell>
        </table:table-row>
        <table:table-row table:style-name="ro2">
          <table:table-cell table:style-name="ce34" office:value-type="date" office:date-value="2012-10-16T00:00:00">
            <text:p>10/16/2012</text:p>
          </table:table-cell>
          <table:table-cell table:style-name="ce27" office:value-type="float" office:value="1454.92">
            <text:p>1454.92</text:p>
          </table:table-cell>
        </table:table-row>
        <table:table-row table:style-name="ro2">
          <table:table-cell table:style-name="ce34" office:value-type="date" office:date-value="2012-10-17T00:00:00">
            <text:p>10/17/2012</text:p>
          </table:table-cell>
          <table:table-cell table:style-name="ce27" office:value-type="float" office:value="1460.91">
            <text:p>1460.91</text:p>
          </table:table-cell>
        </table:table-row>
        <table:table-row table:style-name="ro2">
          <table:table-cell table:style-name="ce34" office:value-type="date" office:date-value="2012-10-18T00:00:00">
            <text:p>10/18/2012</text:p>
          </table:table-cell>
          <table:table-cell table:style-name="ce27" office:value-type="float" office:value="1457.34">
            <text:p>1457.34</text:p>
          </table:table-cell>
        </table:table-row>
        <table:table-row table:style-name="ro2">
          <table:table-cell table:style-name="ce34" office:value-type="date" office:date-value="2012-10-19T00:00:00">
            <text:p>10/19/2012</text:p>
          </table:table-cell>
          <table:table-cell table:style-name="ce27" office:value-type="float" office:value="1433.19">
            <text:p>1433.19</text:p>
          </table:table-cell>
        </table:table-row>
        <table:table-row table:style-name="ro2">
          <table:table-cell table:style-name="ce34" office:value-type="date" office:date-value="2012-10-22T00:00:00">
            <text:p>10/22/2012</text:p>
          </table:table-cell>
          <table:table-cell table:style-name="ce27" office:value-type="float" office:value="1433.82">
            <text:p>1433.82</text:p>
          </table:table-cell>
        </table:table-row>
        <table:table-row table:style-name="ro2">
          <table:table-cell table:style-name="ce34" office:value-type="date" office:date-value="2012-10-23T00:00:00">
            <text:p>10/23/2012</text:p>
          </table:table-cell>
          <table:table-cell table:style-name="ce27" office:value-type="float" office:value="1413.11">
            <text:p>1413.11</text:p>
          </table:table-cell>
        </table:table-row>
        <table:table-row table:style-name="ro2">
          <table:table-cell table:style-name="ce34" office:value-type="date" office:date-value="2012-10-24T00:00:00">
            <text:p>10/24/2012</text:p>
          </table:table-cell>
          <table:table-cell table:style-name="ce27" office:value-type="float" office:value="1408.75">
            <text:p>1408.75</text:p>
          </table:table-cell>
        </table:table-row>
        <table:table-row table:style-name="ro2">
          <table:table-cell table:style-name="ce34" office:value-type="date" office:date-value="2012-10-25T00:00:00">
            <text:p>10/25/2012</text:p>
          </table:table-cell>
          <table:table-cell table:style-name="ce27" office:value-type="float" office:value="1412.97">
            <text:p>1412.97</text:p>
          </table:table-cell>
        </table:table-row>
        <table:table-row table:style-name="ro2">
          <table:table-cell table:style-name="ce34" office:value-type="date" office:date-value="2012-10-26T00:00:00">
            <text:p>10/26/2012</text:p>
          </table:table-cell>
          <table:table-cell table:style-name="ce27" office:value-type="float" office:value="1411.94">
            <text:p>1411.94</text:p>
          </table:table-cell>
        </table:table-row>
        <table:table-row table:style-name="ro2">
          <table:table-cell table:style-name="ce34" office:value-type="date" office:date-value="2012-10-29T00:00:00">
            <text:p>10/29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10-30T00:00:00">
            <text:p>10/30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10-31T00:00:00">
            <text:p>10/31/2012</text:p>
          </table:table-cell>
          <table:table-cell table:style-name="ce27" office:value-type="float" office:value="1412.16">
            <text:p>1412.16</text:p>
          </table:table-cell>
        </table:table-row>
        <table:table-row table:style-name="ro2">
          <table:table-cell table:style-name="ce34" office:value-type="date" office:date-value="2012-11-01T00:00:00">
            <text:p>11/1/2012</text:p>
          </table:table-cell>
          <table:table-cell table:style-name="ce27" office:value-type="float" office:value="1427.59">
            <text:p>1427.59</text:p>
          </table:table-cell>
        </table:table-row>
        <table:table-row table:style-name="ro2">
          <table:table-cell table:style-name="ce34" office:value-type="date" office:date-value="2012-11-02T00:00:00">
            <text:p>11/2/2012</text:p>
          </table:table-cell>
          <table:table-cell table:style-name="ce27" office:value-type="float" office:value="1414.2">
            <text:p>1414.2</text:p>
          </table:table-cell>
        </table:table-row>
        <table:table-row table:style-name="ro2">
          <table:table-cell table:style-name="ce34" office:value-type="date" office:date-value="2012-11-05T00:00:00">
            <text:p>11/5/2012</text:p>
          </table:table-cell>
          <table:table-cell table:style-name="ce27" office:value-type="float" office:value="1417.26">
            <text:p>1417.26</text:p>
          </table:table-cell>
        </table:table-row>
        <table:table-row table:style-name="ro2">
          <table:table-cell table:style-name="ce34" office:value-type="date" office:date-value="2012-11-06T00:00:00">
            <text:p>11/6/2012</text:p>
          </table:table-cell>
          <table:table-cell table:style-name="ce27" office:value-type="float" office:value="1428.39">
            <text:p>1428.39</text:p>
          </table:table-cell>
        </table:table-row>
        <table:table-row table:style-name="ro2">
          <table:table-cell table:style-name="ce34" office:value-type="date" office:date-value="2012-11-07T00:00:00">
            <text:p>11/7/2012</text:p>
          </table:table-cell>
          <table:table-cell table:style-name="ce27" office:value-type="float" office:value="1394.53">
            <text:p>1394.53</text:p>
          </table:table-cell>
        </table:table-row>
        <table:table-row table:style-name="ro2">
          <table:table-cell table:style-name="ce34" office:value-type="date" office:date-value="2012-11-08T00:00:00">
            <text:p>11/8/2012</text:p>
          </table:table-cell>
          <table:table-cell table:style-name="ce27" office:value-type="float" office:value="1377.51">
            <text:p>1377.51</text:p>
          </table:table-cell>
        </table:table-row>
        <table:table-row table:style-name="ro2">
          <table:table-cell table:style-name="ce34" office:value-type="date" office:date-value="2012-11-09T00:00:00">
            <text:p>11/9/2012</text:p>
          </table:table-cell>
          <table:table-cell table:style-name="ce27" office:value-type="float" office:value="1379.85">
            <text:p>1379.85</text:p>
          </table:table-cell>
        </table:table-row>
        <table:table-row table:style-name="ro2">
          <table:table-cell table:style-name="ce34" office:value-type="date" office:date-value="2012-11-12T00:00:00">
            <text:p>11/12/2012</text:p>
          </table:table-cell>
          <table:table-cell table:style-name="ce27" office:value-type="float" office:value="1380.03">
            <text:p>1380.03</text:p>
          </table:table-cell>
        </table:table-row>
        <table:table-row table:style-name="ro2">
          <table:table-cell table:style-name="ce34" office:value-type="date" office:date-value="2012-11-13T00:00:00">
            <text:p>11/13/2012</text:p>
          </table:table-cell>
          <table:table-cell table:style-name="ce27" office:value-type="float" office:value="1374.53">
            <text:p>1374.53</text:p>
          </table:table-cell>
        </table:table-row>
        <table:table-row table:style-name="ro2">
          <table:table-cell table:style-name="ce34" office:value-type="date" office:date-value="2012-11-14T00:00:00">
            <text:p>11/14/2012</text:p>
          </table:table-cell>
          <table:table-cell table:style-name="ce27" office:value-type="float" office:value="1355.49">
            <text:p>1355.49</text:p>
          </table:table-cell>
        </table:table-row>
        <table:table-row table:style-name="ro2">
          <table:table-cell table:style-name="ce34" office:value-type="date" office:date-value="2012-11-15T00:00:00">
            <text:p>11/15/2012</text:p>
          </table:table-cell>
          <table:table-cell table:style-name="ce27" office:value-type="float" office:value="1353.33">
            <text:p>1353.33</text:p>
          </table:table-cell>
        </table:table-row>
        <table:table-row table:style-name="ro2">
          <table:table-cell table:style-name="ce34" office:value-type="date" office:date-value="2012-11-16T00:00:00">
            <text:p>11/16/2012</text:p>
          </table:table-cell>
          <table:table-cell table:style-name="ce27" office:value-type="float" office:value="1359.88">
            <text:p>1359.88</text:p>
          </table:table-cell>
        </table:table-row>
        <table:table-row table:style-name="ro2">
          <table:table-cell table:style-name="ce34" office:value-type="date" office:date-value="2012-11-19T00:00:00">
            <text:p>11/19/2012</text:p>
          </table:table-cell>
          <table:table-cell table:style-name="ce27" office:value-type="float" office:value="1386.89">
            <text:p>1386.89</text:p>
          </table:table-cell>
        </table:table-row>
        <table:table-row table:style-name="ro2">
          <table:table-cell table:style-name="ce34" office:value-type="date" office:date-value="2012-11-20T00:00:00">
            <text:p>11/20/2012</text:p>
          </table:table-cell>
          <table:table-cell table:style-name="ce27" office:value-type="float" office:value="1387.81">
            <text:p>1387.81</text:p>
          </table:table-cell>
        </table:table-row>
        <table:table-row table:style-name="ro2">
          <table:table-cell table:style-name="ce34" office:value-type="date" office:date-value="2012-11-21T00:00:00">
            <text:p>11/21/2012</text:p>
          </table:table-cell>
          <table:table-cell table:style-name="ce27" office:value-type="float" office:value="1391.03">
            <text:p>1391.03</text:p>
          </table:table-cell>
        </table:table-row>
        <table:table-row table:style-name="ro2">
          <table:table-cell table:style-name="ce34" office:value-type="date" office:date-value="2012-11-22T00:00:00">
            <text:p>11/22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11-23T00:00:00">
            <text:p>11/23/2012</text:p>
          </table:table-cell>
          <table:table-cell table:style-name="ce27" office:value-type="float" office:value="1409.15">
            <text:p>1409.15</text:p>
          </table:table-cell>
        </table:table-row>
        <table:table-row table:style-name="ro2">
          <table:table-cell table:style-name="ce34" office:value-type="date" office:date-value="2012-11-26T00:00:00">
            <text:p>11/26/2012</text:p>
          </table:table-cell>
          <table:table-cell table:style-name="ce27" office:value-type="float" office:value="1406.29">
            <text:p>1406.29</text:p>
          </table:table-cell>
        </table:table-row>
        <table:table-row table:style-name="ro2">
          <table:table-cell table:style-name="ce34" office:value-type="date" office:date-value="2012-11-27T00:00:00">
            <text:p>11/27/2012</text:p>
          </table:table-cell>
          <table:table-cell table:style-name="ce27" office:value-type="float" office:value="1398.94">
            <text:p>1398.94</text:p>
          </table:table-cell>
        </table:table-row>
        <table:table-row table:style-name="ro2">
          <table:table-cell table:style-name="ce34" office:value-type="date" office:date-value="2012-11-28T00:00:00">
            <text:p>11/28/2012</text:p>
          </table:table-cell>
          <table:table-cell table:style-name="ce27" office:value-type="float" office:value="1409.93">
            <text:p>1409.93</text:p>
          </table:table-cell>
        </table:table-row>
        <table:table-row table:style-name="ro2">
          <table:table-cell table:style-name="ce34" office:value-type="date" office:date-value="2012-11-29T00:00:00">
            <text:p>11/29/2012</text:p>
          </table:table-cell>
          <table:table-cell table:style-name="ce27" office:value-type="float" office:value="1415.95">
            <text:p>1415.95</text:p>
          </table:table-cell>
        </table:table-row>
        <table:table-row table:style-name="ro2">
          <table:table-cell table:style-name="ce34" office:value-type="date" office:date-value="2012-11-30T00:00:00">
            <text:p>11/30/2012</text:p>
          </table:table-cell>
          <table:table-cell table:style-name="ce27" office:value-type="float" office:value="1416.18">
            <text:p>1416.18</text:p>
          </table:table-cell>
        </table:table-row>
        <table:table-row table:style-name="ro2">
          <table:table-cell table:style-name="ce34" office:value-type="date" office:date-value="2012-12-03T00:00:00">
            <text:p>12/3/2012</text:p>
          </table:table-cell>
          <table:table-cell table:style-name="ce27" office:value-type="float" office:value="1409.46">
            <text:p>1409.46</text:p>
          </table:table-cell>
        </table:table-row>
        <table:table-row table:style-name="ro2">
          <table:table-cell table:style-name="ce34" office:value-type="date" office:date-value="2012-12-04T00:00:00">
            <text:p>12/4/2012</text:p>
          </table:table-cell>
          <table:table-cell table:style-name="ce27" office:value-type="float" office:value="1407.05">
            <text:p>1407.05</text:p>
          </table:table-cell>
        </table:table-row>
        <table:table-row table:style-name="ro2">
          <table:table-cell table:style-name="ce34" office:value-type="date" office:date-value="2012-12-05T00:00:00">
            <text:p>12/5/2012</text:p>
          </table:table-cell>
          <table:table-cell table:style-name="ce27" office:value-type="float" office:value="1409.28">
            <text:p>1409.28</text:p>
          </table:table-cell>
        </table:table-row>
        <table:table-row table:style-name="ro2">
          <table:table-cell table:style-name="ce34" office:value-type="date" office:date-value="2012-12-06T00:00:00">
            <text:p>12/6/2012</text:p>
          </table:table-cell>
          <table:table-cell table:style-name="ce27" office:value-type="float" office:value="1413.94">
            <text:p>1413.94</text:p>
          </table:table-cell>
        </table:table-row>
        <table:table-row table:style-name="ro2">
          <table:table-cell table:style-name="ce34" office:value-type="date" office:date-value="2012-12-07T00:00:00">
            <text:p>12/7/2012</text:p>
          </table:table-cell>
          <table:table-cell table:style-name="ce27" office:value-type="float" office:value="1418.07">
            <text:p>1418.07</text:p>
          </table:table-cell>
        </table:table-row>
        <table:table-row table:style-name="ro2">
          <table:table-cell table:style-name="ce34" office:value-type="date" office:date-value="2012-12-10T00:00:00">
            <text:p>12/10/2012</text:p>
          </table:table-cell>
          <table:table-cell table:style-name="ce27" office:value-type="float" office:value="1418.55">
            <text:p>1418.55</text:p>
          </table:table-cell>
        </table:table-row>
        <table:table-row table:style-name="ro2">
          <table:table-cell table:style-name="ce34" office:value-type="date" office:date-value="2012-12-11T00:00:00">
            <text:p>12/11/2012</text:p>
          </table:table-cell>
          <table:table-cell table:style-name="ce27" office:value-type="float" office:value="1427.84">
            <text:p>1427.84</text:p>
          </table:table-cell>
        </table:table-row>
        <table:table-row table:style-name="ro2">
          <table:table-cell table:style-name="ce34" office:value-type="date" office:date-value="2012-12-12T00:00:00">
            <text:p>12/12/2012</text:p>
          </table:table-cell>
          <table:table-cell table:style-name="ce27" office:value-type="float" office:value="1428.48">
            <text:p>1428.48</text:p>
          </table:table-cell>
        </table:table-row>
        <table:table-row table:style-name="ro2">
          <table:table-cell table:style-name="ce34" office:value-type="date" office:date-value="2012-12-13T00:00:00">
            <text:p>12/13/2012</text:p>
          </table:table-cell>
          <table:table-cell table:style-name="ce27" office:value-type="float" office:value="1419.45">
            <text:p>1419.45</text:p>
          </table:table-cell>
        </table:table-row>
        <table:table-row table:style-name="ro2">
          <table:table-cell table:style-name="ce34" office:value-type="date" office:date-value="2012-12-14T00:00:00">
            <text:p>12/14/2012</text:p>
          </table:table-cell>
          <table:table-cell table:style-name="ce27" office:value-type="float" office:value="1413.58">
            <text:p>1413.58</text:p>
          </table:table-cell>
        </table:table-row>
        <table:table-row table:style-name="ro2">
          <table:table-cell table:style-name="ce34" office:value-type="date" office:date-value="2012-12-17T00:00:00">
            <text:p>12/17/2012</text:p>
          </table:table-cell>
          <table:table-cell table:style-name="ce27" office:value-type="float" office:value="1430.36">
            <text:p>1430.36</text:p>
          </table:table-cell>
        </table:table-row>
        <table:table-row table:style-name="ro2">
          <table:table-cell table:style-name="ce34" office:value-type="date" office:date-value="2012-12-18T00:00:00">
            <text:p>12/18/2012</text:p>
          </table:table-cell>
          <table:table-cell table:style-name="ce27" office:value-type="float" office:value="1446.79">
            <text:p>1446.79</text:p>
          </table:table-cell>
        </table:table-row>
        <table:table-row table:style-name="ro2">
          <table:table-cell table:style-name="ce34" office:value-type="date" office:date-value="2012-12-19T00:00:00">
            <text:p>12/19/2012</text:p>
          </table:table-cell>
          <table:table-cell table:style-name="ce27" office:value-type="float" office:value="1435.81">
            <text:p>1435.81</text:p>
          </table:table-cell>
        </table:table-row>
        <table:table-row table:style-name="ro2">
          <table:table-cell table:style-name="ce34" office:value-type="date" office:date-value="2012-12-20T00:00:00">
            <text:p>12/20/2012</text:p>
          </table:table-cell>
          <table:table-cell table:style-name="ce27" office:value-type="float" office:value="1443.69">
            <text:p>1443.69</text:p>
          </table:table-cell>
        </table:table-row>
        <table:table-row table:style-name="ro2">
          <table:table-cell table:style-name="ce34" office:value-type="date" office:date-value="2012-12-21T00:00:00">
            <text:p>12/21/2012</text:p>
          </table:table-cell>
          <table:table-cell table:style-name="ce27" office:value-type="float" office:value="1430.15">
            <text:p>1430.15</text:p>
          </table:table-cell>
        </table:table-row>
        <table:table-row table:style-name="ro2">
          <table:table-cell table:style-name="ce34" office:value-type="date" office:date-value="2012-12-24T00:00:00">
            <text:p>12/24/2012</text:p>
          </table:table-cell>
          <table:table-cell table:style-name="ce27" office:value-type="float" office:value="1426.66">
            <text:p>1426.66</text:p>
          </table:table-cell>
        </table:table-row>
        <table:table-row table:style-name="ro2">
          <table:table-cell table:style-name="ce34" office:value-type="date" office:date-value="2012-12-25T00:00:00">
            <text:p>12/25/2012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2-12-26T00:00:00">
            <text:p>12/26/2012</text:p>
          </table:table-cell>
          <table:table-cell table:style-name="ce27" office:value-type="float" office:value="1419.83">
            <text:p>1419.83</text:p>
          </table:table-cell>
        </table:table-row>
        <table:table-row table:style-name="ro2">
          <table:table-cell table:style-name="ce34" office:value-type="date" office:date-value="2012-12-27T00:00:00">
            <text:p>12/27/2012</text:p>
          </table:table-cell>
          <table:table-cell table:style-name="ce27" office:value-type="float" office:value="1418.1">
            <text:p>1418.1</text:p>
          </table:table-cell>
        </table:table-row>
        <table:table-row table:style-name="ro2">
          <table:table-cell table:style-name="ce34" office:value-type="date" office:date-value="2012-12-28T00:00:00">
            <text:p>12/28/2012</text:p>
          </table:table-cell>
          <table:table-cell table:style-name="ce27" office:value-type="float" office:value="1402.43">
            <text:p>1402.43</text:p>
          </table:table-cell>
        </table:table-row>
        <table:table-row table:style-name="ro2">
          <table:table-cell table:style-name="ce34" office:value-type="date" office:date-value="2012-12-31T00:00:00">
            <text:p>12/31/2012</text:p>
          </table:table-cell>
          <table:table-cell table:style-name="ce27" office:value-type="float" office:value="1426.19">
            <text:p>1426.19</text:p>
          </table:table-cell>
        </table:table-row>
        <table:table-row table:style-name="ro2">
          <table:table-cell table:style-name="ce34" office:value-type="date" office:date-value="2013-01-01T00:00:00">
            <text:p>1/1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1-02T00:00:00">
            <text:p>1/2/2013</text:p>
          </table:table-cell>
          <table:table-cell table:style-name="ce27" office:value-type="float" office:value="1462.42">
            <text:p>1462.42</text:p>
          </table:table-cell>
        </table:table-row>
        <table:table-row table:style-name="ro2">
          <table:table-cell table:style-name="ce34" office:value-type="date" office:date-value="2013-01-03T00:00:00">
            <text:p>1/3/2013</text:p>
          </table:table-cell>
          <table:table-cell table:style-name="ce27" office:value-type="float" office:value="1459.37">
            <text:p>1459.37</text:p>
          </table:table-cell>
        </table:table-row>
        <table:table-row table:style-name="ro2">
          <table:table-cell table:style-name="ce34" office:value-type="date" office:date-value="2013-01-04T00:00:00">
            <text:p>1/4/2013</text:p>
          </table:table-cell>
          <table:table-cell table:style-name="ce27" office:value-type="float" office:value="1466.47">
            <text:p>1466.47</text:p>
          </table:table-cell>
        </table:table-row>
        <table:table-row table:style-name="ro2">
          <table:table-cell table:style-name="ce34" office:value-type="date" office:date-value="2013-01-07T00:00:00">
            <text:p>1/7/2013</text:p>
          </table:table-cell>
          <table:table-cell table:style-name="ce27" office:value-type="float" office:value="1461.89">
            <text:p>1461.89</text:p>
          </table:table-cell>
        </table:table-row>
        <table:table-row table:style-name="ro2">
          <table:table-cell table:style-name="ce34" office:value-type="date" office:date-value="2013-01-08T00:00:00">
            <text:p>1/8/2013</text:p>
          </table:table-cell>
          <table:table-cell table:style-name="ce27" office:value-type="float" office:value="1457.15">
            <text:p>1457.15</text:p>
          </table:table-cell>
        </table:table-row>
        <table:table-row table:style-name="ro2">
          <table:table-cell table:style-name="ce34" office:value-type="date" office:date-value="2013-01-09T00:00:00">
            <text:p>1/9/2013</text:p>
          </table:table-cell>
          <table:table-cell table:style-name="ce27" office:value-type="float" office:value="1461.02">
            <text:p>1461.02</text:p>
          </table:table-cell>
        </table:table-row>
        <table:table-row table:style-name="ro2">
          <table:table-cell table:style-name="ce34" office:value-type="date" office:date-value="2013-01-10T00:00:00">
            <text:p>1/10/2013</text:p>
          </table:table-cell>
          <table:table-cell table:style-name="ce27" office:value-type="float" office:value="1472.12">
            <text:p>1472.12</text:p>
          </table:table-cell>
        </table:table-row>
        <table:table-row table:style-name="ro2">
          <table:table-cell table:style-name="ce34" office:value-type="date" office:date-value="2013-01-11T00:00:00">
            <text:p>1/11/2013</text:p>
          </table:table-cell>
          <table:table-cell table:style-name="ce27" office:value-type="float" office:value="1472.05">
            <text:p>1472.05</text:p>
          </table:table-cell>
        </table:table-row>
        <table:table-row table:style-name="ro2">
          <table:table-cell table:style-name="ce34" office:value-type="date" office:date-value="2013-01-14T00:00:00">
            <text:p>1/14/2013</text:p>
          </table:table-cell>
          <table:table-cell table:style-name="ce27" office:value-type="float" office:value="1470.68">
            <text:p>1470.68</text:p>
          </table:table-cell>
        </table:table-row>
        <table:table-row table:style-name="ro2">
          <table:table-cell table:style-name="ce34" office:value-type="date" office:date-value="2013-01-15T00:00:00">
            <text:p>1/15/2013</text:p>
          </table:table-cell>
          <table:table-cell table:style-name="ce27" office:value-type="float" office:value="1472.34">
            <text:p>1472.34</text:p>
          </table:table-cell>
        </table:table-row>
        <table:table-row table:style-name="ro2">
          <table:table-cell table:style-name="ce34" office:value-type="date" office:date-value="2013-01-16T00:00:00">
            <text:p>1/16/2013</text:p>
          </table:table-cell>
          <table:table-cell table:style-name="ce27" office:value-type="float" office:value="1472.63">
            <text:p>1472.63</text:p>
          </table:table-cell>
        </table:table-row>
        <table:table-row table:style-name="ro2">
          <table:table-cell table:style-name="ce34" office:value-type="date" office:date-value="2013-01-17T00:00:00">
            <text:p>1/17/2013</text:p>
          </table:table-cell>
          <table:table-cell table:style-name="ce27" office:value-type="float" office:value="1480.94">
            <text:p>1480.94</text:p>
          </table:table-cell>
        </table:table-row>
        <table:table-row table:style-name="ro2">
          <table:table-cell table:style-name="ce34" office:value-type="date" office:date-value="2013-01-18T00:00:00">
            <text:p>1/18/2013</text:p>
          </table:table-cell>
          <table:table-cell table:style-name="ce27" office:value-type="float" office:value="1485.98">
            <text:p>1485.98</text:p>
          </table:table-cell>
        </table:table-row>
        <table:table-row table:style-name="ro2">
          <table:table-cell table:style-name="ce34" office:value-type="date" office:date-value="2013-01-21T00:00:00">
            <text:p>1/21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1-22T00:00:00">
            <text:p>1/22/2013</text:p>
          </table:table-cell>
          <table:table-cell table:style-name="ce27" office:value-type="float" office:value="1492.56">
            <text:p>1492.56</text:p>
          </table:table-cell>
        </table:table-row>
        <table:table-row table:style-name="ro2">
          <table:table-cell table:style-name="ce34" office:value-type="date" office:date-value="2013-01-23T00:00:00">
            <text:p>1/23/2013</text:p>
          </table:table-cell>
          <table:table-cell table:style-name="ce27" office:value-type="float" office:value="1494.81">
            <text:p>1494.81</text:p>
          </table:table-cell>
        </table:table-row>
        <table:table-row table:style-name="ro2">
          <table:table-cell table:style-name="ce34" office:value-type="date" office:date-value="2013-01-24T00:00:00">
            <text:p>1/24/2013</text:p>
          </table:table-cell>
          <table:table-cell table:style-name="ce27" office:value-type="float" office:value="1494.82">
            <text:p>1494.82</text:p>
          </table:table-cell>
        </table:table-row>
        <table:table-row table:style-name="ro2">
          <table:table-cell table:style-name="ce34" office:value-type="date" office:date-value="2013-01-25T00:00:00">
            <text:p>1/25/2013</text:p>
          </table:table-cell>
          <table:table-cell table:style-name="ce27" office:value-type="float" office:value="1502.96">
            <text:p>1502.96</text:p>
          </table:table-cell>
        </table:table-row>
        <table:table-row table:style-name="ro2">
          <table:table-cell table:style-name="ce34" office:value-type="date" office:date-value="2013-01-28T00:00:00">
            <text:p>1/28/2013</text:p>
          </table:table-cell>
          <table:table-cell table:style-name="ce27" office:value-type="float" office:value="1500.18">
            <text:p>1500.18</text:p>
          </table:table-cell>
        </table:table-row>
        <table:table-row table:style-name="ro2">
          <table:table-cell table:style-name="ce34" office:value-type="date" office:date-value="2013-01-29T00:00:00">
            <text:p>1/29/2013</text:p>
          </table:table-cell>
          <table:table-cell table:style-name="ce27" office:value-type="float" office:value="1507.84">
            <text:p>1507.84</text:p>
          </table:table-cell>
        </table:table-row>
        <table:table-row table:style-name="ro2">
          <table:table-cell table:style-name="ce34" office:value-type="date" office:date-value="2013-01-30T00:00:00">
            <text:p>1/30/2013</text:p>
          </table:table-cell>
          <table:table-cell table:style-name="ce27" office:value-type="float" office:value="1501.96">
            <text:p>1501.96</text:p>
          </table:table-cell>
        </table:table-row>
        <table:table-row table:style-name="ro2">
          <table:table-cell table:style-name="ce34" office:value-type="date" office:date-value="2013-01-31T00:00:00">
            <text:p>1/31/2013</text:p>
          </table:table-cell>
          <table:table-cell table:style-name="ce27" office:value-type="float" office:value="1498.11">
            <text:p>1498.11</text:p>
          </table:table-cell>
        </table:table-row>
        <table:table-row table:style-name="ro2">
          <table:table-cell table:style-name="ce34" office:value-type="date" office:date-value="2013-02-01T00:00:00">
            <text:p>2/1/2013</text:p>
          </table:table-cell>
          <table:table-cell table:style-name="ce27" office:value-type="float" office:value="1513.17">
            <text:p>1513.17</text:p>
          </table:table-cell>
        </table:table-row>
        <table:table-row table:style-name="ro2">
          <table:table-cell table:style-name="ce34" office:value-type="date" office:date-value="2013-02-04T00:00:00">
            <text:p>2/4/2013</text:p>
          </table:table-cell>
          <table:table-cell table:style-name="ce27" office:value-type="float" office:value="1495.71">
            <text:p>1495.71</text:p>
          </table:table-cell>
        </table:table-row>
        <table:table-row table:style-name="ro2">
          <table:table-cell table:style-name="ce34" office:value-type="date" office:date-value="2013-02-05T00:00:00">
            <text:p>2/5/2013</text:p>
          </table:table-cell>
          <table:table-cell table:style-name="ce27" office:value-type="float" office:value="1511.29">
            <text:p>1511.29</text:p>
          </table:table-cell>
        </table:table-row>
        <table:table-row table:style-name="ro2">
          <table:table-cell table:style-name="ce34" office:value-type="date" office:date-value="2013-02-06T00:00:00">
            <text:p>2/6/2013</text:p>
          </table:table-cell>
          <table:table-cell table:style-name="ce27" office:value-type="float" office:value="1512.12">
            <text:p>1512.12</text:p>
          </table:table-cell>
        </table:table-row>
        <table:table-row table:style-name="ro2">
          <table:table-cell table:style-name="ce34" office:value-type="date" office:date-value="2013-02-07T00:00:00">
            <text:p>2/7/2013</text:p>
          </table:table-cell>
          <table:table-cell table:style-name="ce27" office:value-type="float" office:value="1509.39">
            <text:p>1509.39</text:p>
          </table:table-cell>
        </table:table-row>
        <table:table-row table:style-name="ro2">
          <table:table-cell table:style-name="ce34" office:value-type="date" office:date-value="2013-02-08T00:00:00">
            <text:p>2/8/2013</text:p>
          </table:table-cell>
          <table:table-cell table:style-name="ce27" office:value-type="float" office:value="1517.93">
            <text:p>1517.93</text:p>
          </table:table-cell>
        </table:table-row>
        <table:table-row table:style-name="ro2">
          <table:table-cell table:style-name="ce34" office:value-type="date" office:date-value="2013-02-11T00:00:00">
            <text:p>2/11/2013</text:p>
          </table:table-cell>
          <table:table-cell table:style-name="ce27" office:value-type="float" office:value="1517.01">
            <text:p>1517.01</text:p>
          </table:table-cell>
        </table:table-row>
        <table:table-row table:style-name="ro2">
          <table:table-cell table:style-name="ce34" office:value-type="date" office:date-value="2013-02-12T00:00:00">
            <text:p>2/12/2013</text:p>
          </table:table-cell>
          <table:table-cell table:style-name="ce27" office:value-type="float" office:value="1519.43">
            <text:p>1519.43</text:p>
          </table:table-cell>
        </table:table-row>
        <table:table-row table:style-name="ro2">
          <table:table-cell table:style-name="ce34" office:value-type="date" office:date-value="2013-02-13T00:00:00">
            <text:p>2/13/2013</text:p>
          </table:table-cell>
          <table:table-cell table:style-name="ce27" office:value-type="float" office:value="1520.33">
            <text:p>1520.33</text:p>
          </table:table-cell>
        </table:table-row>
        <table:table-row table:style-name="ro2">
          <table:table-cell table:style-name="ce34" office:value-type="date" office:date-value="2013-02-14T00:00:00">
            <text:p>2/14/2013</text:p>
          </table:table-cell>
          <table:table-cell table:style-name="ce27" office:value-type="float" office:value="1521.38">
            <text:p>1521.38</text:p>
          </table:table-cell>
        </table:table-row>
        <table:table-row table:style-name="ro2">
          <table:table-cell table:style-name="ce34" office:value-type="date" office:date-value="2013-02-15T00:00:00">
            <text:p>2/15/2013</text:p>
          </table:table-cell>
          <table:table-cell table:style-name="ce27" office:value-type="float" office:value="1519.79">
            <text:p>1519.79</text:p>
          </table:table-cell>
        </table:table-row>
        <table:table-row table:style-name="ro2">
          <table:table-cell table:style-name="ce34" office:value-type="date" office:date-value="2013-02-18T00:00:00">
            <text:p>2/18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2-19T00:00:00">
            <text:p>2/19/2013</text:p>
          </table:table-cell>
          <table:table-cell table:style-name="ce27" office:value-type="float" office:value="1530.94">
            <text:p>1530.94</text:p>
          </table:table-cell>
        </table:table-row>
        <table:table-row table:style-name="ro2">
          <table:table-cell table:style-name="ce34" office:value-type="date" office:date-value="2013-02-20T00:00:00">
            <text:p>2/20/2013</text:p>
          </table:table-cell>
          <table:table-cell table:style-name="ce27" office:value-type="float" office:value="1511.95">
            <text:p>1511.95</text:p>
          </table:table-cell>
        </table:table-row>
        <table:table-row table:style-name="ro2">
          <table:table-cell table:style-name="ce34" office:value-type="date" office:date-value="2013-02-21T00:00:00">
            <text:p>2/21/2013</text:p>
          </table:table-cell>
          <table:table-cell table:style-name="ce27" office:value-type="float" office:value="1502.42">
            <text:p>1502.42</text:p>
          </table:table-cell>
        </table:table-row>
        <table:table-row table:style-name="ro2">
          <table:table-cell table:style-name="ce34" office:value-type="date" office:date-value="2013-02-22T00:00:00">
            <text:p>2/22/2013</text:p>
          </table:table-cell>
          <table:table-cell table:style-name="ce27" office:value-type="float" office:value="1515.6">
            <text:p>1515.6</text:p>
          </table:table-cell>
        </table:table-row>
        <table:table-row table:style-name="ro2">
          <table:table-cell table:style-name="ce34" office:value-type="date" office:date-value="2013-02-25T00:00:00">
            <text:p>2/25/2013</text:p>
          </table:table-cell>
          <table:table-cell table:style-name="ce27" office:value-type="float" office:value="1487.85">
            <text:p>1487.85</text:p>
          </table:table-cell>
        </table:table-row>
        <table:table-row table:style-name="ro2">
          <table:table-cell table:style-name="ce34" office:value-type="date" office:date-value="2013-02-26T00:00:00">
            <text:p>2/26/2013</text:p>
          </table:table-cell>
          <table:table-cell table:style-name="ce27" office:value-type="float" office:value="1496.94">
            <text:p>1496.94</text:p>
          </table:table-cell>
        </table:table-row>
        <table:table-row table:style-name="ro2">
          <table:table-cell table:style-name="ce34" office:value-type="date" office:date-value="2013-02-27T00:00:00">
            <text:p>2/27/2013</text:p>
          </table:table-cell>
          <table:table-cell table:style-name="ce27" office:value-type="float" office:value="1515.99">
            <text:p>1515.99</text:p>
          </table:table-cell>
        </table:table-row>
        <table:table-row table:style-name="ro2">
          <table:table-cell table:style-name="ce34" office:value-type="date" office:date-value="2013-02-28T00:00:00">
            <text:p>2/28/2013</text:p>
          </table:table-cell>
          <table:table-cell table:style-name="ce27" office:value-type="float" office:value="1514.68">
            <text:p>1514.68</text:p>
          </table:table-cell>
        </table:table-row>
        <table:table-row table:style-name="ro2">
          <table:table-cell table:style-name="ce34" office:value-type="date" office:date-value="2013-03-01T00:00:00">
            <text:p>3/1/2013</text:p>
          </table:table-cell>
          <table:table-cell table:style-name="ce27" office:value-type="float" office:value="1518.2">
            <text:p>1518.2</text:p>
          </table:table-cell>
        </table:table-row>
        <table:table-row table:style-name="ro2">
          <table:table-cell table:style-name="ce34" office:value-type="date" office:date-value="2013-03-04T00:00:00">
            <text:p>3/4/2013</text:p>
          </table:table-cell>
          <table:table-cell table:style-name="ce27" office:value-type="float" office:value="1525.2">
            <text:p>1525.2</text:p>
          </table:table-cell>
        </table:table-row>
        <table:table-row table:style-name="ro2">
          <table:table-cell table:style-name="ce34" office:value-type="date" office:date-value="2013-03-05T00:00:00">
            <text:p>3/5/2013</text:p>
          </table:table-cell>
          <table:table-cell table:style-name="ce27" office:value-type="float" office:value="1539.79">
            <text:p>1539.79</text:p>
          </table:table-cell>
        </table:table-row>
        <table:table-row table:style-name="ro2">
          <table:table-cell table:style-name="ce34" office:value-type="date" office:date-value="2013-03-06T00:00:00">
            <text:p>3/6/2013</text:p>
          </table:table-cell>
          <table:table-cell table:style-name="ce27" office:value-type="float" office:value="1541.46">
            <text:p>1541.46</text:p>
          </table:table-cell>
        </table:table-row>
        <table:table-row table:style-name="ro2">
          <table:table-cell table:style-name="ce34" office:value-type="date" office:date-value="2013-03-07T00:00:00">
            <text:p>3/7/2013</text:p>
          </table:table-cell>
          <table:table-cell table:style-name="ce27" office:value-type="float" office:value="1544.26">
            <text:p>1544.26</text:p>
          </table:table-cell>
        </table:table-row>
        <table:table-row table:style-name="ro2">
          <table:table-cell table:style-name="ce34" office:value-type="date" office:date-value="2013-03-08T00:00:00">
            <text:p>3/8/2013</text:p>
          </table:table-cell>
          <table:table-cell table:style-name="ce27" office:value-type="float" office:value="1551.18">
            <text:p>1551.18</text:p>
          </table:table-cell>
        </table:table-row>
        <table:table-row table:style-name="ro2">
          <table:table-cell table:style-name="ce34" office:value-type="date" office:date-value="2013-03-11T00:00:00">
            <text:p>3/11/2013</text:p>
          </table:table-cell>
          <table:table-cell table:style-name="ce27" office:value-type="float" office:value="1556.22">
            <text:p>1556.22</text:p>
          </table:table-cell>
        </table:table-row>
        <table:table-row table:style-name="ro2">
          <table:table-cell table:style-name="ce34" office:value-type="date" office:date-value="2013-03-12T00:00:00">
            <text:p>3/12/2013</text:p>
          </table:table-cell>
          <table:table-cell table:style-name="ce27" office:value-type="float" office:value="1552.48">
            <text:p>1552.48</text:p>
          </table:table-cell>
        </table:table-row>
        <table:table-row table:style-name="ro2">
          <table:table-cell table:style-name="ce34" office:value-type="date" office:date-value="2013-03-13T00:00:00">
            <text:p>3/13/2013</text:p>
          </table:table-cell>
          <table:table-cell table:style-name="ce27" office:value-type="float" office:value="1554.52">
            <text:p>1554.52</text:p>
          </table:table-cell>
        </table:table-row>
        <table:table-row table:style-name="ro2">
          <table:table-cell table:style-name="ce34" office:value-type="date" office:date-value="2013-03-14T00:00:00">
            <text:p>3/14/2013</text:p>
          </table:table-cell>
          <table:table-cell table:style-name="ce27" office:value-type="float" office:value="1563.23">
            <text:p>1563.23</text:p>
          </table:table-cell>
        </table:table-row>
        <table:table-row table:style-name="ro2">
          <table:table-cell table:style-name="ce34" office:value-type="date" office:date-value="2013-03-15T00:00:00">
            <text:p>3/15/2013</text:p>
          </table:table-cell>
          <table:table-cell table:style-name="ce27" office:value-type="float" office:value="1560.7">
            <text:p>1560.7</text:p>
          </table:table-cell>
        </table:table-row>
        <table:table-row table:style-name="ro2">
          <table:table-cell table:style-name="ce34" office:value-type="date" office:date-value="2013-03-18T00:00:00">
            <text:p>3/18/2013</text:p>
          </table:table-cell>
          <table:table-cell table:style-name="ce27" office:value-type="float" office:value="1552.1">
            <text:p>1552.1</text:p>
          </table:table-cell>
        </table:table-row>
        <table:table-row table:style-name="ro2">
          <table:table-cell table:style-name="ce34" office:value-type="date" office:date-value="2013-03-19T00:00:00">
            <text:p>3/19/2013</text:p>
          </table:table-cell>
          <table:table-cell table:style-name="ce27" office:value-type="float" office:value="1548.34">
            <text:p>1548.34</text:p>
          </table:table-cell>
        </table:table-row>
        <table:table-row table:style-name="ro2">
          <table:table-cell table:style-name="ce34" office:value-type="date" office:date-value="2013-03-20T00:00:00">
            <text:p>3/20/2013</text:p>
          </table:table-cell>
          <table:table-cell table:style-name="ce27" office:value-type="float" office:value="1558.71">
            <text:p>1558.71</text:p>
          </table:table-cell>
        </table:table-row>
        <table:table-row table:style-name="ro2">
          <table:table-cell table:style-name="ce34" office:value-type="date" office:date-value="2013-03-21T00:00:00">
            <text:p>3/21/2013</text:p>
          </table:table-cell>
          <table:table-cell table:style-name="ce27" office:value-type="float" office:value="1545.8">
            <text:p>1545.8</text:p>
          </table:table-cell>
        </table:table-row>
        <table:table-row table:style-name="ro2">
          <table:table-cell table:style-name="ce34" office:value-type="date" office:date-value="2013-03-22T00:00:00">
            <text:p>3/22/2013</text:p>
          </table:table-cell>
          <table:table-cell table:style-name="ce27" office:value-type="float" office:value="1556.89">
            <text:p>1556.89</text:p>
          </table:table-cell>
        </table:table-row>
        <table:table-row table:style-name="ro2">
          <table:table-cell table:style-name="ce34" office:value-type="date" office:date-value="2013-03-25T00:00:00">
            <text:p>3/25/2013</text:p>
          </table:table-cell>
          <table:table-cell table:style-name="ce27" office:value-type="float" office:value="1551.69">
            <text:p>1551.69</text:p>
          </table:table-cell>
        </table:table-row>
        <table:table-row table:style-name="ro2">
          <table:table-cell table:style-name="ce34" office:value-type="date" office:date-value="2013-03-26T00:00:00">
            <text:p>3/26/2013</text:p>
          </table:table-cell>
          <table:table-cell table:style-name="ce27" office:value-type="float" office:value="1563.77">
            <text:p>1563.77</text:p>
          </table:table-cell>
        </table:table-row>
        <table:table-row table:style-name="ro2">
          <table:table-cell table:style-name="ce34" office:value-type="date" office:date-value="2013-03-27T00:00:00">
            <text:p>3/27/2013</text:p>
          </table:table-cell>
          <table:table-cell table:style-name="ce27" office:value-type="float" office:value="1562.85">
            <text:p>1562.85</text:p>
          </table:table-cell>
        </table:table-row>
        <table:table-row table:style-name="ro2">
          <table:table-cell table:style-name="ce34" office:value-type="date" office:date-value="2013-03-28T00:00:00">
            <text:p>3/28/2013</text:p>
          </table:table-cell>
          <table:table-cell table:style-name="ce27" office:value-type="float" office:value="1569.19">
            <text:p>1569.19</text:p>
          </table:table-cell>
        </table:table-row>
        <table:table-row table:style-name="ro2">
          <table:table-cell table:style-name="ce34" office:value-type="date" office:date-value="2013-03-29T00:00:00">
            <text:p>3/29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4-01T00:00:00">
            <text:p>4/1/2013</text:p>
          </table:table-cell>
          <table:table-cell table:style-name="ce27" office:value-type="float" office:value="1562.17">
            <text:p>1562.17</text:p>
          </table:table-cell>
        </table:table-row>
        <table:table-row table:style-name="ro2">
          <table:table-cell table:style-name="ce34" office:value-type="date" office:date-value="2013-04-02T00:00:00">
            <text:p>4/2/2013</text:p>
          </table:table-cell>
          <table:table-cell table:style-name="ce27" office:value-type="float" office:value="1570.25">
            <text:p>1570.25</text:p>
          </table:table-cell>
        </table:table-row>
        <table:table-row table:style-name="ro2">
          <table:table-cell table:style-name="ce34" office:value-type="date" office:date-value="2013-04-03T00:00:00">
            <text:p>4/3/2013</text:p>
          </table:table-cell>
          <table:table-cell table:style-name="ce27" office:value-type="float" office:value="1553.69">
            <text:p>1553.69</text:p>
          </table:table-cell>
        </table:table-row>
        <table:table-row table:style-name="ro2">
          <table:table-cell table:style-name="ce34" office:value-type="date" office:date-value="2013-04-04T00:00:00">
            <text:p>4/4/2013</text:p>
          </table:table-cell>
          <table:table-cell table:style-name="ce27" office:value-type="float" office:value="1559.98">
            <text:p>1559.98</text:p>
          </table:table-cell>
        </table:table-row>
        <table:table-row table:style-name="ro2">
          <table:table-cell table:style-name="ce34" office:value-type="date" office:date-value="2013-04-05T00:00:00">
            <text:p>4/5/2013</text:p>
          </table:table-cell>
          <table:table-cell table:style-name="ce27" office:value-type="float" office:value="1553.28">
            <text:p>1553.28</text:p>
          </table:table-cell>
        </table:table-row>
        <table:table-row table:style-name="ro2">
          <table:table-cell table:style-name="ce34" office:value-type="date" office:date-value="2013-04-08T00:00:00">
            <text:p>4/8/2013</text:p>
          </table:table-cell>
          <table:table-cell table:style-name="ce27" office:value-type="float" office:value="1563.07">
            <text:p>1563.07</text:p>
          </table:table-cell>
        </table:table-row>
        <table:table-row table:style-name="ro2">
          <table:table-cell table:style-name="ce34" office:value-type="date" office:date-value="2013-04-09T00:00:00">
            <text:p>4/9/2013</text:p>
          </table:table-cell>
          <table:table-cell table:style-name="ce27" office:value-type="float" office:value="1568.61">
            <text:p>1568.61</text:p>
          </table:table-cell>
        </table:table-row>
        <table:table-row table:style-name="ro2">
          <table:table-cell table:style-name="ce34" office:value-type="date" office:date-value="2013-04-10T00:00:00">
            <text:p>4/10/2013</text:p>
          </table:table-cell>
          <table:table-cell table:style-name="ce27" office:value-type="float" office:value="1587.73">
            <text:p>1587.73</text:p>
          </table:table-cell>
        </table:table-row>
        <table:table-row table:style-name="ro2">
          <table:table-cell table:style-name="ce34" office:value-type="date" office:date-value="2013-04-11T00:00:00">
            <text:p>4/11/2013</text:p>
          </table:table-cell>
          <table:table-cell table:style-name="ce27" office:value-type="float" office:value="1593.37">
            <text:p>1593.37</text:p>
          </table:table-cell>
        </table:table-row>
        <table:table-row table:style-name="ro2">
          <table:table-cell table:style-name="ce34" office:value-type="date" office:date-value="2013-04-12T00:00:00">
            <text:p>4/12/2013</text:p>
          </table:table-cell>
          <table:table-cell table:style-name="ce27" office:value-type="float" office:value="1588.85">
            <text:p>1588.85</text:p>
          </table:table-cell>
        </table:table-row>
        <table:table-row table:style-name="ro2">
          <table:table-cell table:style-name="ce34" office:value-type="date" office:date-value="2013-04-15T00:00:00">
            <text:p>4/15/2013</text:p>
          </table:table-cell>
          <table:table-cell table:style-name="ce27" office:value-type="float" office:value="1552.36">
            <text:p>1552.36</text:p>
          </table:table-cell>
        </table:table-row>
        <table:table-row table:style-name="ro2">
          <table:table-cell table:style-name="ce34" office:value-type="date" office:date-value="2013-04-16T00:00:00">
            <text:p>4/16/2013</text:p>
          </table:table-cell>
          <table:table-cell table:style-name="ce27" office:value-type="float" office:value="1574.57">
            <text:p>1574.57</text:p>
          </table:table-cell>
        </table:table-row>
        <table:table-row table:style-name="ro2">
          <table:table-cell table:style-name="ce34" office:value-type="date" office:date-value="2013-04-17T00:00:00">
            <text:p>4/17/2013</text:p>
          </table:table-cell>
          <table:table-cell table:style-name="ce27" office:value-type="float" office:value="1552.01">
            <text:p>1552.01</text:p>
          </table:table-cell>
        </table:table-row>
        <table:table-row table:style-name="ro2">
          <table:table-cell table:style-name="ce34" office:value-type="date" office:date-value="2013-04-18T00:00:00">
            <text:p>4/18/2013</text:p>
          </table:table-cell>
          <table:table-cell table:style-name="ce27" office:value-type="float" office:value="1541.61">
            <text:p>1541.61</text:p>
          </table:table-cell>
        </table:table-row>
        <table:table-row table:style-name="ro2">
          <table:table-cell table:style-name="ce34" office:value-type="date" office:date-value="2013-04-19T00:00:00">
            <text:p>4/19/2013</text:p>
          </table:table-cell>
          <table:table-cell table:style-name="ce27" office:value-type="float" office:value="1555.25">
            <text:p>1555.25</text:p>
          </table:table-cell>
        </table:table-row>
        <table:table-row table:style-name="ro2">
          <table:table-cell table:style-name="ce34" office:value-type="date" office:date-value="2013-04-22T00:00:00">
            <text:p>4/22/2013</text:p>
          </table:table-cell>
          <table:table-cell table:style-name="ce27" office:value-type="float" office:value="1562.5">
            <text:p>1562.5</text:p>
          </table:table-cell>
        </table:table-row>
        <table:table-row table:style-name="ro2">
          <table:table-cell table:style-name="ce34" office:value-type="date" office:date-value="2013-04-23T00:00:00">
            <text:p>4/23/2013</text:p>
          </table:table-cell>
          <table:table-cell table:style-name="ce27" office:value-type="float" office:value="1578.78">
            <text:p>1578.78</text:p>
          </table:table-cell>
        </table:table-row>
        <table:table-row table:style-name="ro2">
          <table:table-cell table:style-name="ce34" office:value-type="date" office:date-value="2013-04-24T00:00:00">
            <text:p>4/24/2013</text:p>
          </table:table-cell>
          <table:table-cell table:style-name="ce27" office:value-type="float" office:value="1578.79">
            <text:p>1578.79</text:p>
          </table:table-cell>
        </table:table-row>
        <table:table-row table:style-name="ro2">
          <table:table-cell table:style-name="ce34" office:value-type="date" office:date-value="2013-04-25T00:00:00">
            <text:p>4/25/2013</text:p>
          </table:table-cell>
          <table:table-cell table:style-name="ce27" office:value-type="float" office:value="1585.16">
            <text:p>1585.16</text:p>
          </table:table-cell>
        </table:table-row>
        <table:table-row table:style-name="ro2">
          <table:table-cell table:style-name="ce34" office:value-type="date" office:date-value="2013-04-26T00:00:00">
            <text:p>4/26/2013</text:p>
          </table:table-cell>
          <table:table-cell table:style-name="ce27" office:value-type="float" office:value="1582.24">
            <text:p>1582.24</text:p>
          </table:table-cell>
        </table:table-row>
        <table:table-row table:style-name="ro2">
          <table:table-cell table:style-name="ce34" office:value-type="date" office:date-value="2013-04-29T00:00:00">
            <text:p>4/29/2013</text:p>
          </table:table-cell>
          <table:table-cell table:style-name="ce27" office:value-type="float" office:value="1593.61">
            <text:p>1593.61</text:p>
          </table:table-cell>
        </table:table-row>
        <table:table-row table:style-name="ro2">
          <table:table-cell table:style-name="ce34" office:value-type="date" office:date-value="2013-04-30T00:00:00">
            <text:p>4/30/2013</text:p>
          </table:table-cell>
          <table:table-cell table:style-name="ce27" office:value-type="float" office:value="1597.57">
            <text:p>1597.57</text:p>
          </table:table-cell>
        </table:table-row>
        <table:table-row table:style-name="ro2">
          <table:table-cell table:style-name="ce34" office:value-type="date" office:date-value="2013-05-01T00:00:00">
            <text:p>5/1/2013</text:p>
          </table:table-cell>
          <table:table-cell table:style-name="ce27" office:value-type="float" office:value="1582.7">
            <text:p>1582.7</text:p>
          </table:table-cell>
        </table:table-row>
        <table:table-row table:style-name="ro2">
          <table:table-cell table:style-name="ce34" office:value-type="date" office:date-value="2013-05-02T00:00:00">
            <text:p>5/2/2013</text:p>
          </table:table-cell>
          <table:table-cell table:style-name="ce27" office:value-type="float" office:value="1597.59">
            <text:p>1597.59</text:p>
          </table:table-cell>
        </table:table-row>
        <table:table-row table:style-name="ro2">
          <table:table-cell table:style-name="ce34" office:value-type="date" office:date-value="2013-05-03T00:00:00">
            <text:p>5/3/2013</text:p>
          </table:table-cell>
          <table:table-cell table:style-name="ce27" office:value-type="float" office:value="1614.42">
            <text:p>1614.42</text:p>
          </table:table-cell>
        </table:table-row>
        <table:table-row table:style-name="ro2">
          <table:table-cell table:style-name="ce34" office:value-type="date" office:date-value="2013-05-06T00:00:00">
            <text:p>5/6/2013</text:p>
          </table:table-cell>
          <table:table-cell table:style-name="ce27" office:value-type="float" office:value="1617.5">
            <text:p>1617.5</text:p>
          </table:table-cell>
        </table:table-row>
        <table:table-row table:style-name="ro2">
          <table:table-cell table:style-name="ce34" office:value-type="date" office:date-value="2013-05-07T00:00:00">
            <text:p>5/7/2013</text:p>
          </table:table-cell>
          <table:table-cell table:style-name="ce27" office:value-type="float" office:value="1625.96">
            <text:p>1625.96</text:p>
          </table:table-cell>
        </table:table-row>
        <table:table-row table:style-name="ro2">
          <table:table-cell table:style-name="ce34" office:value-type="date" office:date-value="2013-05-08T00:00:00">
            <text:p>5/8/2013</text:p>
          </table:table-cell>
          <table:table-cell table:style-name="ce27" office:value-type="float" office:value="1632.69">
            <text:p>1632.69</text:p>
          </table:table-cell>
        </table:table-row>
        <table:table-row table:style-name="ro2">
          <table:table-cell table:style-name="ce34" office:value-type="date" office:date-value="2013-05-09T00:00:00">
            <text:p>5/9/2013</text:p>
          </table:table-cell>
          <table:table-cell table:style-name="ce27" office:value-type="float" office:value="1626.67">
            <text:p>1626.67</text:p>
          </table:table-cell>
        </table:table-row>
        <table:table-row table:style-name="ro2">
          <table:table-cell table:style-name="ce34" office:value-type="date" office:date-value="2013-05-10T00:00:00">
            <text:p>5/10/2013</text:p>
          </table:table-cell>
          <table:table-cell table:style-name="ce27" office:value-type="float" office:value="1633.7">
            <text:p>1633.7</text:p>
          </table:table-cell>
        </table:table-row>
        <table:table-row table:style-name="ro2">
          <table:table-cell table:style-name="ce34" office:value-type="date" office:date-value="2013-05-13T00:00:00">
            <text:p>5/13/2013</text:p>
          </table:table-cell>
          <table:table-cell table:style-name="ce27" office:value-type="float" office:value="1633.77">
            <text:p>1633.77</text:p>
          </table:table-cell>
        </table:table-row>
        <table:table-row table:style-name="ro2">
          <table:table-cell table:style-name="ce34" office:value-type="date" office:date-value="2013-05-14T00:00:00">
            <text:p>5/14/2013</text:p>
          </table:table-cell>
          <table:table-cell table:style-name="ce27" office:value-type="float" office:value="1650.34">
            <text:p>1650.34</text:p>
          </table:table-cell>
        </table:table-row>
        <table:table-row table:style-name="ro2">
          <table:table-cell table:style-name="ce34" office:value-type="date" office:date-value="2013-05-15T00:00:00">
            <text:p>5/15/2013</text:p>
          </table:table-cell>
          <table:table-cell table:style-name="ce27" office:value-type="float" office:value="1658.78">
            <text:p>1658.78</text:p>
          </table:table-cell>
        </table:table-row>
        <table:table-row table:style-name="ro2">
          <table:table-cell table:style-name="ce34" office:value-type="date" office:date-value="2013-05-16T00:00:00">
            <text:p>5/16/2013</text:p>
          </table:table-cell>
          <table:table-cell table:style-name="ce27" office:value-type="float" office:value="1650.47">
            <text:p>1650.47</text:p>
          </table:table-cell>
        </table:table-row>
        <table:table-row table:style-name="ro2">
          <table:table-cell table:style-name="ce34" office:value-type="date" office:date-value="2013-05-17T00:00:00">
            <text:p>5/17/2013</text:p>
          </table:table-cell>
          <table:table-cell table:style-name="ce27" office:value-type="float" office:value="1667.47">
            <text:p>1667.47</text:p>
          </table:table-cell>
        </table:table-row>
        <table:table-row table:style-name="ro2">
          <table:table-cell table:style-name="ce34" office:value-type="date" office:date-value="2013-05-20T00:00:00">
            <text:p>5/20/2013</text:p>
          </table:table-cell>
          <table:table-cell table:style-name="ce27" office:value-type="float" office:value="1666.29">
            <text:p>1666.29</text:p>
          </table:table-cell>
        </table:table-row>
        <table:table-row table:style-name="ro2">
          <table:table-cell table:style-name="ce34" office:value-type="date" office:date-value="2013-05-21T00:00:00">
            <text:p>5/21/2013</text:p>
          </table:table-cell>
          <table:table-cell table:style-name="ce27" office:value-type="float" office:value="1669.16">
            <text:p>1669.16</text:p>
          </table:table-cell>
        </table:table-row>
        <table:table-row table:style-name="ro2">
          <table:table-cell table:style-name="ce34" office:value-type="date" office:date-value="2013-05-22T00:00:00">
            <text:p>5/22/2013</text:p>
          </table:table-cell>
          <table:table-cell table:style-name="ce27" office:value-type="float" office:value="1655.35">
            <text:p>1655.35</text:p>
          </table:table-cell>
        </table:table-row>
        <table:table-row table:style-name="ro2">
          <table:table-cell table:style-name="ce34" office:value-type="date" office:date-value="2013-05-23T00:00:00">
            <text:p>5/23/2013</text:p>
          </table:table-cell>
          <table:table-cell table:style-name="ce27" office:value-type="float" office:value="1650.51">
            <text:p>1650.51</text:p>
          </table:table-cell>
        </table:table-row>
        <table:table-row table:style-name="ro2">
          <table:table-cell table:style-name="ce34" office:value-type="date" office:date-value="2013-05-24T00:00:00">
            <text:p>5/24/2013</text:p>
          </table:table-cell>
          <table:table-cell table:style-name="ce27" office:value-type="float" office:value="1649.6">
            <text:p>1649.6</text:p>
          </table:table-cell>
        </table:table-row>
        <table:table-row table:style-name="ro2">
          <table:table-cell table:style-name="ce34" office:value-type="date" office:date-value="2013-05-27T00:00:00">
            <text:p>5/27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5-28T00:00:00">
            <text:p>5/28/2013</text:p>
          </table:table-cell>
          <table:table-cell table:style-name="ce27" office:value-type="float" office:value="1660.06">
            <text:p>1660.06</text:p>
          </table:table-cell>
        </table:table-row>
        <table:table-row table:style-name="ro2">
          <table:table-cell table:style-name="ce34" office:value-type="date" office:date-value="2013-05-29T00:00:00">
            <text:p>5/29/2013</text:p>
          </table:table-cell>
          <table:table-cell table:style-name="ce27" office:value-type="float" office:value="1648.36">
            <text:p>1648.36</text:p>
          </table:table-cell>
        </table:table-row>
        <table:table-row table:style-name="ro2">
          <table:table-cell table:style-name="ce34" office:value-type="date" office:date-value="2013-05-30T00:00:00">
            <text:p>5/30/2013</text:p>
          </table:table-cell>
          <table:table-cell table:style-name="ce27" office:value-type="float" office:value="1654.41">
            <text:p>1654.41</text:p>
          </table:table-cell>
        </table:table-row>
        <table:table-row table:style-name="ro2">
          <table:table-cell table:style-name="ce34" office:value-type="date" office:date-value="2013-05-31T00:00:00">
            <text:p>5/31/2013</text:p>
          </table:table-cell>
          <table:table-cell table:style-name="ce27" office:value-type="float" office:value="1630.74">
            <text:p>1630.74</text:p>
          </table:table-cell>
        </table:table-row>
        <table:table-row table:style-name="ro2">
          <table:table-cell table:style-name="ce34" office:value-type="date" office:date-value="2013-06-03T00:00:00">
            <text:p>6/3/2013</text:p>
          </table:table-cell>
          <table:table-cell table:style-name="ce27" office:value-type="float" office:value="1640.42">
            <text:p>1640.42</text:p>
          </table:table-cell>
        </table:table-row>
        <table:table-row table:style-name="ro2">
          <table:table-cell table:style-name="ce34" office:value-type="date" office:date-value="2013-06-04T00:00:00">
            <text:p>6/4/2013</text:p>
          </table:table-cell>
          <table:table-cell table:style-name="ce27" office:value-type="float" office:value="1631.38">
            <text:p>1631.38</text:p>
          </table:table-cell>
        </table:table-row>
        <table:table-row table:style-name="ro2">
          <table:table-cell table:style-name="ce34" office:value-type="date" office:date-value="2013-06-05T00:00:00">
            <text:p>6/5/2013</text:p>
          </table:table-cell>
          <table:table-cell table:style-name="ce27" office:value-type="float" office:value="1608.9">
            <text:p>1608.9</text:p>
          </table:table-cell>
        </table:table-row>
        <table:table-row table:style-name="ro2">
          <table:table-cell table:style-name="ce34" office:value-type="date" office:date-value="2013-06-06T00:00:00">
            <text:p>6/6/2013</text:p>
          </table:table-cell>
          <table:table-cell table:style-name="ce27" office:value-type="float" office:value="1622.56">
            <text:p>1622.56</text:p>
          </table:table-cell>
        </table:table-row>
        <table:table-row table:style-name="ro2">
          <table:table-cell table:style-name="ce34" office:value-type="date" office:date-value="2013-06-07T00:00:00">
            <text:p>6/7/2013</text:p>
          </table:table-cell>
          <table:table-cell table:style-name="ce27" office:value-type="float" office:value="1643.38">
            <text:p>1643.38</text:p>
          </table:table-cell>
        </table:table-row>
        <table:table-row table:style-name="ro2">
          <table:table-cell table:style-name="ce34" office:value-type="date" office:date-value="2013-06-10T00:00:00">
            <text:p>6/10/2013</text:p>
          </table:table-cell>
          <table:table-cell table:style-name="ce27" office:value-type="float" office:value="1642.81">
            <text:p>1642.81</text:p>
          </table:table-cell>
        </table:table-row>
        <table:table-row table:style-name="ro2">
          <table:table-cell table:style-name="ce34" office:value-type="date" office:date-value="2013-06-11T00:00:00">
            <text:p>6/11/2013</text:p>
          </table:table-cell>
          <table:table-cell table:style-name="ce27" office:value-type="float" office:value="1626.13">
            <text:p>1626.13</text:p>
          </table:table-cell>
        </table:table-row>
        <table:table-row table:style-name="ro2">
          <table:table-cell table:style-name="ce34" office:value-type="date" office:date-value="2013-06-12T00:00:00">
            <text:p>6/12/2013</text:p>
          </table:table-cell>
          <table:table-cell table:style-name="ce27" office:value-type="float" office:value="1612.52">
            <text:p>1612.52</text:p>
          </table:table-cell>
        </table:table-row>
        <table:table-row table:style-name="ro2">
          <table:table-cell table:style-name="ce34" office:value-type="date" office:date-value="2013-06-13T00:00:00">
            <text:p>6/13/2013</text:p>
          </table:table-cell>
          <table:table-cell table:style-name="ce27" office:value-type="float" office:value="1636.36">
            <text:p>1636.36</text:p>
          </table:table-cell>
        </table:table-row>
        <table:table-row table:style-name="ro2">
          <table:table-cell table:style-name="ce34" office:value-type="date" office:date-value="2013-06-14T00:00:00">
            <text:p>6/14/2013</text:p>
          </table:table-cell>
          <table:table-cell table:style-name="ce27" office:value-type="float" office:value="1626.73">
            <text:p>1626.73</text:p>
          </table:table-cell>
        </table:table-row>
        <table:table-row table:style-name="ro2">
          <table:table-cell table:style-name="ce34" office:value-type="date" office:date-value="2013-06-17T00:00:00">
            <text:p>6/17/2013</text:p>
          </table:table-cell>
          <table:table-cell table:style-name="ce27" office:value-type="float" office:value="1639.04">
            <text:p>1639.04</text:p>
          </table:table-cell>
        </table:table-row>
        <table:table-row table:style-name="ro2">
          <table:table-cell table:style-name="ce34" office:value-type="date" office:date-value="2013-06-18T00:00:00">
            <text:p>6/18/2013</text:p>
          </table:table-cell>
          <table:table-cell table:style-name="ce27" office:value-type="float" office:value="1651.81">
            <text:p>1651.81</text:p>
          </table:table-cell>
        </table:table-row>
        <table:table-row table:style-name="ro2">
          <table:table-cell table:style-name="ce34" office:value-type="date" office:date-value="2013-06-19T00:00:00">
            <text:p>6/19/2013</text:p>
          </table:table-cell>
          <table:table-cell table:style-name="ce27" office:value-type="float" office:value="1628.93">
            <text:p>1628.93</text:p>
          </table:table-cell>
        </table:table-row>
        <table:table-row table:style-name="ro2">
          <table:table-cell table:style-name="ce34" office:value-type="date" office:date-value="2013-06-20T00:00:00">
            <text:p>6/20/2013</text:p>
          </table:table-cell>
          <table:table-cell table:style-name="ce27" office:value-type="float" office:value="1588.19">
            <text:p>1588.19</text:p>
          </table:table-cell>
        </table:table-row>
        <table:table-row table:style-name="ro2">
          <table:table-cell table:style-name="ce34" office:value-type="date" office:date-value="2013-06-21T00:00:00">
            <text:p>6/21/2013</text:p>
          </table:table-cell>
          <table:table-cell table:style-name="ce27" office:value-type="float" office:value="1592.43">
            <text:p>1592.43</text:p>
          </table:table-cell>
        </table:table-row>
        <table:table-row table:style-name="ro2">
          <table:table-cell table:style-name="ce34" office:value-type="date" office:date-value="2013-06-24T00:00:00">
            <text:p>6/24/2013</text:p>
          </table:table-cell>
          <table:table-cell table:style-name="ce27" office:value-type="float" office:value="1573.09">
            <text:p>1573.09</text:p>
          </table:table-cell>
        </table:table-row>
        <table:table-row table:style-name="ro2">
          <table:table-cell table:style-name="ce34" office:value-type="date" office:date-value="2013-06-25T00:00:00">
            <text:p>6/25/2013</text:p>
          </table:table-cell>
          <table:table-cell table:style-name="ce27" office:value-type="float" office:value="1588.03">
            <text:p>1588.03</text:p>
          </table:table-cell>
        </table:table-row>
        <table:table-row table:style-name="ro2">
          <table:table-cell table:style-name="ce34" office:value-type="date" office:date-value="2013-06-26T00:00:00">
            <text:p>6/26/2013</text:p>
          </table:table-cell>
          <table:table-cell table:style-name="ce27" office:value-type="float" office:value="1603.26">
            <text:p>1603.26</text:p>
          </table:table-cell>
        </table:table-row>
        <table:table-row table:style-name="ro2">
          <table:table-cell table:style-name="ce34" office:value-type="date" office:date-value="2013-06-27T00:00:00">
            <text:p>6/27/2013</text:p>
          </table:table-cell>
          <table:table-cell table:style-name="ce27" office:value-type="float" office:value="1613.2">
            <text:p>1613.2</text:p>
          </table:table-cell>
        </table:table-row>
        <table:table-row table:style-name="ro2">
          <table:table-cell table:style-name="ce34" office:value-type="date" office:date-value="2013-06-28T00:00:00">
            <text:p>6/28/2013</text:p>
          </table:table-cell>
          <table:table-cell table:style-name="ce27" office:value-type="float" office:value="1606.28">
            <text:p>1606.28</text:p>
          </table:table-cell>
        </table:table-row>
        <table:table-row table:style-name="ro2">
          <table:table-cell table:style-name="ce34" office:value-type="date" office:date-value="2013-07-01T00:00:00">
            <text:p>7/1/2013</text:p>
          </table:table-cell>
          <table:table-cell table:style-name="ce27" office:value-type="float" office:value="1614.96">
            <text:p>1614.96</text:p>
          </table:table-cell>
        </table:table-row>
        <table:table-row table:style-name="ro2">
          <table:table-cell table:style-name="ce34" office:value-type="date" office:date-value="2013-07-02T00:00:00">
            <text:p>7/2/2013</text:p>
          </table:table-cell>
          <table:table-cell table:style-name="ce27" office:value-type="float" office:value="1614.08">
            <text:p>1614.08</text:p>
          </table:table-cell>
        </table:table-row>
        <table:table-row table:style-name="ro2">
          <table:table-cell table:style-name="ce34" office:value-type="date" office:date-value="2013-07-03T00:00:00">
            <text:p>7/3/2013</text:p>
          </table:table-cell>
          <table:table-cell table:style-name="ce27" office:value-type="float" office:value="1615.41">
            <text:p>1615.41</text:p>
          </table:table-cell>
        </table:table-row>
        <table:table-row table:style-name="ro2">
          <table:table-cell table:style-name="ce34" office:value-type="date" office:date-value="2013-07-04T00:00:00">
            <text:p>7/4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7-05T00:00:00">
            <text:p>7/5/2013</text:p>
          </table:table-cell>
          <table:table-cell table:style-name="ce27" office:value-type="float" office:value="1631.89">
            <text:p>1631.89</text:p>
          </table:table-cell>
        </table:table-row>
        <table:table-row table:style-name="ro2">
          <table:table-cell table:style-name="ce34" office:value-type="date" office:date-value="2013-07-08T00:00:00">
            <text:p>7/8/2013</text:p>
          </table:table-cell>
          <table:table-cell table:style-name="ce27" office:value-type="float" office:value="1640.46">
            <text:p>1640.46</text:p>
          </table:table-cell>
        </table:table-row>
        <table:table-row table:style-name="ro2">
          <table:table-cell table:style-name="ce34" office:value-type="date" office:date-value="2013-07-09T00:00:00">
            <text:p>7/9/2013</text:p>
          </table:table-cell>
          <table:table-cell table:style-name="ce27" office:value-type="float" office:value="1652.32">
            <text:p>1652.32</text:p>
          </table:table-cell>
        </table:table-row>
        <table:table-row table:style-name="ro2">
          <table:table-cell table:style-name="ce34" office:value-type="date" office:date-value="2013-07-10T00:00:00">
            <text:p>7/10/2013</text:p>
          </table:table-cell>
          <table:table-cell table:style-name="ce27" office:value-type="float" office:value="1652.62">
            <text:p>1652.62</text:p>
          </table:table-cell>
        </table:table-row>
        <table:table-row table:style-name="ro2">
          <table:table-cell table:style-name="ce34" office:value-type="date" office:date-value="2013-07-11T00:00:00">
            <text:p>7/11/2013</text:p>
          </table:table-cell>
          <table:table-cell table:style-name="ce27" office:value-type="float" office:value="1675.02">
            <text:p>1675.02</text:p>
          </table:table-cell>
        </table:table-row>
        <table:table-row table:style-name="ro2">
          <table:table-cell table:style-name="ce34" office:value-type="date" office:date-value="2013-07-12T00:00:00">
            <text:p>7/12/2013</text:p>
          </table:table-cell>
          <table:table-cell table:style-name="ce27" office:value-type="float" office:value="1680.19">
            <text:p>1680.19</text:p>
          </table:table-cell>
        </table:table-row>
        <table:table-row table:style-name="ro2">
          <table:table-cell table:style-name="ce34" office:value-type="date" office:date-value="2013-07-15T00:00:00">
            <text:p>7/15/2013</text:p>
          </table:table-cell>
          <table:table-cell table:style-name="ce27" office:value-type="float" office:value="1682.5">
            <text:p>1682.5</text:p>
          </table:table-cell>
        </table:table-row>
        <table:table-row table:style-name="ro2">
          <table:table-cell table:style-name="ce34" office:value-type="date" office:date-value="2013-07-16T00:00:00">
            <text:p>7/16/2013</text:p>
          </table:table-cell>
          <table:table-cell table:style-name="ce27" office:value-type="float" office:value="1676.26">
            <text:p>1676.26</text:p>
          </table:table-cell>
        </table:table-row>
        <table:table-row table:style-name="ro2">
          <table:table-cell table:style-name="ce34" office:value-type="date" office:date-value="2013-07-17T00:00:00">
            <text:p>7/17/2013</text:p>
          </table:table-cell>
          <table:table-cell table:style-name="ce27" office:value-type="float" office:value="1680.91">
            <text:p>1680.91</text:p>
          </table:table-cell>
        </table:table-row>
        <table:table-row table:style-name="ro2">
          <table:table-cell table:style-name="ce34" office:value-type="date" office:date-value="2013-07-18T00:00:00">
            <text:p>7/18/2013</text:p>
          </table:table-cell>
          <table:table-cell table:style-name="ce27" office:value-type="float" office:value="1689.37">
            <text:p>1689.37</text:p>
          </table:table-cell>
        </table:table-row>
        <table:table-row table:style-name="ro2">
          <table:table-cell table:style-name="ce34" office:value-type="date" office:date-value="2013-07-19T00:00:00">
            <text:p>7/19/2013</text:p>
          </table:table-cell>
          <table:table-cell table:style-name="ce27" office:value-type="float" office:value="1692.09">
            <text:p>1692.09</text:p>
          </table:table-cell>
        </table:table-row>
        <table:table-row table:style-name="ro2">
          <table:table-cell table:style-name="ce34" office:value-type="date" office:date-value="2013-07-22T00:00:00">
            <text:p>7/22/2013</text:p>
          </table:table-cell>
          <table:table-cell table:style-name="ce27" office:value-type="float" office:value="1695.53">
            <text:p>1695.53</text:p>
          </table:table-cell>
        </table:table-row>
        <table:table-row table:style-name="ro2">
          <table:table-cell table:style-name="ce34" office:value-type="date" office:date-value="2013-07-23T00:00:00">
            <text:p>7/23/2013</text:p>
          </table:table-cell>
          <table:table-cell table:style-name="ce27" office:value-type="float" office:value="1692.39">
            <text:p>1692.39</text:p>
          </table:table-cell>
        </table:table-row>
        <table:table-row table:style-name="ro2">
          <table:table-cell table:style-name="ce34" office:value-type="date" office:date-value="2013-07-24T00:00:00">
            <text:p>7/24/2013</text:p>
          </table:table-cell>
          <table:table-cell table:style-name="ce27" office:value-type="float" office:value="1685.94">
            <text:p>1685.94</text:p>
          </table:table-cell>
        </table:table-row>
        <table:table-row table:style-name="ro2">
          <table:table-cell table:style-name="ce34" office:value-type="date" office:date-value="2013-07-25T00:00:00">
            <text:p>7/25/2013</text:p>
          </table:table-cell>
          <table:table-cell table:style-name="ce27" office:value-type="float" office:value="1690.25">
            <text:p>1690.25</text:p>
          </table:table-cell>
        </table:table-row>
        <table:table-row table:style-name="ro2">
          <table:table-cell table:style-name="ce34" office:value-type="date" office:date-value="2013-07-26T00:00:00">
            <text:p>7/26/2013</text:p>
          </table:table-cell>
          <table:table-cell table:style-name="ce27" office:value-type="float" office:value="1691.65">
            <text:p>1691.65</text:p>
          </table:table-cell>
        </table:table-row>
        <table:table-row table:style-name="ro2">
          <table:table-cell table:style-name="ce34" office:value-type="date" office:date-value="2013-07-29T00:00:00">
            <text:p>7/29/2013</text:p>
          </table:table-cell>
          <table:table-cell table:style-name="ce27" office:value-type="float" office:value="1685.33">
            <text:p>1685.33</text:p>
          </table:table-cell>
        </table:table-row>
        <table:table-row table:style-name="ro2">
          <table:table-cell table:style-name="ce34" office:value-type="date" office:date-value="2013-07-30T00:00:00">
            <text:p>7/30/2013</text:p>
          </table:table-cell>
          <table:table-cell table:style-name="ce27" office:value-type="float" office:value="1685.96">
            <text:p>1685.96</text:p>
          </table:table-cell>
        </table:table-row>
        <table:table-row table:style-name="ro2">
          <table:table-cell table:style-name="ce34" office:value-type="date" office:date-value="2013-07-31T00:00:00">
            <text:p>7/31/2013</text:p>
          </table:table-cell>
          <table:table-cell table:style-name="ce27" office:value-type="float" office:value="1685.73">
            <text:p>1685.73</text:p>
          </table:table-cell>
        </table:table-row>
        <table:table-row table:style-name="ro2">
          <table:table-cell table:style-name="ce34" office:value-type="date" office:date-value="2013-08-01T00:00:00">
            <text:p>8/1/2013</text:p>
          </table:table-cell>
          <table:table-cell table:style-name="ce27" office:value-type="float" office:value="1706.87">
            <text:p>1706.87</text:p>
          </table:table-cell>
        </table:table-row>
        <table:table-row table:style-name="ro2">
          <table:table-cell table:style-name="ce34" office:value-type="date" office:date-value="2013-08-02T00:00:00">
            <text:p>8/2/2013</text:p>
          </table:table-cell>
          <table:table-cell table:style-name="ce27" office:value-type="float" office:value="1709.67">
            <text:p>1709.67</text:p>
          </table:table-cell>
        </table:table-row>
        <table:table-row table:style-name="ro2">
          <table:table-cell table:style-name="ce34" office:value-type="date" office:date-value="2013-08-05T00:00:00">
            <text:p>8/5/2013</text:p>
          </table:table-cell>
          <table:table-cell table:style-name="ce27" office:value-type="float" office:value="1707.14">
            <text:p>1707.14</text:p>
          </table:table-cell>
        </table:table-row>
        <table:table-row table:style-name="ro2">
          <table:table-cell table:style-name="ce34" office:value-type="date" office:date-value="2013-08-06T00:00:00">
            <text:p>8/6/2013</text:p>
          </table:table-cell>
          <table:table-cell table:style-name="ce27" office:value-type="float" office:value="1697.37">
            <text:p>1697.37</text:p>
          </table:table-cell>
        </table:table-row>
        <table:table-row table:style-name="ro2">
          <table:table-cell table:style-name="ce34" office:value-type="date" office:date-value="2013-08-07T00:00:00">
            <text:p>8/7/2013</text:p>
          </table:table-cell>
          <table:table-cell table:style-name="ce27" office:value-type="float" office:value="1690.91">
            <text:p>1690.91</text:p>
          </table:table-cell>
        </table:table-row>
        <table:table-row table:style-name="ro2">
          <table:table-cell table:style-name="ce34" office:value-type="date" office:date-value="2013-08-08T00:00:00">
            <text:p>8/8/2013</text:p>
          </table:table-cell>
          <table:table-cell table:style-name="ce27" office:value-type="float" office:value="1697.48">
            <text:p>1697.48</text:p>
          </table:table-cell>
        </table:table-row>
        <table:table-row table:style-name="ro2">
          <table:table-cell table:style-name="ce34" office:value-type="date" office:date-value="2013-08-09T00:00:00">
            <text:p>8/9/2013</text:p>
          </table:table-cell>
          <table:table-cell table:style-name="ce27" office:value-type="float" office:value="1691.42">
            <text:p>1691.42</text:p>
          </table:table-cell>
        </table:table-row>
        <table:table-row table:style-name="ro2">
          <table:table-cell table:style-name="ce34" office:value-type="date" office:date-value="2013-08-12T00:00:00">
            <text:p>8/12/2013</text:p>
          </table:table-cell>
          <table:table-cell table:style-name="ce27" office:value-type="float" office:value="1689.47">
            <text:p>1689.47</text:p>
          </table:table-cell>
        </table:table-row>
        <table:table-row table:style-name="ro2">
          <table:table-cell table:style-name="ce34" office:value-type="date" office:date-value="2013-08-13T00:00:00">
            <text:p>8/13/2013</text:p>
          </table:table-cell>
          <table:table-cell table:style-name="ce27" office:value-type="float" office:value="1694.16">
            <text:p>1694.16</text:p>
          </table:table-cell>
        </table:table-row>
        <table:table-row table:style-name="ro2">
          <table:table-cell table:style-name="ce34" office:value-type="date" office:date-value="2013-08-14T00:00:00">
            <text:p>8/14/2013</text:p>
          </table:table-cell>
          <table:table-cell table:style-name="ce27" office:value-type="float" office:value="1685.39">
            <text:p>1685.39</text:p>
          </table:table-cell>
        </table:table-row>
        <table:table-row table:style-name="ro2">
          <table:table-cell table:style-name="ce34" office:value-type="date" office:date-value="2013-08-15T00:00:00">
            <text:p>8/15/2013</text:p>
          </table:table-cell>
          <table:table-cell table:style-name="ce27" office:value-type="float" office:value="1661.32">
            <text:p>1661.32</text:p>
          </table:table-cell>
        </table:table-row>
        <table:table-row table:style-name="ro2">
          <table:table-cell table:style-name="ce34" office:value-type="date" office:date-value="2013-08-16T00:00:00">
            <text:p>8/16/2013</text:p>
          </table:table-cell>
          <table:table-cell table:style-name="ce27" office:value-type="float" office:value="1655.83">
            <text:p>1655.83</text:p>
          </table:table-cell>
        </table:table-row>
        <table:table-row table:style-name="ro2">
          <table:table-cell table:style-name="ce34" office:value-type="date" office:date-value="2013-08-19T00:00:00">
            <text:p>8/19/2013</text:p>
          </table:table-cell>
          <table:table-cell table:style-name="ce27" office:value-type="float" office:value="1646.06">
            <text:p>1646.06</text:p>
          </table:table-cell>
        </table:table-row>
        <table:table-row table:style-name="ro2">
          <table:table-cell table:style-name="ce34" office:value-type="date" office:date-value="2013-08-20T00:00:00">
            <text:p>8/20/2013</text:p>
          </table:table-cell>
          <table:table-cell table:style-name="ce27" office:value-type="float" office:value="1652.35">
            <text:p>1652.35</text:p>
          </table:table-cell>
        </table:table-row>
        <table:table-row table:style-name="ro2">
          <table:table-cell table:style-name="ce34" office:value-type="date" office:date-value="2013-08-21T00:00:00">
            <text:p>8/21/2013</text:p>
          </table:table-cell>
          <table:table-cell table:style-name="ce27" office:value-type="float" office:value="1642.8">
            <text:p>1642.8</text:p>
          </table:table-cell>
        </table:table-row>
        <table:table-row table:style-name="ro2">
          <table:table-cell table:style-name="ce34" office:value-type="date" office:date-value="2013-08-22T00:00:00">
            <text:p>8/22/2013</text:p>
          </table:table-cell>
          <table:table-cell table:style-name="ce27" office:value-type="float" office:value="1656.96">
            <text:p>1656.96</text:p>
          </table:table-cell>
        </table:table-row>
        <table:table-row table:style-name="ro2">
          <table:table-cell table:style-name="ce34" office:value-type="date" office:date-value="2013-08-23T00:00:00">
            <text:p>8/23/2013</text:p>
          </table:table-cell>
          <table:table-cell table:style-name="ce27" office:value-type="float" office:value="1663.5">
            <text:p>1663.5</text:p>
          </table:table-cell>
        </table:table-row>
        <table:table-row table:style-name="ro2">
          <table:table-cell table:style-name="ce34" office:value-type="date" office:date-value="2013-08-26T00:00:00">
            <text:p>8/26/2013</text:p>
          </table:table-cell>
          <table:table-cell table:style-name="ce27" office:value-type="float" office:value="1656.78">
            <text:p>1656.78</text:p>
          </table:table-cell>
        </table:table-row>
        <table:table-row table:style-name="ro2">
          <table:table-cell table:style-name="ce34" office:value-type="date" office:date-value="2013-08-27T00:00:00">
            <text:p>8/27/2013</text:p>
          </table:table-cell>
          <table:table-cell table:style-name="ce27" office:value-type="float" office:value="1630.48">
            <text:p>1630.48</text:p>
          </table:table-cell>
        </table:table-row>
        <table:table-row table:style-name="ro2">
          <table:table-cell table:style-name="ce34" office:value-type="date" office:date-value="2013-08-28T00:00:00">
            <text:p>8/28/2013</text:p>
          </table:table-cell>
          <table:table-cell table:style-name="ce27" office:value-type="float" office:value="1634.96">
            <text:p>1634.96</text:p>
          </table:table-cell>
        </table:table-row>
        <table:table-row table:style-name="ro2">
          <table:table-cell table:style-name="ce34" office:value-type="date" office:date-value="2013-08-29T00:00:00">
            <text:p>8/29/2013</text:p>
          </table:table-cell>
          <table:table-cell table:style-name="ce27" office:value-type="float" office:value="1638.17">
            <text:p>1638.17</text:p>
          </table:table-cell>
        </table:table-row>
        <table:table-row table:style-name="ro2">
          <table:table-cell table:style-name="ce34" office:value-type="date" office:date-value="2013-08-30T00:00:00">
            <text:p>8/30/2013</text:p>
          </table:table-cell>
          <table:table-cell table:style-name="ce27" office:value-type="float" office:value="1632.97">
            <text:p>1632.97</text:p>
          </table:table-cell>
        </table:table-row>
        <table:table-row table:style-name="ro2">
          <table:table-cell table:style-name="ce34" office:value-type="date" office:date-value="2013-09-02T00:00:00">
            <text:p>9/2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09-03T00:00:00">
            <text:p>9/3/2013</text:p>
          </table:table-cell>
          <table:table-cell table:style-name="ce27" office:value-type="float" office:value="1639.77">
            <text:p>1639.77</text:p>
          </table:table-cell>
        </table:table-row>
        <table:table-row table:style-name="ro2">
          <table:table-cell table:style-name="ce34" office:value-type="date" office:date-value="2013-09-04T00:00:00">
            <text:p>9/4/2013</text:p>
          </table:table-cell>
          <table:table-cell table:style-name="ce27" office:value-type="float" office:value="1653.08">
            <text:p>1653.08</text:p>
          </table:table-cell>
        </table:table-row>
        <table:table-row table:style-name="ro2">
          <table:table-cell table:style-name="ce34" office:value-type="date" office:date-value="2013-09-05T00:00:00">
            <text:p>9/5/2013</text:p>
          </table:table-cell>
          <table:table-cell table:style-name="ce27" office:value-type="float" office:value="1655.08">
            <text:p>1655.08</text:p>
          </table:table-cell>
        </table:table-row>
        <table:table-row table:style-name="ro2">
          <table:table-cell table:style-name="ce34" office:value-type="date" office:date-value="2013-09-06T00:00:00">
            <text:p>9/6/2013</text:p>
          </table:table-cell>
          <table:table-cell table:style-name="ce27" office:value-type="float" office:value="1655.17">
            <text:p>1655.17</text:p>
          </table:table-cell>
        </table:table-row>
        <table:table-row table:style-name="ro2">
          <table:table-cell table:style-name="ce34" office:value-type="date" office:date-value="2013-09-09T00:00:00">
            <text:p>9/9/2013</text:p>
          </table:table-cell>
          <table:table-cell table:style-name="ce27" office:value-type="float" office:value="1671.71">
            <text:p>1671.71</text:p>
          </table:table-cell>
        </table:table-row>
        <table:table-row table:style-name="ro2">
          <table:table-cell table:style-name="ce34" office:value-type="date" office:date-value="2013-09-10T00:00:00">
            <text:p>9/10/2013</text:p>
          </table:table-cell>
          <table:table-cell table:style-name="ce27" office:value-type="float" office:value="1683.99">
            <text:p>1683.99</text:p>
          </table:table-cell>
        </table:table-row>
        <table:table-row table:style-name="ro2">
          <table:table-cell table:style-name="ce34" office:value-type="date" office:date-value="2013-09-11T00:00:00">
            <text:p>9/11/2013</text:p>
          </table:table-cell>
          <table:table-cell table:style-name="ce27" office:value-type="float" office:value="1689.13">
            <text:p>1689.13</text:p>
          </table:table-cell>
        </table:table-row>
        <table:table-row table:style-name="ro2">
          <table:table-cell table:style-name="ce34" office:value-type="date" office:date-value="2013-09-12T00:00:00">
            <text:p>9/12/2013</text:p>
          </table:table-cell>
          <table:table-cell table:style-name="ce27" office:value-type="float" office:value="1683.42">
            <text:p>1683.42</text:p>
          </table:table-cell>
        </table:table-row>
        <table:table-row table:style-name="ro2">
          <table:table-cell table:style-name="ce34" office:value-type="date" office:date-value="2013-09-13T00:00:00">
            <text:p>9/13/2013</text:p>
          </table:table-cell>
          <table:table-cell table:style-name="ce27" office:value-type="float" office:value="1687.99">
            <text:p>1687.99</text:p>
          </table:table-cell>
        </table:table-row>
        <table:table-row table:style-name="ro2">
          <table:table-cell table:style-name="ce34" office:value-type="date" office:date-value="2013-09-16T00:00:00">
            <text:p>9/16/2013</text:p>
          </table:table-cell>
          <table:table-cell table:style-name="ce27" office:value-type="float" office:value="1697.6">
            <text:p>1697.6</text:p>
          </table:table-cell>
        </table:table-row>
        <table:table-row table:style-name="ro2">
          <table:table-cell table:style-name="ce34" office:value-type="date" office:date-value="2013-09-17T00:00:00">
            <text:p>9/17/2013</text:p>
          </table:table-cell>
          <table:table-cell table:style-name="ce27" office:value-type="float" office:value="1704.76">
            <text:p>1704.76</text:p>
          </table:table-cell>
        </table:table-row>
        <table:table-row table:style-name="ro2">
          <table:table-cell table:style-name="ce34" office:value-type="date" office:date-value="2013-09-18T00:00:00">
            <text:p>9/18/2013</text:p>
          </table:table-cell>
          <table:table-cell table:style-name="ce27" office:value-type="float" office:value="1725.52">
            <text:p>1725.52</text:p>
          </table:table-cell>
        </table:table-row>
        <table:table-row table:style-name="ro2">
          <table:table-cell table:style-name="ce34" office:value-type="date" office:date-value="2013-09-19T00:00:00">
            <text:p>9/19/2013</text:p>
          </table:table-cell>
          <table:table-cell table:style-name="ce27" office:value-type="float" office:value="1722.34">
            <text:p>1722.34</text:p>
          </table:table-cell>
        </table:table-row>
        <table:table-row table:style-name="ro2">
          <table:table-cell table:style-name="ce34" office:value-type="date" office:date-value="2013-09-20T00:00:00">
            <text:p>9/20/2013</text:p>
          </table:table-cell>
          <table:table-cell table:style-name="ce27" office:value-type="float" office:value="1709.91">
            <text:p>1709.91</text:p>
          </table:table-cell>
        </table:table-row>
        <table:table-row table:style-name="ro2">
          <table:table-cell table:style-name="ce34" office:value-type="date" office:date-value="2013-09-23T00:00:00">
            <text:p>9/23/2013</text:p>
          </table:table-cell>
          <table:table-cell table:style-name="ce27" office:value-type="float" office:value="1701.84">
            <text:p>1701.84</text:p>
          </table:table-cell>
        </table:table-row>
        <table:table-row table:style-name="ro2">
          <table:table-cell table:style-name="ce34" office:value-type="date" office:date-value="2013-09-24T00:00:00">
            <text:p>9/24/2013</text:p>
          </table:table-cell>
          <table:table-cell table:style-name="ce27" office:value-type="float" office:value="1697.42">
            <text:p>1697.42</text:p>
          </table:table-cell>
        </table:table-row>
        <table:table-row table:style-name="ro2">
          <table:table-cell table:style-name="ce34" office:value-type="date" office:date-value="2013-09-25T00:00:00">
            <text:p>9/25/2013</text:p>
          </table:table-cell>
          <table:table-cell table:style-name="ce27" office:value-type="float" office:value="1692.77">
            <text:p>1692.77</text:p>
          </table:table-cell>
        </table:table-row>
        <table:table-row table:style-name="ro2">
          <table:table-cell table:style-name="ce34" office:value-type="date" office:date-value="2013-09-26T00:00:00">
            <text:p>9/26/2013</text:p>
          </table:table-cell>
          <table:table-cell table:style-name="ce27" office:value-type="float" office:value="1698.67">
            <text:p>1698.67</text:p>
          </table:table-cell>
        </table:table-row>
        <table:table-row table:style-name="ro2">
          <table:table-cell table:style-name="ce34" office:value-type="date" office:date-value="2013-09-27T00:00:00">
            <text:p>9/27/2013</text:p>
          </table:table-cell>
          <table:table-cell table:style-name="ce27" office:value-type="float" office:value="1691.75">
            <text:p>1691.75</text:p>
          </table:table-cell>
        </table:table-row>
        <table:table-row table:style-name="ro2">
          <table:table-cell table:style-name="ce34" office:value-type="date" office:date-value="2013-09-30T00:00:00">
            <text:p>9/30/2013</text:p>
          </table:table-cell>
          <table:table-cell table:style-name="ce27" office:value-type="float" office:value="1681.55">
            <text:p>1681.55</text:p>
          </table:table-cell>
        </table:table-row>
        <table:table-row table:style-name="ro2">
          <table:table-cell table:style-name="ce34" office:value-type="date" office:date-value="2013-10-01T00:00:00">
            <text:p>10/1/2013</text:p>
          </table:table-cell>
          <table:table-cell table:style-name="ce27" office:value-type="float" office:value="1695">
            <text:p>1695</text:p>
          </table:table-cell>
        </table:table-row>
        <table:table-row table:style-name="ro2">
          <table:table-cell table:style-name="ce34" office:value-type="date" office:date-value="2013-10-02T00:00:00">
            <text:p>10/2/2013</text:p>
          </table:table-cell>
          <table:table-cell table:style-name="ce27" office:value-type="float" office:value="1693.87">
            <text:p>1693.87</text:p>
          </table:table-cell>
        </table:table-row>
        <table:table-row table:style-name="ro2">
          <table:table-cell table:style-name="ce34" office:value-type="date" office:date-value="2013-10-03T00:00:00">
            <text:p>10/3/2013</text:p>
          </table:table-cell>
          <table:table-cell table:style-name="ce27" office:value-type="float" office:value="1678.66">
            <text:p>1678.66</text:p>
          </table:table-cell>
        </table:table-row>
        <table:table-row table:style-name="ro2">
          <table:table-cell table:style-name="ce34" office:value-type="date" office:date-value="2013-10-04T00:00:00">
            <text:p>10/4/2013</text:p>
          </table:table-cell>
          <table:table-cell table:style-name="ce27" office:value-type="float" office:value="1690.5">
            <text:p>1690.5</text:p>
          </table:table-cell>
        </table:table-row>
        <table:table-row table:style-name="ro2">
          <table:table-cell table:style-name="ce34" office:value-type="date" office:date-value="2013-10-07T00:00:00">
            <text:p>10/7/2013</text:p>
          </table:table-cell>
          <table:table-cell table:style-name="ce27" office:value-type="float" office:value="1676.12">
            <text:p>1676.12</text:p>
          </table:table-cell>
        </table:table-row>
        <table:table-row table:style-name="ro2">
          <table:table-cell table:style-name="ce34" office:value-type="date" office:date-value="2013-10-08T00:00:00">
            <text:p>10/8/2013</text:p>
          </table:table-cell>
          <table:table-cell table:style-name="ce27" office:value-type="float" office:value="1655.45">
            <text:p>1655.45</text:p>
          </table:table-cell>
        </table:table-row>
        <table:table-row table:style-name="ro2">
          <table:table-cell table:style-name="ce34" office:value-type="date" office:date-value="2013-10-09T00:00:00">
            <text:p>10/9/2013</text:p>
          </table:table-cell>
          <table:table-cell table:style-name="ce27" office:value-type="float" office:value="1656.4">
            <text:p>1656.4</text:p>
          </table:table-cell>
        </table:table-row>
        <table:table-row table:style-name="ro2">
          <table:table-cell table:style-name="ce34" office:value-type="date" office:date-value="2013-10-10T00:00:00">
            <text:p>10/10/2013</text:p>
          </table:table-cell>
          <table:table-cell table:style-name="ce27" office:value-type="float" office:value="1692.56">
            <text:p>1692.56</text:p>
          </table:table-cell>
        </table:table-row>
        <table:table-row table:style-name="ro2">
          <table:table-cell table:style-name="ce34" office:value-type="date" office:date-value="2013-10-11T00:00:00">
            <text:p>10/11/2013</text:p>
          </table:table-cell>
          <table:table-cell table:style-name="ce27" office:value-type="float" office:value="1703.2">
            <text:p>1703.2</text:p>
          </table:table-cell>
        </table:table-row>
        <table:table-row table:style-name="ro2">
          <table:table-cell table:style-name="ce34" office:value-type="date" office:date-value="2013-10-14T00:00:00">
            <text:p>10/14/2013</text:p>
          </table:table-cell>
          <table:table-cell table:style-name="ce27" office:value-type="float" office:value="1710.14">
            <text:p>1710.14</text:p>
          </table:table-cell>
        </table:table-row>
        <table:table-row table:style-name="ro2">
          <table:table-cell table:style-name="ce34" office:value-type="date" office:date-value="2013-10-15T00:00:00">
            <text:p>10/15/2013</text:p>
          </table:table-cell>
          <table:table-cell table:style-name="ce27" office:value-type="float" office:value="1698.06">
            <text:p>1698.06</text:p>
          </table:table-cell>
        </table:table-row>
        <table:table-row table:style-name="ro2">
          <table:table-cell table:style-name="ce34" office:value-type="date" office:date-value="2013-10-16T00:00:00">
            <text:p>10/16/2013</text:p>
          </table:table-cell>
          <table:table-cell table:style-name="ce27" office:value-type="float" office:value="1721.54">
            <text:p>1721.54</text:p>
          </table:table-cell>
        </table:table-row>
        <table:table-row table:style-name="ro2">
          <table:table-cell table:style-name="ce34" office:value-type="date" office:date-value="2013-10-17T00:00:00">
            <text:p>10/17/2013</text:p>
          </table:table-cell>
          <table:table-cell table:style-name="ce27" office:value-type="float" office:value="1733.15">
            <text:p>1733.15</text:p>
          </table:table-cell>
        </table:table-row>
        <table:table-row table:style-name="ro2">
          <table:table-cell table:style-name="ce34" office:value-type="date" office:date-value="2013-10-18T00:00:00">
            <text:p>10/18/2013</text:p>
          </table:table-cell>
          <table:table-cell table:style-name="ce27" office:value-type="float" office:value="1744.5">
            <text:p>1744.5</text:p>
          </table:table-cell>
        </table:table-row>
        <table:table-row table:style-name="ro2">
          <table:table-cell table:style-name="ce34" office:value-type="date" office:date-value="2013-10-21T00:00:00">
            <text:p>10/21/2013</text:p>
          </table:table-cell>
          <table:table-cell table:style-name="ce27" office:value-type="float" office:value="1744.66">
            <text:p>1744.66</text:p>
          </table:table-cell>
        </table:table-row>
        <table:table-row table:style-name="ro2">
          <table:table-cell table:style-name="ce34" office:value-type="date" office:date-value="2013-10-22T00:00:00">
            <text:p>10/22/2013</text:p>
          </table:table-cell>
          <table:table-cell table:style-name="ce27" office:value-type="float" office:value="1754.67">
            <text:p>1754.67</text:p>
          </table:table-cell>
        </table:table-row>
        <table:table-row table:style-name="ro2">
          <table:table-cell table:style-name="ce34" office:value-type="date" office:date-value="2013-10-23T00:00:00">
            <text:p>10/23/2013</text:p>
          </table:table-cell>
          <table:table-cell table:style-name="ce27" office:value-type="float" office:value="1746.38">
            <text:p>1746.38</text:p>
          </table:table-cell>
        </table:table-row>
        <table:table-row table:style-name="ro2">
          <table:table-cell table:style-name="ce34" office:value-type="date" office:date-value="2013-10-24T00:00:00">
            <text:p>10/24/2013</text:p>
          </table:table-cell>
          <table:table-cell table:style-name="ce27" office:value-type="float" office:value="1752.07">
            <text:p>1752.07</text:p>
          </table:table-cell>
        </table:table-row>
        <table:table-row table:style-name="ro2">
          <table:table-cell table:style-name="ce34" office:value-type="date" office:date-value="2013-10-25T00:00:00">
            <text:p>10/25/2013</text:p>
          </table:table-cell>
          <table:table-cell table:style-name="ce27" office:value-type="float" office:value="1759.77">
            <text:p>1759.77</text:p>
          </table:table-cell>
        </table:table-row>
        <table:table-row table:style-name="ro2">
          <table:table-cell table:style-name="ce34" office:value-type="date" office:date-value="2013-10-28T00:00:00">
            <text:p>10/28/2013</text:p>
          </table:table-cell>
          <table:table-cell table:style-name="ce27" office:value-type="float" office:value="1762.11">
            <text:p>1762.11</text:p>
          </table:table-cell>
        </table:table-row>
        <table:table-row table:style-name="ro2">
          <table:table-cell table:style-name="ce34" office:value-type="date" office:date-value="2013-10-29T00:00:00">
            <text:p>10/29/2013</text:p>
          </table:table-cell>
          <table:table-cell table:style-name="ce27" office:value-type="float" office:value="1771.95">
            <text:p>1771.95</text:p>
          </table:table-cell>
        </table:table-row>
        <table:table-row table:style-name="ro2">
          <table:table-cell table:style-name="ce34" office:value-type="date" office:date-value="2013-10-30T00:00:00">
            <text:p>10/30/2013</text:p>
          </table:table-cell>
          <table:table-cell table:style-name="ce27" office:value-type="float" office:value="1763.31">
            <text:p>1763.31</text:p>
          </table:table-cell>
        </table:table-row>
        <table:table-row table:style-name="ro2">
          <table:table-cell table:style-name="ce34" office:value-type="date" office:date-value="2013-10-31T00:00:00">
            <text:p>10/31/2013</text:p>
          </table:table-cell>
          <table:table-cell table:style-name="ce27" office:value-type="float" office:value="1756.54">
            <text:p>1756.54</text:p>
          </table:table-cell>
        </table:table-row>
        <table:table-row table:style-name="ro2">
          <table:table-cell table:style-name="ce34" office:value-type="date" office:date-value="2013-11-01T00:00:00">
            <text:p>11/1/2013</text:p>
          </table:table-cell>
          <table:table-cell table:style-name="ce27" office:value-type="float" office:value="1761.64">
            <text:p>1761.64</text:p>
          </table:table-cell>
        </table:table-row>
        <table:table-row table:style-name="ro2">
          <table:table-cell table:style-name="ce34" office:value-type="date" office:date-value="2013-11-04T00:00:00">
            <text:p>11/4/2013</text:p>
          </table:table-cell>
          <table:table-cell table:style-name="ce27" office:value-type="float" office:value="1767.93">
            <text:p>1767.93</text:p>
          </table:table-cell>
        </table:table-row>
        <table:table-row table:style-name="ro2">
          <table:table-cell table:style-name="ce34" office:value-type="date" office:date-value="2013-11-05T00:00:00">
            <text:p>11/5/2013</text:p>
          </table:table-cell>
          <table:table-cell table:style-name="ce27" office:value-type="float" office:value="1762.97">
            <text:p>1762.97</text:p>
          </table:table-cell>
        </table:table-row>
        <table:table-row table:style-name="ro2">
          <table:table-cell table:style-name="ce34" office:value-type="date" office:date-value="2013-11-06T00:00:00">
            <text:p>11/6/2013</text:p>
          </table:table-cell>
          <table:table-cell table:style-name="ce27" office:value-type="float" office:value="1770.49">
            <text:p>1770.49</text:p>
          </table:table-cell>
        </table:table-row>
        <table:table-row table:style-name="ro2">
          <table:table-cell table:style-name="ce34" office:value-type="date" office:date-value="2013-11-07T00:00:00">
            <text:p>11/7/2013</text:p>
          </table:table-cell>
          <table:table-cell table:style-name="ce27" office:value-type="float" office:value="1747.15">
            <text:p>1747.15</text:p>
          </table:table-cell>
        </table:table-row>
        <table:table-row table:style-name="ro2">
          <table:table-cell table:style-name="ce34" office:value-type="date" office:date-value="2013-11-08T00:00:00">
            <text:p>11/8/2013</text:p>
          </table:table-cell>
          <table:table-cell table:style-name="ce27" office:value-type="float" office:value="1770.61">
            <text:p>1770.61</text:p>
          </table:table-cell>
        </table:table-row>
        <table:table-row table:style-name="ro2">
          <table:table-cell table:style-name="ce34" office:value-type="date" office:date-value="2013-11-11T00:00:00">
            <text:p>11/11/2013</text:p>
          </table:table-cell>
          <table:table-cell table:style-name="ce27" office:value-type="float" office:value="1771.89">
            <text:p>1771.89</text:p>
          </table:table-cell>
        </table:table-row>
        <table:table-row table:style-name="ro2">
          <table:table-cell table:style-name="ce34" office:value-type="date" office:date-value="2013-11-12T00:00:00">
            <text:p>11/12/2013</text:p>
          </table:table-cell>
          <table:table-cell table:style-name="ce27" office:value-type="float" office:value="1767.69">
            <text:p>1767.69</text:p>
          </table:table-cell>
        </table:table-row>
        <table:table-row table:style-name="ro2">
          <table:table-cell table:style-name="ce34" office:value-type="date" office:date-value="2013-11-13T00:00:00">
            <text:p>11/13/2013</text:p>
          </table:table-cell>
          <table:table-cell table:style-name="ce27" office:value-type="float" office:value="1782">
            <text:p>1782</text:p>
          </table:table-cell>
        </table:table-row>
        <table:table-row table:style-name="ro2">
          <table:table-cell table:style-name="ce34" office:value-type="date" office:date-value="2013-11-14T00:00:00">
            <text:p>11/14/2013</text:p>
          </table:table-cell>
          <table:table-cell table:style-name="ce27" office:value-type="float" office:value="1790.62">
            <text:p>1790.62</text:p>
          </table:table-cell>
        </table:table-row>
        <table:table-row table:style-name="ro2">
          <table:table-cell table:style-name="ce34" office:value-type="date" office:date-value="2013-11-15T00:00:00">
            <text:p>11/15/2013</text:p>
          </table:table-cell>
          <table:table-cell table:style-name="ce27" office:value-type="float" office:value="1798.18">
            <text:p>1798.18</text:p>
          </table:table-cell>
        </table:table-row>
        <table:table-row table:style-name="ro2">
          <table:table-cell table:style-name="ce34" office:value-type="date" office:date-value="2013-11-18T00:00:00">
            <text:p>11/18/2013</text:p>
          </table:table-cell>
          <table:table-cell table:style-name="ce27" office:value-type="float" office:value="1791.53">
            <text:p>1791.53</text:p>
          </table:table-cell>
        </table:table-row>
        <table:table-row table:style-name="ro2">
          <table:table-cell table:style-name="ce34" office:value-type="date" office:date-value="2013-11-19T00:00:00">
            <text:p>11/19/2013</text:p>
          </table:table-cell>
          <table:table-cell table:style-name="ce27" office:value-type="float" office:value="1787.87">
            <text:p>1787.87</text:p>
          </table:table-cell>
        </table:table-row>
        <table:table-row table:style-name="ro2">
          <table:table-cell table:style-name="ce34" office:value-type="date" office:date-value="2013-11-20T00:00:00">
            <text:p>11/20/2013</text:p>
          </table:table-cell>
          <table:table-cell table:style-name="ce27" office:value-type="float" office:value="1781.37">
            <text:p>1781.37</text:p>
          </table:table-cell>
        </table:table-row>
        <table:table-row table:style-name="ro2">
          <table:table-cell table:style-name="ce34" office:value-type="date" office:date-value="2013-11-21T00:00:00">
            <text:p>11/21/2013</text:p>
          </table:table-cell>
          <table:table-cell table:style-name="ce27" office:value-type="float" office:value="1795.85">
            <text:p>1795.85</text:p>
          </table:table-cell>
        </table:table-row>
        <table:table-row table:style-name="ro2">
          <table:table-cell table:style-name="ce34" office:value-type="date" office:date-value="2013-11-22T00:00:00">
            <text:p>11/22/2013</text:p>
          </table:table-cell>
          <table:table-cell table:style-name="ce27" office:value-type="float" office:value="1804.76">
            <text:p>1804.76</text:p>
          </table:table-cell>
        </table:table-row>
        <table:table-row table:style-name="ro2">
          <table:table-cell table:style-name="ce34" office:value-type="date" office:date-value="2013-11-25T00:00:00">
            <text:p>11/25/2013</text:p>
          </table:table-cell>
          <table:table-cell table:style-name="ce27" office:value-type="float" office:value="1802.48">
            <text:p>1802.48</text:p>
          </table:table-cell>
        </table:table-row>
        <table:table-row table:style-name="ro2">
          <table:table-cell table:style-name="ce34" office:value-type="date" office:date-value="2013-11-26T00:00:00">
            <text:p>11/26/2013</text:p>
          </table:table-cell>
          <table:table-cell table:style-name="ce27" office:value-type="float" office:value="1802.75">
            <text:p>1802.75</text:p>
          </table:table-cell>
        </table:table-row>
        <table:table-row table:style-name="ro2">
          <table:table-cell table:style-name="ce34" office:value-type="date" office:date-value="2013-11-27T00:00:00">
            <text:p>11/27/2013</text:p>
          </table:table-cell>
          <table:table-cell table:style-name="ce27" office:value-type="float" office:value="1807.23">
            <text:p>1807.23</text:p>
          </table:table-cell>
        </table:table-row>
        <table:table-row table:style-name="ro2">
          <table:table-cell table:style-name="ce34" office:value-type="date" office:date-value="2013-11-28T00:00:00">
            <text:p>11/28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11-29T00:00:00">
            <text:p>11/29/2013</text:p>
          </table:table-cell>
          <table:table-cell table:style-name="ce27" office:value-type="float" office:value="1805.81">
            <text:p>1805.81</text:p>
          </table:table-cell>
        </table:table-row>
        <table:table-row table:style-name="ro2">
          <table:table-cell table:style-name="ce34" office:value-type="date" office:date-value="2013-12-02T00:00:00">
            <text:p>12/2/2013</text:p>
          </table:table-cell>
          <table:table-cell table:style-name="ce27" office:value-type="float" office:value="1800.9">
            <text:p>1800.9</text:p>
          </table:table-cell>
        </table:table-row>
        <table:table-row table:style-name="ro2">
          <table:table-cell table:style-name="ce34" office:value-type="date" office:date-value="2013-12-03T00:00:00">
            <text:p>12/3/2013</text:p>
          </table:table-cell>
          <table:table-cell table:style-name="ce27" office:value-type="float" office:value="1795.15">
            <text:p>1795.15</text:p>
          </table:table-cell>
        </table:table-row>
        <table:table-row table:style-name="ro2">
          <table:table-cell table:style-name="ce34" office:value-type="date" office:date-value="2013-12-04T00:00:00">
            <text:p>12/4/2013</text:p>
          </table:table-cell>
          <table:table-cell table:style-name="ce27" office:value-type="float" office:value="1792.81">
            <text:p>1792.81</text:p>
          </table:table-cell>
        </table:table-row>
        <table:table-row table:style-name="ro2">
          <table:table-cell table:style-name="ce34" office:value-type="date" office:date-value="2013-12-05T00:00:00">
            <text:p>12/5/2013</text:p>
          </table:table-cell>
          <table:table-cell table:style-name="ce27" office:value-type="float" office:value="1785.03">
            <text:p>1785.03</text:p>
          </table:table-cell>
        </table:table-row>
        <table:table-row table:style-name="ro2">
          <table:table-cell table:style-name="ce34" office:value-type="date" office:date-value="2013-12-06T00:00:00">
            <text:p>12/6/2013</text:p>
          </table:table-cell>
          <table:table-cell table:style-name="ce27" office:value-type="float" office:value="1805.09">
            <text:p>1805.09</text:p>
          </table:table-cell>
        </table:table-row>
        <table:table-row table:style-name="ro2">
          <table:table-cell table:style-name="ce34" office:value-type="date" office:date-value="2013-12-09T00:00:00">
            <text:p>12/9/2013</text:p>
          </table:table-cell>
          <table:table-cell table:style-name="ce27" office:value-type="float" office:value="1808.37">
            <text:p>1808.37</text:p>
          </table:table-cell>
        </table:table-row>
        <table:table-row table:style-name="ro2">
          <table:table-cell table:style-name="ce34" office:value-type="date" office:date-value="2013-12-10T00:00:00">
            <text:p>12/10/2013</text:p>
          </table:table-cell>
          <table:table-cell table:style-name="ce27" office:value-type="float" office:value="1802.62">
            <text:p>1802.62</text:p>
          </table:table-cell>
        </table:table-row>
        <table:table-row table:style-name="ro2">
          <table:table-cell table:style-name="ce34" office:value-type="date" office:date-value="2013-12-11T00:00:00">
            <text:p>12/11/2013</text:p>
          </table:table-cell>
          <table:table-cell table:style-name="ce27" office:value-type="float" office:value="1782.22">
            <text:p>1782.22</text:p>
          </table:table-cell>
        </table:table-row>
        <table:table-row table:style-name="ro2">
          <table:table-cell table:style-name="ce34" office:value-type="date" office:date-value="2013-12-12T00:00:00">
            <text:p>12/12/2013</text:p>
          </table:table-cell>
          <table:table-cell table:style-name="ce27" office:value-type="float" office:value="1775.5">
            <text:p>1775.5</text:p>
          </table:table-cell>
        </table:table-row>
        <table:table-row table:style-name="ro2">
          <table:table-cell table:style-name="ce34" office:value-type="date" office:date-value="2013-12-13T00:00:00">
            <text:p>12/13/2013</text:p>
          </table:table-cell>
          <table:table-cell table:style-name="ce27" office:value-type="float" office:value="1775.32">
            <text:p>1775.32</text:p>
          </table:table-cell>
        </table:table-row>
        <table:table-row table:style-name="ro2">
          <table:table-cell table:style-name="ce34" office:value-type="date" office:date-value="2013-12-16T00:00:00">
            <text:p>12/16/2013</text:p>
          </table:table-cell>
          <table:table-cell table:style-name="ce27" office:value-type="float" office:value="1786.54">
            <text:p>1786.54</text:p>
          </table:table-cell>
        </table:table-row>
        <table:table-row table:style-name="ro2">
          <table:table-cell table:style-name="ce34" office:value-type="date" office:date-value="2013-12-17T00:00:00">
            <text:p>12/17/2013</text:p>
          </table:table-cell>
          <table:table-cell table:style-name="ce27" office:value-type="float" office:value="1781">
            <text:p>1781</text:p>
          </table:table-cell>
        </table:table-row>
        <table:table-row table:style-name="ro2">
          <table:table-cell table:style-name="ce34" office:value-type="date" office:date-value="2013-12-18T00:00:00">
            <text:p>12/18/2013</text:p>
          </table:table-cell>
          <table:table-cell table:style-name="ce27" office:value-type="float" office:value="1810.65">
            <text:p>1810.65</text:p>
          </table:table-cell>
        </table:table-row>
        <table:table-row table:style-name="ro2">
          <table:table-cell table:style-name="ce34" office:value-type="date" office:date-value="2013-12-19T00:00:00">
            <text:p>12/19/2013</text:p>
          </table:table-cell>
          <table:table-cell table:style-name="ce27" office:value-type="float" office:value="1809.6">
            <text:p>1809.6</text:p>
          </table:table-cell>
        </table:table-row>
        <table:table-row table:style-name="ro2">
          <table:table-cell table:style-name="ce34" office:value-type="date" office:date-value="2013-12-20T00:00:00">
            <text:p>12/20/2013</text:p>
          </table:table-cell>
          <table:table-cell table:style-name="ce27" office:value-type="float" office:value="1818.32">
            <text:p>1818.32</text:p>
          </table:table-cell>
        </table:table-row>
        <table:table-row table:style-name="ro2">
          <table:table-cell table:style-name="ce34" office:value-type="date" office:date-value="2013-12-23T00:00:00">
            <text:p>12/23/2013</text:p>
          </table:table-cell>
          <table:table-cell table:style-name="ce27" office:value-type="float" office:value="1827.99">
            <text:p>1827.99</text:p>
          </table:table-cell>
        </table:table-row>
        <table:table-row table:style-name="ro2">
          <table:table-cell table:style-name="ce34" office:value-type="date" office:date-value="2013-12-24T00:00:00">
            <text:p>12/24/2013</text:p>
          </table:table-cell>
          <table:table-cell table:style-name="ce27" office:value-type="float" office:value="1833.32">
            <text:p>1833.32</text:p>
          </table:table-cell>
        </table:table-row>
        <table:table-row table:style-name="ro2">
          <table:table-cell table:style-name="ce34" office:value-type="date" office:date-value="2013-12-25T00:00:00">
            <text:p>12/25/2013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3-12-26T00:00:00">
            <text:p>12/26/2013</text:p>
          </table:table-cell>
          <table:table-cell table:style-name="ce27" office:value-type="float" office:value="1842.02">
            <text:p>1842.02</text:p>
          </table:table-cell>
        </table:table-row>
        <table:table-row table:style-name="ro2">
          <table:table-cell table:style-name="ce34" office:value-type="date" office:date-value="2013-12-27T00:00:00">
            <text:p>12/27/2013</text:p>
          </table:table-cell>
          <table:table-cell table:style-name="ce27" office:value-type="float" office:value="1841.4">
            <text:p>1841.4</text:p>
          </table:table-cell>
        </table:table-row>
        <table:table-row table:style-name="ro2">
          <table:table-cell table:style-name="ce34" office:value-type="date" office:date-value="2013-12-30T00:00:00">
            <text:p>12/30/2013</text:p>
          </table:table-cell>
          <table:table-cell table:style-name="ce27" office:value-type="float" office:value="1841.07">
            <text:p>1841.07</text:p>
          </table:table-cell>
        </table:table-row>
        <table:table-row table:style-name="ro2">
          <table:table-cell table:style-name="ce34" office:value-type="date" office:date-value="2013-12-31T00:00:00">
            <text:p>12/31/2013</text:p>
          </table:table-cell>
          <table:table-cell table:style-name="ce27" office:value-type="float" office:value="1848.36">
            <text:p>1848.36</text:p>
          </table:table-cell>
        </table:table-row>
        <table:table-row table:style-name="ro2">
          <table:table-cell table:style-name="ce34" office:value-type="date" office:date-value="2014-01-01T00:00:00">
            <text:p>1/1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1-02T00:00:00">
            <text:p>1/2/2014</text:p>
          </table:table-cell>
          <table:table-cell table:style-name="ce27" office:value-type="float" office:value="1831.98">
            <text:p>1831.98</text:p>
          </table:table-cell>
        </table:table-row>
        <table:table-row table:style-name="ro2">
          <table:table-cell table:style-name="ce34" office:value-type="date" office:date-value="2014-01-03T00:00:00">
            <text:p>1/3/2014</text:p>
          </table:table-cell>
          <table:table-cell table:style-name="ce27" office:value-type="float" office:value="1831.37">
            <text:p>1831.37</text:p>
          </table:table-cell>
        </table:table-row>
        <table:table-row table:style-name="ro2">
          <table:table-cell table:style-name="ce34" office:value-type="date" office:date-value="2014-01-06T00:00:00">
            <text:p>1/6/2014</text:p>
          </table:table-cell>
          <table:table-cell table:style-name="ce27" office:value-type="float" office:value="1826.77">
            <text:p>1826.77</text:p>
          </table:table-cell>
        </table:table-row>
        <table:table-row table:style-name="ro2">
          <table:table-cell table:style-name="ce34" office:value-type="date" office:date-value="2014-01-07T00:00:00">
            <text:p>1/7/2014</text:p>
          </table:table-cell>
          <table:table-cell table:style-name="ce27" office:value-type="float" office:value="1837.88">
            <text:p>1837.88</text:p>
          </table:table-cell>
        </table:table-row>
        <table:table-row table:style-name="ro2">
          <table:table-cell table:style-name="ce34" office:value-type="date" office:date-value="2014-01-08T00:00:00">
            <text:p>1/8/2014</text:p>
          </table:table-cell>
          <table:table-cell table:style-name="ce27" office:value-type="float" office:value="1837.49">
            <text:p>1837.49</text:p>
          </table:table-cell>
        </table:table-row>
        <table:table-row table:style-name="ro2">
          <table:table-cell table:style-name="ce34" office:value-type="date" office:date-value="2014-01-09T00:00:00">
            <text:p>1/9/2014</text:p>
          </table:table-cell>
          <table:table-cell table:style-name="ce27" office:value-type="float" office:value="1838.13">
            <text:p>1838.13</text:p>
          </table:table-cell>
        </table:table-row>
        <table:table-row table:style-name="ro2">
          <table:table-cell table:style-name="ce34" office:value-type="date" office:date-value="2014-01-10T00:00:00">
            <text:p>1/10/2014</text:p>
          </table:table-cell>
          <table:table-cell table:style-name="ce27" office:value-type="float" office:value="1842.37">
            <text:p>1842.37</text:p>
          </table:table-cell>
        </table:table-row>
        <table:table-row table:style-name="ro2">
          <table:table-cell table:style-name="ce34" office:value-type="date" office:date-value="2014-01-13T00:00:00">
            <text:p>1/13/2014</text:p>
          </table:table-cell>
          <table:table-cell table:style-name="ce27" office:value-type="float" office:value="1819.2">
            <text:p>1819.2</text:p>
          </table:table-cell>
        </table:table-row>
        <table:table-row table:style-name="ro2">
          <table:table-cell table:style-name="ce34" office:value-type="date" office:date-value="2014-01-14T00:00:00">
            <text:p>1/14/2014</text:p>
          </table:table-cell>
          <table:table-cell table:style-name="ce27" office:value-type="float" office:value="1838.88">
            <text:p>1838.88</text:p>
          </table:table-cell>
        </table:table-row>
        <table:table-row table:style-name="ro2">
          <table:table-cell table:style-name="ce34" office:value-type="date" office:date-value="2014-01-15T00:00:00">
            <text:p>1/15/2014</text:p>
          </table:table-cell>
          <table:table-cell table:style-name="ce27" office:value-type="float" office:value="1848.38">
            <text:p>1848.38</text:p>
          </table:table-cell>
        </table:table-row>
        <table:table-row table:style-name="ro2">
          <table:table-cell table:style-name="ce34" office:value-type="date" office:date-value="2014-01-16T00:00:00">
            <text:p>1/16/2014</text:p>
          </table:table-cell>
          <table:table-cell table:style-name="ce27" office:value-type="float" office:value="1845.89">
            <text:p>1845.89</text:p>
          </table:table-cell>
        </table:table-row>
        <table:table-row table:style-name="ro2">
          <table:table-cell table:style-name="ce34" office:value-type="date" office:date-value="2014-01-17T00:00:00">
            <text:p>1/17/2014</text:p>
          </table:table-cell>
          <table:table-cell table:style-name="ce27" office:value-type="float" office:value="1838.7">
            <text:p>1838.7</text:p>
          </table:table-cell>
        </table:table-row>
        <table:table-row table:style-name="ro2">
          <table:table-cell table:style-name="ce34" office:value-type="date" office:date-value="2014-01-20T00:00:00">
            <text:p>1/20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1-21T00:00:00">
            <text:p>1/21/2014</text:p>
          </table:table-cell>
          <table:table-cell table:style-name="ce27" office:value-type="float" office:value="1843.8">
            <text:p>1843.8</text:p>
          </table:table-cell>
        </table:table-row>
        <table:table-row table:style-name="ro2">
          <table:table-cell table:style-name="ce34" office:value-type="date" office:date-value="2014-01-22T00:00:00">
            <text:p>1/22/2014</text:p>
          </table:table-cell>
          <table:table-cell table:style-name="ce27" office:value-type="float" office:value="1844.86">
            <text:p>1844.86</text:p>
          </table:table-cell>
        </table:table-row>
        <table:table-row table:style-name="ro2">
          <table:table-cell table:style-name="ce34" office:value-type="date" office:date-value="2014-01-23T00:00:00">
            <text:p>1/23/2014</text:p>
          </table:table-cell>
          <table:table-cell table:style-name="ce27" office:value-type="float" office:value="1828.46">
            <text:p>1828.46</text:p>
          </table:table-cell>
        </table:table-row>
        <table:table-row table:style-name="ro2">
          <table:table-cell table:style-name="ce34" office:value-type="date" office:date-value="2014-01-24T00:00:00">
            <text:p>1/24/2014</text:p>
          </table:table-cell>
          <table:table-cell table:style-name="ce27" office:value-type="float" office:value="1790.29">
            <text:p>1790.29</text:p>
          </table:table-cell>
        </table:table-row>
        <table:table-row table:style-name="ro2">
          <table:table-cell table:style-name="ce34" office:value-type="date" office:date-value="2014-01-27T00:00:00">
            <text:p>1/27/2014</text:p>
          </table:table-cell>
          <table:table-cell table:style-name="ce27" office:value-type="float" office:value="1781.56">
            <text:p>1781.56</text:p>
          </table:table-cell>
        </table:table-row>
        <table:table-row table:style-name="ro2">
          <table:table-cell table:style-name="ce34" office:value-type="date" office:date-value="2014-01-28T00:00:00">
            <text:p>1/28/2014</text:p>
          </table:table-cell>
          <table:table-cell table:style-name="ce27" office:value-type="float" office:value="1792.5">
            <text:p>1792.5</text:p>
          </table:table-cell>
        </table:table-row>
        <table:table-row table:style-name="ro2">
          <table:table-cell table:style-name="ce34" office:value-type="date" office:date-value="2014-01-29T00:00:00">
            <text:p>1/29/2014</text:p>
          </table:table-cell>
          <table:table-cell table:style-name="ce27" office:value-type="float" office:value="1774.2">
            <text:p>1774.2</text:p>
          </table:table-cell>
        </table:table-row>
        <table:table-row table:style-name="ro2">
          <table:table-cell table:style-name="ce34" office:value-type="date" office:date-value="2014-01-30T00:00:00">
            <text:p>1/30/2014</text:p>
          </table:table-cell>
          <table:table-cell table:style-name="ce27" office:value-type="float" office:value="1794.19">
            <text:p>1794.19</text:p>
          </table:table-cell>
        </table:table-row>
        <table:table-row table:style-name="ro2">
          <table:table-cell table:style-name="ce34" office:value-type="date" office:date-value="2014-01-31T00:00:00">
            <text:p>1/31/2014</text:p>
          </table:table-cell>
          <table:table-cell table:style-name="ce27" office:value-type="float" office:value="1782.59">
            <text:p>1782.59</text:p>
          </table:table-cell>
        </table:table-row>
        <table:table-row table:style-name="ro2">
          <table:table-cell table:style-name="ce34" office:value-type="date" office:date-value="2014-02-03T00:00:00">
            <text:p>2/3/2014</text:p>
          </table:table-cell>
          <table:table-cell table:style-name="ce27" office:value-type="float" office:value="1741.89">
            <text:p>1741.89</text:p>
          </table:table-cell>
        </table:table-row>
        <table:table-row table:style-name="ro2">
          <table:table-cell table:style-name="ce34" office:value-type="date" office:date-value="2014-02-04T00:00:00">
            <text:p>2/4/2014</text:p>
          </table:table-cell>
          <table:table-cell table:style-name="ce27" office:value-type="float" office:value="1755.2">
            <text:p>1755.2</text:p>
          </table:table-cell>
        </table:table-row>
        <table:table-row table:style-name="ro2">
          <table:table-cell table:style-name="ce34" office:value-type="date" office:date-value="2014-02-05T00:00:00">
            <text:p>2/5/2014</text:p>
          </table:table-cell>
          <table:table-cell table:style-name="ce27" office:value-type="float" office:value="1751.64">
            <text:p>1751.64</text:p>
          </table:table-cell>
        </table:table-row>
        <table:table-row table:style-name="ro2">
          <table:table-cell table:style-name="ce34" office:value-type="date" office:date-value="2014-02-06T00:00:00">
            <text:p>2/6/2014</text:p>
          </table:table-cell>
          <table:table-cell table:style-name="ce27" office:value-type="float" office:value="1773.43">
            <text:p>1773.43</text:p>
          </table:table-cell>
        </table:table-row>
        <table:table-row table:style-name="ro2">
          <table:table-cell table:style-name="ce34" office:value-type="date" office:date-value="2014-02-07T00:00:00">
            <text:p>2/7/2014</text:p>
          </table:table-cell>
          <table:table-cell table:style-name="ce27" office:value-type="float" office:value="1797.02">
            <text:p>1797.02</text:p>
          </table:table-cell>
        </table:table-row>
        <table:table-row table:style-name="ro2">
          <table:table-cell table:style-name="ce34" office:value-type="date" office:date-value="2014-02-10T00:00:00">
            <text:p>2/10/2014</text:p>
          </table:table-cell>
          <table:table-cell table:style-name="ce27" office:value-type="float" office:value="1799.84">
            <text:p>1799.84</text:p>
          </table:table-cell>
        </table:table-row>
        <table:table-row table:style-name="ro2">
          <table:table-cell table:style-name="ce34" office:value-type="date" office:date-value="2014-02-11T00:00:00">
            <text:p>2/11/2014</text:p>
          </table:table-cell>
          <table:table-cell table:style-name="ce27" office:value-type="float" office:value="1819.75">
            <text:p>1819.75</text:p>
          </table:table-cell>
        </table:table-row>
        <table:table-row table:style-name="ro2">
          <table:table-cell table:style-name="ce34" office:value-type="date" office:date-value="2014-02-12T00:00:00">
            <text:p>2/12/2014</text:p>
          </table:table-cell>
          <table:table-cell table:style-name="ce27" office:value-type="float" office:value="1819.26">
            <text:p>1819.26</text:p>
          </table:table-cell>
        </table:table-row>
        <table:table-row table:style-name="ro2">
          <table:table-cell table:style-name="ce34" office:value-type="date" office:date-value="2014-02-13T00:00:00">
            <text:p>2/13/2014</text:p>
          </table:table-cell>
          <table:table-cell table:style-name="ce27" office:value-type="float" office:value="1829.83">
            <text:p>1829.83</text:p>
          </table:table-cell>
        </table:table-row>
        <table:table-row table:style-name="ro2">
          <table:table-cell table:style-name="ce34" office:value-type="date" office:date-value="2014-02-14T00:00:00">
            <text:p>2/14/2014</text:p>
          </table:table-cell>
          <table:table-cell table:style-name="ce27" office:value-type="float" office:value="1838.63">
            <text:p>1838.63</text:p>
          </table:table-cell>
        </table:table-row>
        <table:table-row table:style-name="ro2">
          <table:table-cell table:style-name="ce34" office:value-type="date" office:date-value="2014-02-17T00:00:00">
            <text:p>2/17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2-18T00:00:00">
            <text:p>2/18/2014</text:p>
          </table:table-cell>
          <table:table-cell table:style-name="ce27" office:value-type="float" office:value="1840.76">
            <text:p>1840.76</text:p>
          </table:table-cell>
        </table:table-row>
        <table:table-row table:style-name="ro2">
          <table:table-cell table:style-name="ce34" office:value-type="date" office:date-value="2014-02-19T00:00:00">
            <text:p>2/19/2014</text:p>
          </table:table-cell>
          <table:table-cell table:style-name="ce27" office:value-type="float" office:value="1828.75">
            <text:p>1828.75</text:p>
          </table:table-cell>
        </table:table-row>
        <table:table-row table:style-name="ro2">
          <table:table-cell table:style-name="ce34" office:value-type="date" office:date-value="2014-02-20T00:00:00">
            <text:p>2/20/2014</text:p>
          </table:table-cell>
          <table:table-cell table:style-name="ce27" office:value-type="float" office:value="1839.78">
            <text:p>1839.78</text:p>
          </table:table-cell>
        </table:table-row>
        <table:table-row table:style-name="ro2">
          <table:table-cell table:style-name="ce34" office:value-type="date" office:date-value="2014-02-21T00:00:00">
            <text:p>2/21/2014</text:p>
          </table:table-cell>
          <table:table-cell table:style-name="ce27" office:value-type="float" office:value="1836.25">
            <text:p>1836.25</text:p>
          </table:table-cell>
        </table:table-row>
        <table:table-row table:style-name="ro2">
          <table:table-cell table:style-name="ce34" office:value-type="date" office:date-value="2014-02-24T00:00:00">
            <text:p>2/24/2014</text:p>
          </table:table-cell>
          <table:table-cell table:style-name="ce27" office:value-type="float" office:value="1847.61">
            <text:p>1847.61</text:p>
          </table:table-cell>
        </table:table-row>
        <table:table-row table:style-name="ro2">
          <table:table-cell table:style-name="ce34" office:value-type="date" office:date-value="2014-02-25T00:00:00">
            <text:p>2/25/2014</text:p>
          </table:table-cell>
          <table:table-cell table:style-name="ce27" office:value-type="float" office:value="1845.12">
            <text:p>1845.12</text:p>
          </table:table-cell>
        </table:table-row>
        <table:table-row table:style-name="ro2">
          <table:table-cell table:style-name="ce34" office:value-type="date" office:date-value="2014-02-26T00:00:00">
            <text:p>2/26/2014</text:p>
          </table:table-cell>
          <table:table-cell table:style-name="ce27" office:value-type="float" office:value="1845.16">
            <text:p>1845.16</text:p>
          </table:table-cell>
        </table:table-row>
        <table:table-row table:style-name="ro2">
          <table:table-cell table:style-name="ce34" office:value-type="date" office:date-value="2014-02-27T00:00:00">
            <text:p>2/27/2014</text:p>
          </table:table-cell>
          <table:table-cell table:style-name="ce27" office:value-type="float" office:value="1854.29">
            <text:p>1854.29</text:p>
          </table:table-cell>
        </table:table-row>
        <table:table-row table:style-name="ro2">
          <table:table-cell table:style-name="ce34" office:value-type="date" office:date-value="2014-02-28T00:00:00">
            <text:p>2/28/2014</text:p>
          </table:table-cell>
          <table:table-cell table:style-name="ce27" office:value-type="float" office:value="1859.45">
            <text:p>1859.45</text:p>
          </table:table-cell>
        </table:table-row>
        <table:table-row table:style-name="ro2">
          <table:table-cell table:style-name="ce34" office:value-type="date" office:date-value="2014-03-03T00:00:00">
            <text:p>3/3/2014</text:p>
          </table:table-cell>
          <table:table-cell table:style-name="ce27" office:value-type="float" office:value="1845.73">
            <text:p>1845.73</text:p>
          </table:table-cell>
        </table:table-row>
        <table:table-row table:style-name="ro2">
          <table:table-cell table:style-name="ce34" office:value-type="date" office:date-value="2014-03-04T00:00:00">
            <text:p>3/4/2014</text:p>
          </table:table-cell>
          <table:table-cell table:style-name="ce27" office:value-type="float" office:value="1873.91">
            <text:p>1873.91</text:p>
          </table:table-cell>
        </table:table-row>
        <table:table-row table:style-name="ro2">
          <table:table-cell table:style-name="ce34" office:value-type="date" office:date-value="2014-03-05T00:00:00">
            <text:p>3/5/2014</text:p>
          </table:table-cell>
          <table:table-cell table:style-name="ce27" office:value-type="float" office:value="1873.81">
            <text:p>1873.81</text:p>
          </table:table-cell>
        </table:table-row>
        <table:table-row table:style-name="ro2">
          <table:table-cell table:style-name="ce34" office:value-type="date" office:date-value="2014-03-06T00:00:00">
            <text:p>3/6/2014</text:p>
          </table:table-cell>
          <table:table-cell table:style-name="ce27" office:value-type="float" office:value="1877.03">
            <text:p>1877.03</text:p>
          </table:table-cell>
        </table:table-row>
        <table:table-row table:style-name="ro2">
          <table:table-cell table:style-name="ce34" office:value-type="date" office:date-value="2014-03-07T00:00:00">
            <text:p>3/7/2014</text:p>
          </table:table-cell>
          <table:table-cell table:style-name="ce27" office:value-type="float" office:value="1878.04">
            <text:p>1878.04</text:p>
          </table:table-cell>
        </table:table-row>
        <table:table-row table:style-name="ro2">
          <table:table-cell table:style-name="ce34" office:value-type="date" office:date-value="2014-03-10T00:00:00">
            <text:p>3/10/2014</text:p>
          </table:table-cell>
          <table:table-cell table:style-name="ce27" office:value-type="float" office:value="1877.17">
            <text:p>1877.17</text:p>
          </table:table-cell>
        </table:table-row>
        <table:table-row table:style-name="ro2">
          <table:table-cell table:style-name="ce34" office:value-type="date" office:date-value="2014-03-11T00:00:00">
            <text:p>3/11/2014</text:p>
          </table:table-cell>
          <table:table-cell table:style-name="ce27" office:value-type="float" office:value="1867.63">
            <text:p>1867.63</text:p>
          </table:table-cell>
        </table:table-row>
        <table:table-row table:style-name="ro2">
          <table:table-cell table:style-name="ce34" office:value-type="date" office:date-value="2014-03-12T00:00:00">
            <text:p>3/12/2014</text:p>
          </table:table-cell>
          <table:table-cell table:style-name="ce27" office:value-type="float" office:value="1868.2">
            <text:p>1868.2</text:p>
          </table:table-cell>
        </table:table-row>
        <table:table-row table:style-name="ro2">
          <table:table-cell table:style-name="ce34" office:value-type="date" office:date-value="2014-03-13T00:00:00">
            <text:p>3/13/2014</text:p>
          </table:table-cell>
          <table:table-cell table:style-name="ce27" office:value-type="float" office:value="1846.34">
            <text:p>1846.34</text:p>
          </table:table-cell>
        </table:table-row>
        <table:table-row table:style-name="ro2">
          <table:table-cell table:style-name="ce34" office:value-type="date" office:date-value="2014-03-14T00:00:00">
            <text:p>3/14/2014</text:p>
          </table:table-cell>
          <table:table-cell table:style-name="ce27" office:value-type="float" office:value="1841.13">
            <text:p>1841.13</text:p>
          </table:table-cell>
        </table:table-row>
        <table:table-row table:style-name="ro2">
          <table:table-cell table:style-name="ce34" office:value-type="date" office:date-value="2014-03-17T00:00:00">
            <text:p>3/17/2014</text:p>
          </table:table-cell>
          <table:table-cell table:style-name="ce27" office:value-type="float" office:value="1858.83">
            <text:p>1858.83</text:p>
          </table:table-cell>
        </table:table-row>
        <table:table-row table:style-name="ro2">
          <table:table-cell table:style-name="ce34" office:value-type="date" office:date-value="2014-03-18T00:00:00">
            <text:p>3/18/2014</text:p>
          </table:table-cell>
          <table:table-cell table:style-name="ce27" office:value-type="float" office:value="1872.25">
            <text:p>1872.25</text:p>
          </table:table-cell>
        </table:table-row>
        <table:table-row table:style-name="ro2">
          <table:table-cell table:style-name="ce34" office:value-type="date" office:date-value="2014-03-19T00:00:00">
            <text:p>3/19/2014</text:p>
          </table:table-cell>
          <table:table-cell table:style-name="ce27" office:value-type="float" office:value="1860.77">
            <text:p>1860.77</text:p>
          </table:table-cell>
        </table:table-row>
        <table:table-row table:style-name="ro2">
          <table:table-cell table:style-name="ce34" office:value-type="date" office:date-value="2014-03-20T00:00:00">
            <text:p>3/20/2014</text:p>
          </table:table-cell>
          <table:table-cell table:style-name="ce27" office:value-type="float" office:value="1872.01">
            <text:p>1872.01</text:p>
          </table:table-cell>
        </table:table-row>
        <table:table-row table:style-name="ro2">
          <table:table-cell table:style-name="ce34" office:value-type="date" office:date-value="2014-03-21T00:00:00">
            <text:p>3/21/2014</text:p>
          </table:table-cell>
          <table:table-cell table:style-name="ce27" office:value-type="float" office:value="1866.52">
            <text:p>1866.52</text:p>
          </table:table-cell>
        </table:table-row>
        <table:table-row table:style-name="ro2">
          <table:table-cell table:style-name="ce34" office:value-type="date" office:date-value="2014-03-24T00:00:00">
            <text:p>3/24/2014</text:p>
          </table:table-cell>
          <table:table-cell table:style-name="ce27" office:value-type="float" office:value="1857.44">
            <text:p>1857.44</text:p>
          </table:table-cell>
        </table:table-row>
        <table:table-row table:style-name="ro2">
          <table:table-cell table:style-name="ce34" office:value-type="date" office:date-value="2014-03-25T00:00:00">
            <text:p>3/25/2014</text:p>
          </table:table-cell>
          <table:table-cell table:style-name="ce27" office:value-type="float" office:value="1865.62">
            <text:p>1865.62</text:p>
          </table:table-cell>
        </table:table-row>
        <table:table-row table:style-name="ro2">
          <table:table-cell table:style-name="ce34" office:value-type="date" office:date-value="2014-03-26T00:00:00">
            <text:p>3/26/2014</text:p>
          </table:table-cell>
          <table:table-cell table:style-name="ce27" office:value-type="float" office:value="1852.56">
            <text:p>1852.56</text:p>
          </table:table-cell>
        </table:table-row>
        <table:table-row table:style-name="ro2">
          <table:table-cell table:style-name="ce34" office:value-type="date" office:date-value="2014-03-27T00:00:00">
            <text:p>3/27/2014</text:p>
          </table:table-cell>
          <table:table-cell table:style-name="ce27" office:value-type="float" office:value="1849.04">
            <text:p>1849.04</text:p>
          </table:table-cell>
        </table:table-row>
        <table:table-row table:style-name="ro2">
          <table:table-cell table:style-name="ce34" office:value-type="date" office:date-value="2014-03-28T00:00:00">
            <text:p>3/28/2014</text:p>
          </table:table-cell>
          <table:table-cell table:style-name="ce27" office:value-type="float" office:value="1857.62">
            <text:p>1857.62</text:p>
          </table:table-cell>
        </table:table-row>
        <table:table-row table:style-name="ro2">
          <table:table-cell table:style-name="ce34" office:value-type="date" office:date-value="2014-03-31T00:00:00">
            <text:p>3/31/2014</text:p>
          </table:table-cell>
          <table:table-cell table:style-name="ce27" office:value-type="float" office:value="1872.34">
            <text:p>1872.34</text:p>
          </table:table-cell>
        </table:table-row>
        <table:table-row table:style-name="ro2">
          <table:table-cell table:style-name="ce34" office:value-type="date" office:date-value="2014-04-01T00:00:00">
            <text:p>4/1/2014</text:p>
          </table:table-cell>
          <table:table-cell table:style-name="ce27" office:value-type="float" office:value="1885.52">
            <text:p>1885.52</text:p>
          </table:table-cell>
        </table:table-row>
        <table:table-row table:style-name="ro2">
          <table:table-cell table:style-name="ce34" office:value-type="date" office:date-value="2014-04-02T00:00:00">
            <text:p>4/2/2014</text:p>
          </table:table-cell>
          <table:table-cell table:style-name="ce27" office:value-type="float" office:value="1890.9">
            <text:p>1890.9</text:p>
          </table:table-cell>
        </table:table-row>
        <table:table-row table:style-name="ro2">
          <table:table-cell table:style-name="ce34" office:value-type="date" office:date-value="2014-04-03T00:00:00">
            <text:p>4/3/2014</text:p>
          </table:table-cell>
          <table:table-cell table:style-name="ce27" office:value-type="float" office:value="1888.77">
            <text:p>1888.77</text:p>
          </table:table-cell>
        </table:table-row>
        <table:table-row table:style-name="ro2">
          <table:table-cell table:style-name="ce34" office:value-type="date" office:date-value="2014-04-04T00:00:00">
            <text:p>4/4/2014</text:p>
          </table:table-cell>
          <table:table-cell table:style-name="ce27" office:value-type="float" office:value="1865.09">
            <text:p>1865.09</text:p>
          </table:table-cell>
        </table:table-row>
        <table:table-row table:style-name="ro2">
          <table:table-cell table:style-name="ce34" office:value-type="date" office:date-value="2014-04-07T00:00:00">
            <text:p>4/7/2014</text:p>
          </table:table-cell>
          <table:table-cell table:style-name="ce27" office:value-type="float" office:value="1845.04">
            <text:p>1845.04</text:p>
          </table:table-cell>
        </table:table-row>
        <table:table-row table:style-name="ro2">
          <table:table-cell table:style-name="ce34" office:value-type="date" office:date-value="2014-04-08T00:00:00">
            <text:p>4/8/2014</text:p>
          </table:table-cell>
          <table:table-cell table:style-name="ce27" office:value-type="float" office:value="1851.96">
            <text:p>1851.96</text:p>
          </table:table-cell>
        </table:table-row>
        <table:table-row table:style-name="ro2">
          <table:table-cell table:style-name="ce34" office:value-type="date" office:date-value="2014-04-09T00:00:00">
            <text:p>4/9/2014</text:p>
          </table:table-cell>
          <table:table-cell table:style-name="ce27" office:value-type="float" office:value="1872.18">
            <text:p>1872.18</text:p>
          </table:table-cell>
        </table:table-row>
        <table:table-row table:style-name="ro2">
          <table:table-cell table:style-name="ce34" office:value-type="date" office:date-value="2014-04-10T00:00:00">
            <text:p>4/10/2014</text:p>
          </table:table-cell>
          <table:table-cell table:style-name="ce27" office:value-type="float" office:value="1833.08">
            <text:p>1833.08</text:p>
          </table:table-cell>
        </table:table-row>
        <table:table-row table:style-name="ro2">
          <table:table-cell table:style-name="ce34" office:value-type="date" office:date-value="2014-04-11T00:00:00">
            <text:p>4/11/2014</text:p>
          </table:table-cell>
          <table:table-cell table:style-name="ce27" office:value-type="float" office:value="1815.69">
            <text:p>1815.69</text:p>
          </table:table-cell>
        </table:table-row>
        <table:table-row table:style-name="ro2">
          <table:table-cell table:style-name="ce34" office:value-type="date" office:date-value="2014-04-14T00:00:00">
            <text:p>4/14/2014</text:p>
          </table:table-cell>
          <table:table-cell table:style-name="ce27" office:value-type="float" office:value="1830.61">
            <text:p>1830.61</text:p>
          </table:table-cell>
        </table:table-row>
        <table:table-row table:style-name="ro2">
          <table:table-cell table:style-name="ce34" office:value-type="date" office:date-value="2014-04-15T00:00:00">
            <text:p>4/15/2014</text:p>
          </table:table-cell>
          <table:table-cell table:style-name="ce27" office:value-type="float" office:value="1842.98">
            <text:p>1842.98</text:p>
          </table:table-cell>
        </table:table-row>
        <table:table-row table:style-name="ro2">
          <table:table-cell table:style-name="ce34" office:value-type="date" office:date-value="2014-04-16T00:00:00">
            <text:p>4/16/2014</text:p>
          </table:table-cell>
          <table:table-cell table:style-name="ce27" office:value-type="float" office:value="1862.31">
            <text:p>1862.31</text:p>
          </table:table-cell>
        </table:table-row>
        <table:table-row table:style-name="ro2">
          <table:table-cell table:style-name="ce34" office:value-type="date" office:date-value="2014-04-17T00:00:00">
            <text:p>4/17/2014</text:p>
          </table:table-cell>
          <table:table-cell table:style-name="ce27" office:value-type="float" office:value="1864.85">
            <text:p>1864.85</text:p>
          </table:table-cell>
        </table:table-row>
        <table:table-row table:style-name="ro2">
          <table:table-cell table:style-name="ce34" office:value-type="date" office:date-value="2014-04-18T00:00:00">
            <text:p>4/18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4-21T00:00:00">
            <text:p>4/21/2014</text:p>
          </table:table-cell>
          <table:table-cell table:style-name="ce27" office:value-type="float" office:value="1871.89">
            <text:p>1871.89</text:p>
          </table:table-cell>
        </table:table-row>
        <table:table-row table:style-name="ro2">
          <table:table-cell table:style-name="ce34" office:value-type="date" office:date-value="2014-04-22T00:00:00">
            <text:p>4/22/2014</text:p>
          </table:table-cell>
          <table:table-cell table:style-name="ce27" office:value-type="float" office:value="1879.55">
            <text:p>1879.55</text:p>
          </table:table-cell>
        </table:table-row>
        <table:table-row table:style-name="ro2">
          <table:table-cell table:style-name="ce34" office:value-type="date" office:date-value="2014-04-23T00:00:00">
            <text:p>4/23/2014</text:p>
          </table:table-cell>
          <table:table-cell table:style-name="ce27" office:value-type="float" office:value="1875.39">
            <text:p>1875.39</text:p>
          </table:table-cell>
        </table:table-row>
        <table:table-row table:style-name="ro2">
          <table:table-cell table:style-name="ce34" office:value-type="date" office:date-value="2014-04-24T00:00:00">
            <text:p>4/24/2014</text:p>
          </table:table-cell>
          <table:table-cell table:style-name="ce27" office:value-type="float" office:value="1878.61">
            <text:p>1878.61</text:p>
          </table:table-cell>
        </table:table-row>
        <table:table-row table:style-name="ro2">
          <table:table-cell table:style-name="ce34" office:value-type="date" office:date-value="2014-04-25T00:00:00">
            <text:p>4/25/2014</text:p>
          </table:table-cell>
          <table:table-cell table:style-name="ce27" office:value-type="float" office:value="1863.4">
            <text:p>1863.4</text:p>
          </table:table-cell>
        </table:table-row>
        <table:table-row table:style-name="ro2">
          <table:table-cell table:style-name="ce34" office:value-type="date" office:date-value="2014-04-28T00:00:00">
            <text:p>4/28/2014</text:p>
          </table:table-cell>
          <table:table-cell table:style-name="ce27" office:value-type="float" office:value="1869.43">
            <text:p>1869.43</text:p>
          </table:table-cell>
        </table:table-row>
        <table:table-row table:style-name="ro2">
          <table:table-cell table:style-name="ce34" office:value-type="date" office:date-value="2014-04-29T00:00:00">
            <text:p>4/29/2014</text:p>
          </table:table-cell>
          <table:table-cell table:style-name="ce27" office:value-type="float" office:value="1878.33">
            <text:p>1878.33</text:p>
          </table:table-cell>
        </table:table-row>
        <table:table-row table:style-name="ro2">
          <table:table-cell table:style-name="ce34" office:value-type="date" office:date-value="2014-04-30T00:00:00">
            <text:p>4/30/2014</text:p>
          </table:table-cell>
          <table:table-cell table:style-name="ce27" office:value-type="float" office:value="1883.95">
            <text:p>1883.95</text:p>
          </table:table-cell>
        </table:table-row>
        <table:table-row table:style-name="ro2">
          <table:table-cell table:style-name="ce34" office:value-type="date" office:date-value="2014-05-01T00:00:00">
            <text:p>5/1/2014</text:p>
          </table:table-cell>
          <table:table-cell table:style-name="ce27" office:value-type="float" office:value="1883.68">
            <text:p>1883.68</text:p>
          </table:table-cell>
        </table:table-row>
        <table:table-row table:style-name="ro2">
          <table:table-cell table:style-name="ce34" office:value-type="date" office:date-value="2014-05-02T00:00:00">
            <text:p>5/2/2014</text:p>
          </table:table-cell>
          <table:table-cell table:style-name="ce27" office:value-type="float" office:value="1881.14">
            <text:p>1881.14</text:p>
          </table:table-cell>
        </table:table-row>
        <table:table-row table:style-name="ro2">
          <table:table-cell table:style-name="ce34" office:value-type="date" office:date-value="2014-05-05T00:00:00">
            <text:p>5/5/2014</text:p>
          </table:table-cell>
          <table:table-cell table:style-name="ce27" office:value-type="float" office:value="1884.66">
            <text:p>1884.66</text:p>
          </table:table-cell>
        </table:table-row>
        <table:table-row table:style-name="ro2">
          <table:table-cell table:style-name="ce34" office:value-type="date" office:date-value="2014-05-06T00:00:00">
            <text:p>5/6/2014</text:p>
          </table:table-cell>
          <table:table-cell table:style-name="ce27" office:value-type="float" office:value="1867.72">
            <text:p>1867.72</text:p>
          </table:table-cell>
        </table:table-row>
        <table:table-row table:style-name="ro2">
          <table:table-cell table:style-name="ce34" office:value-type="date" office:date-value="2014-05-07T00:00:00">
            <text:p>5/7/2014</text:p>
          </table:table-cell>
          <table:table-cell table:style-name="ce27" office:value-type="float" office:value="1878.21">
            <text:p>1878.21</text:p>
          </table:table-cell>
        </table:table-row>
        <table:table-row table:style-name="ro2">
          <table:table-cell table:style-name="ce34" office:value-type="date" office:date-value="2014-05-08T00:00:00">
            <text:p>5/8/2014</text:p>
          </table:table-cell>
          <table:table-cell table:style-name="ce27" office:value-type="float" office:value="1875.63">
            <text:p>1875.63</text:p>
          </table:table-cell>
        </table:table-row>
        <table:table-row table:style-name="ro2">
          <table:table-cell table:style-name="ce34" office:value-type="date" office:date-value="2014-05-09T00:00:00">
            <text:p>5/9/2014</text:p>
          </table:table-cell>
          <table:table-cell table:style-name="ce27" office:value-type="float" office:value="1878.48">
            <text:p>1878.48</text:p>
          </table:table-cell>
        </table:table-row>
        <table:table-row table:style-name="ro2">
          <table:table-cell table:style-name="ce34" office:value-type="date" office:date-value="2014-05-12T00:00:00">
            <text:p>5/12/2014</text:p>
          </table:table-cell>
          <table:table-cell table:style-name="ce27" office:value-type="float" office:value="1896.65">
            <text:p>1896.65</text:p>
          </table:table-cell>
        </table:table-row>
        <table:table-row table:style-name="ro2">
          <table:table-cell table:style-name="ce34" office:value-type="date" office:date-value="2014-05-13T00:00:00">
            <text:p>5/13/2014</text:p>
          </table:table-cell>
          <table:table-cell table:style-name="ce27" office:value-type="float" office:value="1897.45">
            <text:p>1897.45</text:p>
          </table:table-cell>
        </table:table-row>
        <table:table-row table:style-name="ro2">
          <table:table-cell table:style-name="ce34" office:value-type="date" office:date-value="2014-05-14T00:00:00">
            <text:p>5/14/2014</text:p>
          </table:table-cell>
          <table:table-cell table:style-name="ce27" office:value-type="float" office:value="1888.53">
            <text:p>1888.53</text:p>
          </table:table-cell>
        </table:table-row>
        <table:table-row table:style-name="ro2">
          <table:table-cell table:style-name="ce34" office:value-type="date" office:date-value="2014-05-15T00:00:00">
            <text:p>5/15/2014</text:p>
          </table:table-cell>
          <table:table-cell table:style-name="ce27" office:value-type="float" office:value="1870.85">
            <text:p>1870.85</text:p>
          </table:table-cell>
        </table:table-row>
        <table:table-row table:style-name="ro2">
          <table:table-cell table:style-name="ce34" office:value-type="date" office:date-value="2014-05-16T00:00:00">
            <text:p>5/16/2014</text:p>
          </table:table-cell>
          <table:table-cell table:style-name="ce27" office:value-type="float" office:value="1877.86">
            <text:p>1877.86</text:p>
          </table:table-cell>
        </table:table-row>
        <table:table-row table:style-name="ro2">
          <table:table-cell table:style-name="ce34" office:value-type="date" office:date-value="2014-05-19T00:00:00">
            <text:p>5/19/2014</text:p>
          </table:table-cell>
          <table:table-cell table:style-name="ce27" office:value-type="float" office:value="1885.08">
            <text:p>1885.08</text:p>
          </table:table-cell>
        </table:table-row>
        <table:table-row table:style-name="ro2">
          <table:table-cell table:style-name="ce34" office:value-type="date" office:date-value="2014-05-20T00:00:00">
            <text:p>5/20/2014</text:p>
          </table:table-cell>
          <table:table-cell table:style-name="ce27" office:value-type="float" office:value="1872.83">
            <text:p>1872.83</text:p>
          </table:table-cell>
        </table:table-row>
        <table:table-row table:style-name="ro2">
          <table:table-cell table:style-name="ce34" office:value-type="date" office:date-value="2014-05-21T00:00:00">
            <text:p>5/21/2014</text:p>
          </table:table-cell>
          <table:table-cell table:style-name="ce27" office:value-type="float" office:value="1888.03">
            <text:p>1888.03</text:p>
          </table:table-cell>
        </table:table-row>
        <table:table-row table:style-name="ro2">
          <table:table-cell table:style-name="ce34" office:value-type="date" office:date-value="2014-05-22T00:00:00">
            <text:p>5/22/2014</text:p>
          </table:table-cell>
          <table:table-cell table:style-name="ce27" office:value-type="float" office:value="1892.49">
            <text:p>1892.49</text:p>
          </table:table-cell>
        </table:table-row>
        <table:table-row table:style-name="ro2">
          <table:table-cell table:style-name="ce34" office:value-type="date" office:date-value="2014-05-23T00:00:00">
            <text:p>5/23/2014</text:p>
          </table:table-cell>
          <table:table-cell table:style-name="ce27" office:value-type="float" office:value="1900.53">
            <text:p>1900.53</text:p>
          </table:table-cell>
        </table:table-row>
        <table:table-row table:style-name="ro2">
          <table:table-cell table:style-name="ce34" office:value-type="date" office:date-value="2014-05-26T00:00:00">
            <text:p>5/26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5-27T00:00:00">
            <text:p>5/27/2014</text:p>
          </table:table-cell>
          <table:table-cell table:style-name="ce27" office:value-type="float" office:value="1911.91">
            <text:p>1911.91</text:p>
          </table:table-cell>
        </table:table-row>
        <table:table-row table:style-name="ro2">
          <table:table-cell table:style-name="ce34" office:value-type="date" office:date-value="2014-05-28T00:00:00">
            <text:p>5/28/2014</text:p>
          </table:table-cell>
          <table:table-cell table:style-name="ce27" office:value-type="float" office:value="1909.78">
            <text:p>1909.78</text:p>
          </table:table-cell>
        </table:table-row>
        <table:table-row table:style-name="ro2">
          <table:table-cell table:style-name="ce34" office:value-type="date" office:date-value="2014-05-29T00:00:00">
            <text:p>5/29/2014</text:p>
          </table:table-cell>
          <table:table-cell table:style-name="ce27" office:value-type="float" office:value="1920.03">
            <text:p>1920.03</text:p>
          </table:table-cell>
        </table:table-row>
        <table:table-row table:style-name="ro2">
          <table:table-cell table:style-name="ce34" office:value-type="date" office:date-value="2014-05-30T00:00:00">
            <text:p>5/30/2014</text:p>
          </table:table-cell>
          <table:table-cell table:style-name="ce27" office:value-type="float" office:value="1923.57">
            <text:p>1923.57</text:p>
          </table:table-cell>
        </table:table-row>
        <table:table-row table:style-name="ro2">
          <table:table-cell table:style-name="ce34" office:value-type="date" office:date-value="2014-06-02T00:00:00">
            <text:p>6/2/2014</text:p>
          </table:table-cell>
          <table:table-cell table:style-name="ce27" office:value-type="float" office:value="1924.97">
            <text:p>1924.97</text:p>
          </table:table-cell>
        </table:table-row>
        <table:table-row table:style-name="ro2">
          <table:table-cell table:style-name="ce34" office:value-type="date" office:date-value="2014-06-03T00:00:00">
            <text:p>6/3/2014</text:p>
          </table:table-cell>
          <table:table-cell table:style-name="ce27" office:value-type="float" office:value="1924.24">
            <text:p>1924.24</text:p>
          </table:table-cell>
        </table:table-row>
        <table:table-row table:style-name="ro2">
          <table:table-cell table:style-name="ce34" office:value-type="date" office:date-value="2014-06-04T00:00:00">
            <text:p>6/4/2014</text:p>
          </table:table-cell>
          <table:table-cell table:style-name="ce27" office:value-type="float" office:value="1927.88">
            <text:p>1927.88</text:p>
          </table:table-cell>
        </table:table-row>
        <table:table-row table:style-name="ro2">
          <table:table-cell table:style-name="ce34" office:value-type="date" office:date-value="2014-06-05T00:00:00">
            <text:p>6/5/2014</text:p>
          </table:table-cell>
          <table:table-cell table:style-name="ce27" office:value-type="float" office:value="1940.46">
            <text:p>1940.46</text:p>
          </table:table-cell>
        </table:table-row>
        <table:table-row table:style-name="ro2">
          <table:table-cell table:style-name="ce34" office:value-type="date" office:date-value="2014-06-06T00:00:00">
            <text:p>6/6/2014</text:p>
          </table:table-cell>
          <table:table-cell table:style-name="ce27" office:value-type="float" office:value="1949.44">
            <text:p>1949.44</text:p>
          </table:table-cell>
        </table:table-row>
        <table:table-row table:style-name="ro2">
          <table:table-cell table:style-name="ce34" office:value-type="date" office:date-value="2014-06-09T00:00:00">
            <text:p>6/9/2014</text:p>
          </table:table-cell>
          <table:table-cell table:style-name="ce27" office:value-type="float" office:value="1951.27">
            <text:p>1951.27</text:p>
          </table:table-cell>
        </table:table-row>
        <table:table-row table:style-name="ro2">
          <table:table-cell table:style-name="ce34" office:value-type="date" office:date-value="2014-06-10T00:00:00">
            <text:p>6/10/2014</text:p>
          </table:table-cell>
          <table:table-cell table:style-name="ce27" office:value-type="float" office:value="1950.79">
            <text:p>1950.79</text:p>
          </table:table-cell>
        </table:table-row>
        <table:table-row table:style-name="ro2">
          <table:table-cell table:style-name="ce34" office:value-type="date" office:date-value="2014-06-11T00:00:00">
            <text:p>6/11/2014</text:p>
          </table:table-cell>
          <table:table-cell table:style-name="ce27" office:value-type="float" office:value="1943.89">
            <text:p>1943.89</text:p>
          </table:table-cell>
        </table:table-row>
        <table:table-row table:style-name="ro2">
          <table:table-cell table:style-name="ce34" office:value-type="date" office:date-value="2014-06-12T00:00:00">
            <text:p>6/12/2014</text:p>
          </table:table-cell>
          <table:table-cell table:style-name="ce27" office:value-type="float" office:value="1930.11">
            <text:p>1930.11</text:p>
          </table:table-cell>
        </table:table-row>
        <table:table-row table:style-name="ro2">
          <table:table-cell table:style-name="ce34" office:value-type="date" office:date-value="2014-06-13T00:00:00">
            <text:p>6/13/2014</text:p>
          </table:table-cell>
          <table:table-cell table:style-name="ce27" office:value-type="float" office:value="1936.16">
            <text:p>1936.16</text:p>
          </table:table-cell>
        </table:table-row>
        <table:table-row table:style-name="ro2">
          <table:table-cell table:style-name="ce34" office:value-type="date" office:date-value="2014-06-16T00:00:00">
            <text:p>6/16/2014</text:p>
          </table:table-cell>
          <table:table-cell table:style-name="ce27" office:value-type="float" office:value="1937.78">
            <text:p>1937.78</text:p>
          </table:table-cell>
        </table:table-row>
        <table:table-row table:style-name="ro2">
          <table:table-cell table:style-name="ce34" office:value-type="date" office:date-value="2014-06-17T00:00:00">
            <text:p>6/17/2014</text:p>
          </table:table-cell>
          <table:table-cell table:style-name="ce27" office:value-type="float" office:value="1941.99">
            <text:p>1941.99</text:p>
          </table:table-cell>
        </table:table-row>
        <table:table-row table:style-name="ro2">
          <table:table-cell table:style-name="ce34" office:value-type="date" office:date-value="2014-06-18T00:00:00">
            <text:p>6/18/2014</text:p>
          </table:table-cell>
          <table:table-cell table:style-name="ce27" office:value-type="float" office:value="1956.98">
            <text:p>1956.98</text:p>
          </table:table-cell>
        </table:table-row>
        <table:table-row table:style-name="ro2">
          <table:table-cell table:style-name="ce34" office:value-type="date" office:date-value="2014-06-19T00:00:00">
            <text:p>6/19/2014</text:p>
          </table:table-cell>
          <table:table-cell table:style-name="ce27" office:value-type="float" office:value="1959.48">
            <text:p>1959.48</text:p>
          </table:table-cell>
        </table:table-row>
        <table:table-row table:style-name="ro2">
          <table:table-cell table:style-name="ce34" office:value-type="date" office:date-value="2014-06-20T00:00:00">
            <text:p>6/20/2014</text:p>
          </table:table-cell>
          <table:table-cell table:style-name="ce27" office:value-type="float" office:value="1962.87">
            <text:p>1962.87</text:p>
          </table:table-cell>
        </table:table-row>
        <table:table-row table:style-name="ro2">
          <table:table-cell table:style-name="ce34" office:value-type="date" office:date-value="2014-06-23T00:00:00">
            <text:p>6/23/2014</text:p>
          </table:table-cell>
          <table:table-cell table:style-name="ce27" office:value-type="float" office:value="1962.61">
            <text:p>1962.61</text:p>
          </table:table-cell>
        </table:table-row>
        <table:table-row table:style-name="ro2">
          <table:table-cell table:style-name="ce34" office:value-type="date" office:date-value="2014-06-24T00:00:00">
            <text:p>6/24/2014</text:p>
          </table:table-cell>
          <table:table-cell table:style-name="ce27" office:value-type="float" office:value="1949.98">
            <text:p>1949.98</text:p>
          </table:table-cell>
        </table:table-row>
        <table:table-row table:style-name="ro2">
          <table:table-cell table:style-name="ce34" office:value-type="date" office:date-value="2014-06-25T00:00:00">
            <text:p>6/25/2014</text:p>
          </table:table-cell>
          <table:table-cell table:style-name="ce27" office:value-type="float" office:value="1959.53">
            <text:p>1959.53</text:p>
          </table:table-cell>
        </table:table-row>
        <table:table-row table:style-name="ro2">
          <table:table-cell table:style-name="ce34" office:value-type="date" office:date-value="2014-06-26T00:00:00">
            <text:p>6/26/2014</text:p>
          </table:table-cell>
          <table:table-cell table:style-name="ce27" office:value-type="float" office:value="1957.22">
            <text:p>1957.22</text:p>
          </table:table-cell>
        </table:table-row>
        <table:table-row table:style-name="ro2">
          <table:table-cell table:style-name="ce34" office:value-type="date" office:date-value="2014-06-27T00:00:00">
            <text:p>6/27/2014</text:p>
          </table:table-cell>
          <table:table-cell table:style-name="ce27" office:value-type="float" office:value="1960.96">
            <text:p>1960.96</text:p>
          </table:table-cell>
        </table:table-row>
        <table:table-row table:style-name="ro2">
          <table:table-cell table:style-name="ce34" office:value-type="date" office:date-value="2014-06-30T00:00:00">
            <text:p>6/30/2014</text:p>
          </table:table-cell>
          <table:table-cell table:style-name="ce27" office:value-type="float" office:value="1960.23">
            <text:p>1960.23</text:p>
          </table:table-cell>
        </table:table-row>
        <table:table-row table:style-name="ro2">
          <table:table-cell table:style-name="ce34" office:value-type="date" office:date-value="2014-07-01T00:00:00">
            <text:p>7/1/2014</text:p>
          </table:table-cell>
          <table:table-cell table:style-name="ce27" office:value-type="float" office:value="1973.32">
            <text:p>1973.32</text:p>
          </table:table-cell>
        </table:table-row>
        <table:table-row table:style-name="ro2">
          <table:table-cell table:style-name="ce34" office:value-type="date" office:date-value="2014-07-02T00:00:00">
            <text:p>7/2/2014</text:p>
          </table:table-cell>
          <table:table-cell table:style-name="ce27" office:value-type="float" office:value="1974.62">
            <text:p>1974.62</text:p>
          </table:table-cell>
        </table:table-row>
        <table:table-row table:style-name="ro2">
          <table:table-cell table:style-name="ce34" office:value-type="date" office:date-value="2014-07-03T00:00:00">
            <text:p>7/3/2014</text:p>
          </table:table-cell>
          <table:table-cell table:style-name="ce27" office:value-type="float" office:value="1985.44">
            <text:p>1985.44</text:p>
          </table:table-cell>
        </table:table-row>
        <table:table-row table:style-name="ro2">
          <table:table-cell table:style-name="ce34" office:value-type="date" office:date-value="2014-07-04T00:00:00">
            <text:p>7/4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7-07T00:00:00">
            <text:p>7/7/2014</text:p>
          </table:table-cell>
          <table:table-cell table:style-name="ce27" office:value-type="float" office:value="1977.65">
            <text:p>1977.65</text:p>
          </table:table-cell>
        </table:table-row>
        <table:table-row table:style-name="ro2">
          <table:table-cell table:style-name="ce34" office:value-type="date" office:date-value="2014-07-08T00:00:00">
            <text:p>7/8/2014</text:p>
          </table:table-cell>
          <table:table-cell table:style-name="ce27" office:value-type="float" office:value="1963.71">
            <text:p>1963.71</text:p>
          </table:table-cell>
        </table:table-row>
        <table:table-row table:style-name="ro2">
          <table:table-cell table:style-name="ce34" office:value-type="date" office:date-value="2014-07-09T00:00:00">
            <text:p>7/9/2014</text:p>
          </table:table-cell>
          <table:table-cell table:style-name="ce27" office:value-type="float" office:value="1972.83">
            <text:p>1972.83</text:p>
          </table:table-cell>
        </table:table-row>
        <table:table-row table:style-name="ro2">
          <table:table-cell table:style-name="ce34" office:value-type="date" office:date-value="2014-07-10T00:00:00">
            <text:p>7/10/2014</text:p>
          </table:table-cell>
          <table:table-cell table:style-name="ce27" office:value-type="float" office:value="1964.68">
            <text:p>1964.68</text:p>
          </table:table-cell>
        </table:table-row>
        <table:table-row table:style-name="ro2">
          <table:table-cell table:style-name="ce34" office:value-type="date" office:date-value="2014-07-11T00:00:00">
            <text:p>7/11/2014</text:p>
          </table:table-cell>
          <table:table-cell table:style-name="ce27" office:value-type="float" office:value="1967.57">
            <text:p>1967.57</text:p>
          </table:table-cell>
        </table:table-row>
        <table:table-row table:style-name="ro2">
          <table:table-cell table:style-name="ce34" office:value-type="date" office:date-value="2014-07-14T00:00:00">
            <text:p>7/14/2014</text:p>
          </table:table-cell>
          <table:table-cell table:style-name="ce27" office:value-type="float" office:value="1977.1">
            <text:p>1977.1</text:p>
          </table:table-cell>
        </table:table-row>
        <table:table-row table:style-name="ro2">
          <table:table-cell table:style-name="ce34" office:value-type="date" office:date-value="2014-07-15T00:00:00">
            <text:p>7/15/2014</text:p>
          </table:table-cell>
          <table:table-cell table:style-name="ce27" office:value-type="float" office:value="1973.28">
            <text:p>1973.28</text:p>
          </table:table-cell>
        </table:table-row>
        <table:table-row table:style-name="ro2">
          <table:table-cell table:style-name="ce34" office:value-type="date" office:date-value="2014-07-16T00:00:00">
            <text:p>7/16/2014</text:p>
          </table:table-cell>
          <table:table-cell table:style-name="ce27" office:value-type="float" office:value="1981.57">
            <text:p>1981.57</text:p>
          </table:table-cell>
        </table:table-row>
        <table:table-row table:style-name="ro2">
          <table:table-cell table:style-name="ce34" office:value-type="date" office:date-value="2014-07-17T00:00:00">
            <text:p>7/17/2014</text:p>
          </table:table-cell>
          <table:table-cell table:style-name="ce27" office:value-type="float" office:value="1958.12">
            <text:p>1958.12</text:p>
          </table:table-cell>
        </table:table-row>
        <table:table-row table:style-name="ro2">
          <table:table-cell table:style-name="ce34" office:value-type="date" office:date-value="2014-07-18T00:00:00">
            <text:p>7/18/2014</text:p>
          </table:table-cell>
          <table:table-cell table:style-name="ce27" office:value-type="float" office:value="1978.22">
            <text:p>1978.22</text:p>
          </table:table-cell>
        </table:table-row>
        <table:table-row table:style-name="ro2">
          <table:table-cell table:style-name="ce34" office:value-type="date" office:date-value="2014-07-21T00:00:00">
            <text:p>7/21/2014</text:p>
          </table:table-cell>
          <table:table-cell table:style-name="ce27" office:value-type="float" office:value="1973.63">
            <text:p>1973.63</text:p>
          </table:table-cell>
        </table:table-row>
        <table:table-row table:style-name="ro2">
          <table:table-cell table:style-name="ce34" office:value-type="date" office:date-value="2014-07-22T00:00:00">
            <text:p>7/22/2014</text:p>
          </table:table-cell>
          <table:table-cell table:style-name="ce27" office:value-type="float" office:value="1983.53">
            <text:p>1983.53</text:p>
          </table:table-cell>
        </table:table-row>
        <table:table-row table:style-name="ro2">
          <table:table-cell table:style-name="ce34" office:value-type="date" office:date-value="2014-07-23T00:00:00">
            <text:p>7/23/2014</text:p>
          </table:table-cell>
          <table:table-cell table:style-name="ce27" office:value-type="float" office:value="1987.01">
            <text:p>1987.01</text:p>
          </table:table-cell>
        </table:table-row>
        <table:table-row table:style-name="ro2">
          <table:table-cell table:style-name="ce34" office:value-type="date" office:date-value="2014-07-24T00:00:00">
            <text:p>7/24/2014</text:p>
          </table:table-cell>
          <table:table-cell table:style-name="ce27" office:value-type="float" office:value="1987.98">
            <text:p>1987.98</text:p>
          </table:table-cell>
        </table:table-row>
        <table:table-row table:style-name="ro2">
          <table:table-cell table:style-name="ce34" office:value-type="date" office:date-value="2014-07-25T00:00:00">
            <text:p>7/25/2014</text:p>
          </table:table-cell>
          <table:table-cell table:style-name="ce27" office:value-type="float" office:value="1978.34">
            <text:p>1978.34</text:p>
          </table:table-cell>
        </table:table-row>
        <table:table-row table:style-name="ro2">
          <table:table-cell table:style-name="ce34" office:value-type="date" office:date-value="2014-07-28T00:00:00">
            <text:p>7/28/2014</text:p>
          </table:table-cell>
          <table:table-cell table:style-name="ce27" office:value-type="float" office:value="1978.91">
            <text:p>1978.91</text:p>
          </table:table-cell>
        </table:table-row>
        <table:table-row table:style-name="ro2">
          <table:table-cell table:style-name="ce34" office:value-type="date" office:date-value="2014-07-29T00:00:00">
            <text:p>7/29/2014</text:p>
          </table:table-cell>
          <table:table-cell table:style-name="ce27" office:value-type="float" office:value="1969.95">
            <text:p>1969.95</text:p>
          </table:table-cell>
        </table:table-row>
        <table:table-row table:style-name="ro2">
          <table:table-cell table:style-name="ce34" office:value-type="date" office:date-value="2014-07-30T00:00:00">
            <text:p>7/30/2014</text:p>
          </table:table-cell>
          <table:table-cell table:style-name="ce27" office:value-type="float" office:value="1970.07">
            <text:p>1970.07</text:p>
          </table:table-cell>
        </table:table-row>
        <table:table-row table:style-name="ro2">
          <table:table-cell table:style-name="ce34" office:value-type="date" office:date-value="2014-07-31T00:00:00">
            <text:p>7/31/2014</text:p>
          </table:table-cell>
          <table:table-cell table:style-name="ce27" office:value-type="float" office:value="1930.67">
            <text:p>1930.67</text:p>
          </table:table-cell>
        </table:table-row>
        <table:table-row table:style-name="ro2">
          <table:table-cell table:style-name="ce34" office:value-type="date" office:date-value="2014-08-01T00:00:00">
            <text:p>8/1/2014</text:p>
          </table:table-cell>
          <table:table-cell table:style-name="ce27" office:value-type="float" office:value="1925.15">
            <text:p>1925.15</text:p>
          </table:table-cell>
        </table:table-row>
        <table:table-row table:style-name="ro2">
          <table:table-cell table:style-name="ce34" office:value-type="date" office:date-value="2014-08-04T00:00:00">
            <text:p>8/4/2014</text:p>
          </table:table-cell>
          <table:table-cell table:style-name="ce27" office:value-type="float" office:value="1938.99">
            <text:p>1938.99</text:p>
          </table:table-cell>
        </table:table-row>
        <table:table-row table:style-name="ro2">
          <table:table-cell table:style-name="ce34" office:value-type="date" office:date-value="2014-08-05T00:00:00">
            <text:p>8/5/2014</text:p>
          </table:table-cell>
          <table:table-cell table:style-name="ce27" office:value-type="float" office:value="1920.21">
            <text:p>1920.21</text:p>
          </table:table-cell>
        </table:table-row>
        <table:table-row table:style-name="ro2">
          <table:table-cell table:style-name="ce34" office:value-type="date" office:date-value="2014-08-06T00:00:00">
            <text:p>8/6/2014</text:p>
          </table:table-cell>
          <table:table-cell table:style-name="ce27" office:value-type="float" office:value="1920.24">
            <text:p>1920.24</text:p>
          </table:table-cell>
        </table:table-row>
        <table:table-row table:style-name="ro2">
          <table:table-cell table:style-name="ce34" office:value-type="date" office:date-value="2014-08-07T00:00:00">
            <text:p>8/7/2014</text:p>
          </table:table-cell>
          <table:table-cell table:style-name="ce27" office:value-type="float" office:value="1909.57">
            <text:p>1909.57</text:p>
          </table:table-cell>
        </table:table-row>
        <table:table-row table:style-name="ro2">
          <table:table-cell table:style-name="ce34" office:value-type="date" office:date-value="2014-08-08T00:00:00">
            <text:p>8/8/2014</text:p>
          </table:table-cell>
          <table:table-cell table:style-name="ce27" office:value-type="float" office:value="1931.59">
            <text:p>1931.59</text:p>
          </table:table-cell>
        </table:table-row>
        <table:table-row table:style-name="ro2">
          <table:table-cell table:style-name="ce34" office:value-type="date" office:date-value="2014-08-11T00:00:00">
            <text:p>8/11/2014</text:p>
          </table:table-cell>
          <table:table-cell table:style-name="ce27" office:value-type="float" office:value="1936.92">
            <text:p>1936.92</text:p>
          </table:table-cell>
        </table:table-row>
        <table:table-row table:style-name="ro2">
          <table:table-cell table:style-name="ce34" office:value-type="date" office:date-value="2014-08-12T00:00:00">
            <text:p>8/12/2014</text:p>
          </table:table-cell>
          <table:table-cell table:style-name="ce27" office:value-type="float" office:value="1933.75">
            <text:p>1933.75</text:p>
          </table:table-cell>
        </table:table-row>
        <table:table-row table:style-name="ro2">
          <table:table-cell table:style-name="ce34" office:value-type="date" office:date-value="2014-08-13T00:00:00">
            <text:p>8/13/2014</text:p>
          </table:table-cell>
          <table:table-cell table:style-name="ce27" office:value-type="float" office:value="1946.72">
            <text:p>1946.72</text:p>
          </table:table-cell>
        </table:table-row>
        <table:table-row table:style-name="ro2">
          <table:table-cell table:style-name="ce34" office:value-type="date" office:date-value="2014-08-14T00:00:00">
            <text:p>8/14/2014</text:p>
          </table:table-cell>
          <table:table-cell table:style-name="ce27" office:value-type="float" office:value="1955.18">
            <text:p>1955.18</text:p>
          </table:table-cell>
        </table:table-row>
        <table:table-row table:style-name="ro2">
          <table:table-cell table:style-name="ce34" office:value-type="date" office:date-value="2014-08-15T00:00:00">
            <text:p>8/15/2014</text:p>
          </table:table-cell>
          <table:table-cell table:style-name="ce27" office:value-type="float" office:value="1955.06">
            <text:p>1955.06</text:p>
          </table:table-cell>
        </table:table-row>
        <table:table-row table:style-name="ro2">
          <table:table-cell table:style-name="ce34" office:value-type="date" office:date-value="2014-08-18T00:00:00">
            <text:p>8/18/2014</text:p>
          </table:table-cell>
          <table:table-cell table:style-name="ce27" office:value-type="float" office:value="1971.74">
            <text:p>1971.74</text:p>
          </table:table-cell>
        </table:table-row>
        <table:table-row table:style-name="ro2">
          <table:table-cell table:style-name="ce34" office:value-type="date" office:date-value="2014-08-19T00:00:00">
            <text:p>8/19/2014</text:p>
          </table:table-cell>
          <table:table-cell table:style-name="ce27" office:value-type="float" office:value="1981.6">
            <text:p>1981.6</text:p>
          </table:table-cell>
        </table:table-row>
        <table:table-row table:style-name="ro2">
          <table:table-cell table:style-name="ce34" office:value-type="date" office:date-value="2014-08-20T00:00:00">
            <text:p>8/20/2014</text:p>
          </table:table-cell>
          <table:table-cell table:style-name="ce27" office:value-type="float" office:value="1986.51">
            <text:p>1986.51</text:p>
          </table:table-cell>
        </table:table-row>
        <table:table-row table:style-name="ro2">
          <table:table-cell table:style-name="ce34" office:value-type="date" office:date-value="2014-08-21T00:00:00">
            <text:p>8/21/2014</text:p>
          </table:table-cell>
          <table:table-cell table:style-name="ce27" office:value-type="float" office:value="1992.37">
            <text:p>1992.37</text:p>
          </table:table-cell>
        </table:table-row>
        <table:table-row table:style-name="ro2">
          <table:table-cell table:style-name="ce34" office:value-type="date" office:date-value="2014-08-22T00:00:00">
            <text:p>8/22/2014</text:p>
          </table:table-cell>
          <table:table-cell table:style-name="ce27" office:value-type="float" office:value="1988.4">
            <text:p>1988.4</text:p>
          </table:table-cell>
        </table:table-row>
        <table:table-row table:style-name="ro2">
          <table:table-cell table:style-name="ce34" office:value-type="date" office:date-value="2014-08-25T00:00:00">
            <text:p>8/25/2014</text:p>
          </table:table-cell>
          <table:table-cell table:style-name="ce27" office:value-type="float" office:value="1997.92">
            <text:p>1997.92</text:p>
          </table:table-cell>
        </table:table-row>
        <table:table-row table:style-name="ro2">
          <table:table-cell table:style-name="ce34" office:value-type="date" office:date-value="2014-08-26T00:00:00">
            <text:p>8/26/2014</text:p>
          </table:table-cell>
          <table:table-cell table:style-name="ce27" office:value-type="float" office:value="2000.02">
            <text:p>2000.02</text:p>
          </table:table-cell>
        </table:table-row>
        <table:table-row table:style-name="ro2">
          <table:table-cell table:style-name="ce34" office:value-type="date" office:date-value="2014-08-27T00:00:00">
            <text:p>8/27/2014</text:p>
          </table:table-cell>
          <table:table-cell table:style-name="ce27" office:value-type="float" office:value="2000.12">
            <text:p>2000.12</text:p>
          </table:table-cell>
        </table:table-row>
        <table:table-row table:style-name="ro2">
          <table:table-cell table:style-name="ce34" office:value-type="date" office:date-value="2014-08-28T00:00:00">
            <text:p>8/28/2014</text:p>
          </table:table-cell>
          <table:table-cell table:style-name="ce27" office:value-type="float" office:value="1996.74">
            <text:p>1996.74</text:p>
          </table:table-cell>
        </table:table-row>
        <table:table-row table:style-name="ro2">
          <table:table-cell table:style-name="ce34" office:value-type="date" office:date-value="2014-08-29T00:00:00">
            <text:p>8/29/2014</text:p>
          </table:table-cell>
          <table:table-cell table:style-name="ce27" office:value-type="float" office:value="2003.37">
            <text:p>2003.37</text:p>
          </table:table-cell>
        </table:table-row>
        <table:table-row table:style-name="ro2">
          <table:table-cell table:style-name="ce34" office:value-type="date" office:date-value="2014-09-01T00:00:00">
            <text:p>9/1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09-02T00:00:00">
            <text:p>9/2/2014</text:p>
          </table:table-cell>
          <table:table-cell table:style-name="ce27" office:value-type="float" office:value="2002.28">
            <text:p>2002.28</text:p>
          </table:table-cell>
        </table:table-row>
        <table:table-row table:style-name="ro2">
          <table:table-cell table:style-name="ce34" office:value-type="date" office:date-value="2014-09-03T00:00:00">
            <text:p>9/3/2014</text:p>
          </table:table-cell>
          <table:table-cell table:style-name="ce27" office:value-type="float" office:value="2000.72">
            <text:p>2000.72</text:p>
          </table:table-cell>
        </table:table-row>
        <table:table-row table:style-name="ro2">
          <table:table-cell table:style-name="ce34" office:value-type="date" office:date-value="2014-09-04T00:00:00">
            <text:p>9/4/2014</text:p>
          </table:table-cell>
          <table:table-cell table:style-name="ce27" office:value-type="float" office:value="1997.65">
            <text:p>1997.65</text:p>
          </table:table-cell>
        </table:table-row>
        <table:table-row table:style-name="ro2">
          <table:table-cell table:style-name="ce34" office:value-type="date" office:date-value="2014-09-05T00:00:00">
            <text:p>9/5/2014</text:p>
          </table:table-cell>
          <table:table-cell table:style-name="ce27" office:value-type="float" office:value="2007.71">
            <text:p>2007.71</text:p>
          </table:table-cell>
        </table:table-row>
        <table:table-row table:style-name="ro2">
          <table:table-cell table:style-name="ce34" office:value-type="date" office:date-value="2014-09-08T00:00:00">
            <text:p>9/8/2014</text:p>
          </table:table-cell>
          <table:table-cell table:style-name="ce27" office:value-type="float" office:value="2001.54">
            <text:p>2001.54</text:p>
          </table:table-cell>
        </table:table-row>
        <table:table-row table:style-name="ro2">
          <table:table-cell table:style-name="ce34" office:value-type="date" office:date-value="2014-09-09T00:00:00">
            <text:p>9/9/2014</text:p>
          </table:table-cell>
          <table:table-cell table:style-name="ce27" office:value-type="float" office:value="1988.44">
            <text:p>1988.44</text:p>
          </table:table-cell>
        </table:table-row>
        <table:table-row table:style-name="ro2">
          <table:table-cell table:style-name="ce34" office:value-type="date" office:date-value="2014-09-10T00:00:00">
            <text:p>9/10/2014</text:p>
          </table:table-cell>
          <table:table-cell table:style-name="ce27" office:value-type="float" office:value="1995.69">
            <text:p>1995.69</text:p>
          </table:table-cell>
        </table:table-row>
        <table:table-row table:style-name="ro2">
          <table:table-cell table:style-name="ce34" office:value-type="date" office:date-value="2014-09-11T00:00:00">
            <text:p>9/11/2014</text:p>
          </table:table-cell>
          <table:table-cell table:style-name="ce27" office:value-type="float" office:value="1997.45">
            <text:p>1997.45</text:p>
          </table:table-cell>
        </table:table-row>
        <table:table-row table:style-name="ro2">
          <table:table-cell table:style-name="ce34" office:value-type="date" office:date-value="2014-09-12T00:00:00">
            <text:p>9/12/2014</text:p>
          </table:table-cell>
          <table:table-cell table:style-name="ce27" office:value-type="float" office:value="1985.54">
            <text:p>1985.54</text:p>
          </table:table-cell>
        </table:table-row>
        <table:table-row table:style-name="ro2">
          <table:table-cell table:style-name="ce34" office:value-type="date" office:date-value="2014-09-15T00:00:00">
            <text:p>9/15/2014</text:p>
          </table:table-cell>
          <table:table-cell table:style-name="ce27" office:value-type="float" office:value="1984.13">
            <text:p>1984.13</text:p>
          </table:table-cell>
        </table:table-row>
        <table:table-row table:style-name="ro2">
          <table:table-cell table:style-name="ce34" office:value-type="date" office:date-value="2014-09-16T00:00:00">
            <text:p>9/16/2014</text:p>
          </table:table-cell>
          <table:table-cell table:style-name="ce27" office:value-type="float" office:value="1998.98">
            <text:p>1998.98</text:p>
          </table:table-cell>
        </table:table-row>
        <table:table-row table:style-name="ro2">
          <table:table-cell table:style-name="ce34" office:value-type="date" office:date-value="2014-09-17T00:00:00">
            <text:p>9/17/2014</text:p>
          </table:table-cell>
          <table:table-cell table:style-name="ce27" office:value-type="float" office:value="2001.57">
            <text:p>2001.57</text:p>
          </table:table-cell>
        </table:table-row>
        <table:table-row table:style-name="ro2">
          <table:table-cell table:style-name="ce34" office:value-type="date" office:date-value="2014-09-18T00:00:00">
            <text:p>9/18/2014</text:p>
          </table:table-cell>
          <table:table-cell table:style-name="ce27" office:value-type="float" office:value="2011.36">
            <text:p>2011.36</text:p>
          </table:table-cell>
        </table:table-row>
        <table:table-row table:style-name="ro2">
          <table:table-cell table:style-name="ce34" office:value-type="date" office:date-value="2014-09-19T00:00:00">
            <text:p>9/19/2014</text:p>
          </table:table-cell>
          <table:table-cell table:style-name="ce27" office:value-type="float" office:value="2010.4">
            <text:p>2010.4</text:p>
          </table:table-cell>
        </table:table-row>
        <table:table-row table:style-name="ro2">
          <table:table-cell table:style-name="ce34" office:value-type="date" office:date-value="2014-09-22T00:00:00">
            <text:p>9/22/2014</text:p>
          </table:table-cell>
          <table:table-cell table:style-name="ce27" office:value-type="float" office:value="1994.29">
            <text:p>1994.29</text:p>
          </table:table-cell>
        </table:table-row>
        <table:table-row table:style-name="ro2">
          <table:table-cell table:style-name="ce34" office:value-type="date" office:date-value="2014-09-23T00:00:00">
            <text:p>9/23/2014</text:p>
          </table:table-cell>
          <table:table-cell table:style-name="ce27" office:value-type="float" office:value="1982.77">
            <text:p>1982.77</text:p>
          </table:table-cell>
        </table:table-row>
        <table:table-row table:style-name="ro2">
          <table:table-cell table:style-name="ce34" office:value-type="date" office:date-value="2014-09-24T00:00:00">
            <text:p>9/24/2014</text:p>
          </table:table-cell>
          <table:table-cell table:style-name="ce27" office:value-type="float" office:value="1998.3">
            <text:p>1998.3</text:p>
          </table:table-cell>
        </table:table-row>
        <table:table-row table:style-name="ro2">
          <table:table-cell table:style-name="ce34" office:value-type="date" office:date-value="2014-09-25T00:00:00">
            <text:p>9/25/2014</text:p>
          </table:table-cell>
          <table:table-cell table:style-name="ce27" office:value-type="float" office:value="1965.99">
            <text:p>1965.99</text:p>
          </table:table-cell>
        </table:table-row>
        <table:table-row table:style-name="ro2">
          <table:table-cell table:style-name="ce34" office:value-type="date" office:date-value="2014-09-26T00:00:00">
            <text:p>9/26/2014</text:p>
          </table:table-cell>
          <table:table-cell table:style-name="ce27" office:value-type="float" office:value="1982.85">
            <text:p>1982.85</text:p>
          </table:table-cell>
        </table:table-row>
        <table:table-row table:style-name="ro2">
          <table:table-cell table:style-name="ce34" office:value-type="date" office:date-value="2014-09-29T00:00:00">
            <text:p>9/29/2014</text:p>
          </table:table-cell>
          <table:table-cell table:style-name="ce27" office:value-type="float" office:value="1977.8">
            <text:p>1977.8</text:p>
          </table:table-cell>
        </table:table-row>
        <table:table-row table:style-name="ro2">
          <table:table-cell table:style-name="ce34" office:value-type="date" office:date-value="2014-09-30T00:00:00">
            <text:p>9/30/2014</text:p>
          </table:table-cell>
          <table:table-cell table:style-name="ce27" office:value-type="float" office:value="1972.29">
            <text:p>1972.29</text:p>
          </table:table-cell>
        </table:table-row>
        <table:table-row table:style-name="ro2">
          <table:table-cell table:style-name="ce34" office:value-type="date" office:date-value="2014-10-01T00:00:00">
            <text:p>10/1/2014</text:p>
          </table:table-cell>
          <table:table-cell table:style-name="ce27" office:value-type="float" office:value="1946.16">
            <text:p>1946.16</text:p>
          </table:table-cell>
        </table:table-row>
        <table:table-row table:style-name="ro2">
          <table:table-cell table:style-name="ce34" office:value-type="date" office:date-value="2014-10-02T00:00:00">
            <text:p>10/2/2014</text:p>
          </table:table-cell>
          <table:table-cell table:style-name="ce27" office:value-type="float" office:value="1946.17">
            <text:p>1946.17</text:p>
          </table:table-cell>
        </table:table-row>
        <table:table-row table:style-name="ro2">
          <table:table-cell table:style-name="ce34" office:value-type="date" office:date-value="2014-10-03T00:00:00">
            <text:p>10/3/2014</text:p>
          </table:table-cell>
          <table:table-cell table:style-name="ce27" office:value-type="float" office:value="1967.9">
            <text:p>1967.9</text:p>
          </table:table-cell>
        </table:table-row>
        <table:table-row table:style-name="ro2">
          <table:table-cell table:style-name="ce34" office:value-type="date" office:date-value="2014-10-06T00:00:00">
            <text:p>10/6/2014</text:p>
          </table:table-cell>
          <table:table-cell table:style-name="ce27" office:value-type="float" office:value="1964.82">
            <text:p>1964.82</text:p>
          </table:table-cell>
        </table:table-row>
        <table:table-row table:style-name="ro2">
          <table:table-cell table:style-name="ce34" office:value-type="date" office:date-value="2014-10-07T00:00:00">
            <text:p>10/7/2014</text:p>
          </table:table-cell>
          <table:table-cell table:style-name="ce27" office:value-type="float" office:value="1935.1">
            <text:p>1935.1</text:p>
          </table:table-cell>
        </table:table-row>
        <table:table-row table:style-name="ro2">
          <table:table-cell table:style-name="ce34" office:value-type="date" office:date-value="2014-10-08T00:00:00">
            <text:p>10/8/2014</text:p>
          </table:table-cell>
          <table:table-cell table:style-name="ce27" office:value-type="float" office:value="1968.89">
            <text:p>1968.89</text:p>
          </table:table-cell>
        </table:table-row>
        <table:table-row table:style-name="ro2">
          <table:table-cell table:style-name="ce34" office:value-type="date" office:date-value="2014-10-09T00:00:00">
            <text:p>10/9/2014</text:p>
          </table:table-cell>
          <table:table-cell table:style-name="ce27" office:value-type="float" office:value="1928.21">
            <text:p>1928.21</text:p>
          </table:table-cell>
        </table:table-row>
        <table:table-row table:style-name="ro2">
          <table:table-cell table:style-name="ce34" office:value-type="date" office:date-value="2014-10-10T00:00:00">
            <text:p>10/10/2014</text:p>
          </table:table-cell>
          <table:table-cell table:style-name="ce27" office:value-type="float" office:value="1906.13">
            <text:p>1906.13</text:p>
          </table:table-cell>
        </table:table-row>
        <table:table-row table:style-name="ro2">
          <table:table-cell table:style-name="ce34" office:value-type="date" office:date-value="2014-10-13T00:00:00">
            <text:p>10/13/2014</text:p>
          </table:table-cell>
          <table:table-cell table:style-name="ce27" office:value-type="float" office:value="1874.74">
            <text:p>1874.74</text:p>
          </table:table-cell>
        </table:table-row>
        <table:table-row table:style-name="ro2">
          <table:table-cell table:style-name="ce34" office:value-type="date" office:date-value="2014-10-14T00:00:00">
            <text:p>10/14/2014</text:p>
          </table:table-cell>
          <table:table-cell table:style-name="ce27" office:value-type="float" office:value="1877.7">
            <text:p>1877.7</text:p>
          </table:table-cell>
        </table:table-row>
        <table:table-row table:style-name="ro2">
          <table:table-cell table:style-name="ce34" office:value-type="date" office:date-value="2014-10-15T00:00:00">
            <text:p>10/15/2014</text:p>
          </table:table-cell>
          <table:table-cell table:style-name="ce27" office:value-type="float" office:value="1862.49">
            <text:p>1862.49</text:p>
          </table:table-cell>
        </table:table-row>
        <table:table-row table:style-name="ro2">
          <table:table-cell table:style-name="ce34" office:value-type="date" office:date-value="2014-10-16T00:00:00">
            <text:p>10/16/2014</text:p>
          </table:table-cell>
          <table:table-cell table:style-name="ce27" office:value-type="float" office:value="1862.76">
            <text:p>1862.76</text:p>
          </table:table-cell>
        </table:table-row>
        <table:table-row table:style-name="ro2">
          <table:table-cell table:style-name="ce34" office:value-type="date" office:date-value="2014-10-17T00:00:00">
            <text:p>10/17/2014</text:p>
          </table:table-cell>
          <table:table-cell table:style-name="ce27" office:value-type="float" office:value="1886.76">
            <text:p>1886.76</text:p>
          </table:table-cell>
        </table:table-row>
        <table:table-row table:style-name="ro2">
          <table:table-cell table:style-name="ce34" office:value-type="date" office:date-value="2014-10-20T00:00:00">
            <text:p>10/20/2014</text:p>
          </table:table-cell>
          <table:table-cell table:style-name="ce27" office:value-type="float" office:value="1904.01">
            <text:p>1904.01</text:p>
          </table:table-cell>
        </table:table-row>
        <table:table-row table:style-name="ro2">
          <table:table-cell table:style-name="ce34" office:value-type="date" office:date-value="2014-10-21T00:00:00">
            <text:p>10/21/2014</text:p>
          </table:table-cell>
          <table:table-cell table:style-name="ce27" office:value-type="float" office:value="1941.28">
            <text:p>1941.28</text:p>
          </table:table-cell>
        </table:table-row>
        <table:table-row table:style-name="ro2">
          <table:table-cell table:style-name="ce34" office:value-type="date" office:date-value="2014-10-22T00:00:00">
            <text:p>10/22/2014</text:p>
          </table:table-cell>
          <table:table-cell table:style-name="ce27" office:value-type="float" office:value="1927.11">
            <text:p>1927.11</text:p>
          </table:table-cell>
        </table:table-row>
        <table:table-row table:style-name="ro2">
          <table:table-cell table:style-name="ce34" office:value-type="date" office:date-value="2014-10-23T00:00:00">
            <text:p>10/23/2014</text:p>
          </table:table-cell>
          <table:table-cell table:style-name="ce27" office:value-type="float" office:value="1950.82">
            <text:p>1950.82</text:p>
          </table:table-cell>
        </table:table-row>
        <table:table-row table:style-name="ro2">
          <table:table-cell table:style-name="ce34" office:value-type="date" office:date-value="2014-10-24T00:00:00">
            <text:p>10/24/2014</text:p>
          </table:table-cell>
          <table:table-cell table:style-name="ce27" office:value-type="float" office:value="1964.58">
            <text:p>1964.58</text:p>
          </table:table-cell>
        </table:table-row>
        <table:table-row table:style-name="ro2">
          <table:table-cell table:style-name="ce34" office:value-type="date" office:date-value="2014-10-27T00:00:00">
            <text:p>10/27/2014</text:p>
          </table:table-cell>
          <table:table-cell table:style-name="ce27" office:value-type="float" office:value="1961.63">
            <text:p>1961.63</text:p>
          </table:table-cell>
        </table:table-row>
        <table:table-row table:style-name="ro2">
          <table:table-cell table:style-name="ce34" office:value-type="date" office:date-value="2014-10-28T00:00:00">
            <text:p>10/28/2014</text:p>
          </table:table-cell>
          <table:table-cell table:style-name="ce27" office:value-type="float" office:value="1985.05">
            <text:p>1985.05</text:p>
          </table:table-cell>
        </table:table-row>
        <table:table-row table:style-name="ro2">
          <table:table-cell table:style-name="ce34" office:value-type="date" office:date-value="2014-10-29T00:00:00">
            <text:p>10/29/2014</text:p>
          </table:table-cell>
          <table:table-cell table:style-name="ce27" office:value-type="float" office:value="1982.3">
            <text:p>1982.3</text:p>
          </table:table-cell>
        </table:table-row>
        <table:table-row table:style-name="ro2">
          <table:table-cell table:style-name="ce34" office:value-type="date" office:date-value="2014-10-30T00:00:00">
            <text:p>10/30/2014</text:p>
          </table:table-cell>
          <table:table-cell table:style-name="ce27" office:value-type="float" office:value="1994.65">
            <text:p>1994.65</text:p>
          </table:table-cell>
        </table:table-row>
        <table:table-row table:style-name="ro2">
          <table:table-cell table:style-name="ce34" office:value-type="date" office:date-value="2014-10-31T00:00:00">
            <text:p>10/31/2014</text:p>
          </table:table-cell>
          <table:table-cell table:style-name="ce27" office:value-type="float" office:value="2018.05">
            <text:p>2018.05</text:p>
          </table:table-cell>
        </table:table-row>
        <table:table-row table:style-name="ro2">
          <table:table-cell table:style-name="ce34" office:value-type="date" office:date-value="2014-11-03T00:00:00">
            <text:p>11/3/2014</text:p>
          </table:table-cell>
          <table:table-cell table:style-name="ce27" office:value-type="float" office:value="2017.81">
            <text:p>2017.81</text:p>
          </table:table-cell>
        </table:table-row>
        <table:table-row table:style-name="ro2">
          <table:table-cell table:style-name="ce34" office:value-type="date" office:date-value="2014-11-04T00:00:00">
            <text:p>11/4/2014</text:p>
          </table:table-cell>
          <table:table-cell table:style-name="ce27" office:value-type="float" office:value="2012.1">
            <text:p>2012.1</text:p>
          </table:table-cell>
        </table:table-row>
        <table:table-row table:style-name="ro2">
          <table:table-cell table:style-name="ce34" office:value-type="date" office:date-value="2014-11-05T00:00:00">
            <text:p>11/5/2014</text:p>
          </table:table-cell>
          <table:table-cell table:style-name="ce27" office:value-type="float" office:value="2023.57">
            <text:p>2023.57</text:p>
          </table:table-cell>
        </table:table-row>
        <table:table-row table:style-name="ro2">
          <table:table-cell table:style-name="ce34" office:value-type="date" office:date-value="2014-11-06T00:00:00">
            <text:p>11/6/2014</text:p>
          </table:table-cell>
          <table:table-cell table:style-name="ce27" office:value-type="float" office:value="2031.21">
            <text:p>2031.21</text:p>
          </table:table-cell>
        </table:table-row>
        <table:table-row table:style-name="ro2">
          <table:table-cell table:style-name="ce34" office:value-type="date" office:date-value="2014-11-07T00:00:00">
            <text:p>11/7/2014</text:p>
          </table:table-cell>
          <table:table-cell table:style-name="ce27" office:value-type="float" office:value="2031.92">
            <text:p>2031.92</text:p>
          </table:table-cell>
        </table:table-row>
        <table:table-row table:style-name="ro2">
          <table:table-cell table:style-name="ce34" office:value-type="date" office:date-value="2014-11-10T00:00:00">
            <text:p>11/10/2014</text:p>
          </table:table-cell>
          <table:table-cell table:style-name="ce27" office:value-type="float" office:value="2038.26">
            <text:p>2038.26</text:p>
          </table:table-cell>
        </table:table-row>
        <table:table-row table:style-name="ro2">
          <table:table-cell table:style-name="ce34" office:value-type="date" office:date-value="2014-11-11T00:00:00">
            <text:p>11/11/2014</text:p>
          </table:table-cell>
          <table:table-cell table:style-name="ce27" office:value-type="float" office:value="2039.68">
            <text:p>2039.68</text:p>
          </table:table-cell>
        </table:table-row>
        <table:table-row table:style-name="ro2">
          <table:table-cell table:style-name="ce34" office:value-type="date" office:date-value="2014-11-12T00:00:00">
            <text:p>11/12/2014</text:p>
          </table:table-cell>
          <table:table-cell table:style-name="ce27" office:value-type="float" office:value="2038.25">
            <text:p>2038.25</text:p>
          </table:table-cell>
        </table:table-row>
        <table:table-row table:style-name="ro2">
          <table:table-cell table:style-name="ce34" office:value-type="date" office:date-value="2014-11-13T00:00:00">
            <text:p>11/13/2014</text:p>
          </table:table-cell>
          <table:table-cell table:style-name="ce27" office:value-type="float" office:value="2039.33">
            <text:p>2039.33</text:p>
          </table:table-cell>
        </table:table-row>
        <table:table-row table:style-name="ro2">
          <table:table-cell table:style-name="ce34" office:value-type="date" office:date-value="2014-11-14T00:00:00">
            <text:p>11/14/2014</text:p>
          </table:table-cell>
          <table:table-cell table:style-name="ce27" office:value-type="float" office:value="2039.82">
            <text:p>2039.82</text:p>
          </table:table-cell>
        </table:table-row>
        <table:table-row table:style-name="ro2">
          <table:table-cell table:style-name="ce34" office:value-type="date" office:date-value="2014-11-17T00:00:00">
            <text:p>11/17/2014</text:p>
          </table:table-cell>
          <table:table-cell table:style-name="ce27" office:value-type="float" office:value="2041.32">
            <text:p>2041.32</text:p>
          </table:table-cell>
        </table:table-row>
        <table:table-row table:style-name="ro2">
          <table:table-cell table:style-name="ce34" office:value-type="date" office:date-value="2014-11-18T00:00:00">
            <text:p>11/18/2014</text:p>
          </table:table-cell>
          <table:table-cell table:style-name="ce27" office:value-type="float" office:value="2051.8">
            <text:p>2051.8</text:p>
          </table:table-cell>
        </table:table-row>
        <table:table-row table:style-name="ro2">
          <table:table-cell table:style-name="ce34" office:value-type="date" office:date-value="2014-11-19T00:00:00">
            <text:p>11/19/2014</text:p>
          </table:table-cell>
          <table:table-cell table:style-name="ce27" office:value-type="float" office:value="2048.72">
            <text:p>2048.72</text:p>
          </table:table-cell>
        </table:table-row>
        <table:table-row table:style-name="ro2">
          <table:table-cell table:style-name="ce34" office:value-type="date" office:date-value="2014-11-20T00:00:00">
            <text:p>11/20/2014</text:p>
          </table:table-cell>
          <table:table-cell table:style-name="ce27" office:value-type="float" office:value="2052.75">
            <text:p>2052.75</text:p>
          </table:table-cell>
        </table:table-row>
        <table:table-row table:style-name="ro2">
          <table:table-cell table:style-name="ce34" office:value-type="date" office:date-value="2014-11-21T00:00:00">
            <text:p>11/21/2014</text:p>
          </table:table-cell>
          <table:table-cell table:style-name="ce27" office:value-type="float" office:value="2063.5">
            <text:p>2063.5</text:p>
          </table:table-cell>
        </table:table-row>
        <table:table-row table:style-name="ro2">
          <table:table-cell table:style-name="ce34" office:value-type="date" office:date-value="2014-11-24T00:00:00">
            <text:p>11/24/2014</text:p>
          </table:table-cell>
          <table:table-cell table:style-name="ce27" office:value-type="float" office:value="2069.41">
            <text:p>2069.41</text:p>
          </table:table-cell>
        </table:table-row>
        <table:table-row table:style-name="ro2">
          <table:table-cell table:style-name="ce34" office:value-type="date" office:date-value="2014-11-25T00:00:00">
            <text:p>11/25/2014</text:p>
          </table:table-cell>
          <table:table-cell table:style-name="ce27" office:value-type="float" office:value="2067.03">
            <text:p>2067.03</text:p>
          </table:table-cell>
        </table:table-row>
        <table:table-row table:style-name="ro2">
          <table:table-cell table:style-name="ce34" office:value-type="date" office:date-value="2014-11-26T00:00:00">
            <text:p>11/26/2014</text:p>
          </table:table-cell>
          <table:table-cell table:style-name="ce27" office:value-type="float" office:value="2072.83">
            <text:p>2072.83</text:p>
          </table:table-cell>
        </table:table-row>
        <table:table-row table:style-name="ro2">
          <table:table-cell table:style-name="ce34" office:value-type="date" office:date-value="2014-11-27T00:00:00">
            <text:p>11/27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11-28T00:00:00">
            <text:p>11/28/2014</text:p>
          </table:table-cell>
          <table:table-cell table:style-name="ce27" office:value-type="float" office:value="2067.56">
            <text:p>2067.56</text:p>
          </table:table-cell>
        </table:table-row>
        <table:table-row table:style-name="ro2">
          <table:table-cell table:style-name="ce34" office:value-type="date" office:date-value="2014-12-01T00:00:00">
            <text:p>12/1/2014</text:p>
          </table:table-cell>
          <table:table-cell table:style-name="ce27" office:value-type="float" office:value="2053.44">
            <text:p>2053.44</text:p>
          </table:table-cell>
        </table:table-row>
        <table:table-row table:style-name="ro2">
          <table:table-cell table:style-name="ce34" office:value-type="date" office:date-value="2014-12-02T00:00:00">
            <text:p>12/2/2014</text:p>
          </table:table-cell>
          <table:table-cell table:style-name="ce27" office:value-type="float" office:value="2066.55">
            <text:p>2066.55</text:p>
          </table:table-cell>
        </table:table-row>
        <table:table-row table:style-name="ro2">
          <table:table-cell table:style-name="ce34" office:value-type="date" office:date-value="2014-12-03T00:00:00">
            <text:p>12/3/2014</text:p>
          </table:table-cell>
          <table:table-cell table:style-name="ce27" office:value-type="float" office:value="2074.33">
            <text:p>2074.33</text:p>
          </table:table-cell>
        </table:table-row>
        <table:table-row table:style-name="ro2">
          <table:table-cell table:style-name="ce34" office:value-type="date" office:date-value="2014-12-04T00:00:00">
            <text:p>12/4/2014</text:p>
          </table:table-cell>
          <table:table-cell table:style-name="ce27" office:value-type="float" office:value="2071.92">
            <text:p>2071.92</text:p>
          </table:table-cell>
        </table:table-row>
        <table:table-row table:style-name="ro2">
          <table:table-cell table:style-name="ce34" office:value-type="date" office:date-value="2014-12-05T00:00:00">
            <text:p>12/5/2014</text:p>
          </table:table-cell>
          <table:table-cell table:style-name="ce27" office:value-type="float" office:value="2075.37">
            <text:p>2075.37</text:p>
          </table:table-cell>
        </table:table-row>
        <table:table-row table:style-name="ro2">
          <table:table-cell table:style-name="ce34" office:value-type="date" office:date-value="2014-12-08T00:00:00">
            <text:p>12/8/2014</text:p>
          </table:table-cell>
          <table:table-cell table:style-name="ce27" office:value-type="float" office:value="2060.31">
            <text:p>2060.31</text:p>
          </table:table-cell>
        </table:table-row>
        <table:table-row table:style-name="ro2">
          <table:table-cell table:style-name="ce34" office:value-type="date" office:date-value="2014-12-09T00:00:00">
            <text:p>12/9/2014</text:p>
          </table:table-cell>
          <table:table-cell table:style-name="ce27" office:value-type="float" office:value="2059.82">
            <text:p>2059.82</text:p>
          </table:table-cell>
        </table:table-row>
        <table:table-row table:style-name="ro2">
          <table:table-cell table:style-name="ce34" office:value-type="date" office:date-value="2014-12-10T00:00:00">
            <text:p>12/10/2014</text:p>
          </table:table-cell>
          <table:table-cell table:style-name="ce27" office:value-type="float" office:value="2026.14">
            <text:p>2026.14</text:p>
          </table:table-cell>
        </table:table-row>
        <table:table-row table:style-name="ro2">
          <table:table-cell table:style-name="ce34" office:value-type="date" office:date-value="2014-12-11T00:00:00">
            <text:p>12/11/2014</text:p>
          </table:table-cell>
          <table:table-cell table:style-name="ce27" office:value-type="float" office:value="2035.33">
            <text:p>2035.33</text:p>
          </table:table-cell>
        </table:table-row>
        <table:table-row table:style-name="ro2">
          <table:table-cell table:style-name="ce34" office:value-type="date" office:date-value="2014-12-12T00:00:00">
            <text:p>12/12/2014</text:p>
          </table:table-cell>
          <table:table-cell table:style-name="ce27" office:value-type="float" office:value="2002.33">
            <text:p>2002.33</text:p>
          </table:table-cell>
        </table:table-row>
        <table:table-row table:style-name="ro2">
          <table:table-cell table:style-name="ce34" office:value-type="date" office:date-value="2014-12-15T00:00:00">
            <text:p>12/15/2014</text:p>
          </table:table-cell>
          <table:table-cell table:style-name="ce27" office:value-type="float" office:value="1989.63">
            <text:p>1989.63</text:p>
          </table:table-cell>
        </table:table-row>
        <table:table-row table:style-name="ro2">
          <table:table-cell table:style-name="ce34" office:value-type="date" office:date-value="2014-12-16T00:00:00">
            <text:p>12/16/2014</text:p>
          </table:table-cell>
          <table:table-cell table:style-name="ce27" office:value-type="float" office:value="1972.74">
            <text:p>1972.74</text:p>
          </table:table-cell>
        </table:table-row>
        <table:table-row table:style-name="ro2">
          <table:table-cell table:style-name="ce34" office:value-type="date" office:date-value="2014-12-17T00:00:00">
            <text:p>12/17/2014</text:p>
          </table:table-cell>
          <table:table-cell table:style-name="ce27" office:value-type="float" office:value="2012.89">
            <text:p>2012.89</text:p>
          </table:table-cell>
        </table:table-row>
        <table:table-row table:style-name="ro2">
          <table:table-cell table:style-name="ce34" office:value-type="date" office:date-value="2014-12-18T00:00:00">
            <text:p>12/18/2014</text:p>
          </table:table-cell>
          <table:table-cell table:style-name="ce27" office:value-type="float" office:value="2061.23">
            <text:p>2061.23</text:p>
          </table:table-cell>
        </table:table-row>
        <table:table-row table:style-name="ro2">
          <table:table-cell table:style-name="ce34" office:value-type="date" office:date-value="2014-12-19T00:00:00">
            <text:p>12/19/2014</text:p>
          </table:table-cell>
          <table:table-cell table:style-name="ce27" office:value-type="float" office:value="2070.65">
            <text:p>2070.65</text:p>
          </table:table-cell>
        </table:table-row>
        <table:table-row table:style-name="ro2">
          <table:table-cell table:style-name="ce34" office:value-type="date" office:date-value="2014-12-22T00:00:00">
            <text:p>12/22/2014</text:p>
          </table:table-cell>
          <table:table-cell table:style-name="ce27" office:value-type="float" office:value="2078.54">
            <text:p>2078.54</text:p>
          </table:table-cell>
        </table:table-row>
        <table:table-row table:style-name="ro2">
          <table:table-cell table:style-name="ce34" office:value-type="date" office:date-value="2014-12-23T00:00:00">
            <text:p>12/23/2014</text:p>
          </table:table-cell>
          <table:table-cell table:style-name="ce27" office:value-type="float" office:value="2082.17">
            <text:p>2082.17</text:p>
          </table:table-cell>
        </table:table-row>
        <table:table-row table:style-name="ro2">
          <table:table-cell table:style-name="ce34" office:value-type="date" office:date-value="2014-12-24T00:00:00">
            <text:p>12/24/2014</text:p>
          </table:table-cell>
          <table:table-cell table:style-name="ce27" office:value-type="float" office:value="2081.88">
            <text:p>2081.88</text:p>
          </table:table-cell>
        </table:table-row>
        <table:table-row table:style-name="ro2">
          <table:table-cell table:style-name="ce34" office:value-type="date" office:date-value="2014-12-25T00:00:00">
            <text:p>12/25/2014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4-12-26T00:00:00">
            <text:p>12/26/2014</text:p>
          </table:table-cell>
          <table:table-cell table:style-name="ce27" office:value-type="float" office:value="2088.77">
            <text:p>2088.77</text:p>
          </table:table-cell>
        </table:table-row>
        <table:table-row table:style-name="ro2">
          <table:table-cell table:style-name="ce34" office:value-type="date" office:date-value="2014-12-29T00:00:00">
            <text:p>12/29/2014</text:p>
          </table:table-cell>
          <table:table-cell table:style-name="ce27" office:value-type="float" office:value="2090.57">
            <text:p>2090.57</text:p>
          </table:table-cell>
        </table:table-row>
        <table:table-row table:style-name="ro2">
          <table:table-cell table:style-name="ce34" office:value-type="date" office:date-value="2014-12-30T00:00:00">
            <text:p>12/30/2014</text:p>
          </table:table-cell>
          <table:table-cell table:style-name="ce27" office:value-type="float" office:value="2080.35">
            <text:p>2080.35</text:p>
          </table:table-cell>
        </table:table-row>
        <table:table-row table:style-name="ro2">
          <table:table-cell table:style-name="ce34" office:value-type="date" office:date-value="2014-12-31T00:00:00">
            <text:p>12/31/2014</text:p>
          </table:table-cell>
          <table:table-cell table:style-name="ce27" office:value-type="float" office:value="2058.9">
            <text:p>2058.9</text:p>
          </table:table-cell>
        </table:table-row>
        <table:table-row table:style-name="ro2">
          <table:table-cell table:style-name="ce34" office:value-type="date" office:date-value="2015-01-01T00:00:00">
            <text:p>1/1/201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5-01-02T00:00:00">
            <text:p>1/2/2015</text:p>
          </table:table-cell>
          <table:table-cell table:style-name="ce27" office:value-type="float" office:value="2058.2">
            <text:p>2058.2</text:p>
          </table:table-cell>
        </table:table-row>
        <table:table-row table:style-name="ro2">
          <table:table-cell table:style-name="ce34" office:value-type="date" office:date-value="2015-01-05T00:00:00">
            <text:p>1/5/2015</text:p>
          </table:table-cell>
          <table:table-cell table:style-name="ce27" office:value-type="float" office:value="2020.58">
            <text:p>2020.58</text:p>
          </table:table-cell>
        </table:table-row>
        <table:table-row table:style-name="ro2">
          <table:table-cell table:style-name="ce34" office:value-type="date" office:date-value="2015-01-06T00:00:00">
            <text:p>1/6/2015</text:p>
          </table:table-cell>
          <table:table-cell table:style-name="ce27" office:value-type="float" office:value="2002.61">
            <text:p>2002.61</text:p>
          </table:table-cell>
        </table:table-row>
        <table:table-row table:style-name="ro2">
          <table:table-cell table:style-name="ce34" office:value-type="date" office:date-value="2015-01-07T00:00:00">
            <text:p>1/7/2015</text:p>
          </table:table-cell>
          <table:table-cell table:style-name="ce27" office:value-type="float" office:value="2025.9">
            <text:p>2025.9</text:p>
          </table:table-cell>
        </table:table-row>
        <table:table-row table:style-name="ro2">
          <table:table-cell table:style-name="ce34" office:value-type="date" office:date-value="2015-01-08T00:00:00">
            <text:p>1/8/2015</text:p>
          </table:table-cell>
          <table:table-cell table:style-name="ce27" office:value-type="float" office:value="2062.14">
            <text:p>2062.14</text:p>
          </table:table-cell>
        </table:table-row>
        <table:table-row table:style-name="ro2">
          <table:table-cell table:style-name="ce34" office:value-type="date" office:date-value="2015-01-09T00:00:00">
            <text:p>1/9/2015</text:p>
          </table:table-cell>
          <table:table-cell table:style-name="ce27" office:value-type="float" office:value="2044.81">
            <text:p>2044.81</text:p>
          </table:table-cell>
        </table:table-row>
        <table:table-row table:style-name="ro2">
          <table:table-cell table:style-name="ce34" office:value-type="date" office:date-value="2015-01-12T00:00:00">
            <text:p>1/12/2015</text:p>
          </table:table-cell>
          <table:table-cell table:style-name="ce27" office:value-type="float" office:value="2028.26">
            <text:p>2028.26</text:p>
          </table:table-cell>
        </table:table-row>
        <table:table-row table:style-name="ro2">
          <table:table-cell table:style-name="ce34" office:value-type="date" office:date-value="2015-01-13T00:00:00">
            <text:p>1/13/2015</text:p>
          </table:table-cell>
          <table:table-cell table:style-name="ce27" office:value-type="float" office:value="2023.03">
            <text:p>2023.03</text:p>
          </table:table-cell>
        </table:table-row>
        <table:table-row table:style-name="ro2">
          <table:table-cell table:style-name="ce34" office:value-type="date" office:date-value="2015-01-14T00:00:00">
            <text:p>1/14/2015</text:p>
          </table:table-cell>
          <table:table-cell table:style-name="ce27" office:value-type="float" office:value="2011.27">
            <text:p>2011.27</text:p>
          </table:table-cell>
        </table:table-row>
        <table:table-row table:style-name="ro2">
          <table:table-cell table:style-name="ce34" office:value-type="date" office:date-value="2015-01-15T00:00:00">
            <text:p>1/15/2015</text:p>
          </table:table-cell>
          <table:table-cell table:style-name="ce27" office:value-type="float" office:value="1992.67">
            <text:p>1992.67</text:p>
          </table:table-cell>
        </table:table-row>
        <table:table-row table:style-name="ro2">
          <table:table-cell table:style-name="ce34" office:value-type="date" office:date-value="2015-01-16T00:00:00">
            <text:p>1/16/2015</text:p>
          </table:table-cell>
          <table:table-cell table:style-name="ce27" office:value-type="float" office:value="2019.42">
            <text:p>2019.42</text:p>
          </table:table-cell>
        </table:table-row>
        <table:table-row table:style-name="ro2">
          <table:table-cell table:style-name="ce34" office:value-type="date" office:date-value="2015-01-19T00:00:00">
            <text:p>1/19/201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5-01-20T00:00:00">
            <text:p>1/20/2015</text:p>
          </table:table-cell>
          <table:table-cell table:style-name="ce27" office:value-type="float" office:value="2022.55">
            <text:p>2022.55</text:p>
          </table:table-cell>
        </table:table-row>
        <table:table-row table:style-name="ro2">
          <table:table-cell table:style-name="ce34" office:value-type="date" office:date-value="2015-01-21T00:00:00">
            <text:p>1/21/2015</text:p>
          </table:table-cell>
          <table:table-cell table:style-name="ce27" office:value-type="float" office:value="2032.12">
            <text:p>2032.12</text:p>
          </table:table-cell>
        </table:table-row>
        <table:table-row table:style-name="ro2">
          <table:table-cell table:style-name="ce34" office:value-type="date" office:date-value="2015-01-22T00:00:00">
            <text:p>1/22/2015</text:p>
          </table:table-cell>
          <table:table-cell table:style-name="ce27" office:value-type="float" office:value="2063.15">
            <text:p>2063.15</text:p>
          </table:table-cell>
        </table:table-row>
        <table:table-row table:style-name="ro2">
          <table:table-cell table:style-name="ce34" office:value-type="date" office:date-value="2015-01-23T00:00:00">
            <text:p>1/23/2015</text:p>
          </table:table-cell>
          <table:table-cell table:style-name="ce27" office:value-type="float" office:value="2051.82">
            <text:p>2051.82</text:p>
          </table:table-cell>
        </table:table-row>
        <table:table-row table:style-name="ro2">
          <table:table-cell table:style-name="ce34" office:value-type="date" office:date-value="2015-01-26T00:00:00">
            <text:p>1/26/2015</text:p>
          </table:table-cell>
          <table:table-cell table:style-name="ce27" office:value-type="float" office:value="2057.09">
            <text:p>2057.09</text:p>
          </table:table-cell>
        </table:table-row>
        <table:table-row table:style-name="ro2">
          <table:table-cell table:style-name="ce34" office:value-type="date" office:date-value="2015-01-27T00:00:00">
            <text:p>1/27/2015</text:p>
          </table:table-cell>
          <table:table-cell table:style-name="ce27" office:value-type="float" office:value="2029.55">
            <text:p>2029.55</text:p>
          </table:table-cell>
        </table:table-row>
        <table:table-row table:style-name="ro2">
          <table:table-cell table:style-name="ce34" office:value-type="date" office:date-value="2015-01-28T00:00:00">
            <text:p>1/28/2015</text:p>
          </table:table-cell>
          <table:table-cell table:style-name="ce27" office:value-type="float" office:value="2002.16">
            <text:p>2002.16</text:p>
          </table:table-cell>
        </table:table-row>
        <table:table-row table:style-name="ro2">
          <table:table-cell table:style-name="ce34" office:value-type="date" office:date-value="2015-01-29T00:00:00">
            <text:p>1/29/2015</text:p>
          </table:table-cell>
          <table:table-cell table:style-name="ce27" office:value-type="float" office:value="2021.25">
            <text:p>2021.25</text:p>
          </table:table-cell>
        </table:table-row>
        <table:table-row table:style-name="ro2">
          <table:table-cell table:style-name="ce34" office:value-type="date" office:date-value="2015-01-30T00:00:00">
            <text:p>1/30/2015</text:p>
          </table:table-cell>
          <table:table-cell table:style-name="ce27" office:value-type="float" office:value="1994.99">
            <text:p>1994.99</text:p>
          </table:table-cell>
        </table:table-row>
        <table:table-row table:style-name="ro2">
          <table:table-cell table:style-name="ce34" office:value-type="date" office:date-value="2015-02-02T00:00:00">
            <text:p>2/2/2015</text:p>
          </table:table-cell>
          <table:table-cell table:style-name="ce27" office:value-type="float" office:value="2020.85">
            <text:p>2020.85</text:p>
          </table:table-cell>
        </table:table-row>
        <table:table-row table:style-name="ro2">
          <table:table-cell table:style-name="ce34" office:value-type="date" office:date-value="2015-02-03T00:00:00">
            <text:p>2/3/2015</text:p>
          </table:table-cell>
          <table:table-cell table:style-name="ce27" office:value-type="float" office:value="2050.03">
            <text:p>2050.03</text:p>
          </table:table-cell>
        </table:table-row>
        <table:table-row table:style-name="ro2">
          <table:table-cell table:style-name="ce34" office:value-type="date" office:date-value="2015-02-04T00:00:00">
            <text:p>2/4/2015</text:p>
          </table:table-cell>
          <table:table-cell table:style-name="ce27" office:value-type="float" office:value="2041.51">
            <text:p>2041.51</text:p>
          </table:table-cell>
        </table:table-row>
        <table:table-row table:style-name="ro2">
          <table:table-cell table:style-name="ce34" office:value-type="date" office:date-value="2015-02-05T00:00:00">
            <text:p>2/5/2015</text:p>
          </table:table-cell>
          <table:table-cell table:style-name="ce27" office:value-type="float" office:value="2062.52">
            <text:p>2062.52</text:p>
          </table:table-cell>
        </table:table-row>
        <table:table-row table:style-name="ro2">
          <table:table-cell table:style-name="ce34" office:value-type="date" office:date-value="2015-02-06T00:00:00">
            <text:p>2/6/2015</text:p>
          </table:table-cell>
          <table:table-cell table:style-name="ce27" office:value-type="float" office:value="2055.47">
            <text:p>2055.47</text:p>
          </table:table-cell>
        </table:table-row>
        <table:table-row table:style-name="ro2">
          <table:table-cell table:style-name="ce34" office:value-type="date" office:date-value="2015-02-09T00:00:00">
            <text:p>2/9/2015</text:p>
          </table:table-cell>
          <table:table-cell table:style-name="ce27" office:value-type="float" office:value="2046.74">
            <text:p>2046.74</text:p>
          </table:table-cell>
        </table:table-row>
        <table:table-row table:style-name="ro2">
          <table:table-cell table:style-name="ce34" office:value-type="date" office:date-value="2015-02-10T00:00:00">
            <text:p>2/10/2015</text:p>
          </table:table-cell>
          <table:table-cell table:style-name="ce27" office:value-type="float" office:value="2068.59">
            <text:p>2068.59</text:p>
          </table:table-cell>
        </table:table-row>
        <table:table-row table:style-name="ro2">
          <table:table-cell table:style-name="ce34" office:value-type="date" office:date-value="2015-02-11T00:00:00">
            <text:p>2/11/2015</text:p>
          </table:table-cell>
          <table:table-cell table:style-name="ce27" office:value-type="float" office:value="2068.53">
            <text:p>2068.53</text:p>
          </table:table-cell>
        </table:table-row>
        <table:table-row table:style-name="ro2">
          <table:table-cell table:style-name="ce34" office:value-type="date" office:date-value="2015-02-12T00:00:00">
            <text:p>2/12/2015</text:p>
          </table:table-cell>
          <table:table-cell table:style-name="ce27" office:value-type="float" office:value="2088.48">
            <text:p>2088.48</text:p>
          </table:table-cell>
        </table:table-row>
        <table:table-row table:style-name="ro2">
          <table:table-cell table:style-name="ce34" office:value-type="date" office:date-value="2015-02-13T00:00:00">
            <text:p>2/13/2015</text:p>
          </table:table-cell>
          <table:table-cell table:style-name="ce27" office:value-type="float" office:value="2096.99">
            <text:p>2096.99</text:p>
          </table:table-cell>
        </table:table-row>
        <table:table-row table:style-name="ro2">
          <table:table-cell table:style-name="ce34" office:value-type="date" office:date-value="2015-02-16T00:00:00">
            <text:p>2/16/201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5-02-17T00:00:00">
            <text:p>2/17/2015</text:p>
          </table:table-cell>
          <table:table-cell table:style-name="ce27" office:value-type="float" office:value="2100.34">
            <text:p>2100.34</text:p>
          </table:table-cell>
        </table:table-row>
        <table:table-row table:style-name="ro2">
          <table:table-cell table:style-name="ce34" office:value-type="date" office:date-value="2015-02-18T00:00:00">
            <text:p>2/18/2015</text:p>
          </table:table-cell>
          <table:table-cell table:style-name="ce27" office:value-type="float" office:value="2099.68">
            <text:p>2099.68</text:p>
          </table:table-cell>
        </table:table-row>
        <table:table-row table:style-name="ro2">
          <table:table-cell table:style-name="ce34" office:value-type="date" office:date-value="2015-02-19T00:00:00">
            <text:p>2/19/2015</text:p>
          </table:table-cell>
          <table:table-cell table:style-name="ce27" office:value-type="float" office:value="2097.45">
            <text:p>2097.45</text:p>
          </table:table-cell>
        </table:table-row>
        <table:table-row table:style-name="ro2">
          <table:table-cell table:style-name="ce34" office:value-type="date" office:date-value="2015-02-20T00:00:00">
            <text:p>2/20/2015</text:p>
          </table:table-cell>
          <table:table-cell table:style-name="ce27" office:value-type="float" office:value="2110.3">
            <text:p>2110.3</text:p>
          </table:table-cell>
        </table:table-row>
        <table:table-row table:style-name="ro2">
          <table:table-cell table:style-name="ce34" office:value-type="date" office:date-value="2015-02-23T00:00:00">
            <text:p>2/23/2015</text:p>
          </table:table-cell>
          <table:table-cell table:style-name="ce27" office:value-type="float" office:value="2109.66">
            <text:p>2109.66</text:p>
          </table:table-cell>
        </table:table-row>
        <table:table-row table:style-name="ro2">
          <table:table-cell table:style-name="ce34" office:value-type="date" office:date-value="2015-02-24T00:00:00">
            <text:p>2/24/2015</text:p>
          </table:table-cell>
          <table:table-cell table:style-name="ce27" office:value-type="float" office:value="2115.48">
            <text:p>2115.48</text:p>
          </table:table-cell>
        </table:table-row>
        <table:table-row table:style-name="ro2">
          <table:table-cell table:style-name="ce34" office:value-type="date" office:date-value="2015-02-25T00:00:00">
            <text:p>2/25/2015</text:p>
          </table:table-cell>
          <table:table-cell table:style-name="ce27" office:value-type="float" office:value="2113.86">
            <text:p>2113.86</text:p>
          </table:table-cell>
        </table:table-row>
        <table:table-row table:style-name="ro2">
          <table:table-cell table:style-name="ce34" office:value-type="date" office:date-value="2015-02-26T00:00:00">
            <text:p>2/26/2015</text:p>
          </table:table-cell>
          <table:table-cell table:style-name="ce27" office:value-type="float" office:value="2110.74">
            <text:p>2110.74</text:p>
          </table:table-cell>
        </table:table-row>
        <table:table-row table:style-name="ro2">
          <table:table-cell table:style-name="ce34" office:value-type="date" office:date-value="2015-02-27T00:00:00">
            <text:p>2/27/2015</text:p>
          </table:table-cell>
          <table:table-cell table:style-name="ce27" office:value-type="float" office:value="2104.5">
            <text:p>2104.5</text:p>
          </table:table-cell>
        </table:table-row>
        <table:table-row table:style-name="ro2">
          <table:table-cell table:style-name="ce34" office:value-type="date" office:date-value="2015-03-02T00:00:00">
            <text:p>3/2/2015</text:p>
          </table:table-cell>
          <table:table-cell table:style-name="ce27" office:value-type="float" office:value="2117.39">
            <text:p>2117.39</text:p>
          </table:table-cell>
        </table:table-row>
        <table:table-row table:style-name="ro2">
          <table:table-cell table:style-name="ce34" office:value-type="date" office:date-value="2015-03-03T00:00:00">
            <text:p>3/3/2015</text:p>
          </table:table-cell>
          <table:table-cell table:style-name="ce27" office:value-type="float" office:value="2107.78">
            <text:p>2107.78</text:p>
          </table:table-cell>
        </table:table-row>
        <table:table-row table:style-name="ro2">
          <table:table-cell table:style-name="ce34" office:value-type="date" office:date-value="2015-03-04T00:00:00">
            <text:p>3/4/2015</text:p>
          </table:table-cell>
          <table:table-cell table:style-name="ce27" office:value-type="float" office:value="2098.53">
            <text:p>2098.53</text:p>
          </table:table-cell>
        </table:table-row>
        <table:table-row table:style-name="ro2">
          <table:table-cell table:style-name="ce34" office:value-type="date" office:date-value="2015-03-05T00:00:00">
            <text:p>3/5/2015</text:p>
          </table:table-cell>
          <table:table-cell table:style-name="ce27" office:value-type="float" office:value="2101.04">
            <text:p>2101.04</text:p>
          </table:table-cell>
        </table:table-row>
        <table:table-row table:style-name="ro2">
          <table:table-cell table:style-name="ce34" office:value-type="date" office:date-value="2015-03-06T00:00:00">
            <text:p>3/6/2015</text:p>
          </table:table-cell>
          <table:table-cell table:style-name="ce27" office:value-type="float" office:value="2071.26">
            <text:p>2071.26</text:p>
          </table:table-cell>
        </table:table-row>
        <table:table-row table:style-name="ro2">
          <table:table-cell table:style-name="ce34" office:value-type="date" office:date-value="2015-03-09T00:00:00">
            <text:p>3/9/2015</text:p>
          </table:table-cell>
          <table:table-cell table:style-name="ce27" office:value-type="float" office:value="2079.43">
            <text:p>2079.43</text:p>
          </table:table-cell>
        </table:table-row>
        <table:table-row table:style-name="ro2">
          <table:table-cell table:style-name="ce34" office:value-type="date" office:date-value="2015-03-10T00:00:00">
            <text:p>3/10/2015</text:p>
          </table:table-cell>
          <table:table-cell table:style-name="ce27" office:value-type="float" office:value="2044.16">
            <text:p>2044.16</text:p>
          </table:table-cell>
        </table:table-row>
        <table:table-row table:style-name="ro2">
          <table:table-cell table:style-name="ce34" office:value-type="date" office:date-value="2015-03-11T00:00:00">
            <text:p>3/11/2015</text:p>
          </table:table-cell>
          <table:table-cell table:style-name="ce27" office:value-type="float" office:value="2040.24">
            <text:p>2040.24</text:p>
          </table:table-cell>
        </table:table-row>
        <table:table-row table:style-name="ro2">
          <table:table-cell table:style-name="ce34" office:value-type="date" office:date-value="2015-03-12T00:00:00">
            <text:p>3/12/2015</text:p>
          </table:table-cell>
          <table:table-cell table:style-name="ce27" office:value-type="float" office:value="2065.95">
            <text:p>2065.95</text:p>
          </table:table-cell>
        </table:table-row>
        <table:table-row table:style-name="ro2">
          <table:table-cell table:style-name="ce34" office:value-type="date" office:date-value="2015-03-13T00:00:00">
            <text:p>3/13/2015</text:p>
          </table:table-cell>
          <table:table-cell table:style-name="ce27" office:value-type="float" office:value="2053.4">
            <text:p>2053.4</text:p>
          </table:table-cell>
        </table:table-row>
        <table:table-row table:style-name="ro2">
          <table:table-cell table:style-name="ce34" office:value-type="date" office:date-value="2015-03-16T00:00:00">
            <text:p>3/16/2015</text:p>
          </table:table-cell>
          <table:table-cell table:style-name="ce27" office:value-type="float" office:value="2081.19">
            <text:p>2081.19</text:p>
          </table:table-cell>
        </table:table-row>
        <table:table-row table:style-name="ro2">
          <table:table-cell table:style-name="ce34" office:value-type="date" office:date-value="2015-03-17T00:00:00">
            <text:p>3/17/2015</text:p>
          </table:table-cell>
          <table:table-cell table:style-name="ce27" office:value-type="float" office:value="2074.28">
            <text:p>2074.28</text:p>
          </table:table-cell>
        </table:table-row>
        <table:table-row table:style-name="ro2">
          <table:table-cell table:style-name="ce34" office:value-type="date" office:date-value="2015-03-18T00:00:00">
            <text:p>3/18/2015</text:p>
          </table:table-cell>
          <table:table-cell table:style-name="ce27" office:value-type="float" office:value="2099.5">
            <text:p>2099.5</text:p>
          </table:table-cell>
        </table:table-row>
        <table:table-row table:style-name="ro2">
          <table:table-cell table:style-name="ce34" office:value-type="date" office:date-value="2015-03-19T00:00:00">
            <text:p>3/19/2015</text:p>
          </table:table-cell>
          <table:table-cell table:style-name="ce27" office:value-type="float" office:value="2089.27">
            <text:p>2089.27</text:p>
          </table:table-cell>
        </table:table-row>
        <table:table-row table:style-name="ro2">
          <table:table-cell table:style-name="ce34" office:value-type="date" office:date-value="2015-03-20T00:00:00">
            <text:p>3/20/2015</text:p>
          </table:table-cell>
          <table:table-cell table:style-name="ce27" office:value-type="float" office:value="2108.1">
            <text:p>2108.1</text:p>
          </table:table-cell>
        </table:table-row>
        <table:table-row table:style-name="ro2">
          <table:table-cell table:style-name="ce34" office:value-type="date" office:date-value="2015-03-23T00:00:00">
            <text:p>3/23/2015</text:p>
          </table:table-cell>
          <table:table-cell table:style-name="ce27" office:value-type="float" office:value="2104.42">
            <text:p>2104.42</text:p>
          </table:table-cell>
        </table:table-row>
        <table:table-row table:style-name="ro2">
          <table:table-cell table:style-name="ce34" office:value-type="date" office:date-value="2015-03-24T00:00:00">
            <text:p>3/24/2015</text:p>
          </table:table-cell>
          <table:table-cell table:style-name="ce27" office:value-type="float" office:value="2091.5">
            <text:p>2091.5</text:p>
          </table:table-cell>
        </table:table-row>
        <table:table-row table:style-name="ro2">
          <table:table-cell table:style-name="ce34" office:value-type="date" office:date-value="2015-03-25T00:00:00">
            <text:p>3/25/2015</text:p>
          </table:table-cell>
          <table:table-cell table:style-name="ce27" office:value-type="float" office:value="2061.05">
            <text:p>2061.05</text:p>
          </table:table-cell>
        </table:table-row>
        <table:table-row table:style-name="ro2">
          <table:table-cell table:style-name="ce34" office:value-type="date" office:date-value="2015-03-26T00:00:00">
            <text:p>3/26/2015</text:p>
          </table:table-cell>
          <table:table-cell table:style-name="ce27" office:value-type="float" office:value="2056.15">
            <text:p>2056.15</text:p>
          </table:table-cell>
        </table:table-row>
        <table:table-row table:style-name="ro2">
          <table:table-cell table:style-name="ce34" office:value-type="date" office:date-value="2015-03-27T00:00:00">
            <text:p>3/27/2015</text:p>
          </table:table-cell>
          <table:table-cell table:style-name="ce27" office:value-type="float" office:value="2061.02">
            <text:p>2061.02</text:p>
          </table:table-cell>
        </table:table-row>
        <table:table-row table:style-name="ro2">
          <table:table-cell table:style-name="ce34" office:value-type="date" office:date-value="2015-03-30T00:00:00">
            <text:p>3/30/2015</text:p>
          </table:table-cell>
          <table:table-cell table:style-name="ce27" office:value-type="float" office:value="2086.24">
            <text:p>2086.24</text:p>
          </table:table-cell>
        </table:table-row>
        <table:table-row table:style-name="ro2">
          <table:table-cell table:style-name="ce34" office:value-type="date" office:date-value="2015-03-31T00:00:00">
            <text:p>3/31/2015</text:p>
          </table:table-cell>
          <table:table-cell table:style-name="ce27" office:value-type="float" office:value="2067.89">
            <text:p>2067.89</text:p>
          </table:table-cell>
        </table:table-row>
        <table:table-row table:style-name="ro2">
          <table:table-cell table:style-name="ce34" office:value-type="date" office:date-value="2015-04-01T00:00:00">
            <text:p>4/1/2015</text:p>
          </table:table-cell>
          <table:table-cell table:style-name="ce27" office:value-type="float" office:value="2059.69">
            <text:p>2059.69</text:p>
          </table:table-cell>
        </table:table-row>
        <table:table-row table:style-name="ro2">
          <table:table-cell table:style-name="ce34" office:value-type="date" office:date-value="2015-04-02T00:00:00">
            <text:p>4/2/2015</text:p>
          </table:table-cell>
          <table:table-cell table:style-name="ce27" office:value-type="float" office:value="2066.96">
            <text:p>2066.96</text:p>
          </table:table-cell>
        </table:table-row>
        <table:table-row table:style-name="ro2">
          <table:table-cell table:style-name="ce34" office:value-type="date" office:date-value="2015-04-03T00:00:00">
            <text:p>4/3/201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5-04-06T00:00:00">
            <text:p>4/6/2015</text:p>
          </table:table-cell>
          <table:table-cell table:style-name="ce27" office:value-type="float" office:value="2080.62">
            <text:p>2080.62</text:p>
          </table:table-cell>
        </table:table-row>
        <table:table-row table:style-name="ro2">
          <table:table-cell table:style-name="ce34" office:value-type="date" office:date-value="2015-04-07T00:00:00">
            <text:p>4/7/2015</text:p>
          </table:table-cell>
          <table:table-cell table:style-name="ce27" office:value-type="float" office:value="2076.33">
            <text:p>2076.33</text:p>
          </table:table-cell>
        </table:table-row>
        <table:table-row table:style-name="ro2">
          <table:table-cell table:style-name="ce34" office:value-type="date" office:date-value="2015-04-08T00:00:00">
            <text:p>4/8/2015</text:p>
          </table:table-cell>
          <table:table-cell table:style-name="ce27" office:value-type="float" office:value="2081.9">
            <text:p>2081.9</text:p>
          </table:table-cell>
        </table:table-row>
        <table:table-row table:style-name="ro2">
          <table:table-cell table:style-name="ce34" office:value-type="date" office:date-value="2015-04-09T00:00:00">
            <text:p>4/9/2015</text:p>
          </table:table-cell>
          <table:table-cell table:style-name="ce27" office:value-type="float" office:value="2091.18">
            <text:p>2091.18</text:p>
          </table:table-cell>
        </table:table-row>
        <table:table-row table:style-name="ro2">
          <table:table-cell table:style-name="ce34" office:value-type="date" office:date-value="2015-04-10T00:00:00">
            <text:p>4/10/2015</text:p>
          </table:table-cell>
          <table:table-cell table:style-name="ce27" office:value-type="float" office:value="2102.06">
            <text:p>2102.06</text:p>
          </table:table-cell>
        </table:table-row>
        <table:table-row table:style-name="ro2">
          <table:table-cell table:style-name="ce34" office:value-type="date" office:date-value="2015-04-13T00:00:00">
            <text:p>4/13/2015</text:p>
          </table:table-cell>
          <table:table-cell table:style-name="ce27" office:value-type="float" office:value="2092.43">
            <text:p>2092.43</text:p>
          </table:table-cell>
        </table:table-row>
        <table:table-row table:style-name="ro2">
          <table:table-cell table:style-name="ce34" office:value-type="date" office:date-value="2015-04-14T00:00:00">
            <text:p>4/14/2015</text:p>
          </table:table-cell>
          <table:table-cell table:style-name="ce27" office:value-type="float" office:value="2095.84">
            <text:p>2095.84</text:p>
          </table:table-cell>
        </table:table-row>
        <table:table-row table:style-name="ro2">
          <table:table-cell table:style-name="ce34" office:value-type="date" office:date-value="2015-04-15T00:00:00">
            <text:p>4/15/2015</text:p>
          </table:table-cell>
          <table:table-cell table:style-name="ce27" office:value-type="float" office:value="2106.63">
            <text:p>2106.63</text:p>
          </table:table-cell>
        </table:table-row>
        <table:table-row table:style-name="ro2">
          <table:table-cell table:style-name="ce34" office:value-type="date" office:date-value="2015-04-16T00:00:00">
            <text:p>4/16/2015</text:p>
          </table:table-cell>
          <table:table-cell table:style-name="ce27" office:value-type="float" office:value="2104.99">
            <text:p>2104.99</text:p>
          </table:table-cell>
        </table:table-row>
        <table:table-row table:style-name="ro2">
          <table:table-cell table:style-name="ce34" office:value-type="date" office:date-value="2015-04-17T00:00:00">
            <text:p>4/17/2015</text:p>
          </table:table-cell>
          <table:table-cell table:style-name="ce27" office:value-type="float" office:value="2081.18">
            <text:p>2081.18</text:p>
          </table:table-cell>
        </table:table-row>
        <table:table-row table:style-name="ro2">
          <table:table-cell table:style-name="ce34" office:value-type="date" office:date-value="2015-04-20T00:00:00">
            <text:p>4/20/2015</text:p>
          </table:table-cell>
          <table:table-cell table:style-name="ce27" office:value-type="float" office:value="2100.4">
            <text:p>2100.4</text:p>
          </table:table-cell>
        </table:table-row>
        <table:table-row table:style-name="ro2">
          <table:table-cell table:style-name="ce34" office:value-type="date" office:date-value="2015-04-21T00:00:00">
            <text:p>4/21/2015</text:p>
          </table:table-cell>
          <table:table-cell table:style-name="ce27" office:value-type="float" office:value="2097.29">
            <text:p>2097.29</text:p>
          </table:table-cell>
        </table:table-row>
        <table:table-row table:style-name="ro2">
          <table:table-cell table:style-name="ce34" office:value-type="date" office:date-value="2015-04-22T00:00:00">
            <text:p>4/22/2015</text:p>
          </table:table-cell>
          <table:table-cell table:style-name="ce27" office:value-type="float" office:value="2107.96">
            <text:p>2107.96</text:p>
          </table:table-cell>
        </table:table-row>
        <table:table-row table:style-name="ro2">
          <table:table-cell table:style-name="ce34" office:value-type="date" office:date-value="2015-04-23T00:00:00">
            <text:p>4/23/2015</text:p>
          </table:table-cell>
          <table:table-cell table:style-name="ce27" office:value-type="float" office:value="2112.93">
            <text:p>2112.93</text:p>
          </table:table-cell>
        </table:table-row>
        <table:table-row table:style-name="ro2">
          <table:table-cell table:style-name="ce34" office:value-type="date" office:date-value="2015-04-24T00:00:00">
            <text:p>4/24/2015</text:p>
          </table:table-cell>
          <table:table-cell table:style-name="ce27" office:value-type="float" office:value="2117.69">
            <text:p>2117.69</text:p>
          </table:table-cell>
        </table:table-row>
        <table:table-row table:style-name="ro2">
          <table:table-cell table:style-name="ce34" office:value-type="date" office:date-value="2015-04-27T00:00:00">
            <text:p>4/27/2015</text:p>
          </table:table-cell>
          <table:table-cell table:style-name="ce27" office:value-type="float" office:value="2108.92">
            <text:p>2108.92</text:p>
          </table:table-cell>
        </table:table-row>
        <table:table-row table:style-name="ro2">
          <table:table-cell table:style-name="ce34" office:value-type="date" office:date-value="2015-04-28T00:00:00">
            <text:p>4/28/2015</text:p>
          </table:table-cell>
          <table:table-cell table:style-name="ce27" office:value-type="float" office:value="2114.76">
            <text:p>2114.76</text:p>
          </table:table-cell>
        </table:table-row>
        <table:table-row table:style-name="ro2">
          <table:table-cell table:style-name="ce34" office:value-type="date" office:date-value="2015-04-29T00:00:00">
            <text:p>4/29/2015</text:p>
          </table:table-cell>
          <table:table-cell table:style-name="ce27" office:value-type="float" office:value="2106.85">
            <text:p>2106.85</text:p>
          </table:table-cell>
        </table:table-row>
        <table:table-row table:style-name="ro2">
          <table:table-cell table:style-name="ce34" office:value-type="date" office:date-value="2015-04-30T00:00:00">
            <text:p>4/30/2015</text:p>
          </table:table-cell>
          <table:table-cell table:style-name="ce27" office:value-type="float" office:value="2085.51">
            <text:p>2085.51</text:p>
          </table:table-cell>
        </table:table-row>
        <table:table-row table:style-name="ro2">
          <table:table-cell table:style-name="ce34" office:value-type="date" office:date-value="2015-05-01T00:00:00">
            <text:p>5/1/2015</text:p>
          </table:table-cell>
          <table:table-cell table:style-name="ce27" office:value-type="float" office:value="2108.29">
            <text:p>2108.29</text:p>
          </table:table-cell>
        </table:table-row>
        <table:table-row table:style-name="ro2">
          <table:table-cell table:style-name="ce34" office:value-type="date" office:date-value="2015-05-04T00:00:00">
            <text:p>5/4/2015</text:p>
          </table:table-cell>
          <table:table-cell table:style-name="ce27" office:value-type="float" office:value="2114.49">
            <text:p>2114.49</text:p>
          </table:table-cell>
        </table:table-row>
        <table:table-row table:style-name="ro2">
          <table:table-cell table:style-name="ce34" office:value-type="date" office:date-value="2015-05-05T00:00:00">
            <text:p>5/5/2015</text:p>
          </table:table-cell>
          <table:table-cell table:style-name="ce27" office:value-type="float" office:value="2089.46">
            <text:p>2089.46</text:p>
          </table:table-cell>
        </table:table-row>
        <table:table-row table:style-name="ro2">
          <table:table-cell table:style-name="ce34" office:value-type="date" office:date-value="2015-05-06T00:00:00">
            <text:p>5/6/2015</text:p>
          </table:table-cell>
          <table:table-cell table:style-name="ce27" office:value-type="float" office:value="2080.15">
            <text:p>2080.15</text:p>
          </table:table-cell>
        </table:table-row>
        <table:table-row table:style-name="ro2">
          <table:table-cell table:style-name="ce34" office:value-type="date" office:date-value="2015-05-07T00:00:00">
            <text:p>5/7/2015</text:p>
          </table:table-cell>
          <table:table-cell table:style-name="ce27" office:value-type="float" office:value="2088">
            <text:p>2088</text:p>
          </table:table-cell>
        </table:table-row>
        <table:table-row table:style-name="ro2">
          <table:table-cell table:style-name="ce34" office:value-type="date" office:date-value="2015-05-08T00:00:00">
            <text:p>5/8/2015</text:p>
          </table:table-cell>
          <table:table-cell table:style-name="ce27" office:value-type="float" office:value="2116.1">
            <text:p>2116.1</text:p>
          </table:table-cell>
        </table:table-row>
        <table:table-row table:style-name="ro2">
          <table:table-cell table:style-name="ce34" office:value-type="date" office:date-value="2015-05-11T00:00:00">
            <text:p>5/11/2015</text:p>
          </table:table-cell>
          <table:table-cell table:style-name="ce27" office:value-type="float" office:value="2105.33">
            <text:p>2105.33</text:p>
          </table:table-cell>
        </table:table-row>
        <table:table-row table:style-name="ro2">
          <table:table-cell table:style-name="ce34" office:value-type="date" office:date-value="2015-05-12T00:00:00">
            <text:p>5/12/2015</text:p>
          </table:table-cell>
          <table:table-cell table:style-name="ce27" office:value-type="float" office:value="2099.12">
            <text:p>2099.12</text:p>
          </table:table-cell>
        </table:table-row>
        <table:table-row table:style-name="ro2">
          <table:table-cell table:style-name="ce34" office:value-type="date" office:date-value="2015-05-13T00:00:00">
            <text:p>5/13/2015</text:p>
          </table:table-cell>
          <table:table-cell table:style-name="ce27" office:value-type="float" office:value="2098.48">
            <text:p>2098.48</text:p>
          </table:table-cell>
        </table:table-row>
        <table:table-row table:style-name="ro2">
          <table:table-cell table:style-name="ce34" office:value-type="date" office:date-value="2015-05-14T00:00:00">
            <text:p>5/14/2015</text:p>
          </table:table-cell>
          <table:table-cell table:style-name="ce27" office:value-type="float" office:value="2121.1">
            <text:p>2121.1</text:p>
          </table:table-cell>
        </table:table-row>
        <table:table-row table:style-name="ro2">
          <table:table-cell table:style-name="ce34" office:value-type="date" office:date-value="2015-05-15T00:00:00">
            <text:p>5/15/2015</text:p>
          </table:table-cell>
          <table:table-cell table:style-name="ce27" office:value-type="float" office:value="2122.73">
            <text:p>2122.73</text:p>
          </table:table-cell>
        </table:table-row>
        <table:table-row table:style-name="ro2">
          <table:table-cell table:style-name="ce34" office:value-type="date" office:date-value="2015-05-18T00:00:00">
            <text:p>5/18/2015</text:p>
          </table:table-cell>
          <table:table-cell table:style-name="ce27" office:value-type="float" office:value="2129.2">
            <text:p>2129.2</text:p>
          </table:table-cell>
        </table:table-row>
        <table:table-row table:style-name="ro2">
          <table:table-cell table:style-name="ce34" office:value-type="date" office:date-value="2015-05-19T00:00:00">
            <text:p>5/19/2015</text:p>
          </table:table-cell>
          <table:table-cell table:style-name="ce27" office:value-type="float" office:value="2127.83">
            <text:p>2127.83</text:p>
          </table:table-cell>
        </table:table-row>
        <table:table-row table:style-name="ro2">
          <table:table-cell table:style-name="ce34" office:value-type="date" office:date-value="2015-05-20T00:00:00">
            <text:p>5/20/2015</text:p>
          </table:table-cell>
          <table:table-cell table:style-name="ce27" office:value-type="float" office:value="2125.85">
            <text:p>2125.85</text:p>
          </table:table-cell>
        </table:table-row>
        <table:table-row table:style-name="ro2">
          <table:table-cell table:style-name="ce34" office:value-type="date" office:date-value="2015-05-21T00:00:00">
            <text:p>5/21/2015</text:p>
          </table:table-cell>
          <table:table-cell table:style-name="ce27" office:value-type="float" office:value="2130.82">
            <text:p>2130.82</text:p>
          </table:table-cell>
        </table:table-row>
        <table:table-row table:style-name="ro2">
          <table:table-cell table:style-name="ce34" office:value-type="date" office:date-value="2015-05-22T00:00:00">
            <text:p>5/22/2015</text:p>
          </table:table-cell>
          <table:table-cell table:style-name="ce27" office:value-type="float" office:value="2126.06">
            <text:p>2126.06</text:p>
          </table:table-cell>
        </table:table-row>
        <table:table-row table:style-name="ro2">
          <table:table-cell table:style-name="ce34" office:value-type="date" office:date-value="2015-05-25T00:00:00">
            <text:p>5/25/201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5-05-26T00:00:00">
            <text:p>5/26/2015</text:p>
          </table:table-cell>
          <table:table-cell table:style-name="ce27" office:value-type="float" office:value="2104.2">
            <text:p>2104.2</text:p>
          </table:table-cell>
        </table:table-row>
        <table:table-row table:style-name="ro2">
          <table:table-cell table:style-name="ce34" office:value-type="date" office:date-value="2015-05-27T00:00:00">
            <text:p>5/27/2015</text:p>
          </table:table-cell>
          <table:table-cell table:style-name="ce27" office:value-type="float" office:value="2123.48">
            <text:p>2123.48</text:p>
          </table:table-cell>
        </table:table-row>
        <table:table-row table:style-name="ro2">
          <table:table-cell table:style-name="ce34" office:value-type="date" office:date-value="2015-05-28T00:00:00">
            <text:p>5/28/2015</text:p>
          </table:table-cell>
          <table:table-cell table:style-name="ce27" office:value-type="float" office:value="2120.79">
            <text:p>2120.79</text:p>
          </table:table-cell>
        </table:table-row>
        <table:table-row table:style-name="ro2">
          <table:table-cell table:style-name="ce34" office:value-type="date" office:date-value="2015-05-29T00:00:00">
            <text:p>5/29/2015</text:p>
          </table:table-cell>
          <table:table-cell table:style-name="ce27" office:value-type="float" office:value="2107.39">
            <text:p>2107.39</text:p>
          </table:table-cell>
        </table:table-row>
        <table:table-row table:style-name="ro2">
          <table:table-cell table:style-name="ce34" office:value-type="date" office:date-value="2015-06-01T00:00:00">
            <text:p>6/1/2015</text:p>
          </table:table-cell>
          <table:table-cell table:style-name="ce27" office:value-type="float" office:value="2111.73">
            <text:p>2111.73</text:p>
          </table:table-cell>
        </table:table-row>
        <table:table-row table:style-name="ro2">
          <table:table-cell table:style-name="ce34" office:value-type="date" office:date-value="2015-06-02T00:00:00">
            <text:p>6/2/2015</text:p>
          </table:table-cell>
          <table:table-cell table:style-name="ce27" office:value-type="float" office:value="2109.6">
            <text:p>2109.6</text:p>
          </table:table-cell>
        </table:table-row>
        <table:table-row table:style-name="ro2">
          <table:table-cell table:style-name="ce34" office:value-type="date" office:date-value="2015-06-03T00:00:00">
            <text:p>6/3/2015</text:p>
          </table:table-cell>
          <table:table-cell table:style-name="ce27" office:value-type="float" office:value="2114.07">
            <text:p>2114.07</text:p>
          </table:table-cell>
        </table:table-row>
        <table:table-row table:style-name="ro2">
          <table:table-cell table:style-name="ce34" office:value-type="date" office:date-value="2015-06-04T00:00:00">
            <text:p>6/4/2015</text:p>
          </table:table-cell>
          <table:table-cell table:style-name="ce27" office:value-type="float" office:value="2095.84">
            <text:p>2095.84</text:p>
          </table:table-cell>
        </table:table-row>
        <table:table-row table:style-name="ro2">
          <table:table-cell table:style-name="ce34" office:value-type="date" office:date-value="2015-06-05T00:00:00">
            <text:p>6/5/2015</text:p>
          </table:table-cell>
          <table:table-cell table:style-name="ce27" office:value-type="float" office:value="2092.83">
            <text:p>2092.83</text:p>
          </table:table-cell>
        </table:table-row>
        <table:table-row table:style-name="ro2">
          <table:table-cell table:style-name="ce34" office:value-type="date" office:date-value="2015-06-08T00:00:00">
            <text:p>6/8/2015</text:p>
          </table:table-cell>
          <table:table-cell table:style-name="ce27" office:value-type="float" office:value="2079.28">
            <text:p>2079.28</text:p>
          </table:table-cell>
        </table:table-row>
        <table:table-row table:style-name="ro2">
          <table:table-cell table:style-name="ce34" office:value-type="date" office:date-value="2015-06-09T00:00:00">
            <text:p>6/9/2015</text:p>
          </table:table-cell>
          <table:table-cell table:style-name="ce27" office:value-type="float" office:value="2080.15">
            <text:p>2080.15</text:p>
          </table:table-cell>
        </table:table-row>
        <table:table-row table:style-name="ro2">
          <table:table-cell table:style-name="ce34" office:value-type="date" office:date-value="2015-06-10T00:00:00">
            <text:p>6/10/2015</text:p>
          </table:table-cell>
          <table:table-cell table:style-name="ce27" office:value-type="float" office:value="2105.2">
            <text:p>2105.2</text:p>
          </table:table-cell>
        </table:table-row>
        <table:table-row table:style-name="ro2">
          <table:table-cell table:style-name="ce34" office:value-type="date" office:date-value="2015-06-11T00:00:00">
            <text:p>6/11/2015</text:p>
          </table:table-cell>
          <table:table-cell table:style-name="ce27" office:value-type="float" office:value="2108.86">
            <text:p>2108.86</text:p>
          </table:table-cell>
        </table:table-row>
        <table:table-row table:style-name="ro2">
          <table:table-cell table:style-name="ce34" office:value-type="date" office:date-value="2015-06-12T00:00:00">
            <text:p>6/12/2015</text:p>
          </table:table-cell>
          <table:table-cell table:style-name="ce27" office:value-type="float" office:value="2094.11">
            <text:p>2094.11</text:p>
          </table:table-cell>
        </table:table-row>
        <table:table-row table:style-name="ro2">
          <table:table-cell table:style-name="ce34" office:value-type="date" office:date-value="2015-06-15T00:00:00">
            <text:p>6/15/2015</text:p>
          </table:table-cell>
          <table:table-cell table:style-name="ce27" office:value-type="float" office:value="2084.43">
            <text:p>2084.43</text:p>
          </table:table-cell>
        </table:table-row>
        <table:table-row table:style-name="ro2">
          <table:table-cell table:style-name="ce34" office:value-type="date" office:date-value="2015-06-16T00:00:00">
            <text:p>6/16/2015</text:p>
          </table:table-cell>
          <table:table-cell table:style-name="ce27" office:value-type="float" office:value="2096.29">
            <text:p>2096.29</text:p>
          </table:table-cell>
        </table:table-row>
        <table:table-row table:style-name="ro2">
          <table:table-cell table:style-name="ce34" office:value-type="date" office:date-value="2015-06-17T00:00:00">
            <text:p>6/17/2015</text:p>
          </table:table-cell>
          <table:table-cell table:style-name="ce27" office:value-type="float" office:value="2100.44">
            <text:p>2100.44</text:p>
          </table:table-cell>
        </table:table-row>
        <table:table-row table:style-name="ro2">
          <table:table-cell table:style-name="ce34" office:value-type="date" office:date-value="2015-06-18T00:00:00">
            <text:p>6/18/2015</text:p>
          </table:table-cell>
          <table:table-cell table:style-name="ce27" office:value-type="float" office:value="2121.24">
            <text:p>2121.24</text:p>
          </table:table-cell>
        </table:table-row>
        <table:table-row table:style-name="ro2">
          <table:table-cell table:style-name="ce34" office:value-type="date" office:date-value="2015-06-19T00:00:00">
            <text:p>6/19/2015</text:p>
          </table:table-cell>
          <table:table-cell table:style-name="ce27" office:value-type="float" office:value="2109.99">
            <text:p>2109.99</text:p>
          </table:table-cell>
        </table:table-row>
        <table:table-row table:style-name="ro2">
          <table:table-cell table:style-name="ce34" office:value-type="date" office:date-value="2015-06-22T00:00:00">
            <text:p>6/22/2015</text:p>
          </table:table-cell>
          <table:table-cell table:style-name="ce27" office:value-type="float" office:value="2122.85">
            <text:p>2122.85</text:p>
          </table:table-cell>
        </table:table-row>
        <table:table-row table:style-name="ro2">
          <table:table-cell table:style-name="ce34" office:value-type="date" office:date-value="2015-06-23T00:00:00">
            <text:p>6/23/2015</text:p>
          </table:table-cell>
          <table:table-cell table:style-name="ce27" office:value-type="float" office:value="2124.2">
            <text:p>2124.2</text:p>
          </table:table-cell>
        </table:table-row>
        <table:table-row table:style-name="ro2">
          <table:table-cell table:style-name="ce34" office:value-type="date" office:date-value="2015-06-24T00:00:00">
            <text:p>6/24/2015</text:p>
          </table:table-cell>
          <table:table-cell table:style-name="ce27" office:value-type="float" office:value="2108.58">
            <text:p>2108.58</text:p>
          </table:table-cell>
        </table:table-row>
        <table:table-row table:style-name="ro2">
          <table:table-cell table:style-name="ce34" office:value-type="date" office:date-value="2015-06-25T00:00:00">
            <text:p>6/25/2015</text:p>
          </table:table-cell>
          <table:table-cell table:style-name="ce27" office:value-type="float" office:value="2102.31">
            <text:p>2102.31</text:p>
          </table:table-cell>
        </table:table-row>
        <table:table-row table:style-name="ro2">
          <table:table-cell table:style-name="ce34" office:value-type="date" office:date-value="2015-06-26T00:00:00">
            <text:p>6/26/2015</text:p>
          </table:table-cell>
          <table:table-cell table:style-name="ce27" office:value-type="float" office:value="2101.49">
            <text:p>2101.49</text:p>
          </table:table-cell>
        </table:table-row>
        <table:table-row table:style-name="ro2">
          <table:table-cell table:style-name="ce34" office:value-type="date" office:date-value="2015-06-29T00:00:00">
            <text:p>6/29/2015</text:p>
          </table:table-cell>
          <table:table-cell table:style-name="ce27" office:value-type="float" office:value="2057.64">
            <text:p>2057.64</text:p>
          </table:table-cell>
        </table:table-row>
        <table:table-row table:style-name="ro2">
          <table:table-cell table:style-name="ce34" office:value-type="date" office:date-value="2015-06-30T00:00:00">
            <text:p>6/30/2015</text:p>
          </table:table-cell>
          <table:table-cell table:style-name="ce27" office:value-type="float" office:value="2063.11">
            <text:p>2063.11</text:p>
          </table:table-cell>
        </table:table-row>
        <table:table-row table:style-name="ro2">
          <table:table-cell table:style-name="ce34" office:value-type="date" office:date-value="2015-07-01T00:00:00">
            <text:p>7/1/2015</text:p>
          </table:table-cell>
          <table:table-cell table:style-name="ce27" office:value-type="float" office:value="2077.42">
            <text:p>2077.42</text:p>
          </table:table-cell>
        </table:table-row>
        <table:table-row table:style-name="ro2">
          <table:table-cell table:style-name="ce34" office:value-type="date" office:date-value="2015-07-02T00:00:00">
            <text:p>7/2/2015</text:p>
          </table:table-cell>
          <table:table-cell table:style-name="ce27" office:value-type="float" office:value="2076.78">
            <text:p>2076.78</text:p>
          </table:table-cell>
        </table:table-row>
        <table:table-row table:style-name="ro2">
          <table:table-cell table:style-name="ce34" office:value-type="date" office:date-value="2015-07-03T00:00:00">
            <text:p>7/3/2015</text:p>
          </table:table-cell>
          <table:table-cell table:style-name="ce27" office:value-type="string" office:value="#N/A">
            <text:p>#N/A</text:p>
          </table:table-cell>
        </table:table-row>
        <table:table-row table:style-name="ro2">
          <table:table-cell table:style-name="ce34" office:value-type="date" office:date-value="2015-07-06T00:00:00">
            <text:p>7/6/2015</text:p>
          </table:table-cell>
          <table:table-cell table:style-name="ce27" office:value-type="float" office:value="2068.76">
            <text:p>2068.76</text:p>
          </table:table-cell>
        </table:table-row>
        <table:table-row table:style-name="ro2">
          <table:table-cell table:style-name="ce34" office:value-type="date" office:date-value="2015-07-07T00:00:00">
            <text:p>7/7/2015</text:p>
          </table:table-cell>
          <table:table-cell table:style-name="ce27" office:value-type="float" office:value="2081.34">
            <text:p>2081.34</text:p>
          </table:table-cell>
        </table:table-row>
        <table:table-row table:style-name="ro2">
          <table:table-cell table:style-name="ce34" office:value-type="date" office:date-value="2015-07-08T00:00:00">
            <text:p>7/8/2015</text:p>
          </table:table-cell>
          <table:table-cell table:style-name="ce27" office:value-type="float" office:value="2046.68">
            <text:p>2046.68</text:p>
          </table:table-cell>
        </table:table-row>
        <table:table-row table:style-name="ro2">
          <table:table-cell table:style-name="ce34" office:value-type="date" office:date-value="2015-07-09T00:00:00">
            <text:p>7/9/2015</text:p>
          </table:table-cell>
          <table:table-cell table:style-name="ce27" office:value-type="float" office:value="2051.31">
            <text:p>2051.31</text:p>
          </table:table-cell>
        </table:table-row>
        <table:table-row table:style-name="ro2">
          <table:table-cell table:style-name="ce34" office:value-type="date" office:date-value="2015-07-10T00:00:00">
            <text:p>7/10/2015</text:p>
          </table:table-cell>
          <table:table-cell table:style-name="ce27" office:value-type="float" office:value="2076.62">
            <text:p>2076.62</text:p>
          </table:table-cell>
        </table:table-row>
        <table:table-row table:style-name="ro2">
          <table:table-cell table:style-name="ce34" office:value-type="date" office:date-value="2015-07-13T00:00:00">
            <text:p>7/13/2015</text:p>
          </table:table-cell>
          <table:table-cell table:style-name="ce27" office:value-type="float" office:value="2099.6">
            <text:p>2099.6</text:p>
          </table:table-cell>
        </table:table-row>
        <table:table-row table:style-name="ro2">
          <table:table-cell table:style-name="ce34" office:value-type="date" office:date-value="2015-07-14T00:00:00">
            <text:p>7/14/2015</text:p>
          </table:table-cell>
          <table:table-cell table:style-name="ce27" office:value-type="float" office:value="2108.95">
            <text:p>2108.95</text:p>
          </table:table-cell>
        </table:table-row>
        <table:table-row table:style-name="ro2">
          <table:table-cell table:style-name="ce34" office:value-type="date" office:date-value="2015-07-15T00:00:00">
            <text:p>7/15/2015</text:p>
          </table:table-cell>
          <table:table-cell table:style-name="ce27" office:value-type="float" office:value="2107.4">
            <text:p>2107.4</text:p>
          </table:table-cell>
        </table:table-row>
        <table:table-row table:style-name="ro2">
          <table:table-cell table:style-name="ce34" office:value-type="date" office:date-value="2015-07-16T00:00:00">
            <text:p>7/16/2015</text:p>
          </table:table-cell>
          <table:table-cell table:style-name="ce27" office:value-type="float" office:value="2124.29">
            <text:p>2124.29</text:p>
          </table:table-cell>
        </table:table-row>
        <table:table-row table:style-name="ro2">
          <table:table-cell table:style-name="ce34" office:value-type="date" office:date-value="2015-07-17T00:00:00">
            <text:p>7/17/2015</text:p>
          </table:table-cell>
          <table:table-cell table:style-name="ce27" office:value-type="float" office:value="2126.64">
            <text:p>2126.64</text:p>
          </table:table-cell>
        </table:table-row>
        <table:table-row table:style-name="ro2">
          <table:table-cell table:style-name="ce34" office:value-type="date" office:date-value="2015-07-20T00:00:00">
            <text:p>7/20/2015</text:p>
          </table:table-cell>
          <table:table-cell table:style-name="ce27" office:value-type="float" office:value="2128.28">
            <text:p>2128.28</text:p>
          </table:table-cell>
        </table:table-row>
        <table:table-row table:style-name="ro2">
          <table:table-cell table:style-name="ce34" office:value-type="date" office:date-value="2015-07-21T00:00:00">
            <text:p>7/21/2015</text:p>
          </table:table-cell>
          <table:table-cell table:style-name="ce27" office:value-type="float" office:value="2119.21">
            <text:p>2119.21</text:p>
          </table:table-cell>
        </table:table-row>
        <table:table-row table:style-name="ro2">
          <table:table-cell table:style-name="ce34" office:value-type="date" office:date-value="2015-07-22T00:00:00">
            <text:p>7/22/2015</text:p>
          </table:table-cell>
          <table:table-cell table:style-name="ce27" office:value-type="float" office:value="2114.15">
            <text:p>2114.15</text:p>
          </table:table-cell>
        </table:table-row>
        <table:table-row table:style-name="ro2">
          <table:table-cell table:style-name="ce34" office:value-type="date" office:date-value="2015-07-23T00:00:00">
            <text:p>7/23/2015</text:p>
          </table:table-cell>
          <table:table-cell table:style-name="ce27" office:value-type="float" office:value="2102.15">
            <text:p>2102.15</text:p>
          </table:table-cell>
        </table:table-row>
        <table:table-row table:style-name="ro2">
          <table:table-cell table:style-name="ce34" office:value-type="date" office:date-value="2015-07-24T00:00:00">
            <text:p>7/24/2015</text:p>
          </table:table-cell>
          <table:table-cell table:style-name="ce27" office:value-type="float" office:value="2079.65">
            <text:p>2079.65</text:p>
          </table:table-cell>
        </table:table-row>
        <table:table-row table:style-name="ro2">
          <table:table-cell table:style-name="ce34" office:value-type="date" office:date-value="2015-07-27T00:00:00">
            <text:p>7/27/2015</text:p>
          </table:table-cell>
          <table:table-cell table:style-name="ce27" office:value-type="float" office:value="2067.64">
            <text:p>2067.64</text:p>
          </table:table-cell>
        </table:table-row>
        <table:table-row table:style-name="ro2">
          <table:table-cell table:style-name="ce34" office:value-type="date" office:date-value="2015-07-28T00:00:00">
            <text:p>7/28/2015</text:p>
          </table:table-cell>
          <table:table-cell table:style-name="ce27" office:value-type="float" office:value="2093.25">
            <text:p>2093.25</text:p>
          </table:table-cell>
        </table:table-row>
        <table:table-row table:style-name="ro2">
          <table:table-cell table:style-name="ce34" office:value-type="date" office:date-value="2015-07-29T00:00:00">
            <text:p>7/29/2015</text:p>
          </table:table-cell>
          <table:table-cell table:style-name="ce27" office:value-type="float" office:value="2108.57">
            <text:p>2108.57</text:p>
          </table:table-cell>
        </table:table-row>
        <table:table-row table:style-name="ro2">
          <table:table-cell table:style-name="ce34" office:value-type="date" office:date-value="2015-07-30T00:00:00">
            <text:p>7/30/2015</text:p>
          </table:table-cell>
          <table:table-cell table:style-name="ce27" office:value-type="float" office:value="2108.63">
            <text:p>2108.63</text:p>
          </table:table-cell>
        </table:table-row>
        <table:table-row table:style-name="ro2">
          <table:table-cell table:style-name="ce34" office:value-type="date" office:date-value="2015-07-31T00:00:00">
            <text:p>7/31/2015</text:p>
          </table:table-cell>
          <table:table-cell table:style-name="ce27" office:value-type="float" office:value="2103.84">
            <text:p>2103.84</text:p>
          </table:table-cell>
        </table:table-row>
        <table:table-row table:style-name="ro2">
          <table:table-cell table:style-name="ce34" office:value-type="date" office:date-value="2015-08-03T00:00:00">
            <text:p>8/3/2015</text:p>
          </table:table-cell>
          <table:table-cell table:style-name="ce27" office:value-type="float" office:value="2098.04">
            <text:p>2098.04</text:p>
          </table:table-cell>
        </table:table-row>
        <table:table-row table:style-name="ro2">
          <table:table-cell table:style-name="ce34" office:value-type="date" office:date-value="2015-08-04T00:00:00">
            <text:p>8/4/2015</text:p>
          </table:table-cell>
          <table:table-cell table:style-name="ce27" office:value-type="float" office:value="2093.32">
            <text:p>2093.32</text:p>
          </table:table-cell>
        </table:table-row>
        <table:table-row table:style-name="ro2">
          <table:table-cell table:style-name="ce34" office:value-type="date" office:date-value="2015-08-05T00:00:00">
            <text:p>8/5/2015</text:p>
          </table:table-cell>
          <table:table-cell table:style-name="ce27" office:value-type="float" office:value="2099.84">
            <text:p>2099.84</text:p>
          </table:table-cell>
        </table:table-row>
        <table:table-row table:style-name="ro2">
          <table:table-cell table:style-name="ce34" office:value-type="date" office:date-value="2015-08-06T00:00:00">
            <text:p>8/6/2015</text:p>
          </table:table-cell>
          <table:table-cell table:style-name="ce27" office:value-type="float" office:value="2083.56">
            <text:p>2083.56</text:p>
          </table:table-cell>
        </table:table-row>
        <table:table-row table:style-name="ro2">
          <table:table-cell table:style-name="ce34" office:value-type="date" office:date-value="2015-08-07T00:00:00">
            <text:p>8/7/2015</text:p>
          </table:table-cell>
          <table:table-cell table:style-name="ce27" office:value-type="float" office:value="2077.57">
            <text:p>2077.57</text:p>
          </table:table-cell>
        </table:table-row>
        <table:table-row table:style-name="ro2">
          <table:table-cell table:style-name="ce34" office:value-type="date" office:date-value="2015-08-10T00:00:00">
            <text:p>8/10/2015</text:p>
          </table:table-cell>
          <table:table-cell table:style-name="ce27" office:value-type="float" office:value="2104.18">
            <text:p>2104.18</text:p>
          </table:table-cell>
        </table:table-row>
        <table:table-row table:style-name="ro2">
          <table:table-cell table:style-name="ce34" office:value-type="date" office:date-value="2015-08-11T00:00:00">
            <text:p>8/11/2015</text:p>
          </table:table-cell>
          <table:table-cell table:style-name="ce27" office:value-type="float" office:value="2084.07">
            <text:p>2084.07</text:p>
          </table:table-cell>
        </table:table-row>
        <table:table-row table:style-name="ro2">
          <table:table-cell table:style-name="ce34" office:value-type="date" office:date-value="2015-08-12T00:00:00">
            <text:p>8/12/2015</text:p>
          </table:table-cell>
          <table:table-cell table:style-name="ce27" office:value-type="float" office:value="2086.05">
            <text:p>2086.05</text:p>
          </table:table-cell>
        </table:table-row>
      </table:table>
      <table:table table:name="D2" table:style-name="ta7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35" office:value-type="string">
            <text:p>18/03/2014</text:p>
          </table:table-cell>
          <table:table-cell table:style-name="ce36" office:value-type="float" office:value="23400">
            <text:p>23,400</text:p>
          </table:table-cell>
          <table:table-cell table:style-name="ce36" office:value-type="float" office:value="23420">
            <text:p>23,420</text:p>
          </table:table-cell>
          <table:table-cell table:style-name="ce37" office:value-type="percentage" office:value="-33.6">
            <text:p>-3360%</text:p>
          </table:table-cell>
          <table:table-cell table:style-name="ce38" office:value-type="float" office:value="-7900">
            <text:p>-7,900</text:p>
          </table:table-cell>
        </table:table-row>
        <table:table-row table:style-name="ro2">
          <table:table-cell table:style-name="ce35" office:value-type="string">
            <text:p>17/03/2014</text:p>
          </table:table-cell>
          <table:table-cell table:style-name="ce36" office:value-type="float" office:value="23492">
            <text:p>23,492</text:p>
          </table:table-cell>
          <table:table-cell table:style-name="ce36" office:value-type="float" office:value="23499">
            <text:p>23,499</text:p>
          </table:table-cell>
          <table:table-cell table:style-name="ce37" office:value-type="percentage" office:value="-7.2">
            <text:p>-720%</text:p>
          </table:table-cell>
          <table:table-cell table:style-name="ce38" office:value-type="float" office:value="-1700">
            <text:p>-1,700</text:p>
          </table:table-cell>
        </table:table-row>
        <table:table-row table:style-name="ro2">
          <table:table-cell table:style-name="ce35" office:value-type="string">
            <text:p>14/03/2014</text:p>
          </table:table-cell>
          <table:table-cell table:style-name="ce36" office:value-type="float" office:value="23505">
            <text:p>23,505</text:p>
          </table:table-cell>
          <table:table-cell table:style-name="ce36" office:value-type="float" office:value="23516">
            <text:p>23,516</text:p>
          </table:table-cell>
          <table:table-cell table:style-name="ce37" office:value-type="percentage" office:value="-41.9">
            <text:p>-4190%</text:p>
          </table:table-cell>
          <table:table-cell table:style-name="ce38" office:value-type="float" office:value="-9900">
            <text:p>-9,900</text:p>
          </table:table-cell>
        </table:table-row>
        <table:table-row table:style-name="ro2">
          <table:table-cell table:style-name="ce35" office:value-type="string">
            <text:p>13/03/2014</text:p>
          </table:table-cell>
          <table:table-cell table:style-name="ce36" office:value-type="float" office:value="23600">
            <text:p>23,600</text:p>
          </table:table-cell>
          <table:table-cell table:style-name="ce36" office:value-type="float" office:value="23615">
            <text:p>23,615</text:p>
          </table:table-cell>
          <table:table-cell table:style-name="ce37" office:value-type="percentage" office:value="9.7">
            <text:p>970%</text:p>
          </table:table-cell>
          <table:table-cell table:style-name="ce39" office:value-type="float" office:value="2300">
            <text:p>2,300</text:p>
          </table:table-cell>
        </table:table-row>
        <table:table-row table:style-name="ro2">
          <table:table-cell table:style-name="ce40" office:value-type="date" office:date-value="2014-12-03T00:00:00">
            <text:p>12/3/2014</text:p>
          </table:table-cell>
          <table:table-cell table:style-name="ce36" office:value-type="float" office:value="23582">
            <text:p>23,582</text:p>
          </table:table-cell>
          <table:table-cell table:style-name="ce36" office:value-type="float" office:value="23592">
            <text:p>23,592</text:p>
          </table:table-cell>
          <table:table-cell table:style-name="ce37" office:value-type="percentage" office:value="-35.1">
            <text:p>-3510%</text:p>
          </table:table-cell>
          <table:table-cell table:style-name="ce38" office:value-type="float" office:value="-8300">
            <text:p>-8,300</text:p>
          </table:table-cell>
        </table:table-row>
        <table:table-row table:style-name="ro2">
          <table:table-cell table:style-name="ce40" office:value-type="date" office:date-value="2014-11-03T00:00:00">
            <text:p>11/3/2014</text:p>
          </table:table-cell>
          <table:table-cell table:style-name="ce36" office:value-type="float" office:value="23666">
            <text:p>23,666</text:p>
          </table:table-cell>
          <table:table-cell table:style-name="ce36" office:value-type="float" office:value="23675">
            <text:p>23,675</text:p>
          </table:table-cell>
          <table:table-cell table:style-name="ce37" office:value-type="percentage" office:value="62.1">
            <text:p>6210%</text:p>
          </table:table-cell>
          <table:table-cell table:style-name="ce39" office:value-type="float" office:value="14600">
            <text:p>14,600</text:p>
          </table:table-cell>
        </table:table-row>
        <table:table-row table:style-name="ro2">
          <table:table-cell table:style-name="ce40" office:value-type="date" office:date-value="2014-10-03T00:00:00">
            <text:p>10/3/2014</text:p>
          </table:table-cell>
          <table:table-cell table:style-name="ce36" office:value-type="float" office:value="23520">
            <text:p>23,520</text:p>
          </table:table-cell>
          <table:table-cell table:style-name="ce36" office:value-type="float" office:value="23529">
            <text:p>23,529</text:p>
          </table:table-cell>
          <table:table-cell table:style-name="ce37" office:value-type="percentage" office:value="20.9">
            <text:p>2090%</text:p>
          </table:table-cell>
          <table:table-cell table:style-name="ce39" office:value-type="float" office:value="4900">
            <text:p>4,900</text:p>
          </table:table-cell>
        </table:table-row>
        <table:table-row table:style-name="ro2">
          <table:table-cell table:style-name="ce40" office:value-type="date" office:date-value="2014-07-03T00:00:00">
            <text:p>7/3/2014</text:p>
          </table:table-cell>
          <table:table-cell table:style-name="ce36" office:value-type="float" office:value="23474">
            <text:p>23,474</text:p>
          </table:table-cell>
          <table:table-cell table:style-name="ce36" office:value-type="float" office:value="23480">
            <text:p>23,480</text:p>
          </table:table-cell>
          <table:table-cell table:style-name="ce37" office:value-type="percentage" office:value="115.5">
            <text:p>11550%</text:p>
          </table:table-cell>
          <table:table-cell table:style-name="ce39" office:value-type="float" office:value="26800">
            <text:p>26,800</text:p>
          </table:table-cell>
        </table:table-row>
        <table:table-row table:style-name="ro2">
          <table:table-cell table:style-name="ce40" office:value-type="date" office:date-value="2014-06-03T00:00:00">
            <text:p>6/3/2014</text:p>
          </table:table-cell>
          <table:table-cell table:style-name="ce36" office:value-type="float" office:value="23200">
            <text:p>23,200</text:p>
          </table:table-cell>
          <table:table-cell table:style-name="ce36" office:value-type="float" office:value="23212">
            <text:p>23,212</text:p>
          </table:table-cell>
          <table:table-cell table:style-name="ce37" office:value-type="percentage" office:value="6.5">
            <text:p>650%</text:p>
          </table:table-cell>
          <table:table-cell table:style-name="ce39" office:value-type="float" office:value="1500">
            <text:p>1,500</text:p>
          </table:table-cell>
        </table:table-row>
        <table:table-row table:style-name="ro2">
          <table:table-cell table:style-name="ce40" office:value-type="date" office:date-value="2014-05-03T00:00:00">
            <text:p>5/3/2014</text:p>
          </table:table-cell>
          <table:table-cell table:style-name="ce36" office:value-type="float" office:value="23187">
            <text:p>23,187</text:p>
          </table:table-cell>
          <table:table-cell table:style-name="ce36" office:value-type="float" office:value="23197">
            <text:p>23,197</text:p>
          </table:table-cell>
          <table:table-cell table:style-name="ce37" office:value-type="percentage" office:value="-107.9">
            <text:p>-10790%</text:p>
          </table:table-cell>
          <table:table-cell table:style-name="ce38" office:value-type="float" office:value="-25300">
            <text:p>-25,300</text:p>
          </table:table-cell>
        </table:table-row>
        <table:table-row table:style-name="ro2">
          <table:table-cell table:style-name="ce35" office:value-type="string">
            <text:p>28/02/2014</text:p>
          </table:table-cell>
          <table:table-cell table:style-name="ce36" office:value-type="float" office:value="23435">
            <text:p>23,435</text:p>
          </table:table-cell>
          <table:table-cell table:style-name="ce36" office:value-type="float" office:value="23450">
            <text:p>23,450</text:p>
          </table:table-cell>
          <table:table-cell table:style-name="ce37" office:value-type="percentage" office:value="88.2">
            <text:p>8820%</text:p>
          </table:table-cell>
          <table:table-cell table:style-name="ce39" office:value-type="float" office:value="20500">
            <text:p>20,500</text:p>
          </table:table-cell>
        </table:table-row>
        <table:table-row table:style-name="ro2">
          <table:table-cell table:style-name="ce35" office:value-type="string">
            <text:p>27/02/2014</text:p>
          </table:table-cell>
          <table:table-cell table:style-name="ce36" office:value-type="float" office:value="23225">
            <text:p>23,225</text:p>
          </table:table-cell>
          <table:table-cell table:style-name="ce36" office:value-type="float" office:value="23245">
            <text:p>23,245</text:p>
          </table:table-cell>
          <table:table-cell table:style-name="ce37" office:value-type="percentage" office:value="-118.6">
            <text:p>-11860%</text:p>
          </table:table-cell>
          <table:table-cell table:style-name="ce38" office:value-type="float" office:value="-27900">
            <text:p>-27,900</text:p>
          </table:table-cell>
        </table:table-row>
        <table:table-row table:style-name="ro2">
          <table:table-cell table:style-name="ce35" office:value-type="string">
            <text:p>26/02/2014</text:p>
          </table:table-cell>
          <table:table-cell table:style-name="ce36" office:value-type="float" office:value="23512">
            <text:p>23,512</text:p>
          </table:table-cell>
          <table:table-cell table:style-name="ce36" office:value-type="float" office:value="23524">
            <text:p>23,524</text:p>
          </table:table-cell>
          <table:table-cell table:style-name="ce37" office:value-type="percentage" office:value="48.7">
            <text:p>4870%</text:p>
          </table:table-cell>
          <table:table-cell table:style-name="ce39" office:value-type="float" office:value="11400">
            <text:p>11,400</text:p>
          </table:table-cell>
        </table:table-row>
        <table:table-row table:style-name="ro2">
          <table:table-cell table:style-name="ce35" office:value-type="string">
            <text:p>25/02/2014</text:p>
          </table:table-cell>
          <table:table-cell table:style-name="ce36" office:value-type="float" office:value="23404">
            <text:p>23,404</text:p>
          </table:table-cell>
          <table:table-cell table:style-name="ce36" office:value-type="float" office:value="23410">
            <text:p>23,410</text:p>
          </table:table-cell>
          <table:table-cell table:style-name="ce37" office:value-type="percentage" office:value="-27.7">
            <text:p>-2770%</text:p>
          </table:table-cell>
          <table:table-cell table:style-name="ce38" office:value-type="float" office:value="-6500">
            <text:p>-6,500</text:p>
          </table:table-cell>
        </table:table-row>
        <table:table-row table:style-name="ro2">
          <table:table-cell table:style-name="ce35" office:value-type="string">
            <text:p>24/02/2014</text:p>
          </table:table-cell>
          <table:table-cell table:style-name="ce36" office:value-type="float" office:value="23460">
            <text:p>23,460</text:p>
          </table:table-cell>
          <table:table-cell table:style-name="ce36" office:value-type="float" office:value="23475">
            <text:p>23,475</text:p>
          </table:table-cell>
          <table:table-cell table:style-name="ce37" office:value-type="percentage" office:value="-25.1">
            <text:p>-2510%</text:p>
          </table:table-cell>
          <table:table-cell table:style-name="ce38" office:value-type="float" office:value="-5900">
            <text:p>-5,900</text:p>
          </table:table-cell>
        </table:table-row>
        <table:table-row table:style-name="ro2">
          <table:table-cell table:style-name="ce35" office:value-type="string">
            <text:p>21/02/2014</text:p>
          </table:table-cell>
          <table:table-cell table:style-name="ce36" office:value-type="float" office:value="23527">
            <text:p>23,527</text:p>
          </table:table-cell>
          <table:table-cell table:style-name="ce36" office:value-type="float" office:value="23534">
            <text:p>23,534</text:p>
          </table:table-cell>
          <table:table-cell table:style-name="ce37" office:value-type="percentage" office:value="-81.3">
            <text:p>-8130%</text:p>
          </table:table-cell>
          <table:table-cell table:style-name="ce38" office:value-type="float" office:value="-19300">
            <text:p>-19,300</text:p>
          </table:table-cell>
        </table:table-row>
        <table:table-row table:style-name="ro2">
          <table:table-cell table:style-name="ce35" office:value-type="string">
            <text:p>20/02/2014</text:p>
          </table:table-cell>
          <table:table-cell table:style-name="ce36" office:value-type="float" office:value="23721">
            <text:p>23,721</text:p>
          </table:table-cell>
          <table:table-cell table:style-name="ce36" office:value-type="float" office:value="23727">
            <text:p>23,727</text:p>
          </table:table-cell>
          <table:table-cell table:style-name="ce37" office:value-type="percentage" office:value="-74">
            <text:p>-7400%</text:p>
          </table:table-cell>
          <table:table-cell table:style-name="ce38" office:value-type="float" office:value="-17700">
            <text:p>-17,700</text:p>
          </table:table-cell>
        </table:table-row>
        <table:table-row table:style-name="ro2">
          <table:table-cell table:style-name="ce35" office:value-type="string">
            <text:p>19/02/2014</text:p>
          </table:table-cell>
          <table:table-cell table:style-name="ce36" office:value-type="float" office:value="23887">
            <text:p>23,887</text:p>
          </table:table-cell>
          <table:table-cell table:style-name="ce36" office:value-type="float" office:value="23904">
            <text:p>23,904</text:p>
          </table:table-cell>
          <table:table-cell table:style-name="ce37" office:value-type="percentage" office:value="-29.6">
            <text:p>-2960%</text:p>
          </table:table-cell>
          <table:table-cell table:style-name="ce38" office:value-type="float" office:value="-7100">
            <text:p>-7,100</text:p>
          </table:table-cell>
        </table:table-row>
        <table:table-row table:style-name="ro2">
          <table:table-cell table:style-name="ce35" office:value-type="string">
            <text:p>18/02/2014</text:p>
          </table:table-cell>
          <table:table-cell table:style-name="ce36" office:value-type="float" office:value="23960">
            <text:p>23,960</text:p>
          </table:table-cell>
          <table:table-cell table:style-name="ce36" office:value-type="float" office:value="23975">
            <text:p>23,975</text:p>
          </table:table-cell>
          <table:table-cell table:style-name="ce37" office:value-type="percentage" office:value="36.8">
            <text:p>3680%</text:p>
          </table:table-cell>
          <table:table-cell table:style-name="ce39" office:value-type="float" office:value="8800">
            <text:p>8,800</text:p>
          </table:table-cell>
        </table:table-row>
        <table:table-row table:style-name="ro2">
          <table:table-cell table:style-name="ce35" office:value-type="string">
            <text:p>17/02/2014</text:p>
          </table:table-cell>
          <table:table-cell table:style-name="ce36" office:value-type="float" office:value="23877">
            <text:p>23,877</text:p>
          </table:table-cell>
          <table:table-cell table:style-name="ce36" office:value-type="float" office:value="23887">
            <text:p>23,887</text:p>
          </table:table-cell>
          <table:table-cell table:style-name="ce37" office:value-type="percentage" office:value="9.2">
            <text:p>920%</text:p>
          </table:table-cell>
          <table:table-cell table:style-name="ce39" office:value-type="float" office:value="2200">
            <text:p>2,200</text:p>
          </table:table-cell>
        </table:table-row>
        <table:table-row table:style-name="ro2">
          <table:table-cell table:style-name="ce35" office:value-type="string">
            <text:p>14/02/2014</text:p>
          </table:table-cell>
          <table:table-cell table:style-name="ce36" office:value-type="float" office:value="23845">
            <text:p>23,845</text:p>
          </table:table-cell>
          <table:table-cell table:style-name="ce36" office:value-type="float" office:value="23865">
            <text:p>23,865</text:p>
          </table:table-cell>
          <table:table-cell table:style-name="ce37" office:value-type="percentage" office:value="-83.1">
            <text:p>-8310%</text:p>
          </table:table-cell>
          <table:table-cell table:style-name="ce38" office:value-type="float" office:value="-20000">
            <text:p>-20,000</text:p>
          </table:table-cell>
        </table:table-row>
        <table:table-row table:style-name="ro2">
          <table:table-cell table:style-name="ce35" office:value-type="string">
            <text:p>13/02/2014</text:p>
          </table:table-cell>
          <table:table-cell table:style-name="ce36" office:value-type="float" office:value="24045">
            <text:p>24,045</text:p>
          </table:table-cell>
          <table:table-cell table:style-name="ce36" office:value-type="float" office:value="24065">
            <text:p>24,065</text:p>
          </table:table-cell>
          <table:table-cell table:style-name="ce37" office:value-type="percentage" office:value="-66">
            <text:p>-6600%</text:p>
          </table:table-cell>
          <table:table-cell table:style-name="ce38" office:value-type="float" office:value="-16000">
            <text:p>-16,000</text:p>
          </table:table-cell>
        </table:table-row>
        <table:table-row table:style-name="ro2">
          <table:table-cell table:style-name="ce40" office:value-type="date" office:date-value="2014-12-02T00:00:00">
            <text:p>12/2/2014</text:p>
          </table:table-cell>
          <table:table-cell table:style-name="ce36" office:value-type="float" office:value="24215">
            <text:p>24,215</text:p>
          </table:table-cell>
          <table:table-cell table:style-name="ce36" office:value-type="float" office:value="24225">
            <text:p>24,225</text:p>
          </table:table-cell>
          <table:table-cell table:style-name="ce37" office:value-type="percentage" office:value="83.2">
            <text:p>8320%</text:p>
          </table:table-cell>
          <table:table-cell table:style-name="ce39" office:value-type="float" office:value="20000">
            <text:p>20,000</text:p>
          </table:table-cell>
        </table:table-row>
        <table:table-row table:style-name="ro2">
          <table:table-cell table:style-name="ce40" office:value-type="date" office:date-value="2014-11-02T00:00:00">
            <text:p>11/2/2014</text:p>
          </table:table-cell>
          <table:table-cell table:style-name="ce36" office:value-type="float" office:value="24010">
            <text:p>24,010</text:p>
          </table:table-cell>
          <table:table-cell table:style-name="ce36" office:value-type="float" office:value="24025">
            <text:p>24,025</text:p>
          </table:table-cell>
          <table:table-cell table:style-name="ce37" office:value-type="percentage" office:value="-14.5">
            <text:p>-1450%</text:p>
          </table:table-cell>
          <table:table-cell table:style-name="ce38" office:value-type="float" office:value="-3500">
            <text:p>-3,500</text:p>
          </table:table-cell>
        </table:table-row>
        <table:table-row table:style-name="ro2">
          <table:table-cell table:style-name="ce40" office:value-type="date" office:date-value="2014-10-02T00:00:00">
            <text:p>10/2/2014</text:p>
          </table:table-cell>
          <table:table-cell table:style-name="ce36" office:value-type="float" office:value="24050">
            <text:p>24,050</text:p>
          </table:table-cell>
          <table:table-cell table:style-name="ce36" office:value-type="float" office:value="24060">
            <text:p>24,060</text:p>
          </table:table-cell>
          <table:table-cell table:style-name="ce37" office:value-type="percentage" office:value="112.2">
            <text:p>11220%</text:p>
          </table:table-cell>
          <table:table-cell table:style-name="ce39" office:value-type="float" office:value="26700">
            <text:p>26,700</text:p>
          </table:table-cell>
        </table:table-row>
        <table:table-row table:style-name="ro2">
          <table:table-cell table:style-name="ce40" office:value-type="date" office:date-value="2014-07-02T00:00:00">
            <text:p>7/2/2014</text:p>
          </table:table-cell>
          <table:table-cell table:style-name="ce36" office:value-type="float" office:value="23780">
            <text:p>23,780</text:p>
          </table:table-cell>
          <table:table-cell table:style-name="ce36" office:value-type="float" office:value="23793">
            <text:p>23,793</text:p>
          </table:table-cell>
          <table:table-cell table:style-name="ce37" office:value-type="percentage" office:value="-16.4">
            <text:p>-1640%</text:p>
          </table:table-cell>
          <table:table-cell table:style-name="ce38" office:value-type="float" office:value="-3900">
            <text:p>-3,900</text:p>
          </table:table-cell>
        </table:table-row>
        <table:table-row table:style-name="ro2">
          <table:table-cell table:style-name="ce40" office:value-type="date" office:date-value="2014-06-02T00:00:00">
            <text:p>6/2/2014</text:p>
          </table:table-cell>
          <table:table-cell table:style-name="ce36" office:value-type="float" office:value="23820">
            <text:p>23,820</text:p>
          </table:table-cell>
          <table:table-cell table:style-name="ce36" office:value-type="float" office:value="23832">
            <text:p>23,832</text:p>
          </table:table-cell>
          <table:table-cell table:style-name="ce37" office:value-type="percentage" office:value="-70">
            <text:p>-7000%</text:p>
          </table:table-cell>
          <table:table-cell table:style-name="ce38" office:value-type="float" office:value="-16800">
            <text:p>-16,800</text:p>
          </table:table-cell>
        </table:table-row>
        <table:table-row table:style-name="ro2">
          <table:table-cell table:style-name="ce40" office:value-type="date" office:date-value="2014-05-02T00:00:00">
            <text:p>5/2/2014</text:p>
          </table:table-cell>
          <table:table-cell table:style-name="ce36" office:value-type="float" office:value="23994">
            <text:p>23,994</text:p>
          </table:table-cell>
          <table:table-cell table:style-name="ce36" office:value-type="float" office:value="24000">
            <text:p>24,000</text:p>
          </table:table-cell>
          <table:table-cell table:style-name="ce37" office:value-type="percentage" office:value="-62.9">
            <text:p>-6290%</text:p>
          </table:table-cell>
          <table:table-cell table:style-name="ce38" office:value-type="float" office:value="-15200">
            <text:p>-15,200</text:p>
          </table:table-cell>
        </table:table-row>
        <table:table-row table:style-name="ro2">
          <table:table-cell table:style-name="ce40" office:value-type="date" office:date-value="2014-04-02T00:00:00">
            <text:p>4/2/2014</text:p>
          </table:table-cell>
          <table:table-cell table:style-name="ce36" office:value-type="float" office:value="24140">
            <text:p>24,140</text:p>
          </table:table-cell>
          <table:table-cell table:style-name="ce36" office:value-type="float" office:value="24152">
            <text:p>24,152</text:p>
          </table:table-cell>
          <table:table-cell table:style-name="ce37" office:value-type="percentage" office:value="-89.9">
            <text:p>-8990%</text:p>
          </table:table-cell>
          <table:table-cell table:style-name="ce38" office:value-type="float" office:value="-21900">
            <text:p>-21,900</text:p>
          </table:table-cell>
        </table:table-row>
        <table:table-row table:style-name="ro2">
          <table:table-cell table:style-name="ce40" office:value-type="date" office:date-value="2014-03-02T00:00:00">
            <text:p>3/2/2014</text:p>
          </table:table-cell>
          <table:table-cell table:style-name="ce36" office:value-type="float" office:value="24364">
            <text:p>24,364</text:p>
          </table:table-cell>
          <table:table-cell table:style-name="ce36" office:value-type="float" office:value="24371">
            <text:p>24,371</text:p>
          </table:table-cell>
          <table:table-cell table:style-name="ce37" office:value-type="percentage" office:value="102.4">
            <text:p>10240%</text:p>
          </table:table-cell>
          <table:table-cell table:style-name="ce39" office:value-type="float" office:value="24700">
            <text:p>24,700</text:p>
          </table:table-cell>
        </table:table-row>
        <table:table-row table:style-name="ro2">
          <table:table-cell table:style-name="ce35" office:value-type="string">
            <text:p>31/01/2014</text:p>
          </table:table-cell>
          <table:table-cell table:style-name="ce36" office:value-type="float" office:value="24114">
            <text:p>24,114</text:p>
          </table:table-cell>
          <table:table-cell table:style-name="ce36" office:value-type="float" office:value="24124">
            <text:p>24,124</text:p>
          </table:table-cell>
          <table:table-cell table:style-name="ce37" office:value-type="percentage" office:value="-9.5">
            <text:p>-950%</text:p>
          </table:table-cell>
          <table:table-cell table:style-name="ce38" office:value-type="float" office:value="-2300">
            <text:p>-2,300</text:p>
          </table:table-cell>
        </table:table-row>
        <table:table-row table:style-name="ro2">
          <table:table-cell table:style-name="ce35" office:value-type="string">
            <text:p>30/01/2014</text:p>
          </table:table-cell>
          <table:table-cell table:style-name="ce36" office:value-type="float" office:value="24140">
            <text:p>24,140</text:p>
          </table:table-cell>
          <table:table-cell table:style-name="ce36" office:value-type="float" office:value="24147">
            <text:p>24,147</text:p>
          </table:table-cell>
          <table:table-cell table:style-name="ce37" office:value-type="percentage" office:value="-78.5">
            <text:p>-7850%</text:p>
          </table:table-cell>
          <table:table-cell table:style-name="ce38" office:value-type="float" office:value="-19100">
            <text:p>-19,100</text:p>
          </table:table-cell>
        </table:table-row>
        <table:table-row table:style-name="ro2">
          <table:table-cell table:style-name="ce35" office:value-type="string">
            <text:p>29/01/2014</text:p>
          </table:table-cell>
          <table:table-cell table:style-name="ce36" office:value-type="float" office:value="24324">
            <text:p>24,324</text:p>
          </table:table-cell>
          <table:table-cell table:style-name="ce36" office:value-type="float" office:value="24338">
            <text:p>24,338</text:p>
          </table:table-cell>
          <table:table-cell table:style-name="ce37" office:value-type="percentage" office:value="30.1">
            <text:p>3010%</text:p>
          </table:table-cell>
          <table:table-cell table:style-name="ce39" office:value-type="float" office:value="7300">
            <text:p>7,300</text:p>
          </table:table-cell>
        </table:table-row>
        <table:table-row table:style-name="ro2">
          <table:table-cell table:style-name="ce35" office:value-type="string">
            <text:p>28/01/2014</text:p>
          </table:table-cell>
          <table:table-cell table:style-name="ce36" office:value-type="float" office:value="24256">
            <text:p>24,256</text:p>
          </table:table-cell>
          <table:table-cell table:style-name="ce36" office:value-type="float" office:value="24265">
            <text:p>24,265</text:p>
          </table:table-cell>
          <table:table-cell table:style-name="ce37" office:value-type="percentage" office:value="2.1">
            <text:p>210%</text:p>
          </table:table-cell>
          <table:table-cell table:style-name="ce39" office:value-type="float" office:value="500">
            <text:p>500</text:p>
          </table:table-cell>
        </table:table-row>
        <table:table-row table:style-name="ro2">
          <table:table-cell table:style-name="ce35" office:value-type="string">
            <text:p>27/01/2014</text:p>
          </table:table-cell>
          <table:table-cell table:style-name="ce36" office:value-type="float" office:value="24240">
            <text:p>24,240</text:p>
          </table:table-cell>
          <table:table-cell table:style-name="ce36" office:value-type="float" office:value="24260">
            <text:p>24,260</text:p>
          </table:table-cell>
          <table:table-cell table:style-name="ce37" office:value-type="percentage" office:value="116.8">
            <text:p>11680%</text:p>
          </table:table-cell>
          <table:table-cell table:style-name="ce39" office:value-type="float" office:value="28000">
            <text:p>28,000</text:p>
          </table:table-cell>
        </table:table-row>
        <table:table-row table:style-name="ro2">
          <table:table-cell table:style-name="ce35" office:value-type="string">
            <text:p>24/01/2014</text:p>
          </table:table-cell>
          <table:table-cell table:style-name="ce36" office:value-type="float" office:value="23973">
            <text:p>23,973</text:p>
          </table:table-cell>
          <table:table-cell table:style-name="ce36" office:value-type="float" office:value="23980">
            <text:p>23,980</text:p>
          </table:table-cell>
          <table:table-cell table:style-name="ce37" office:value-type="percentage" office:value="-19.1">
            <text:p>-1910%</text:p>
          </table:table-cell>
          <table:table-cell table:style-name="ce38" office:value-type="float" office:value="-4600">
            <text:p>-4,600</text:p>
          </table:table-cell>
        </table:table-row>
        <table:table-row table:style-name="ro2">
          <table:table-cell table:style-name="ce35" office:value-type="string">
            <text:p>23/01/2014</text:p>
          </table:table-cell>
          <table:table-cell table:style-name="ce36" office:value-type="float" office:value="24019">
            <text:p>24,019</text:p>
          </table:table-cell>
          <table:table-cell table:style-name="ce36" office:value-type="float" office:value="24026">
            <text:p>24,026</text:p>
          </table:table-cell>
          <table:table-cell table:style-name="ce37" office:value-type="percentage" office:value="126.9">
            <text:p>12690%</text:p>
          </table:table-cell>
          <table:table-cell table:style-name="ce39" office:value-type="float" office:value="30100">
            <text:p>30,100</text:p>
          </table:table-cell>
        </table:table-row>
        <table:table-row table:style-name="ro2">
          <table:table-cell table:style-name="ce35" office:value-type="string">
            <text:p>22/01/2014</text:p>
          </table:table-cell>
          <table:table-cell table:style-name="ce36" office:value-type="float" office:value="23710">
            <text:p>23,710</text:p>
          </table:table-cell>
          <table:table-cell table:style-name="ce36" office:value-type="float" office:value="23725">
            <text:p>23,725</text:p>
          </table:table-cell>
          <table:table-cell table:style-name="ce37" office:value-type="percentage" office:value="46.6">
            <text:p>4660%</text:p>
          </table:table-cell>
          <table:table-cell table:style-name="ce39" office:value-type="float" office:value="11000">
            <text:p>11,000</text:p>
          </table:table-cell>
        </table:table-row>
        <table:table-row table:style-name="ro2">
          <table:table-cell table:style-name="ce35" office:value-type="string">
            <text:p>21/01/2014</text:p>
          </table:table-cell>
          <table:table-cell table:style-name="ce36" office:value-type="float" office:value="23600">
            <text:p>23,600</text:p>
          </table:table-cell>
          <table:table-cell table:style-name="ce36" office:value-type="float" office:value="23615">
            <text:p>23,615</text:p>
          </table:table-cell>
          <table:table-cell table:style-name="ce37" office:value-type="percentage" office:value="99.2">
            <text:p>9920%</text:p>
          </table:table-cell>
          <table:table-cell table:style-name="ce39" office:value-type="float" office:value="23200">
            <text:p>23,200</text:p>
          </table:table-cell>
        </table:table-row>
        <table:table-row table:style-name="ro2">
          <table:table-cell table:style-name="ce35" office:value-type="string">
            <text:p>20/01/2014</text:p>
          </table:table-cell>
          <table:table-cell table:style-name="ce36" office:value-type="float" office:value="23372">
            <text:p>23,372</text:p>
          </table:table-cell>
          <table:table-cell table:style-name="ce36" office:value-type="float" office:value="23383">
            <text:p>23,383</text:p>
          </table:table-cell>
          <table:table-cell table:style-name="ce37" office:value-type="percentage" office:value="-33.7">
            <text:p>-3370%</text:p>
          </table:table-cell>
          <table:table-cell table:style-name="ce38" office:value-type="float" office:value="-7900">
            <text:p>-7,900</text:p>
          </table:table-cell>
        </table:table-row>
        <table:table-row table:style-name="ro2">
          <table:table-cell table:style-name="ce35" office:value-type="string">
            <text:p>17/01/2014</text:p>
          </table:table-cell>
          <table:table-cell table:style-name="ce36" office:value-type="float" office:value="23455">
            <text:p>23,455</text:p>
          </table:table-cell>
          <table:table-cell table:style-name="ce36" office:value-type="float" office:value="23462">
            <text:p>23,462</text:p>
          </table:table-cell>
          <table:table-cell table:style-name="ce37" office:value-type="percentage" office:value="-82.4">
            <text:p>-8240%</text:p>
          </table:table-cell>
          <table:table-cell table:style-name="ce38" office:value-type="float" office:value="-19500">
            <text:p>-19,500</text:p>
          </table:table-cell>
        </table:table-row>
        <table:table-row table:style-name="ro2">
          <table:table-cell table:style-name="ce35" office:value-type="string">
            <text:p>16/01/2014</text:p>
          </table:table-cell>
          <table:table-cell table:style-name="ce36" office:value-type="float" office:value="23652">
            <text:p>23,652</text:p>
          </table:table-cell>
          <table:table-cell table:style-name="ce36" office:value-type="float" office:value="23657">
            <text:p>23,657</text:p>
          </table:table-cell>
          <table:table-cell table:style-name="ce37" office:value-type="percentage" office:value="35.2">
            <text:p>3520%</text:p>
          </table:table-cell>
          <table:table-cell table:style-name="ce39" office:value-type="float" office:value="8300">
            <text:p>8,300</text:p>
          </table:table-cell>
        </table:table-row>
        <table:table-row table:style-name="ro2">
          <table:table-cell table:style-name="ce35" office:value-type="string">
            <text:p>15/01/2014</text:p>
          </table:table-cell>
          <table:table-cell table:style-name="ce36" office:value-type="float" office:value="23565">
            <text:p>23,565</text:p>
          </table:table-cell>
          <table:table-cell table:style-name="ce36" office:value-type="float" office:value="23574">
            <text:p>23,574</text:p>
          </table:table-cell>
          <table:table-cell table:style-name="ce37" office:value-type="percentage" office:value="5.5">
            <text:p>550%</text:p>
          </table:table-cell>
          <table:table-cell table:style-name="ce39" office:value-type="float" office:value="1300">
            <text:p>1,300</text:p>
          </table:table-cell>
        </table:table-row>
        <table:table-row table:style-name="ro2">
          <table:table-cell table:style-name="ce35" office:value-type="string">
            <text:p>14/01/2014</text:p>
          </table:table-cell>
          <table:table-cell table:style-name="ce36" office:value-type="float" office:value="23551">
            <text:p>23,551</text:p>
          </table:table-cell>
          <table:table-cell table:style-name="ce36" office:value-type="float" office:value="23561">
            <text:p>23,561</text:p>
          </table:table-cell>
          <table:table-cell table:style-name="ce37" office:value-type="percentage" office:value="22.1">
            <text:p>2210%</text:p>
          </table:table-cell>
          <table:table-cell table:style-name="ce39" office:value-type="float" office:value="5200">
            <text:p>5,200</text:p>
          </table:table-cell>
        </table:table-row>
        <table:table-row table:style-name="ro2">
          <table:table-cell table:style-name="ce35" office:value-type="string">
            <text:p>13/01/2014</text:p>
          </table:table-cell>
          <table:table-cell table:style-name="ce36" office:value-type="float" office:value="23500">
            <text:p>23,500</text:p>
          </table:table-cell>
          <table:table-cell table:style-name="ce36" office:value-type="float" office:value="23509">
            <text:p>23,509</text:p>
          </table:table-cell>
          <table:table-cell table:style-name="ce37" office:value-type="percentage" office:value="-59.6">
            <text:p>-5960%</text:p>
          </table:table-cell>
          <table:table-cell table:style-name="ce38" office:value-type="float" office:value="-14100">
            <text:p>-14,100</text:p>
          </table:table-cell>
        </table:table-row>
        <table:table-row table:style-name="ro2">
          <table:table-cell table:style-name="ce40" office:value-type="date" office:date-value="2014-10-01T00:00:00">
            <text:p>10/1/2014</text:p>
          </table:table-cell>
          <table:table-cell table:style-name="ce36" office:value-type="float" office:value="23637">
            <text:p>23,637</text:p>
          </table:table-cell>
          <table:table-cell table:style-name="ce36" office:value-type="float" office:value="23650">
            <text:p>23,650</text:p>
          </table:table-cell>
          <table:table-cell table:style-name="ce37" office:value-type="percentage" office:value="-135.6">
            <text:p>-13560%</text:p>
          </table:table-cell>
          <table:table-cell table:style-name="ce38" office:value-type="float" office:value="-32500">
            <text:p>-32,500</text:p>
          </table:table-cell>
        </table:table-row>
        <table:table-row table:style-name="ro2">
          <table:table-cell table:style-name="ce40" office:value-type="date" office:date-value="2014-09-01T00:00:00">
            <text:p>9/1/2014</text:p>
          </table:table-cell>
          <table:table-cell table:style-name="ce36" office:value-type="float" office:value="23965">
            <text:p>23,965</text:p>
          </table:table-cell>
          <table:table-cell table:style-name="ce36" office:value-type="float" office:value="23975">
            <text:p>23,975</text:p>
          </table:table-cell>
          <table:table-cell table:style-name="ce37" office:value-type="percentage" office:value="32.6">
            <text:p>3260%</text:p>
          </table:table-cell>
          <table:table-cell table:style-name="ce39" office:value-type="float" office:value="7800">
            <text:p>7,800</text:p>
          </table:table-cell>
        </table:table-row>
        <table:table-row table:style-name="ro2">
          <table:table-cell table:style-name="ce40" office:value-type="date" office:date-value="2014-08-01T00:00:00">
            <text:p>8/1/2014</text:p>
          </table:table-cell>
          <table:table-cell table:style-name="ce36" office:value-type="float" office:value="23886">
            <text:p>23,886</text:p>
          </table:table-cell>
          <table:table-cell table:style-name="ce36" office:value-type="float" office:value="23897">
            <text:p>23,897</text:p>
          </table:table-cell>
          <table:table-cell table:style-name="ce37" office:value-type="percentage" office:value="47.1">
            <text:p>4710%</text:p>
          </table:table-cell>
          <table:table-cell table:style-name="ce39" office:value-type="float" office:value="11200">
            <text:p>11,200</text:p>
          </table:table-cell>
        </table:table-row>
        <table:table-row table:style-name="ro2">
          <table:table-cell table:style-name="ce40" office:value-type="date" office:date-value="2014-07-01T00:00:00">
            <text:p>7/1/2014</text:p>
          </table:table-cell>
          <table:table-cell table:style-name="ce36" office:value-type="float" office:value="23765">
            <text:p>23,765</text:p>
          </table:table-cell>
          <table:table-cell table:style-name="ce36" office:value-type="float" office:value="23785">
            <text:p>23,785</text:p>
          </table:table-cell>
          <table:table-cell table:style-name="ce37" office:value-type="percentage" office:value="7.6">
            <text:p>760%</text:p>
          </table:table-cell>
          <table:table-cell table:style-name="ce39" office:value-type="float" office:value="1800">
            <text:p>1,800</text:p>
          </table:table-cell>
        </table:table-row>
        <table:table-row table:style-name="ro2">
          <table:table-cell table:style-name="ce40" office:value-type="date" office:date-value="2014-06-01T00:00:00">
            <text:p>6/1/2014</text:p>
          </table:table-cell>
          <table:table-cell table:style-name="ce36" office:value-type="float" office:value="23760">
            <text:p>23,760</text:p>
          </table:table-cell>
          <table:table-cell table:style-name="ce36" office:value-type="float" office:value="23767">
            <text:p>23,767</text:p>
          </table:table-cell>
          <table:table-cell table:style-name="ce37" office:value-type="percentage" office:value="11.8">
            <text:p>1180%</text:p>
          </table:table-cell>
          <table:table-cell table:style-name="ce39" office:value-type="float" office:value="2800">
            <text:p>2,800</text:p>
          </table:table-cell>
        </table:table-row>
        <table:table-row table:style-name="ro2">
          <table:table-cell table:style-name="ce40" office:value-type="date" office:date-value="2014-03-01T00:00:00">
            <text:p>3/1/2014</text:p>
          </table:table-cell>
          <table:table-cell table:style-name="ce36" office:value-type="float" office:value="23730">
            <text:p>23,730</text:p>
          </table:table-cell>
          <table:table-cell table:style-name="ce36" office:value-type="float" office:value="23739">
            <text:p>23,739</text:p>
          </table:table-cell>
          <table:table-cell table:style-name="ce37" office:value-type="percentage" office:value="-72.8">
            <text:p>-7280%</text:p>
          </table:table-cell>
          <table:table-cell table:style-name="ce38" office:value-type="float" office:value="-17400">
            <text:p>-17,400</text:p>
          </table:table-cell>
        </table:table-row>
        <table:table-row table:style-name="ro2">
          <table:table-cell table:style-name="ce40" office:value-type="date" office:date-value="2014-02-01T00:00:00">
            <text:p>2/1/2014</text:p>
          </table:table-cell>
          <table:table-cell table:style-name="ce36" office:value-type="float" office:value="23904">
            <text:p>23,904</text:p>
          </table:table-cell>
          <table:table-cell table:style-name="ce36" office:value-type="float" office:value="23913">
            <text:p>23,913</text:p>
          </table:table-cell>
          <table:table-cell table:style-name="ce37" office:value-type="percentage" office:value="143.4">
            <text:p>14340%</text:p>
          </table:table-cell>
          <table:table-cell table:style-name="ce39" office:value-type="float" office:value="33800">
            <text:p>33,800</text:p>
          </table:table-cell>
        </table:table-row>
      </table:table>
      <table:table table:name="D3" table:style-name="ta8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5" office:value-type="string">
            <text:p>Mês</text:p>
          </table:table-cell>
          <table:table-cell table:style-name="ce22" office:value-type="string">
            <text:p>Views do Blog</text:p>
          </table:table-cell>
          <table:table-cell table:number-columns-repeated="4"/>
          <table:table-cell table:formula="of:=LINEST([.E2:.E37])" table:number-matrix-columns-spanned="2" table:number-matrix-rows-spanned="1" office:value-type="string">
            <text:p>5.594850343</text:p>
          </table:table-cell>
          <table:table-cell office:value-type="float" office:value="6.655920119693273">
            <text:p>6.65592012</text:p>
          </table:table-cell>
        </table:table-row>
        <table:table-row table:style-name="ro2">
          <table:table-cell table:style-name="ce26" office:value-type="date" office:date-value="2013-01-01T00:00:00">
            <text:p>1-Jan-2013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3.296141585</text:p>
          </table:table-cell>
          <table:table-cell table:formula="of:=[.B2]*[.C2]+[.D2]" office:value-type="string">
            <text:p>13.29614159</text:p>
          </table:table-cell>
          <table:table-cell table:style-name="ce27" office:value-type="float" office:value="1">
            <text:p>1</text:p>
          </table:table-cell>
          <table:table-cell table:formula="of:=[.$H$1]+([.F2]*[.$G$1])" office:value-type="string">
            <text:p>12.25077046</text:p>
          </table:table-cell>
          <table:table-cell table:style-name="ce27" table:formula="of:=[.E2]-[.G2]" office:value-type="string">
            <text:p>1.045371123</text:p>
          </table:table-cell>
        </table:table-row>
        <table:table-row table:style-name="ro2">
          <table:table-cell table:style-name="ce26" office:value-type="date" office:date-value="2013-02-01T00:00:00">
            <text:p>1-Feb-2013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.2">
            <text:p>1.2</text:p>
          </table:table-cell>
          <table:table-cell table:formula="of:=RAND()*5" office:value-type="string">
            <text:p>4.943274176</text:p>
          </table:table-cell>
          <table:table-cell table:formula="of:=[.B3]*[.C3]+[.D3]" office:value-type="string">
            <text:p>22.94327418</text:p>
          </table:table-cell>
          <table:table-cell table:style-name="ce27" office:value-type="float" office:value="2">
            <text:p>2</text:p>
          </table:table-cell>
          <table:table-cell table:formula="of:=[.$H$1]+([.F3]*[.$G$1])" office:value-type="string">
            <text:p>17.84562081</text:p>
          </table:table-cell>
          <table:table-cell table:style-name="ce27" table:formula="of:=[.E3]-[.G3]" office:value-type="string">
            <text:p>5.09765337</text:p>
          </table:table-cell>
        </table:table-row>
        <table:table-row table:style-name="ro2">
          <table:table-cell table:style-name="ce26" office:value-type="date" office:date-value="2013-03-01T00:00:00">
            <text:p>1-Mar-2013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.3">
            <text:p>1.3</text:p>
          </table:table-cell>
          <table:table-cell table:formula="of:=RAND()*5" office:value-type="string">
            <text:p>3.45994231</text:p>
          </table:table-cell>
          <table:table-cell table:formula="of:=[.B4]*[.C4]+[.D4]" office:value-type="string">
            <text:p>29.45994231</text:p>
          </table:table-cell>
          <table:table-cell table:style-name="ce27" office:value-type="float" office:value="3">
            <text:p>3</text:p>
          </table:table-cell>
          <table:table-cell table:formula="of:=[.$H$1]+([.F4]*[.$G$1])" office:value-type="string">
            <text:p>23.44047115</text:p>
          </table:table-cell>
          <table:table-cell table:style-name="ce27" table:formula="of:=[.E4]-[.G4]" office:value-type="string">
            <text:p>6.01947116</text:p>
          </table:table-cell>
        </table:table-row>
        <table:table-row table:style-name="ro2">
          <table:table-cell table:style-name="ce26" office:value-type="date" office:date-value="2013-04-01T00:00:00">
            <text:p>1-Apr-201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0.8">
            <text:p>0.8</text:p>
          </table:table-cell>
          <table:table-cell table:formula="of:=RAND()*5" office:value-type="string">
            <text:p>4.468031649</text:p>
          </table:table-cell>
          <table:table-cell table:formula="of:=[.B5]*[.C5]+[.D5]" office:value-type="string">
            <text:p>24.46803165</text:p>
          </table:table-cell>
          <table:table-cell table:style-name="ce27" office:value-type="float" office:value="4">
            <text:p>4</text:p>
          </table:table-cell>
          <table:table-cell table:formula="of:=[.$H$1]+([.F5]*[.$G$1])" office:value-type="string">
            <text:p>29.03532149</text:p>
          </table:table-cell>
          <table:table-cell table:style-name="ce27" table:formula="of:=[.E5]-[.G5]" office:value-type="string">
            <text:p>-4.567289844</text:p>
          </table:table-cell>
        </table:table-row>
        <table:table-row table:style-name="ro2">
          <table:table-cell table:style-name="ce26" office:value-type="date" office:date-value="2013-05-01T00:00:00">
            <text:p>1-May-2013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0.9">
            <text:p>0.9</text:p>
          </table:table-cell>
          <table:table-cell table:formula="of:=RAND()*5" office:value-type="string">
            <text:p>3.65721686</text:p>
          </table:table-cell>
          <table:table-cell table:formula="of:=[.B6]*[.C6]+[.D6]" office:value-type="string">
            <text:p>30.65721686</text:p>
          </table:table-cell>
          <table:table-cell table:style-name="ce27" office:value-type="float" office:value="5">
            <text:p>5</text:p>
          </table:table-cell>
          <table:table-cell table:formula="of:=[.$H$1]+([.F6]*[.$G$1])" office:value-type="string">
            <text:p>34.63017184</text:p>
          </table:table-cell>
          <table:table-cell table:style-name="ce27" table:formula="of:=[.E6]-[.G6]" office:value-type="string">
            <text:p>-3.972954976</text:p>
          </table:table-cell>
        </table:table-row>
        <table:table-row table:style-name="ro2">
          <table:table-cell table:style-name="ce26" office:value-type="date" office:date-value="2013-06-01T00:00:00">
            <text:p>1-Jun-2013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0.5582849384</text:p>
          </table:table-cell>
          <table:table-cell table:formula="of:=[.B7]*[.C7]+[.D7]" office:value-type="string">
            <text:p>35.55828494</text:p>
          </table:table-cell>
          <table:table-cell table:style-name="ce27" office:value-type="float" office:value="6">
            <text:p>6</text:p>
          </table:table-cell>
          <table:table-cell table:formula="of:=[.$H$1]+([.F7]*[.$G$1])" office:value-type="string">
            <text:p>40.22502218</text:p>
          </table:table-cell>
          <table:table-cell table:style-name="ce27" table:formula="of:=[.E7]-[.G7]" office:value-type="string">
            <text:p>-4.666737241</text:p>
          </table:table-cell>
        </table:table-row>
        <table:table-row table:style-name="ro2">
          <table:table-cell table:style-name="ce26" office:value-type="date" office:date-value="2013-07-01T00:00:00">
            <text:p>1-Jul-2013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.5">
            <text:p>1.5</text:p>
          </table:table-cell>
          <table:table-cell table:formula="of:=RAND()*5" office:value-type="string">
            <text:p>4.221769904</text:p>
          </table:table-cell>
          <table:table-cell table:formula="of:=[.B8]*[.C8]+[.D8]" office:value-type="string">
            <text:p>64.2217699</text:p>
          </table:table-cell>
          <table:table-cell table:style-name="ce27" office:value-type="float" office:value="7">
            <text:p>7</text:p>
          </table:table-cell>
          <table:table-cell table:formula="of:=[.$H$1]+([.F8]*[.$G$1])" office:value-type="string">
            <text:p>45.81987252</text:p>
          </table:table-cell>
          <table:table-cell table:style-name="ce27" table:formula="of:=[.E8]-[.G8]" office:value-type="string">
            <text:p>18.40189738</text:p>
          </table:table-cell>
        </table:table-row>
        <table:table-row table:style-name="ro2">
          <table:table-cell table:style-name="ce26" office:value-type="date" office:date-value="2013-08-01T00:00:00">
            <text:p>1-Aug-2013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1.2">
            <text:p>1.2</text:p>
          </table:table-cell>
          <table:table-cell table:formula="of:=RAND()*5" office:value-type="string">
            <text:p>0.8767220834</text:p>
          </table:table-cell>
          <table:table-cell table:formula="of:=[.B9]*[.C9]+[.D9]" office:value-type="string">
            <text:p>54.87672208</text:p>
          </table:table-cell>
          <table:table-cell table:style-name="ce27" office:value-type="float" office:value="8">
            <text:p>8</text:p>
          </table:table-cell>
          <table:table-cell table:formula="of:=[.$H$1]+([.F9]*[.$G$1])" office:value-type="string">
            <text:p>51.41472287</text:p>
          </table:table-cell>
          <table:table-cell table:style-name="ce27" table:formula="of:=[.E9]-[.G9]" office:value-type="string">
            <text:p>3.461999217</text:p>
          </table:table-cell>
        </table:table-row>
        <table:table-row table:style-name="ro2">
          <table:table-cell table:style-name="ce26" office:value-type="date" office:date-value="2013-09-01T00:00:00">
            <text:p>1-Sep-2013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1.387561659</text:p>
          </table:table-cell>
          <table:table-cell table:formula="of:=[.B10]*[.C10]+[.D10]" office:value-type="string">
            <text:p>51.38756166</text:p>
          </table:table-cell>
          <table:table-cell table:style-name="ce27" office:value-type="float" office:value="9">
            <text:p>9</text:p>
          </table:table-cell>
          <table:table-cell table:formula="of:=[.$H$1]+([.F10]*[.$G$1])" office:value-type="string">
            <text:p>57.00957321</text:p>
          </table:table-cell>
          <table:table-cell table:style-name="ce27" table:formula="of:=[.E10]-[.G10]" office:value-type="string">
            <text:p>-5.62201155</text:p>
          </table:table-cell>
        </table:table-row>
        <table:table-row table:style-name="ro2">
          <table:table-cell table:style-name="ce26" office:value-type="date" office:date-value="2013-10-01T00:00:00">
            <text:p>1-Oct-2013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2.236649531</text:p>
          </table:table-cell>
          <table:table-cell table:formula="of:=[.B11]*[.C11]+[.D11]" office:value-type="string">
            <text:p>57.23664953</text:p>
          </table:table-cell>
          <table:table-cell table:style-name="ce27" office:value-type="float" office:value="10">
            <text:p>10</text:p>
          </table:table-cell>
          <table:table-cell table:formula="of:=[.$H$1]+([.F11]*[.$G$1])" office:value-type="string">
            <text:p>62.60442355</text:p>
          </table:table-cell>
          <table:table-cell table:style-name="ce27" table:formula="of:=[.E11]-[.G11]" office:value-type="string">
            <text:p>-5.367774022</text:p>
          </table:table-cell>
        </table:table-row>
        <table:table-row table:style-name="ro2">
          <table:table-cell table:style-name="ce26" office:value-type="date" office:date-value="2013-11-01T00:00:00">
            <text:p>1-Nov-201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0.8">
            <text:p>0.8</text:p>
          </table:table-cell>
          <table:table-cell table:formula="of:=RAND()*5" office:value-type="string">
            <text:p>2.275106729</text:p>
          </table:table-cell>
          <table:table-cell table:formula="of:=[.B12]*[.C12]+[.D12]" office:value-type="string">
            <text:p>50.27510673</text:p>
          </table:table-cell>
          <table:table-cell table:style-name="ce27" office:value-type="float" office:value="11">
            <text:p>11</text:p>
          </table:table-cell>
          <table:table-cell table:formula="of:=[.$H$1]+([.F12]*[.$G$1])" office:value-type="string">
            <text:p>68.1992739</text:p>
          </table:table-cell>
          <table:table-cell table:style-name="ce27" table:formula="of:=[.E12]-[.G12]" office:value-type="string">
            <text:p>-17.92416717</text:p>
          </table:table-cell>
        </table:table-row>
        <table:table-row table:style-name="ro2">
          <table:table-cell table:style-name="ce26" office:value-type="date" office:date-value="2013-12-01T00:00:00">
            <text:p>1-Dec-2013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1.5">
            <text:p>1.5</text:p>
          </table:table-cell>
          <table:table-cell table:formula="of:=RAND()*5" office:value-type="string">
            <text:p>2.665594379</text:p>
          </table:table-cell>
          <table:table-cell table:formula="of:=[.B13]*[.C13]+[.D13]" office:value-type="string">
            <text:p>100.1655944</text:p>
          </table:table-cell>
          <table:table-cell table:style-name="ce27" office:value-type="float" office:value="12">
            <text:p>12</text:p>
          </table:table-cell>
          <table:table-cell table:formula="of:=[.$H$1]+([.F13]*[.$G$1])" office:value-type="string">
            <text:p>73.79412424</text:p>
          </table:table-cell>
          <table:table-cell table:style-name="ce27" table:formula="of:=[.E13]-[.G13]" office:value-type="string">
            <text:p>26.37147014</text:p>
          </table:table-cell>
        </table:table-row>
        <table:table-row table:style-name="ro2">
          <table:table-cell table:style-name="ce26" office:value-type="date" office:date-value="2014-01-01T00:00:00">
            <text:p>1-Jan-2014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2.000284589</text:p>
          </table:table-cell>
          <table:table-cell table:formula="of:=[.B14]*[.C14]+[.D14]" office:value-type="string">
            <text:p>72.00028459</text:p>
          </table:table-cell>
          <table:table-cell table:style-name="ce27" office:value-type="float" office:value="13">
            <text:p>13</text:p>
          </table:table-cell>
          <table:table-cell table:formula="of:=[.$H$1]+([.F14]*[.$G$1])" office:value-type="string">
            <text:p>79.38897458</text:p>
          </table:table-cell>
          <table:table-cell table:style-name="ce27" table:formula="of:=[.E14]-[.G14]" office:value-type="string">
            <text:p>-7.388689994</text:p>
          </table:table-cell>
        </table:table-row>
        <table:table-row table:style-name="ro2">
          <table:table-cell table:style-name="ce26" office:value-type="date" office:date-value="2014-02-01T00:00:00">
            <text:p>1-Feb-2014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1.2">
            <text:p>1.2</text:p>
          </table:table-cell>
          <table:table-cell table:formula="of:=RAND()*5" office:value-type="string">
            <text:p>0.1651110682</text:p>
          </table:table-cell>
          <table:table-cell table:formula="of:=[.B15]*[.C15]+[.D15]" office:value-type="string">
            <text:p>90.16511107</text:p>
          </table:table-cell>
          <table:table-cell table:style-name="ce27" office:value-type="float" office:value="14">
            <text:p>14</text:p>
          </table:table-cell>
          <table:table-cell table:formula="of:=[.$H$1]+([.F15]*[.$G$1])" office:value-type="string">
            <text:p>84.98382493</text:p>
          </table:table-cell>
          <table:table-cell table:style-name="ce27" table:formula="of:=[.E15]-[.G15]" office:value-type="string">
            <text:p>5.181286142</text:p>
          </table:table-cell>
        </table:table-row>
        <table:table-row table:style-name="ro2">
          <table:table-cell table:style-name="ce26" office:value-type="date" office:date-value="2014-03-01T00:00:00">
            <text:p>1-Mar-2014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1.3">
            <text:p>1.3</text:p>
          </table:table-cell>
          <table:table-cell table:formula="of:=RAND()*5" office:value-type="string">
            <text:p>0.3840299318</text:p>
          </table:table-cell>
          <table:table-cell table:formula="of:=[.B16]*[.C16]+[.D16]" office:value-type="string">
            <text:p>104.3840299</text:p>
          </table:table-cell>
          <table:table-cell table:style-name="ce27" office:value-type="float" office:value="15">
            <text:p>15</text:p>
          </table:table-cell>
          <table:table-cell table:formula="of:=[.$H$1]+([.F16]*[.$G$1])" office:value-type="string">
            <text:p>90.57867527</text:p>
          </table:table-cell>
          <table:table-cell table:style-name="ce27" table:formula="of:=[.E16]-[.G16]" office:value-type="string">
            <text:p>13.80535466</text:p>
          </table:table-cell>
        </table:table-row>
        <table:table-row table:style-name="ro2">
          <table:table-cell table:style-name="ce26" office:value-type="date" office:date-value="2014-04-01T00:00:00">
            <text:p>1-Apr-2014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0.8">
            <text:p>0.8</text:p>
          </table:table-cell>
          <table:table-cell table:formula="of:=RAND()*5" office:value-type="string">
            <text:p>0.7819481887</text:p>
          </table:table-cell>
          <table:table-cell table:formula="of:=[.B17]*[.C17]+[.D17]" office:value-type="string">
            <text:p>68.78194819</text:p>
          </table:table-cell>
          <table:table-cell table:style-name="ce27" office:value-type="float" office:value="16">
            <text:p>16</text:p>
          </table:table-cell>
          <table:table-cell table:formula="of:=[.$H$1]+([.F17]*[.$G$1])" office:value-type="string">
            <text:p>96.17352561</text:p>
          </table:table-cell>
          <table:table-cell table:style-name="ce27" table:formula="of:=[.E17]-[.G17]" office:value-type="string">
            <text:p>-27.39157742</text:p>
          </table:table-cell>
        </table:table-row>
        <table:table-row table:style-name="ro2">
          <table:table-cell table:style-name="ce26" office:value-type="date" office:date-value="2014-05-01T00:00:00">
            <text:p>1-May-2014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0.9">
            <text:p>0.9</text:p>
          </table:table-cell>
          <table:table-cell table:formula="of:=RAND()*5" office:value-type="string">
            <text:p>0.1572806644</text:p>
          </table:table-cell>
          <table:table-cell table:formula="of:=[.B18]*[.C18]+[.D18]" office:value-type="string">
            <text:p>81.15728066</text:p>
          </table:table-cell>
          <table:table-cell table:style-name="ce27" office:value-type="float" office:value="17">
            <text:p>17</text:p>
          </table:table-cell>
          <table:table-cell table:formula="of:=[.$H$1]+([.F18]*[.$G$1])" office:value-type="string">
            <text:p>101.768376</text:p>
          </table:table-cell>
          <table:table-cell table:style-name="ce27" table:formula="of:=[.E18]-[.G18]" office:value-type="string">
            <text:p>-20.61109529</text:p>
          </table:table-cell>
        </table:table-row>
        <table:table-row table:style-name="ro2">
          <table:table-cell table:style-name="ce26" office:value-type="date" office:date-value="2014-06-01T00:00:00">
            <text:p>1-Jun-2014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2.012887392</text:p>
          </table:table-cell>
          <table:table-cell table:formula="of:=[.B19]*[.C19]+[.D19]" office:value-type="string">
            <text:p>97.01288739</text:p>
          </table:table-cell>
          <table:table-cell table:style-name="ce27" office:value-type="float" office:value="18">
            <text:p>18</text:p>
          </table:table-cell>
          <table:table-cell table:formula="of:=[.$H$1]+([.F19]*[.$G$1])" office:value-type="string">
            <text:p>107.3632263</text:p>
          </table:table-cell>
          <table:table-cell table:style-name="ce27" table:formula="of:=[.E19]-[.G19]" office:value-type="string">
            <text:p>-10.35033891</text:p>
          </table:table-cell>
        </table:table-row>
        <table:table-row table:style-name="ro2">
          <table:table-cell table:style-name="ce26" office:value-type="date" office:date-value="2014-07-01T00:00:00">
            <text:p>1-Jul-2014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.5">
            <text:p>1.5</text:p>
          </table:table-cell>
          <table:table-cell table:formula="of:=RAND()*5" office:value-type="string">
            <text:p>3.621197234</text:p>
          </table:table-cell>
          <table:table-cell table:formula="of:=[.B20]*[.C20]+[.D20]" office:value-type="string">
            <text:p>153.6211972</text:p>
          </table:table-cell>
          <table:table-cell table:style-name="ce27" office:value-type="float" office:value="19">
            <text:p>19</text:p>
          </table:table-cell>
          <table:table-cell table:formula="of:=[.$H$1]+([.F20]*[.$G$1])" office:value-type="string">
            <text:p>112.9580766</text:p>
          </table:table-cell>
          <table:table-cell table:style-name="ce27" table:formula="of:=[.E20]-[.G20]" office:value-type="string">
            <text:p>40.66312059</text:p>
          </table:table-cell>
        </table:table-row>
        <table:table-row table:style-name="ro2">
          <table:table-cell table:style-name="ce26" office:value-type="date" office:date-value="2014-08-01T00:00:00">
            <text:p>1-Aug-2014</text:p>
          </table:table-cell>
          <table:table-cell table:style-name="ce27" office:value-type="float" office:value="105">
            <text:p>105</text:p>
          </table:table-cell>
          <table:table-cell table:style-name="ce27" office:value-type="float" office:value="1.2">
            <text:p>1.2</text:p>
          </table:table-cell>
          <table:table-cell table:formula="of:=RAND()*5" office:value-type="string">
            <text:p>2.474491131</text:p>
          </table:table-cell>
          <table:table-cell table:formula="of:=[.B21]*[.C21]+[.D21]" office:value-type="string">
            <text:p>128.4744911</text:p>
          </table:table-cell>
          <table:table-cell table:style-name="ce27" office:value-type="float" office:value="20">
            <text:p>20</text:p>
          </table:table-cell>
          <table:table-cell table:formula="of:=[.$H$1]+([.F21]*[.$G$1])" office:value-type="string">
            <text:p>118.552927</text:p>
          </table:table-cell>
          <table:table-cell table:style-name="ce27" table:formula="of:=[.E21]-[.G21]" office:value-type="string">
            <text:p>9.921564146</text:p>
          </table:table-cell>
        </table:table-row>
        <table:table-row table:style-name="ro2">
          <table:table-cell table:style-name="ce26" office:value-type="date" office:date-value="2014-09-01T00:00:00">
            <text:p>1-Sep-2014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2.005398327</text:p>
          </table:table-cell>
          <table:table-cell table:formula="of:=[.B22]*[.C22]+[.D22]" office:value-type="string">
            <text:p>112.0053983</text:p>
          </table:table-cell>
          <table:table-cell table:style-name="ce27" office:value-type="float" office:value="21">
            <text:p>21</text:p>
          </table:table-cell>
          <table:table-cell table:formula="of:=[.$H$1]+([.F22]*[.$G$1])" office:value-type="string">
            <text:p>124.1477773</text:p>
          </table:table-cell>
          <table:table-cell table:style-name="ce27" table:formula="of:=[.E22]-[.G22]" office:value-type="string">
            <text:p>-12.142379</text:p>
          </table:table-cell>
        </table:table-row>
        <table:table-row table:style-name="ro2">
          <table:table-cell table:style-name="ce26" office:value-type="date" office:date-value="2014-10-01T00:00:00">
            <text:p>1-Oct-2014</text:p>
          </table:table-cell>
          <table:table-cell table:style-name="ce27" office:value-type="float" office:value="115">
            <text:p>115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2.254881645</text:p>
          </table:table-cell>
          <table:table-cell table:formula="of:=[.B23]*[.C23]+[.D23]" office:value-type="string">
            <text:p>117.2548816</text:p>
          </table:table-cell>
          <table:table-cell table:style-name="ce27" office:value-type="float" office:value="22">
            <text:p>22</text:p>
          </table:table-cell>
          <table:table-cell table:formula="of:=[.$H$1]+([.F23]*[.$G$1])" office:value-type="string">
            <text:p>129.7426277</text:p>
          </table:table-cell>
          <table:table-cell table:style-name="ce27" table:formula="of:=[.E23]-[.G23]" office:value-type="string">
            <text:p>-12.48774603</text:p>
          </table:table-cell>
        </table:table-row>
        <table:table-row table:style-name="ro2">
          <table:table-cell table:style-name="ce26" office:value-type="date" office:date-value="2014-11-01T00:00:00">
            <text:p>1-Nov-2014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0.8">
            <text:p>0.8</text:p>
          </table:table-cell>
          <table:table-cell table:formula="of:=RAND()*5" office:value-type="string">
            <text:p>1.662301822</text:p>
          </table:table-cell>
          <table:table-cell table:formula="of:=[.B24]*[.C24]+[.D24]" office:value-type="string">
            <text:p>97.66230182</text:p>
          </table:table-cell>
          <table:table-cell table:style-name="ce27" office:value-type="float" office:value="23">
            <text:p>23</text:p>
          </table:table-cell>
          <table:table-cell table:formula="of:=[.$H$1]+([.F24]*[.$G$1])" office:value-type="string">
            <text:p>135.337478</text:p>
          </table:table-cell>
          <table:table-cell table:style-name="ce27" table:formula="of:=[.E24]-[.G24]" office:value-type="string">
            <text:p>-37.67517619</text:p>
          </table:table-cell>
        </table:table-row>
        <table:table-row table:style-name="ro2">
          <table:table-cell table:style-name="ce26" office:value-type="date" office:date-value="2014-12-01T00:00:00">
            <text:p>1-Dec-2014</text:p>
          </table:table-cell>
          <table:table-cell table:style-name="ce27" office:value-type="float" office:value="125">
            <text:p>125</text:p>
          </table:table-cell>
          <table:table-cell table:style-name="ce27" office:value-type="float" office:value="1.5">
            <text:p>1.5</text:p>
          </table:table-cell>
          <table:table-cell table:formula="of:=RAND()*5" office:value-type="string">
            <text:p>4.455854314</text:p>
          </table:table-cell>
          <table:table-cell table:formula="of:=[.B25]*[.C25]+[.D25]" office:value-type="string">
            <text:p>191.9558543</text:p>
          </table:table-cell>
          <table:table-cell table:style-name="ce27" office:value-type="float" office:value="24">
            <text:p>24</text:p>
          </table:table-cell>
          <table:table-cell table:formula="of:=[.$H$1]+([.F25]*[.$G$1])" office:value-type="string">
            <text:p>140.9323284</text:p>
          </table:table-cell>
          <table:table-cell table:style-name="ce27" table:formula="of:=[.E25]-[.G25]" office:value-type="string">
            <text:p>51.02352595</text:p>
          </table:table-cell>
        </table:table-row>
        <table:table-row table:style-name="ro2">
          <table:table-cell table:style-name="ce26" office:value-type="date" office:date-value="2015-01-01T00:00:00">
            <text:p>1-Jan-2015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4.217247424</text:p>
          </table:table-cell>
          <table:table-cell table:formula="of:=[.B26]*[.C26]+[.D26]" office:value-type="string">
            <text:p>134.2172474</text:p>
          </table:table-cell>
          <table:table-cell table:style-name="ce27" office:value-type="float" office:value="25">
            <text:p>25</text:p>
          </table:table-cell>
          <table:table-cell table:formula="of:=[.$H$1]+([.F26]*[.$G$1])" office:value-type="string">
            <text:p>146.5271787</text:p>
          </table:table-cell>
          <table:table-cell table:style-name="ce27" table:formula="of:=[.E26]-[.G26]" office:value-type="string">
            <text:p>-12.30993128</text:p>
          </table:table-cell>
        </table:table-row>
        <table:table-row table:style-name="ro2">
          <table:table-cell table:style-name="ce26" office:value-type="date" office:date-value="2015-02-01T00:00:00">
            <text:p>1-Feb-2015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1.2">
            <text:p>1.2</text:p>
          </table:table-cell>
          <table:table-cell table:formula="of:=RAND()*5" office:value-type="string">
            <text:p>4.361528893</text:p>
          </table:table-cell>
          <table:table-cell table:formula="of:=[.B27]*[.C27]+[.D27]" office:value-type="string">
            <text:p>166.3615289</text:p>
          </table:table-cell>
          <table:table-cell table:style-name="ce27" office:value-type="float" office:value="26">
            <text:p>26</text:p>
          </table:table-cell>
          <table:table-cell table:formula="of:=[.$H$1]+([.F27]*[.$G$1])" office:value-type="string">
            <text:p>152.122029</text:p>
          </table:table-cell>
          <table:table-cell table:style-name="ce27" table:formula="of:=[.E27]-[.G27]" office:value-type="string">
            <text:p>14.23949985</text:p>
          </table:table-cell>
        </table:table-row>
        <table:table-row table:style-name="ro2">
          <table:table-cell table:style-name="ce26" office:value-type="date" office:date-value="2015-03-01T00:00:00">
            <text:p>1-Mar-2015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1.3">
            <text:p>1.3</text:p>
          </table:table-cell>
          <table:table-cell table:formula="of:=RAND()*5" office:value-type="string">
            <text:p>0.6636637163</text:p>
          </table:table-cell>
          <table:table-cell table:formula="of:=[.B28]*[.C28]+[.D28]" office:value-type="string">
            <text:p>182.6636637</text:p>
          </table:table-cell>
          <table:table-cell table:style-name="ce27" office:value-type="float" office:value="27">
            <text:p>27</text:p>
          </table:table-cell>
          <table:table-cell table:formula="of:=[.$H$1]+([.F28]*[.$G$1])" office:value-type="string">
            <text:p>157.7168794</text:p>
          </table:table-cell>
          <table:table-cell table:style-name="ce27" table:formula="of:=[.E28]-[.G28]" office:value-type="string">
            <text:p>24.94678433</text:p>
          </table:table-cell>
        </table:table-row>
        <table:table-row table:style-name="ro2">
          <table:table-cell table:style-name="ce26" office:value-type="date" office:date-value="2015-04-01T00:00:00">
            <text:p>1-Apr-2015</text:p>
          </table:table-cell>
          <table:table-cell table:style-name="ce27" office:value-type="float" office:value="145">
            <text:p>145</text:p>
          </table:table-cell>
          <table:table-cell table:style-name="ce27" office:value-type="float" office:value="0.8">
            <text:p>0.8</text:p>
          </table:table-cell>
          <table:table-cell table:formula="of:=RAND()*5" office:value-type="string">
            <text:p>0.1189531982</text:p>
          </table:table-cell>
          <table:table-cell table:formula="of:=[.B29]*[.C29]+[.D29]" office:value-type="string">
            <text:p>116.1189532</text:p>
          </table:table-cell>
          <table:table-cell table:style-name="ce27" office:value-type="float" office:value="28">
            <text:p>28</text:p>
          </table:table-cell>
          <table:table-cell table:formula="of:=[.$H$1]+([.F29]*[.$G$1])" office:value-type="string">
            <text:p>163.3117297</text:p>
          </table:table-cell>
          <table:table-cell table:style-name="ce27" table:formula="of:=[.E29]-[.G29]" office:value-type="string">
            <text:p>-47.19277653</text:p>
          </table:table-cell>
        </table:table-row>
        <table:table-row table:style-name="ro2">
          <table:table-cell table:style-name="ce26" office:value-type="date" office:date-value="2015-05-01T00:00:00">
            <text:p>1-May-2015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0.9">
            <text:p>0.9</text:p>
          </table:table-cell>
          <table:table-cell table:formula="of:=RAND()*5" office:value-type="string">
            <text:p>1.530012503</text:p>
          </table:table-cell>
          <table:table-cell table:formula="of:=[.B30]*[.C30]+[.D30]" office:value-type="string">
            <text:p>136.5300125</text:p>
          </table:table-cell>
          <table:table-cell table:style-name="ce27" office:value-type="float" office:value="29">
            <text:p>29</text:p>
          </table:table-cell>
          <table:table-cell table:formula="of:=[.$H$1]+([.F30]*[.$G$1])" office:value-type="string">
            <text:p>168.9065801</text:p>
          </table:table-cell>
          <table:table-cell table:style-name="ce27" table:formula="of:=[.E30]-[.G30]" office:value-type="string">
            <text:p>-32.37656757</text:p>
          </table:table-cell>
        </table:table-row>
        <table:table-row table:style-name="ro2">
          <table:table-cell table:style-name="ce26" office:value-type="date" office:date-value="2015-06-01T00:00:00">
            <text:p>1-Jun-2015</text:p>
          </table:table-cell>
          <table:table-cell table:style-name="ce27" office:value-type="float" office:value="155">
            <text:p>155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0.1742773012</text:p>
          </table:table-cell>
          <table:table-cell table:formula="of:=[.B31]*[.C31]+[.D31]" office:value-type="string">
            <text:p>155.1742773</text:p>
          </table:table-cell>
          <table:table-cell table:style-name="ce27" office:value-type="float" office:value="30">
            <text:p>30</text:p>
          </table:table-cell>
          <table:table-cell table:formula="of:=[.$H$1]+([.F31]*[.$G$1])" office:value-type="string">
            <text:p>174.5014304</text:p>
          </table:table-cell>
          <table:table-cell table:style-name="ce27" table:formula="of:=[.E31]-[.G31]" office:value-type="string">
            <text:p>-19.32715312</text:p>
          </table:table-cell>
        </table:table-row>
        <table:table-row table:style-name="ro2">
          <table:table-cell table:style-name="ce26" office:value-type="date" office:date-value="2015-07-01T00:00:00">
            <text:p>1-Jul-2015</text:p>
          </table:table-cell>
          <table:table-cell table:style-name="ce27" office:value-type="float" office:value="160">
            <text:p>160</text:p>
          </table:table-cell>
          <table:table-cell table:style-name="ce27" office:value-type="float" office:value="1.5">
            <text:p>1.5</text:p>
          </table:table-cell>
          <table:table-cell table:formula="of:=RAND()*5" office:value-type="string">
            <text:p>4.858605321</text:p>
          </table:table-cell>
          <table:table-cell table:formula="of:=[.B32]*[.C32]+[.D32]" office:value-type="string">
            <text:p>244.8586053</text:p>
          </table:table-cell>
          <table:table-cell table:style-name="ce27" office:value-type="float" office:value="31">
            <text:p>31</text:p>
          </table:table-cell>
          <table:table-cell table:formula="of:=[.$H$1]+([.F32]*[.$G$1])" office:value-type="string">
            <text:p>180.0962808</text:p>
          </table:table-cell>
          <table:table-cell table:style-name="ce27" table:formula="of:=[.E32]-[.G32]" office:value-type="string">
            <text:p>64.76232456</text:p>
          </table:table-cell>
        </table:table-row>
        <table:table-row table:style-name="ro2">
          <table:table-cell table:style-name="ce26" office:value-type="date" office:date-value="2015-08-01T00:00:00">
            <text:p>1-Aug-2015</text:p>
          </table:table-cell>
          <table:table-cell table:style-name="ce27" office:value-type="float" office:value="165">
            <text:p>165</text:p>
          </table:table-cell>
          <table:table-cell table:style-name="ce27" office:value-type="float" office:value="1.2">
            <text:p>1.2</text:p>
          </table:table-cell>
          <table:table-cell table:formula="of:=RAND()*5" office:value-type="string">
            <text:p>2.31613459</text:p>
          </table:table-cell>
          <table:table-cell table:formula="of:=[.B33]*[.C33]+[.D33]" office:value-type="string">
            <text:p>200.3161346</text:p>
          </table:table-cell>
          <table:table-cell table:style-name="ce27" office:value-type="float" office:value="32">
            <text:p>32</text:p>
          </table:table-cell>
          <table:table-cell table:formula="of:=[.$H$1]+([.F33]*[.$G$1])" office:value-type="string">
            <text:p>185.6911311</text:p>
          </table:table-cell>
          <table:table-cell table:style-name="ce27" table:formula="of:=[.E33]-[.G33]" office:value-type="string">
            <text:p>14.62500348</text:p>
          </table:table-cell>
        </table:table-row>
        <table:table-row table:style-name="ro2">
          <table:table-cell table:style-name="ce26" office:value-type="date" office:date-value="2015-09-01T00:00:00">
            <text:p>1-Sep-2015</text:p>
          </table:table-cell>
          <table:table-cell table:style-name="ce27" office:value-type="float" office:value="170">
            <text:p>170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4.111770756</text:p>
          </table:table-cell>
          <table:table-cell table:formula="of:=[.B34]*[.C34]+[.D34]" office:value-type="string">
            <text:p>174.1117708</text:p>
          </table:table-cell>
          <table:table-cell table:style-name="ce27" office:value-type="float" office:value="33">
            <text:p>33</text:p>
          </table:table-cell>
          <table:table-cell table:formula="of:=[.$H$1]+([.F34]*[.$G$1])" office:value-type="string">
            <text:p>191.2859814</text:p>
          </table:table-cell>
          <table:table-cell table:style-name="ce27" table:formula="of:=[.E34]-[.G34]" office:value-type="string">
            <text:p>-17.17421069</text:p>
          </table:table-cell>
        </table:table-row>
        <table:table-row table:style-name="ro2">
          <table:table-cell table:style-name="ce26" office:value-type="date" office:date-value="2015-10-01T00:00:00">
            <text:p>1-Oct-2015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1">
            <text:p>1</text:p>
          </table:table-cell>
          <table:table-cell table:formula="of:=RAND()*5" office:value-type="string">
            <text:p>4.579651734</text:p>
          </table:table-cell>
          <table:table-cell table:formula="of:=[.B35]*[.C35]+[.D35]" office:value-type="string">
            <text:p>179.5796517</text:p>
          </table:table-cell>
          <table:table-cell table:style-name="ce27" office:value-type="float" office:value="34">
            <text:p>34</text:p>
          </table:table-cell>
          <table:table-cell table:formula="of:=[.$H$1]+([.F35]*[.$G$1])" office:value-type="string">
            <text:p>196.8808318</text:p>
          </table:table-cell>
          <table:table-cell table:style-name="ce27" table:formula="of:=[.E35]-[.G35]" office:value-type="string">
            <text:p>-17.30118006</text:p>
          </table:table-cell>
        </table:table-row>
        <table:table-row table:style-name="ro2">
          <table:table-cell table:style-name="ce26" office:value-type="date" office:date-value="2015-11-01T00:00:00">
            <text:p>1-Nov-2015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0.8">
            <text:p>0.8</text:p>
          </table:table-cell>
          <table:table-cell table:formula="of:=RAND()*5" office:value-type="string">
            <text:p>3.872520907</text:p>
          </table:table-cell>
          <table:table-cell table:formula="of:=[.B36]*[.C36]+[.D36]" office:value-type="string">
            <text:p>147.8725209</text:p>
          </table:table-cell>
          <table:table-cell table:style-name="ce27" office:value-type="float" office:value="35">
            <text:p>35</text:p>
          </table:table-cell>
          <table:table-cell table:formula="of:=[.$H$1]+([.F36]*[.$G$1])" office:value-type="string">
            <text:p>202.4756821</text:p>
          </table:table-cell>
          <table:table-cell table:style-name="ce27" table:formula="of:=[.E36]-[.G36]" office:value-type="string">
            <text:p>-54.60316123</text:p>
          </table:table-cell>
        </table:table-row>
        <table:table-row table:style-name="ro2">
          <table:table-cell table:style-name="ce26" office:value-type="date" office:date-value="2015-12-01T00:00:00">
            <text:p>1-Dec-2015</text:p>
          </table:table-cell>
          <table:table-cell table:style-name="ce27" office:value-type="float" office:value="185">
            <text:p>185</text:p>
          </table:table-cell>
          <table:table-cell table:style-name="ce27" office:value-type="float" office:value="1.5">
            <text:p>1.5</text:p>
          </table:table-cell>
          <table:table-cell table:formula="of:=RAND()*5" office:value-type="string">
            <text:p>1.457124491</text:p>
          </table:table-cell>
          <table:table-cell table:formula="of:=[.B37]*[.C37]+[.D37]" office:value-type="string">
            <text:p>278.9571245</text:p>
          </table:table-cell>
          <table:table-cell table:style-name="ce27" office:value-type="float" office:value="36">
            <text:p>36</text:p>
          </table:table-cell>
          <table:table-cell table:formula="of:=[.$H$1]+([.F37]*[.$G$1])" office:value-type="string">
            <text:p>208.0705325</text:p>
          </table:table-cell>
          <table:table-cell table:style-name="ce27" table:formula="of:=[.E37]-[.G37]" office:value-type="string">
            <text:p>70.88659201</text:p>
          </table:table-cell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  <table:table-row table:style-name="ro2">
          <table:table-cell table:style-name="ce23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/>
      <number:text>-</number:text>
      <number:month number:textual="true"/>
      <number:text>-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3" xlink:show="embed" xlink:actuate="onLoad"/>
    <draw:fill-image draw:name="D4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5" xlink:show="embed" xlink:actuate="onLoad"/>
    <draw:fill-image draw:name="D6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rancos" style:display-name="PageStyle_Branc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édia_Moveis" style:display-name="PageStyle_Média_Movei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rinquedos" style:display-name="PageStyle_Brinquedo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rinquedos 2" style:display-name="PageStyle_Brinquedos 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azonalidade" style:display-name="PageStyle_Sazonalidad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1" style:display-name="PageStyle_D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2" style:display-name="PageStyle_D2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D3" style:display-name="PageStyle_D3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1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maximum="3000" chart:minimum="0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1.06cm" svg:height="15cm" chart:class="chart:line" chart:style-name="ch1"><chart:title svg:x="3.39in" svg:y="0.1in" chart:style-name="ch2"><text:p>Views do Blog</text:p></chart:title><chart:plot-area table:cell-range-address="Média_Moveis.B2:Média_Moveis.B285 Média_Moveis.B1" svg:x="0.98cm" svg:width="19.82cm" svg:y="1.22cm" svg:height="12.8cm" chart:style-name="ch3"><chart:axis chart:name="primary-x" chart:dimension="x" chart:style-name="ch4"><chart:categories table:cell-range-address="Média_Moveis.A2:Média_Moveis.A285" chart:style-name="ch4" /><chart:title svg:x="4.26in" svg:y="5.56in" chart:style-name="ch5"><text:p>Tempo</text:p></chart:title></chart:axis><chart:axis chart:name="primary-y" chart:dimension="y" chart:style-name="ch6"><chart:title svg:x="0.15in" svg:y="1.82in" chart:style-name="ch8"><text:p>Quant. de Views por dia</text:p></chart:title><chart:grid chart:class="major" chart:style-name="ch7" /></chart:axis><chart:series chart:values-cell-range-address="Média_Moveis.B2:Média_Moveis.B285" chart:class="chart:line" chart:label-cell-address="Média_Moveis.B1" chart:style-name="ch9"><chart:data-point chart:style-name="ch10" chart:repeated="284" /></chart:series><chart:wall chart:style-name="ch3" /></chart:plot-area></chart:chart></office:chart></office:body></office:document-content>
</file>

<file path=Object 1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/office:automatic-styles><office:body><office:chart><chart:chart svg:width="20.77cm" svg:height="5.11cm" chart:class="chart:line" chart:style-name="ch1"><chart:title svg:x="2.99in" svg:y="0.1in" chart:style-name="ch2"><text:p>Media Móvel (7 dias)</text:p></chart:title><chart:plot-area table:cell-range-address="Média_Moveis.C2:Média_Moveis.C285 Média_Moveis.C1" svg:x="0.98cm" svg:width="19.53cm" svg:y="1.22cm" svg:height="3.62cm" chart:style-name="ch3"><chart:axis chart:name="primary-x" chart:dimension="x" chart:style-name="ch4" /><chart:axis chart:name="primary-y" chart:dimension="y" chart:style-name="ch5"><chart:title svg:x="0.15in" svg:y="0.68in" chart:style-name="ch7"><text:p>Media Móve</text:p></chart:title><chart:grid chart:class="major" chart:style-name="ch6" /></chart:axis><chart:series chart:values-cell-range-address="Média_Moveis.C2:Média_Moveis.C285" chart:class="chart:line" chart:label-cell-address="Média_Moveis.C1" chart:style-name="ch8"><chart:data-point chart:style-name="ch9" chart:repeated="284" /></chart:series><chart:wall chart:style-name="ch3" /></chart:plot-area></chart:chart></office:chart></office:body></office:document-content>
</file>

<file path=Object 1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0.8cm" svg:height="4.6cm" chart:class="chart:line" chart:style-name="ch1"><chart:title svg:x="3in" svg:y="0.1in" chart:style-name="ch2"><text:p>Média Móvel (3 dias)</text:p></chart:title><chart:plot-area table:cell-range-address="Média_Moveis.D2:Média_Moveis.D285 Média_Moveis.D1" svg:x="0.98cm" svg:width="19.55cm" svg:y="1.22cm" svg:height="2.41cm" chart:style-name="ch3"><chart:axis chart:name="primary-x" chart:dimension="x" chart:style-name="ch4"><chart:title svg:x="4.16in" svg:y="1.47in" chart:style-name="ch5"><text:p>Tempo</text:p></chart:title></chart:axis><chart:axis chart:name="primary-y" chart:dimension="y" chart:style-name="ch6"><chart:title svg:x="0.15in" svg:y="0.57in" chart:style-name="ch8"><text:p>Média Móvel - 3</text:p></chart:title><chart:grid chart:class="major" chart:style-name="ch7" /></chart:axis><chart:series chart:values-cell-range-address="Média_Moveis.D2:Média_Moveis.D285" chart:class="chart:line" chart:label-cell-address="Média_Moveis.D1" chart:style-name="ch9"><chart:data-point chart:style-name="ch10" chart:repeated="284" /></chart:series><chart:wall chart:style-name="ch3" /></chart:plot-area></chart:chart></office:chart></office:body></office:document-content>
</file>

<file path=Object 1-3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0.9cm" svg:height="4.02cm" chart:class="chart:line" chart:style-name="ch1"><chart:title svg:x="2.96in" svg:y="0.1in" chart:style-name="ch2"><text:p>Média Móvel (21 dias)</text:p></chart:title><chart:plot-area table:cell-range-address="Média_Moveis.E1:Média_Moveis.E2610" svg:x="0.98cm" svg:width="19.66cm" svg:y="1.22cm" svg:height="1.83cm" chart:style-name="ch3"><chart:axis chart:name="primary-x" chart:dimension="x" chart:style-name="ch4"><chart:title svg:x="4.18in" svg:y="1.24in" chart:style-name="ch5"><text:p>Tempo</text:p></chart:title></chart:axis><chart:axis chart:name="primary-y" chart:dimension="y" chart:style-name="ch6"><chart:title svg:x="0.15in" svg:y="0.57in" chart:style-name="ch8"><text:p>Média móvel 21 dias</text:p></chart:title><chart:grid chart:class="major" chart:style-name="ch7" /></chart:axis><chart:series chart:values-cell-range-address="Média_Moveis.E1:Média_Moveis.E2610" chart:class="chart:line" chart:style-name="ch9"><chart:data-point chart:style-name="ch10" chart:repeated="2610" /></chart:series><chart:wall chart:style-name="ch3" /></chart:plot-area></chart:chart></office:chart></office:body></office:document-content>
</file>

<file path=Object 2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13.23cm" svg:height="8.65cm" chart:class="chart:line" chart:style-name="ch1"><chart:title svg:x="0.72in" svg:y="0.1in" chart:style-name="ch2"><text:p>Brinquedos Para Gatos por Mês (R$)</text:p></chart:title><chart:plot-area table:cell-range-address="Brinquedos.B2:Brinquedos.B37 Brinquedos.B1" svg:x="0.98cm" svg:width="11.99cm" svg:y="1.22cm" svg:height="6.46cm" chart:style-name="ch3"><chart:axis chart:name="primary-x" chart:dimension="x" chart:style-name="ch4"><chart:categories table:cell-range-address="Brinquedos.A2:Brinquedos.A37" chart:style-name="ch4" /><chart:title svg:x="2.76in" svg:y="3.06in" chart:style-name="ch5"><text:p>Mês</text:p></chart:title></chart:axis><chart:axis chart:name="primary-y" chart:dimension="y" chart:style-name="ch6"><chart:title svg:x="0.15in" svg:y="0.57in" chart:style-name="ch8"><text:p>Venda de Brinquedos Para Gatos (Mil R$)</text:p></chart:title><chart:grid chart:class="major" chart:style-name="ch7" /></chart:axis><chart:series chart:values-cell-range-address="Brinquedos.B2:Brinquedos.B37" chart:class="chart:line" chart:label-cell-address="Brinquedos.B1" chart:style-name="ch9"><chart:data-point chart:style-name="ch10" chart:repeated="36" /></chart:series><chart:wall chart:style-name="ch3" /></chart:plot-area></chart:chart></office:chart></office:body></office:document-content>
</file>

<file path=Object 2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style:style style:name="ch11" style:family="chart"><style:chart-properties chart:symbol-name="none" /><style:graphic-properties draw:stroke="solid" svg:stroke-width="0.0705555555555556cm" draw:fill-color="#c0504d" draw:fill="solid" /></style:style><style:style style:name="ch12" style:family="chart"><style:graphic-properties draw:stroke="solid" svg:stroke-width="0.0705555555555556cm" draw:fill-color="#c0504d" draw:fill="solid" /></style:style><style:style style:name="ch13" style:family="chart"><style:chart-properties chart:symbol-name="none" /><style:graphic-properties draw:stroke="solid" svg:stroke-width="0.0705555555555556cm" draw:fill-color="#9bbb59" draw:fill="solid" /></style:style><style:style style:name="ch14" style:family="chart"><style:graphic-properties draw:stroke="solid" svg:stroke-width="0.0705555555555556cm" draw:fill-color="#9bbb59" draw:fill="solid" /></style:style></office:automatic-styles><office:body><office:chart><chart:chart svg:width="11.99cm" svg:height="7.41cm" chart:class="chart:line" chart:style-name="ch1"><chart:title svg:x="1.38in" svg:y="0.1in" chart:style-name="ch2"><text:p>Vendas Ano a Ano</text:p></chart:title><chart:legend chart:legend-position="bottom" svg:x="1.22in" svg:y="2.57in" chart:style-name="ch3" chartooo:width="5.8cm" chartooo:height="0.61cm" /><chart:plot-area table:cell-range-address="Brinquedos.E2:Brinquedos.E13 Brinquedos.E1 Brinquedos.F2:Brinquedos.F13 Brinquedos.F1 Brinquedos.G2:Brinquedos.G13 Brinquedos.G1" svg:x="0.98cm" svg:width="10.74cm" svg:y="1.22cm" svg:height="5.11cm" chart:style-name="ch4"><chart:axis chart:name="primary-x" chart:dimension="x" chart:style-name="ch5"><chart:categories table:cell-range-address="Brinquedos.D2:Brinquedos.D13" chart:style-name="ch5" /></chart:axis><chart:axis chart:name="primary-y" chart:dimension="y" chart:style-name="ch6"><chart:title svg:x="0.15in" svg:y="0.57in" chart:style-name="ch8"><text:p>Vendas de Brinquedos (Mil R$)</text:p></chart:title><chart:grid chart:class="major" chart:style-name="ch7" /></chart:axis><chart:series chart:values-cell-range-address="Brinquedos.E2:Brinquedos.E13" chart:class="chart:line" chart:label-cell-address="Brinquedos.E1" chart:style-name="ch9"><chart:data-point chart:style-name="ch10" chart:repeated="12" /></chart:series><chart:series chart:values-cell-range-address="Brinquedos.F2:Brinquedos.F13" chart:class="chart:line" chart:label-cell-address="Brinquedos.F1" chart:style-name="ch11"><chart:data-point chart:style-name="ch12" chart:repeated="12" /></chart:series><chart:series chart:values-cell-range-address="Brinquedos.G2:Brinquedos.G13" chart:class="chart:line" chart:label-cell-address="Brinquedos.G1" chart:style-name="ch13"><chart:data-point chart:style-name="ch14" chart:repeated="12" /></chart:series><chart:wall chart:style-name="ch4" /></chart:plot-area></chart:chart></office:chart></office:body></office:document-content>
</file>

<file path=Object 3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style:style style:name="ch11" style:family="chart"><style:chart-properties chart:symbol-name="none" /><style:graphic-properties draw:stroke="solid" svg:stroke-width="0.0705555555555556cm" draw:fill-color="#c0504d" draw:fill="solid" /></style:style><style:style style:name="ch12" style:family="chart"><style:graphic-properties draw:stroke="solid" svg:stroke-width="0.0705555555555556cm" draw:fill-color="#c0504d" draw:fill="solid" /></style:style><style:style style:name="ch13" style:family="chart"><style:chart-properties chart:symbol-name="none" /><style:graphic-properties draw:stroke="solid" svg:stroke-width="0.0705555555555556cm" draw:fill-color="#9bbb59" draw:fill="solid" /></style:style><style:style style:name="ch14" style:family="chart"><style:graphic-properties draw:stroke="solid" svg:stroke-width="0.0705555555555556cm" draw:fill-color="#9bbb59" draw:fill="solid" /></style:style></office:automatic-styles><office:body><office:chart><chart:chart svg:width="17.89cm" svg:height="6.75cm" chart:class="chart:line" chart:style-name="ch1"><chart:title svg:x="1.64in" svg:y="0.1in" chart:style-name="ch2"><text:p>Brinquedos Para Gatos por Mês (R$)</text:p></chart:title><chart:plot-area table:cell-range-address="'Brinquedos 2'.B2:'Brinquedos 2'.B49 'Brinquedos 2'.B1 'Brinquedos 2'.C2:'Brinquedos 2'.C49 'Brinquedos 2'.C1 'Brinquedos 2'.F2:'Brinquedos 2'.F49 'Brinquedos 2'.F1" svg:x="1.48cm" svg:width="16.14cm" svg:y="1.22cm" svg:height="4.55cm" chart:style-name="ch3"><chart:axis chart:name="primary-x" chart:dimension="x" chart:style-name="ch4"><chart:categories table:cell-range-address="'Brinquedos 2'.A2:'Brinquedos 2'.A49" chart:style-name="ch4" /><chart:title svg:x="3.78in" svg:y="2.31in" chart:style-name="ch5"><text:p>Mês</text:p></chart:title></chart:axis><chart:axis chart:name="primary-y" chart:dimension="y" chart:style-name="ch6"><chart:title svg:x="0.15in" svg:y="0.57in" chart:style-name="ch8"><text:p>Venda de Brinquedos Para Gatos (Mil R$)</text:p></chart:title><chart:grid chart:class="major" chart:style-name="ch7" /></chart:axis><chart:series chart:values-cell-range-address="'Brinquedos 2'.B2:'Brinquedos 2'.B49" chart:class="chart:line" chart:label-cell-address="'Brinquedos 2'.B1" chart:style-name="ch9"><chart:data-point chart:style-name="ch10" chart:repeated="48" /></chart:series><chart:series chart:values-cell-range-address="'Brinquedos 2'.C2:'Brinquedos 2'.C49" chart:class="chart:line" chart:label-cell-address="'Brinquedos 2'.C1" chart:style-name="ch11"><chart:data-point chart:style-name="ch12" chart:repeated="48" /></chart:series><chart:series chart:values-cell-range-address="'Brinquedos 2'.F2:'Brinquedos 2'.F49" chart:class="chart:line" chart:label-cell-address="'Brinquedos 2'.F1" chart:style-name="ch13"><chart:data-point chart:style-name="ch14" chart:repeated="48" /></chart:series><chart:wall chart:style-name="ch3" /></chart:plot-area></chart:chart></office:chart></office:body></office:document-content>
</file>

<file path=Object 3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style:style style:name="ch11" style:family="chart"><style:chart-properties chart:symbol-name="none" /><style:graphic-properties draw:stroke="solid" svg:stroke-width="0.0705555555555556cm" draw:fill-color="#c0504d" draw:fill="solid" /></style:style><style:style style:name="ch12" style:family="chart"><style:graphic-properties draw:stroke="solid" svg:stroke-width="0.0705555555555556cm" draw:fill-color="#c0504d" draw:fill="solid" /></style:style><style:style style:name="ch13" style:family="chart"><style:chart-properties chart:symbol-name="none" /><style:graphic-properties draw:stroke="solid" svg:stroke-width="0.0705555555555556cm" draw:fill-color="#9bbb59" draw:fill="solid" /></style:style><style:style style:name="ch14" style:family="chart"><style:graphic-properties draw:stroke="solid" svg:stroke-width="0.0705555555555556cm" draw:fill-color="#9bbb59" draw:fill="solid" /></style:style></office:automatic-styles><office:body><office:chart><chart:chart svg:width="11.99cm" svg:height="7.41cm" chart:class="chart:line" chart:style-name="ch1"><chart:title svg:x="1.38in" svg:y="0.1in" chart:style-name="ch2"><text:p>Vendas Ano a Ano</text:p></chart:title><chart:legend chart:legend-position="bottom" svg:x="1.22in" svg:y="2.57in" chart:style-name="ch3" chartooo:width="5.8cm" chartooo:height="0.61cm" /><chart:plot-area table:cell-range-address="'Brinquedos 2'.O2:'Brinquedos 2'.O13 'Brinquedos 2'.O1 'Brinquedos 2'.P2:'Brinquedos 2'.P13 'Brinquedos 2'.P1 'Brinquedos 2'.Q2:'Brinquedos 2'.Q13 'Brinquedos 2'.Q1" svg:x="0.98cm" svg:width="10.74cm" svg:y="1.22cm" svg:height="5.11cm" chart:style-name="ch4"><chart:axis chart:name="primary-x" chart:dimension="x" chart:style-name="ch5"><chart:categories table:cell-range-address="'Brinquedos 2'.N2:'Brinquedos 2'.N13" chart:style-name="ch5" /></chart:axis><chart:axis chart:name="primary-y" chart:dimension="y" chart:style-name="ch6"><chart:title svg:x="0.15in" svg:y="0.57in" chart:style-name="ch8"><text:p>Vendas de Brinquedos (Mil R$)</text:p></chart:title><chart:grid chart:class="major" chart:style-name="ch7" /></chart:axis><chart:series chart:values-cell-range-address="'Brinquedos 2'.O2:'Brinquedos 2'.O13" chart:class="chart:line" chart:label-cell-address="'Brinquedos 2'.O1" chart:style-name="ch9"><chart:data-point chart:style-name="ch10" chart:repeated="12" /></chart:series><chart:series chart:values-cell-range-address="'Brinquedos 2'.P2:'Brinquedos 2'.P13" chart:class="chart:line" chart:label-cell-address="'Brinquedos 2'.P1" chart:style-name="ch11"><chart:data-point chart:style-name="ch12" chart:repeated="12" /></chart:series><chart:series chart:values-cell-range-address="'Brinquedos 2'.Q2:'Brinquedos 2'.Q13" chart:class="chart:line" chart:label-cell-address="'Brinquedos 2'.Q1" chart:style-name="ch13"><chart:data-point chart:style-name="ch14" chart:repeated="12" /></chart:series><chart:wall chart:style-name="ch4" /></chart:plot-area></chart:chart></office:chart></office:body></office:document-content>
</file>

<file path=Object 3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none" /><style:graphic-properties draw:stroke="solid" svg:stroke-width="0.0705555555555556cm" draw:fill-color="#4f81bd" draw:fill="solid" /></style:style><style:style style:name="ch11" style:family="chart"><style:graphic-properties draw:stroke="solid" svg:stroke-width="0.0705555555555556cm" draw:fill-color="#4f81bd" draw:fill="solid" /></style:style><style:style style:name="ch12" style:family="chart"><style:chart-properties chart:symbol-name="none" /><style:graphic-properties draw:stroke="solid" svg:stroke-width="0.0705555555555556cm" draw:fill-color="#c0504d" draw:fill="solid" /></style:style><style:style style:name="ch13" style:family="chart"><style:graphic-properties draw:stroke="solid" svg:stroke-width="0.0705555555555556cm" draw:fill-color="#c0504d" draw:fill="solid" /></style:style><style:style style:name="ch14" style:family="chart"><style:chart-properties chart:symbol-name="none" /><style:graphic-properties draw:stroke="solid" svg:stroke-width="0.0705555555555556cm" draw:fill-color="#9bbb59" draw:fill="solid" /></style:style><style:style style:name="ch15" style:family="chart"><style:graphic-properties draw:stroke="solid" svg:stroke-width="0.0705555555555556cm" draw:fill-color="#9bbb59" draw:fill="solid" /></style:style></office:automatic-styles><office:body><office:chart><chart:chart svg:width="12.12cm" svg:height="6.85cm" chart:class="chart:line" chart:style-name="ch1"><chart:title svg:x="1.66in" svg:y="0.1in" chart:style-name="ch2"><text:p>Sazonalidade</text:p></chart:title><chart:legend chart:legend-position="bottom" svg:x="1.24in" svg:y="2.35in" chart:style-name="ch3" chartooo:width="5.8cm" chartooo:height="0.61cm" /><chart:plot-area table:cell-range-address="'Brinquedos 2'.O16:'Brinquedos 2'.O27 'Brinquedos 2'.O15 'Brinquedos 2'.P16:'Brinquedos 2'.P27 'Brinquedos 2'.P15 'Brinquedos 2'.Q16:'Brinquedos 2'.Q27 'Brinquedos 2'.Q15" svg:x="0.98cm" svg:width="10.88cm" svg:y="1.22cm" svg:height="3.84cm" chart:style-name="ch4"><chart:axis chart:name="primary-x" chart:dimension="x" chart:style-name="ch5"><chart:categories table:cell-range-address="'Brinquedos 2'.N16:'Brinquedos 2'.N27" chart:style-name="ch5" /><chart:title svg:x="2.63in" svg:y="2.03in" chart:style-name="ch6"><text:p>Mês</text:p></chart:title></chart:axis><chart:axis chart:name="primary-y" chart:dimension="y" chart:style-name="ch7"><chart:title svg:x="0.15in" svg:y="0.79in" chart:style-name="ch9"><text:p>Sazonalidade</text:p></chart:title><chart:grid chart:class="major" chart:style-name="ch8" /></chart:axis><chart:series chart:values-cell-range-address="'Brinquedos 2'.O16:'Brinquedos 2'.O27" chart:class="chart:line" chart:label-cell-address="'Brinquedos 2'.O15" chart:style-name="ch10"><chart:data-point chart:style-name="ch11" chart:repeated="12" /></chart:series><chart:series chart:values-cell-range-address="'Brinquedos 2'.P16:'Brinquedos 2'.P27" chart:class="chart:line" chart:label-cell-address="'Brinquedos 2'.P15" chart:style-name="ch12"><chart:data-point chart:style-name="ch13" chart:repeated="12" /></chart:series><chart:series chart:values-cell-range-address="'Brinquedos 2'.Q16:'Brinquedos 2'.Q27" chart:class="chart:line" chart:label-cell-address="'Brinquedos 2'.Q15" chart:style-name="ch14"><chart:data-point chart:style-name="ch15" chart:repeated="12" /></chart:series><chart:wall chart:style-name="ch4" /></chart:plot-area></chart:chart></office:chart></office:body></office:document-content>
</file>

<file path=Object 3-3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style:style style:name="ch10" style:family="chart"><style:chart-properties chart:symbol-name="none" /><style:graphic-properties draw:stroke="solid" svg:stroke-width="0.0705555555555556cm" draw:fill-color="#c0504d" draw:fill="solid" /></style:style><style:style style:name="ch11" style:family="chart"><style:graphic-properties draw:stroke="solid" svg:stroke-width="0.0705555555555556cm" draw:fill-color="#c0504d" draw:fill="solid" /></style:style><style:style style:name="ch12" style:family="chart"><style:chart-properties chart:symbol-name="none" /><style:graphic-properties draw:stroke="solid" svg:stroke-width="0.0705555555555556cm" draw:fill-color="#9bbb59" draw:fill="solid" /></style:style><style:style style:name="ch13" style:family="chart"><style:graphic-properties draw:stroke="solid" svg:stroke-width="0.0705555555555556cm" draw:fill-color="#9bbb59" draw:fill="solid" /></style:style></office:automatic-styles><office:body><office:chart><chart:chart svg:width="10.61cm" svg:height="7.46cm" chart:class="chart:line" chart:style-name="ch1"><chart:title svg:x="0.79in" svg:y="0.1in" chart:style-name="ch2"><text:p>Fatores de Sazonalidade</text:p></chart:title><chart:legend chart:legend-position="bottom" svg:x="0.95in" svg:y="2.59in" chart:style-name="ch3" chartooo:width="5.8cm" chartooo:height="0.61cm" /><chart:plot-area table:cell-range-address="'Brinquedos 2'.O30:'Brinquedos 2'.O41 'Brinquedos 2'.O29 'Brinquedos 2'.P30:'Brinquedos 2'.P41 'Brinquedos 2'.P29 'Brinquedos 2'.Q30:'Brinquedos 2'.Q41 'Brinquedos 2'.Q29" svg:x="0.27cm" svg:width="10.08cm" svg:y="1.22cm" svg:height="5.16cm" chart:style-name="ch4"><chart:axis chart:name="primary-x" chart:dimension="x" chart:style-name="ch5"><chart:categories table:cell-range-address="'Brinquedos 2'.N30:'Brinquedos 2'.N41" chart:style-name="ch5" /></chart:axis><chart:axis chart:name="primary-y" chart:dimension="y" chart:style-name="ch6"><chart:grid chart:class="major" chart:style-name="ch7" /></chart:axis><chart:series chart:values-cell-range-address="'Brinquedos 2'.O30:'Brinquedos 2'.O41" chart:class="chart:line" chart:label-cell-address="'Brinquedos 2'.O29" chart:style-name="ch8"><chart:data-point chart:style-name="ch9" chart:repeated="12" /></chart:series><chart:series chart:values-cell-range-address="'Brinquedos 2'.P30:'Brinquedos 2'.P41" chart:class="chart:line" chart:label-cell-address="'Brinquedos 2'.P29" chart:style-name="ch10"><chart:data-point chart:style-name="ch11" chart:repeated="12" /></chart:series><chart:series chart:values-cell-range-address="'Brinquedos 2'.Q30:'Brinquedos 2'.Q41" chart:class="chart:line" chart:label-cell-address="'Brinquedos 2'.Q29" chart:style-name="ch12"><chart:data-point chart:style-name="ch13" chart:repeated="12" /></chart:series><chart:wall chart:style-name="ch4" /></chart:plot-area></chart:chart></office:chart></office:body></office:document-content>
</file>

<file path=Object 4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style:style style:name="ch10" style:family="chart"><style:chart-properties chart:symbol-name="none" /><style:graphic-properties draw:stroke="solid" svg:stroke-width="0.0705555555555556cm" draw:fill-color="#c0504d" draw:fill="solid" /></style:style><style:style style:name="ch11" style:family="chart"><style:graphic-properties draw:stroke="solid" svg:stroke-width="0.0705555555555556cm" draw:fill-color="#c0504d" draw:fill="solid" /></style:style><style:style style:name="ch12" style:family="chart"><style:chart-properties chart:symbol-name="none" /><style:graphic-properties draw:stroke="solid" svg:stroke-width="0.0705555555555556cm" draw:fill-color="#9bbb59" draw:fill="solid" /></style:style><style:style style:name="ch13" style:family="chart"><style:graphic-properties draw:stroke="solid" svg:stroke-width="0.0705555555555556cm" draw:fill-color="#9bbb59" draw:fill="solid" /></style:style></office:automatic-styles><office:body><office:chart><chart:chart svg:width="17.59cm" svg:height="7.65cm" chart:class="chart:line" chart:style-name="ch1"><chart:title svg:x="2.05in" svg:y="0.1in" chart:style-name="ch2"><text:p>Sazonalidade Multiplicativa</text:p></chart:title><chart:legend chart:legend-position="bottom" svg:x="2.32in" svg:y="2.67in" chart:style-name="ch3" chartooo:width="5.79cm" chartooo:height="0.61cm" /><chart:plot-area table:cell-range-address="Sazonalidade.B2:Sazonalidade.B13 Sazonalidade.B1 Sazonalidade.C2:Sazonalidade.C13 Sazonalidade.C1 Sazonalidade.D2:Sazonalidade.D13 Sazonalidade.D1" svg:x="0.26cm" svg:width="17.07cm" svg:y="1.22cm" svg:height="5.34cm" chart:style-name="ch4"><chart:axis chart:name="primary-x" chart:dimension="x" chart:style-name="ch5"><chart:categories table:cell-range-address="Sazonalidade.A2:Sazonalidade.A13" chart:style-name="ch5" /></chart:axis><chart:axis chart:name="primary-y" chart:dimension="y" chart:style-name="ch6"><chart:grid chart:class="major" chart:style-name="ch7" /></chart:axis><chart:series chart:values-cell-range-address="Sazonalidade.B2:Sazonalidade.B13" chart:class="chart:line" chart:label-cell-address="Sazonalidade.B1" chart:style-name="ch8"><chart:data-point chart:style-name="ch9" chart:repeated="12" /></chart:series><chart:series chart:values-cell-range-address="Sazonalidade.C2:Sazonalidade.C13" chart:class="chart:line" chart:label-cell-address="Sazonalidade.C1" chart:style-name="ch10"><chart:data-point chart:style-name="ch11" chart:repeated="12" /></chart:series><chart:series chart:values-cell-range-address="Sazonalidade.D2:Sazonalidade.D13" chart:class="chart:line" chart:label-cell-address="Sazonalidade.D1" chart:style-name="ch12"><chart:data-point chart:style-name="ch13" chart:repeated="12" /></chart:series><chart:wall chart:style-name="ch4" /></chart:plot-area></chart:chart></office:chart></office:body></office:document-content>
</file>

<file path=Object 4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style:style style:name="ch10" style:family="chart"><style:chart-properties chart:symbol-name="none" /><style:graphic-properties draw:stroke="solid" svg:stroke-width="0.0705555555555556cm" draw:fill-color="#c0504d" draw:fill="solid" /></style:style><style:style style:name="ch11" style:family="chart"><style:graphic-properties draw:stroke="solid" svg:stroke-width="0.0705555555555556cm" draw:fill-color="#c0504d" draw:fill="solid" /></style:style><style:style style:name="ch12" style:family="chart"><style:chart-properties chart:symbol-name="none" /><style:graphic-properties draw:stroke="solid" svg:stroke-width="0.0705555555555556cm" draw:fill-color="#9bbb59" draw:fill="solid" /></style:style><style:style style:name="ch13" style:family="chart"><style:graphic-properties draw:stroke="solid" svg:stroke-width="0.0705555555555556cm" draw:fill-color="#9bbb59" draw:fill="solid" /></style:style></office:automatic-styles><office:body><office:chart><chart:chart svg:width="14.42cm" svg:height="7.2cm" chart:class="chart:line" chart:style-name="ch1"><chart:title svg:x="1.74in" svg:y="0.1in" chart:style-name="ch2"><text:p>Sazonalidade Aditiva</text:p></chart:title><chart:legend chart:legend-position="bottom" svg:x="1.7in" svg:y="2.49in" chart:style-name="ch3" chartooo:width="5.79cm" chartooo:height="0.61cm" /><chart:plot-area table:cell-range-address="Sazonalidade.B18:Sazonalidade.B29 Sazonalidade.B17 Sazonalidade.C18:Sazonalidade.C29 Sazonalidade.C17 Sazonalidade.D18:Sazonalidade.D29 Sazonalidade.D17" svg:x="0.26cm" svg:width="13.89cm" svg:y="1.22cm" svg:height="4.9cm" chart:style-name="ch4"><chart:axis chart:name="primary-x" chart:dimension="x" chart:style-name="ch5"><chart:categories table:cell-range-address="Sazonalidade.A18:Sazonalidade.A29" chart:style-name="ch5" /></chart:axis><chart:axis chart:name="primary-y" chart:dimension="y" chart:style-name="ch6"><chart:grid chart:class="major" chart:style-name="ch7" /></chart:axis><chart:series chart:values-cell-range-address="Sazonalidade.B18:Sazonalidade.B29" chart:class="chart:line" chart:label-cell-address="Sazonalidade.B17" chart:style-name="ch8"><chart:data-point chart:style-name="ch9" chart:repeated="12" /></chart:series><chart:series chart:values-cell-range-address="Sazonalidade.C18:Sazonalidade.C29" chart:class="chart:line" chart:label-cell-address="Sazonalidade.C17" chart:style-name="ch10"><chart:data-point chart:style-name="ch11" chart:repeated="12" /></chart:series><chart:series chart:values-cell-range-address="Sazonalidade.D18:Sazonalidade.D29" chart:class="chart:line" chart:label-cell-address="Sazonalidade.D17" chart:style-name="ch12"><chart:data-point chart:style-name="ch13" chart:repeated="12" /></chart:series><chart:wall chart:style-name="ch4" /></chart:plot-area></chart:chart></office:chart></office:body></office:document-content>
</file>